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261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988in" svg:height="22.2854in" svg:x="0.6449in" svg:y="21.9453in">
            <draw:object draw:notify-on-update-of-ranges="Sheet1.H60:Sheet1.BR60 Sheet1.H61:Sheet1.BR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681in" svg:height="5.3307in" svg:x="18.6402in" svg:y="21.9268in">
            <draw:object draw:notify-on-update-of-ranges="Sheet1.G70:Sheet1.G73 Sheet1.I70:Sheet1.I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591in" svg:height="5.3315in" svg:x="18.6402in" svg:y="27.389in">
            <draw:object draw:notify-on-update-of-ranges="Sheet1.G70:Sheet1.G73 Sheet1.AB70:Sheet1.AB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697in" svg:height="5.5382in" svg:x="18.6343in" svg:y="32.8898in">
            <draw:object draw:notify-on-update-of-ranges="Sheet1.G70:Sheet1.G73 Sheet1.AL70:Sheet1.AL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2902in" svg:height="5.6598in" svg:x="18.6276in" svg:y="38.5898in">
            <draw:object draw:notify-on-update-of-ranges="Sheet1.G70:Sheet1.G73 Sheet1.AV70:Sheet1.AV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1894in" svg:height="10.7843in" svg:x="26.8012in" svg:y="21.9268in">
            <draw:object draw:notify-on-update-of-ranges="Sheet1.H67:Sheet1.AV67 Sheet1.H69:Sheet1.AV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1661in" svg:height="11.2917in" svg:x="26.8087in" svg:y="32.9394in">
            <draw:object draw:notify-on-update-of-ranges="Sheet1.H67:Sheet1.AV67 Sheet1.H74:Sheet1.AV74 Sheet1.H67:Sheet1.AV67 Sheet1.H75:Sheet1.AV75 Sheet1.H67:Sheet1.AV67 Sheet1.H76:Sheet1.AV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02" table:default-cell-style-name="ce1"/>
        <table:table-column table:style-name="co9" table:number-columns-repeated="241" table:default-cell-style-name="ce1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FEE (%/yr)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k€/month</text:p>
          </table:table-cell>
          <table:table-cell office:value-type="string" calcext:value-type="string">
            <text:p>Current (k€)</text:p>
          </table:table-cell>
          <table:table-cell office:value-type="string" calcext:value-type="string">
            <text:p>Expected return (Yearly, under the form 1+percentage/100). When available, historical data were used, except for bitcoin</text:p>
          </table:table-cell>
          <table:table-cell office:value-type="string" calcext:value-type="string">
            <text:p>Country weight in the asset(%)</text:p>
          </table:table-cell>
          <table:table-cell table:number-columns-repeated="63"/>
          <table:table-cell office:value-type="string" calcext:value-type="string">
            <text:p>Total country weight (%)</text:p>
          </table:table-cell>
          <table:table-cell table:number-columns-repeated="478"/>
        </table:table-row>
        <table:table-row table:style-name="ro1">
          <table:table-cell table:number-columns-repeated="7"/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CKS/ETF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S&amp;P500</text:p>
          </table:table-cell>
          <table:table-cell office:value-type="string" calcext:value-type="string">
            <text:p>IE00B5BMR08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512" calcext:value-type="float">
            <text:p>0.512</text:p>
          </table:table-cell>
          <table:table-cell office:value-type="float" office:value="1.221" calcext:value-type="float">
            <text:p>1.221</text:p>
          </table:table-cell>
          <table:table-cell office:value-type="float" office:value="1.09194" calcext:value-type="float">
            <text:p>1.09194</text:p>
          </table:table-cell>
          <table:table-cell office:value-type="float" office:value="96.66" calcext:value-type="float">
            <text:p>96.66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17"/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1.63" calcext:value-type="float">
            <text:p>1.63</text:p>
          </table:table-cell>
          <table:table-cell table:number-columns-repeated="18"/>
          <table:table-cell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5"/>
          <table:table-cell table:formula="of:=SUM([.H4:.BR4])" office:value-type="float" office:value="99.77" calcext:value-type="float">
            <text:p>99.77</text:p>
          </table:table-cell>
          <table:table-cell table:number-columns-repeated="6"/>
          <table:table-cell table:formula="of:=(POWER([.$G$4]-[.$C$4]/100;[.H$67])-1)/([.$G$4]-[.$C$4]/100-1)" office:value-type="float" office:value="0" calcext:value-type="float">
            <text:p>0</text:p>
          </table:table-cell>
          <table:table-cell table:formula="of:=(POWER([.$G$4]-[.$C$4]/100;[.I$67])-1)/([.$G$4]-[.$C$4]/100-1)" office:value-type="float" office:value="1" calcext:value-type="float">
            <text:p>1</text:p>
          </table:table-cell>
          <table:table-cell table:formula="of:=(POWER([.$G$4]-[.$C$4]/100;[.J$67])-1)/([.$G$4]-[.$C$4]/100-1)" office:value-type="float" office:value="2.09124" calcext:value-type="float">
            <text:p>2.09124</text:p>
          </table:table-cell>
          <table:table-cell table:formula="of:=(POWER([.$G$4]-[.$C$4]/100;[.K$67])-1)/([.$G$4]-[.$C$4]/100-1)" office:value-type="float" office:value="3.2820447376" calcext:value-type="float">
            <text:p>3.2820447376</text:p>
          </table:table-cell>
          <table:table-cell table:formula="of:=(POWER([.$G$4]-[.$C$4]/100;[.L$67])-1)/([.$G$4]-[.$C$4]/100-1)" office:value-type="float" office:value="4.58149849945862" calcext:value-type="float">
            <text:p>4.58149849945862</text:p>
          </table:table-cell>
          <table:table-cell table:formula="of:=(POWER([.$G$4]-[.$C$4]/100;[.M$67])-1)/([.$G$4]-[.$C$4]/100-1)" office:value-type="float" office:value="5.99951442254923" calcext:value-type="float">
            <text:p>5.99951442254923</text:p>
          </table:table-cell>
          <table:table-cell table:formula="of:=(POWER([.$G$4]-[.$C$4]/100;[.N$67])-1)/([.$G$4]-[.$C$4]/100-1)" office:value-type="float" office:value="7.54691011846262" calcext:value-type="float">
            <text:p>7.54691011846262</text:p>
          </table:table-cell>
          <table:table-cell table:formula="of:=(POWER([.$G$4]-[.$C$4]/100;[.O$67])-1)/([.$G$4]-[.$C$4]/100-1)" office:value-type="float" office:value="9.23549019767115" calcext:value-type="float">
            <text:p>9.23549019767115</text:p>
          </table:table-cell>
          <table:table-cell table:formula="of:=(POWER([.$G$4]-[.$C$4]/100;[.P$67])-1)/([.$G$4]-[.$C$4]/100-1)" office:value-type="float" office:value="11.0781363233067" calcext:value-type="float">
            <text:p>11.0781363233067</text:p>
          </table:table-cell>
          <table:table-cell table:formula="of:=(POWER([.$G$4]-[.$C$4]/100;[.Q$67])-1)/([.$G$4]-[.$C$4]/100-1)" office:value-type="float" office:value="13.0889054814452" calcext:value-type="float">
            <text:p>13.0889054814452</text:p>
          </table:table-cell>
          <table:table-cell table:formula="of:=(POWER([.$G$4]-[.$C$4]/100;[.R$67])-1)/([.$G$4]-[.$C$4]/100-1)" office:value-type="float" office:value="15.2831372175722" calcext:value-type="float">
            <text:p>15.2831372175722</text:p>
          </table:table-cell>
          <table:table-cell table:formula="of:=(POWER([.$G$4]-[.$C$4]/100;[.S$67])-1)/([.$G$4]-[.$C$4]/100-1)" office:value-type="float" office:value="17.6775706573035" calcext:value-type="float">
            <text:p>17.6775706573035</text:p>
          </table:table-cell>
          <table:table-cell table:formula="of:=(POWER([.$G$4]-[.$C$4]/100;[.T$67])-1)/([.$G$4]-[.$C$4]/100-1)" office:value-type="float" office:value="20.2904722040759" calcext:value-type="float">
            <text:p>20.2904722040759</text:p>
          </table:table-cell>
          <table:table-cell table:formula="of:=(POWER([.$G$4]-[.$C$4]/100;[.U$67])-1)/([.$G$4]-[.$C$4]/100-1)" office:value-type="float" office:value="23.1417748879758" calcext:value-type="float">
            <text:p>23.1417748879758</text:p>
          </table:table-cell>
          <table:table-cell table:formula="of:=(POWER([.$G$4]-[.$C$4]/100;[.V$67])-1)/([.$G$4]-[.$C$4]/100-1)" office:value-type="float" office:value="26.2532304287547" calcext:value-type="float">
            <text:p>26.2532304287547</text:p>
          </table:table-cell>
          <table:table-cell table:formula="of:=(POWER([.$G$4]-[.$C$4]/100;[.W$67])-1)/([.$G$4]-[.$C$4]/100-1)" office:value-type="float" office:value="29.6485751730743" calcext:value-type="float">
            <text:p>29.6485751730743</text:p>
          </table:table-cell>
          <table:table-cell table:formula="of:=(POWER([.$G$4]-[.$C$4]/100;[.X$67])-1)/([.$G$4]-[.$C$4]/100-1)" office:value-type="float" office:value="33.3537111718655" calcext:value-type="float">
            <text:p>33.3537111718655</text:p>
          </table:table-cell>
          <table:table-cell table:formula="of:=(POWER([.$G$4]-[.$C$4]/100;[.Y$67])-1)/([.$G$4]-[.$C$4]/100-1)" office:value-type="float" office:value="37.3969037791866" calcext:value-type="float">
            <text:p>37.3969037791866</text:p>
          </table:table-cell>
          <table:table-cell table:formula="of:=(POWER([.$G$4]-[.$C$4]/100;[.Z$67])-1)/([.$G$4]-[.$C$4]/100-1)" office:value-type="float" office:value="41.8089972799995" calcext:value-type="float">
            <text:p>41.8089972799995</text:p>
          </table:table-cell>
          <table:table-cell table:formula="of:=(POWER([.$G$4]-[.$C$4]/100;[.AA$67])-1)/([.$G$4]-[.$C$4]/100-1)" office:value-type="float" office:value="46.6236501918267" calcext:value-type="float">
            <text:p>46.6236501918267</text:p>
          </table:table-cell>
          <table:table-cell table:formula="of:=(POWER([.$G$4]-[.$C$4]/100;[.AB$67])-1)/([.$G$4]-[.$C$4]/100-1)" office:value-type="float" office:value="51.877592035329" calcext:value-type="float">
            <text:p>51.877592035329</text:p>
          </table:table-cell>
          <table:table-cell table:formula="of:=(POWER([.$G$4]-[.$C$4]/100;[.AC$67])-1)/([.$G$4]-[.$C$4]/100-1)" office:value-type="float" office:value="57.6109035326324" calcext:value-type="float">
            <text:p>57.6109035326324</text:p>
          </table:table-cell>
          <table:table-cell table:formula="of:=(POWER([.$G$4]-[.$C$4]/100;[.AD$67])-1)/([.$G$4]-[.$C$4]/100-1)" office:value-type="float" office:value="63.8673223709498" calcext:value-type="float">
            <text:p>63.8673223709498</text:p>
          </table:table-cell>
          <table:table-cell table:formula="of:=(POWER([.$G$4]-[.$C$4]/100;[.AE$67])-1)/([.$G$4]-[.$C$4]/100-1)" office:value-type="float" office:value="70.6945768640752" calcext:value-type="float">
            <text:p>70.6945768640752</text:p>
          </table:table-cell>
          <table:table-cell table:formula="of:=(POWER([.$G$4]-[.$C$4]/100;[.AF$67])-1)/([.$G$4]-[.$C$4]/100-1)" office:value-type="float" office:value="78.1447500571534" calcext:value-type="float">
            <text:p>78.1447500571534</text:p>
          </table:table-cell>
          <table:table-cell table:formula="of:=(POWER([.$G$4]-[.$C$4]/100;[.AG$67])-1)/([.$G$4]-[.$C$4]/100-1)" office:value-type="float" office:value="86.2746770523681" calcext:value-type="float">
            <text:p>86.2746770523681</text:p>
          </table:table-cell>
          <table:table-cell table:formula="of:=(POWER([.$G$4]-[.$C$4]/100;[.AH$67])-1)/([.$G$4]-[.$C$4]/100-1)" office:value-type="float" office:value="95.1463785866262" calcext:value-type="float">
            <text:p>95.1463785866262</text:p>
          </table:table-cell>
          <table:table-cell table:formula="of:=(POWER([.$G$4]-[.$C$4]/100;[.AI$67])-1)/([.$G$4]-[.$C$4]/100-1)" office:value-type="float" office:value="104.82753416887" calcext:value-type="float">
            <text:p>104.82753416887</text:p>
          </table:table-cell>
          <table:table-cell table:formula="of:=(POWER([.$G$4]-[.$C$4]/100;[.AJ$67])-1)/([.$G$4]-[.$C$4]/100-1)" office:value-type="float" office:value="115.391998386438" calcext:value-type="float">
            <text:p>115.391998386438</text:p>
          </table:table-cell>
          <table:table-cell table:formula="of:=(POWER([.$G$4]-[.$C$4]/100;[.AK$67])-1)/([.$G$4]-[.$C$4]/100-1)" office:value-type="float" office:value="126.920364319216" calcext:value-type="float">
            <text:p>126.920364319216</text:p>
          </table:table-cell>
          <table:table-cell table:formula="of:=(POWER([.$G$4]-[.$C$4]/100;[.AL$67])-1)/([.$G$4]-[.$C$4]/100-1)" office:value-type="float" office:value="139.500578359701" calcext:value-type="float">
            <text:p>139.500578359701</text:p>
          </table:table-cell>
          <table:table-cell table:formula="of:=(POWER([.$G$4]-[.$C$4]/100;[.AM$67])-1)/([.$G$4]-[.$C$4]/100-1)" office:value-type="float" office:value="153.228611129241" calcext:value-type="float">
            <text:p>153.228611129241</text:p>
          </table:table-cell>
          <table:table-cell table:formula="of:=(POWER([.$G$4]-[.$C$4]/100;[.AN$67])-1)/([.$G$4]-[.$C$4]/100-1)" office:value-type="float" office:value="168.209189608673" calcext:value-type="float">
            <text:p>168.209189608673</text:p>
          </table:table-cell>
          <table:table-cell table:formula="of:=(POWER([.$G$4]-[.$C$4]/100;[.AO$67])-1)/([.$G$4]-[.$C$4]/100-1)" office:value-type="float" office:value="184.556596068568" calcext:value-type="float">
            <text:p>184.556596068568</text:p>
          </table:table-cell>
          <table:table-cell table:formula="of:=(POWER([.$G$4]-[.$C$4]/100;[.AP$67])-1)/([.$G$4]-[.$C$4]/100-1)" office:value-type="float" office:value="202.395539893864" calcext:value-type="float">
            <text:p>202.395539893864</text:p>
          </table:table-cell>
          <table:table-cell table:formula="of:=(POWER([.$G$4]-[.$C$4]/100;[.AQ$67])-1)/([.$G$4]-[.$C$4]/100-1)" office:value-type="float" office:value="221.86210895378" calcext:value-type="float">
            <text:p>221.86210895378</text:p>
          </table:table-cell>
          <table:table-cell table:formula="of:=(POWER([.$G$4]-[.$C$4]/100;[.AR$67])-1)/([.$G$4]-[.$C$4]/100-1)" office:value-type="float" office:value="243.104807774723" calcext:value-type="float">
            <text:p>243.104807774723</text:p>
          </table:table-cell>
          <table:table-cell table:formula="of:=(POWER([.$G$4]-[.$C$4]/100;[.AS$67])-1)/([.$G$4]-[.$C$4]/100-1)" office:value-type="float" office:value="266.285690436089" calcext:value-type="float">
            <text:p>266.285690436089</text:p>
          </table:table-cell>
          <table:table-cell table:formula="of:=(POWER([.$G$4]-[.$C$4]/100;[.AT$67])-1)/([.$G$4]-[.$C$4]/100-1)" office:value-type="float" office:value="291.581596831478" calcext:value-type="float">
            <text:p>291.581596831478</text:p>
          </table:table-cell>
          <table:table-cell table:formula="of:=(POWER([.$G$4]-[.$C$4]/100;[.AU$67])-1)/([.$G$4]-[.$C$4]/100-1)" office:value-type="float" office:value="319.185501726381" calcext:value-type="float">
            <text:p>319.185501726381</text:p>
          </table:table-cell>
          <table:table-cell table:formula="of:=(POWER([.$G$4]-[.$C$4]/100;[.AV$67])-1)/([.$G$4]-[.$C$4]/100-1)" office:value-type="float" office:value="349.307986903897" calcext:value-type="float">
            <text:p>349.307986903897</text:p>
          </table:table-cell>
          <table:table-cell table:number-columns-repeated="2"/>
          <table:table-cell table:formula="of:=[.$F4]*POWER([.$G4]-[.$C4]/100;[.$H$67])" office:value-type="float" office:value="1.221" calcext:value-type="float">
            <text:p>1.221</text:p>
          </table:table-cell>
          <table:table-cell table:formula="of:=[.$F4]*POWER([.$G4]-[.$C4]/100;[.$I$67])" office:value-type="float" office:value="1.33240404" calcext:value-type="float">
            <text:p>1.33240404</text:p>
          </table:table-cell>
          <table:table-cell table:formula="of:=[.$F4]*POWER([.$G4]-[.$C4]/100;[.$J$67])" office:value-type="float" office:value="1.4539725846096" calcext:value-type="float">
            <text:p>1.4539725846096</text:p>
          </table:table-cell>
          <table:table-cell table:formula="of:=[.$F4]*POWER([.$G4]-[.$C4]/100;[.$K$67])" office:value-type="float" office:value="1.58663304322938" calcext:value-type="float">
            <text:p>1.58663304322938</text:p>
          </table:table-cell>
          <table:table-cell table:formula="of:=[.$F4]*POWER([.$G4]-[.$C4]/100;[.$L$67])" office:value-type="float" office:value="1.73139744209363" calcext:value-type="float">
            <text:p>1.73139744209363</text:p>
          </table:table-cell>
          <table:table-cell table:formula="of:=[.$F4]*POWER([.$G4]-[.$C4]/100;[.$M$67])" office:value-type="float" office:value="1.88937014471025" calcext:value-type="float">
            <text:p>1.88937014471025</text:p>
          </table:table-cell>
          <table:table-cell table:formula="of:=[.$F4]*POWER([.$G4]-[.$C4]/100;[.$N$67])" office:value-type="float" office:value="2.06175627671361" calcext:value-type="float">
            <text:p>2.06175627671361</text:p>
          </table:table-cell>
          <table:table-cell table:formula="of:=[.$F4]*POWER([.$G4]-[.$C4]/100;[.$O$67])" office:value-type="float" office:value="2.24987091940096" calcext:value-type="float">
            <text:p>2.24987091940096</text:p>
          </table:table-cell>
          <table:table-cell table:formula="of:=[.$F4]*POWER([.$G4]-[.$C4]/100;[.$P$67])" office:value-type="float" office:value="2.45514914208711" calcext:value-type="float">
            <text:p>2.45514914208711</text:p>
          </table:table-cell>
          <table:table-cell table:formula="of:=[.$F4]*POWER([.$G4]-[.$C4]/100;[.$Q$67])" office:value-type="float" office:value="2.67915694981114" calcext:value-type="float">
            <text:p>2.67915694981114</text:p>
          </table:table-cell>
          <table:table-cell table:formula="of:=[.$F4]*POWER([.$G4]-[.$C4]/100;[.$R$67])" office:value-type="float" office:value="2.9236032299119" calcext:value-type="float">
            <text:p>2.9236032299119</text:p>
          </table:table-cell>
          <table:table-cell table:formula="of:=[.$F4]*POWER([.$G4]-[.$C4]/100;[.$S$67])" office:value-type="float" office:value="3.19035278860907" calcext:value-type="float">
            <text:p>3.19035278860907</text:p>
          </table:table-cell>
          <table:table-cell table:formula="of:=[.$F4]*POWER([.$G4]-[.$C4]/100;[.$T$67])" office:value-type="float" office:value="3.48144057704176" calcext:value-type="float">
            <text:p>3.48144057704176</text:p>
          </table:table-cell>
          <table:table-cell table:formula="of:=[.$F4]*POWER([.$G4]-[.$C4]/100;[.$U$67])" office:value-type="float" office:value="3.79908721529105" calcext:value-type="float">
            <text:p>3.79908721529105</text:p>
          </table:table-cell>
          <table:table-cell table:formula="of:=[.$F4]*POWER([.$G4]-[.$C4]/100;[.$V$67])" office:value-type="float" office:value="4.1457159328142" calcext:value-type="float">
            <text:p>4.1457159328142</text:p>
          </table:table-cell>
          <table:table-cell table:formula="of:=[.$F4]*POWER([.$G4]-[.$C4]/100;[.$W$67])" office:value-type="float" office:value="4.52397105452417" calcext:value-type="float">
            <text:p>4.52397105452417</text:p>
          </table:table-cell>
          <table:table-cell table:formula="of:=[.$F4]*POWER([.$G4]-[.$C4]/100;[.$X$67])" office:value-type="float" office:value="4.93673817353896" calcext:value-type="float">
            <text:p>4.93673817353896</text:p>
          </table:table-cell>
          <table:table-cell table:formula="of:=[.$F4]*POWER([.$G4]-[.$C4]/100;[.$Y$67])" office:value-type="float" office:value="5.38716616449265" calcext:value-type="float">
            <text:p>5.38716616449265</text:p>
          </table:table-cell>
          <table:table-cell table:formula="of:=[.$F4]*POWER([.$G4]-[.$C4]/100;[.$Z$67])" office:value-type="float" office:value="5.87869120534096" calcext:value-type="float">
            <text:p>5.87869120534096</text:p>
          </table:table-cell>
          <table:table-cell table:formula="of:=[.$F4]*POWER([.$G4]-[.$C4]/100;[.$AA$67])" office:value-type="float" office:value="6.41506299091627" calcext:value-type="float">
            <text:p>6.41506299091627</text:p>
          </table:table-cell>
          <table:table-cell table:formula="of:=[.$F4]*POWER([.$G4]-[.$C4]/100;[.$AB$67])" office:value-type="float" office:value="7.00037333820747" calcext:value-type="float">
            <text:p>7.00037333820747</text:p>
          </table:table-cell>
          <table:table-cell table:formula="of:=[.$F4]*POWER([.$G4]-[.$C4]/100;[.$AC$67])" office:value-type="float" office:value="7.63908740158552" calcext:value-type="float">
            <text:p>7.63908740158552</text:p>
          </table:table-cell>
          <table:table-cell table:formula="of:=[.$F4]*POWER([.$G4]-[.$C4]/100;[.$AD$67])" office:value-type="float" office:value="8.33607773610618" calcext:value-type="float">
            <text:p>8.33607773610618</text:p>
          </table:table-cell>
          <table:table-cell table:formula="of:=[.$F4]*POWER([.$G4]-[.$C4]/100;[.$AE$67])" office:value-type="float" office:value="9.09666146874851" calcext:value-type="float">
            <text:p>9.09666146874851</text:p>
          </table:table-cell>
          <table:table-cell table:formula="of:=[.$F4]*POWER([.$G4]-[.$C4]/100;[.$AF$67])" office:value-type="float" office:value="9.92664086115712" calcext:value-type="float">
            <text:p>9.92664086115712</text:p>
          </table:table-cell>
          <table:table-cell table:formula="of:=[.$F4]*POWER([.$G4]-[.$C4]/100;[.$AG$67])" office:value-type="float" office:value="10.8323475733291" calcext:value-type="float">
            <text:p>10.8323475733291</text:p>
          </table:table-cell>
          <table:table-cell table:formula="of:=[.$F4]*POWER([.$G4]-[.$C4]/100;[.$AH$67])" office:value-type="float" office:value="11.8206909659196" calcext:value-type="float">
            <text:p>11.8206909659196</text:p>
          </table:table-cell>
          <table:table-cell table:formula="of:=[.$F4]*POWER([.$G4]-[.$C4]/100;[.$AI$67])" office:value-type="float" office:value="12.8992108096502" calcext:value-type="float">
            <text:p>12.8992108096502</text:p>
          </table:table-cell>
          <table:table-cell table:formula="of:=[.$F4]*POWER([.$G4]-[.$C4]/100;[.$AJ$67])" office:value-type="float" office:value="14.0761348039226" calcext:value-type="float">
            <text:p>14.0761348039226</text:p>
          </table:table-cell>
          <table:table-cell table:formula="of:=[.$F4]*POWER([.$G4]-[.$C4]/100;[.$AK$67])" office:value-type="float" office:value="15.3604413434325" calcext:value-type="float">
            <text:p>15.3604413434325</text:p>
          </table:table-cell>
          <table:table-cell table:formula="of:=[.$F4]*POWER([.$G4]-[.$C4]/100;[.$AL$67])" office:value-type="float" office:value="16.7619280116073" calcext:value-type="float">
            <text:p>16.7619280116073</text:p>
          </table:table-cell>
          <table:table-cell table:formula="of:=[.$F4]*POWER([.$G4]-[.$C4]/100;[.$AM$67])" office:value-type="float" office:value="18.2912863233864" calcext:value-type="float">
            <text:p>18.2912863233864</text:p>
          </table:table-cell>
          <table:table-cell table:formula="of:=[.$F4]*POWER([.$G4]-[.$C4]/100;[.$AN$67])" office:value-type="float" office:value="19.9601832875321" calcext:value-type="float">
            <text:p>19.9601832875321</text:p>
          </table:table-cell>
          <table:table-cell table:formula="of:=[.$F4]*POWER([.$G4]-[.$C4]/100;[.$AO$67])" office:value-type="float" office:value="21.7813504106866" calcext:value-type="float">
            <text:p>21.7813504106866</text:p>
          </table:table-cell>
          <table:table-cell table:formula="of:=[.$F4]*POWER([.$G4]-[.$C4]/100;[.$AP$67])" office:value-type="float" office:value="23.7686808221576" calcext:value-type="float">
            <text:p>23.7686808221576</text:p>
          </table:table-cell>
          <table:table-cell table:formula="of:=[.$F4]*POWER([.$G4]-[.$C4]/100;[.$AQ$67])" office:value-type="float" office:value="25.9373352603713" calcext:value-type="float">
            <text:p>25.9373352603713</text:p>
          </table:table-cell>
          <table:table-cell table:formula="of:=[.$F4]*POWER([.$G4]-[.$C4]/100;[.$AR$67])" office:value-type="float" office:value="28.3038577295276" calcext:value-type="float">
            <text:p>28.3038577295276</text:p>
          </table:table-cell>
          <table:table-cell table:formula="of:=[.$F4]*POWER([.$G4]-[.$C4]/100;[.$AS$67])" office:value-type="float" office:value="30.8863017087696" calcext:value-type="float">
            <text:p>30.8863017087696</text:p>
          </table:table-cell>
          <table:table-cell table:formula="of:=[.$F4]*POWER([.$G4]-[.$C4]/100;[.$AT$67])" office:value-type="float" office:value="33.7043678766778" calcext:value-type="float">
            <text:p>33.7043678766778</text:p>
          </table:table-cell>
          <table:table-cell table:formula="of:=[.$F4]*POWER([.$G4]-[.$C4]/100;[.$AU$67])" office:value-type="float" office:value="36.7795544017459" calcext:value-type="float">
            <text:p>36.7795544017459</text:p>
          </table:table-cell>
          <table:table-cell table:formula="of:=[.$F4]*POWER([.$G4]-[.$C4]/100;[.$AV$67])" office:value-type="float" office:value="40.1353209453612" calcext:value-type="float">
            <text:p>40.1353209453612</text:p>
          </table:table-cell>
          <table:table-cell table:style-name="Default" table:number-columns-repeated="2"/>
          <table:table-cell table:number-columns-repeated="386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J0KDQ9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Xtrackers</text:p>
          </table:table-cell>
          <table:table-cell office:value-type="float" office:value="0" calcext:value-type="float">
            <text:p>0</text:p>
          </table:table-cell>
          <table:table-cell office:value-type="float" office:value="0.188" calcext:value-type="float">
            <text:p>0.188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03" calcext:value-type="float">
            <text:p>67.03</text:p>
          </table:table-cell>
          <table:table-cell office:value-type="float" office:value="4.27" calcext:value-type="float">
            <text:p>4.27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2.27" calcext:value-type="float">
            <text:p>2.27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24" calcext:value-type="float">
            <text:p>3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SUM([.H5:.BR5])" office:value-type="float" office:value="98.71" calcext:value-type="float">
            <text:p>98.71</text:p>
          </table:table-cell>
          <table:table-cell table:number-columns-repeated="6"/>
          <table:table-cell table:formula="of:=(POWER([.$G$5]-[.$C$5]/100;[.H$67])-1)/([.$G$5]-[.$C$5]/100-1)" office:value-type="float" office:value="0" calcext:value-type="float">
            <text:p>0</text:p>
          </table:table-cell>
          <table:table-cell table:formula="of:=(POWER([.$G$5]-[.$C$5]/100;[.I$67])-1)/([.$G$5]-[.$C$5]/100-1)" office:value-type="float" office:value="1" calcext:value-type="float">
            <text:p>1</text:p>
          </table:table-cell>
          <table:table-cell table:formula="of:=(POWER([.$G$5]-[.$C$5]/100;[.J$67])-1)/([.$G$5]-[.$C$5]/100-1)" office:value-type="float" office:value="2.0994" calcext:value-type="float">
            <text:p>2.0994</text:p>
          </table:table-cell>
          <table:table-cell table:formula="of:=(POWER([.$G$5]-[.$C$5]/100;[.K$67])-1)/([.$G$5]-[.$C$5]/100-1)" office:value-type="float" office:value="3.30808036" calcext:value-type="float">
            <text:p>3.30808036</text:p>
          </table:table-cell>
          <table:table-cell table:formula="of:=(POWER([.$G$5]-[.$C$5]/100;[.L$67])-1)/([.$G$5]-[.$C$5]/100-1)" office:value-type="float" office:value="4.636903547784" calcext:value-type="float">
            <text:p>4.636903547784</text:p>
          </table:table-cell>
          <table:table-cell table:formula="of:=(POWER([.$G$5]-[.$C$5]/100;[.M$67])-1)/([.$G$5]-[.$C$5]/100-1)" office:value-type="float" office:value="6.09781176043373" calcext:value-type="float">
            <text:p>6.09781176043373</text:p>
          </table:table-cell>
          <table:table-cell table:formula="of:=(POWER([.$G$5]-[.$C$5]/100;[.N$67])-1)/([.$G$5]-[.$C$5]/100-1)" office:value-type="float" office:value="7.70393424942084" calcext:value-type="float">
            <text:p>7.70393424942084</text:p>
          </table:table-cell>
          <table:table-cell table:formula="of:=(POWER([.$G$5]-[.$C$5]/100;[.O$67])-1)/([.$G$5]-[.$C$5]/100-1)" office:value-type="float" office:value="9.46970531381327" calcext:value-type="float">
            <text:p>9.46970531381327</text:p>
          </table:table-cell>
          <table:table-cell table:formula="of:=(POWER([.$G$5]-[.$C$5]/100;[.P$67])-1)/([.$G$5]-[.$C$5]/100-1)" office:value-type="float" office:value="11.4109940220063" calcext:value-type="float">
            <text:p>11.4109940220063</text:p>
          </table:table-cell>
          <table:table-cell table:formula="of:=(POWER([.$G$5]-[.$C$5]/100;[.Q$67])-1)/([.$G$5]-[.$C$5]/100-1)" office:value-type="float" office:value="13.5452468277937" calcext:value-type="float">
            <text:p>13.5452468277937</text:p>
          </table:table-cell>
          <table:table-cell table:formula="of:=(POWER([.$G$5]-[.$C$5]/100;[.R$67])-1)/([.$G$5]-[.$C$5]/100-1)" office:value-type="float" office:value="15.8916443624764" calcext:value-type="float">
            <text:p>15.8916443624764</text:p>
          </table:table-cell>
          <table:table-cell table:formula="of:=(POWER([.$G$5]-[.$C$5]/100;[.S$67])-1)/([.$G$5]-[.$C$5]/100-1)" office:value-type="float" office:value="18.4712738121066" calcext:value-type="float">
            <text:p>18.4712738121066</text:p>
          </table:table-cell>
          <table:table-cell table:formula="of:=(POWER([.$G$5]-[.$C$5]/100;[.T$67])-1)/([.$G$5]-[.$C$5]/100-1)" office:value-type="float" office:value="21.30731842903" calcext:value-type="float">
            <text:p>21.30731842903</text:p>
          </table:table-cell>
          <table:table-cell table:formula="of:=(POWER([.$G$5]-[.$C$5]/100;[.U$67])-1)/([.$G$5]-[.$C$5]/100-1)" office:value-type="float" office:value="24.4252658808756" calcext:value-type="float">
            <text:p>24.4252658808756</text:p>
          </table:table-cell>
          <table:table-cell table:formula="of:=(POWER([.$G$5]-[.$C$5]/100;[.V$67])-1)/([.$G$5]-[.$C$5]/100-1)" office:value-type="float" office:value="27.8531373094346" calcext:value-type="float">
            <text:p>27.8531373094346</text:p>
          </table:table-cell>
          <table:table-cell table:formula="of:=(POWER([.$G$5]-[.$C$5]/100;[.W$67])-1)/([.$G$5]-[.$C$5]/100-1)" office:value-type="float" office:value="31.6217391579924" calcext:value-type="float">
            <text:p>31.6217391579924</text:p>
          </table:table-cell>
          <table:table-cell table:formula="of:=(POWER([.$G$5]-[.$C$5]/100;[.X$67])-1)/([.$G$5]-[.$C$5]/100-1)" office:value-type="float" office:value="35.7649400302968" calcext:value-type="float">
            <text:p>35.7649400302968</text:p>
          </table:table-cell>
          <table:table-cell table:formula="of:=(POWER([.$G$5]-[.$C$5]/100;[.Y$67])-1)/([.$G$5]-[.$C$5]/100-1)" office:value-type="float" office:value="40.3199750693083" calcext:value-type="float">
            <text:p>40.3199750693083</text:p>
          </table:table-cell>
          <table:table-cell table:formula="of:=(POWER([.$G$5]-[.$C$5]/100;[.Z$67])-1)/([.$G$5]-[.$C$5]/100-1)" office:value-type="float" office:value="45.3277805911976" calcext:value-type="float">
            <text:p>45.3277805911976</text:p>
          </table:table-cell>
          <table:table-cell table:formula="of:=(POWER([.$G$5]-[.$C$5]/100;[.AA$67])-1)/([.$G$5]-[.$C$5]/100-1)" office:value-type="float" office:value="50.8333619819626" calcext:value-type="float">
            <text:p>50.8333619819626</text:p>
          </table:table-cell>
          <table:table-cell table:formula="of:=(POWER([.$G$5]-[.$C$5]/100;[.AB$67])-1)/([.$G$5]-[.$C$5]/100-1)" office:value-type="float" office:value="56.8861981629697" calcext:value-type="float">
            <text:p>56.8861981629697</text:p>
          </table:table-cell>
          <table:table-cell table:formula="of:=(POWER([.$G$5]-[.$C$5]/100;[.AC$67])-1)/([.$G$5]-[.$C$5]/100-1)" office:value-type="float" office:value="63.5406862603689" calcext:value-type="float">
            <text:p>63.5406862603689</text:p>
          </table:table-cell>
          <table:table-cell table:formula="of:=(POWER([.$G$5]-[.$C$5]/100;[.AD$67])-1)/([.$G$5]-[.$C$5]/100-1)" office:value-type="float" office:value="70.8566304746496" calcext:value-type="float">
            <text:p>70.8566304746496</text:p>
          </table:table-cell>
          <table:table-cell table:formula="of:=(POWER([.$G$5]-[.$C$5]/100;[.AE$67])-1)/([.$G$5]-[.$C$5]/100-1)" office:value-type="float" office:value="78.8997795438297" calcext:value-type="float">
            <text:p>78.8997795438297</text:p>
          </table:table-cell>
          <table:table-cell table:formula="of:=(POWER([.$G$5]-[.$C$5]/100;[.AF$67])-1)/([.$G$5]-[.$C$5]/100-1)" office:value-type="float" office:value="87.7424176304864" calcext:value-type="float">
            <text:p>87.7424176304864</text:p>
          </table:table-cell>
          <table:table-cell table:formula="of:=(POWER([.$G$5]-[.$C$5]/100;[.AG$67])-1)/([.$G$5]-[.$C$5]/100-1)" office:value-type="float" office:value="97.4640139429567" calcext:value-type="float">
            <text:p>97.4640139429567</text:p>
          </table:table-cell>
          <table:table-cell table:formula="of:=(POWER([.$G$5]-[.$C$5]/100;[.AH$67])-1)/([.$G$5]-[.$C$5]/100-1)" office:value-type="float" office:value="108.151936928887" calcext:value-type="float">
            <text:p>108.151936928887</text:p>
          </table:table-cell>
          <table:table-cell table:formula="of:=(POWER([.$G$5]-[.$C$5]/100;[.AI$67])-1)/([.$G$5]-[.$C$5]/100-1)" office:value-type="float" office:value="119.902239459618" calcext:value-type="float">
            <text:p>119.902239459618</text:p>
          </table:table-cell>
          <table:table-cell table:formula="of:=(POWER([.$G$5]-[.$C$5]/100;[.AJ$67])-1)/([.$G$5]-[.$C$5]/100-1)" office:value-type="float" office:value="132.820522061904" calcext:value-type="float">
            <text:p>132.820522061904</text:p>
          </table:table-cell>
          <table:table-cell table:formula="of:=(POWER([.$G$5]-[.$C$5]/100;[.AK$67])-1)/([.$G$5]-[.$C$5]/100-1)" office:value-type="float" office:value="147.022881954857" calcext:value-type="float">
            <text:p>147.022881954857</text:p>
          </table:table-cell>
          <table:table-cell table:formula="of:=(POWER([.$G$5]-[.$C$5]/100;[.AL$67])-1)/([.$G$5]-[.$C$5]/100-1)" office:value-type="float" office:value="162.63695642117" calcext:value-type="float">
            <text:p>162.63695642117</text:p>
          </table:table-cell>
          <table:table-cell table:formula="of:=(POWER([.$G$5]-[.$C$5]/100;[.AM$67])-1)/([.$G$5]-[.$C$5]/100-1)" office:value-type="float" office:value="179.803069889434" calcext:value-type="float">
            <text:p>179.803069889434</text:p>
          </table:table-cell>
          <table:table-cell table:formula="of:=(POWER([.$G$5]-[.$C$5]/100;[.AN$67])-1)/([.$G$5]-[.$C$5]/100-1)" office:value-type="float" office:value="198.675495036444" calcext:value-type="float">
            <text:p>198.675495036444</text:p>
          </table:table-cell>
          <table:table-cell table:formula="of:=(POWER([.$G$5]-[.$C$5]/100;[.AO$67])-1)/([.$G$5]-[.$C$5]/100-1)" office:value-type="float" office:value="219.423839243067" calcext:value-type="float">
            <text:p>219.423839243067</text:p>
          </table:table-cell>
          <table:table-cell table:formula="of:=(POWER([.$G$5]-[.$C$5]/100;[.AP$67])-1)/([.$G$5]-[.$C$5]/100-1)" office:value-type="float" office:value="242.234568863827" calcext:value-type="float">
            <text:p>242.234568863827</text:p>
          </table:table-cell>
          <table:table-cell table:formula="of:=(POWER([.$G$5]-[.$C$5]/100;[.AQ$67])-1)/([.$G$5]-[.$C$5]/100-1)" office:value-type="float" office:value="267.312685008892" calcext:value-type="float">
            <text:p>267.312685008892</text:p>
          </table:table-cell>
          <table:table-cell table:formula="of:=(POWER([.$G$5]-[.$C$5]/100;[.AR$67])-1)/([.$G$5]-[.$C$5]/100-1)" office:value-type="float" office:value="294.883565898776" calcext:value-type="float">
            <text:p>294.883565898776</text:p>
          </table:table-cell>
          <table:table-cell table:formula="of:=(POWER([.$G$5]-[.$C$5]/100;[.AS$67])-1)/([.$G$5]-[.$C$5]/100-1)" office:value-type="float" office:value="325.194992349114" calcext:value-type="float">
            <text:p>325.194992349114</text:p>
          </table:table-cell>
          <table:table-cell table:formula="of:=(POWER([.$G$5]-[.$C$5]/100;[.AT$67])-1)/([.$G$5]-[.$C$5]/100-1)" office:value-type="float" office:value="358.519374588616" calcext:value-type="float">
            <text:p>358.519374588616</text:p>
          </table:table-cell>
          <table:table-cell table:formula="of:=(POWER([.$G$5]-[.$C$5]/100;[.AU$67])-1)/([.$G$5]-[.$C$5]/100-1)" office:value-type="float" office:value="395.156200422724" calcext:value-type="float">
            <text:p>395.156200422724</text:p>
          </table:table-cell>
          <table:table-cell table:formula="of:=(POWER([.$G$5]-[.$C$5]/100;[.AV$67])-1)/([.$G$5]-[.$C$5]/100-1)" office:value-type="float" office:value="435.434726744743" calcext:value-type="float">
            <text:p>435.434726744743</text:p>
          </table:table-cell>
          <table:table-cell table:number-columns-repeated="2"/>
          <table:table-cell table:formula="of:=[.$F5]*POWER([.$G5]-[.$C5]/100;[.$H$67])" office:value-type="float" office:value="0.188" calcext:value-type="float">
            <text:p>0.188</text:p>
          </table:table-cell>
          <table:table-cell table:formula="of:=[.$F5]*POWER([.$G5]-[.$C5]/100;[.$I$67])" office:value-type="float" office:value="0.2066872" calcext:value-type="float">
            <text:p>0.2066872</text:p>
          </table:table-cell>
          <table:table-cell table:formula="of:=[.$F5]*POWER([.$G5]-[.$C5]/100;[.$J$67])" office:value-type="float" office:value="0.22723190768" calcext:value-type="float">
            <text:p>0.22723190768</text:p>
          </table:table-cell>
          <table:table-cell table:formula="of:=[.$F5]*POWER([.$G5]-[.$C5]/100;[.$K$67])" office:value-type="float" office:value="0.249818759303392" calcext:value-type="float">
            <text:p>0.249818759303392</text:p>
          </table:table-cell>
          <table:table-cell table:formula="of:=[.$F5]*POWER([.$G5]-[.$C5]/100;[.$L$67])" office:value-type="float" office:value="0.274650743978149" calcext:value-type="float">
            <text:p>0.274650743978149</text:p>
          </table:table-cell>
          <table:table-cell table:formula="of:=[.$F5]*POWER([.$G5]-[.$C5]/100;[.$M$67])" office:value-type="float" office:value="0.301951027929577" calcext:value-type="float">
            <text:p>0.301951027929577</text:p>
          </table:table-cell>
          <table:table-cell table:formula="of:=[.$F5]*POWER([.$G5]-[.$C5]/100;[.$N$67])" office:value-type="float" office:value="0.331964960105777" calcext:value-type="float">
            <text:p>0.331964960105777</text:p>
          </table:table-cell>
          <table:table-cell table:formula="of:=[.$F5]*POWER([.$G5]-[.$C5]/100;[.$O$67])" office:value-type="float" office:value="0.364962277140291" calcext:value-type="float">
            <text:p>0.364962277140291</text:p>
          </table:table-cell>
          <table:table-cell table:formula="of:=[.$F5]*POWER([.$G5]-[.$C5]/100;[.$P$67])" office:value-type="float" office:value="0.401239527488036" calcext:value-type="float">
            <text:p>0.401239527488036</text:p>
          </table:table-cell>
          <table:table-cell table:formula="of:=[.$F5]*POWER([.$G5]-[.$C5]/100;[.$Q$67])" office:value-type="float" office:value="0.441122736520347" calcext:value-type="float">
            <text:p>0.441122736520347</text:p>
          </table:table-cell>
          <table:table-cell table:formula="of:=[.$F5]*POWER([.$G5]-[.$C5]/100;[.$R$67])" office:value-type="float" office:value="0.484970336530469" calcext:value-type="float">
            <text:p>0.484970336530469</text:p>
          </table:table-cell>
          <table:table-cell table:formula="of:=[.$F5]*POWER([.$G5]-[.$C5]/100;[.$S$67])" office:value-type="float" office:value="0.533176387981598" calcext:value-type="float">
            <text:p>0.533176387981598</text:p>
          </table:table-cell>
          <table:table-cell table:formula="of:=[.$F5]*POWER([.$G5]-[.$C5]/100;[.$T$67])" office:value-type="float" office:value="0.586174120946969" calcext:value-type="float">
            <text:p>0.586174120946969</text:p>
          </table:table-cell>
          <table:table-cell table:formula="of:=[.$F5]*POWER([.$G5]-[.$C5]/100;[.$U$67])" office:value-type="float" office:value="0.644439828569098" calcext:value-type="float">
            <text:p>0.644439828569098</text:p>
          </table:table-cell>
          <table:table-cell table:formula="of:=[.$F5]*POWER([.$G5]-[.$C5]/100;[.$V$67])" office:value-type="float" office:value="0.708497147528866" calcext:value-type="float">
            <text:p>0.708497147528866</text:p>
          </table:table-cell>
          <table:table-cell table:formula="of:=[.$F5]*POWER([.$G5]-[.$C5]/100;[.$W$67])" office:value-type="float" office:value="0.778921763993235" calcext:value-type="float">
            <text:p>0.778921763993235</text:p>
          </table:table-cell>
          <table:table-cell table:formula="of:=[.$F5]*POWER([.$G5]-[.$C5]/100;[.$X$67])" office:value-type="float" office:value="0.856346587334163" calcext:value-type="float">
            <text:p>0.856346587334163</text:p>
          </table:table-cell>
          <table:table-cell table:formula="of:=[.$F5]*POWER([.$G5]-[.$C5]/100;[.$Y$67])" office:value-type="float" office:value="0.941467438115178" calcext:value-type="float">
            <text:p>0.941467438115178</text:p>
          </table:table-cell>
          <table:table-cell table:formula="of:=[.$F5]*POWER([.$G5]-[.$C5]/100;[.$Z$67])" office:value-type="float" office:value="1.03504930146383" calcext:value-type="float">
            <text:p>1.03504930146383</text:p>
          </table:table-cell>
          <table:table-cell table:formula="of:=[.$F5]*POWER([.$G5]-[.$C5]/100;[.$AA$67])" office:value-type="float" office:value="1.13793320202933" calcext:value-type="float">
            <text:p>1.13793320202933</text:p>
          </table:table-cell>
          <table:table-cell table:formula="of:=[.$F5]*POWER([.$G5]-[.$C5]/100;[.$AB$67])" office:value-type="float" office:value="1.25104376231105" calcext:value-type="float">
            <text:p>1.25104376231105</text:p>
          </table:table-cell>
          <table:table-cell table:formula="of:=[.$F5]*POWER([.$G5]-[.$C5]/100;[.$AC$67])" office:value-type="float" office:value="1.37539751228476" calcext:value-type="float">
            <text:p>1.37539751228476</text:p>
          </table:table-cell>
          <table:table-cell table:formula="of:=[.$F5]*POWER([.$G5]-[.$C5]/100;[.$AD$67])" office:value-type="float" office:value="1.51211202500587" calcext:value-type="float">
            <text:p>1.51211202500587</text:p>
          </table:table-cell>
          <table:table-cell table:formula="of:=[.$F5]*POWER([.$G5]-[.$C5]/100;[.$AE$67])" office:value-type="float" office:value="1.66241596029145" calcext:value-type="float">
            <text:p>1.66241596029145</text:p>
          </table:table-cell>
          <table:table-cell table:formula="of:=[.$F5]*POWER([.$G5]-[.$C5]/100;[.$AF$67])" office:value-type="float" office:value="1.82766010674442" calcext:value-type="float">
            <text:p>1.82766010674442</text:p>
          </table:table-cell>
          <table:table-cell table:formula="of:=[.$F5]*POWER([.$G5]-[.$C5]/100;[.$AG$67])" office:value-type="float" office:value="2.00932952135482" calcext:value-type="float">
            <text:p>2.00932952135482</text:p>
          </table:table-cell>
          <table:table-cell table:formula="of:=[.$F5]*POWER([.$G5]-[.$C5]/100;[.$AH$67])" office:value-type="float" office:value="2.20905687577749" calcext:value-type="float">
            <text:p>2.20905687577749</text:p>
          </table:table-cell>
          <table:table-cell table:formula="of:=[.$F5]*POWER([.$G5]-[.$C5]/100;[.$AI$67])" office:value-type="float" office:value="2.42863712922977" calcext:value-type="float">
            <text:p>2.42863712922977</text:p>
          </table:table-cell>
          <table:table-cell table:formula="of:=[.$F5]*POWER([.$G5]-[.$C5]/100;[.$AJ$67])" office:value-type="float" office:value="2.67004365987521" calcext:value-type="float">
            <text:p>2.67004365987521</text:p>
          </table:table-cell>
          <table:table-cell table:formula="of:=[.$F5]*POWER([.$G5]-[.$C5]/100;[.$AK$67])" office:value-type="float" office:value="2.93544599966681" calcext:value-type="float">
            <text:p>2.93544599966681</text:p>
          </table:table-cell>
          <table:table-cell table:formula="of:=[.$F5]*POWER([.$G5]-[.$C5]/100;[.$AL$67])" office:value-type="float" office:value="3.22722933203369" calcext:value-type="float">
            <text:p>3.22722933203369</text:p>
          </table:table-cell>
          <table:table-cell table:formula="of:=[.$F5]*POWER([.$G5]-[.$C5]/100;[.$AM$67])" office:value-type="float" office:value="3.54801592763783" calcext:value-type="float">
            <text:p>3.54801592763783</text:p>
          </table:table-cell>
          <table:table-cell table:formula="of:=[.$F5]*POWER([.$G5]-[.$C5]/100;[.$AN$67])" office:value-type="float" office:value="3.90068871084503" calcext:value-type="float">
            <text:p>3.90068871084503</text:p>
          </table:table-cell>
          <table:table-cell table:formula="of:=[.$F5]*POWER([.$G5]-[.$C5]/100;[.$AO$67])" office:value-type="float" office:value="4.28841716870303" calcext:value-type="float">
            <text:p>4.28841716870303</text:p>
          </table:table-cell>
          <table:table-cell table:formula="of:=[.$F5]*POWER([.$G5]-[.$C5]/100;[.$AP$67])" office:value-type="float" office:value="4.71468583527211" calcext:value-type="float">
            <text:p>4.71468583527211</text:p>
          </table:table-cell>
          <table:table-cell table:formula="of:=[.$F5]*POWER([.$G5]-[.$C5]/100;[.$AQ$67])" office:value-type="float" office:value="5.18332560729816" calcext:value-type="float">
            <text:p>5.18332560729816</text:p>
          </table:table-cell>
          <table:table-cell table:formula="of:=[.$F5]*POWER([.$G5]-[.$C5]/100;[.$AR$67])" office:value-type="float" office:value="5.6985481726636" calcext:value-type="float">
            <text:p>5.6985481726636</text:p>
          </table:table-cell>
          <table:table-cell table:formula="of:=[.$F5]*POWER([.$G5]-[.$C5]/100;[.$AS$67])" office:value-type="float" office:value="6.26498386102636" calcext:value-type="float">
            <text:p>6.26498386102636</text:p>
          </table:table-cell>
          <table:table-cell table:formula="of:=[.$F5]*POWER([.$G5]-[.$C5]/100;[.$AT$67])" office:value-type="float" office:value="6.88772325681238" calcext:value-type="float">
            <text:p>6.88772325681238</text:p>
          </table:table-cell>
          <table:table-cell table:formula="of:=[.$F5]*POWER([.$G5]-[.$C5]/100;[.$AU$67])" office:value-type="float" office:value="7.57236294853953" calcext:value-type="float">
            <text:p>7.57236294853953</text:p>
          </table:table-cell>
          <table:table-cell table:formula="of:=[.$F5]*POWER([.$G5]-[.$C5]/100;[.$AV$67])" office:value-type="float" office:value="8.32505582562435" calcext:value-type="float">
            <text:p>8.3250558256243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4L5Y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25" calcext:value-type="float">
            <text:p>67.25</text:p>
          </table:table-cell>
          <table:table-cell office:value-type="float" office:value="4.23" calcext:value-type="float">
            <text:p>4.23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4" calcext:value-type="float">
            <text:p>1.6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2.28" calcext:value-type="float">
            <text:p>2.28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SUM([.H6:.BR6])" office:value-type="float" office:value="99.21" calcext:value-type="float">
            <text:p>99.21</text:p>
          </table:table-cell>
          <table:table-cell table:number-columns-repeated="6"/>
          <table:table-cell table:formula="of:=(POWER([.$G$6]-[.$C$6]/100;[.H$67])-1)/([.$G$6]-[.$C$6]/100-1)" office:value-type="float" office:value="0" calcext:value-type="float">
            <text:p>0</text:p>
          </table:table-cell>
          <table:table-cell table:formula="of:=(POWER([.$G$6]-[.$C$6]/100;[.I$67])-1)/([.$G$6]-[.$C$6]/100-1)" office:value-type="float" office:value="1" calcext:value-type="float">
            <text:p>1</text:p>
          </table:table-cell>
          <table:table-cell table:formula="of:=(POWER([.$G$6]-[.$C$6]/100;[.J$67])-1)/([.$G$6]-[.$C$6]/100-1)" office:value-type="float" office:value="2.0993" calcext:value-type="float">
            <text:p>2.0993</text:p>
          </table:table-cell>
          <table:table-cell table:formula="of:=(POWER([.$G$6]-[.$C$6]/100;[.K$67])-1)/([.$G$6]-[.$C$6]/100-1)" office:value-type="float" office:value="3.30776049" calcext:value-type="float">
            <text:p>3.30776049</text:p>
          </table:table-cell>
          <table:table-cell table:formula="of:=(POWER([.$G$6]-[.$C$6]/100;[.L$67])-1)/([.$G$6]-[.$C$6]/100-1)" office:value-type="float" office:value="4.636221106657" calcext:value-type="float">
            <text:p>4.636221106657</text:p>
          </table:table-cell>
          <table:table-cell table:formula="of:=(POWER([.$G$6]-[.$C$6]/100;[.M$67])-1)/([.$G$6]-[.$C$6]/100-1)" office:value-type="float" office:value="6.09659786254804" calcext:value-type="float">
            <text:p>6.09659786254804</text:p>
          </table:table-cell>
          <table:table-cell table:formula="of:=(POWER([.$G$6]-[.$C$6]/100;[.N$67])-1)/([.$G$6]-[.$C$6]/100-1)" office:value-type="float" office:value="7.70199003029906" calcext:value-type="float">
            <text:p>7.70199003029906</text:p>
          </table:table-cell>
          <table:table-cell table:formula="of:=(POWER([.$G$6]-[.$C$6]/100;[.O$67])-1)/([.$G$6]-[.$C$6]/100-1)" office:value-type="float" office:value="9.46679764030776" calcext:value-type="float">
            <text:p>9.46679764030776</text:p>
          </table:table-cell>
          <table:table-cell table:formula="of:=(POWER([.$G$6]-[.$C$6]/100;[.P$67])-1)/([.$G$6]-[.$C$6]/100-1)" office:value-type="float" office:value="11.4068506459903" calcext:value-type="float">
            <text:p>11.4068506459903</text:p>
          </table:table-cell>
          <table:table-cell table:formula="of:=(POWER([.$G$6]-[.$C$6]/100;[.Q$67])-1)/([.$G$6]-[.$C$6]/100-1)" office:value-type="float" office:value="13.5395509151372" calcext:value-type="float">
            <text:p>13.5395509151372</text:p>
          </table:table-cell>
          <table:table-cell table:formula="of:=(POWER([.$G$6]-[.$C$6]/100;[.R$67])-1)/([.$G$6]-[.$C$6]/100-1)" office:value-type="float" office:value="15.8840283210103" calcext:value-type="float">
            <text:p>15.8840283210103</text:p>
          </table:table-cell>
          <table:table-cell table:formula="of:=(POWER([.$G$6]-[.$C$6]/100;[.S$67])-1)/([.$G$6]-[.$C$6]/100-1)" office:value-type="float" office:value="18.4613123332866" calcext:value-type="float">
            <text:p>18.4613123332866</text:p>
          </table:table-cell>
          <table:table-cell table:formula="of:=(POWER([.$G$6]-[.$C$6]/100;[.T$67])-1)/([.$G$6]-[.$C$6]/100-1)" office:value-type="float" office:value="21.2945206479819" calcext:value-type="float">
            <text:p>21.2945206479819</text:p>
          </table:table-cell>
          <table:table-cell table:formula="of:=(POWER([.$G$6]-[.$C$6]/100;[.U$67])-1)/([.$G$6]-[.$C$6]/100-1)" office:value-type="float" office:value="24.4090665483266" calcext:value-type="float">
            <text:p>24.4090665483266</text:p>
          </table:table-cell>
          <table:table-cell table:formula="of:=(POWER([.$G$6]-[.$C$6]/100;[.V$67])-1)/([.$G$6]-[.$C$6]/100-1)" office:value-type="float" office:value="27.8328868565754" calcext:value-type="float">
            <text:p>27.8328868565754</text:p>
          </table:table-cell>
          <table:table-cell table:formula="of:=(POWER([.$G$6]-[.$C$6]/100;[.W$67])-1)/([.$G$6]-[.$C$6]/100-1)" office:value-type="float" office:value="31.5966925214333" calcext:value-type="float">
            <text:p>31.5966925214333</text:p>
          </table:table-cell>
          <table:table-cell table:formula="of:=(POWER([.$G$6]-[.$C$6]/100;[.X$67])-1)/([.$G$6]-[.$C$6]/100-1)" office:value-type="float" office:value="35.7342440888116" calcext:value-type="float">
            <text:p>35.7342440888116</text:p>
          </table:table-cell>
          <table:table-cell table:formula="of:=(POWER([.$G$6]-[.$C$6]/100;[.Y$67])-1)/([.$G$6]-[.$C$6]/100-1)" office:value-type="float" office:value="40.2826545268306" calcext:value-type="float">
            <text:p>40.2826545268306</text:p>
          </table:table-cell>
          <table:table-cell table:formula="of:=(POWER([.$G$6]-[.$C$6]/100;[.Z$67])-1)/([.$G$6]-[.$C$6]/100-1)" office:value-type="float" office:value="45.2827221213449" calcext:value-type="float">
            <text:p>45.2827221213449</text:p>
          </table:table-cell>
          <table:table-cell table:formula="of:=(POWER([.$G$6]-[.$C$6]/100;[.AA$67])-1)/([.$G$6]-[.$C$6]/100-1)" office:value-type="float" office:value="50.7792964279945" calcext:value-type="float">
            <text:p>50.7792964279945</text:p>
          </table:table-cell>
          <table:table-cell table:formula="of:=(POWER([.$G$6]-[.$C$6]/100;[.AB$67])-1)/([.$G$6]-[.$C$6]/100-1)" office:value-type="float" office:value="56.8216805632943" calcext:value-type="float">
            <text:p>56.8216805632943</text:p>
          </table:table-cell>
          <table:table-cell table:formula="of:=(POWER([.$G$6]-[.$C$6]/100;[.AC$67])-1)/([.$G$6]-[.$C$6]/100-1)" office:value-type="float" office:value="63.4640734432294" calcext:value-type="float">
            <text:p>63.4640734432294</text:p>
          </table:table-cell>
          <table:table-cell table:formula="of:=(POWER([.$G$6]-[.$C$6]/100;[.AD$67])-1)/([.$G$6]-[.$C$6]/100-1)" office:value-type="float" office:value="70.7660559361421" calcext:value-type="float">
            <text:p>70.7660559361421</text:p>
          </table:table-cell>
          <table:table-cell table:formula="of:=(POWER([.$G$6]-[.$C$6]/100;[.AE$67])-1)/([.$G$6]-[.$C$6]/100-1)" office:value-type="float" office:value="78.793125290601" calcext:value-type="float">
            <text:p>78.793125290601</text:p>
          </table:table-cell>
          <table:table-cell table:formula="of:=(POWER([.$G$6]-[.$C$6]/100;[.AF$67])-1)/([.$G$6]-[.$C$6]/100-1)" office:value-type="float" office:value="87.6172826319577" calcext:value-type="float">
            <text:p>87.6172826319577</text:p>
          </table:table-cell>
          <table:table-cell table:formula="of:=(POWER([.$G$6]-[.$C$6]/100;[.AG$67])-1)/([.$G$6]-[.$C$6]/100-1)" office:value-type="float" office:value="97.3176787973111" calcext:value-type="float">
            <text:p>97.3176787973111</text:p>
          </table:table-cell>
          <table:table-cell table:formula="of:=(POWER([.$G$6]-[.$C$6]/100;[.AH$67])-1)/([.$G$6]-[.$C$6]/100-1)" office:value-type="float" office:value="107.981324301884" calcext:value-type="float">
            <text:p>107.981324301884</text:p>
          </table:table-cell>
          <table:table-cell table:formula="of:=(POWER([.$G$6]-[.$C$6]/100;[.AI$67])-1)/([.$G$6]-[.$C$6]/100-1)" office:value-type="float" office:value="119.703869805061" calcext:value-type="float">
            <text:p>119.703869805061</text:p>
          </table:table-cell>
          <table:table-cell table:formula="of:=(POWER([.$G$6]-[.$C$6]/100;[.AJ$67])-1)/([.$G$6]-[.$C$6]/100-1)" office:value-type="float" office:value="132.590464076704" calcext:value-type="float">
            <text:p>132.590464076704</text:p>
          </table:table-cell>
          <table:table-cell table:formula="of:=(POWER([.$G$6]-[.$C$6]/100;[.AK$67])-1)/([.$G$6]-[.$C$6]/100-1)" office:value-type="float" office:value="146.75669715952" calcext:value-type="float">
            <text:p>146.75669715952</text:p>
          </table:table-cell>
          <table:table-cell table:formula="of:=(POWER([.$G$6]-[.$C$6]/100;[.AL$67])-1)/([.$G$6]-[.$C$6]/100-1)" office:value-type="float" office:value="162.329637187461" calcext:value-type="float">
            <text:p>162.329637187461</text:p>
          </table:table-cell>
          <table:table-cell table:formula="of:=(POWER([.$G$6]-[.$C$6]/100;[.AM$67])-1)/([.$G$6]-[.$C$6]/100-1)" office:value-type="float" office:value="179.448970160176" calcext:value-type="float">
            <text:p>179.448970160176</text:p>
          </table:table-cell>
          <table:table-cell table:formula="of:=(POWER([.$G$6]-[.$C$6]/100;[.AN$67])-1)/([.$G$6]-[.$C$6]/100-1)" office:value-type="float" office:value="198.268252897081" calcext:value-type="float">
            <text:p>198.268252897081</text:p>
          </table:table-cell>
          <table:table-cell table:formula="of:=(POWER([.$G$6]-[.$C$6]/100;[.AO$67])-1)/([.$G$6]-[.$C$6]/100-1)" office:value-type="float" office:value="218.956290409761" calcext:value-type="float">
            <text:p>218.956290409761</text:p>
          </table:table-cell>
          <table:table-cell table:formula="of:=(POWER([.$G$6]-[.$C$6]/100;[.AP$67])-1)/([.$G$6]-[.$C$6]/100-1)" office:value-type="float" office:value="241.69865004745" calcext:value-type="float">
            <text:p>241.69865004745</text:p>
          </table:table-cell>
          <table:table-cell table:formula="of:=(POWER([.$G$6]-[.$C$6]/100;[.AQ$67])-1)/([.$G$6]-[.$C$6]/100-1)" office:value-type="float" office:value="266.699325997162" calcext:value-type="float">
            <text:p>266.699325997162</text:p>
          </table:table-cell>
          <table:table-cell table:formula="of:=(POWER([.$G$6]-[.$C$6]/100;[.AR$67])-1)/([.$G$6]-[.$C$6]/100-1)" office:value-type="float" office:value="294.18256906868" calcext:value-type="float">
            <text:p>294.18256906868</text:p>
          </table:table-cell>
          <table:table-cell table:formula="of:=(POWER([.$G$6]-[.$C$6]/100;[.AS$67])-1)/([.$G$6]-[.$C$6]/100-1)" office:value-type="float" office:value="324.3948981772" calcext:value-type="float">
            <text:p>324.3948981772</text:p>
          </table:table-cell>
          <table:table-cell table:formula="of:=(POWER([.$G$6]-[.$C$6]/100;[.AT$67])-1)/([.$G$6]-[.$C$6]/100-1)" office:value-type="float" office:value="357.607311566196" calcext:value-type="float">
            <text:p>357.607311566196</text:p>
          </table:table-cell>
          <table:table-cell table:formula="of:=(POWER([.$G$6]-[.$C$6]/100;[.AU$67])-1)/([.$G$6]-[.$C$6]/100-1)" office:value-type="float" office:value="394.11771760472" calcext:value-type="float">
            <text:p>394.11771760472</text:p>
          </table:table-cell>
          <table:table-cell table:formula="of:=(POWER([.$G$6]-[.$C$6]/100;[.AV$67])-1)/([.$G$6]-[.$C$6]/100-1)" office:value-type="float" office:value="434.253606962868" calcext:value-type="float">
            <text:p>434.253606962868</text:p>
          </table:table-cell>
          <table:table-cell table:number-columns-repeated="2"/>
          <table:table-cell table:formula="of:=[.$F6]*POWER([.$G6]-[.$C6]/100;[.$H$67])" office:value-type="float" office:value="0.17" calcext:value-type="float">
            <text:p>0.17</text:p>
          </table:table-cell>
          <table:table-cell table:formula="of:=[.$F6]*POWER([.$G6]-[.$C6]/100;[.$I$67])" office:value-type="float" office:value="0.186881" calcext:value-type="float">
            <text:p>0.186881</text:p>
          </table:table-cell>
          <table:table-cell table:formula="of:=[.$F6]*POWER([.$G6]-[.$C6]/100;[.$J$67])" office:value-type="float" office:value="0.2054382833" calcext:value-type="float">
            <text:p>0.2054382833</text:p>
          </table:table-cell>
          <table:table-cell table:formula="of:=[.$F6]*POWER([.$G6]-[.$C6]/100;[.$K$67])" office:value-type="float" office:value="0.22583830483169" calcext:value-type="float">
            <text:p>0.22583830483169</text:p>
          </table:table-cell>
          <table:table-cell table:formula="of:=[.$F6]*POWER([.$G6]-[.$C6]/100;[.$L$67])" office:value-type="float" office:value="0.248264048501477" calcext:value-type="float">
            <text:p>0.248264048501477</text:p>
          </table:table-cell>
          <table:table-cell table:formula="of:=[.$F6]*POWER([.$G6]-[.$C6]/100;[.$M$67])" office:value-type="float" office:value="0.272916668517673" calcext:value-type="float">
            <text:p>0.272916668517673</text:p>
          </table:table-cell>
          <table:table-cell table:formula="of:=[.$F6]*POWER([.$G6]-[.$C6]/100;[.$N$67])" office:value-type="float" office:value="0.300017293701478" calcext:value-type="float">
            <text:p>0.300017293701478</text:p>
          </table:table-cell>
          <table:table-cell table:formula="of:=[.$F6]*POWER([.$G6]-[.$C6]/100;[.$O$67])" office:value-type="float" office:value="0.329809010966035" calcext:value-type="float">
            <text:p>0.329809010966035</text:p>
          </table:table-cell>
          <table:table-cell table:formula="of:=[.$F6]*POWER([.$G6]-[.$C6]/100;[.$P$67])" office:value-type="float" office:value="0.362559045754962" calcext:value-type="float">
            <text:p>0.362559045754962</text:p>
          </table:table-cell>
          <table:table-cell table:formula="of:=[.$F6]*POWER([.$G6]-[.$C6]/100;[.$Q$67])" office:value-type="float" office:value="0.39856115899843" calcext:value-type="float">
            <text:p>0.39856115899843</text:p>
          </table:table-cell>
          <table:table-cell table:formula="of:=[.$F6]*POWER([.$G6]-[.$C6]/100;[.$R$67])" office:value-type="float" office:value="0.438138282086974" calcext:value-type="float">
            <text:p>0.438138282086974</text:p>
          </table:table-cell>
          <table:table-cell table:formula="of:=[.$F6]*POWER([.$G6]-[.$C6]/100;[.$S$67])" office:value-type="float" office:value="0.481645413498211" calcext:value-type="float">
            <text:p>0.481645413498211</text:p>
          </table:table-cell>
          <table:table-cell table:formula="of:=[.$F6]*POWER([.$G6]-[.$C6]/100;[.$T$67])" office:value-type="float" office:value="0.529472803058583" calcext:value-type="float">
            <text:p>0.529472803058583</text:p>
          </table:table-cell>
          <table:table-cell table:formula="of:=[.$F6]*POWER([.$G6]-[.$C6]/100;[.$U$67])" office:value-type="float" office:value="0.5820494524023" calcext:value-type="float">
            <text:p>0.5820494524023</text:p>
          </table:table-cell>
          <table:table-cell table:formula="of:=[.$F6]*POWER([.$G6]-[.$C6]/100;[.$V$67])" office:value-type="float" office:value="0.639846963025849" calcext:value-type="float">
            <text:p>0.639846963025849</text:p>
          </table:table-cell>
          <table:table-cell table:formula="of:=[.$F6]*POWER([.$G6]-[.$C6]/100;[.$W$67])" office:value-type="float" office:value="0.703383766454315" calcext:value-type="float">
            <text:p>0.703383766454315</text:p>
          </table:table-cell>
          <table:table-cell table:formula="of:=[.$F6]*POWER([.$G6]-[.$C6]/100;[.$X$67])" office:value-type="float" office:value="0.773229774463229" calcext:value-type="float">
            <text:p>0.773229774463229</text:p>
          </table:table-cell>
          <table:table-cell table:formula="of:=[.$F6]*POWER([.$G6]-[.$C6]/100;[.$Y$67])" office:value-type="float" office:value="0.850011491067428" calcext:value-type="float">
            <text:p>0.850011491067428</text:p>
          </table:table-cell>
          <table:table-cell table:formula="of:=[.$F6]*POWER([.$G6]-[.$C6]/100;[.$Z$67])" office:value-type="float" office:value="0.934417632130423" calcext:value-type="float">
            <text:p>0.934417632130423</text:p>
          </table:table-cell>
          <table:table-cell table:formula="of:=[.$F6]*POWER([.$G6]-[.$C6]/100;[.$AA$67])" office:value-type="float" office:value="1.02720530300097" calcext:value-type="float">
            <text:p>1.02720530300097</text:p>
          </table:table-cell>
          <table:table-cell table:formula="of:=[.$F6]*POWER([.$G6]-[.$C6]/100;[.$AB$67])" office:value-type="float" office:value="1.12920678958897" calcext:value-type="float">
            <text:p>1.12920678958897</text:p>
          </table:table-cell>
          <table:table-cell table:formula="of:=[.$F6]*POWER([.$G6]-[.$C6]/100;[.$AC$67])" office:value-type="float" office:value="1.24133702379516" calcext:value-type="float">
            <text:p>1.24133702379516</text:p>
          </table:table-cell>
          <table:table-cell table:formula="of:=[.$F6]*POWER([.$G6]-[.$C6]/100;[.$AD$67])" office:value-type="float" office:value="1.36460179025801" calcext:value-type="float">
            <text:p>1.36460179025801</text:p>
          </table:table-cell>
          <table:table-cell table:formula="of:=[.$F6]*POWER([.$G6]-[.$C6]/100;[.$AE$67])" office:value-type="float" office:value="1.50010674803064" calcext:value-type="float">
            <text:p>1.50010674803064</text:p>
          </table:table-cell>
          <table:table-cell table:formula="of:=[.$F6]*POWER([.$G6]-[.$C6]/100;[.$AF$67])" office:value-type="float" office:value="1.64906734811008" calcext:value-type="float">
            <text:p>1.64906734811008</text:p>
          </table:table-cell>
          <table:table-cell table:formula="of:=[.$F6]*POWER([.$G6]-[.$C6]/100;[.$AG$67])" office:value-type="float" office:value="1.81281973577741" calcext:value-type="float">
            <text:p>1.81281973577741</text:p>
          </table:table-cell>
          <table:table-cell table:formula="of:=[.$F6]*POWER([.$G6]-[.$C6]/100;[.$AH$67])" office:value-type="float" office:value="1.9928327355401" calcext:value-type="float">
            <text:p>1.9928327355401</text:p>
          </table:table-cell>
          <table:table-cell table:formula="of:=[.$F6]*POWER([.$G6]-[.$C6]/100;[.$AI$67])" office:value-type="float" office:value="2.19072102617924" calcext:value-type="float">
            <text:p>2.19072102617924</text:p>
          </table:table-cell>
          <table:table-cell table:formula="of:=[.$F6]*POWER([.$G6]-[.$C6]/100;[.$AJ$67])" office:value-type="float" office:value="2.40825962407883" calcext:value-type="float">
            <text:p>2.40825962407883</text:p>
          </table:table-cell>
          <table:table-cell table:formula="of:=[.$F6]*POWER([.$G6]-[.$C6]/100;[.$AK$67])" office:value-type="float" office:value="2.64739980474986" calcext:value-type="float">
            <text:p>2.64739980474986</text:p>
          </table:table-cell>
          <table:table-cell table:formula="of:=[.$F6]*POWER([.$G6]-[.$C6]/100;[.$AL$67])" office:value-type="float" office:value="2.91028660536152" calcext:value-type="float">
            <text:p>2.91028660536152</text:p>
          </table:table-cell>
          <table:table-cell table:formula="of:=[.$F6]*POWER([.$G6]-[.$C6]/100;[.$AM$67])" office:value-type="float" office:value="3.19927806527392" calcext:value-type="float">
            <text:p>3.19927806527392</text:p>
          </table:table-cell>
          <table:table-cell table:formula="of:=[.$F6]*POWER([.$G6]-[.$C6]/100;[.$AN$67])" office:value-type="float" office:value="3.51696637715562" calcext:value-type="float">
            <text:p>3.51696637715562</text:p>
          </table:table-cell>
          <table:table-cell table:formula="of:=[.$F6]*POWER([.$G6]-[.$C6]/100;[.$AO$67])" office:value-type="float" office:value="3.86620113840718" calcext:value-type="float">
            <text:p>3.86620113840718</text:p>
          </table:table-cell>
          <table:table-cell table:formula="of:=[.$F6]*POWER([.$G6]-[.$C6]/100;[.$AP$67])" office:value-type="float" office:value="4.25011491145101" calcext:value-type="float">
            <text:p>4.25011491145101</text:p>
          </table:table-cell>
          <table:table-cell table:formula="of:=[.$F6]*POWER([.$G6]-[.$C6]/100;[.$AQ$67])" office:value-type="float" office:value="4.67215132215809" calcext:value-type="float">
            <text:p>4.67215132215809</text:p>
          </table:table-cell>
          <table:table-cell table:formula="of:=[.$F6]*POWER([.$G6]-[.$C6]/100;[.$AR$67])" office:value-type="float" office:value="5.13609594844839" calcext:value-type="float">
            <text:p>5.13609594844839</text:p>
          </table:table-cell>
          <table:table-cell table:formula="of:=[.$F6]*POWER([.$G6]-[.$C6]/100;[.$AS$67])" office:value-type="float" office:value="5.64611027612932" calcext:value-type="float">
            <text:p>5.64611027612932</text:p>
          </table:table-cell>
          <table:table-cell table:formula="of:=[.$F6]*POWER([.$G6]-[.$C6]/100;[.$AT$67])" office:value-type="float" office:value="6.20676902654896" calcext:value-type="float">
            <text:p>6.20676902654896</text:p>
          </table:table-cell>
          <table:table-cell table:formula="of:=[.$F6]*POWER([.$G6]-[.$C6]/100;[.$AU$67])" office:value-type="float" office:value="6.82310119088527" calcext:value-type="float">
            <text:p>6.82310119088527</text:p>
          </table:table-cell>
          <table:table-cell table:formula="of:=[.$F6]*POWER([.$G6]-[.$C6]/100;[.$AV$67])" office:value-type="float" office:value="7.50063513914018" calcext:value-type="float">
            <text:p>7.5006351391401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JAPAN</text:p>
          </table:table-cell>
          <table:table-cell office:value-type="string" calcext:value-type="string">
            <text:p>LU20892383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96" calcext:value-type="float">
            <text:p>0.196</text:p>
          </table:table-cell>
          <table:table-cell office:value-type="float" office:value="0.742" calcext:value-type="float">
            <text:p>0.742</text:p>
          </table:table-cell>
          <table:table-cell office:value-type="float" office:value="1.126" calcext:value-type="float">
            <text:p>1.126</text:p>
          </table:table-cell>
          <table:table-cell table:number-columns-repeated="33"/>
          <table:table-cell office:value-type="float" office:value="100" calcext:value-type="float">
            <text:p>100</text:p>
          </table:table-cell>
          <table:table-cell table:number-columns-repeated="30"/>
          <table:table-cell table:formula="of:=SUM([.H7:.BR7])" office:value-type="float" office:value="100" calcext:value-type="float">
            <text:p>100</text:p>
          </table:table-cell>
          <table:table-cell table:number-columns-repeated="6"/>
          <table:table-cell table:formula="of:=(POWER([.$G$7]-[.$C$7]/100;[.H$67])-1)/([.$G$7]-[.$C$7]/100-1)" office:value-type="float" office:value="0" calcext:value-type="float">
            <text:p>0</text:p>
          </table:table-cell>
          <table:table-cell table:formula="of:=(POWER([.$G$7]-[.$C$7]/100;[.I$67])-1)/([.$G$7]-[.$C$7]/100-1)" office:value-type="float" office:value="1" calcext:value-type="float">
            <text:p>1</text:p>
          </table:table-cell>
          <table:table-cell table:formula="of:=(POWER([.$G$7]-[.$C$7]/100;[.J$67])-1)/([.$G$7]-[.$C$7]/100-1)" office:value-type="float" office:value="2.1255" calcext:value-type="float">
            <text:p>2.1255</text:p>
          </table:table-cell>
          <table:table-cell table:formula="of:=(POWER([.$G$7]-[.$C$7]/100;[.K$67])-1)/([.$G$7]-[.$C$7]/100-1)" office:value-type="float" office:value="3.39225025" calcext:value-type="float">
            <text:p>3.39225025</text:p>
          </table:table-cell>
          <table:table-cell table:formula="of:=(POWER([.$G$7]-[.$C$7]/100;[.L$67])-1)/([.$G$7]-[.$C$7]/100-1)" office:value-type="float" office:value="4.817977656375" calcext:value-type="float">
            <text:p>4.817977656375</text:p>
          </table:table-cell>
          <table:table-cell table:formula="of:=(POWER([.$G$7]-[.$C$7]/100;[.M$67])-1)/([.$G$7]-[.$C$7]/100-1)" office:value-type="float" office:value="6.42263385225006" calcext:value-type="float">
            <text:p>6.42263385225006</text:p>
          </table:table-cell>
          <table:table-cell table:formula="of:=(POWER([.$G$7]-[.$C$7]/100;[.N$67])-1)/([.$G$7]-[.$C$7]/100-1)" office:value-type="float" office:value="8.22867440070744" calcext:value-type="float">
            <text:p>8.22867440070744</text:p>
          </table:table-cell>
          <table:table-cell table:formula="of:=(POWER([.$G$7]-[.$C$7]/100;[.O$67])-1)/([.$G$7]-[.$C$7]/100-1)" office:value-type="float" office:value="10.2613730379962" calcext:value-type="float">
            <text:p>10.2613730379962</text:p>
          </table:table-cell>
          <table:table-cell table:formula="of:=(POWER([.$G$7]-[.$C$7]/100;[.P$67])-1)/([.$G$7]-[.$C$7]/100-1)" office:value-type="float" office:value="12.5491753542648" calcext:value-type="float">
            <text:p>12.5491753542648</text:p>
          </table:table-cell>
          <table:table-cell table:formula="of:=(POWER([.$G$7]-[.$C$7]/100;[.Q$67])-1)/([.$G$7]-[.$C$7]/100-1)" office:value-type="float" office:value="15.124096861225" calcext:value-type="float">
            <text:p>15.124096861225</text:p>
          </table:table-cell>
          <table:table-cell table:formula="of:=(POWER([.$G$7]-[.$C$7]/100;[.R$67])-1)/([.$G$7]-[.$C$7]/100-1)" office:value-type="float" office:value="18.0221710173087" calcext:value-type="float">
            <text:p>18.0221710173087</text:p>
          </table:table-cell>
          <table:table-cell table:formula="of:=(POWER([.$G$7]-[.$C$7]/100;[.S$67])-1)/([.$G$7]-[.$C$7]/100-1)" office:value-type="float" office:value="21.283953479981" calcext:value-type="float">
            <text:p>21.283953479981</text:p>
          </table:table-cell>
          <table:table-cell table:formula="of:=(POWER([.$G$7]-[.$C$7]/100;[.T$67])-1)/([.$G$7]-[.$C$7]/100-1)" office:value-type="float" office:value="24.9550896417186" calcext:value-type="float">
            <text:p>24.9550896417186</text:p>
          </table:table-cell>
          <table:table-cell table:formula="of:=(POWER([.$G$7]-[.$C$7]/100;[.U$67])-1)/([.$G$7]-[.$C$7]/100-1)" office:value-type="float" office:value="29.0869533917542" calcext:value-type="float">
            <text:p>29.0869533917542</text:p>
          </table:table-cell>
          <table:table-cell table:formula="of:=(POWER([.$G$7]-[.$C$7]/100;[.V$67])-1)/([.$G$7]-[.$C$7]/100-1)" office:value-type="float" office:value="33.7373660424194" calcext:value-type="float">
            <text:p>33.7373660424194</text:p>
          </table:table-cell>
          <table:table-cell table:formula="of:=(POWER([.$G$7]-[.$C$7]/100;[.W$67])-1)/([.$G$7]-[.$C$7]/100-1)" office:value-type="float" office:value="38.971405480743" calcext:value-type="float">
            <text:p>38.971405480743</text:p>
          </table:table-cell>
          <table:table-cell table:formula="of:=(POWER([.$G$7]-[.$C$7]/100;[.X$67])-1)/([.$G$7]-[.$C$7]/100-1)" office:value-type="float" office:value="44.8623168685763" calcext:value-type="float">
            <text:p>44.8623168685763</text:p>
          </table:table-cell>
          <table:table-cell table:formula="of:=(POWER([.$G$7]-[.$C$7]/100;[.Y$67])-1)/([.$G$7]-[.$C$7]/100-1)" office:value-type="float" office:value="51.4925376355826" calcext:value-type="float">
            <text:p>51.4925376355826</text:p>
          </table:table-cell>
          <table:table-cell table:formula="of:=(POWER([.$G$7]-[.$C$7]/100;[.Z$67])-1)/([.$G$7]-[.$C$7]/100-1)" office:value-type="float" office:value="58.9548511088482" calcext:value-type="float">
            <text:p>58.9548511088482</text:p>
          </table:table-cell>
          <table:table-cell table:formula="of:=(POWER([.$G$7]-[.$C$7]/100;[.AA$67])-1)/([.$G$7]-[.$C$7]/100-1)" office:value-type="float" office:value="67.3536849230087" calcext:value-type="float">
            <text:p>67.3536849230087</text:p>
          </table:table-cell>
          <table:table-cell table:formula="of:=(POWER([.$G$7]-[.$C$7]/100;[.AB$67])-1)/([.$G$7]-[.$C$7]/100-1)" office:value-type="float" office:value="76.8065723808463" calcext:value-type="float">
            <text:p>76.8065723808463</text:p>
          </table:table-cell>
          <table:table-cell table:formula="of:=(POWER([.$G$7]-[.$C$7]/100;[.AC$67])-1)/([.$G$7]-[.$C$7]/100-1)" office:value-type="float" office:value="87.4457972146424" calcext:value-type="float">
            <text:p>87.4457972146424</text:p>
          </table:table-cell>
          <table:table-cell table:formula="of:=(POWER([.$G$7]-[.$C$7]/100;[.AD$67])-1)/([.$G$7]-[.$C$7]/100-1)" office:value-type="float" office:value="99.4202447650801" calcext:value-type="float">
            <text:p>99.4202447650801</text:p>
          </table:table-cell>
          <table:table-cell table:formula="of:=(POWER([.$G$7]-[.$C$7]/100;[.AE$67])-1)/([.$G$7]-[.$C$7]/100-1)" office:value-type="float" office:value="112.897485483098" calcext:value-type="float">
            <text:p>112.897485483098</text:p>
          </table:table-cell>
          <table:table-cell table:formula="of:=(POWER([.$G$7]-[.$C$7]/100;[.AF$67])-1)/([.$G$7]-[.$C$7]/100-1)" office:value-type="float" office:value="128.066119911226" calcext:value-type="float">
            <text:p>128.066119911226</text:p>
          </table:table-cell>
          <table:table-cell table:formula="of:=(POWER([.$G$7]-[.$C$7]/100;[.AG$67])-1)/([.$G$7]-[.$C$7]/100-1)" office:value-type="float" office:value="145.138417960085" calcext:value-type="float">
            <text:p>145.138417960085</text:p>
          </table:table-cell>
          <table:table-cell table:formula="of:=(POWER([.$G$7]-[.$C$7]/100;[.AH$67])-1)/([.$G$7]-[.$C$7]/100-1)" office:value-type="float" office:value="164.353289414076" calcext:value-type="float">
            <text:p>164.353289414076</text:p>
          </table:table-cell>
          <table:table-cell table:formula="of:=(POWER([.$G$7]-[.$C$7]/100;[.AI$67])-1)/([.$G$7]-[.$C$7]/100-1)" office:value-type="float" office:value="185.979627235542" calcext:value-type="float">
            <text:p>185.979627235542</text:p>
          </table:table-cell>
          <table:table-cell table:formula="of:=(POWER([.$G$7]-[.$C$7]/100;[.AJ$67])-1)/([.$G$7]-[.$C$7]/100-1)" office:value-type="float" office:value="210.320070453603" calcext:value-type="float">
            <text:p>210.320070453603</text:p>
          </table:table-cell>
          <table:table-cell table:formula="of:=(POWER([.$G$7]-[.$C$7]/100;[.AK$67])-1)/([.$G$7]-[.$C$7]/100-1)" office:value-type="float" office:value="237.71523929553" calcext:value-type="float">
            <text:p>237.71523929553</text:p>
          </table:table-cell>
          <table:table-cell table:formula="of:=(POWER([.$G$7]-[.$C$7]/100;[.AL$67])-1)/([.$G$7]-[.$C$7]/100-1)" office:value-type="float" office:value="268.548501827119" calcext:value-type="float">
            <text:p>268.548501827119</text:p>
          </table:table-cell>
          <table:table-cell table:formula="of:=(POWER([.$G$7]-[.$C$7]/100;[.AM$67])-1)/([.$G$7]-[.$C$7]/100-1)" office:value-type="float" office:value="303.251338806423" calcext:value-type="float">
            <text:p>303.251338806423</text:p>
          </table:table-cell>
          <table:table-cell table:formula="of:=(POWER([.$G$7]-[.$C$7]/100;[.AN$67])-1)/([.$G$7]-[.$C$7]/100-1)" office:value-type="float" office:value="342.309381826629" calcext:value-type="float">
            <text:p>342.309381826629</text:p>
          </table:table-cell>
          <table:table-cell table:formula="of:=(POWER([.$G$7]-[.$C$7]/100;[.AO$67])-1)/([.$G$7]-[.$C$7]/100-1)" office:value-type="float" office:value="386.269209245871" calcext:value-type="float">
            <text:p>386.269209245871</text:p>
          </table:table-cell>
          <table:table-cell table:formula="of:=(POWER([.$G$7]-[.$C$7]/100;[.AP$67])-1)/([.$G$7]-[.$C$7]/100-1)" office:value-type="float" office:value="435.745995006227" calcext:value-type="float">
            <text:p>435.745995006227</text:p>
          </table:table-cell>
          <table:table-cell table:formula="of:=(POWER([.$G$7]-[.$C$7]/100;[.AQ$67])-1)/([.$G$7]-[.$C$7]/100-1)" office:value-type="float" office:value="491.432117379509" calcext:value-type="float">
            <text:p>491.432117379509</text:p>
          </table:table-cell>
          <table:table-cell table:formula="of:=(POWER([.$G$7]-[.$C$7]/100;[.AR$67])-1)/([.$G$7]-[.$C$7]/100-1)" office:value-type="float" office:value="554.106848110637" calcext:value-type="float">
            <text:p>554.106848110637</text:p>
          </table:table-cell>
          <table:table-cell table:formula="of:=(POWER([.$G$7]-[.$C$7]/100;[.AS$67])-1)/([.$G$7]-[.$C$7]/100-1)" office:value-type="float" office:value="624.647257548522" calcext:value-type="float">
            <text:p>624.647257548522</text:p>
          </table:table-cell>
          <table:table-cell table:formula="of:=(POWER([.$G$7]-[.$C$7]/100;[.AT$67])-1)/([.$G$7]-[.$C$7]/100-1)" office:value-type="float" office:value="704.040488370862" calcext:value-type="float">
            <text:p>704.040488370862</text:p>
          </table:table-cell>
          <table:table-cell table:formula="of:=(POWER([.$G$7]-[.$C$7]/100;[.AU$67])-1)/([.$G$7]-[.$C$7]/100-1)" office:value-type="float" office:value="793.397569661405" calcext:value-type="float">
            <text:p>793.397569661405</text:p>
          </table:table-cell>
          <table:table-cell table:formula="of:=(POWER([.$G$7]-[.$C$7]/100;[.AV$67])-1)/([.$G$7]-[.$C$7]/100-1)" office:value-type="float" office:value="893.968964653911" calcext:value-type="float">
            <text:p>893.968964653911</text:p>
          </table:table-cell>
          <table:table-cell table:number-columns-repeated="2"/>
          <table:table-cell table:formula="of:=[.$F7]*POWER([.$G7]-[.$C7]/100;[.$H$67])" office:value-type="float" office:value="0.742" calcext:value-type="float">
            <text:p>0.742</text:p>
          </table:table-cell>
          <table:table-cell table:formula="of:=[.$F7]*POWER([.$G7]-[.$C7]/100;[.$I$67])" office:value-type="float" office:value="0.835121" calcext:value-type="float">
            <text:p>0.835121</text:p>
          </table:table-cell>
          <table:table-cell table:formula="of:=[.$F7]*POWER([.$G7]-[.$C7]/100;[.$J$67])" office:value-type="float" office:value="0.9399286855" calcext:value-type="float">
            <text:p>0.9399286855</text:p>
          </table:table-cell>
          <table:table-cell table:formula="of:=[.$F7]*POWER([.$G7]-[.$C7]/100;[.$K$67])" office:value-type="float" office:value="1.05788973553025" calcext:value-type="float">
            <text:p>1.05788973553025</text:p>
          </table:table-cell>
          <table:table-cell table:formula="of:=[.$F7]*POWER([.$G7]-[.$C7]/100;[.$L$67])" office:value-type="float" office:value="1.1906548973393" calcext:value-type="float">
            <text:p>1.1906548973393</text:p>
          </table:table-cell>
          <table:table-cell table:formula="of:=[.$F7]*POWER([.$G7]-[.$C7]/100;[.$M$67])" office:value-type="float" office:value="1.34008208695538" calcext:value-type="float">
            <text:p>1.34008208695538</text:p>
          </table:table-cell>
          <table:table-cell table:formula="of:=[.$F7]*POWER([.$G7]-[.$C7]/100;[.$N$67])" office:value-type="float" office:value="1.50826238886828" calcext:value-type="float">
            <text:p>1.50826238886828</text:p>
          </table:table-cell>
          <table:table-cell table:formula="of:=[.$F7]*POWER([.$G7]-[.$C7]/100;[.$O$67])" office:value-type="float" office:value="1.69754931867125" calcext:value-type="float">
            <text:p>1.69754931867125</text:p>
          </table:table-cell>
          <table:table-cell table:formula="of:=[.$F7]*POWER([.$G7]-[.$C7]/100;[.$P$67])" office:value-type="float" office:value="1.91059175816449" calcext:value-type="float">
            <text:p>1.91059175816449</text:p>
          </table:table-cell>
          <table:table-cell table:formula="of:=[.$F7]*POWER([.$G7]-[.$C7]/100;[.$Q$67])" office:value-type="float" office:value="2.15037102381413" calcext:value-type="float">
            <text:p>2.15037102381413</text:p>
          </table:table-cell>
          <table:table-cell table:formula="of:=[.$F7]*POWER([.$G7]-[.$C7]/100;[.$R$67])" office:value-type="float" office:value="2.4202425873028" calcext:value-type="float">
            <text:p>2.4202425873028</text:p>
          </table:table-cell>
          <table:table-cell table:formula="of:=[.$F7]*POWER([.$G7]-[.$C7]/100;[.$S$67])" office:value-type="float" office:value="2.72398303200931" calcext:value-type="float">
            <text:p>2.72398303200931</text:p>
          </table:table-cell>
          <table:table-cell table:formula="of:=[.$F7]*POWER([.$G7]-[.$C7]/100;[.$T$67])" office:value-type="float" office:value="3.06584290252647" calcext:value-type="float">
            <text:p>3.06584290252647</text:p>
          </table:table-cell>
          <table:table-cell table:formula="of:=[.$F7]*POWER([.$G7]-[.$C7]/100;[.$U$67])" office:value-type="float" office:value="3.45060618679355" calcext:value-type="float">
            <text:p>3.45060618679355</text:p>
          </table:table-cell>
          <table:table-cell table:formula="of:=[.$F7]*POWER([.$G7]-[.$C7]/100;[.$V$67])" office:value-type="float" office:value="3.88365726323614" calcext:value-type="float">
            <text:p>3.88365726323614</text:p>
          </table:table-cell>
          <table:table-cell table:formula="of:=[.$F7]*POWER([.$G7]-[.$C7]/100;[.$W$67])" office:value-type="float" office:value="4.37105624977227" calcext:value-type="float">
            <text:p>4.37105624977227</text:p>
          </table:table-cell>
          <table:table-cell table:formula="of:=[.$F7]*POWER([.$G7]-[.$C7]/100;[.$X$67])" office:value-type="float" office:value="4.91962380911869" calcext:value-type="float">
            <text:p>4.91962380911869</text:p>
          </table:table-cell>
          <table:table-cell table:formula="of:=[.$F7]*POWER([.$G7]-[.$C7]/100;[.$Y$67])" office:value-type="float" office:value="5.53703659716309" calcext:value-type="float">
            <text:p>5.53703659716309</text:p>
          </table:table-cell>
          <table:table-cell table:formula="of:=[.$F7]*POWER([.$G7]-[.$C7]/100;[.$Z$67])" office:value-type="float" office:value="6.23193469010705" calcext:value-type="float">
            <text:p>6.23193469010705</text:p>
          </table:table-cell>
          <table:table-cell table:formula="of:=[.$F7]*POWER([.$G7]-[.$C7]/100;[.$AA$67])" office:value-type="float" office:value="7.01404249371549" calcext:value-type="float">
            <text:p>7.01404249371549</text:p>
          </table:table-cell>
          <table:table-cell table:formula="of:=[.$F7]*POWER([.$G7]-[.$C7]/100;[.$AB$67])" office:value-type="float" office:value="7.89430482667678" calcext:value-type="float">
            <text:p>7.89430482667678</text:p>
          </table:table-cell>
          <table:table-cell table:formula="of:=[.$F7]*POWER([.$G7]-[.$C7]/100;[.$AC$67])" office:value-type="float" office:value="8.88504008242472" calcext:value-type="float">
            <text:p>8.88504008242472</text:p>
          </table:table-cell>
          <table:table-cell table:formula="of:=[.$F7]*POWER([.$G7]-[.$C7]/100;[.$AD$67])" office:value-type="float" office:value="10.000112612769" calcext:value-type="float">
            <text:p>10.000112612769</text:p>
          </table:table-cell>
          <table:table-cell table:formula="of:=[.$F7]*POWER([.$G7]-[.$C7]/100;[.$AE$67])" office:value-type="float" office:value="11.2551267456715" calcext:value-type="float">
            <text:p>11.2551267456715</text:p>
          </table:table-cell>
          <table:table-cell table:formula="of:=[.$F7]*POWER([.$G7]-[.$C7]/100;[.$AF$67])" office:value-type="float" office:value="12.6676451522533" calcext:value-type="float">
            <text:p>12.6676451522533</text:p>
          </table:table-cell>
          <table:table-cell table:formula="of:=[.$F7]*POWER([.$G7]-[.$C7]/100;[.$AG$67])" office:value-type="float" office:value="14.2574346188611" calcext:value-type="float">
            <text:p>14.2574346188611</text:p>
          </table:table-cell>
          <table:table-cell table:formula="of:=[.$F7]*POWER([.$G7]-[.$C7]/100;[.$AH$67])" office:value-type="float" office:value="16.0467426635282" calcext:value-type="float">
            <text:p>16.0467426635282</text:p>
          </table:table-cell>
          <table:table-cell table:formula="of:=[.$F7]*POWER([.$G7]-[.$C7]/100;[.$AI$67])" office:value-type="float" office:value="18.0606088678009" calcext:value-type="float">
            <text:p>18.0606088678009</text:p>
          </table:table-cell>
          <table:table-cell table:formula="of:=[.$F7]*POWER([.$G7]-[.$C7]/100;[.$AJ$67])" office:value-type="float" office:value="20.32721528071" calcext:value-type="float">
            <text:p>20.32721528071</text:p>
          </table:table-cell>
          <table:table-cell table:formula="of:=[.$F7]*POWER([.$G7]-[.$C7]/100;[.$AK$67])" office:value-type="float" office:value="22.8782807984391" calcext:value-type="float">
            <text:p>22.8782807984391</text:p>
          </table:table-cell>
          <table:table-cell table:formula="of:=[.$F7]*POWER([.$G7]-[.$C7]/100;[.$AL$67])" office:value-type="float" office:value="25.7495050386432" calcext:value-type="float">
            <text:p>25.7495050386432</text:p>
          </table:table-cell>
          <table:table-cell table:formula="of:=[.$F7]*POWER([.$G7]-[.$C7]/100;[.$AM$67])" office:value-type="float" office:value="28.9810679209929" calcext:value-type="float">
            <text:p>28.9810679209929</text:p>
          </table:table-cell>
          <table:table-cell table:formula="of:=[.$F7]*POWER([.$G7]-[.$C7]/100;[.$AN$67])" office:value-type="float" office:value="32.6181919450775" calcext:value-type="float">
            <text:p>32.6181919450775</text:p>
          </table:table-cell>
          <table:table-cell table:formula="of:=[.$F7]*POWER([.$G7]-[.$C7]/100;[.$AO$67])" office:value-type="float" office:value="36.7117750341847" calcext:value-type="float">
            <text:p>36.7117750341847</text:p>
          </table:table-cell>
          <table:table-cell table:formula="of:=[.$F7]*POWER([.$G7]-[.$C7]/100;[.$AP$67])" office:value-type="float" office:value="41.3191028009749" calcext:value-type="float">
            <text:p>41.3191028009749</text:p>
          </table:table-cell>
          <table:table-cell table:formula="of:=[.$F7]*POWER([.$G7]-[.$C7]/100;[.$AQ$67])" office:value-type="float" office:value="46.5046502024972" calcext:value-type="float">
            <text:p>46.5046502024972</text:p>
          </table:table-cell>
          <table:table-cell table:formula="of:=[.$F7]*POWER([.$G7]-[.$C7]/100;[.$AR$67])" office:value-type="float" office:value="52.3409838029106" calcext:value-type="float">
            <text:p>52.3409838029106</text:p>
          </table:table-cell>
          <table:table-cell table:formula="of:=[.$F7]*POWER([.$G7]-[.$C7]/100;[.$AS$67])" office:value-type="float" office:value="58.9097772701759" calcext:value-type="float">
            <text:p>58.9097772701759</text:p>
          </table:table-cell>
          <table:table-cell table:formula="of:=[.$F7]*POWER([.$G7]-[.$C7]/100;[.$AT$67])" office:value-type="float" office:value="66.302954317583" calcext:value-type="float">
            <text:p>66.302954317583</text:p>
          </table:table-cell>
          <table:table-cell table:formula="of:=[.$F7]*POWER([.$G7]-[.$C7]/100;[.$AU$67])" office:value-type="float" office:value="74.6239750844396" calcext:value-type="float">
            <text:p>74.6239750844396</text:p>
          </table:table-cell>
          <table:table-cell table:formula="of:=[.$F7]*POWER([.$G7]-[.$C7]/100;[.$AV$67])" office:value-type="float" office:value="83.9892839575368" calcext:value-type="float">
            <text:p>83.989283957536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IT</text:p>
          </table:table-cell>
          <table:table-cell office:value-type="string" calcext:value-type="string">
            <text:p>IE00B3WJKG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Shares</text:p>
          </table:table-cell>
          <table:table-cell office:value-type="float" office:value="0.196" calcext:value-type="float">
            <text:p>0.196</text:p>
          </table:table-cell>
          <table:table-cell office:value-type="float" office:value="0.538" calcext:value-type="float">
            <text:p>0.538</text:p>
          </table:table-cell>
          <table:table-cell office:value-type="float" office:value="1.1" calcext:value-type="float">
            <text:p>1.1</text:p>
          </table:table-cell>
          <table:table-cell office:value-type="float" office:value="96.48" calcext:value-type="float">
            <text:p>96.48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number-columns-repeated="17"/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2.27" calcext:value-type="float">
            <text:p>2.27</text:p>
          </table:table-cell>
          <table:table-cell table:number-columns-repeated="26"/>
          <table:table-cell table:formula="of:=SUM([.H8:.BR8])" office:value-type="float" office:value="99.74" calcext:value-type="float">
            <text:p>99.74</text:p>
          </table:table-cell>
          <table:table-cell table:number-columns-repeated="6"/>
          <table:table-cell table:formula="of:=(POWER([.$G$8]-[.$C$8]/100;[.H$67])-1)/([.$G$8]-[.$C$8]/100-1)" office:value-type="float" office:value="0" calcext:value-type="float">
            <text:p>0</text:p>
          </table:table-cell>
          <table:table-cell table:formula="of:=(POWER([.$G$8]-[.$C$8]/100;[.I$67])-1)/([.$G$8]-[.$C$8]/100-1)" office:value-type="float" office:value="1" calcext:value-type="float">
            <text:p>1</text:p>
          </table:table-cell>
          <table:table-cell table:formula="of:=(POWER([.$G$8]-[.$C$8]/100;[.J$67])-1)/([.$G$8]-[.$C$8]/100-1)" office:value-type="float" office:value="2.0985" calcext:value-type="float">
            <text:p>2.0985</text:p>
          </table:table-cell>
          <table:table-cell table:formula="of:=(POWER([.$G$8]-[.$C$8]/100;[.K$67])-1)/([.$G$8]-[.$C$8]/100-1)" office:value-type="float" office:value="3.30520225" calcext:value-type="float">
            <text:p>3.30520225</text:p>
          </table:table-cell>
          <table:table-cell table:formula="of:=(POWER([.$G$8]-[.$C$8]/100;[.L$67])-1)/([.$G$8]-[.$C$8]/100-1)" office:value-type="float" office:value="4.630764671625" calcext:value-type="float">
            <text:p>4.630764671625</text:p>
          </table:table-cell>
          <table:table-cell table:formula="of:=(POWER([.$G$8]-[.$C$8]/100;[.M$67])-1)/([.$G$8]-[.$C$8]/100-1)" office:value-type="float" office:value="6.08689499178006" calcext:value-type="float">
            <text:p>6.08689499178006</text:p>
          </table:table-cell>
          <table:table-cell table:formula="of:=(POWER([.$G$8]-[.$C$8]/100;[.N$67])-1)/([.$G$8]-[.$C$8]/100-1)" office:value-type="float" office:value="7.6864541484704" calcext:value-type="float">
            <text:p>7.6864541484704</text:p>
          </table:table-cell>
          <table:table-cell table:formula="of:=(POWER([.$G$8]-[.$C$8]/100;[.O$67])-1)/([.$G$8]-[.$C$8]/100-1)" office:value-type="float" office:value="9.44356988209473" calcext:value-type="float">
            <text:p>9.44356988209473</text:p>
          </table:table-cell>
          <table:table-cell table:formula="of:=(POWER([.$G$8]-[.$C$8]/100;[.P$67])-1)/([.$G$8]-[.$C$8]/100-1)" office:value-type="float" office:value="11.3737615154811" calcext:value-type="float">
            <text:p>11.3737615154811</text:p>
          </table:table-cell>
          <table:table-cell table:formula="of:=(POWER([.$G$8]-[.$C$8]/100;[.Q$67])-1)/([.$G$8]-[.$C$8]/100-1)" office:value-type="float" office:value="13.494077024756" calcext:value-type="float">
            <text:p>13.494077024756</text:p>
          </table:table-cell>
          <table:table-cell table:formula="of:=(POWER([.$G$8]-[.$C$8]/100;[.R$67])-1)/([.$G$8]-[.$C$8]/100-1)" office:value-type="float" office:value="15.8232436116944" calcext:value-type="float">
            <text:p>15.8232436116944</text:p>
          </table:table-cell>
          <table:table-cell table:formula="of:=(POWER([.$G$8]-[.$C$8]/100;[.S$67])-1)/([.$G$8]-[.$C$8]/100-1)" office:value-type="float" office:value="18.3818331074463" calcext:value-type="float">
            <text:p>18.3818331074463</text:p>
          </table:table-cell>
          <table:table-cell table:formula="of:=(POWER([.$G$8]-[.$C$8]/100;[.T$67])-1)/([.$G$8]-[.$C$8]/100-1)" office:value-type="float" office:value="21.1924436685298" calcext:value-type="float">
            <text:p>21.1924436685298</text:p>
          </table:table-cell>
          <table:table-cell table:formula="of:=(POWER([.$G$8]-[.$C$8]/100;[.U$67])-1)/([.$G$8]-[.$C$8]/100-1)" office:value-type="float" office:value="24.27989936988" calcext:value-type="float">
            <text:p>24.27989936988</text:p>
          </table:table-cell>
          <table:table-cell table:formula="of:=(POWER([.$G$8]-[.$C$8]/100;[.V$67])-1)/([.$G$8]-[.$C$8]/100-1)" office:value-type="float" office:value="27.6714694578131" calcext:value-type="float">
            <text:p>27.6714694578131</text:p>
          </table:table-cell>
          <table:table-cell table:formula="of:=(POWER([.$G$8]-[.$C$8]/100;[.W$67])-1)/([.$G$8]-[.$C$8]/100-1)" office:value-type="float" office:value="31.3971091994077" calcext:value-type="float">
            <text:p>31.3971091994077</text:p>
          </table:table-cell>
          <table:table-cell table:formula="of:=(POWER([.$G$8]-[.$C$8]/100;[.X$67])-1)/([.$G$8]-[.$C$8]/100-1)" office:value-type="float" office:value="35.4897244555494" calcext:value-type="float">
            <text:p>35.4897244555494</text:p>
          </table:table-cell>
          <table:table-cell table:formula="of:=(POWER([.$G$8]-[.$C$8]/100;[.Y$67])-1)/([.$G$8]-[.$C$8]/100-1)" office:value-type="float" office:value="39.985462314421" calcext:value-type="float">
            <text:p>39.985462314421</text:p>
          </table:table-cell>
          <table:table-cell table:formula="of:=(POWER([.$G$8]-[.$C$8]/100;[.Z$67])-1)/([.$G$8]-[.$C$8]/100-1)" office:value-type="float" office:value="44.9240303523915" calcext:value-type="float">
            <text:p>44.9240303523915</text:p>
          </table:table-cell>
          <table:table-cell table:formula="of:=(POWER([.$G$8]-[.$C$8]/100;[.AA$67])-1)/([.$G$8]-[.$C$8]/100-1)" office:value-type="float" office:value="50.349047342102" calcext:value-type="float">
            <text:p>50.349047342102</text:p>
          </table:table-cell>
          <table:table-cell table:formula="of:=(POWER([.$G$8]-[.$C$8]/100;[.AB$67])-1)/([.$G$8]-[.$C$8]/100-1)" office:value-type="float" office:value="56.3084285052991" calcext:value-type="float">
            <text:p>56.3084285052991</text:p>
          </table:table-cell>
          <table:table-cell table:formula="of:=(POWER([.$G$8]-[.$C$8]/100;[.AC$67])-1)/([.$G$8]-[.$C$8]/100-1)" office:value-type="float" office:value="62.8548087130711" calcext:value-type="float">
            <text:p>62.8548087130711</text:p>
          </table:table-cell>
          <table:table-cell table:formula="of:=(POWER([.$G$8]-[.$C$8]/100;[.AD$67])-1)/([.$G$8]-[.$C$8]/100-1)" office:value-type="float" office:value="70.0460073713086" calcext:value-type="float">
            <text:p>70.0460073713086</text:p>
          </table:table-cell>
          <table:table-cell table:formula="of:=(POWER([.$G$8]-[.$C$8]/100;[.AE$67])-1)/([.$G$8]-[.$C$8]/100-1)" office:value-type="float" office:value="77.9455390973825" calcext:value-type="float">
            <text:p>77.9455390973825</text:p>
          </table:table-cell>
          <table:table-cell table:formula="of:=(POWER([.$G$8]-[.$C$8]/100;[.AF$67])-1)/([.$G$8]-[.$C$8]/100-1)" office:value-type="float" office:value="86.6231746984746" calcext:value-type="float">
            <text:p>86.6231746984746</text:p>
          </table:table-cell>
          <table:table-cell table:formula="of:=(POWER([.$G$8]-[.$C$8]/100;[.AG$67])-1)/([.$G$8]-[.$C$8]/100-1)" office:value-type="float" office:value="96.1555574062744" calcext:value-type="float">
            <text:p>96.1555574062744</text:p>
          </table:table-cell>
          <table:table-cell table:formula="of:=(POWER([.$G$8]-[.$C$8]/100;[.AH$67])-1)/([.$G$8]-[.$C$8]/100-1)" office:value-type="float" office:value="106.626879810792" calcext:value-type="float">
            <text:p>106.626879810792</text:p>
          </table:table-cell>
          <table:table-cell table:formula="of:=(POWER([.$G$8]-[.$C$8]/100;[.AI$67])-1)/([.$G$8]-[.$C$8]/100-1)" office:value-type="float" office:value="118.129627472155" calcext:value-type="float">
            <text:p>118.129627472155</text:p>
          </table:table-cell>
          <table:table-cell table:formula="of:=(POWER([.$G$8]-[.$C$8]/100;[.AJ$67])-1)/([.$G$8]-[.$C$8]/100-1)" office:value-type="float" office:value="130.765395778163" calcext:value-type="float">
            <text:p>130.765395778163</text:p>
          </table:table-cell>
          <table:table-cell table:formula="of:=(POWER([.$G$8]-[.$C$8]/100;[.AK$67])-1)/([.$G$8]-[.$C$8]/100-1)" office:value-type="float" office:value="144.645787262312" calcext:value-type="float">
            <text:p>144.645787262312</text:p>
          </table:table-cell>
          <table:table-cell table:formula="of:=(POWER([.$G$8]-[.$C$8]/100;[.AL$67])-1)/([.$G$8]-[.$C$8]/100-1)" office:value-type="float" office:value="159.89339730765" calcext:value-type="float">
            <text:p>159.89339730765</text:p>
          </table:table-cell>
          <table:table-cell table:formula="of:=(POWER([.$G$8]-[.$C$8]/100;[.AM$67])-1)/([.$G$8]-[.$C$8]/100-1)" office:value-type="float" office:value="176.642896942453" calcext:value-type="float">
            <text:p>176.642896942453</text:p>
          </table:table-cell>
          <table:table-cell table:formula="of:=(POWER([.$G$8]-[.$C$8]/100;[.AN$67])-1)/([.$G$8]-[.$C$8]/100-1)" office:value-type="float" office:value="195.042222291285" calcext:value-type="float">
            <text:p>195.042222291285</text:p>
          </table:table-cell>
          <table:table-cell table:formula="of:=(POWER([.$G$8]-[.$C$8]/100;[.AO$67])-1)/([.$G$8]-[.$C$8]/100-1)" office:value-type="float" office:value="215.253881186976" calcext:value-type="float">
            <text:p>215.253881186976</text:p>
          </table:table-cell>
          <table:table-cell table:formula="of:=(POWER([.$G$8]-[.$C$8]/100;[.AP$67])-1)/([.$G$8]-[.$C$8]/100-1)" office:value-type="float" office:value="237.456388483893" calcext:value-type="float">
            <text:p>237.456388483893</text:p>
          </table:table-cell>
          <table:table-cell table:formula="of:=(POWER([.$G$8]-[.$C$8]/100;[.AQ$67])-1)/([.$G$8]-[.$C$8]/100-1)" office:value-type="float" office:value="261.845842749557" calcext:value-type="float">
            <text:p>261.845842749557</text:p>
          </table:table-cell>
          <table:table-cell table:formula="of:=(POWER([.$G$8]-[.$C$8]/100;[.AR$67])-1)/([.$G$8]-[.$C$8]/100-1)" office:value-type="float" office:value="288.637658260388" calcext:value-type="float">
            <text:p>288.637658260388</text:p>
          </table:table-cell>
          <table:table-cell table:formula="of:=(POWER([.$G$8]-[.$C$8]/100;[.AS$67])-1)/([.$G$8]-[.$C$8]/100-1)" office:value-type="float" office:value="318.068467599036" calcext:value-type="float">
            <text:p>318.068467599036</text:p>
          </table:table-cell>
          <table:table-cell table:formula="of:=(POWER([.$G$8]-[.$C$8]/100;[.AT$67])-1)/([.$G$8]-[.$C$8]/100-1)" office:value-type="float" office:value="350.398211657542" calcext:value-type="float">
            <text:p>350.398211657542</text:p>
          </table:table-cell>
          <table:table-cell table:formula="of:=(POWER([.$G$8]-[.$C$8]/100;[.AU$67])-1)/([.$G$8]-[.$C$8]/100-1)" office:value-type="float" office:value="385.912435505809" calcext:value-type="float">
            <text:p>385.912435505809</text:p>
          </table:table-cell>
          <table:table-cell table:formula="of:=(POWER([.$G$8]-[.$C$8]/100;[.AV$67])-1)/([.$G$8]-[.$C$8]/100-1)" office:value-type="float" office:value="424.924810403132" calcext:value-type="float">
            <text:p>424.924810403132</text:p>
          </table:table-cell>
          <table:table-cell table:number-columns-repeated="2"/>
          <table:table-cell table:formula="of:=[.$F8]*POWER([.$G8]-[.$C8]/100;[.$H$67])" office:value-type="float" office:value="0.538" calcext:value-type="float">
            <text:p>0.538</text:p>
          </table:table-cell>
          <table:table-cell table:formula="of:=[.$F8]*POWER([.$G8]-[.$C8]/100;[.$I$67])" office:value-type="float" office:value="0.590993" calcext:value-type="float">
            <text:p>0.590993</text:p>
          </table:table-cell>
          <table:table-cell table:formula="of:=[.$F8]*POWER([.$G8]-[.$C8]/100;[.$J$67])" office:value-type="float" office:value="0.6492058105" calcext:value-type="float">
            <text:p>0.6492058105</text:p>
          </table:table-cell>
          <table:table-cell table:formula="of:=[.$F8]*POWER([.$G8]-[.$C8]/100;[.$K$67])" office:value-type="float" office:value="0.71315258283425" calcext:value-type="float">
            <text:p>0.71315258283425</text:p>
          </table:table-cell>
          <table:table-cell table:formula="of:=[.$F8]*POWER([.$G8]-[.$C8]/100;[.$L$67])" office:value-type="float" office:value="0.783398112243424" calcext:value-type="float">
            <text:p>0.783398112243424</text:p>
          </table:table-cell>
          <table:table-cell table:formula="of:=[.$F8]*POWER([.$G8]-[.$C8]/100;[.$M$67])" office:value-type="float" office:value="0.860562826299401" calcext:value-type="float">
            <text:p>0.860562826299401</text:p>
          </table:table-cell>
          <table:table-cell table:formula="of:=[.$F8]*POWER([.$G8]-[.$C8]/100;[.$N$67])" office:value-type="float" office:value="0.945328264689892" calcext:value-type="float">
            <text:p>0.945328264689892</text:p>
          </table:table-cell>
          <table:table-cell table:formula="of:=[.$F8]*POWER([.$G8]-[.$C8]/100;[.$O$67])" office:value-type="float" office:value="1.03844309876185" calcext:value-type="float">
            <text:p>1.03844309876185</text:p>
          </table:table-cell>
          <table:table-cell table:formula="of:=[.$F8]*POWER([.$G8]-[.$C8]/100;[.$P$67])" office:value-type="float" office:value="1.14072974398989" calcext:value-type="float">
            <text:p>1.14072974398989</text:p>
          </table:table-cell>
          <table:table-cell table:formula="of:=[.$F8]*POWER([.$G8]-[.$C8]/100;[.$Q$67])" office:value-type="float" office:value="1.25309162377289" calcext:value-type="float">
            <text:p>1.25309162377289</text:p>
          </table:table-cell>
          <table:table-cell table:formula="of:=[.$F8]*POWER([.$G8]-[.$C8]/100;[.$R$67])" office:value-type="float" office:value="1.37652114871452" calcext:value-type="float">
            <text:p>1.37652114871452</text:p>
          </table:table-cell>
          <table:table-cell table:formula="of:=[.$F8]*POWER([.$G8]-[.$C8]/100;[.$S$67])" office:value-type="float" office:value="1.5121084818629" calcext:value-type="float">
            <text:p>1.5121084818629</text:p>
          </table:table-cell>
          <table:table-cell table:formula="of:=[.$F8]*POWER([.$G8]-[.$C8]/100;[.$T$67])" office:value-type="float" office:value="1.6610511673264" calcext:value-type="float">
            <text:p>1.6610511673264</text:p>
          </table:table-cell>
          <table:table-cell table:formula="of:=[.$F8]*POWER([.$G8]-[.$C8]/100;[.$U$67])" office:value-type="float" office:value="1.82466470730805" calcext:value-type="float">
            <text:p>1.82466470730805</text:p>
          </table:table-cell>
          <table:table-cell table:formula="of:=[.$F8]*POWER([.$G8]-[.$C8]/100;[.$V$67])" office:value-type="float" office:value="2.00439418097789" calcext:value-type="float">
            <text:p>2.00439418097789</text:p>
          </table:table-cell>
          <table:table-cell table:formula="of:=[.$F8]*POWER([.$G8]-[.$C8]/100;[.$W$67])" office:value-type="float" office:value="2.20182700780421" calcext:value-type="float">
            <text:p>2.20182700780421</text:p>
          </table:table-cell>
          <table:table-cell table:formula="of:=[.$F8]*POWER([.$G8]-[.$C8]/100;[.$X$67])" office:value-type="float" office:value="2.41870696807293" calcext:value-type="float">
            <text:p>2.41870696807293</text:p>
          </table:table-cell>
          <table:table-cell table:formula="of:=[.$F8]*POWER([.$G8]-[.$C8]/100;[.$Y$67])" office:value-type="float" office:value="2.65694960442811" calcext:value-type="float">
            <text:p>2.65694960442811</text:p>
          </table:table-cell>
          <table:table-cell table:formula="of:=[.$F8]*POWER([.$G8]-[.$C8]/100;[.$Z$67])" office:value-type="float" office:value="2.91865914046428" calcext:value-type="float">
            <text:p>2.91865914046428</text:p>
          </table:table-cell>
          <table:table-cell table:formula="of:=[.$F8]*POWER([.$G8]-[.$C8]/100;[.$AA$67])" office:value-type="float" office:value="3.20614706580001" calcext:value-type="float">
            <text:p>3.20614706580001</text:p>
          </table:table-cell>
          <table:table-cell table:formula="of:=[.$F8]*POWER([.$G8]-[.$C8]/100;[.$AB$67])" office:value-type="float" office:value="3.52195255178132" calcext:value-type="float">
            <text:p>3.52195255178132</text:p>
          </table:table-cell>
          <table:table-cell table:formula="of:=[.$F8]*POWER([.$G8]-[.$C8]/100;[.$AC$67])" office:value-type="float" office:value="3.86886487813178" calcext:value-type="float">
            <text:p>3.86886487813178</text:p>
          </table:table-cell>
          <table:table-cell table:formula="of:=[.$F8]*POWER([.$G8]-[.$C8]/100;[.$AD$67])" office:value-type="float" office:value="4.24994806862776" calcext:value-type="float">
            <text:p>4.24994806862776</text:p>
          </table:table-cell>
          <table:table-cell table:formula="of:=[.$F8]*POWER([.$G8]-[.$C8]/100;[.$AE$67])" office:value-type="float" office:value="4.66856795338759" calcext:value-type="float">
            <text:p>4.66856795338759</text:p>
          </table:table-cell>
          <table:table-cell table:formula="of:=[.$F8]*POWER([.$G8]-[.$C8]/100;[.$AF$67])" office:value-type="float" office:value="5.12842189679627" calcext:value-type="float">
            <text:p>5.12842189679627</text:p>
          </table:table-cell>
          <table:table-cell table:formula="of:=[.$F8]*POWER([.$G8]-[.$C8]/100;[.$AG$67])" office:value-type="float" office:value="5.6335714536307" calcext:value-type="float">
            <text:p>5.6335714536307</text:p>
          </table:table-cell>
          <table:table-cell table:formula="of:=[.$F8]*POWER([.$G8]-[.$C8]/100;[.$AH$67])" office:value-type="float" office:value="6.18847824181333" calcext:value-type="float">
            <text:p>6.18847824181333</text:p>
          </table:table-cell>
          <table:table-cell table:formula="of:=[.$F8]*POWER([.$G8]-[.$C8]/100;[.$AI$67])" office:value-type="float" office:value="6.79804334863194" calcext:value-type="float">
            <text:p>6.79804334863194</text:p>
          </table:table-cell>
          <table:table-cell table:formula="of:=[.$F8]*POWER([.$G8]-[.$C8]/100;[.$AJ$67])" office:value-type="float" office:value="7.46765061847218" calcext:value-type="float">
            <text:p>7.46765061847218</text:p>
          </table:table-cell>
          <table:table-cell table:formula="of:=[.$F8]*POWER([.$G8]-[.$C8]/100;[.$AK$67])" office:value-type="float" office:value="8.20321420439169" calcext:value-type="float">
            <text:p>8.20321420439169</text:p>
          </table:table-cell>
          <table:table-cell table:formula="of:=[.$F8]*POWER([.$G8]-[.$C8]/100;[.$AL$67])" office:value-type="float" office:value="9.01123080352428" calcext:value-type="float">
            <text:p>9.01123080352428</text:p>
          </table:table-cell>
          <table:table-cell table:formula="of:=[.$F8]*POWER([.$G8]-[.$C8]/100;[.$AM$67])" office:value-type="float" office:value="9.89883703767142" calcext:value-type="float">
            <text:p>9.89883703767142</text:p>
          </table:table-cell>
          <table:table-cell table:formula="of:=[.$F8]*POWER([.$G8]-[.$C8]/100;[.$AN$67])" office:value-type="float" office:value="10.8738724858821" calcext:value-type="float">
            <text:p>10.8738724858821</text:p>
          </table:table-cell>
          <table:table-cell table:formula="of:=[.$F8]*POWER([.$G8]-[.$C8]/100;[.$AO$67])" office:value-type="float" office:value="11.9449489257414" calcext:value-type="float">
            <text:p>11.9449489257414</text:p>
          </table:table-cell>
          <table:table-cell table:formula="of:=[.$F8]*POWER([.$G8]-[.$C8]/100;[.$AP$67])" office:value-type="float" office:value="13.121526394927" calcext:value-type="float">
            <text:p>13.121526394927</text:p>
          </table:table-cell>
          <table:table-cell table:formula="of:=[.$F8]*POWER([.$G8]-[.$C8]/100;[.$AQ$67])" office:value-type="float" office:value="14.4139967448273" calcext:value-type="float">
            <text:p>14.4139967448273</text:p>
          </table:table-cell>
          <table:table-cell table:formula="of:=[.$F8]*POWER([.$G8]-[.$C8]/100;[.$AR$67])" office:value-type="float" office:value="15.8337754241928" calcext:value-type="float">
            <text:p>15.8337754241928</text:p>
          </table:table-cell>
          <table:table-cell table:formula="of:=[.$F8]*POWER([.$G8]-[.$C8]/100;[.$AS$67])" office:value-type="float" office:value="17.3934023034757" calcext:value-type="float">
            <text:p>17.3934023034757</text:p>
          </table:table-cell>
          <table:table-cell table:formula="of:=[.$F8]*POWER([.$G8]-[.$C8]/100;[.$AT$67])" office:value-type="float" office:value="19.1066524303681" calcext:value-type="float">
            <text:p>19.1066524303681</text:p>
          </table:table-cell>
          <table:table-cell table:formula="of:=[.$F8]*POWER([.$G8]-[.$C8]/100;[.$AU$67])" office:value-type="float" office:value="20.9886576947594" calcext:value-type="float">
            <text:p>20.9886576947594</text:p>
          </table:table-cell>
          <table:table-cell table:formula="of:=[.$F8]*POWER([.$G8]-[.$C8]/100;[.$AV$67])" office:value-type="float" office:value="23.0560404776932" calcext:value-type="float">
            <text:p>23.056040477693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XX 600</text:p>
          </table:table-cell>
          <table:table-cell office:value-type="string" calcext:value-type="string">
            <text:p>LU090850075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376" calcext:value-type="float">
            <text:p>0.376</text:p>
          </table:table-cell>
          <table:table-cell office:value-type="float" office:value="1.501" calcext:value-type="float">
            <text:p>1.501</text:p>
          </table:table-cell>
          <table:table-cell office:value-type="float" office:value="1.065" calcext:value-type="float">
            <text:p>1.065</text:p>
          </table:table-cell>
          <table:table-cell/>
          <table:table-cell office:value-type="float" office:value="21.36" calcext:value-type="float">
            <text:p>21.36</text:p>
          </table:table-cell>
          <table:table-cell table:number-columns-repeated="4"/>
          <table:table-cell office:value-type="float" office:value="15.31" calcext:value-type="float">
            <text:p>15.31</text:p>
          </table:table-cell>
          <table:table-cell office:value-type="float" office:value="5.12" calcext:value-type="float">
            <text:p>5.12</text:p>
          </table:table-cell>
          <table:table-cell office:value-type="float" office:value="3.84" calcext:value-type="float">
            <text:p>3.84</text:p>
          </table:table-cell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/>
          <table:table-cell office:value-type="float" office:value="8.55" calcext:value-type="float">
            <text:p>8.55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3.56" calcext:value-type="float">
            <text:p>3.5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77" calcext:value-type="float">
            <text:p>1.77</text:p>
          </table:table-cell>
          <table:table-cell table:number-columns-repeated="7"/>
          <table:table-cell office:value-type="float" office:value="12.55" calcext:value-type="float">
            <text:p>12.55</text:p>
          </table:table-cell>
          <table:table-cell office:value-type="float" office:value="16.73" calcext:value-type="float">
            <text:p>16.73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5.02" calcext:value-type="float">
            <text:p>5.0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table:formula="of:=SUM([.H9:.BR9])" office:value-type="float" office:value="99.72" calcext:value-type="float">
            <text:p>99.72</text:p>
          </table:table-cell>
          <table:table-cell table:number-columns-repeated="6"/>
          <table:table-cell table:formula="of:=(POWER([.$G$9]-[.$C$9]/100;[.H$67])-1)/([.$G$9]-[.$C$9]/100-1)" office:value-type="float" office:value="0" calcext:value-type="float">
            <text:p>0</text:p>
          </table:table-cell>
          <table:table-cell table:formula="of:=(POWER([.$G$9]-[.$C$9]/100;[.I$67])-1)/([.$G$9]-[.$C$9]/100-1)" office:value-type="float" office:value="1" calcext:value-type="float">
            <text:p>1</text:p>
          </table:table-cell>
          <table:table-cell table:formula="of:=(POWER([.$G$9]-[.$C$9]/100;[.J$67])-1)/([.$G$9]-[.$C$9]/100-1)" office:value-type="float" office:value="2.0643" calcext:value-type="float">
            <text:p>2.0643</text:p>
          </table:table-cell>
          <table:table-cell table:formula="of:=(POWER([.$G$9]-[.$C$9]/100;[.K$67])-1)/([.$G$9]-[.$C$9]/100-1)" office:value-type="float" office:value="3.19703449" calcext:value-type="float">
            <text:p>3.19703449</text:p>
          </table:table-cell>
          <table:table-cell table:formula="of:=(POWER([.$G$9]-[.$C$9]/100;[.L$67])-1)/([.$G$9]-[.$C$9]/100-1)" office:value-type="float" office:value="4.402603807707" calcext:value-type="float">
            <text:p>4.402603807707</text:p>
          </table:table-cell>
          <table:table-cell table:formula="of:=(POWER([.$G$9]-[.$C$9]/100;[.M$67])-1)/([.$G$9]-[.$C$9]/100-1)" office:value-type="float" office:value="5.68569123254256" calcext:value-type="float">
            <text:p>5.68569123254256</text:p>
          </table:table-cell>
          <table:table-cell table:formula="of:=(POWER([.$G$9]-[.$C$9]/100;[.N$67])-1)/([.$G$9]-[.$C$9]/100-1)" office:value-type="float" office:value="7.05128117879505" calcext:value-type="float">
            <text:p>7.05128117879505</text:p>
          </table:table-cell>
          <table:table-cell table:formula="of:=(POWER([.$G$9]-[.$C$9]/100;[.O$67])-1)/([.$G$9]-[.$C$9]/100-1)" office:value-type="float" office:value="8.50467855859157" calcext:value-type="float">
            <text:p>8.50467855859157</text:p>
          </table:table-cell>
          <table:table-cell table:formula="of:=(POWER([.$G$9]-[.$C$9]/100;[.P$67])-1)/([.$G$9]-[.$C$9]/100-1)" office:value-type="float" office:value="10.051529389909" calcext:value-type="float">
            <text:p>10.051529389909</text:p>
          </table:table-cell>
          <table:table-cell table:formula="of:=(POWER([.$G$9]-[.$C$9]/100;[.Q$67])-1)/([.$G$9]-[.$C$9]/100-1)" office:value-type="float" office:value="11.6978427296802" calcext:value-type="float">
            <text:p>11.6978427296802</text:p>
          </table:table-cell>
          <table:table-cell table:formula="of:=(POWER([.$G$9]-[.$C$9]/100;[.R$67])-1)/([.$G$9]-[.$C$9]/100-1)" office:value-type="float" office:value="13.4500140171986" calcext:value-type="float">
            <text:p>13.4500140171986</text:p>
          </table:table-cell>
          <table:table-cell table:formula="of:=(POWER([.$G$9]-[.$C$9]/100;[.S$67])-1)/([.$G$9]-[.$C$9]/100-1)" office:value-type="float" office:value="15.3148499185045" calcext:value-type="float">
            <text:p>15.3148499185045</text:p>
          </table:table-cell>
          <table:table-cell table:formula="of:=(POWER([.$G$9]-[.$C$9]/100;[.T$67])-1)/([.$G$9]-[.$C$9]/100-1)" office:value-type="float" office:value="17.2995947682643" calcext:value-type="float">
            <text:p>17.2995947682643</text:p>
          </table:table-cell>
          <table:table-cell table:formula="of:=(POWER([.$G$9]-[.$C$9]/100;[.U$67])-1)/([.$G$9]-[.$C$9]/100-1)" office:value-type="float" office:value="19.4119587118637" calcext:value-type="float">
            <text:p>19.4119587118637</text:p>
          </table:table-cell>
          <table:table-cell table:formula="of:=(POWER([.$G$9]-[.$C$9]/100;[.V$67])-1)/([.$G$9]-[.$C$9]/100-1)" office:value-type="float" office:value="21.6601476570365" calcext:value-type="float">
            <text:p>21.6601476570365</text:p>
          </table:table-cell>
          <table:table-cell table:formula="of:=(POWER([.$G$9]-[.$C$9]/100;[.W$67])-1)/([.$G$9]-[.$C$9]/100-1)" office:value-type="float" office:value="24.052895151384" calcext:value-type="float">
            <text:p>24.052895151384</text:p>
          </table:table-cell>
          <table:table-cell table:formula="of:=(POWER([.$G$9]-[.$C$9]/100;[.X$67])-1)/([.$G$9]-[.$C$9]/100-1)" office:value-type="float" office:value="26.599496309618" calcext:value-type="float">
            <text:p>26.599496309618</text:p>
          </table:table-cell>
          <table:table-cell table:formula="of:=(POWER([.$G$9]-[.$C$9]/100;[.Y$67])-1)/([.$G$9]-[.$C$9]/100-1)" office:value-type="float" office:value="29.3098439223264" calcext:value-type="float">
            <text:p>29.3098439223264</text:p>
          </table:table-cell>
          <table:table-cell table:formula="of:=(POWER([.$G$9]-[.$C$9]/100;[.Z$67])-1)/([.$G$9]-[.$C$9]/100-1)" office:value-type="float" office:value="32.194466886532" calcext:value-type="float">
            <text:p>32.194466886532</text:p>
          </table:table-cell>
          <table:table-cell table:formula="of:=(POWER([.$G$9]-[.$C$9]/100;[.AA$67])-1)/([.$G$9]-[.$C$9]/100-1)" office:value-type="float" office:value="35.264571107336" calcext:value-type="float">
            <text:p>35.264571107336</text:p>
          </table:table-cell>
          <table:table-cell table:formula="of:=(POWER([.$G$9]-[.$C$9]/100;[.AB$67])-1)/([.$G$9]-[.$C$9]/100-1)" office:value-type="float" office:value="38.5320830295377" calcext:value-type="float">
            <text:p>38.5320830295377</text:p>
          </table:table-cell>
          <table:table-cell table:formula="of:=(POWER([.$G$9]-[.$C$9]/100;[.AC$67])-1)/([.$G$9]-[.$C$9]/100-1)" office:value-type="float" office:value="42.009695968337" calcext:value-type="float">
            <text:p>42.009695968337</text:p>
          </table:table-cell>
          <table:table-cell table:formula="of:=(POWER([.$G$9]-[.$C$9]/100;[.AD$67])-1)/([.$G$9]-[.$C$9]/100-1)" office:value-type="float" office:value="45.7109194191011" calcext:value-type="float">
            <text:p>45.7109194191011</text:p>
          </table:table-cell>
          <table:table-cell table:formula="of:=(POWER([.$G$9]-[.$C$9]/100;[.AE$67])-1)/([.$G$9]-[.$C$9]/100-1)" office:value-type="float" office:value="49.6501315377492" calcext:value-type="float">
            <text:p>49.6501315377492</text:p>
          </table:table-cell>
          <table:table-cell table:formula="of:=(POWER([.$G$9]-[.$C$9]/100;[.AF$67])-1)/([.$G$9]-[.$C$9]/100-1)" office:value-type="float" office:value="53.8426349956265" calcext:value-type="float">
            <text:p>53.8426349956265</text:p>
          </table:table-cell>
          <table:table-cell table:formula="of:=(POWER([.$G$9]-[.$C$9]/100;[.AG$67])-1)/([.$G$9]-[.$C$9]/100-1)" office:value-type="float" office:value="58.3047164258453" calcext:value-type="float">
            <text:p>58.3047164258453</text:p>
          </table:table-cell>
          <table:table-cell table:formula="of:=(POWER([.$G$9]-[.$C$9]/100;[.AH$67])-1)/([.$G$9]-[.$C$9]/100-1)" office:value-type="float" office:value="63.0537096920272" calcext:value-type="float">
            <text:p>63.0537096920272</text:p>
          </table:table-cell>
          <table:table-cell table:formula="of:=(POWER([.$G$9]-[.$C$9]/100;[.AI$67])-1)/([.$G$9]-[.$C$9]/100-1)" office:value-type="float" office:value="68.1080632252245" calcext:value-type="float">
            <text:p>68.1080632252245</text:p>
          </table:table-cell>
          <table:table-cell table:formula="of:=(POWER([.$G$9]-[.$C$9]/100;[.AJ$67])-1)/([.$G$9]-[.$C$9]/100-1)" office:value-type="float" office:value="73.4874116906065" calcext:value-type="float">
            <text:p>73.4874116906065</text:p>
          </table:table-cell>
          <table:table-cell table:formula="of:=(POWER([.$G$9]-[.$C$9]/100;[.AK$67])-1)/([.$G$9]-[.$C$9]/100-1)" office:value-type="float" office:value="79.2126522623125" calcext:value-type="float">
            <text:p>79.2126522623125</text:p>
          </table:table-cell>
          <table:table-cell table:formula="of:=(POWER([.$G$9]-[.$C$9]/100;[.AL$67])-1)/([.$G$9]-[.$C$9]/100-1)" office:value-type="float" office:value="85.3060258027791" calcext:value-type="float">
            <text:p>85.3060258027791</text:p>
          </table:table-cell>
          <table:table-cell table:formula="of:=(POWER([.$G$9]-[.$C$9]/100;[.AM$67])-1)/([.$G$9]-[.$C$9]/100-1)" office:value-type="float" office:value="91.7912032618979" calcext:value-type="float">
            <text:p>91.7912032618979</text:p>
          </table:table-cell>
          <table:table-cell table:formula="of:=(POWER([.$G$9]-[.$C$9]/100;[.AN$67])-1)/([.$G$9]-[.$C$9]/100-1)" office:value-type="float" office:value="98.6933776316379" calcext:value-type="float">
            <text:p>98.6933776316379</text:p>
          </table:table-cell>
          <table:table-cell table:formula="of:=(POWER([.$G$9]-[.$C$9]/100;[.AO$67])-1)/([.$G$9]-[.$C$9]/100-1)" office:value-type="float" office:value="106.039361813352" calcext:value-type="float">
            <text:p>106.039361813352</text:p>
          </table:table-cell>
          <table:table-cell table:formula="of:=(POWER([.$G$9]-[.$C$9]/100;[.AP$67])-1)/([.$G$9]-[.$C$9]/100-1)" office:value-type="float" office:value="113.857692777951" calcext:value-type="float">
            <text:p>113.857692777951</text:p>
          </table:table-cell>
          <table:table-cell table:formula="of:=(POWER([.$G$9]-[.$C$9]/100;[.AQ$67])-1)/([.$G$9]-[.$C$9]/100-1)" office:value-type="float" office:value="122.178742423573" calcext:value-type="float">
            <text:p>122.178742423573</text:p>
          </table:table-cell>
          <table:table-cell table:formula="of:=(POWER([.$G$9]-[.$C$9]/100;[.AR$67])-1)/([.$G$9]-[.$C$9]/100-1)" office:value-type="float" office:value="131.034835561409" calcext:value-type="float">
            <text:p>131.034835561409</text:p>
          </table:table-cell>
          <table:table-cell table:formula="of:=(POWER([.$G$9]-[.$C$9]/100;[.AS$67])-1)/([.$G$9]-[.$C$9]/100-1)" office:value-type="float" office:value="140.460375488007" calcext:value-type="float">
            <text:p>140.460375488007</text:p>
          </table:table-cell>
          <table:table-cell table:formula="of:=(POWER([.$G$9]-[.$C$9]/100;[.AT$67])-1)/([.$G$9]-[.$C$9]/100-1)" office:value-type="float" office:value="150.491977631886" calcext:value-type="float">
            <text:p>150.491977631886</text:p>
          </table:table-cell>
          <table:table-cell table:formula="of:=(POWER([.$G$9]-[.$C$9]/100;[.AU$67])-1)/([.$G$9]-[.$C$9]/100-1)" office:value-type="float" office:value="161.168611793616" calcext:value-type="float">
            <text:p>161.168611793616</text:p>
          </table:table-cell>
          <table:table-cell table:formula="of:=(POWER([.$G$9]-[.$C$9]/100;[.AV$67])-1)/([.$G$9]-[.$C$9]/100-1)" office:value-type="float" office:value="172.531753531946" calcext:value-type="float">
            <text:p>172.531753531946</text:p>
          </table:table-cell>
          <table:table-cell table:number-columns-repeated="2"/>
          <table:table-cell table:formula="of:=[.$F9]*POWER([.$G9]-[.$C9]/100;[.$H$67])" office:value-type="float" office:value="1.501" calcext:value-type="float">
            <text:p>1.501</text:p>
          </table:table-cell>
          <table:table-cell table:formula="of:=[.$F9]*POWER([.$G9]-[.$C9]/100;[.$I$67])" office:value-type="float" office:value="1.5975143" calcext:value-type="float">
            <text:p>1.5975143</text:p>
          </table:table-cell>
          <table:table-cell table:formula="of:=[.$F9]*POWER([.$G9]-[.$C9]/100;[.$J$67])" office:value-type="float" office:value="1.70023446949" calcext:value-type="float">
            <text:p>1.70023446949</text:p>
          </table:table-cell>
          <table:table-cell table:formula="of:=[.$F9]*POWER([.$G9]-[.$C9]/100;[.$K$67])" office:value-type="float" office:value="1.80955954587821" calcext:value-type="float">
            <text:p>1.80955954587821</text:p>
          </table:table-cell>
          <table:table-cell table:formula="of:=[.$F9]*POWER([.$G9]-[.$C9]/100;[.$L$67])" office:value-type="float" office:value="1.92591422467818" calcext:value-type="float">
            <text:p>1.92591422467818</text:p>
          </table:table-cell>
          <table:table-cell table:formula="of:=[.$F9]*POWER([.$G9]-[.$C9]/100;[.$M$67])" office:value-type="float" office:value="2.04975050932498" calcext:value-type="float">
            <text:p>2.04975050932498</text:p>
          </table:table-cell>
          <table:table-cell table:formula="of:=[.$F9]*POWER([.$G9]-[.$C9]/100;[.$N$67])" office:value-type="float" office:value="2.18154946707458" calcext:value-type="float">
            <text:p>2.18154946707458</text:p>
          </table:table-cell>
          <table:table-cell table:formula="of:=[.$F9]*POWER([.$G9]-[.$C9]/100;[.$O$67])" office:value-type="float" office:value="2.32182309780747" calcext:value-type="float">
            <text:p>2.32182309780747</text:p>
          </table:table-cell>
          <table:table-cell table:formula="of:=[.$F9]*POWER([.$G9]-[.$C9]/100;[.$P$67])" office:value-type="float" office:value="2.4711163229965" calcext:value-type="float">
            <text:p>2.4711163229965</text:p>
          </table:table-cell>
          <table:table-cell table:formula="of:=[.$F9]*POWER([.$G9]-[.$C9]/100;[.$Q$67])" office:value-type="float" office:value="2.63000910256517" calcext:value-type="float">
            <text:p>2.63000910256517</text:p>
          </table:table-cell>
          <table:table-cell table:formula="of:=[.$F9]*POWER([.$G9]-[.$C9]/100;[.$R$67])" office:value-type="float" office:value="2.79911868786011" calcext:value-type="float">
            <text:p>2.79911868786011</text:p>
          </table:table-cell>
          <table:table-cell table:formula="of:=[.$F9]*POWER([.$G9]-[.$C9]/100;[.$S$67])" office:value-type="float" office:value="2.97910201948952" calcext:value-type="float">
            <text:p>2.97910201948952</text:p>
          </table:table-cell>
          <table:table-cell table:formula="of:=[.$F9]*POWER([.$G9]-[.$C9]/100;[.$T$67])" office:value-type="float" office:value="3.17065827934269" calcext:value-type="float">
            <text:p>3.17065827934269</text:p>
          </table:table-cell>
          <table:table-cell table:formula="of:=[.$F9]*POWER([.$G9]-[.$C9]/100;[.$U$67])" office:value-type="float" office:value="3.37453160670443" calcext:value-type="float">
            <text:p>3.37453160670443</text:p>
          </table:table-cell>
          <table:table-cell table:formula="of:=[.$F9]*POWER([.$G9]-[.$C9]/100;[.$V$67])" office:value-type="float" office:value="3.59151398901552" calcext:value-type="float">
            <text:p>3.59151398901552</text:p>
          </table:table-cell>
          <table:table-cell table:formula="of:=[.$F9]*POWER([.$G9]-[.$C9]/100;[.$W$67])" office:value-type="float" office:value="3.82244833850922" calcext:value-type="float">
            <text:p>3.82244833850922</text:p>
          </table:table-cell>
          <table:table-cell table:formula="of:=[.$F9]*POWER([.$G9]-[.$C9]/100;[.$X$67])" office:value-type="float" office:value="4.06823176667536" calcext:value-type="float">
            <text:p>4.06823176667536</text:p>
          </table:table-cell>
          <table:table-cell table:formula="of:=[.$F9]*POWER([.$G9]-[.$C9]/100;[.$Y$67])" office:value-type="float" office:value="4.32981906927259" calcext:value-type="float">
            <text:p>4.32981906927259</text:p>
          </table:table-cell>
          <table:table-cell table:formula="of:=[.$F9]*POWER([.$G9]-[.$C9]/100;[.$Z$67])" office:value-type="float" office:value="4.60822643542682" calcext:value-type="float">
            <text:p>4.60822643542682</text:p>
          </table:table-cell>
          <table:table-cell table:formula="of:=[.$F9]*POWER([.$G9]-[.$C9]/100;[.$AA$67])" office:value-type="float" office:value="4.90453539522476" calcext:value-type="float">
            <text:p>4.90453539522476</text:p>
          </table:table-cell>
          <table:table-cell table:formula="of:=[.$F9]*POWER([.$G9]-[.$C9]/100;[.$AB$67])" office:value-type="float" office:value="5.21989702113771" calcext:value-type="float">
            <text:p>5.21989702113771</text:p>
          </table:table-cell>
          <table:table-cell table:formula="of:=[.$F9]*POWER([.$G9]-[.$C9]/100;[.$AC$67])" office:value-type="float" office:value="5.55553639959687" calcext:value-type="float">
            <text:p>5.55553639959687</text:p>
          </table:table-cell>
          <table:table-cell table:formula="of:=[.$F9]*POWER([.$G9]-[.$C9]/100;[.$AD$67])" office:value-type="float" office:value="5.91275739009095" calcext:value-type="float">
            <text:p>5.91275739009095</text:p>
          </table:table-cell>
          <table:table-cell table:formula="of:=[.$F9]*POWER([.$G9]-[.$C9]/100;[.$AE$67])" office:value-type="float" office:value="6.29294769027379" calcext:value-type="float">
            <text:p>6.29294769027379</text:p>
          </table:table-cell>
          <table:table-cell table:formula="of:=[.$F9]*POWER([.$G9]-[.$C9]/100;[.$AF$67])" office:value-type="float" office:value="6.6975842267584" calcext:value-type="float">
            <text:p>6.6975842267584</text:p>
          </table:table-cell>
          <table:table-cell table:formula="of:=[.$F9]*POWER([.$G9]-[.$C9]/100;[.$AG$67])" office:value-type="float" office:value="7.12823889253896" calcext:value-type="float">
            <text:p>7.12823889253896</text:p>
          </table:table-cell>
          <table:table-cell table:formula="of:=[.$F9]*POWER([.$G9]-[.$C9]/100;[.$AH$67])" office:value-type="float" office:value="7.58658465332922" calcext:value-type="float">
            <text:p>7.58658465332922</text:p>
          </table:table-cell>
          <table:table-cell table:formula="of:=[.$F9]*POWER([.$G9]-[.$C9]/100;[.$AI$67])" office:value-type="float" office:value="8.07440204653829" calcext:value-type="float">
            <text:p>8.07440204653829</text:p>
          </table:table-cell>
          <table:table-cell table:formula="of:=[.$F9]*POWER([.$G9]-[.$C9]/100;[.$AJ$67])" office:value-type="float" office:value="8.5935860981307" calcext:value-type="float">
            <text:p>8.5935860981307</text:p>
          </table:table-cell>
          <table:table-cell table:formula="of:=[.$F9]*POWER([.$G9]-[.$C9]/100;[.$AK$67])" office:value-type="float" office:value="9.1461536842405" calcext:value-type="float">
            <text:p>9.1461536842405</text:p>
          </table:table-cell>
          <table:table-cell table:formula="of:=[.$F9]*POWER([.$G9]-[.$C9]/100;[.$AL$67])" office:value-type="float" office:value="9.73425136613717" calcext:value-type="float">
            <text:p>9.73425136613717</text:p>
          </table:table-cell>
          <table:table-cell table:formula="of:=[.$F9]*POWER([.$G9]-[.$C9]/100;[.$AM$67])" office:value-type="float" office:value="10.3601637289798" calcext:value-type="float">
            <text:p>10.3601637289798</text:p>
          </table:table-cell>
          <table:table-cell table:formula="of:=[.$F9]*POWER([.$G9]-[.$C9]/100;[.$AN$67])" office:value-type="float" office:value="11.0263222567532" calcext:value-type="float">
            <text:p>11.0263222567532</text:p>
          </table:table-cell>
          <table:table-cell table:formula="of:=[.$F9]*POWER([.$G9]-[.$C9]/100;[.$AO$67])" office:value-type="float" office:value="11.7353147778624" calcext:value-type="float">
            <text:p>11.7353147778624</text:p>
          </table:table-cell>
          <table:table-cell table:formula="of:=[.$F9]*POWER([.$G9]-[.$C9]/100;[.$AP$67])" office:value-type="float" office:value="12.489895518079" calcext:value-type="float">
            <text:p>12.489895518079</text:p>
          </table:table-cell>
          <table:table-cell table:formula="of:=[.$F9]*POWER([.$G9]-[.$C9]/100;[.$AQ$67])" office:value-type="float" office:value="13.2929957998915" calcext:value-type="float">
            <text:p>13.2929957998915</text:p>
          </table:table-cell>
          <table:table-cell table:formula="of:=[.$F9]*POWER([.$G9]-[.$C9]/100;[.$AR$67])" office:value-type="float" office:value="14.1477354298245" calcext:value-type="float">
            <text:p>14.1477354298245</text:p>
          </table:table-cell>
          <table:table-cell table:formula="of:=[.$F9]*POWER([.$G9]-[.$C9]/100;[.$AS$67])" office:value-type="float" office:value="15.0574348179622" calcext:value-type="float">
            <text:p>15.0574348179622</text:p>
          </table:table-cell>
          <table:table-cell table:formula="of:=[.$F9]*POWER([.$G9]-[.$C9]/100;[.$AT$67])" office:value-type="float" office:value="16.0256278767572" calcext:value-type="float">
            <text:p>16.0256278767572</text:p>
          </table:table-cell>
          <table:table-cell table:formula="of:=[.$F9]*POWER([.$G9]-[.$C9]/100;[.$AU$67])" office:value-type="float" office:value="17.0560757492326" calcext:value-type="float">
            <text:p>17.0560757492326</text:p>
          </table:table-cell>
          <table:table-cell table:formula="of:=[.$F9]*POWER([.$G9]-[.$C9]/100;[.$AV$67])" office:value-type="float" office:value="18.1527814199083" calcext:value-type="float">
            <text:p>18.152781419908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LU168104693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8.04" calcext:value-type="float">
            <text:p>8.04</text:p>
          </table:table-cell>
          <table:table-cell table:number-columns-repeated="21"/>
          <table:table-cell office:value-type="float" office:value="90.05" calcext:value-type="float">
            <text:p>90.05</text:p>
          </table:table-cell>
          <table:table-cell table:number-columns-repeated="17"/>
          <table:table-cell table:formula="of:=SUM([.H10:.BR10])" office:value-type="float" office:value="98.09" calcext:value-type="float">
            <text:p>98.09</text:p>
          </table:table-cell>
          <table:table-cell table:number-columns-repeated="6"/>
          <table:table-cell table:formula="of:=(POWER([.$G$10]-[.$C$10]/100;[.H$67])-1)/([.$G$10]-[.$C$10]/100-1)" office:value-type="float" office:value="0" calcext:value-type="float">
            <text:p>0</text:p>
          </table:table-cell>
          <table:table-cell table:formula="of:=(POWER([.$G$10]-[.$C$10]/100;[.I$67])-1)/([.$G$10]-[.$C$10]/100-1)" office:value-type="float" office:value="1" calcext:value-type="float">
            <text:p>1</text:p>
          </table:table-cell>
          <table:table-cell table:formula="of:=(POWER([.$G$10]-[.$C$10]/100;[.J$67])-1)/([.$G$10]-[.$C$10]/100-1)" office:value-type="float" office:value="2.0725" calcext:value-type="float">
            <text:p>2.0725</text:p>
          </table:table-cell>
          <table:table-cell table:formula="of:=(POWER([.$G$10]-[.$C$10]/100;[.K$67])-1)/([.$G$10]-[.$C$10]/100-1)" office:value-type="float" office:value="3.22275625" calcext:value-type="float">
            <text:p>3.22275625</text:p>
          </table:table-cell>
          <table:table-cell table:formula="of:=(POWER([.$G$10]-[.$C$10]/100;[.L$67])-1)/([.$G$10]-[.$C$10]/100-1)" office:value-type="float" office:value="4.456406078125" calcext:value-type="float">
            <text:p>4.456406078125</text:p>
          </table:table-cell>
          <table:table-cell table:formula="of:=(POWER([.$G$10]-[.$C$10]/100;[.M$67])-1)/([.$G$10]-[.$C$10]/100-1)" office:value-type="float" office:value="5.77949551878906" calcext:value-type="float">
            <text:p>5.77949551878906</text:p>
          </table:table-cell>
          <table:table-cell table:formula="of:=(POWER([.$G$10]-[.$C$10]/100;[.N$67])-1)/([.$G$10]-[.$C$10]/100-1)" office:value-type="float" office:value="7.19850894390127" calcext:value-type="float">
            <text:p>7.19850894390127</text:p>
          </table:table-cell>
          <table:table-cell table:formula="of:=(POWER([.$G$10]-[.$C$10]/100;[.O$67])-1)/([.$G$10]-[.$C$10]/100-1)" office:value-type="float" office:value="8.72040084233411" calcext:value-type="float">
            <text:p>8.72040084233411</text:p>
          </table:table-cell>
          <table:table-cell table:formula="of:=(POWER([.$G$10]-[.$C$10]/100;[.P$67])-1)/([.$G$10]-[.$C$10]/100-1)" office:value-type="float" office:value="10.3526299034033" calcext:value-type="float">
            <text:p>10.3526299034033</text:p>
          </table:table-cell>
          <table:table-cell table:formula="of:=(POWER([.$G$10]-[.$C$10]/100;[.Q$67])-1)/([.$G$10]-[.$C$10]/100-1)" office:value-type="float" office:value="12.1031955714001" calcext:value-type="float">
            <text:p>12.1031955714001</text:p>
          </table:table-cell>
          <table:table-cell table:formula="of:=(POWER([.$G$10]-[.$C$10]/100;[.R$67])-1)/([.$G$10]-[.$C$10]/100-1)" office:value-type="float" office:value="13.9806772503266" calcext:value-type="float">
            <text:p>13.9806772503266</text:p>
          </table:table-cell>
          <table:table-cell table:formula="of:=(POWER([.$G$10]-[.$C$10]/100;[.S$67])-1)/([.$G$10]-[.$C$10]/100-1)" office:value-type="float" office:value="15.9942763509753" calcext:value-type="float">
            <text:p>15.9942763509753</text:p>
          </table:table-cell>
          <table:table-cell table:formula="of:=(POWER([.$G$10]-[.$C$10]/100;[.T$67])-1)/([.$G$10]-[.$C$10]/100-1)" office:value-type="float" office:value="18.153861386421" calcext:value-type="float">
            <text:p>18.153861386421</text:p>
          </table:table-cell>
          <table:table-cell table:formula="of:=(POWER([.$G$10]-[.$C$10]/100;[.U$67])-1)/([.$G$10]-[.$C$10]/100-1)" office:value-type="float" office:value="20.4700163369365" calcext:value-type="float">
            <text:p>20.4700163369365</text:p>
          </table:table-cell>
          <table:table-cell table:formula="of:=(POWER([.$G$10]-[.$C$10]/100;[.V$67])-1)/([.$G$10]-[.$C$10]/100-1)" office:value-type="float" office:value="22.9540925213644" calcext:value-type="float">
            <text:p>22.9540925213644</text:p>
          </table:table-cell>
          <table:table-cell table:formula="of:=(POWER([.$G$10]-[.$C$10]/100;[.W$67])-1)/([.$G$10]-[.$C$10]/100-1)" office:value-type="float" office:value="25.6182642291633" calcext:value-type="float">
            <text:p>25.6182642291633</text:p>
          </table:table-cell>
          <table:table-cell table:formula="of:=(POWER([.$G$10]-[.$C$10]/100;[.X$67])-1)/([.$G$10]-[.$C$10]/100-1)" office:value-type="float" office:value="28.4755883857776" calcext:value-type="float">
            <text:p>28.4755883857776</text:p>
          </table:table-cell>
          <table:table-cell table:formula="of:=(POWER([.$G$10]-[.$C$10]/100;[.Y$67])-1)/([.$G$10]-[.$C$10]/100-1)" office:value-type="float" office:value="31.5400685437465" calcext:value-type="float">
            <text:p>31.5400685437465</text:p>
          </table:table-cell>
          <table:table-cell table:formula="of:=(POWER([.$G$10]-[.$C$10]/100;[.Z$67])-1)/([.$G$10]-[.$C$10]/100-1)" office:value-type="float" office:value="34.8267235131682" calcext:value-type="float">
            <text:p>34.8267235131682</text:p>
          </table:table-cell>
          <table:table-cell table:formula="of:=(POWER([.$G$10]-[.$C$10]/100;[.AA$67])-1)/([.$G$10]-[.$C$10]/100-1)" office:value-type="float" office:value="38.3516609678728" calcext:value-type="float">
            <text:p>38.3516609678728</text:p>
          </table:table-cell>
          <table:table-cell table:formula="of:=(POWER([.$G$10]-[.$C$10]/100;[.AB$67])-1)/([.$G$10]-[.$C$10]/100-1)" office:value-type="float" office:value="42.1321563880436" calcext:value-type="float">
            <text:p>42.1321563880436</text:p>
          </table:table-cell>
          <table:table-cell table:formula="of:=(POWER([.$G$10]-[.$C$10]/100;[.AC$67])-1)/([.$G$10]-[.$C$10]/100-1)" office:value-type="float" office:value="46.1867377261768" calcext:value-type="float">
            <text:p>46.1867377261768</text:p>
          </table:table-cell>
          <table:table-cell table:formula="of:=(POWER([.$G$10]-[.$C$10]/100;[.AD$67])-1)/([.$G$10]-[.$C$10]/100-1)" office:value-type="float" office:value="50.5352762113246" calcext:value-type="float">
            <text:p>50.5352762113246</text:p>
          </table:table-cell>
          <table:table-cell table:formula="of:=(POWER([.$G$10]-[.$C$10]/100;[.AE$67])-1)/([.$G$10]-[.$C$10]/100-1)" office:value-type="float" office:value="55.1990837366456" calcext:value-type="float">
            <text:p>55.1990837366456</text:p>
          </table:table-cell>
          <table:table-cell table:formula="of:=(POWER([.$G$10]-[.$C$10]/100;[.AF$67])-1)/([.$G$10]-[.$C$10]/100-1)" office:value-type="float" office:value="60.2010173075524" calcext:value-type="float">
            <text:p>60.2010173075524</text:p>
          </table:table-cell>
          <table:table-cell table:formula="of:=(POWER([.$G$10]-[.$C$10]/100;[.AG$67])-1)/([.$G$10]-[.$C$10]/100-1)" office:value-type="float" office:value="65.56559106235" calcext:value-type="float">
            <text:p>65.56559106235</text:p>
          </table:table-cell>
          <table:table-cell table:formula="of:=(POWER([.$G$10]-[.$C$10]/100;[.AH$67])-1)/([.$G$10]-[.$C$10]/100-1)" office:value-type="float" office:value="71.3190964143704" calcext:value-type="float">
            <text:p>71.3190964143704</text:p>
          </table:table-cell>
          <table:table-cell table:formula="of:=(POWER([.$G$10]-[.$C$10]/100;[.AI$67])-1)/([.$G$10]-[.$C$10]/100-1)" office:value-type="float" office:value="77.4897309044122" calcext:value-type="float">
            <text:p>77.4897309044122</text:p>
          </table:table-cell>
          <table:table-cell table:formula="of:=(POWER([.$G$10]-[.$C$10]/100;[.AJ$67])-1)/([.$G$10]-[.$C$10]/100-1)" office:value-type="float" office:value="84.1077363949821" calcext:value-type="float">
            <text:p>84.1077363949821</text:p>
          </table:table-cell>
          <table:table-cell table:formula="of:=(POWER([.$G$10]-[.$C$10]/100;[.AK$67])-1)/([.$G$10]-[.$C$10]/100-1)" office:value-type="float" office:value="91.2055472836183" calcext:value-type="float">
            <text:p>91.2055472836183</text:p>
          </table:table-cell>
          <table:table-cell table:formula="of:=(POWER([.$G$10]-[.$C$10]/100;[.AL$67])-1)/([.$G$10]-[.$C$10]/100-1)" office:value-type="float" office:value="98.8179494616806" calcext:value-type="float">
            <text:p>98.8179494616806</text:p>
          </table:table-cell>
          <table:table-cell table:formula="of:=(POWER([.$G$10]-[.$C$10]/100;[.AM$67])-1)/([.$G$10]-[.$C$10]/100-1)" office:value-type="float" office:value="106.982250797652" calcext:value-type="float">
            <text:p>106.982250797652</text:p>
          </table:table-cell>
          <table:table-cell table:formula="of:=(POWER([.$G$10]-[.$C$10]/100;[.AN$67])-1)/([.$G$10]-[.$C$10]/100-1)" office:value-type="float" office:value="115.738463980482" calcext:value-type="float">
            <text:p>115.738463980482</text:p>
          </table:table-cell>
          <table:table-cell table:formula="of:=(POWER([.$G$10]-[.$C$10]/100;[.AO$67])-1)/([.$G$10]-[.$C$10]/100-1)" office:value-type="float" office:value="125.129502619067" calcext:value-type="float">
            <text:p>125.129502619067</text:p>
          </table:table-cell>
          <table:table-cell table:formula="of:=(POWER([.$G$10]-[.$C$10]/100;[.AP$67])-1)/([.$G$10]-[.$C$10]/100-1)" office:value-type="float" office:value="135.20139155895" calcext:value-type="float">
            <text:p>135.20139155895</text:p>
          </table:table-cell>
          <table:table-cell table:formula="of:=(POWER([.$G$10]-[.$C$10]/100;[.AQ$67])-1)/([.$G$10]-[.$C$10]/100-1)" office:value-type="float" office:value="146.003492446973" calcext:value-type="float">
            <text:p>146.003492446973</text:p>
          </table:table-cell>
          <table:table-cell table:formula="of:=(POWER([.$G$10]-[.$C$10]/100;[.AR$67])-1)/([.$G$10]-[.$C$10]/100-1)" office:value-type="float" office:value="157.588745649379" calcext:value-type="float">
            <text:p>157.588745649379</text:p>
          </table:table-cell>
          <table:table-cell table:formula="of:=(POWER([.$G$10]-[.$C$10]/100;[.AS$67])-1)/([.$G$10]-[.$C$10]/100-1)" office:value-type="float" office:value="170.013929708959" calcext:value-type="float">
            <text:p>170.013929708959</text:p>
          </table:table-cell>
          <table:table-cell table:formula="of:=(POWER([.$G$10]-[.$C$10]/100;[.AT$67])-1)/([.$G$10]-[.$C$10]/100-1)" office:value-type="float" office:value="183.339939612859" calcext:value-type="float">
            <text:p>183.339939612859</text:p>
          </table:table-cell>
          <table:table-cell table:formula="of:=(POWER([.$G$10]-[.$C$10]/100;[.AU$67])-1)/([.$G$10]-[.$C$10]/100-1)" office:value-type="float" office:value="197.632085234791" calcext:value-type="float">
            <text:p>197.632085234791</text:p>
          </table:table-cell>
          <table:table-cell table:formula="of:=(POWER([.$G$10]-[.$C$10]/100;[.AV$67])-1)/([.$G$10]-[.$C$10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0]*POWER([.$G10]-[.$C10]/100;[.$H$67])" office:value-type="float" office:value="0.133" calcext:value-type="float">
            <text:p>0.133</text:p>
          </table:table-cell>
          <table:table-cell table:formula="of:=[.$F10]*POWER([.$G10]-[.$C10]/100;[.$I$67])" office:value-type="float" office:value="0.1426425" calcext:value-type="float">
            <text:p>0.1426425</text:p>
          </table:table-cell>
          <table:table-cell table:formula="of:=[.$F10]*POWER([.$G10]-[.$C10]/100;[.$J$67])" office:value-type="float" office:value="0.15298408125" calcext:value-type="float">
            <text:p>0.15298408125</text:p>
          </table:table-cell>
          <table:table-cell table:formula="of:=[.$F10]*POWER([.$G10]-[.$C10]/100;[.$K$67])" office:value-type="float" office:value="0.164075427140625" calcext:value-type="float">
            <text:p>0.164075427140625</text:p>
          </table:table-cell>
          <table:table-cell table:formula="of:=[.$F10]*POWER([.$G10]-[.$C10]/100;[.$L$67])" office:value-type="float" office:value="0.17597089560832" calcext:value-type="float">
            <text:p>0.17597089560832</text:p>
          </table:table-cell>
          <table:table-cell table:formula="of:=[.$F10]*POWER([.$G10]-[.$C10]/100;[.$M$67])" office:value-type="float" office:value="0.188728785539924" calcext:value-type="float">
            <text:p>0.188728785539924</text:p>
          </table:table-cell>
          <table:table-cell table:formula="of:=[.$F10]*POWER([.$G10]-[.$C10]/100;[.$N$67])" office:value-type="float" office:value="0.202411622491568" calcext:value-type="float">
            <text:p>0.202411622491568</text:p>
          </table:table-cell>
          <table:table-cell table:formula="of:=[.$F10]*POWER([.$G10]-[.$C10]/100;[.$O$67])" office:value-type="float" office:value="0.217086465122207" calcext:value-type="float">
            <text:p>0.217086465122207</text:p>
          </table:table-cell>
          <table:table-cell table:formula="of:=[.$F10]*POWER([.$G10]-[.$C10]/100;[.$P$67])" office:value-type="float" office:value="0.232825233843567" calcext:value-type="float">
            <text:p>0.232825233843567</text:p>
          </table:table-cell>
          <table:table-cell table:formula="of:=[.$F10]*POWER([.$G10]-[.$C10]/100;[.$Q$67])" office:value-type="float" office:value="0.249705063297225" calcext:value-type="float">
            <text:p>0.249705063297225</text:p>
          </table:table-cell>
          <table:table-cell table:formula="of:=[.$F10]*POWER([.$G10]-[.$C10]/100;[.$R$67])" office:value-type="float" office:value="0.267808680386274" calcext:value-type="float">
            <text:p>0.267808680386274</text:p>
          </table:table-cell>
          <table:table-cell table:formula="of:=[.$F10]*POWER([.$G10]-[.$C10]/100;[.$S$67])" office:value-type="float" office:value="0.287224809714279" calcext:value-type="float">
            <text:p>0.287224809714279</text:p>
          </table:table-cell>
          <table:table-cell table:formula="of:=[.$F10]*POWER([.$G10]-[.$C10]/100;[.$T$67])" office:value-type="float" office:value="0.308048608418564" calcext:value-type="float">
            <text:p>0.308048608418564</text:p>
          </table:table-cell>
          <table:table-cell table:formula="of:=[.$F10]*POWER([.$G10]-[.$C10]/100;[.$U$67])" office:value-type="float" office:value="0.33038213252891" calcext:value-type="float">
            <text:p>0.33038213252891</text:p>
          </table:table-cell>
          <table:table-cell table:formula="of:=[.$F10]*POWER([.$G10]-[.$C10]/100;[.$V$67])" office:value-type="float" office:value="0.354334837137256" calcext:value-type="float">
            <text:p>0.354334837137256</text:p>
          </table:table-cell>
          <table:table-cell table:formula="of:=[.$F10]*POWER([.$G10]-[.$C10]/100;[.$W$67])" office:value-type="float" office:value="0.380024112829707" calcext:value-type="float">
            <text:p>0.380024112829707</text:p>
          </table:table-cell>
          <table:table-cell table:formula="of:=[.$F10]*POWER([.$G10]-[.$C10]/100;[.$X$67])" office:value-type="float" office:value="0.407575861009861" calcext:value-type="float">
            <text:p>0.407575861009861</text:p>
          </table:table-cell>
          <table:table-cell table:formula="of:=[.$F10]*POWER([.$G10]-[.$C10]/100;[.$Y$67])" office:value-type="float" office:value="0.437125110933076" calcext:value-type="float">
            <text:p>0.437125110933076</text:p>
          </table:table-cell>
          <table:table-cell table:formula="of:=[.$F10]*POWER([.$G10]-[.$C10]/100;[.$Z$67])" office:value-type="float" office:value="0.468816681475724" calcext:value-type="float">
            <text:p>0.468816681475724</text:p>
          </table:table-cell>
          <table:table-cell table:formula="of:=[.$F10]*POWER([.$G10]-[.$C10]/100;[.$AA$67])" office:value-type="float" office:value="0.502805890882714" calcext:value-type="float">
            <text:p>0.502805890882714</text:p>
          </table:table-cell>
          <table:table-cell table:formula="of:=[.$F10]*POWER([.$G10]-[.$C10]/100;[.$AB$67])" office:value-type="float" office:value="0.539259317971711" calcext:value-type="float">
            <text:p>0.539259317971711</text:p>
          </table:table-cell>
          <table:table-cell table:formula="of:=[.$F10]*POWER([.$G10]-[.$C10]/100;[.$AC$67])" office:value-type="float" office:value="0.57835561852466" calcext:value-type="float">
            <text:p>0.57835561852466</text:p>
          </table:table-cell>
          <table:table-cell table:formula="of:=[.$F10]*POWER([.$G10]-[.$C10]/100;[.$AD$67])" office:value-type="float" office:value="0.620286400867698" calcext:value-type="float">
            <text:p>0.620286400867698</text:p>
          </table:table-cell>
          <table:table-cell table:formula="of:=[.$F10]*POWER([.$G10]-[.$C10]/100;[.$AE$67])" office:value-type="float" office:value="0.665257164930606" calcext:value-type="float">
            <text:p>0.665257164930606</text:p>
          </table:table-cell>
          <table:table-cell table:formula="of:=[.$F10]*POWER([.$G10]-[.$C10]/100;[.$AF$67])" office:value-type="float" office:value="0.713488309388074" calcext:value-type="float">
            <text:p>0.713488309388074</text:p>
          </table:table-cell>
          <table:table-cell table:formula="of:=[.$F10]*POWER([.$G10]-[.$C10]/100;[.$AG$67])" office:value-type="float" office:value="0.76521621181871" calcext:value-type="float">
            <text:p>0.76521621181871</text:p>
          </table:table-cell>
          <table:table-cell table:formula="of:=[.$F10]*POWER([.$G10]-[.$C10]/100;[.$AH$67])" office:value-type="float" office:value="0.820694387175566" calcext:value-type="float">
            <text:p>0.820694387175566</text:p>
          </table:table-cell>
          <table:table-cell table:formula="of:=[.$F10]*POWER([.$G10]-[.$C10]/100;[.$AI$67])" office:value-type="float" office:value="0.880194730245795" calcext:value-type="float">
            <text:p>0.880194730245795</text:p>
          </table:table-cell>
          <table:table-cell table:formula="of:=[.$F10]*POWER([.$G10]-[.$C10]/100;[.$AJ$67])" office:value-type="float" office:value="0.944008848188615" calcext:value-type="float">
            <text:p>0.944008848188615</text:p>
          </table:table-cell>
          <table:table-cell table:formula="of:=[.$F10]*POWER([.$G10]-[.$C10]/100;[.$AK$67])" office:value-type="float" office:value="1.01244948968229" calcext:value-type="float">
            <text:p>1.01244948968229</text:p>
          </table:table-cell>
          <table:table-cell table:formula="of:=[.$F10]*POWER([.$G10]-[.$C10]/100;[.$AL$67])" office:value-type="float" office:value="1.08585207768426" calcext:value-type="float">
            <text:p>1.08585207768426</text:p>
          </table:table-cell>
          <table:table-cell table:formula="of:=[.$F10]*POWER([.$G10]-[.$C10]/100;[.$AM$67])" office:value-type="float" office:value="1.16457635331636" calcext:value-type="float">
            <text:p>1.16457635331636</text:p>
          </table:table-cell>
          <table:table-cell table:formula="of:=[.$F10]*POWER([.$G10]-[.$C10]/100;[.$AN$67])" office:value-type="float" office:value="1.2490081389318" calcext:value-type="float">
            <text:p>1.2490081389318</text:p>
          </table:table-cell>
          <table:table-cell table:formula="of:=[.$F10]*POWER([.$G10]-[.$C10]/100;[.$AO$67])" office:value-type="float" office:value="1.33956122900436" calcext:value-type="float">
            <text:p>1.33956122900436</text:p>
          </table:table-cell>
          <table:table-cell table:formula="of:=[.$F10]*POWER([.$G10]-[.$C10]/100;[.$AP$67])" office:value-type="float" office:value="1.43667941810717" calcext:value-type="float">
            <text:p>1.43667941810717</text:p>
          </table:table-cell>
          <table:table-cell table:formula="of:=[.$F10]*POWER([.$G10]-[.$C10]/100;[.$AQ$67])" office:value-type="float" office:value="1.54083867591994" calcext:value-type="float">
            <text:p>1.54083867591994</text:p>
          </table:table-cell>
          <table:table-cell table:formula="of:=[.$F10]*POWER([.$G10]-[.$C10]/100;[.$AR$67])" office:value-type="float" office:value="1.65254947992414" calcext:value-type="float">
            <text:p>1.65254947992414</text:p>
          </table:table-cell>
          <table:table-cell table:formula="of:=[.$F10]*POWER([.$G10]-[.$C10]/100;[.$AS$67])" office:value-type="float" office:value="1.77235931721864" calcext:value-type="float">
            <text:p>1.77235931721864</text:p>
          </table:table-cell>
          <table:table-cell table:formula="of:=[.$F10]*POWER([.$G10]-[.$C10]/100;[.$AT$67])" office:value-type="float" office:value="1.90085536771699" calcext:value-type="float">
            <text:p>1.90085536771699</text:p>
          </table:table-cell>
          <table:table-cell table:formula="of:=[.$F10]*POWER([.$G10]-[.$C10]/100;[.$AU$67])" office:value-type="float" office:value="2.03866738187647" calcext:value-type="float">
            <text:p>2.03866738187647</text:p>
          </table:table-cell>
          <table:table-cell table:formula="of:=[.$F10]*POWER([.$G10]-[.$C10]/100;[.$AV$67])" office:value-type="float" office:value="2.18647076706251" calcext:value-type="float">
            <text:p>2.1864707670625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FR001338060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9.36" calcext:value-type="float">
            <text:p>9.36</text:p>
          </table:table-cell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16"/>
          <table:table-cell office:value-type="float" office:value="82.55" calcext:value-type="float">
            <text:p>82.55</text:p>
          </table:table-cell>
          <table:table-cell table:number-columns-repeated="17"/>
          <table:table-cell table:formula="of:=SUM([.H11:.BR11])" office:value-type="float" office:value="93.1" calcext:value-type="float">
            <text:p>93.1</text:p>
          </table:table-cell>
          <table:table-cell table:number-columns-repeated="6"/>
          <table:table-cell table:formula="of:=(POWER([.$G$11]-[.$C$11]/100;[.H$67])-1)/([.$G$11]-[.$C$11]/100-1)" office:value-type="float" office:value="0" calcext:value-type="float">
            <text:p>0</text:p>
          </table:table-cell>
          <table:table-cell table:formula="of:=(POWER([.$G$11]-[.$C$11]/100;[.I$67])-1)/([.$G$11]-[.$C$11]/100-1)" office:value-type="float" office:value="1" calcext:value-type="float">
            <text:p>1</text:p>
          </table:table-cell>
          <table:table-cell table:formula="of:=(POWER([.$G$11]-[.$C$11]/100;[.J$67])-1)/([.$G$11]-[.$C$11]/100-1)" office:value-type="float" office:value="2.0725" calcext:value-type="float">
            <text:p>2.0725</text:p>
          </table:table-cell>
          <table:table-cell table:formula="of:=(POWER([.$G$11]-[.$C$11]/100;[.K$67])-1)/([.$G$11]-[.$C$11]/100-1)" office:value-type="float" office:value="3.22275625" calcext:value-type="float">
            <text:p>3.22275625</text:p>
          </table:table-cell>
          <table:table-cell table:formula="of:=(POWER([.$G$11]-[.$C$11]/100;[.L$67])-1)/([.$G$11]-[.$C$11]/100-1)" office:value-type="float" office:value="4.456406078125" calcext:value-type="float">
            <text:p>4.456406078125</text:p>
          </table:table-cell>
          <table:table-cell table:formula="of:=(POWER([.$G$11]-[.$C$11]/100;[.M$67])-1)/([.$G$11]-[.$C$11]/100-1)" office:value-type="float" office:value="5.77949551878906" calcext:value-type="float">
            <text:p>5.77949551878906</text:p>
          </table:table-cell>
          <table:table-cell table:formula="of:=(POWER([.$G$11]-[.$C$11]/100;[.N$67])-1)/([.$G$11]-[.$C$11]/100-1)" office:value-type="float" office:value="7.19850894390127" calcext:value-type="float">
            <text:p>7.19850894390127</text:p>
          </table:table-cell>
          <table:table-cell table:formula="of:=(POWER([.$G$11]-[.$C$11]/100;[.O$67])-1)/([.$G$11]-[.$C$11]/100-1)" office:value-type="float" office:value="8.72040084233411" calcext:value-type="float">
            <text:p>8.72040084233411</text:p>
          </table:table-cell>
          <table:table-cell table:formula="of:=(POWER([.$G$11]-[.$C$11]/100;[.P$67])-1)/([.$G$11]-[.$C$11]/100-1)" office:value-type="float" office:value="10.3526299034033" calcext:value-type="float">
            <text:p>10.3526299034033</text:p>
          </table:table-cell>
          <table:table-cell table:formula="of:=(POWER([.$G$11]-[.$C$11]/100;[.Q$67])-1)/([.$G$11]-[.$C$11]/100-1)" office:value-type="float" office:value="12.1031955714001" calcext:value-type="float">
            <text:p>12.1031955714001</text:p>
          </table:table-cell>
          <table:table-cell table:formula="of:=(POWER([.$G$11]-[.$C$11]/100;[.R$67])-1)/([.$G$11]-[.$C$11]/100-1)" office:value-type="float" office:value="13.9806772503266" calcext:value-type="float">
            <text:p>13.9806772503266</text:p>
          </table:table-cell>
          <table:table-cell table:formula="of:=(POWER([.$G$11]-[.$C$11]/100;[.S$67])-1)/([.$G$11]-[.$C$11]/100-1)" office:value-type="float" office:value="15.9942763509753" calcext:value-type="float">
            <text:p>15.9942763509753</text:p>
          </table:table-cell>
          <table:table-cell table:formula="of:=(POWER([.$G$11]-[.$C$11]/100;[.T$67])-1)/([.$G$11]-[.$C$11]/100-1)" office:value-type="float" office:value="18.153861386421" calcext:value-type="float">
            <text:p>18.153861386421</text:p>
          </table:table-cell>
          <table:table-cell table:formula="of:=(POWER([.$G$11]-[.$C$11]/100;[.U$67])-1)/([.$G$11]-[.$C$11]/100-1)" office:value-type="float" office:value="20.4700163369365" calcext:value-type="float">
            <text:p>20.4700163369365</text:p>
          </table:table-cell>
          <table:table-cell table:formula="of:=(POWER([.$G$11]-[.$C$11]/100;[.V$67])-1)/([.$G$11]-[.$C$11]/100-1)" office:value-type="float" office:value="22.9540925213644" calcext:value-type="float">
            <text:p>22.9540925213644</text:p>
          </table:table-cell>
          <table:table-cell table:formula="of:=(POWER([.$G$11]-[.$C$11]/100;[.W$67])-1)/([.$G$11]-[.$C$11]/100-1)" office:value-type="float" office:value="25.6182642291633" calcext:value-type="float">
            <text:p>25.6182642291633</text:p>
          </table:table-cell>
          <table:table-cell table:formula="of:=(POWER([.$G$11]-[.$C$11]/100;[.X$67])-1)/([.$G$11]-[.$C$11]/100-1)" office:value-type="float" office:value="28.4755883857776" calcext:value-type="float">
            <text:p>28.4755883857776</text:p>
          </table:table-cell>
          <table:table-cell table:formula="of:=(POWER([.$G$11]-[.$C$11]/100;[.Y$67])-1)/([.$G$11]-[.$C$11]/100-1)" office:value-type="float" office:value="31.5400685437465" calcext:value-type="float">
            <text:p>31.5400685437465</text:p>
          </table:table-cell>
          <table:table-cell table:formula="of:=(POWER([.$G$11]-[.$C$11]/100;[.Z$67])-1)/([.$G$11]-[.$C$11]/100-1)" office:value-type="float" office:value="34.8267235131682" calcext:value-type="float">
            <text:p>34.8267235131682</text:p>
          </table:table-cell>
          <table:table-cell table:formula="of:=(POWER([.$G$11]-[.$C$11]/100;[.AA$67])-1)/([.$G$11]-[.$C$11]/100-1)" office:value-type="float" office:value="38.3516609678728" calcext:value-type="float">
            <text:p>38.3516609678728</text:p>
          </table:table-cell>
          <table:table-cell table:formula="of:=(POWER([.$G$11]-[.$C$11]/100;[.AB$67])-1)/([.$G$11]-[.$C$11]/100-1)" office:value-type="float" office:value="42.1321563880436" calcext:value-type="float">
            <text:p>42.1321563880436</text:p>
          </table:table-cell>
          <table:table-cell table:formula="of:=(POWER([.$G$11]-[.$C$11]/100;[.AC$67])-1)/([.$G$11]-[.$C$11]/100-1)" office:value-type="float" office:value="46.1867377261768" calcext:value-type="float">
            <text:p>46.1867377261768</text:p>
          </table:table-cell>
          <table:table-cell table:formula="of:=(POWER([.$G$11]-[.$C$11]/100;[.AD$67])-1)/([.$G$11]-[.$C$11]/100-1)" office:value-type="float" office:value="50.5352762113246" calcext:value-type="float">
            <text:p>50.5352762113246</text:p>
          </table:table-cell>
          <table:table-cell table:formula="of:=(POWER([.$G$11]-[.$C$11]/100;[.AE$67])-1)/([.$G$11]-[.$C$11]/100-1)" office:value-type="float" office:value="55.1990837366456" calcext:value-type="float">
            <text:p>55.1990837366456</text:p>
          </table:table-cell>
          <table:table-cell table:formula="of:=(POWER([.$G$11]-[.$C$11]/100;[.AF$67])-1)/([.$G$11]-[.$C$11]/100-1)" office:value-type="float" office:value="60.2010173075524" calcext:value-type="float">
            <text:p>60.2010173075524</text:p>
          </table:table-cell>
          <table:table-cell table:formula="of:=(POWER([.$G$11]-[.$C$11]/100;[.AG$67])-1)/([.$G$11]-[.$C$11]/100-1)" office:value-type="float" office:value="65.56559106235" calcext:value-type="float">
            <text:p>65.56559106235</text:p>
          </table:table-cell>
          <table:table-cell table:formula="of:=(POWER([.$G$11]-[.$C$11]/100;[.AH$67])-1)/([.$G$11]-[.$C$11]/100-1)" office:value-type="float" office:value="71.3190964143704" calcext:value-type="float">
            <text:p>71.3190964143704</text:p>
          </table:table-cell>
          <table:table-cell table:formula="of:=(POWER([.$G$11]-[.$C$11]/100;[.AI$67])-1)/([.$G$11]-[.$C$11]/100-1)" office:value-type="float" office:value="77.4897309044122" calcext:value-type="float">
            <text:p>77.4897309044122</text:p>
          </table:table-cell>
          <table:table-cell table:formula="of:=(POWER([.$G$11]-[.$C$11]/100;[.AJ$67])-1)/([.$G$11]-[.$C$11]/100-1)" office:value-type="float" office:value="84.1077363949821" calcext:value-type="float">
            <text:p>84.1077363949821</text:p>
          </table:table-cell>
          <table:table-cell table:formula="of:=(POWER([.$G$11]-[.$C$11]/100;[.AK$67])-1)/([.$G$11]-[.$C$11]/100-1)" office:value-type="float" office:value="91.2055472836183" calcext:value-type="float">
            <text:p>91.2055472836183</text:p>
          </table:table-cell>
          <table:table-cell table:formula="of:=(POWER([.$G$11]-[.$C$11]/100;[.AL$67])-1)/([.$G$11]-[.$C$11]/100-1)" office:value-type="float" office:value="98.8179494616806" calcext:value-type="float">
            <text:p>98.8179494616806</text:p>
          </table:table-cell>
          <table:table-cell table:formula="of:=(POWER([.$G$11]-[.$C$11]/100;[.AM$67])-1)/([.$G$11]-[.$C$11]/100-1)" office:value-type="float" office:value="106.982250797652" calcext:value-type="float">
            <text:p>106.982250797652</text:p>
          </table:table-cell>
          <table:table-cell table:formula="of:=(POWER([.$G$11]-[.$C$11]/100;[.AN$67])-1)/([.$G$11]-[.$C$11]/100-1)" office:value-type="float" office:value="115.738463980482" calcext:value-type="float">
            <text:p>115.738463980482</text:p>
          </table:table-cell>
          <table:table-cell table:formula="of:=(POWER([.$G$11]-[.$C$11]/100;[.AO$67])-1)/([.$G$11]-[.$C$11]/100-1)" office:value-type="float" office:value="125.129502619067" calcext:value-type="float">
            <text:p>125.129502619067</text:p>
          </table:table-cell>
          <table:table-cell table:formula="of:=(POWER([.$G$11]-[.$C$11]/100;[.AP$67])-1)/([.$G$11]-[.$C$11]/100-1)" office:value-type="float" office:value="135.20139155895" calcext:value-type="float">
            <text:p>135.20139155895</text:p>
          </table:table-cell>
          <table:table-cell table:formula="of:=(POWER([.$G$11]-[.$C$11]/100;[.AQ$67])-1)/([.$G$11]-[.$C$11]/100-1)" office:value-type="float" office:value="146.003492446973" calcext:value-type="float">
            <text:p>146.003492446973</text:p>
          </table:table-cell>
          <table:table-cell table:formula="of:=(POWER([.$G$11]-[.$C$11]/100;[.AR$67])-1)/([.$G$11]-[.$C$11]/100-1)" office:value-type="float" office:value="157.588745649379" calcext:value-type="float">
            <text:p>157.588745649379</text:p>
          </table:table-cell>
          <table:table-cell table:formula="of:=(POWER([.$G$11]-[.$C$11]/100;[.AS$67])-1)/([.$G$11]-[.$C$11]/100-1)" office:value-type="float" office:value="170.013929708959" calcext:value-type="float">
            <text:p>170.013929708959</text:p>
          </table:table-cell>
          <table:table-cell table:formula="of:=(POWER([.$G$11]-[.$C$11]/100;[.AT$67])-1)/([.$G$11]-[.$C$11]/100-1)" office:value-type="float" office:value="183.339939612859" calcext:value-type="float">
            <text:p>183.339939612859</text:p>
          </table:table-cell>
          <table:table-cell table:formula="of:=(POWER([.$G$11]-[.$C$11]/100;[.AU$67])-1)/([.$G$11]-[.$C$11]/100-1)" office:value-type="float" office:value="197.632085234791" calcext:value-type="float">
            <text:p>197.632085234791</text:p>
          </table:table-cell>
          <table:table-cell table:formula="of:=(POWER([.$G$11]-[.$C$11]/100;[.AV$67])-1)/([.$G$11]-[.$C$11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1]*POWER([.$G11]-[.$C11]/100;[.$H$67])" office:value-type="float" office:value="0.133" calcext:value-type="float">
            <text:p>0.133</text:p>
          </table:table-cell>
          <table:table-cell table:formula="of:=[.$F11]*POWER([.$G11]-[.$C11]/100;[.$I$67])" office:value-type="float" office:value="0.1426425" calcext:value-type="float">
            <text:p>0.1426425</text:p>
          </table:table-cell>
          <table:table-cell table:formula="of:=[.$F11]*POWER([.$G11]-[.$C11]/100;[.$J$67])" office:value-type="float" office:value="0.15298408125" calcext:value-type="float">
            <text:p>0.15298408125</text:p>
          </table:table-cell>
          <table:table-cell table:formula="of:=[.$F11]*POWER([.$G11]-[.$C11]/100;[.$K$67])" office:value-type="float" office:value="0.164075427140625" calcext:value-type="float">
            <text:p>0.164075427140625</text:p>
          </table:table-cell>
          <table:table-cell table:formula="of:=[.$F11]*POWER([.$G11]-[.$C11]/100;[.$L$67])" office:value-type="float" office:value="0.17597089560832" calcext:value-type="float">
            <text:p>0.17597089560832</text:p>
          </table:table-cell>
          <table:table-cell table:formula="of:=[.$F11]*POWER([.$G11]-[.$C11]/100;[.$M$67])" office:value-type="float" office:value="0.188728785539924" calcext:value-type="float">
            <text:p>0.188728785539924</text:p>
          </table:table-cell>
          <table:table-cell table:formula="of:=[.$F11]*POWER([.$G11]-[.$C11]/100;[.$N$67])" office:value-type="float" office:value="0.202411622491568" calcext:value-type="float">
            <text:p>0.202411622491568</text:p>
          </table:table-cell>
          <table:table-cell table:formula="of:=[.$F11]*POWER([.$G11]-[.$C11]/100;[.$O$67])" office:value-type="float" office:value="0.217086465122207" calcext:value-type="float">
            <text:p>0.217086465122207</text:p>
          </table:table-cell>
          <table:table-cell table:formula="of:=[.$F11]*POWER([.$G11]-[.$C11]/100;[.$P$67])" office:value-type="float" office:value="0.232825233843567" calcext:value-type="float">
            <text:p>0.232825233843567</text:p>
          </table:table-cell>
          <table:table-cell table:formula="of:=[.$F11]*POWER([.$G11]-[.$C11]/100;[.$Q$67])" office:value-type="float" office:value="0.249705063297225" calcext:value-type="float">
            <text:p>0.249705063297225</text:p>
          </table:table-cell>
          <table:table-cell table:formula="of:=[.$F11]*POWER([.$G11]-[.$C11]/100;[.$R$67])" office:value-type="float" office:value="0.267808680386274" calcext:value-type="float">
            <text:p>0.267808680386274</text:p>
          </table:table-cell>
          <table:table-cell table:formula="of:=[.$F11]*POWER([.$G11]-[.$C11]/100;[.$S$67])" office:value-type="float" office:value="0.287224809714279" calcext:value-type="float">
            <text:p>0.287224809714279</text:p>
          </table:table-cell>
          <table:table-cell table:formula="of:=[.$F11]*POWER([.$G11]-[.$C11]/100;[.$T$67])" office:value-type="float" office:value="0.308048608418564" calcext:value-type="float">
            <text:p>0.308048608418564</text:p>
          </table:table-cell>
          <table:table-cell table:formula="of:=[.$F11]*POWER([.$G11]-[.$C11]/100;[.$U$67])" office:value-type="float" office:value="0.33038213252891" calcext:value-type="float">
            <text:p>0.33038213252891</text:p>
          </table:table-cell>
          <table:table-cell table:formula="of:=[.$F11]*POWER([.$G11]-[.$C11]/100;[.$V$67])" office:value-type="float" office:value="0.354334837137256" calcext:value-type="float">
            <text:p>0.354334837137256</text:p>
          </table:table-cell>
          <table:table-cell table:formula="of:=[.$F11]*POWER([.$G11]-[.$C11]/100;[.$W$67])" office:value-type="float" office:value="0.380024112829707" calcext:value-type="float">
            <text:p>0.380024112829707</text:p>
          </table:table-cell>
          <table:table-cell table:formula="of:=[.$F11]*POWER([.$G11]-[.$C11]/100;[.$X$67])" office:value-type="float" office:value="0.407575861009861" calcext:value-type="float">
            <text:p>0.407575861009861</text:p>
          </table:table-cell>
          <table:table-cell table:formula="of:=[.$F11]*POWER([.$G11]-[.$C11]/100;[.$Y$67])" office:value-type="float" office:value="0.437125110933076" calcext:value-type="float">
            <text:p>0.437125110933076</text:p>
          </table:table-cell>
          <table:table-cell table:formula="of:=[.$F11]*POWER([.$G11]-[.$C11]/100;[.$Z$67])" office:value-type="float" office:value="0.468816681475724" calcext:value-type="float">
            <text:p>0.468816681475724</text:p>
          </table:table-cell>
          <table:table-cell table:formula="of:=[.$F11]*POWER([.$G11]-[.$C11]/100;[.$AA$67])" office:value-type="float" office:value="0.502805890882714" calcext:value-type="float">
            <text:p>0.502805890882714</text:p>
          </table:table-cell>
          <table:table-cell table:formula="of:=[.$F11]*POWER([.$G11]-[.$C11]/100;[.$AB$67])" office:value-type="float" office:value="0.539259317971711" calcext:value-type="float">
            <text:p>0.539259317971711</text:p>
          </table:table-cell>
          <table:table-cell table:formula="of:=[.$F11]*POWER([.$G11]-[.$C11]/100;[.$AC$67])" office:value-type="float" office:value="0.57835561852466" calcext:value-type="float">
            <text:p>0.57835561852466</text:p>
          </table:table-cell>
          <table:table-cell table:formula="of:=[.$F11]*POWER([.$G11]-[.$C11]/100;[.$AD$67])" office:value-type="float" office:value="0.620286400867698" calcext:value-type="float">
            <text:p>0.620286400867698</text:p>
          </table:table-cell>
          <table:table-cell table:formula="of:=[.$F11]*POWER([.$G11]-[.$C11]/100;[.$AE$67])" office:value-type="float" office:value="0.665257164930606" calcext:value-type="float">
            <text:p>0.665257164930606</text:p>
          </table:table-cell>
          <table:table-cell table:formula="of:=[.$F11]*POWER([.$G11]-[.$C11]/100;[.$AF$67])" office:value-type="float" office:value="0.713488309388074" calcext:value-type="float">
            <text:p>0.713488309388074</text:p>
          </table:table-cell>
          <table:table-cell table:formula="of:=[.$F11]*POWER([.$G11]-[.$C11]/100;[.$AG$67])" office:value-type="float" office:value="0.76521621181871" calcext:value-type="float">
            <text:p>0.76521621181871</text:p>
          </table:table-cell>
          <table:table-cell table:formula="of:=[.$F11]*POWER([.$G11]-[.$C11]/100;[.$AH$67])" office:value-type="float" office:value="0.820694387175566" calcext:value-type="float">
            <text:p>0.820694387175566</text:p>
          </table:table-cell>
          <table:table-cell table:formula="of:=[.$F11]*POWER([.$G11]-[.$C11]/100;[.$AI$67])" office:value-type="float" office:value="0.880194730245795" calcext:value-type="float">
            <text:p>0.880194730245795</text:p>
          </table:table-cell>
          <table:table-cell table:formula="of:=[.$F11]*POWER([.$G11]-[.$C11]/100;[.$AJ$67])" office:value-type="float" office:value="0.944008848188615" calcext:value-type="float">
            <text:p>0.944008848188615</text:p>
          </table:table-cell>
          <table:table-cell table:formula="of:=[.$F11]*POWER([.$G11]-[.$C11]/100;[.$AK$67])" office:value-type="float" office:value="1.01244948968229" calcext:value-type="float">
            <text:p>1.01244948968229</text:p>
          </table:table-cell>
          <table:table-cell table:formula="of:=[.$F11]*POWER([.$G11]-[.$C11]/100;[.$AL$67])" office:value-type="float" office:value="1.08585207768426" calcext:value-type="float">
            <text:p>1.08585207768426</text:p>
          </table:table-cell>
          <table:table-cell table:formula="of:=[.$F11]*POWER([.$G11]-[.$C11]/100;[.$AM$67])" office:value-type="float" office:value="1.16457635331636" calcext:value-type="float">
            <text:p>1.16457635331636</text:p>
          </table:table-cell>
          <table:table-cell table:formula="of:=[.$F11]*POWER([.$G11]-[.$C11]/100;[.$AN$67])" office:value-type="float" office:value="1.2490081389318" calcext:value-type="float">
            <text:p>1.2490081389318</text:p>
          </table:table-cell>
          <table:table-cell table:formula="of:=[.$F11]*POWER([.$G11]-[.$C11]/100;[.$AO$67])" office:value-type="float" office:value="1.33956122900436" calcext:value-type="float">
            <text:p>1.33956122900436</text:p>
          </table:table-cell>
          <table:table-cell table:formula="of:=[.$F11]*POWER([.$G11]-[.$C11]/100;[.$AP$67])" office:value-type="float" office:value="1.43667941810717" calcext:value-type="float">
            <text:p>1.43667941810717</text:p>
          </table:table-cell>
          <table:table-cell table:formula="of:=[.$F11]*POWER([.$G11]-[.$C11]/100;[.$AQ$67])" office:value-type="float" office:value="1.54083867591994" calcext:value-type="float">
            <text:p>1.54083867591994</text:p>
          </table:table-cell>
          <table:table-cell table:formula="of:=[.$F11]*POWER([.$G11]-[.$C11]/100;[.$AR$67])" office:value-type="float" office:value="1.65254947992414" calcext:value-type="float">
            <text:p>1.65254947992414</text:p>
          </table:table-cell>
          <table:table-cell table:formula="of:=[.$F11]*POWER([.$G11]-[.$C11]/100;[.$AS$67])" office:value-type="float" office:value="1.77235931721864" calcext:value-type="float">
            <text:p>1.77235931721864</text:p>
          </table:table-cell>
          <table:table-cell table:formula="of:=[.$F11]*POWER([.$G11]-[.$C11]/100;[.$AT$67])" office:value-type="float" office:value="1.90085536771699" calcext:value-type="float">
            <text:p>1.90085536771699</text:p>
          </table:table-cell>
          <table:table-cell table:formula="of:=[.$F11]*POWER([.$G11]-[.$C11]/100;[.$AU$67])" office:value-type="float" office:value="2.03866738187647" calcext:value-type="float">
            <text:p>2.03866738187647</text:p>
          </table:table-cell>
          <table:table-cell table:formula="of:=[.$F11]*POWER([.$G11]-[.$C11]/100;[.$AV$67])" office:value-type="float" office:value="2.18647076706251" calcext:value-type="float">
            <text:p>2.1864707670625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EW</text:p>
          </table:table-cell>
          <table:table-cell office:value-type="string" calcext:value-type="string">
            <text:p>IE00BLNMYC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12" calcext:value-type="float">
            <text:p>0.12</text:p>
          </table:table-cell>
          <table:table-cell office:value-type="float" office:value="0.361" calcext:value-type="float">
            <text:p>0.361</text:p>
          </table:table-cell>
          <table:table-cell office:value-type="float" office:value="1.09" calcext:value-type="float">
            <text:p>1.09</text:p>
          </table:table-cell>
          <table:table-cell office:value-type="float" office:value="94.92" calcext:value-type="float">
            <text:p>94.92</text:p>
          </table:table-cell>
          <table:table-cell office:value-type="float" office:value="1.03" calcext:value-type="float">
            <text:p>1.03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30"/>
          <table:table-cell office:value-type="float" office:value="1.96" calcext:value-type="float">
            <text:p>1.96</text:p>
          </table:table-cell>
          <table:table-cell table:number-columns-repeated="20"/>
          <table:table-cell office:value-type="float" office:value="0.43" calcext:value-type="float">
            <text:p>0.43</text:p>
          </table:table-cell>
          <table:table-cell table:number-columns-repeated="5"/>
          <table:table-cell table:formula="of:=SUM([.H12:.BR12])" office:value-type="float" office:value="99" calcext:value-type="float">
            <text:p>99</text:p>
          </table:table-cell>
          <table:table-cell table:number-columns-repeated="6"/>
          <table:table-cell table:formula="of:=(POWER([.$G$12]-[.$C$12]/100;[.H$67])-1)/([.$G$12]-[.$C$12]/100-1)" office:value-type="float" office:value="0" calcext:value-type="float">
            <text:p>0</text:p>
          </table:table-cell>
          <table:table-cell table:formula="of:=(POWER([.$G$12]-[.$C$12]/100;[.I$67])-1)/([.$G$12]-[.$C$12]/100-1)" office:value-type="float" office:value="1" calcext:value-type="float">
            <text:p>1</text:p>
          </table:table-cell>
          <table:table-cell table:formula="of:=(POWER([.$G$12]-[.$C$12]/100;[.J$67])-1)/([.$G$12]-[.$C$12]/100-1)" office:value-type="float" office:value="2.088" calcext:value-type="float">
            <text:p>2.088</text:p>
          </table:table-cell>
          <table:table-cell table:formula="of:=(POWER([.$G$12]-[.$C$12]/100;[.K$67])-1)/([.$G$12]-[.$C$12]/100-1)" office:value-type="float" office:value="3.271744" calcext:value-type="float">
            <text:p>3.271744</text:p>
          </table:table-cell>
          <table:table-cell table:formula="of:=(POWER([.$G$12]-[.$C$12]/100;[.L$67])-1)/([.$G$12]-[.$C$12]/100-1)" office:value-type="float" office:value="4.559657472" calcext:value-type="float">
            <text:p>4.559657472</text:p>
          </table:table-cell>
          <table:table-cell table:formula="of:=(POWER([.$G$12]-[.$C$12]/100;[.M$67])-1)/([.$G$12]-[.$C$12]/100-1)" office:value-type="float" office:value="5.960907329536" calcext:value-type="float">
            <text:p>5.960907329536</text:p>
          </table:table-cell>
          <table:table-cell table:formula="of:=(POWER([.$G$12]-[.$C$12]/100;[.N$67])-1)/([.$G$12]-[.$C$12]/100-1)" office:value-type="float" office:value="7.48546717453517" calcext:value-type="float">
            <text:p>7.48546717453517</text:p>
          </table:table-cell>
          <table:table-cell table:formula="of:=(POWER([.$G$12]-[.$C$12]/100;[.O$67])-1)/([.$G$12]-[.$C$12]/100-1)" office:value-type="float" office:value="9.14418828589426" calcext:value-type="float">
            <text:p>9.14418828589426</text:p>
          </table:table-cell>
          <table:table-cell table:formula="of:=(POWER([.$G$12]-[.$C$12]/100;[.P$67])-1)/([.$G$12]-[.$C$12]/100-1)" office:value-type="float" office:value="10.948876855053" calcext:value-type="float">
            <text:p>10.948876855053</text:p>
          </table:table-cell>
          <table:table-cell table:formula="of:=(POWER([.$G$12]-[.$C$12]/100;[.Q$67])-1)/([.$G$12]-[.$C$12]/100-1)" office:value-type="float" office:value="12.9123780182976" calcext:value-type="float">
            <text:p>12.9123780182976</text:p>
          </table:table-cell>
          <table:table-cell table:formula="of:=(POWER([.$G$12]-[.$C$12]/100;[.R$67])-1)/([.$G$12]-[.$C$12]/100-1)" office:value-type="float" office:value="15.0486672839078" calcext:value-type="float">
            <text:p>15.0486672839078</text:p>
          </table:table-cell>
          <table:table-cell table:formula="of:=(POWER([.$G$12]-[.$C$12]/100;[.S$67])-1)/([.$G$12]-[.$C$12]/100-1)" office:value-type="float" office:value="17.3729500048917" calcext:value-type="float">
            <text:p>17.3729500048917</text:p>
          </table:table-cell>
          <table:table-cell table:formula="of:=(POWER([.$G$12]-[.$C$12]/100;[.T$67])-1)/([.$G$12]-[.$C$12]/100-1)" office:value-type="float" office:value="19.9017696053222" calcext:value-type="float">
            <text:p>19.9017696053222</text:p>
          </table:table-cell>
          <table:table-cell table:formula="of:=(POWER([.$G$12]-[.$C$12]/100;[.U$67])-1)/([.$G$12]-[.$C$12]/100-1)" office:value-type="float" office:value="22.6531253305905" calcext:value-type="float">
            <text:p>22.6531253305905</text:p>
          </table:table-cell>
          <table:table-cell table:formula="of:=(POWER([.$G$12]-[.$C$12]/100;[.V$67])-1)/([.$G$12]-[.$C$12]/100-1)" office:value-type="float" office:value="25.6466003596825" calcext:value-type="float">
            <text:p>25.6466003596825</text:p>
          </table:table-cell>
          <table:table-cell table:formula="of:=(POWER([.$G$12]-[.$C$12]/100;[.W$67])-1)/([.$G$12]-[.$C$12]/100-1)" office:value-type="float" office:value="28.9035011913346" calcext:value-type="float">
            <text:p>28.9035011913346</text:p>
          </table:table-cell>
          <table:table-cell table:formula="of:=(POWER([.$G$12]-[.$C$12]/100;[.X$67])-1)/([.$G$12]-[.$C$12]/100-1)" office:value-type="float" office:value="32.447009296172" calcext:value-type="float">
            <text:p>32.447009296172</text:p>
          </table:table-cell>
          <table:table-cell table:formula="of:=(POWER([.$G$12]-[.$C$12]/100;[.Y$67])-1)/([.$G$12]-[.$C$12]/100-1)" office:value-type="float" office:value="36.3023461142351" calcext:value-type="float">
            <text:p>36.3023461142351</text:p>
          </table:table-cell>
          <table:table-cell table:formula="of:=(POWER([.$G$12]-[.$C$12]/100;[.Z$67])-1)/([.$G$12]-[.$C$12]/100-1)" office:value-type="float" office:value="40.4969525722878" calcext:value-type="float">
            <text:p>40.4969525722878</text:p>
          </table:table-cell>
          <table:table-cell table:formula="of:=(POWER([.$G$12]-[.$C$12]/100;[.AA$67])-1)/([.$G$12]-[.$C$12]/100-1)" office:value-type="float" office:value="45.0606843986492" calcext:value-type="float">
            <text:p>45.0606843986492</text:p>
          </table:table-cell>
          <table:table-cell table:formula="of:=(POWER([.$G$12]-[.$C$12]/100;[.AB$67])-1)/([.$G$12]-[.$C$12]/100-1)" office:value-type="float" office:value="50.0260246257303" calcext:value-type="float">
            <text:p>50.0260246257303</text:p>
          </table:table-cell>
          <table:table-cell table:formula="of:=(POWER([.$G$12]-[.$C$12]/100;[.AC$67])-1)/([.$G$12]-[.$C$12]/100-1)" office:value-type="float" office:value="55.4283147927946" calcext:value-type="float">
            <text:p>55.4283147927946</text:p>
          </table:table-cell>
          <table:table-cell table:formula="of:=(POWER([.$G$12]-[.$C$12]/100;[.AD$67])-1)/([.$G$12]-[.$C$12]/100-1)" office:value-type="float" office:value="61.3060064945605" calcext:value-type="float">
            <text:p>61.3060064945605</text:p>
          </table:table-cell>
          <table:table-cell table:formula="of:=(POWER([.$G$12]-[.$C$12]/100;[.AE$67])-1)/([.$G$12]-[.$C$12]/100-1)" office:value-type="float" office:value="67.7009350660818" calcext:value-type="float">
            <text:p>67.7009350660818</text:p>
          </table:table-cell>
          <table:table-cell table:formula="of:=(POWER([.$G$12]-[.$C$12]/100;[.AF$67])-1)/([.$G$12]-[.$C$12]/100-1)" office:value-type="float" office:value="74.658617351897" calcext:value-type="float">
            <text:p>74.658617351897</text:p>
          </table:table-cell>
          <table:table-cell table:formula="of:=(POWER([.$G$12]-[.$C$12]/100;[.AG$67])-1)/([.$G$12]-[.$C$12]/100-1)" office:value-type="float" office:value="82.228575678864" calcext:value-type="float">
            <text:p>82.228575678864</text:p>
          </table:table-cell>
          <table:table-cell table:formula="of:=(POWER([.$G$12]-[.$C$12]/100;[.AH$67])-1)/([.$G$12]-[.$C$12]/100-1)" office:value-type="float" office:value="90.464690338604" calcext:value-type="float">
            <text:p>90.464690338604</text:p>
          </table:table-cell>
          <table:table-cell table:formula="of:=(POWER([.$G$12]-[.$C$12]/100;[.AI$67])-1)/([.$G$12]-[.$C$12]/100-1)" office:value-type="float" office:value="99.4255830884012" calcext:value-type="float">
            <text:p>99.4255830884012</text:p>
          </table:table-cell>
          <table:table-cell table:formula="of:=(POWER([.$G$12]-[.$C$12]/100;[.AJ$67])-1)/([.$G$12]-[.$C$12]/100-1)" office:value-type="float" office:value="109.17503440018" calcext:value-type="float">
            <text:p>109.17503440018</text:p>
          </table:table-cell>
          <table:table-cell table:formula="of:=(POWER([.$G$12]-[.$C$12]/100;[.AK$67])-1)/([.$G$12]-[.$C$12]/100-1)" office:value-type="float" office:value="119.782437427396" calcext:value-type="float">
            <text:p>119.782437427396</text:p>
          </table:table-cell>
          <table:table-cell table:formula="of:=(POWER([.$G$12]-[.$C$12]/100;[.AL$67])-1)/([.$G$12]-[.$C$12]/100-1)" office:value-type="float" office:value="131.323291921007" calcext:value-type="float">
            <text:p>131.323291921007</text:p>
          </table:table-cell>
          <table:table-cell table:formula="of:=(POWER([.$G$12]-[.$C$12]/100;[.AM$67])-1)/([.$G$12]-[.$C$12]/100-1)" office:value-type="float" office:value="143.879741610056" calcext:value-type="float">
            <text:p>143.879741610056</text:p>
          </table:table-cell>
          <table:table-cell table:formula="of:=(POWER([.$G$12]-[.$C$12]/100;[.AN$67])-1)/([.$G$12]-[.$C$12]/100-1)" office:value-type="float" office:value="157.541158871741" calcext:value-type="float">
            <text:p>157.541158871741</text:p>
          </table:table-cell>
          <table:table-cell table:formula="of:=(POWER([.$G$12]-[.$C$12]/100;[.AO$67])-1)/([.$G$12]-[.$C$12]/100-1)" office:value-type="float" office:value="172.404780852454" calcext:value-type="float">
            <text:p>172.404780852454</text:p>
          </table:table-cell>
          <table:table-cell table:formula="of:=(POWER([.$G$12]-[.$C$12]/100;[.AP$67])-1)/([.$G$12]-[.$C$12]/100-1)" office:value-type="float" office:value="188.57640156747" calcext:value-type="float">
            <text:p>188.57640156747</text:p>
          </table:table-cell>
          <table:table-cell table:formula="of:=(POWER([.$G$12]-[.$C$12]/100;[.AQ$67])-1)/([.$G$12]-[.$C$12]/100-1)" office:value-type="float" office:value="206.171124905407" calcext:value-type="float">
            <text:p>206.171124905407</text:p>
          </table:table-cell>
          <table:table-cell table:formula="of:=(POWER([.$G$12]-[.$C$12]/100;[.AR$67])-1)/([.$G$12]-[.$C$12]/100-1)" office:value-type="float" office:value="225.314183897083" calcext:value-type="float">
            <text:p>225.314183897083</text:p>
          </table:table-cell>
          <table:table-cell table:formula="of:=(POWER([.$G$12]-[.$C$12]/100;[.AS$67])-1)/([.$G$12]-[.$C$12]/100-1)" office:value-type="float" office:value="246.141832080027" calcext:value-type="float">
            <text:p>246.141832080027</text:p>
          </table:table-cell>
          <table:table-cell table:formula="of:=(POWER([.$G$12]-[.$C$12]/100;[.AT$67])-1)/([.$G$12]-[.$C$12]/100-1)" office:value-type="float" office:value="268.802313303069" calcext:value-type="float">
            <text:p>268.802313303069</text:p>
          </table:table-cell>
          <table:table-cell table:formula="of:=(POWER([.$G$12]-[.$C$12]/100;[.AU$67])-1)/([.$G$12]-[.$C$12]/100-1)" office:value-type="float" office:value="293.456916873739" calcext:value-type="float">
            <text:p>293.456916873739</text:p>
          </table:table-cell>
          <table:table-cell table:formula="of:=(POWER([.$G$12]-[.$C$12]/100;[.AV$67])-1)/([.$G$12]-[.$C$12]/100-1)" office:value-type="float" office:value="320.281125558628" calcext:value-type="float">
            <text:p>320.281125558628</text:p>
          </table:table-cell>
          <table:table-cell table:number-columns-repeated="2"/>
          <table:table-cell table:formula="of:=[.$F12]*POWER([.$G12]-[.$C12]/100;[.$H$67])" office:value-type="float" office:value="0.361" calcext:value-type="float">
            <text:p>0.361</text:p>
          </table:table-cell>
          <table:table-cell table:formula="of:=[.$F12]*POWER([.$G12]-[.$C12]/100;[.$I$67])" office:value-type="float" office:value="0.392768" calcext:value-type="float">
            <text:p>0.392768</text:p>
          </table:table-cell>
          <table:table-cell table:formula="of:=[.$F12]*POWER([.$G12]-[.$C12]/100;[.$J$67])" office:value-type="float" office:value="0.427331584" calcext:value-type="float">
            <text:p>0.427331584</text:p>
          </table:table-cell>
          <table:table-cell table:formula="of:=[.$F12]*POWER([.$G12]-[.$C12]/100;[.$K$67])" office:value-type="float" office:value="0.464936763392" calcext:value-type="float">
            <text:p>0.464936763392</text:p>
          </table:table-cell>
          <table:table-cell table:formula="of:=[.$F12]*POWER([.$G12]-[.$C12]/100;[.$L$67])" office:value-type="float" office:value="0.505851198570496" calcext:value-type="float">
            <text:p>0.505851198570496</text:p>
          </table:table-cell>
          <table:table-cell table:formula="of:=[.$F12]*POWER([.$G12]-[.$C12]/100;[.$M$67])" office:value-type="float" office:value="0.5503661040447" calcext:value-type="float">
            <text:p>0.5503661040447</text:p>
          </table:table-cell>
          <table:table-cell table:formula="of:=[.$F12]*POWER([.$G12]-[.$C12]/100;[.$N$67])" office:value-type="float" office:value="0.598798321200633" calcext:value-type="float">
            <text:p>0.598798321200633</text:p>
          </table:table-cell>
          <table:table-cell table:formula="of:=[.$F12]*POWER([.$G12]-[.$C12]/100;[.$O$67])" office:value-type="float" office:value="0.651492573466289" calcext:value-type="float">
            <text:p>0.651492573466289</text:p>
          </table:table-cell>
          <table:table-cell table:formula="of:=[.$F12]*POWER([.$G12]-[.$C12]/100;[.$P$67])" office:value-type="float" office:value="0.708823919931323" calcext:value-type="float">
            <text:p>0.708823919931323</text:p>
          </table:table-cell>
          <table:table-cell table:formula="of:=[.$F12]*POWER([.$G12]-[.$C12]/100;[.$Q$67])" office:value-type="float" office:value="0.771200424885279" calcext:value-type="float">
            <text:p>0.771200424885279</text:p>
          </table:table-cell>
          <table:table-cell table:formula="of:=[.$F12]*POWER([.$G12]-[.$C12]/100;[.$R$67])" office:value-type="float" office:value="0.839066062275184" calcext:value-type="float">
            <text:p>0.839066062275184</text:p>
          </table:table-cell>
          <table:table-cell table:formula="of:=[.$F12]*POWER([.$G12]-[.$C12]/100;[.$S$67])" office:value-type="float" office:value="0.9129038757554" calcext:value-type="float">
            <text:p>0.9129038757554</text:p>
          </table:table-cell>
          <table:table-cell table:formula="of:=[.$F12]*POWER([.$G12]-[.$C12]/100;[.$T$67])" office:value-type="float" office:value="0.993239416821875" calcext:value-type="float">
            <text:p>0.993239416821875</text:p>
          </table:table-cell>
          <table:table-cell table:formula="of:=[.$F12]*POWER([.$G12]-[.$C12]/100;[.$U$67])" office:value-type="float" office:value="1.0806444855022" calcext:value-type="float">
            <text:p>1.0806444855022</text:p>
          </table:table-cell>
          <table:table-cell table:formula="of:=[.$F12]*POWER([.$G12]-[.$C12]/100;[.$V$67])" office:value-type="float" office:value="1.17574120022639" calcext:value-type="float">
            <text:p>1.17574120022639</text:p>
          </table:table-cell>
          <table:table-cell table:formula="of:=[.$F12]*POWER([.$G12]-[.$C12]/100;[.$W$67])" office:value-type="float" office:value="1.27920642584632" calcext:value-type="float">
            <text:p>1.27920642584632</text:p>
          </table:table-cell>
          <table:table-cell table:formula="of:=[.$F12]*POWER([.$G12]-[.$C12]/100;[.$X$67])" office:value-type="float" office:value="1.39177659132079" calcext:value-type="float">
            <text:p>1.39177659132079</text:p>
          </table:table-cell>
          <table:table-cell table:formula="of:=[.$F12]*POWER([.$G12]-[.$C12]/100;[.$Y$67])" office:value-type="float" office:value="1.51425293135702" calcext:value-type="float">
            <text:p>1.51425293135702</text:p>
          </table:table-cell>
          <table:table-cell table:formula="of:=[.$F12]*POWER([.$G12]-[.$C12]/100;[.$Z$67])" office:value-type="float" office:value="1.64750718931644" calcext:value-type="float">
            <text:p>1.64750718931644</text:p>
          </table:table-cell>
          <table:table-cell table:formula="of:=[.$F12]*POWER([.$G12]-[.$C12]/100;[.$AA$67])" office:value-type="float" office:value="1.79248782197629" calcext:value-type="float">
            <text:p>1.79248782197629</text:p>
          </table:table-cell>
          <table:table-cell table:formula="of:=[.$F12]*POWER([.$G12]-[.$C12]/100;[.$AB$67])" office:value-type="float" office:value="1.9502267503102" calcext:value-type="float">
            <text:p>1.9502267503102</text:p>
          </table:table-cell>
          <table:table-cell table:formula="of:=[.$F12]*POWER([.$G12]-[.$C12]/100;[.$AC$67])" office:value-type="float" office:value="2.1218467043375" calcext:value-type="float">
            <text:p>2.1218467043375</text:p>
          </table:table-cell>
          <table:table-cell table:formula="of:=[.$F12]*POWER([.$G12]-[.$C12]/100;[.$AD$67])" office:value-type="float" office:value="2.3085692143192" calcext:value-type="float">
            <text:p>2.3085692143192</text:p>
          </table:table-cell>
          <table:table-cell table:formula="of:=[.$F12]*POWER([.$G12]-[.$C12]/100;[.$AE$67])" office:value-type="float" office:value="2.51172330517929" calcext:value-type="float">
            <text:p>2.51172330517929</text:p>
          </table:table-cell>
          <table:table-cell table:formula="of:=[.$F12]*POWER([.$G12]-[.$C12]/100;[.$AF$67])" office:value-type="float" office:value="2.73275495603507" calcext:value-type="float">
            <text:p>2.73275495603507</text:p>
          </table:table-cell>
          <table:table-cell table:formula="of:=[.$F12]*POWER([.$G12]-[.$C12]/100;[.$AG$67])" office:value-type="float" office:value="2.97323739216615" calcext:value-type="float">
            <text:p>2.97323739216615</text:p>
          </table:table-cell>
          <table:table-cell table:formula="of:=[.$F12]*POWER([.$G12]-[.$C12]/100;[.$AH$67])" office:value-type="float" office:value="3.23488228267677" calcext:value-type="float">
            <text:p>3.23488228267677</text:p>
          </table:table-cell>
          <table:table-cell table:formula="of:=[.$F12]*POWER([.$G12]-[.$C12]/100;[.$AI$67])" office:value-type="float" office:value="3.51955192355233" calcext:value-type="float">
            <text:p>3.51955192355233</text:p>
          </table:table-cell>
          <table:table-cell table:formula="of:=[.$F12]*POWER([.$G12]-[.$C12]/100;[.$AJ$67])" office:value-type="float" office:value="3.82927249282494" calcext:value-type="float">
            <text:p>3.82927249282494</text:p>
          </table:table-cell>
          <table:table-cell table:formula="of:=[.$F12]*POWER([.$G12]-[.$C12]/100;[.$AK$67])" office:value-type="float" office:value="4.16624847219353" calcext:value-type="float">
            <text:p>4.16624847219353</text:p>
          </table:table-cell>
          <table:table-cell table:formula="of:=[.$F12]*POWER([.$G12]-[.$C12]/100;[.$AL$67])" office:value-type="float" office:value="4.53287833774656" calcext:value-type="float">
            <text:p>4.53287833774656</text:p>
          </table:table-cell>
          <table:table-cell table:formula="of:=[.$F12]*POWER([.$G12]-[.$C12]/100;[.$AM$67])" office:value-type="float" office:value="4.93177163146826" calcext:value-type="float">
            <text:p>4.93177163146826</text:p>
          </table:table-cell>
          <table:table-cell table:formula="of:=[.$F12]*POWER([.$G12]-[.$C12]/100;[.$AN$67])" office:value-type="float" office:value="5.36576753503747" calcext:value-type="float">
            <text:p>5.36576753503747</text:p>
          </table:table-cell>
          <table:table-cell table:formula="of:=[.$F12]*POWER([.$G12]-[.$C12]/100;[.$AO$67])" office:value-type="float" office:value="5.83795507812077" calcext:value-type="float">
            <text:p>5.83795507812077</text:p>
          </table:table-cell>
          <table:table-cell table:formula="of:=[.$F12]*POWER([.$G12]-[.$C12]/100;[.$AP$67])" office:value-type="float" office:value="6.35169512499539" calcext:value-type="float">
            <text:p>6.35169512499539</text:p>
          </table:table-cell>
          <table:table-cell table:formula="of:=[.$F12]*POWER([.$G12]-[.$C12]/100;[.$AQ$67])" office:value-type="float" office:value="6.91064429599499" calcext:value-type="float">
            <text:p>6.91064429599499</text:p>
          </table:table-cell>
          <table:table-cell table:formula="of:=[.$F12]*POWER([.$G12]-[.$C12]/100;[.$AR$67])" office:value-type="float" office:value="7.51878099404255" calcext:value-type="float">
            <text:p>7.51878099404255</text:p>
          </table:table-cell>
          <table:table-cell table:formula="of:=[.$F12]*POWER([.$G12]-[.$C12]/100;[.$AS$67])" office:value-type="float" office:value="8.18043372151829" calcext:value-type="float">
            <text:p>8.18043372151829</text:p>
          </table:table-cell>
          <table:table-cell table:formula="of:=[.$F12]*POWER([.$G12]-[.$C12]/100;[.$AT$67])" office:value-type="float" office:value="8.9003118890119" calcext:value-type="float">
            <text:p>8.9003118890119</text:p>
          </table:table-cell>
          <table:table-cell table:formula="of:=[.$F12]*POWER([.$G12]-[.$C12]/100;[.$AU$67])" office:value-type="float" office:value="9.68353933524495" calcext:value-type="float">
            <text:p>9.68353933524495</text:p>
          </table:table-cell>
          <table:table-cell table:formula="of:=[.$F12]*POWER([.$G12]-[.$C12]/100;[.$AV$67])" office:value-type="float" office:value="10.5356907967465" calcext:value-type="float">
            <text:p>10.535690796746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EPRA Nareit</text:p>
          </table:table-cell>
          <table:table-cell office:value-type="string" calcext:value-type="string">
            <text:p>LU14370188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mundi</text:p>
          </table:table-cell>
          <table:table-cell office:value-type="float" office:value="0.1" calcext:value-type="float">
            <text:p>0.1</text:p>
          </table:table-cell>
          <table:table-cell office:value-type="float" office:value="0.312" calcext:value-type="float">
            <text:p>0.312</text:p>
          </table:table-cell>
          <table:table-cell office:value-type="float" office:value="1.0663" calcext:value-type="float">
            <text:p>1.0663</text:p>
          </table:table-cell>
          <table:table-cell office:value-type="float" office:value="62.44" calcext:value-type="float">
            <text:p>62.44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1.28" calcext:value-type="float">
            <text:p>1.28</text:p>
          </table:table-cell>
          <table:table-cell office:value-type="float" office:value="1.87" calcext:value-type="float">
            <text:p>1.87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3.46" calcext:value-type="float">
            <text:p>3.46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59" calcext:value-type="float">
            <text:p>1.59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float" office:value="2.43" calcext:value-type="float">
            <text:p>2.4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SUM([.H13:.BR13])" office:value-type="float" office:value="97.93" calcext:value-type="float">
            <text:p>97.93</text:p>
          </table:table-cell>
          <table:table-cell table:number-columns-repeated="6"/>
          <table:table-cell table:formula="of:=(POWER([.$G$13]-[.$C$13]/100;[.H$67])-1)/([.$G$13]-[.$C$13]/100-1)" office:value-type="float" office:value="0" calcext:value-type="float">
            <text:p>0</text:p>
          </table:table-cell>
          <table:table-cell table:formula="of:=(POWER([.$G$13]-[.$C$13]/100;[.I$67])-1)/([.$G$13]-[.$C$13]/100-1)" office:value-type="float" office:value="1" calcext:value-type="float">
            <text:p>1</text:p>
          </table:table-cell>
          <table:table-cell table:formula="of:=(POWER([.$G$13]-[.$C$13]/100;[.J$67])-1)/([.$G$13]-[.$C$13]/100-1)" office:value-type="float" office:value="2.0639" calcext:value-type="float">
            <text:p>2.0639</text:p>
          </table:table-cell>
          <table:table-cell table:formula="of:=(POWER([.$G$13]-[.$C$13]/100;[.K$67])-1)/([.$G$13]-[.$C$13]/100-1)" office:value-type="float" office:value="3.19578321" calcext:value-type="float">
            <text:p>3.19578321</text:p>
          </table:table-cell>
          <table:table-cell table:formula="of:=(POWER([.$G$13]-[.$C$13]/100;[.L$67])-1)/([.$G$13]-[.$C$13]/100-1)" office:value-type="float" office:value="4.399993757119" calcext:value-type="float">
            <text:p>4.399993757119</text:p>
          </table:table-cell>
          <table:table-cell table:formula="of:=(POWER([.$G$13]-[.$C$13]/100;[.M$67])-1)/([.$G$13]-[.$C$13]/100-1)" office:value-type="float" office:value="5.68115335819891" calcext:value-type="float">
            <text:p>5.68115335819891</text:p>
          </table:table-cell>
          <table:table-cell table:formula="of:=(POWER([.$G$13]-[.$C$13]/100;[.N$67])-1)/([.$G$13]-[.$C$13]/100-1)" office:value-type="float" office:value="7.04417905778782" calcext:value-type="float">
            <text:p>7.04417905778782</text:p>
          </table:table-cell>
          <table:table-cell table:formula="of:=(POWER([.$G$13]-[.$C$13]/100;[.O$67])-1)/([.$G$13]-[.$C$13]/100-1)" office:value-type="float" office:value="8.49430209958046" calcext:value-type="float">
            <text:p>8.49430209958046</text:p>
          </table:table-cell>
          <table:table-cell table:formula="of:=(POWER([.$G$13]-[.$C$13]/100;[.P$67])-1)/([.$G$13]-[.$C$13]/100-1)" office:value-type="float" office:value="10.0370880037437" calcext:value-type="float">
            <text:p>10.0370880037437</text:p>
          </table:table-cell>
          <table:table-cell table:formula="of:=(POWER([.$G$13]-[.$C$13]/100;[.Q$67])-1)/([.$G$13]-[.$C$13]/100-1)" office:value-type="float" office:value="11.6784579271829" calcext:value-type="float">
            <text:p>11.6784579271829</text:p>
          </table:table-cell>
          <table:table-cell table:formula="of:=(POWER([.$G$13]-[.$C$13]/100;[.R$67])-1)/([.$G$13]-[.$C$13]/100-1)" office:value-type="float" office:value="13.4247113887299" calcext:value-type="float">
            <text:p>13.4247113887299</text:p>
          </table:table-cell>
          <table:table-cell table:formula="of:=(POWER([.$G$13]-[.$C$13]/100;[.S$67])-1)/([.$G$13]-[.$C$13]/100-1)" office:value-type="float" office:value="15.2825504464697" calcext:value-type="float">
            <text:p>15.2825504464697</text:p>
          </table:table-cell>
          <table:table-cell table:formula="of:=(POWER([.$G$13]-[.$C$13]/100;[.T$67])-1)/([.$G$13]-[.$C$13]/100-1)" office:value-type="float" office:value="17.2591054199991" calcext:value-type="float">
            <text:p>17.2591054199991</text:p>
          </table:table-cell>
          <table:table-cell table:formula="of:=(POWER([.$G$13]-[.$C$13]/100;[.U$67])-1)/([.$G$13]-[.$C$13]/100-1)" office:value-type="float" office:value="19.3619622563371" calcext:value-type="float">
            <text:p>19.3619622563371</text:p>
          </table:table-cell>
          <table:table-cell table:formula="of:=(POWER([.$G$13]-[.$C$13]/100;[.V$67])-1)/([.$G$13]-[.$C$13]/100-1)" office:value-type="float" office:value="21.599191644517" calcext:value-type="float">
            <text:p>21.599191644517</text:p>
          </table:table-cell>
          <table:table-cell table:formula="of:=(POWER([.$G$13]-[.$C$13]/100;[.W$67])-1)/([.$G$13]-[.$C$13]/100-1)" office:value-type="float" office:value="23.9793799906016" calcext:value-type="float">
            <text:p>23.9793799906016</text:p>
          </table:table-cell>
          <table:table-cell table:formula="of:=(POWER([.$G$13]-[.$C$13]/100;[.X$67])-1)/([.$G$13]-[.$C$13]/100-1)" office:value-type="float" office:value="26.5116623720011" calcext:value-type="float">
            <text:p>26.5116623720011</text:p>
          </table:table-cell>
          <table:table-cell table:formula="of:=(POWER([.$G$13]-[.$C$13]/100;[.Y$67])-1)/([.$G$13]-[.$C$13]/100-1)" office:value-type="float" office:value="29.2057575975719" calcext:value-type="float">
            <text:p>29.2057575975719</text:p>
          </table:table-cell>
          <table:table-cell table:formula="of:=(POWER([.$G$13]-[.$C$13]/100;[.Z$67])-1)/([.$G$13]-[.$C$13]/100-1)" office:value-type="float" office:value="32.0720055080568" calcext:value-type="float">
            <text:p>32.0720055080568</text:p>
          </table:table-cell>
          <table:table-cell table:formula="of:=(POWER([.$G$13]-[.$C$13]/100;[.AA$67])-1)/([.$G$13]-[.$C$13]/100-1)" office:value-type="float" office:value="35.1214066600216" calcext:value-type="float">
            <text:p>35.1214066600216</text:p>
          </table:table-cell>
          <table:table-cell table:formula="of:=(POWER([.$G$13]-[.$C$13]/100;[.AB$67])-1)/([.$G$13]-[.$C$13]/100-1)" office:value-type="float" office:value="38.365664545597" calcext:value-type="float">
            <text:p>38.365664545597</text:p>
          </table:table-cell>
          <table:table-cell table:formula="of:=(POWER([.$G$13]-[.$C$13]/100;[.AC$67])-1)/([.$G$13]-[.$C$13]/100-1)" office:value-type="float" office:value="41.8172305100607" calcext:value-type="float">
            <text:p>41.8172305100607</text:p>
          </table:table-cell>
          <table:table-cell table:formula="of:=(POWER([.$G$13]-[.$C$13]/100;[.AD$67])-1)/([.$G$13]-[.$C$13]/100-1)" office:value-type="float" office:value="45.4893515396535" calcext:value-type="float">
            <text:p>45.4893515396535</text:p>
          </table:table-cell>
          <table:table-cell table:formula="of:=(POWER([.$G$13]-[.$C$13]/100;[.AE$67])-1)/([.$G$13]-[.$C$13]/100-1)" office:value-type="float" office:value="49.3961211030374" calcext:value-type="float">
            <text:p>49.3961211030374</text:p>
          </table:table-cell>
          <table:table-cell table:formula="of:=(POWER([.$G$13]-[.$C$13]/100;[.AF$67])-1)/([.$G$13]-[.$C$13]/100-1)" office:value-type="float" office:value="53.5525332415215" calcext:value-type="float">
            <text:p>53.5525332415215</text:p>
          </table:table-cell>
          <table:table-cell table:formula="of:=(POWER([.$G$13]-[.$C$13]/100;[.AG$67])-1)/([.$G$13]-[.$C$13]/100-1)" office:value-type="float" office:value="57.9745401156547" calcext:value-type="float">
            <text:p>57.9745401156547</text:p>
          </table:table-cell>
          <table:table-cell table:formula="of:=(POWER([.$G$13]-[.$C$13]/100;[.AH$67])-1)/([.$G$13]-[.$C$13]/100-1)" office:value-type="float" office:value="62.6791132290451" calcext:value-type="float">
            <text:p>62.6791132290451</text:p>
          </table:table-cell>
          <table:table-cell table:formula="of:=(POWER([.$G$13]-[.$C$13]/100;[.AI$67])-1)/([.$G$13]-[.$C$13]/100-1)" office:value-type="float" office:value="67.684308564381" calcext:value-type="float">
            <text:p>67.684308564381</text:p>
          </table:table-cell>
          <table:table-cell table:formula="of:=(POWER([.$G$13]-[.$C$13]/100;[.AJ$67])-1)/([.$G$13]-[.$C$13]/100-1)" office:value-type="float" office:value="73.009335881645" calcext:value-type="float">
            <text:p>73.009335881645</text:p>
          </table:table-cell>
          <table:table-cell table:formula="of:=(POWER([.$G$13]-[.$C$13]/100;[.AK$67])-1)/([.$G$13]-[.$C$13]/100-1)" office:value-type="float" office:value="78.6746324444821" calcext:value-type="float">
            <text:p>78.6746324444821</text:p>
          </table:table-cell>
          <table:table-cell table:formula="of:=(POWER([.$G$13]-[.$C$13]/100;[.AL$67])-1)/([.$G$13]-[.$C$13]/100-1)" office:value-type="float" office:value="84.7019414576845" calcext:value-type="float">
            <text:p>84.7019414576845</text:p>
          </table:table-cell>
          <table:table-cell table:formula="of:=(POWER([.$G$13]-[.$C$13]/100;[.AM$67])-1)/([.$G$13]-[.$C$13]/100-1)" office:value-type="float" office:value="91.1143955168306" calcext:value-type="float">
            <text:p>91.1143955168306</text:p>
          </table:table-cell>
          <table:table-cell table:formula="of:=(POWER([.$G$13]-[.$C$13]/100;[.AN$67])-1)/([.$G$13]-[.$C$13]/100-1)" office:value-type="float" office:value="97.9366053903561" calcext:value-type="float">
            <text:p>97.9366053903561</text:p>
          </table:table-cell>
          <table:table-cell table:formula="of:=(POWER([.$G$13]-[.$C$13]/100;[.AO$67])-1)/([.$G$13]-[.$C$13]/100-1)" office:value-type="float" office:value="105.1947544748" calcext:value-type="float">
            <text:p>105.1947544748</text:p>
          </table:table-cell>
          <table:table-cell table:formula="of:=(POWER([.$G$13]-[.$C$13]/100;[.AP$67])-1)/([.$G$13]-[.$C$13]/100-1)" office:value-type="float" office:value="112.91669928574" calcext:value-type="float">
            <text:p>112.91669928574</text:p>
          </table:table-cell>
          <table:table-cell table:formula="of:=(POWER([.$G$13]-[.$C$13]/100;[.AQ$67])-1)/([.$G$13]-[.$C$13]/100-1)" office:value-type="float" office:value="121.132076370098" calcext:value-type="float">
            <text:p>121.132076370098</text:p>
          </table:table-cell>
          <table:table-cell table:formula="of:=(POWER([.$G$13]-[.$C$13]/100;[.AR$67])-1)/([.$G$13]-[.$C$13]/100-1)" office:value-type="float" office:value="129.872416050148" calcext:value-type="float">
            <text:p>129.872416050148</text:p>
          </table:table-cell>
          <table:table-cell table:formula="of:=(POWER([.$G$13]-[.$C$13]/100;[.AS$67])-1)/([.$G$13]-[.$C$13]/100-1)" office:value-type="float" office:value="139.171263435752" calcext:value-type="float">
            <text:p>139.171263435752</text:p>
          </table:table-cell>
          <table:table-cell table:formula="of:=(POWER([.$G$13]-[.$C$13]/100;[.AT$67])-1)/([.$G$13]-[.$C$13]/100-1)" office:value-type="float" office:value="149.064307169297" calcext:value-type="float">
            <text:p>149.064307169297</text:p>
          </table:table-cell>
          <table:table-cell table:formula="of:=(POWER([.$G$13]-[.$C$13]/100;[.AU$67])-1)/([.$G$13]-[.$C$13]/100-1)" office:value-type="float" office:value="159.589516397415" calcext:value-type="float">
            <text:p>159.589516397415</text:p>
          </table:table-cell>
          <table:table-cell table:formula="of:=(POWER([.$G$13]-[.$C$13]/100;[.AV$67])-1)/([.$G$13]-[.$C$13]/100-1)" office:value-type="float" office:value="170.78728649521" calcext:value-type="float">
            <text:p>170.78728649521</text:p>
          </table:table-cell>
          <table:table-cell table:number-columns-repeated="2"/>
          <table:table-cell table:formula="of:=[.$F13]*POWER([.$G13]-[.$C13]/100;[.$H$67])" office:value-type="float" office:value="0.312" calcext:value-type="float">
            <text:p>0.312</text:p>
          </table:table-cell>
          <table:table-cell table:formula="of:=[.$F13]*POWER([.$G13]-[.$C13]/100;[.$I$67])" office:value-type="float" office:value="0.3319368" calcext:value-type="float">
            <text:p>0.3319368</text:p>
          </table:table-cell>
          <table:table-cell table:formula="of:=[.$F13]*POWER([.$G13]-[.$C13]/100;[.$J$67])" office:value-type="float" office:value="0.35314756152" calcext:value-type="float">
            <text:p>0.35314756152</text:p>
          </table:table-cell>
          <table:table-cell table:formula="of:=[.$F13]*POWER([.$G13]-[.$C13]/100;[.$K$67])" office:value-type="float" office:value="0.375713690701128" calcext:value-type="float">
            <text:p>0.375713690701128</text:p>
          </table:table-cell>
          <table:table-cell table:formula="of:=[.$F13]*POWER([.$G13]-[.$C13]/100;[.$L$67])" office:value-type="float" office:value="0.39972179553693" calcext:value-type="float">
            <text:p>0.39972179553693</text:p>
          </table:table-cell>
          <table:table-cell table:formula="of:=[.$F13]*POWER([.$G13]-[.$C13]/100;[.$M$67])" office:value-type="float" office:value="0.42526401827174" calcext:value-type="float">
            <text:p>0.42526401827174</text:p>
          </table:table-cell>
          <table:table-cell table:formula="of:=[.$F13]*POWER([.$G13]-[.$C13]/100;[.$N$67])" office:value-type="float" office:value="0.452438389039304" calcext:value-type="float">
            <text:p>0.452438389039304</text:p>
          </table:table-cell>
          <table:table-cell table:formula="of:=[.$F13]*POWER([.$G13]-[.$C13]/100;[.$O$67])" office:value-type="float" office:value="0.481349202098916" calcext:value-type="float">
            <text:p>0.481349202098916</text:p>
          </table:table-cell>
          <table:table-cell table:formula="of:=[.$F13]*POWER([.$G13]-[.$C13]/100;[.$P$67])" office:value-type="float" office:value="0.512107416113037" calcext:value-type="float">
            <text:p>0.512107416113037</text:p>
          </table:table-cell>
          <table:table-cell table:formula="of:=[.$F13]*POWER([.$G13]-[.$C13]/100;[.$Q$67])" office:value-type="float" office:value="0.54483108000266" calcext:value-type="float">
            <text:p>0.54483108000266</text:p>
          </table:table-cell>
          <table:table-cell table:formula="of:=[.$F13]*POWER([.$G13]-[.$C13]/100;[.$R$67])" office:value-type="float" office:value="0.57964578601483" calcext:value-type="float">
            <text:p>0.57964578601483</text:p>
          </table:table-cell>
          <table:table-cell table:formula="of:=[.$F13]*POWER([.$G13]-[.$C13]/100;[.$S$67])" office:value-type="float" office:value="0.616685151741177" calcext:value-type="float">
            <text:p>0.616685151741177</text:p>
          </table:table-cell>
          <table:table-cell table:formula="of:=[.$F13]*POWER([.$G13]-[.$C13]/100;[.$T$67])" office:value-type="float" office:value="0.656091332937439" calcext:value-type="float">
            <text:p>0.656091332937439</text:p>
          </table:table-cell>
          <table:table-cell table:formula="of:=[.$F13]*POWER([.$G13]-[.$C13]/100;[.$U$67])" office:value-type="float" office:value="0.698015569112141" calcext:value-type="float">
            <text:p>0.698015569112141</text:p>
          </table:table-cell>
          <table:table-cell table:formula="of:=[.$F13]*POWER([.$G13]-[.$C13]/100;[.$V$67])" office:value-type="float" office:value="0.742618763978407" calcext:value-type="float">
            <text:p>0.742618763978407</text:p>
          </table:table-cell>
          <table:table-cell table:formula="of:=[.$F13]*POWER([.$G13]-[.$C13]/100;[.$W$67])" office:value-type="float" office:value="0.790072102996627" calcext:value-type="float">
            <text:p>0.790072102996627</text:p>
          </table:table-cell>
          <table:table-cell table:formula="of:=[.$F13]*POWER([.$G13]-[.$C13]/100;[.$X$67])" office:value-type="float" office:value="0.840557710378112" calcext:value-type="float">
            <text:p>0.840557710378112</text:p>
          </table:table-cell>
          <table:table-cell table:formula="of:=[.$F13]*POWER([.$G13]-[.$C13]/100;[.$Y$67])" office:value-type="float" office:value="0.894269348071273" calcext:value-type="float">
            <text:p>0.894269348071273</text:p>
          </table:table-cell>
          <table:table-cell table:formula="of:=[.$F13]*POWER([.$G13]-[.$C13]/100;[.$Z$67])" office:value-type="float" office:value="0.951413159413027" calcext:value-type="float">
            <text:p>0.951413159413027</text:p>
          </table:table-cell>
          <table:table-cell table:formula="of:=[.$F13]*POWER([.$G13]-[.$C13]/100;[.$AA$67])" office:value-type="float" office:value="1.01220846029952" calcext:value-type="float">
            <text:p>1.01220846029952</text:p>
          </table:table-cell>
          <table:table-cell table:formula="of:=[.$F13]*POWER([.$G13]-[.$C13]/100;[.$AB$67])" office:value-type="float" office:value="1.07688858091266" calcext:value-type="float">
            <text:p>1.07688858091266</text:p>
          </table:table-cell>
          <table:table-cell table:formula="of:=[.$F13]*POWER([.$G13]-[.$C13]/100;[.$AC$67])" office:value-type="float" office:value="1.14570176123298" calcext:value-type="float">
            <text:p>1.14570176123298</text:p>
          </table:table-cell>
          <table:table-cell table:formula="of:=[.$F13]*POWER([.$G13]-[.$C13]/100;[.$AD$67])" office:value-type="float" office:value="1.21891210377577" calcext:value-type="float">
            <text:p>1.21891210377577</text:p>
          </table:table-cell>
          <table:table-cell table:formula="of:=[.$F13]*POWER([.$G13]-[.$C13]/100;[.$AE$67])" office:value-type="float" office:value="1.29680058720704" calcext:value-type="float">
            <text:p>1.29680058720704</text:p>
          </table:table-cell>
          <table:table-cell table:formula="of:=[.$F13]*POWER([.$G13]-[.$C13]/100;[.$AF$67])" office:value-type="float" office:value="1.37966614472957" calcext:value-type="float">
            <text:p>1.37966614472957</text:p>
          </table:table-cell>
          <table:table-cell table:formula="of:=[.$F13]*POWER([.$G13]-[.$C13]/100;[.$AG$67])" office:value-type="float" office:value="1.46782681137779" calcext:value-type="float">
            <text:p>1.46782681137779</text:p>
          </table:table-cell>
          <table:table-cell table:formula="of:=[.$F13]*POWER([.$G13]-[.$C13]/100;[.$AH$67])" office:value-type="float" office:value="1.56162094462483" calcext:value-type="float">
            <text:p>1.56162094462483</text:p>
          </table:table-cell>
          <table:table-cell table:formula="of:=[.$F13]*POWER([.$G13]-[.$C13]/100;[.$AI$67])" office:value-type="float" office:value="1.66140852298635" calcext:value-type="float">
            <text:p>1.66140852298635</text:p>
          </table:table-cell>
          <table:table-cell table:formula="of:=[.$F13]*POWER([.$G13]-[.$C13]/100;[.$AJ$67])" office:value-type="float" office:value="1.76757252760518" calcext:value-type="float">
            <text:p>1.76757252760518</text:p>
          </table:table-cell>
          <table:table-cell table:formula="of:=[.$F13]*POWER([.$G13]-[.$C13]/100;[.$AK$67])" office:value-type="float" office:value="1.88052041211915" calcext:value-type="float">
            <text:p>1.88052041211915</text:p>
          </table:table-cell>
          <table:table-cell table:formula="of:=[.$F13]*POWER([.$G13]-[.$C13]/100;[.$AL$67])" office:value-type="float" office:value="2.00068566645357" calcext:value-type="float">
            <text:p>2.00068566645357</text:p>
          </table:table-cell>
          <table:table-cell table:formula="of:=[.$F13]*POWER([.$G13]-[.$C13]/100;[.$AM$67])" office:value-type="float" office:value="2.12852948053995" calcext:value-type="float">
            <text:p>2.12852948053995</text:p>
          </table:table-cell>
          <table:table-cell table:formula="of:=[.$F13]*POWER([.$G13]-[.$C13]/100;[.$AN$67])" office:value-type="float" office:value="2.26454251434645" calcext:value-type="float">
            <text:p>2.26454251434645</text:p>
          </table:table-cell>
          <table:table-cell table:formula="of:=[.$F13]*POWER([.$G13]-[.$C13]/100;[.$AO$67])" office:value-type="float" office:value="2.40924678101319" calcext:value-type="float">
            <text:p>2.40924678101319</text:p>
          </table:table-cell>
          <table:table-cell table:formula="of:=[.$F13]*POWER([.$G13]-[.$C13]/100;[.$AP$67])" office:value-type="float" office:value="2.56319765031993" calcext:value-type="float">
            <text:p>2.56319765031993</text:p>
          </table:table-cell>
          <table:table-cell table:formula="of:=[.$F13]*POWER([.$G13]-[.$C13]/100;[.$AQ$67])" office:value-type="float" office:value="2.72698598017538" calcext:value-type="float">
            <text:p>2.72698598017538</text:p>
          </table:table-cell>
          <table:table-cell table:formula="of:=[.$F13]*POWER([.$G13]-[.$C13]/100;[.$AR$67])" office:value-type="float" office:value="2.90124038430859" calcext:value-type="float">
            <text:p>2.90124038430859</text:p>
          </table:table-cell>
          <table:table-cell table:formula="of:=[.$F13]*POWER([.$G13]-[.$C13]/100;[.$AS$67])" office:value-type="float" office:value="3.0866296448659" calcext:value-type="float">
            <text:p>3.0866296448659</text:p>
          </table:table-cell>
          <table:table-cell table:formula="of:=[.$F13]*POWER([.$G13]-[.$C13]/100;[.$AT$67])" office:value-type="float" office:value="3.28386527917284" calcext:value-type="float">
            <text:p>3.28386527917284</text:p>
          </table:table-cell>
          <table:table-cell table:formula="of:=[.$F13]*POWER([.$G13]-[.$C13]/100;[.$AU$67])" office:value-type="float" office:value="3.49370427051198" calcext:value-type="float">
            <text:p>3.49370427051198</text:p>
          </table:table-cell>
          <table:table-cell table:formula="of:=[.$F13]*POWER([.$G13]-[.$C13]/100;[.$AV$67])" office:value-type="float" office:value="3.7169519733977" calcext:value-type="float">
            <text:p>3.716951973397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USA</text:p>
          </table:table-cell>
          <table:table-cell office:value-type="string" calcext:value-type="string">
            <text:p>IE00BJ0KDR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Xtrackers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6" calcext:value-type="float">
            <text:p>0.386</text:p>
          </table:table-cell>
          <table:table-cell office:value-type="float" office:value="1.09" calcext:value-type="float">
            <text:p>1.09</text:p>
          </table:table-cell>
          <table:table-cell office:value-type="float" office:value="95.92" calcext:value-type="float">
            <text:p>95.92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17"/>
          <table:table-cell office:value-type="float" office:value="0.13" calcext:value-type="float">
            <text:p>0.13</text:p>
          </table:table-cell>
          <table:table-cell table:number-columns-repeated="10"/>
          <table:table-cell office:value-type="float" office:value="0.01" calcext:value-type="float">
            <text:p>0.01</text:p>
          </table:table-cell>
          <table:table-cell/>
          <table:table-cell office:value-type="float" office:value="1.56" calcext:value-type="float">
            <text:p>1.56</text:p>
          </table:table-cell>
          <table:table-cell table:number-columns-repeated="18"/>
          <table:table-cell office:value-type="float" office:value="0.21" calcext:value-type="float">
            <text:p>0.21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5"/>
          <table:table-cell table:formula="of:=SUM([.H14:.BR14])" office:value-type="float" office:value="99.12" calcext:value-type="float">
            <text:p>99.12</text:p>
          </table:table-cell>
          <table:table-cell table:number-columns-repeated="6"/>
          <table:table-cell table:formula="of:=(POWER([.$G$14]-[.$C$14]/100;[.H$67])-1)/([.$G$14]-[.$C$14]/100-1)" office:value-type="float" office:value="0" calcext:value-type="float">
            <text:p>0</text:p>
          </table:table-cell>
          <table:table-cell table:formula="of:=(POWER([.$G$14]-[.$C$14]/100;[.I$67])-1)/([.$G$14]-[.$C$14]/100-1)" office:value-type="float" office:value="1" calcext:value-type="float">
            <text:p>1</text:p>
          </table:table-cell>
          <table:table-cell table:formula="of:=(POWER([.$G$14]-[.$C$14]/100;[.J$67])-1)/([.$G$14]-[.$C$14]/100-1)" office:value-type="float" office:value="2.0893" calcext:value-type="float">
            <text:p>2.0893</text:p>
          </table:table-cell>
          <table:table-cell table:formula="of:=(POWER([.$G$14]-[.$C$14]/100;[.K$67])-1)/([.$G$14]-[.$C$14]/100-1)" office:value-type="float" office:value="3.27587449" calcext:value-type="float">
            <text:p>3.27587449</text:p>
          </table:table-cell>
          <table:table-cell table:formula="of:=(POWER([.$G$14]-[.$C$14]/100;[.L$67])-1)/([.$G$14]-[.$C$14]/100-1)" office:value-type="float" office:value="4.568410081957" calcext:value-type="float">
            <text:p>4.568410081957</text:p>
          </table:table-cell>
          <table:table-cell table:formula="of:=(POWER([.$G$14]-[.$C$14]/100;[.M$67])-1)/([.$G$14]-[.$C$14]/100-1)" office:value-type="float" office:value="5.97636910227576" calcext:value-type="float">
            <text:p>5.97636910227576</text:p>
          </table:table-cell>
          <table:table-cell table:formula="of:=(POWER([.$G$14]-[.$C$14]/100;[.N$67])-1)/([.$G$14]-[.$C$14]/100-1)" office:value-type="float" office:value="7.51005886310899" calcext:value-type="float">
            <text:p>7.51005886310899</text:p>
          </table:table-cell>
          <table:table-cell table:formula="of:=(POWER([.$G$14]-[.$C$14]/100;[.O$67])-1)/([.$G$14]-[.$C$14]/100-1)" office:value-type="float" office:value="9.18070711958462" calcext:value-type="float">
            <text:p>9.18070711958462</text:p>
          </table:table-cell>
          <table:table-cell table:formula="of:=(POWER([.$G$14]-[.$C$14]/100;[.P$67])-1)/([.$G$14]-[.$C$14]/100-1)" office:value-type="float" office:value="11.0005442653635" calcext:value-type="float">
            <text:p>11.0005442653635</text:p>
          </table:table-cell>
          <table:table-cell table:formula="of:=(POWER([.$G$14]-[.$C$14]/100;[.Q$67])-1)/([.$G$14]-[.$C$14]/100-1)" office:value-type="float" office:value="12.9828928682605" calcext:value-type="float">
            <text:p>12.9828928682605</text:p>
          </table:table-cell>
          <table:table-cell table:formula="of:=(POWER([.$G$14]-[.$C$14]/100;[.R$67])-1)/([.$G$14]-[.$C$14]/100-1)" office:value-type="float" office:value="15.1422652013962" calcext:value-type="float">
            <text:p>15.1422652013962</text:p>
          </table:table-cell>
          <table:table-cell table:formula="of:=(POWER([.$G$14]-[.$C$14]/100;[.S$67])-1)/([.$G$14]-[.$C$14]/100-1)" office:value-type="float" office:value="17.4944694838808" calcext:value-type="float">
            <text:p>17.4944694838808</text:p>
          </table:table-cell>
          <table:table-cell table:formula="of:=(POWER([.$G$14]-[.$C$14]/100;[.T$67])-1)/([.$G$14]-[.$C$14]/100-1)" office:value-type="float" office:value="20.0567256087914" calcext:value-type="float">
            <text:p>20.0567256087914</text:p>
          </table:table-cell>
          <table:table-cell table:formula="of:=(POWER([.$G$14]-[.$C$14]/100;[.U$67])-1)/([.$G$14]-[.$C$14]/100-1)" office:value-type="float" office:value="22.8477912056565" calcext:value-type="float">
            <text:p>22.8477912056565</text:p>
          </table:table-cell>
          <table:table-cell table:formula="of:=(POWER([.$G$14]-[.$C$14]/100;[.V$67])-1)/([.$G$14]-[.$C$14]/100-1)" office:value-type="float" office:value="25.8880989603216" calcext:value-type="float">
            <text:p>25.8880989603216</text:p>
          </table:table-cell>
          <table:table-cell table:formula="of:=(POWER([.$G$14]-[.$C$14]/100;[.W$67])-1)/([.$G$14]-[.$C$14]/100-1)" office:value-type="float" office:value="29.1999061974783" calcext:value-type="float">
            <text:p>29.1999061974783</text:p>
          </table:table-cell>
          <table:table-cell table:formula="of:=(POWER([.$G$14]-[.$C$14]/100;[.X$67])-1)/([.$G$14]-[.$C$14]/100-1)" office:value-type="float" office:value="32.8074578209131" calcext:value-type="float">
            <text:p>32.8074578209131</text:p>
          </table:table-cell>
          <table:table-cell table:formula="of:=(POWER([.$G$14]-[.$C$14]/100;[.Y$67])-1)/([.$G$14]-[.$C$14]/100-1)" office:value-type="float" office:value="36.7371638043207" calcext:value-type="float">
            <text:p>36.7371638043207</text:p>
          </table:table-cell>
          <table:table-cell table:formula="of:=(POWER([.$G$14]-[.$C$14]/100;[.Z$67])-1)/([.$G$14]-[.$C$14]/100-1)" office:value-type="float" office:value="41.0177925320465" calcext:value-type="float">
            <text:p>41.0177925320465</text:p>
          </table:table-cell>
          <table:table-cell table:formula="of:=(POWER([.$G$14]-[.$C$14]/100;[.AA$67])-1)/([.$G$14]-[.$C$14]/100-1)" office:value-type="float" office:value="45.6806814051583" calcext:value-type="float">
            <text:p>45.6806814051583</text:p>
          </table:table-cell>
          <table:table-cell table:formula="of:=(POWER([.$G$14]-[.$C$14]/100;[.AB$67])-1)/([.$G$14]-[.$C$14]/100-1)" office:value-type="float" office:value="50.7599662546389" calcext:value-type="float">
            <text:p>50.7599662546389</text:p>
          </table:table-cell>
          <table:table-cell table:formula="of:=(POWER([.$G$14]-[.$C$14]/100;[.AC$67])-1)/([.$G$14]-[.$C$14]/100-1)" office:value-type="float" office:value="56.2928312411782" calcext:value-type="float">
            <text:p>56.2928312411782</text:p>
          </table:table-cell>
          <table:table-cell table:formula="of:=(POWER([.$G$14]-[.$C$14]/100;[.AD$67])-1)/([.$G$14]-[.$C$14]/100-1)" office:value-type="float" office:value="62.3197810710154" calcext:value-type="float">
            <text:p>62.3197810710154</text:p>
          </table:table-cell>
          <table:table-cell table:formula="of:=(POWER([.$G$14]-[.$C$14]/100;[.AE$67])-1)/([.$G$14]-[.$C$14]/100-1)" office:value-type="float" office:value="68.8849375206571" calcext:value-type="float">
            <text:p>68.8849375206571</text:p>
          </table:table-cell>
          <table:table-cell table:formula="of:=(POWER([.$G$14]-[.$C$14]/100;[.AF$67])-1)/([.$G$14]-[.$C$14]/100-1)" office:value-type="float" office:value="76.0363624412518" calcext:value-type="float">
            <text:p>76.0363624412518</text:p>
          </table:table-cell>
          <table:table-cell table:formula="of:=(POWER([.$G$14]-[.$C$14]/100;[.AG$67])-1)/([.$G$14]-[.$C$14]/100-1)" office:value-type="float" office:value="83.8264096072556" calcext:value-type="float">
            <text:p>83.8264096072556</text:p>
          </table:table-cell>
          <table:table-cell table:formula="of:=(POWER([.$G$14]-[.$C$14]/100;[.AH$67])-1)/([.$G$14]-[.$C$14]/100-1)" office:value-type="float" office:value="92.3121079851836" calcext:value-type="float">
            <text:p>92.3121079851836</text:p>
          </table:table-cell>
          <table:table-cell table:formula="of:=(POWER([.$G$14]-[.$C$14]/100;[.AI$67])-1)/([.$G$14]-[.$C$14]/100-1)" office:value-type="float" office:value="101.55557922826" calcext:value-type="float">
            <text:p>101.55557922826</text:p>
          </table:table-cell>
          <table:table-cell table:formula="of:=(POWER([.$G$14]-[.$C$14]/100;[.AJ$67])-1)/([.$G$14]-[.$C$14]/100-1)" office:value-type="float" office:value="111.624492453344" calcext:value-type="float">
            <text:p>111.624492453344</text:p>
          </table:table-cell>
          <table:table-cell table:formula="of:=(POWER([.$G$14]-[.$C$14]/100;[.AK$67])-1)/([.$G$14]-[.$C$14]/100-1)" office:value-type="float" office:value="122.592559629428" calcext:value-type="float">
            <text:p>122.592559629428</text:p>
          </table:table-cell>
          <table:table-cell table:formula="of:=(POWER([.$G$14]-[.$C$14]/100;[.AL$67])-1)/([.$G$14]-[.$C$14]/100-1)" office:value-type="float" office:value="134.540075204336" calcext:value-type="float">
            <text:p>134.540075204336</text:p>
          </table:table-cell>
          <table:table-cell table:formula="of:=(POWER([.$G$14]-[.$C$14]/100;[.AM$67])-1)/([.$G$14]-[.$C$14]/100-1)" office:value-type="float" office:value="147.554503920083" calcext:value-type="float">
            <text:p>147.554503920083</text:p>
          </table:table-cell>
          <table:table-cell table:formula="of:=(POWER([.$G$14]-[.$C$14]/100;[.AN$67])-1)/([.$G$14]-[.$C$14]/100-1)" office:value-type="float" office:value="161.731121120146" calcext:value-type="float">
            <text:p>161.731121120146</text:p>
          </table:table-cell>
          <table:table-cell table:formula="of:=(POWER([.$G$14]-[.$C$14]/100;[.AO$67])-1)/([.$G$14]-[.$C$14]/100-1)" office:value-type="float" office:value="177.173710236175" calcext:value-type="float">
            <text:p>177.173710236175</text:p>
          </table:table-cell>
          <table:table-cell table:formula="of:=(POWER([.$G$14]-[.$C$14]/100;[.AP$67])-1)/([.$G$14]-[.$C$14]/100-1)" office:value-type="float" office:value="193.995322560266" calcext:value-type="float">
            <text:p>193.995322560266</text:p>
          </table:table-cell>
          <table:table-cell table:formula="of:=(POWER([.$G$14]-[.$C$14]/100;[.AQ$67])-1)/([.$G$14]-[.$C$14]/100-1)" office:value-type="float" office:value="212.319104864898" calcext:value-type="float">
            <text:p>212.319104864898</text:p>
          </table:table-cell>
          <table:table-cell table:formula="of:=(POWER([.$G$14]-[.$C$14]/100;[.AR$67])-1)/([.$G$14]-[.$C$14]/100-1)" office:value-type="float" office:value="232.279200929333" calcext:value-type="float">
            <text:p>232.279200929333</text:p>
          </table:table-cell>
          <table:table-cell table:formula="of:=(POWER([.$G$14]-[.$C$14]/100;[.AS$67])-1)/([.$G$14]-[.$C$14]/100-1)" office:value-type="float" office:value="254.021733572323" calcext:value-type="float">
            <text:p>254.021733572323</text:p>
          </table:table-cell>
          <table:table-cell table:formula="of:=(POWER([.$G$14]-[.$C$14]/100;[.AT$67])-1)/([.$G$14]-[.$C$14]/100-1)" office:value-type="float" office:value="277.705874380331" calcext:value-type="float">
            <text:p>277.705874380331</text:p>
          </table:table-cell>
          <table:table-cell table:formula="of:=(POWER([.$G$14]-[.$C$14]/100;[.AU$67])-1)/([.$G$14]-[.$C$14]/100-1)" office:value-type="float" office:value="303.505008962495" calcext:value-type="float">
            <text:p>303.505008962495</text:p>
          </table:table-cell>
          <table:table-cell table:formula="of:=(POWER([.$G$14]-[.$C$14]/100;[.AV$67])-1)/([.$G$14]-[.$C$14]/100-1)" office:value-type="float" office:value="331.608006262845" calcext:value-type="float">
            <text:p>331.608006262845</text:p>
          </table:table-cell>
          <table:table-cell table:number-columns-repeated="2"/>
          <table:table-cell table:formula="of:=[.$F14]*POWER([.$G14]-[.$C14]/100;[.$H$67])" office:value-type="float" office:value="0.386" calcext:value-type="float">
            <text:p>0.386</text:p>
          </table:table-cell>
          <table:table-cell table:formula="of:=[.$F14]*POWER([.$G14]-[.$C14]/100;[.$I$67])" office:value-type="float" office:value="0.4204698" calcext:value-type="float">
            <text:p>0.4204698</text:p>
          </table:table-cell>
          <table:table-cell table:formula="of:=[.$F14]*POWER([.$G14]-[.$C14]/100;[.$J$67])" office:value-type="float" office:value="0.45801775314" calcext:value-type="float">
            <text:p>0.45801775314</text:p>
          </table:table-cell>
          <table:table-cell table:formula="of:=[.$F14]*POWER([.$G14]-[.$C14]/100;[.$K$67])" office:value-type="float" office:value="0.498918738495402" calcext:value-type="float">
            <text:p>0.498918738495402</text:p>
          </table:table-cell>
          <table:table-cell table:formula="of:=[.$F14]*POWER([.$G14]-[.$C14]/100;[.$L$67])" office:value-type="float" office:value="0.543472181843042" calcext:value-type="float">
            <text:p>0.543472181843042</text:p>
          </table:table-cell>
          <table:table-cell table:formula="of:=[.$F14]*POWER([.$G14]-[.$C14]/100;[.$M$67])" office:value-type="float" office:value="0.592004247681625" calcext:value-type="float">
            <text:p>0.592004247681625</text:p>
          </table:table-cell>
          <table:table-cell table:formula="of:=[.$F14]*POWER([.$G14]-[.$C14]/100;[.$N$67])" office:value-type="float" office:value="0.644870226999595" calcext:value-type="float">
            <text:p>0.644870226999595</text:p>
          </table:table-cell>
          <table:table-cell table:formula="of:=[.$F14]*POWER([.$G14]-[.$C14]/100;[.$O$67])" office:value-type="float" office:value="0.702457138270659" calcext:value-type="float">
            <text:p>0.702457138270659</text:p>
          </table:table-cell>
          <table:table-cell table:formula="of:=[.$F14]*POWER([.$G14]-[.$C14]/100;[.$P$67])" office:value-type="float" office:value="0.765186560718229" calcext:value-type="float">
            <text:p>0.765186560718229</text:p>
          </table:table-cell>
          <table:table-cell table:formula="of:=[.$F14]*POWER([.$G14]-[.$C14]/100;[.$Q$67])" office:value-type="float" office:value="0.833517720590366" calcext:value-type="float">
            <text:p>0.833517720590366</text:p>
          </table:table-cell>
          <table:table-cell table:formula="of:=[.$F14]*POWER([.$G14]-[.$C14]/100;[.$R$67])" office:value-type="float" office:value="0.907950853039086" calcext:value-type="float">
            <text:p>0.907950853039086</text:p>
          </table:table-cell>
          <table:table-cell table:formula="of:=[.$F14]*POWER([.$G14]-[.$C14]/100;[.$S$67])" office:value-type="float" office:value="0.989030864215477" calcext:value-type="float">
            <text:p>0.989030864215477</text:p>
          </table:table-cell>
          <table:table-cell table:formula="of:=[.$F14]*POWER([.$G14]-[.$C14]/100;[.$T$67])" office:value-type="float" office:value="1.07735132038992" calcext:value-type="float">
            <text:p>1.07735132038992</text:p>
          </table:table-cell>
          <table:table-cell table:formula="of:=[.$F14]*POWER([.$G14]-[.$C14]/100;[.$U$67])" office:value-type="float" office:value="1.17355879330074" calcext:value-type="float">
            <text:p>1.17355879330074</text:p>
          </table:table-cell>
          <table:table-cell table:formula="of:=[.$F14]*POWER([.$G14]-[.$C14]/100;[.$V$67])" office:value-type="float" office:value="1.2783575935425" calcext:value-type="float">
            <text:p>1.2783575935425</text:p>
          </table:table-cell>
          <table:table-cell table:formula="of:=[.$F14]*POWER([.$G14]-[.$C14]/100;[.$W$67])" office:value-type="float" office:value="1.39251492664584" calcext:value-type="float">
            <text:p>1.39251492664584</text:p>
          </table:table-cell>
          <table:table-cell table:formula="of:=[.$F14]*POWER([.$G14]-[.$C14]/100;[.$X$67])" office:value-type="float" office:value="1.51686650959531" calcext:value-type="float">
            <text:p>1.51686650959531</text:p>
          </table:table-cell>
          <table:table-cell table:formula="of:=[.$F14]*POWER([.$G14]-[.$C14]/100;[.$Y$67])" office:value-type="float" office:value="1.65232268890218" calcext:value-type="float">
            <text:p>1.65232268890218</text:p>
          </table:table-cell>
          <table:table-cell table:formula="of:=[.$F14]*POWER([.$G14]-[.$C14]/100;[.$Z$67])" office:value-type="float" office:value="1.79987510502114" calcext:value-type="float">
            <text:p>1.79987510502114</text:p>
          </table:table-cell>
          <table:table-cell table:formula="of:=[.$F14]*POWER([.$G14]-[.$C14]/100;[.$AA$67])" office:value-type="float" office:value="1.96060395189953" calcext:value-type="float">
            <text:p>1.96060395189953</text:p>
          </table:table-cell>
          <table:table-cell table:formula="of:=[.$F14]*POWER([.$G14]-[.$C14]/100;[.$AB$67])" office:value-type="float" office:value="2.13568588480416" calcext:value-type="float">
            <text:p>2.13568588480416</text:p>
          </table:table-cell>
          <table:table-cell table:formula="of:=[.$F14]*POWER([.$G14]-[.$C14]/100;[.$AC$67])" office:value-type="float" office:value="2.32640263431717" calcext:value-type="float">
            <text:p>2.32640263431717</text:p>
          </table:table-cell>
          <table:table-cell table:formula="of:=[.$F14]*POWER([.$G14]-[.$C14]/100;[.$AD$67])" office:value-type="float" office:value="2.53415038956169" calcext:value-type="float">
            <text:p>2.53415038956169</text:p>
          </table:table-cell>
          <table:table-cell table:formula="of:=[.$F14]*POWER([.$G14]-[.$C14]/100;[.$AE$67])" office:value-type="float" office:value="2.76045001934955" calcext:value-type="float">
            <text:p>2.76045001934955</text:p>
          </table:table-cell>
          <table:table-cell table:formula="of:=[.$F14]*POWER([.$G14]-[.$C14]/100;[.$AF$67])" office:value-type="float" office:value="3.00695820607747" calcext:value-type="float">
            <text:p>3.00695820607747</text:p>
          </table:table-cell>
          <table:table-cell table:formula="of:=[.$F14]*POWER([.$G14]-[.$C14]/100;[.$AG$67])" office:value-type="float" office:value="3.27547957388018" calcext:value-type="float">
            <text:p>3.27547957388018</text:p>
          </table:table-cell>
          <table:table-cell table:formula="of:=[.$F14]*POWER([.$G14]-[.$C14]/100;[.$AH$67])" office:value-type="float" office:value="3.56797989982769" calcext:value-type="float">
            <text:p>3.56797989982769</text:p>
          </table:table-cell>
          <table:table-cell table:formula="of:=[.$F14]*POWER([.$G14]-[.$C14]/100;[.$AI$67])" office:value-type="float" office:value="3.8866005048823" calcext:value-type="float">
            <text:p>3.8866005048823</text:p>
          </table:table-cell>
          <table:table-cell table:formula="of:=[.$F14]*POWER([.$G14]-[.$C14]/100;[.$AJ$67])" office:value-type="float" office:value="4.23367392996829" calcext:value-type="float">
            <text:p>4.23367392996829</text:p>
          </table:table-cell>
          <table:table-cell table:formula="of:=[.$F14]*POWER([.$G14]-[.$C14]/100;[.$AK$67])" office:value-type="float" office:value="4.61174101191446" calcext:value-type="float">
            <text:p>4.61174101191446</text:p>
          </table:table-cell>
          <table:table-cell table:formula="of:=[.$F14]*POWER([.$G14]-[.$C14]/100;[.$AL$67])" office:value-type="float" office:value="5.02356948427842" calcext:value-type="float">
            <text:p>5.02356948427842</text:p>
          </table:table-cell>
          <table:table-cell table:formula="of:=[.$F14]*POWER([.$G14]-[.$C14]/100;[.$AM$67])" office:value-type="float" office:value="5.47217423922448" calcext:value-type="float">
            <text:p>5.47217423922448</text:p>
          </table:table-cell>
          <table:table-cell table:formula="of:=[.$F14]*POWER([.$G14]-[.$C14]/100;[.$AN$67])" office:value-type="float" office:value="5.96083939878723" calcext:value-type="float">
            <text:p>5.96083939878723</text:p>
          </table:table-cell>
          <table:table-cell table:formula="of:=[.$F14]*POWER([.$G14]-[.$C14]/100;[.$AO$67])" office:value-type="float" office:value="6.49314235709893" calcext:value-type="float">
            <text:p>6.49314235709893</text:p>
          </table:table-cell>
          <table:table-cell table:formula="of:=[.$F14]*POWER([.$G14]-[.$C14]/100;[.$AP$67])" office:value-type="float" office:value="7.07297996958787" calcext:value-type="float">
            <text:p>7.07297996958787</text:p>
          </table:table-cell>
          <table:table-cell table:formula="of:=[.$F14]*POWER([.$G14]-[.$C14]/100;[.$AQ$67])" office:value-type="float" office:value="7.70459708087206" calcext:value-type="float">
            <text:p>7.70459708087206</text:p>
          </table:table-cell>
          <table:table-cell table:formula="of:=[.$F14]*POWER([.$G14]-[.$C14]/100;[.$AR$67])" office:value-type="float" office:value="8.39261760019394" calcext:value-type="float">
            <text:p>8.39261760019394</text:p>
          </table:table-cell>
          <table:table-cell table:formula="of:=[.$F14]*POWER([.$G14]-[.$C14]/100;[.$AS$67])" office:value-type="float" office:value="9.14207835189126" calcext:value-type="float">
            <text:p>9.14207835189126</text:p>
          </table:table-cell>
          <table:table-cell table:formula="of:=[.$F14]*POWER([.$G14]-[.$C14]/100;[.$AT$67])" office:value-type="float" office:value="9.95846594871515" calcext:value-type="float">
            <text:p>9.95846594871515</text:p>
          </table:table-cell>
          <table:table-cell table:formula="of:=[.$F14]*POWER([.$G14]-[.$C14]/100;[.$AU$67])" office:value-type="float" office:value="10.8477569579354" calcext:value-type="float">
            <text:p>10.8477569579354</text:p>
          </table:table-cell>
          <table:table-cell table:formula="of:=[.$F14]*POWER([.$G14]-[.$C14]/100;[.$AV$67])" office:value-type="float" office:value="11.816461654279" calcext:value-type="float">
            <text:p>11.81646165427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Eurozone</text:p>
          </table:table-cell>
          <table:table-cell office:value-type="string" calcext:value-type="string">
            <text:p>LU20892381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14" calcext:value-type="float">
            <text:p>0.14</text:p>
          </table:table-cell>
          <table:table-cell office:value-type="float" office:value="0.406" calcext:value-type="float">
            <text:p>0.406</text:p>
          </table:table-cell>
          <table:table-cell office:value-type="float" office:value="1.07" calcext:value-type="float">
            <text:p>1.07</text:p>
          </table:table-cell>
          <table:table-cell table:number-columns-repeated="6"/>
          <table:table-cell office:value-type="float" office:value="0.52" calcext:value-type="float">
            <text:p>0.52</text:p>
          </table:table-cell>
          <table:table-cell/>
          <table:table-cell office:value-type="float" office:value="7.91" calcext:value-type="float">
            <text:p>7.9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17.59" calcext:value-type="float">
            <text:p>17.59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7.33" calcext:value-type="float">
            <text:p>7.33</text:p>
          </table:table-cell>
          <table:table-cell table:number-columns-repeated="2"/>
          <table:table-cell office:value-type="float" office:value="3.09" calcext:value-type="float">
            <text:p>3.09</text:p>
          </table:table-cell>
          <table:table-cell table:number-columns-repeated="7"/>
          <table:table-cell office:value-type="float" office:value="24.57" calcext:value-type="float">
            <text:p>24.57</text:p>
          </table:table-cell>
          <table:table-cell office:value-type="float" office:value="30.17" calcext:value-type="float">
            <text:p>30.17</text:p>
          </table:table-cell>
          <table:table-cell office:value-type="float" office:value="3.43" calcext:value-type="float">
            <text:p>3.43</text:p>
          </table:table-cell>
          <table:table-cell table:number-columns-repeated="11"/>
          <table:table-cell office:value-type="float" office:value="2.66" calcext:value-type="float">
            <text:p>2.66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table:formula="of:=SUM([.H15:.BR15])" office:value-type="float" office:value="99.55" calcext:value-type="float">
            <text:p>99.55</text:p>
          </table:table-cell>
          <table:table-cell table:number-columns-repeated="6"/>
          <table:table-cell table:formula="of:=(POWER([.$G$15]-[.$C$15]/100;[.H$67])-1)/([.$G$15]-[.$C$15]/100-1)" office:value-type="float" office:value="0" calcext:value-type="float">
            <text:p>0</text:p>
          </table:table-cell>
          <table:table-cell table:formula="of:=(POWER([.$G$15]-[.$C$15]/100;[.I$67])-1)/([.$G$15]-[.$C$15]/100-1)" office:value-type="float" office:value="1" calcext:value-type="float">
            <text:p>1</text:p>
          </table:table-cell>
          <table:table-cell table:formula="of:=(POWER([.$G$15]-[.$C$15]/100;[.J$67])-1)/([.$G$15]-[.$C$15]/100-1)" office:value-type="float" office:value="2.0695" calcext:value-type="float">
            <text:p>2.0695</text:p>
          </table:table-cell>
          <table:table-cell table:formula="of:=(POWER([.$G$15]-[.$C$15]/100;[.K$67])-1)/([.$G$15]-[.$C$15]/100-1)" office:value-type="float" office:value="3.21333025" calcext:value-type="float">
            <text:p>3.21333025</text:p>
          </table:table-cell>
          <table:table-cell table:formula="of:=(POWER([.$G$15]-[.$C$15]/100;[.L$67])-1)/([.$G$15]-[.$C$15]/100-1)" office:value-type="float" office:value="4.436656702375" calcext:value-type="float">
            <text:p>4.436656702375</text:p>
          </table:table-cell>
          <table:table-cell table:formula="of:=(POWER([.$G$15]-[.$C$15]/100;[.M$67])-1)/([.$G$15]-[.$C$15]/100-1)" office:value-type="float" office:value="5.74500434319006" calcext:value-type="float">
            <text:p>5.74500434319006</text:p>
          </table:table-cell>
          <table:table-cell table:formula="of:=(POWER([.$G$15]-[.$C$15]/100;[.N$67])-1)/([.$G$15]-[.$C$15]/100-1)" office:value-type="float" office:value="7.14428214504177" calcext:value-type="float">
            <text:p>7.14428214504177</text:p>
          </table:table-cell>
          <table:table-cell table:formula="of:=(POWER([.$G$15]-[.$C$15]/100;[.O$67])-1)/([.$G$15]-[.$C$15]/100-1)" office:value-type="float" office:value="8.64080975412218" calcext:value-type="float">
            <text:p>8.64080975412218</text:p>
          </table:table-cell>
          <table:table-cell table:formula="of:=(POWER([.$G$15]-[.$C$15]/100;[.P$67])-1)/([.$G$15]-[.$C$15]/100-1)" office:value-type="float" office:value="10.2413460320337" calcext:value-type="float">
            <text:p>10.2413460320337</text:p>
          </table:table-cell>
          <table:table-cell table:formula="of:=(POWER([.$G$15]-[.$C$15]/100;[.Q$67])-1)/([.$G$15]-[.$C$15]/100-1)" office:value-type="float" office:value="11.95311958126" calcext:value-type="float">
            <text:p>11.95311958126</text:p>
          </table:table-cell>
          <table:table-cell table:formula="of:=(POWER([.$G$15]-[.$C$15]/100;[.R$67])-1)/([.$G$15]-[.$C$15]/100-1)" office:value-type="float" office:value="13.7838613921576" calcext:value-type="float">
            <text:p>13.7838613921576</text:p>
          </table:table-cell>
          <table:table-cell table:formula="of:=(POWER([.$G$15]-[.$C$15]/100;[.S$67])-1)/([.$G$15]-[.$C$15]/100-1)" office:value-type="float" office:value="15.7418397589125" calcext:value-type="float">
            <text:p>15.7418397589125</text:p>
          </table:table-cell>
          <table:table-cell table:formula="of:=(POWER([.$G$15]-[.$C$15]/100;[.T$67])-1)/([.$G$15]-[.$C$15]/100-1)" office:value-type="float" office:value="17.835897622157" calcext:value-type="float">
            <text:p>17.835897622157</text:p>
          </table:table-cell>
          <table:table-cell table:formula="of:=(POWER([.$G$15]-[.$C$15]/100;[.U$67])-1)/([.$G$15]-[.$C$15]/100-1)" office:value-type="float" office:value="20.0754925068969" calcext:value-type="float">
            <text:p>20.0754925068969</text:p>
          </table:table-cell>
          <table:table-cell table:formula="of:=(POWER([.$G$15]-[.$C$15]/100;[.V$67])-1)/([.$G$15]-[.$C$15]/100-1)" office:value-type="float" office:value="22.4707392361262" calcext:value-type="float">
            <text:p>22.4707392361262</text:p>
          </table:table-cell>
          <table:table-cell table:formula="of:=(POWER([.$G$15]-[.$C$15]/100;[.W$67])-1)/([.$G$15]-[.$C$15]/100-1)" office:value-type="float" office:value="25.032455613037" calcext:value-type="float">
            <text:p>25.032455613037</text:p>
          </table:table-cell>
          <table:table-cell table:formula="of:=(POWER([.$G$15]-[.$C$15]/100;[.X$67])-1)/([.$G$15]-[.$C$15]/100-1)" office:value-type="float" office:value="27.7722112781431" calcext:value-type="float">
            <text:p>27.7722112781431</text:p>
          </table:table-cell>
          <table:table-cell table:formula="of:=(POWER([.$G$15]-[.$C$15]/100;[.Y$67])-1)/([.$G$15]-[.$C$15]/100-1)" office:value-type="float" office:value="30.702379961974" calcext:value-type="float">
            <text:p>30.702379961974</text:p>
          </table:table-cell>
          <table:table-cell table:formula="of:=(POWER([.$G$15]-[.$C$15]/100;[.Z$67])-1)/([.$G$15]-[.$C$15]/100-1)" office:value-type="float" office:value="33.8361953693312" calcext:value-type="float">
            <text:p>33.8361953693312</text:p>
          </table:table-cell>
          <table:table-cell table:formula="of:=(POWER([.$G$15]-[.$C$15]/100;[.AA$67])-1)/([.$G$15]-[.$C$15]/100-1)" office:value-type="float" office:value="37.1878109474997" calcext:value-type="float">
            <text:p>37.1878109474997</text:p>
          </table:table-cell>
          <table:table-cell table:formula="of:=(POWER([.$G$15]-[.$C$15]/100;[.AB$67])-1)/([.$G$15]-[.$C$15]/100-1)" office:value-type="float" office:value="40.772363808351" calcext:value-type="float">
            <text:p>40.772363808351</text:p>
          </table:table-cell>
          <table:table-cell table:formula="of:=(POWER([.$G$15]-[.$C$15]/100;[.AC$67])-1)/([.$G$15]-[.$C$15]/100-1)" office:value-type="float" office:value="44.6060430930314" calcext:value-type="float">
            <text:p>44.6060430930314</text:p>
          </table:table-cell>
          <table:table-cell table:formula="of:=(POWER([.$G$15]-[.$C$15]/100;[.AD$67])-1)/([.$G$15]-[.$C$15]/100-1)" office:value-type="float" office:value="48.706163087997" calcext:value-type="float">
            <text:p>48.706163087997</text:p>
          </table:table-cell>
          <table:table-cell table:formula="of:=(POWER([.$G$15]-[.$C$15]/100;[.AE$67])-1)/([.$G$15]-[.$C$15]/100-1)" office:value-type="float" office:value="53.0912414226128" calcext:value-type="float">
            <text:p>53.0912414226128</text:p>
          </table:table-cell>
          <table:table-cell table:formula="of:=(POWER([.$G$15]-[.$C$15]/100;[.AF$67])-1)/([.$G$15]-[.$C$15]/100-1)" office:value-type="float" office:value="57.7810827014844" calcext:value-type="float">
            <text:p>57.7810827014844</text:p>
          </table:table-cell>
          <table:table-cell table:formula="of:=(POWER([.$G$15]-[.$C$15]/100;[.AG$67])-1)/([.$G$15]-[.$C$15]/100-1)" office:value-type="float" office:value="62.7968679492376" calcext:value-type="float">
            <text:p>62.7968679492376</text:p>
          </table:table-cell>
          <table:table-cell table:formula="of:=(POWER([.$G$15]-[.$C$15]/100;[.AH$67])-1)/([.$G$15]-[.$C$15]/100-1)" office:value-type="float" office:value="68.1612502717096" calcext:value-type="float">
            <text:p>68.1612502717096</text:p>
          </table:table-cell>
          <table:table-cell table:formula="of:=(POWER([.$G$15]-[.$C$15]/100;[.AI$67])-1)/([.$G$15]-[.$C$15]/100-1)" office:value-type="float" office:value="73.8984571655935" calcext:value-type="float">
            <text:p>73.8984571655935</text:p>
          </table:table-cell>
          <table:table-cell table:formula="of:=(POWER([.$G$15]-[.$C$15]/100;[.AJ$67])-1)/([.$G$15]-[.$C$15]/100-1)" office:value-type="float" office:value="80.0343999386022" calcext:value-type="float">
            <text:p>80.0343999386022</text:p>
          </table:table-cell>
          <table:table-cell table:formula="of:=(POWER([.$G$15]-[.$C$15]/100;[.AK$67])-1)/([.$G$15]-[.$C$15]/100-1)" office:value-type="float" office:value="86.5967907343351" calcext:value-type="float">
            <text:p>86.5967907343351</text:p>
          </table:table-cell>
          <table:table-cell table:formula="of:=(POWER([.$G$15]-[.$C$15]/100;[.AL$67])-1)/([.$G$15]-[.$C$15]/100-1)" office:value-type="float" office:value="93.6152676903714" calcext:value-type="float">
            <text:p>93.6152676903714</text:p>
          </table:table-cell>
          <table:table-cell table:formula="of:=(POWER([.$G$15]-[.$C$15]/100;[.AM$67])-1)/([.$G$15]-[.$C$15]/100-1)" office:value-type="float" office:value="101.121528794852" calcext:value-type="float">
            <text:p>101.121528794852</text:p>
          </table:table-cell>
          <table:table-cell table:formula="of:=(POWER([.$G$15]-[.$C$15]/100;[.AN$67])-1)/([.$G$15]-[.$C$15]/100-1)" office:value-type="float" office:value="109.149475046094" calcext:value-type="float">
            <text:p>109.149475046094</text:p>
          </table:table-cell>
          <table:table-cell table:formula="of:=(POWER([.$G$15]-[.$C$15]/100;[.AO$67])-1)/([.$G$15]-[.$C$15]/100-1)" office:value-type="float" office:value="117.735363561798" calcext:value-type="float">
            <text:p>117.735363561798</text:p>
          </table:table-cell>
          <table:table-cell table:formula="of:=(POWER([.$G$15]-[.$C$15]/100;[.AP$67])-1)/([.$G$15]-[.$C$15]/100-1)" office:value-type="float" office:value="126.917971329343" calcext:value-type="float">
            <text:p>126.917971329343</text:p>
          </table:table-cell>
          <table:table-cell table:formula="of:=(POWER([.$G$15]-[.$C$15]/100;[.AQ$67])-1)/([.$G$15]-[.$C$15]/100-1)" office:value-type="float" office:value="136.738770336732" calcext:value-type="float">
            <text:p>136.738770336732</text:p>
          </table:table-cell>
          <table:table-cell table:formula="of:=(POWER([.$G$15]-[.$C$15]/100;[.AR$67])-1)/([.$G$15]-[.$C$15]/100-1)" office:value-type="float" office:value="147.242114875135" calcext:value-type="float">
            <text:p>147.242114875135</text:p>
          </table:table-cell>
          <table:table-cell table:formula="of:=(POWER([.$G$15]-[.$C$15]/100;[.AS$67])-1)/([.$G$15]-[.$C$15]/100-1)" office:value-type="float" office:value="158.475441858957" calcext:value-type="float">
            <text:p>158.475441858957</text:p>
          </table:table-cell>
          <table:table-cell table:formula="of:=(POWER([.$G$15]-[.$C$15]/100;[.AT$67])-1)/([.$G$15]-[.$C$15]/100-1)" office:value-type="float" office:value="170.489485068155" calcext:value-type="float">
            <text:p>170.489485068155</text:p>
          </table:table-cell>
          <table:table-cell table:formula="of:=(POWER([.$G$15]-[.$C$15]/100;[.AU$67])-1)/([.$G$15]-[.$C$15]/100-1)" office:value-type="float" office:value="183.338504280391" calcext:value-type="float">
            <text:p>183.338504280391</text:p>
          </table:table-cell>
          <table:table-cell table:formula="of:=(POWER([.$G$15]-[.$C$15]/100;[.AV$67])-1)/([.$G$15]-[.$C$15]/100-1)" office:value-type="float" office:value="197.080530327879" calcext:value-type="float">
            <text:p>197.080530327879</text:p>
          </table:table-cell>
          <table:table-cell table:number-columns-repeated="2"/>
          <table:table-cell table:formula="of:=[.$F15]*POWER([.$G15]-[.$C15]/100;[.$H$67])" office:value-type="float" office:value="0.406" calcext:value-type="float">
            <text:p>0.406</text:p>
          </table:table-cell>
          <table:table-cell table:formula="of:=[.$F15]*POWER([.$G15]-[.$C15]/100;[.$I$67])" office:value-type="float" office:value="0.434217" calcext:value-type="float">
            <text:p>0.434217</text:p>
          </table:table-cell>
          <table:table-cell table:formula="of:=[.$F15]*POWER([.$G15]-[.$C15]/100;[.$J$67])" office:value-type="float" office:value="0.4643950815" calcext:value-type="float">
            <text:p>0.4643950815</text:p>
          </table:table-cell>
          <table:table-cell table:formula="of:=[.$F15]*POWER([.$G15]-[.$C15]/100;[.$K$67])" office:value-type="float" office:value="0.49667053966425" calcext:value-type="float">
            <text:p>0.49667053966425</text:p>
          </table:table-cell>
          <table:table-cell table:formula="of:=[.$F15]*POWER([.$G15]-[.$C15]/100;[.$L$67])" office:value-type="float" office:value="0.531189142170916" calcext:value-type="float">
            <text:p>0.531189142170916</text:p>
          </table:table-cell>
          <table:table-cell table:formula="of:=[.$F15]*POWER([.$G15]-[.$C15]/100;[.$M$67])" office:value-type="float" office:value="0.568106787551794" calcext:value-type="float">
            <text:p>0.568106787551794</text:p>
          </table:table-cell>
          <table:table-cell table:formula="of:=[.$F15]*POWER([.$G15]-[.$C15]/100;[.$N$67])" office:value-type="float" office:value="0.607590209286644" calcext:value-type="float">
            <text:p>0.607590209286644</text:p>
          </table:table-cell>
          <table:table-cell table:formula="of:=[.$F15]*POWER([.$G15]-[.$C15]/100;[.$O$67])" office:value-type="float" office:value="0.649817728832066" calcext:value-type="float">
            <text:p>0.649817728832066</text:p>
          </table:table-cell>
          <table:table-cell table:formula="of:=[.$F15]*POWER([.$G15]-[.$C15]/100;[.$P$67])" office:value-type="float" office:value="0.694980060985895" calcext:value-type="float">
            <text:p>0.694980060985895</text:p>
          </table:table-cell>
          <table:table-cell table:formula="of:=[.$F15]*POWER([.$G15]-[.$C15]/100;[.$Q$67])" office:value-type="float" office:value="0.743281175224414" calcext:value-type="float">
            <text:p>0.743281175224414</text:p>
          </table:table-cell>
          <table:table-cell table:formula="of:=[.$F15]*POWER([.$G15]-[.$C15]/100;[.$R$67])" office:value-type="float" office:value="0.794939216902511" calcext:value-type="float">
            <text:p>0.794939216902511</text:p>
          </table:table-cell>
          <table:table-cell table:formula="of:=[.$F15]*POWER([.$G15]-[.$C15]/100;[.$S$67])" office:value-type="float" office:value="0.850187492477236" calcext:value-type="float">
            <text:p>0.850187492477236</text:p>
          </table:table-cell>
          <table:table-cell table:formula="of:=[.$F15]*POWER([.$G15]-[.$C15]/100;[.$T$67])" office:value-type="float" office:value="0.909275523204404" calcext:value-type="float">
            <text:p>0.909275523204404</text:p>
          </table:table-cell>
          <table:table-cell table:formula="of:=[.$F15]*POWER([.$G15]-[.$C15]/100;[.$U$67])" office:value-type="float" office:value="0.97247017206711" calcext:value-type="float">
            <text:p>0.97247017206711</text:p>
          </table:table-cell>
          <table:table-cell table:formula="of:=[.$F15]*POWER([.$G15]-[.$C15]/100;[.$V$67])" office:value-type="float" office:value="1.04005684902577" calcext:value-type="float">
            <text:p>1.04005684902577</text:p>
          </table:table-cell>
          <table:table-cell table:formula="of:=[.$F15]*POWER([.$G15]-[.$C15]/100;[.$W$67])" office:value-type="float" office:value="1.11234080003307" calcext:value-type="float">
            <text:p>1.11234080003307</text:p>
          </table:table-cell>
          <table:table-cell table:formula="of:=[.$F15]*POWER([.$G15]-[.$C15]/100;[.$X$67])" office:value-type="float" office:value="1.18964848563536" calcext:value-type="float">
            <text:p>1.18964848563536</text:p>
          </table:table-cell>
          <table:table-cell table:formula="of:=[.$F15]*POWER([.$G15]-[.$C15]/100;[.$Y$67])" office:value-type="float" office:value="1.27232905538702" calcext:value-type="float">
            <text:p>1.27232905538702</text:p>
          </table:table-cell>
          <table:table-cell table:formula="of:=[.$F15]*POWER([.$G15]-[.$C15]/100;[.$Z$67])" office:value-type="float" office:value="1.36075592473642" calcext:value-type="float">
            <text:p>1.36075592473642</text:p>
          </table:table-cell>
          <table:table-cell table:formula="of:=[.$F15]*POWER([.$G15]-[.$C15]/100;[.$AA$67])" office:value-type="float" office:value="1.4553284615056" calcext:value-type="float">
            <text:p>1.4553284615056</text:p>
          </table:table-cell>
          <table:table-cell table:formula="of:=[.$F15]*POWER([.$G15]-[.$C15]/100;[.$AB$67])" office:value-type="float" office:value="1.55647378958024" calcext:value-type="float">
            <text:p>1.55647378958024</text:p>
          </table:table-cell>
          <table:table-cell table:formula="of:=[.$F15]*POWER([.$G15]-[.$C15]/100;[.$AC$67])" office:value-type="float" office:value="1.66464871795607" calcext:value-type="float">
            <text:p>1.66464871795607</text:p>
          </table:table-cell>
          <table:table-cell table:formula="of:=[.$F15]*POWER([.$G15]-[.$C15]/100;[.$AD$67])" office:value-type="float" office:value="1.78034180385401" calcext:value-type="float">
            <text:p>1.78034180385401</text:p>
          </table:table-cell>
          <table:table-cell table:formula="of:=[.$F15]*POWER([.$G15]-[.$C15]/100;[.$AE$67])" office:value-type="float" office:value="1.90407555922187" calcext:value-type="float">
            <text:p>1.90407555922187</text:p>
          </table:table-cell>
          <table:table-cell table:formula="of:=[.$F15]*POWER([.$G15]-[.$C15]/100;[.$AF$67])" office:value-type="float" office:value="2.03640881058779" calcext:value-type="float">
            <text:p>2.03640881058779</text:p>
          </table:table-cell>
          <table:table-cell table:formula="of:=[.$F15]*POWER([.$G15]-[.$C15]/100;[.$AG$67])" office:value-type="float" office:value="2.17793922292364" calcext:value-type="float">
            <text:p>2.17793922292364</text:p>
          </table:table-cell>
          <table:table-cell table:formula="of:=[.$F15]*POWER([.$G15]-[.$C15]/100;[.$AH$67])" office:value-type="float" office:value="2.32930599891683" calcext:value-type="float">
            <text:p>2.32930599891683</text:p>
          </table:table-cell>
          <table:table-cell table:formula="of:=[.$F15]*POWER([.$G15]-[.$C15]/100;[.$AI$67])" office:value-type="float" office:value="2.49119276584155" calcext:value-type="float">
            <text:p>2.49119276584155</text:p>
          </table:table-cell>
          <table:table-cell table:formula="of:=[.$F15]*POWER([.$G15]-[.$C15]/100;[.$AJ$67])" office:value-type="float" office:value="2.66433066306754" calcext:value-type="float">
            <text:p>2.66433066306754</text:p>
          </table:table-cell>
          <table:table-cell table:formula="of:=[.$F15]*POWER([.$G15]-[.$C15]/100;[.$AK$67])" office:value-type="float" office:value="2.84950164415074" calcext:value-type="float">
            <text:p>2.84950164415074</text:p>
          </table:table-cell>
          <table:table-cell table:formula="of:=[.$F15]*POWER([.$G15]-[.$C15]/100;[.$AL$67])" office:value-type="float" office:value="3.04754200841921" calcext:value-type="float">
            <text:p>3.04754200841921</text:p>
          </table:table-cell>
          <table:table-cell table:formula="of:=[.$F15]*POWER([.$G15]-[.$C15]/100;[.$AM$67])" office:value-type="float" office:value="3.25934617800435" calcext:value-type="float">
            <text:p>3.25934617800435</text:p>
          </table:table-cell>
          <table:table-cell table:formula="of:=[.$F15]*POWER([.$G15]-[.$C15]/100;[.$AN$67])" office:value-type="float" office:value="3.48587073737565" calcext:value-type="float">
            <text:p>3.48587073737565</text:p>
          </table:table-cell>
          <table:table-cell table:formula="of:=[.$F15]*POWER([.$G15]-[.$C15]/100;[.$AO$67])" office:value-type="float" office:value="3.72813875362326" calcext:value-type="float">
            <text:p>3.72813875362326</text:p>
          </table:table-cell>
          <table:table-cell table:formula="of:=[.$F15]*POWER([.$G15]-[.$C15]/100;[.$AP$67])" office:value-type="float" office:value="3.98724439700008" calcext:value-type="float">
            <text:p>3.98724439700008</text:p>
          </table:table-cell>
          <table:table-cell table:formula="of:=[.$F15]*POWER([.$G15]-[.$C15]/100;[.$AQ$67])" office:value-type="float" office:value="4.26435788259158" calcext:value-type="float">
            <text:p>4.26435788259158</text:p>
          </table:table-cell>
          <table:table-cell table:formula="of:=[.$F15]*POWER([.$G15]-[.$C15]/100;[.$AR$67])" office:value-type="float" office:value="4.5607307554317" calcext:value-type="float">
            <text:p>4.5607307554317</text:p>
          </table:table-cell>
          <table:table-cell table:formula="of:=[.$F15]*POWER([.$G15]-[.$C15]/100;[.$AS$67])" office:value-type="float" office:value="4.8777015429342" calcext:value-type="float">
            <text:p>4.8777015429342</text:p>
          </table:table-cell>
          <table:table-cell table:formula="of:=[.$F15]*POWER([.$G15]-[.$C15]/100;[.$AT$67])" office:value-type="float" office:value="5.21670180016813" calcext:value-type="float">
            <text:p>5.21670180016813</text:p>
          </table:table-cell>
          <table:table-cell table:formula="of:=[.$F15]*POWER([.$G15]-[.$C15]/100;[.$AU$67])" office:value-type="float" office:value="5.57926257527982" calcext:value-type="float">
            <text:p>5.57926257527982</text:p>
          </table:table-cell>
          <table:table-cell table:formula="of:=[.$F15]*POWER([.$G15]-[.$C15]/100;[.$AV$67])" office:value-type="float" office:value="5.96702132426176" calcext:value-type="float">
            <text:p>5.9670213242617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IMI</text:p>
          </table:table-cell>
          <table:table-cell office:value-type="string" calcext:value-type="string">
            <text:p>IE00BKM4GZ6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Shares</text:p>
          </table:table-cell>
          <table:table-cell office:value-type="float" office:value="0.232" calcext:value-type="float">
            <text:p>0.232</text:p>
          </table:table-cell>
          <table:table-cell office:value-type="float" office:value="1.405" calcext:value-type="float">
            <text:p>1.405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1.27" calcext:value-type="float">
            <text:p>1.27</text:p>
          </table:table-cell>
          <table:table-cell office:value-type="float" office:value="0.87" calcext:value-type="float">
            <text:p>0.87</text:p>
          </table:table-cell>
          <table:table-cell office:value-type="float" office:value="1.92" calcext:value-type="float">
            <text:p>1.92</text:p>
          </table:table-cell>
          <table:table-cell office:value-type="float" office:value="16.49" calcext:value-type="float">
            <text:p>16.4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2.78" calcext:value-type="float">
            <text:p>12.78</text:p>
          </table:table-cell>
          <table:table-cell office:value-type="float" office:value="2.85" calcext:value-type="float">
            <text:p>2.8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3.94" calcext:value-type="float">
            <text:p>3.94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5"/>
          <table:table-cell office:value-type="float" office:value="1.11" calcext:value-type="float">
            <text:p>1.11</text:p>
          </table:table-cell>
          <table:table-cell office:value-type="float" office:value="1.89" calcext:value-type="float">
            <text:p>1.89</text:p>
          </table:table-cell>
          <table:table-cell office:value-type="float" office:value="17.3" calcext:value-type="float">
            <text:p>17.3</text:p>
          </table:table-cell>
          <table:table-cell office:value-type="float" office:value="0.22" calcext:value-type="float">
            <text:p>0.2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22.31" calcext:value-type="float">
            <text:p>22.31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5.29" calcext:value-type="float">
            <text:p>5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table:formula="of:=SUM([.H16:.BR16])" office:value-type="float" office:value="98.71" calcext:value-type="float">
            <text:p>98.71</text:p>
          </table:table-cell>
          <table:table-cell table:number-columns-repeated="6"/>
          <table:table-cell table:formula="of:=(POWER([.$G$16]-[.$C$16]/100;[.H$67])-1)/([.$G$16]-[.$C$16]/100-1)" office:value-type="float" office:value="0" calcext:value-type="float">
            <text:p>0</text:p>
          </table:table-cell>
          <table:table-cell table:formula="of:=(POWER([.$G$16]-[.$C$16]/100;[.I$67])-1)/([.$G$16]-[.$C$16]/100-1)" office:value-type="float" office:value="1" calcext:value-type="float">
            <text:p>1</text:p>
          </table:table-cell>
          <table:table-cell table:formula="of:=(POWER([.$G$16]-[.$C$16]/100;[.J$67])-1)/([.$G$16]-[.$C$16]/100-1)" office:value-type="float" office:value="2.0482" calcext:value-type="float">
            <text:p>2.0482</text:p>
          </table:table-cell>
          <table:table-cell table:formula="of:=(POWER([.$G$16]-[.$C$16]/100;[.K$67])-1)/([.$G$16]-[.$C$16]/100-1)" office:value-type="float" office:value="3.14692324" calcext:value-type="float">
            <text:p>3.14692324</text:p>
          </table:table-cell>
          <table:table-cell table:formula="of:=(POWER([.$G$16]-[.$C$16]/100;[.L$67])-1)/([.$G$16]-[.$C$16]/100-1)" office:value-type="float" office:value="4.298604940168" calcext:value-type="float">
            <text:p>4.298604940168</text:p>
          </table:table-cell>
          <table:table-cell table:formula="of:=(POWER([.$G$16]-[.$C$16]/100;[.M$67])-1)/([.$G$16]-[.$C$16]/100-1)" office:value-type="float" office:value="5.5057976982841" calcext:value-type="float">
            <text:p>5.5057976982841</text:p>
          </table:table-cell>
          <table:table-cell table:formula="of:=(POWER([.$G$16]-[.$C$16]/100;[.N$67])-1)/([.$G$16]-[.$C$16]/100-1)" office:value-type="float" office:value="6.77117714734139" calcext:value-type="float">
            <text:p>6.77117714734139</text:p>
          </table:table-cell>
          <table:table-cell table:formula="of:=(POWER([.$G$16]-[.$C$16]/100;[.O$67])-1)/([.$G$16]-[.$C$16]/100-1)" office:value-type="float" office:value="8.09754788584325" calcext:value-type="float">
            <text:p>8.09754788584325</text:p>
          </table:table-cell>
          <table:table-cell table:formula="of:=(POWER([.$G$16]-[.$C$16]/100;[.P$67])-1)/([.$G$16]-[.$C$16]/100-1)" office:value-type="float" office:value="9.48784969394089" calcext:value-type="float">
            <text:p>9.48784969394089</text:p>
          </table:table-cell>
          <table:table-cell table:formula="of:=(POWER([.$G$16]-[.$C$16]/100;[.Q$67])-1)/([.$G$16]-[.$C$16]/100-1)" office:value-type="float" office:value="10.9451640491888" calcext:value-type="float">
            <text:p>10.9451640491888</text:p>
          </table:table-cell>
          <table:table-cell table:formula="of:=(POWER([.$G$16]-[.$C$16]/100;[.R$67])-1)/([.$G$16]-[.$C$16]/100-1)" office:value-type="float" office:value="12.4727209563597" calcext:value-type="float">
            <text:p>12.4727209563597</text:p>
          </table:table-cell>
          <table:table-cell table:formula="of:=(POWER([.$G$16]-[.$C$16]/100;[.S$67])-1)/([.$G$16]-[.$C$16]/100-1)" office:value-type="float" office:value="14.0739061064563" calcext:value-type="float">
            <text:p>14.0739061064563</text:p>
          </table:table-cell>
          <table:table-cell table:formula="of:=(POWER([.$G$16]-[.$C$16]/100;[.T$67])-1)/([.$G$16]-[.$C$16]/100-1)" office:value-type="float" office:value="15.7522683807875" calcext:value-type="float">
            <text:p>15.7522683807875</text:p>
          </table:table-cell>
          <table:table-cell table:formula="of:=(POWER([.$G$16]-[.$C$16]/100;[.U$67])-1)/([.$G$16]-[.$C$16]/100-1)" office:value-type="float" office:value="17.5115277167414" calcext:value-type="float">
            <text:p>17.5115277167414</text:p>
          </table:table-cell>
          <table:table-cell table:formula="of:=(POWER([.$G$16]-[.$C$16]/100;[.V$67])-1)/([.$G$16]-[.$C$16]/100-1)" office:value-type="float" office:value="19.3555833526884" calcext:value-type="float">
            <text:p>19.3555833526884</text:p>
          </table:table-cell>
          <table:table-cell table:formula="of:=(POWER([.$G$16]-[.$C$16]/100;[.W$67])-1)/([.$G$16]-[.$C$16]/100-1)" office:value-type="float" office:value="21.288522470288" calcext:value-type="float">
            <text:p>21.288522470288</text:p>
          </table:table-cell>
          <table:table-cell table:formula="of:=(POWER([.$G$16]-[.$C$16]/100;[.X$67])-1)/([.$G$16]-[.$C$16]/100-1)" office:value-type="float" office:value="23.3146292533558" calcext:value-type="float">
            <text:p>23.3146292533558</text:p>
          </table:table-cell>
          <table:table-cell table:formula="of:=(POWER([.$G$16]-[.$C$16]/100;[.Y$67])-1)/([.$G$16]-[.$C$16]/100-1)" office:value-type="float" office:value="25.4383943833676" calcext:value-type="float">
            <text:p>25.4383943833676</text:p>
          </table:table-cell>
          <table:table-cell table:formula="of:=(POWER([.$G$16]-[.$C$16]/100;[.Z$67])-1)/([.$G$16]-[.$C$16]/100-1)" office:value-type="float" office:value="27.6645249926459" calcext:value-type="float">
            <text:p>27.6645249926459</text:p>
          </table:table-cell>
          <table:table-cell table:formula="of:=(POWER([.$G$16]-[.$C$16]/100;[.AA$67])-1)/([.$G$16]-[.$C$16]/100-1)" office:value-type="float" office:value="29.9979550972914" calcext:value-type="float">
            <text:p>29.9979550972914</text:p>
          </table:table-cell>
          <table:table-cell table:formula="of:=(POWER([.$G$16]-[.$C$16]/100;[.AB$67])-1)/([.$G$16]-[.$C$16]/100-1)" office:value-type="float" office:value="32.4438565329809" calcext:value-type="float">
            <text:p>32.4438565329809</text:p>
          </table:table-cell>
          <table:table-cell table:formula="of:=(POWER([.$G$16]-[.$C$16]/100;[.AC$67])-1)/([.$G$16]-[.$C$16]/100-1)" office:value-type="float" office:value="35.0076504178706" calcext:value-type="float">
            <text:p>35.0076504178706</text:p>
          </table:table-cell>
          <table:table-cell table:formula="of:=(POWER([.$G$16]-[.$C$16]/100;[.AD$67])-1)/([.$G$16]-[.$C$16]/100-1)" office:value-type="float" office:value="37.6950191680119" calcext:value-type="float">
            <text:p>37.6950191680119</text:p>
          </table:table-cell>
          <table:table-cell table:formula="of:=(POWER([.$G$16]-[.$C$16]/100;[.AE$67])-1)/([.$G$16]-[.$C$16]/100-1)" office:value-type="float" office:value="40.5119190919101" calcext:value-type="float">
            <text:p>40.5119190919101</text:p>
          </table:table-cell>
          <table:table-cell table:formula="of:=(POWER([.$G$16]-[.$C$16]/100;[.AF$67])-1)/([.$G$16]-[.$C$16]/100-1)" office:value-type="float" office:value="43.4645935921402" calcext:value-type="float">
            <text:p>43.4645935921402</text:p>
          </table:table-cell>
          <table:table-cell table:formula="of:=(POWER([.$G$16]-[.$C$16]/100;[.AG$67])-1)/([.$G$16]-[.$C$16]/100-1)" office:value-type="float" office:value="46.5595870032813" calcext:value-type="float">
            <text:p>46.5595870032813</text:p>
          </table:table-cell>
          <table:table-cell table:formula="of:=(POWER([.$G$16]-[.$C$16]/100;[.AH$67])-1)/([.$G$16]-[.$C$16]/100-1)" office:value-type="float" office:value="49.8037590968395" calcext:value-type="float">
            <text:p>49.8037590968395</text:p>
          </table:table-cell>
          <table:table-cell table:formula="of:=(POWER([.$G$16]-[.$C$16]/100;[.AI$67])-1)/([.$G$16]-[.$C$16]/100-1)" office:value-type="float" office:value="53.2043002853072" calcext:value-type="float">
            <text:p>53.2043002853072</text:p>
          </table:table-cell>
          <table:table-cell table:formula="of:=(POWER([.$G$16]-[.$C$16]/100;[.AJ$67])-1)/([.$G$16]-[.$C$16]/100-1)" office:value-type="float" office:value="56.768747559059" calcext:value-type="float">
            <text:p>56.768747559059</text:p>
          </table:table-cell>
          <table:table-cell table:formula="of:=(POWER([.$G$16]-[.$C$16]/100;[.AK$67])-1)/([.$G$16]-[.$C$16]/100-1)" office:value-type="float" office:value="60.5050011914056" calcext:value-type="float">
            <text:p>60.5050011914056</text:p>
          </table:table-cell>
          <table:table-cell table:formula="of:=(POWER([.$G$16]-[.$C$16]/100;[.AL$67])-1)/([.$G$16]-[.$C$16]/100-1)" office:value-type="float" office:value="64.4213422488313" calcext:value-type="float">
            <text:p>64.4213422488313</text:p>
          </table:table-cell>
          <table:table-cell table:formula="of:=(POWER([.$G$16]-[.$C$16]/100;[.AM$67])-1)/([.$G$16]-[.$C$16]/100-1)" office:value-type="float" office:value="68.526450945225" calcext:value-type="float">
            <text:p>68.526450945225</text:p>
          </table:table-cell>
          <table:table-cell table:formula="of:=(POWER([.$G$16]-[.$C$16]/100;[.AN$67])-1)/([.$G$16]-[.$C$16]/100-1)" office:value-type="float" office:value="72.8294258807849" calcext:value-type="float">
            <text:p>72.8294258807849</text:p>
          </table:table-cell>
          <table:table-cell table:formula="of:=(POWER([.$G$16]-[.$C$16]/100;[.AO$67])-1)/([.$G$16]-[.$C$16]/100-1)" office:value-type="float" office:value="77.3398042082387" calcext:value-type="float">
            <text:p>77.3398042082387</text:p>
          </table:table-cell>
          <table:table-cell table:formula="of:=(POWER([.$G$16]-[.$C$16]/100;[.AP$67])-1)/([.$G$16]-[.$C$16]/100-1)" office:value-type="float" office:value="82.0675827710758" calcext:value-type="float">
            <text:p>82.0675827710758</text:p>
          </table:table-cell>
          <table:table-cell table:formula="of:=(POWER([.$G$16]-[.$C$16]/100;[.AQ$67])-1)/([.$G$16]-[.$C$16]/100-1)" office:value-type="float" office:value="87.0232402606417" calcext:value-type="float">
            <text:p>87.0232402606417</text:p>
          </table:table-cell>
          <table:table-cell table:formula="of:=(POWER([.$G$16]-[.$C$16]/100;[.AR$67])-1)/([.$G$16]-[.$C$16]/100-1)" office:value-type="float" office:value="92.2177604412046" calcext:value-type="float">
            <text:p>92.2177604412046</text:p>
          </table:table-cell>
          <table:table-cell table:formula="of:=(POWER([.$G$16]-[.$C$16]/100;[.AS$67])-1)/([.$G$16]-[.$C$16]/100-1)" office:value-type="float" office:value="97.6626564944707" calcext:value-type="float">
            <text:p>97.6626564944707</text:p>
          </table:table-cell>
          <table:table-cell table:formula="of:=(POWER([.$G$16]-[.$C$16]/100;[.AT$67])-1)/([.$G$16]-[.$C$16]/100-1)" office:value-type="float" office:value="103.369996537504" calcext:value-type="float">
            <text:p>103.369996537504</text:p>
          </table:table-cell>
          <table:table-cell table:formula="of:=(POWER([.$G$16]-[.$C$16]/100;[.AU$67])-1)/([.$G$16]-[.$C$16]/100-1)" office:value-type="float" office:value="109.352430370612" calcext:value-type="float">
            <text:p>109.352430370612</text:p>
          </table:table-cell>
          <table:table-cell table:formula="of:=(POWER([.$G$16]-[.$C$16]/100;[.AV$67])-1)/([.$G$16]-[.$C$16]/100-1)" office:value-type="float" office:value="115.623217514475" calcext:value-type="float">
            <text:p>115.623217514475</text:p>
          </table:table-cell>
          <table:table-cell table:number-columns-repeated="2"/>
          <table:table-cell table:formula="of:=[.$F16]*POWER([.$G16]-[.$C16]/100;[.$H$67])" office:value-type="float" office:value="1.405" calcext:value-type="float">
            <text:p>1.405</text:p>
          </table:table-cell>
          <table:table-cell table:formula="of:=[.$F16]*POWER([.$G16]-[.$C16]/100;[.$I$67])" office:value-type="float" office:value="1.472721" calcext:value-type="float">
            <text:p>1.472721</text:p>
          </table:table-cell>
          <table:table-cell table:formula="of:=[.$F16]*POWER([.$G16]-[.$C16]/100;[.$J$67])" office:value-type="float" office:value="1.5437061522" calcext:value-type="float">
            <text:p>1.5437061522</text:p>
          </table:table-cell>
          <table:table-cell table:formula="of:=[.$F16]*POWER([.$G16]-[.$C16]/100;[.$K$67])" office:value-type="float" office:value="1.61811278873604" calcext:value-type="float">
            <text:p>1.61811278873604</text:p>
          </table:table-cell>
          <table:table-cell table:formula="of:=[.$F16]*POWER([.$G16]-[.$C16]/100;[.$L$67])" office:value-type="float" office:value="1.69610582515312" calcext:value-type="float">
            <text:p>1.69610582515312</text:p>
          </table:table-cell>
          <table:table-cell table:formula="of:=[.$F16]*POWER([.$G16]-[.$C16]/100;[.$M$67])" office:value-type="float" office:value="1.7778581259255" calcext:value-type="float">
            <text:p>1.7778581259255</text:p>
          </table:table-cell>
          <table:table-cell table:formula="of:=[.$F16]*POWER([.$G16]-[.$C16]/100;[.$N$67])" office:value-type="float" office:value="1.86355088759511" calcext:value-type="float">
            <text:p>1.86355088759511</text:p>
          </table:table-cell>
          <table:table-cell table:formula="of:=[.$F16]*POWER([.$G16]-[.$C16]/100;[.$O$67])" office:value-type="float" office:value="1.95337404037719" calcext:value-type="float">
            <text:p>1.95337404037719</text:p>
          </table:table-cell>
          <table:table-cell table:formula="of:=[.$F16]*POWER([.$G16]-[.$C16]/100;[.$P$67])" office:value-type="float" office:value="2.04752666912337" calcext:value-type="float">
            <text:p>2.04752666912337</text:p>
          </table:table-cell>
          <table:table-cell table:formula="of:=[.$F16]*POWER([.$G16]-[.$C16]/100;[.$Q$67])" office:value-type="float" office:value="2.14621745457512" calcext:value-type="float">
            <text:p>2.14621745457512</text:p>
          </table:table-cell>
          <table:table-cell table:formula="of:=[.$F16]*POWER([.$G16]-[.$C16]/100;[.$R$67])" office:value-type="float" office:value="2.24966513588564" calcext:value-type="float">
            <text:p>2.24966513588564</text:p>
          </table:table-cell>
          <table:table-cell table:formula="of:=[.$F16]*POWER([.$G16]-[.$C16]/100;[.$S$67])" office:value-type="float" office:value="2.35809899543533" calcext:value-type="float">
            <text:p>2.35809899543533</text:p>
          </table:table-cell>
          <table:table-cell table:formula="of:=[.$F16]*POWER([.$G16]-[.$C16]/100;[.$T$67])" office:value-type="float" office:value="2.47175936701531" calcext:value-type="float">
            <text:p>2.47175936701531</text:p>
          </table:table-cell>
          <table:table-cell table:formula="of:=[.$F16]*POWER([.$G16]-[.$C16]/100;[.$U$67])" office:value-type="float" office:value="2.59089816850545" calcext:value-type="float">
            <text:p>2.59089816850545</text:p>
          </table:table-cell>
          <table:table-cell table:formula="of:=[.$F16]*POWER([.$G16]-[.$C16]/100;[.$V$67])" office:value-type="float" office:value="2.71577946022741" calcext:value-type="float">
            <text:p>2.71577946022741</text:p>
          </table:table-cell>
          <table:table-cell table:formula="of:=[.$F16]*POWER([.$G16]-[.$C16]/100;[.$W$67])" office:value-type="float" office:value="2.84668003021037" calcext:value-type="float">
            <text:p>2.84668003021037</text:p>
          </table:table-cell>
          <table:table-cell table:formula="of:=[.$F16]*POWER([.$G16]-[.$C16]/100;[.$X$67])" office:value-type="float" office:value="2.98389000766651" calcext:value-type="float">
            <text:p>2.98389000766651</text:p>
          </table:table-cell>
          <table:table-cell table:formula="of:=[.$F16]*POWER([.$G16]-[.$C16]/100;[.$Y$67])" office:value-type="float" office:value="3.12771350603604" calcext:value-type="float">
            <text:p>3.12771350603604</text:p>
          </table:table-cell>
          <table:table-cell table:formula="of:=[.$F16]*POWER([.$G16]-[.$C16]/100;[.$Z$67])" office:value-type="float" office:value="3.27846929702697" calcext:value-type="float">
            <text:p>3.27846929702697</text:p>
          </table:table-cell>
          <table:table-cell table:formula="of:=[.$F16]*POWER([.$G16]-[.$C16]/100;[.$AA$67])" office:value-type="float" office:value="3.43649151714367" calcext:value-type="float">
            <text:p>3.43649151714367</text:p>
          </table:table-cell>
          <table:table-cell table:formula="of:=[.$F16]*POWER([.$G16]-[.$C16]/100;[.$AB$67])" office:value-type="float" office:value="3.60213040827" calcext:value-type="float">
            <text:p>3.60213040827</text:p>
          </table:table-cell>
          <table:table-cell table:formula="of:=[.$F16]*POWER([.$G16]-[.$C16]/100;[.$AC$67])" office:value-type="float" office:value="3.77575309394861" calcext:value-type="float">
            <text:p>3.77575309394861</text:p>
          </table:table-cell>
          <table:table-cell table:formula="of:=[.$F16]*POWER([.$G16]-[.$C16]/100;[.$AD$67])" office:value-type="float" office:value="3.95774439307694" calcext:value-type="float">
            <text:p>3.95774439307694</text:p>
          </table:table-cell>
          <table:table-cell table:formula="of:=[.$F16]*POWER([.$G16]-[.$C16]/100;[.$AE$67])" office:value-type="float" office:value="4.14850767282325" calcext:value-type="float">
            <text:p>4.14850767282325</text:p>
          </table:table-cell>
          <table:table-cell table:formula="of:=[.$F16]*POWER([.$G16]-[.$C16]/100;[.$AF$67])" office:value-type="float" office:value="4.34846574265333" calcext:value-type="float">
            <text:p>4.34846574265333</text:p>
          </table:table-cell>
          <table:table-cell table:formula="of:=[.$F16]*POWER([.$G16]-[.$C16]/100;[.$AG$67])" office:value-type="float" office:value="4.55806179144922" calcext:value-type="float">
            <text:p>4.55806179144922</text:p>
          </table:table-cell>
          <table:table-cell table:formula="of:=[.$F16]*POWER([.$G16]-[.$C16]/100;[.$AH$67])" office:value-type="float" office:value="4.77776036979707" calcext:value-type="float">
            <text:p>4.77776036979707</text:p>
          </table:table-cell>
          <table:table-cell table:formula="of:=[.$F16]*POWER([.$G16]-[.$C16]/100;[.$AI$67])" office:value-type="float" office:value="5.00804841962129" calcext:value-type="float">
            <text:p>5.00804841962129</text:p>
          </table:table-cell>
          <table:table-cell table:formula="of:=[.$F16]*POWER([.$G16]-[.$C16]/100;[.$AJ$67])" office:value-type="float" office:value="5.24943635344703" calcext:value-type="float">
            <text:p>5.24943635344703</text:p>
          </table:table-cell>
          <table:table-cell table:formula="of:=[.$F16]*POWER([.$G16]-[.$C16]/100;[.$AK$67])" office:value-type="float" office:value="5.50245918568318" calcext:value-type="float">
            <text:p>5.50245918568318</text:p>
          </table:table-cell>
          <table:table-cell table:formula="of:=[.$F16]*POWER([.$G16]-[.$C16]/100;[.$AL$67])" office:value-type="float" office:value="5.76767771843311" calcext:value-type="float">
            <text:p>5.76767771843311</text:p>
          </table:table-cell>
          <table:table-cell table:formula="of:=[.$F16]*POWER([.$G16]-[.$C16]/100;[.$AM$67])" office:value-type="float" office:value="6.04567978446159" calcext:value-type="float">
            <text:p>6.04567978446159</text:p>
          </table:table-cell>
          <table:table-cell table:formula="of:=[.$F16]*POWER([.$G16]-[.$C16]/100;[.$AN$67])" office:value-type="float" office:value="6.33708155007263" calcext:value-type="float">
            <text:p>6.33708155007263</text:p>
          </table:table-cell>
          <table:table-cell table:formula="of:=[.$F16]*POWER([.$G16]-[.$C16]/100;[.$AO$67])" office:value-type="float" office:value="6.64252888078614" calcext:value-type="float">
            <text:p>6.64252888078614</text:p>
          </table:table-cell>
          <table:table-cell table:formula="of:=[.$F16]*POWER([.$G16]-[.$C16]/100;[.$AP$67])" office:value-type="float" office:value="6.96269877284003" calcext:value-type="float">
            <text:p>6.96269877284003</text:p>
          </table:table-cell>
          <table:table-cell table:formula="of:=[.$F16]*POWER([.$G16]-[.$C16]/100;[.$AQ$67])" office:value-type="float" office:value="7.29830085369092" calcext:value-type="float">
            <text:p>7.29830085369092</text:p>
          </table:table-cell>
          <table:table-cell table:formula="of:=[.$F16]*POWER([.$G16]-[.$C16]/100;[.$AR$67])" office:value-type="float" office:value="7.65007895483882" calcext:value-type="float">
            <text:p>7.65007895483882</text:p>
          </table:table-cell>
          <table:table-cell table:formula="of:=[.$F16]*POWER([.$G16]-[.$C16]/100;[.$AS$67])" office:value-type="float" office:value="8.01881276046205" calcext:value-type="float">
            <text:p>8.01881276046205</text:p>
          </table:table-cell>
          <table:table-cell table:formula="of:=[.$F16]*POWER([.$G16]-[.$C16]/100;[.$AT$67])" office:value-type="float" office:value="8.40531953551632" calcext:value-type="float">
            <text:p>8.40531953551632</text:p>
          </table:table-cell>
          <table:table-cell table:formula="of:=[.$F16]*POWER([.$G16]-[.$C16]/100;[.$AU$67])" office:value-type="float" office:value="8.81045593712821" calcext:value-type="float">
            <text:p>8.81045593712821</text:p>
          </table:table-cell>
          <table:table-cell table:formula="of:=[.$F16]*POWER([.$G16]-[.$C16]/100;[.$AV$67])" office:value-type="float" office:value="9.23511991329779" calcext:value-type="float">
            <text:p>9.2351199132977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DJIA</text:p>
          </table:table-cell>
          <table:table-cell office:value-type="string" calcext:value-type="string">
            <text:p>IE00B53L435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1.10101" calcext:value-type="float">
            <text:p>1.10101</text:p>
          </table:table-cell>
          <table:table-cell office:value-type="float" office:value="99.86" calcext:value-type="float">
            <text:p>99.86</text:p>
          </table:table-cell>
          <table:table-cell table:number-columns-repeated="63"/>
          <table:table-cell table:formula="of:=SUM([.H17:.BR17])" office:value-type="float" office:value="99.86" calcext:value-type="float">
            <text:p>99.86</text:p>
          </table:table-cell>
          <table:table-cell table:number-columns-repeated="6"/>
          <table:table-cell table:formula="of:=(POWER([.$G$17]-[.$C$17]/100;[.H$67])-1)/([.$G$17]-[.$C$17]/100-1)" office:value-type="float" office:value="0" calcext:value-type="float">
            <text:p>0</text:p>
          </table:table-cell>
          <table:table-cell table:formula="of:=(POWER([.$G$17]-[.$C$17]/100;[.I$67])-1)/([.$G$17]-[.$C$17]/100-1)" office:value-type="float" office:value="1" calcext:value-type="float">
            <text:p>1</text:p>
          </table:table-cell>
          <table:table-cell table:formula="of:=(POWER([.$G$17]-[.$C$17]/100;[.J$67])-1)/([.$G$17]-[.$C$17]/100-1)" office:value-type="float" office:value="2.09771" calcext:value-type="float">
            <text:p>2.09771</text:p>
          </table:table-cell>
          <table:table-cell table:formula="of:=(POWER([.$G$17]-[.$C$17]/100;[.K$67])-1)/([.$G$17]-[.$C$17]/100-1)" office:value-type="float" office:value="3.3026772441" calcext:value-type="float">
            <text:p>3.3026772441</text:p>
          </table:table-cell>
          <table:table-cell table:formula="of:=(POWER([.$G$17]-[.$C$17]/100;[.L$67])-1)/([.$G$17]-[.$C$17]/100-1)" office:value-type="float" office:value="4.62538183762101" calcext:value-type="float">
            <text:p>4.62538183762101</text:p>
          </table:table-cell>
          <table:table-cell table:formula="of:=(POWER([.$G$17]-[.$C$17]/100;[.M$67])-1)/([.$G$17]-[.$C$17]/100-1)" office:value-type="float" office:value="6.07732789697496" calcext:value-type="float">
            <text:p>6.07732789697496</text:p>
          </table:table-cell>
          <table:table-cell table:formula="of:=(POWER([.$G$17]-[.$C$17]/100;[.N$67])-1)/([.$G$17]-[.$C$17]/100-1)" office:value-type="float" office:value="7.67114360578838" calcext:value-type="float">
            <text:p>7.67114360578838</text:p>
          </table:table-cell>
          <table:table-cell table:formula="of:=(POWER([.$G$17]-[.$C$17]/100;[.O$67])-1)/([.$G$17]-[.$C$17]/100-1)" office:value-type="float" office:value="9.42069104750997" calcext:value-type="float">
            <text:p>9.42069104750997</text:p>
          </table:table-cell>
          <table:table-cell table:formula="of:=(POWER([.$G$17]-[.$C$17]/100;[.P$67])-1)/([.$G$17]-[.$C$17]/100-1)" office:value-type="float" office:value="11.3411867697622" calcext:value-type="float">
            <text:p>11.3411867697622</text:p>
          </table:table-cell>
          <table:table-cell table:formula="of:=(POWER([.$G$17]-[.$C$17]/100;[.Q$67])-1)/([.$G$17]-[.$C$17]/100-1)" office:value-type="float" office:value="13.4493341290356" calcext:value-type="float">
            <text:p>13.4493341290356</text:p>
          </table:table-cell>
          <table:table-cell table:formula="of:=(POWER([.$G$17]-[.$C$17]/100;[.R$67])-1)/([.$G$17]-[.$C$17]/100-1)" office:value-type="float" office:value="15.7634685667837" calcext:value-type="float">
            <text:p>15.7634685667837</text:p>
          </table:table-cell>
          <table:table-cell table:formula="of:=(POWER([.$G$17]-[.$C$17]/100;[.S$67])-1)/([.$G$17]-[.$C$17]/100-1)" office:value-type="float" office:value="18.3037170804441" calcext:value-type="float">
            <text:p>18.3037170804441</text:p>
          </table:table-cell>
          <table:table-cell table:formula="of:=(POWER([.$G$17]-[.$C$17]/100;[.T$67])-1)/([.$G$17]-[.$C$17]/100-1)" office:value-type="float" office:value="21.0921732763743" calcext:value-type="float">
            <text:p>21.0921732763743</text:p>
          </table:table-cell>
          <table:table-cell table:formula="of:=(POWER([.$G$17]-[.$C$17]/100;[.U$67])-1)/([.$G$17]-[.$C$17]/100-1)" office:value-type="float" office:value="24.1530895272089" calcext:value-type="float">
            <text:p>24.1530895272089</text:p>
          </table:table-cell>
          <table:table-cell table:formula="of:=(POWER([.$G$17]-[.$C$17]/100;[.V$67])-1)/([.$G$17]-[.$C$17]/100-1)" office:value-type="float" office:value="27.5130879049124" calcext:value-type="float">
            <text:p>27.5130879049124</text:p>
          </table:table-cell>
          <table:table-cell table:formula="of:=(POWER([.$G$17]-[.$C$17]/100;[.W$67])-1)/([.$G$17]-[.$C$17]/100-1)" office:value-type="float" office:value="31.2013917241014" calcext:value-type="float">
            <text:p>31.2013917241014</text:p>
          </table:table-cell>
          <table:table-cell table:formula="of:=(POWER([.$G$17]-[.$C$17]/100;[.X$67])-1)/([.$G$17]-[.$C$17]/100-1)" office:value-type="float" office:value="35.2500797094634" calcext:value-type="float">
            <text:p>35.2500797094634</text:p>
          </table:table-cell>
          <table:table-cell table:formula="of:=(POWER([.$G$17]-[.$C$17]/100;[.Y$67])-1)/([.$G$17]-[.$C$17]/100-1)" office:value-type="float" office:value="39.694364997875" calcext:value-type="float">
            <text:p>39.694364997875</text:p>
          </table:table-cell>
          <table:table-cell table:formula="of:=(POWER([.$G$17]-[.$C$17]/100;[.Z$67])-1)/([.$G$17]-[.$C$17]/100-1)" office:value-type="float" office:value="44.5729014018174" calcext:value-type="float">
            <text:p>44.5729014018174</text:p>
          </table:table-cell>
          <table:table-cell table:formula="of:=(POWER([.$G$17]-[.$C$17]/100;[.AA$67])-1)/([.$G$17]-[.$C$17]/100-1)" office:value-type="float" office:value="49.928119597789" calcext:value-type="float">
            <text:p>49.928119597789</text:p>
          </table:table-cell>
          <table:table-cell table:formula="of:=(POWER([.$G$17]-[.$C$17]/100;[.AB$67])-1)/([.$G$17]-[.$C$17]/100-1)" office:value-type="float" office:value="55.8065961636889" calcext:value-type="float">
            <text:p>55.8065961636889</text:p>
          </table:table-cell>
          <table:table-cell table:formula="of:=(POWER([.$G$17]-[.$C$17]/100;[.AC$67])-1)/([.$G$17]-[.$C$17]/100-1)" office:value-type="float" office:value="62.259458674843" calcext:value-type="float">
            <text:p>62.259458674843</text:p>
          </table:table-cell>
          <table:table-cell table:formula="of:=(POWER([.$G$17]-[.$C$17]/100;[.AD$67])-1)/([.$G$17]-[.$C$17]/100-1)" office:value-type="float" office:value="69.3428303819619" calcext:value-type="float">
            <text:p>69.3428303819619</text:p>
          </table:table-cell>
          <table:table-cell table:formula="of:=(POWER([.$G$17]-[.$C$17]/100;[.AE$67])-1)/([.$G$17]-[.$C$17]/100-1)" office:value-type="float" office:value="77.1183183385834" calcext:value-type="float">
            <text:p>77.1183183385834</text:p>
          </table:table-cell>
          <table:table-cell table:formula="of:=(POWER([.$G$17]-[.$C$17]/100;[.AF$67])-1)/([.$G$17]-[.$C$17]/100-1)" office:value-type="float" office:value="85.6535492234464" calcext:value-type="float">
            <text:p>85.6535492234464</text:p>
          </table:table-cell>
          <table:table-cell table:formula="of:=(POWER([.$G$17]-[.$C$17]/100;[.AG$67])-1)/([.$G$17]-[.$C$17]/100-1)" office:value-type="float" office:value="95.0227575180693" calcext:value-type="float">
            <text:p>95.0227575180693</text:p>
          </table:table-cell>
          <table:table-cell table:formula="of:=(POWER([.$G$17]-[.$C$17]/100;[.AH$67])-1)/([.$G$17]-[.$C$17]/100-1)" office:value-type="float" office:value="105.30743115516" calcext:value-type="float">
            <text:p>105.30743115516</text:p>
          </table:table-cell>
          <table:table-cell table:formula="of:=(POWER([.$G$17]-[.$C$17]/100;[.AI$67])-1)/([.$G$17]-[.$C$17]/100-1)" office:value-type="float" office:value="116.597020253331" calcext:value-type="float">
            <text:p>116.597020253331</text:p>
          </table:table-cell>
          <table:table-cell table:formula="of:=(POWER([.$G$17]-[.$C$17]/100;[.AJ$67])-1)/([.$G$17]-[.$C$17]/100-1)" office:value-type="float" office:value="128.989715102283" calcext:value-type="float">
            <text:p>128.989715102283</text:p>
          </table:table-cell>
          <table:table-cell table:formula="of:=(POWER([.$G$17]-[.$C$17]/100;[.AK$67])-1)/([.$G$17]-[.$C$17]/100-1)" office:value-type="float" office:value="142.593300164928" calcext:value-type="float">
            <text:p>142.593300164928</text:p>
          </table:table-cell>
          <table:table-cell table:formula="of:=(POWER([.$G$17]-[.$C$17]/100;[.AL$67])-1)/([.$G$17]-[.$C$17]/100-1)" office:value-type="float" office:value="157.526091524043" calcext:value-type="float">
            <text:p>157.526091524043</text:p>
          </table:table-cell>
          <table:table-cell table:formula="of:=(POWER([.$G$17]-[.$C$17]/100;[.AM$67])-1)/([.$G$17]-[.$C$17]/100-1)" office:value-type="float" office:value="173.917965926857" calcext:value-type="float">
            <text:p>173.917965926857</text:p>
          </table:table-cell>
          <table:table-cell table:formula="of:=(POWER([.$G$17]-[.$C$17]/100;[.AN$67])-1)/([.$G$17]-[.$C$17]/100-1)" office:value-type="float" office:value="191.91149037757" calcext:value-type="float">
            <text:p>191.91149037757</text:p>
          </table:table-cell>
          <table:table-cell table:formula="of:=(POWER([.$G$17]-[.$C$17]/100;[.AO$67])-1)/([.$G$17]-[.$C$17]/100-1)" office:value-type="float" office:value="211.663162102362" calcext:value-type="float">
            <text:p>211.663162102362</text:p>
          </table:table-cell>
          <table:table-cell table:formula="of:=(POWER([.$G$17]-[.$C$17]/100;[.AP$67])-1)/([.$G$17]-[.$C$17]/100-1)" office:value-type="float" office:value="233.344769671384" calcext:value-type="float">
            <text:p>233.344769671384</text:p>
          </table:table-cell>
          <table:table-cell table:formula="of:=(POWER([.$G$17]-[.$C$17]/100;[.AQ$67])-1)/([.$G$17]-[.$C$17]/100-1)" office:value-type="float" office:value="257.144887115975" calcext:value-type="float">
            <text:p>257.144887115975</text:p>
          </table:table-cell>
          <table:table-cell table:formula="of:=(POWER([.$G$17]-[.$C$17]/100;[.AR$67])-1)/([.$G$17]-[.$C$17]/100-1)" office:value-type="float" office:value="283.270514036077" calcext:value-type="float">
            <text:p>283.270514036077</text:p>
          </table:table-cell>
          <table:table-cell table:formula="of:=(POWER([.$G$17]-[.$C$17]/100;[.AS$67])-1)/([.$G$17]-[.$C$17]/100-1)" office:value-type="float" office:value="311.948875962542" calcext:value-type="float">
            <text:p>311.948875962542</text:p>
          </table:table-cell>
          <table:table-cell table:formula="of:=(POWER([.$G$17]-[.$C$17]/100;[.AT$67])-1)/([.$G$17]-[.$C$17]/100-1)" office:value-type="float" office:value="343.429400632842" calcext:value-type="float">
            <text:p>343.429400632842</text:p>
          </table:table-cell>
          <table:table-cell table:formula="of:=(POWER([.$G$17]-[.$C$17]/100;[.AU$67])-1)/([.$G$17]-[.$C$17]/100-1)" office:value-type="float" office:value="377.985887368677" calcext:value-type="float">
            <text:p>377.985887368677</text:p>
          </table:table-cell>
          <table:table-cell table:formula="of:=(POWER([.$G$17]-[.$C$17]/100;[.AV$67])-1)/([.$G$17]-[.$C$17]/100-1)" office:value-type="float" office:value="415.918888423471" calcext:value-type="float">
            <text:p>415.918888423471</text:p>
          </table:table-cell>
          <table:table-cell table:number-columns-repeated="2"/>
          <table:table-cell table:formula="of:=[.$F17]*POWER([.$G17]-[.$C17]/100;[.$H$67])" office:value-type="float" office:value="0.106" calcext:value-type="float">
            <text:p>0.106</text:p>
          </table:table-cell>
          <table:table-cell table:formula="of:=[.$F17]*POWER([.$G17]-[.$C17]/100;[.$I$67])" office:value-type="float" office:value="0.11635726" calcext:value-type="float">
            <text:p>0.11635726</text:p>
          </table:table-cell>
          <table:table-cell table:formula="of:=[.$F17]*POWER([.$G17]-[.$C17]/100;[.$J$67])" office:value-type="float" office:value="0.1277265278746" calcext:value-type="float">
            <text:p>0.1277265278746</text:p>
          </table:table-cell>
          <table:table-cell table:formula="of:=[.$F17]*POWER([.$G17]-[.$C17]/100;[.$K$67])" office:value-type="float" office:value="0.140206686913227" calcext:value-type="float">
            <text:p>0.140206686913227</text:p>
          </table:table-cell>
          <table:table-cell table:formula="of:=[.$F17]*POWER([.$G17]-[.$C17]/100;[.$L$67])" office:value-type="float" office:value="0.153906282291519" calcext:value-type="float">
            <text:p>0.153906282291519</text:p>
          </table:table-cell>
          <table:table-cell table:formula="of:=[.$F17]*POWER([.$G17]-[.$C17]/100;[.$M$67])" office:value-type="float" office:value="0.168944465134223" calcext:value-type="float">
            <text:p>0.168944465134223</text:p>
          </table:table-cell>
          <table:table-cell table:formula="of:=[.$F17]*POWER([.$G17]-[.$C17]/100;[.$N$67])" office:value-type="float" office:value="0.185452028822488" calcext:value-type="float">
            <text:p>0.185452028822488</text:p>
          </table:table-cell>
          <table:table-cell table:formula="of:=[.$F17]*POWER([.$G17]-[.$C17]/100;[.$O$67])" office:value-type="float" office:value="0.203572546558733" calcext:value-type="float">
            <text:p>0.203572546558733</text:p>
          </table:table-cell>
          <table:table-cell table:formula="of:=[.$F17]*POWER([.$G17]-[.$C17]/100;[.$P$67])" office:value-type="float" office:value="0.223463620082987" calcext:value-type="float">
            <text:p>0.223463620082987</text:p>
          </table:table-cell>
          <table:table-cell table:formula="of:=[.$F17]*POWER([.$G17]-[.$C17]/100;[.$Q$67])" office:value-type="float" office:value="0.245298250401295" calcext:value-type="float">
            <text:p>0.245298250401295</text:p>
          </table:table-cell>
          <table:table-cell table:formula="of:=[.$F17]*POWER([.$G17]-[.$C17]/100;[.$R$67])" office:value-type="float" office:value="0.269266342448006" calcext:value-type="float">
            <text:p>0.269266342448006</text:p>
          </table:table-cell>
          <table:table-cell table:formula="of:=[.$F17]*POWER([.$G17]-[.$C17]/100;[.$S$67])" office:value-type="float" office:value="0.295576356768601" calcext:value-type="float">
            <text:p>0.295576356768601</text:p>
          </table:table-cell>
          <table:table-cell table:formula="of:=[.$F17]*POWER([.$G17]-[.$C17]/100;[.$T$67])" office:value-type="float" office:value="0.324457122588461" calcext:value-type="float">
            <text:p>0.324457122588461</text:p>
          </table:table-cell>
          <table:table-cell table:formula="of:=[.$F17]*POWER([.$G17]-[.$C17]/100;[.$U$67])" office:value-type="float" office:value="0.356159828036579" calcext:value-type="float">
            <text:p>0.356159828036579</text:p>
          </table:table-cell>
          <table:table-cell table:formula="of:=[.$F17]*POWER([.$G17]-[.$C17]/100;[.$V$67])" office:value-type="float" office:value="0.390960204834033" calcext:value-type="float">
            <text:p>0.390960204834033</text:p>
          </table:table-cell>
          <table:table-cell table:formula="of:=[.$F17]*POWER([.$G17]-[.$C17]/100;[.$W$67])" office:value-type="float" office:value="0.429160926448367" calcext:value-type="float">
            <text:p>0.429160926448367</text:p>
          </table:table-cell>
          <table:table-cell table:formula="of:=[.$F17]*POWER([.$G17]-[.$C17]/100;[.$X$67])" office:value-type="float" office:value="0.471094240571636" calcext:value-type="float">
            <text:p>0.471094240571636</text:p>
          </table:table-cell>
          <table:table-cell table:formula="of:=[.$F17]*POWER([.$G17]-[.$C17]/100;[.$Y$67])" office:value-type="float" office:value="0.517124858817891" calcext:value-type="float">
            <text:p>0.517124858817891</text:p>
          </table:table-cell>
          <table:table-cell table:formula="of:=[.$F17]*POWER([.$G17]-[.$C17]/100;[.$Z$67])" office:value-type="float" office:value="0.567653128772987" calcext:value-type="float">
            <text:p>0.567653128772987</text:p>
          </table:table-cell>
          <table:table-cell table:formula="of:=[.$F17]*POWER([.$G17]-[.$C17]/100;[.$AA$67])" office:value-type="float" office:value="0.623118515985396" calcext:value-type="float">
            <text:p>0.623118515985396</text:p>
          </table:table-cell>
          <table:table-cell table:formula="of:=[.$F17]*POWER([.$G17]-[.$C17]/100;[.$AB$67])" office:value-type="float" office:value="0.684003426182329" calcext:value-type="float">
            <text:p>0.684003426182329</text:p>
          </table:table-cell>
          <table:table-cell table:formula="of:=[.$F17]*POWER([.$G17]-[.$C17]/100;[.$AC$67])" office:value-type="float" office:value="0.750837400954604" calcext:value-type="float">
            <text:p>0.750837400954604</text:p>
          </table:table-cell>
          <table:table-cell table:formula="of:=[.$F17]*POWER([.$G17]-[.$C17]/100;[.$AD$67])" office:value-type="float" office:value="0.824201723401879" calcext:value-type="float">
            <text:p>0.824201723401879</text:p>
          </table:table-cell>
          <table:table-cell table:formula="of:=[.$F17]*POWER([.$G17]-[.$C17]/100;[.$AE$67])" office:value-type="float" office:value="0.904734473795476" calcext:value-type="float">
            <text:p>0.904734473795476</text:p>
          </table:table-cell>
          <table:table-cell table:formula="of:=[.$F17]*POWER([.$G17]-[.$C17]/100;[.$AF$67])" office:value-type="float" office:value="0.993136079230032" calcext:value-type="float">
            <text:p>0.993136079230032</text:p>
          </table:table-cell>
          <table:table-cell table:formula="of:=[.$F17]*POWER([.$G17]-[.$C17]/100;[.$AG$67])" office:value-type="float" office:value="1.0901754055316" calcext:value-type="float">
            <text:p>1.0901754055316</text:p>
          </table:table-cell>
          <table:table-cell table:formula="of:=[.$F17]*POWER([.$G17]-[.$C17]/100;[.$AH$67])" office:value-type="float" office:value="1.19669644440609" calcext:value-type="float">
            <text:p>1.19669644440609</text:p>
          </table:table-cell>
          <table:table-cell table:formula="of:=[.$F17]*POWER([.$G17]-[.$C17]/100;[.$AI$67])" office:value-type="float" office:value="1.31362565398901" calcext:value-type="float">
            <text:p>1.31362565398901</text:p>
          </table:table-cell>
          <table:table-cell table:formula="of:=[.$F17]*POWER([.$G17]-[.$C17]/100;[.$AJ$67])" office:value-type="float" office:value="1.44198001664028" calcext:value-type="float">
            <text:p>1.44198001664028</text:p>
          </table:table-cell>
          <table:table-cell table:formula="of:=[.$F17]*POWER([.$G17]-[.$C17]/100;[.$AK$67])" office:value-type="float" office:value="1.5828758840662" calcext:value-type="float">
            <text:p>1.5828758840662</text:p>
          </table:table-cell>
          <table:table-cell table:formula="of:=[.$F17]*POWER([.$G17]-[.$C17]/100;[.$AL$67])" office:value-type="float" office:value="1.73753868669831" calcext:value-type="float">
            <text:p>1.73753868669831</text:p>
          </table:table-cell>
          <table:table-cell table:formula="of:=[.$F17]*POWER([.$G17]-[.$C17]/100;[.$AM$67])" office:value-type="float" office:value="1.9073135917756" calcext:value-type="float">
            <text:p>1.9073135917756</text:p>
          </table:table-cell>
          <table:table-cell table:formula="of:=[.$F17]*POWER([.$G17]-[.$C17]/100;[.$AN$67])" office:value-type="float" office:value="2.09367720282799" calcext:value-type="float">
            <text:p>2.09367720282799</text:p>
          </table:table-cell>
          <table:table-cell table:formula="of:=[.$F17]*POWER([.$G17]-[.$C17]/100;[.$AO$67])" office:value-type="float" office:value="2.29825040231631" calcext:value-type="float">
            <text:p>2.29825040231631</text:p>
          </table:table-cell>
          <table:table-cell table:formula="of:=[.$F17]*POWER([.$G17]-[.$C17]/100;[.$AP$67])" office:value-type="float" office:value="2.52281244912664" calcext:value-type="float">
            <text:p>2.52281244912664</text:p>
          </table:table-cell>
          <table:table-cell table:formula="of:=[.$F17]*POWER([.$G17]-[.$C17]/100;[.$AQ$67])" office:value-type="float" office:value="2.7693164535308" calcext:value-type="float">
            <text:p>2.7693164535308</text:p>
          </table:table-cell>
          <table:table-cell table:formula="of:=[.$F17]*POWER([.$G17]-[.$C17]/100;[.$AR$67])" office:value-type="float" office:value="3.0399063642053" calcext:value-type="float">
            <text:p>3.0399063642053</text:p>
          </table:table-cell>
          <table:table-cell table:formula="of:=[.$F17]*POWER([.$G17]-[.$C17]/100;[.$AS$67])" office:value-type="float" office:value="3.3369356150518" calcext:value-type="float">
            <text:p>3.3369356150518</text:p>
          </table:table-cell>
          <table:table-cell table:formula="of:=[.$F17]*POWER([.$G17]-[.$C17]/100;[.$AT$67])" office:value-type="float" office:value="3.66298759399851" calcext:value-type="float">
            <text:p>3.66298759399851</text:p>
          </table:table-cell>
          <table:table-cell table:formula="of:=[.$F17]*POWER([.$G17]-[.$C17]/100;[.$AU$67])" office:value-type="float" office:value="4.0208981118081" calcext:value-type="float">
            <text:p>4.0208981118081</text:p>
          </table:table-cell>
          <table:table-cell table:formula="of:=[.$F17]*POWER([.$G17]-[.$C17]/100;[.$AV$67])" office:value-type="float" office:value="4.41378006631287" calcext:value-type="float">
            <text:p>4.4137800663128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hysical GOLD</text:p>
          </table:table-cell>
          <table:table-cell office:value-type="string" calcext:value-type="string">
            <text:p>IE00B4ND36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Shares</text:p>
          </table:table-cell>
          <table:table-cell office:value-type="float" office:value="0.108" calcext:value-type="float">
            <text:p>0.108</text:p>
          </table:table-cell>
          <table:table-cell office:value-type="float" office:value="0.317" calcext:value-type="float">
            <text:p>0.317</text:p>
          </table:table-cell>
          <table:table-cell office:value-type="float" office:value="1.0778" calcext:value-type="float">
            <text:p>1.0778</text:p>
          </table:table-cell>
          <table:table-cell table:number-columns-repeated="44"/>
          <table:table-cell office:value-type="float" office:value="100" calcext:value-type="float">
            <text:p>100</text:p>
          </table:table-cell>
          <table:table-cell table:number-columns-repeated="19"/>
          <table:table-cell table:formula="of:=SUM([.H18:.BR18])" office:value-type="float" office:value="100" calcext:value-type="float">
            <text:p>100</text:p>
          </table:table-cell>
          <table:table-cell table:number-columns-repeated="6"/>
          <table:table-cell table:formula="of:=(POWER([.$G$18]-[.$C$18]/100;[.H$67])-1)/([.$G$18]-[.$C$18]/100-1)" office:value-type="float" office:value="0" calcext:value-type="float">
            <text:p>0</text:p>
          </table:table-cell>
          <table:table-cell table:formula="of:=(POWER([.$G$18]-[.$C$18]/100;[.I$67])-1)/([.$G$18]-[.$C$18]/100-1)" office:value-type="float" office:value="1" calcext:value-type="float">
            <text:p>1</text:p>
          </table:table-cell>
          <table:table-cell table:formula="of:=(POWER([.$G$18]-[.$C$18]/100;[.J$67])-1)/([.$G$18]-[.$C$18]/100-1)" office:value-type="float" office:value="2.0766" calcext:value-type="float">
            <text:p>2.0766</text:p>
          </table:table-cell>
          <table:table-cell table:formula="of:=(POWER([.$G$18]-[.$C$18]/100;[.K$67])-1)/([.$G$18]-[.$C$18]/100-1)" office:value-type="float" office:value="3.23566756" calcext:value-type="float">
            <text:p>3.23566756</text:p>
          </table:table-cell>
          <table:table-cell table:formula="of:=(POWER([.$G$18]-[.$C$18]/100;[.L$67])-1)/([.$G$18]-[.$C$18]/100-1)" office:value-type="float" office:value="4.483519695096" calcext:value-type="float">
            <text:p>4.483519695096</text:p>
          </table:table-cell>
          <table:table-cell table:formula="of:=(POWER([.$G$18]-[.$C$18]/100;[.M$67])-1)/([.$G$18]-[.$C$18]/100-1)" office:value-type="float" office:value="5.82695730374036" calcext:value-type="float">
            <text:p>5.82695730374036</text:p>
          </table:table-cell>
          <table:table-cell table:formula="of:=(POWER([.$G$18]-[.$C$18]/100;[.N$67])-1)/([.$G$18]-[.$C$18]/100-1)" office:value-type="float" office:value="7.27330223320687" calcext:value-type="float">
            <text:p>7.27330223320687</text:p>
          </table:table-cell>
          <table:table-cell table:formula="of:=(POWER([.$G$18]-[.$C$18]/100;[.O$67])-1)/([.$G$18]-[.$C$18]/100-1)" office:value-type="float" office:value="8.83043718427051" calcext:value-type="float">
            <text:p>8.83043718427051</text:p>
          </table:table-cell>
          <table:table-cell table:formula="of:=(POWER([.$G$18]-[.$C$18]/100;[.P$67])-1)/([.$G$18]-[.$C$18]/100-1)" office:value-type="float" office:value="10.5068486725856" calcext:value-type="float">
            <text:p>10.5068486725856</text:p>
          </table:table-cell>
          <table:table-cell table:formula="of:=(POWER([.$G$18]-[.$C$18]/100;[.Q$67])-1)/([.$G$18]-[.$C$18]/100-1)" office:value-type="float" office:value="12.3116732809057" calcext:value-type="float">
            <text:p>12.3116732809057</text:p>
          </table:table-cell>
          <table:table-cell table:formula="of:=(POWER([.$G$18]-[.$C$18]/100;[.R$67])-1)/([.$G$18]-[.$C$18]/100-1)" office:value-type="float" office:value="14.2547474542231" calcext:value-type="float">
            <text:p>14.2547474542231</text:p>
          </table:table-cell>
          <table:table-cell table:formula="of:=(POWER([.$G$18]-[.$C$18]/100;[.S$67])-1)/([.$G$18]-[.$C$18]/100-1)" office:value-type="float" office:value="16.3466611092166" calcext:value-type="float">
            <text:p>16.3466611092166</text:p>
          </table:table-cell>
          <table:table-cell table:formula="of:=(POWER([.$G$18]-[.$C$18]/100;[.T$67])-1)/([.$G$18]-[.$C$18]/100-1)" office:value-type="float" office:value="18.5988153501825" calcext:value-type="float">
            <text:p>18.5988153501825</text:p>
          </table:table-cell>
          <table:table-cell table:formula="of:=(POWER([.$G$18]-[.$C$18]/100;[.U$67])-1)/([.$G$18]-[.$C$18]/100-1)" office:value-type="float" office:value="21.0234846060065" calcext:value-type="float">
            <text:p>21.0234846060065</text:p>
          </table:table-cell>
          <table:table-cell table:formula="of:=(POWER([.$G$18]-[.$C$18]/100;[.V$67])-1)/([.$G$18]-[.$C$18]/100-1)" office:value-type="float" office:value="23.6338835268266" calcext:value-type="float">
            <text:p>23.6338835268266</text:p>
          </table:table-cell>
          <table:table-cell table:formula="of:=(POWER([.$G$18]-[.$C$18]/100;[.W$67])-1)/([.$G$18]-[.$C$18]/100-1)" office:value-type="float" office:value="26.4442390049815" calcext:value-type="float">
            <text:p>26.4442390049815</text:p>
          </table:table-cell>
          <table:table-cell table:formula="of:=(POWER([.$G$18]-[.$C$18]/100;[.X$67])-1)/([.$G$18]-[.$C$18]/100-1)" office:value-type="float" office:value="29.4698677127631" calcext:value-type="float">
            <text:p>29.4698677127631</text:p>
          </table:table-cell>
          <table:table-cell table:formula="of:=(POWER([.$G$18]-[.$C$18]/100;[.Y$67])-1)/([.$G$18]-[.$C$18]/100-1)" office:value-type="float" office:value="32.7272595795608" calcext:value-type="float">
            <text:p>32.7272595795608</text:p>
          </table:table-cell>
          <table:table-cell table:formula="of:=(POWER([.$G$18]-[.$C$18]/100;[.Z$67])-1)/([.$G$18]-[.$C$18]/100-1)" office:value-type="float" office:value="36.2341676633551" calcext:value-type="float">
            <text:p>36.2341676633551</text:p>
          </table:table-cell>
          <table:table-cell table:formula="of:=(POWER([.$G$18]-[.$C$18]/100;[.AA$67])-1)/([.$G$18]-[.$C$18]/100-1)" office:value-type="float" office:value="40.0097049063681" calcext:value-type="float">
            <text:p>40.0097049063681</text:p>
          </table:table-cell>
          <table:table-cell table:formula="of:=(POWER([.$G$18]-[.$C$18]/100;[.AB$67])-1)/([.$G$18]-[.$C$18]/100-1)" office:value-type="float" office:value="44.074448302196" calcext:value-type="float">
            <text:p>44.074448302196</text:p>
          </table:table-cell>
          <table:table-cell table:formula="of:=(POWER([.$G$18]-[.$C$18]/100;[.AC$67])-1)/([.$G$18]-[.$C$18]/100-1)" office:value-type="float" office:value="48.4505510421442" calcext:value-type="float">
            <text:p>48.4505510421442</text:p>
          </table:table-cell>
          <table:table-cell table:formula="of:=(POWER([.$G$18]-[.$C$18]/100;[.AD$67])-1)/([.$G$18]-[.$C$18]/100-1)" office:value-type="float" office:value="53.1618632519724" calcext:value-type="float">
            <text:p>53.1618632519724</text:p>
          </table:table-cell>
          <table:table-cell table:formula="of:=(POWER([.$G$18]-[.$C$18]/100;[.AE$67])-1)/([.$G$18]-[.$C$18]/100-1)" office:value-type="float" office:value="58.2340619770735" calcext:value-type="float">
            <text:p>58.2340619770735</text:p>
          </table:table-cell>
          <table:table-cell table:formula="of:=(POWER([.$G$18]-[.$C$18]/100;[.AF$67])-1)/([.$G$18]-[.$C$18]/100-1)" office:value-type="float" office:value="63.6947911245173" calcext:value-type="float">
            <text:p>63.6947911245173</text:p>
          </table:table-cell>
          <table:table-cell table:formula="of:=(POWER([.$G$18]-[.$C$18]/100;[.AG$67])-1)/([.$G$18]-[.$C$18]/100-1)" office:value-type="float" office:value="69.5738121246554" calcext:value-type="float">
            <text:p>69.5738121246554</text:p>
          </table:table-cell>
          <table:table-cell table:formula="of:=(POWER([.$G$18]-[.$C$18]/100;[.AH$67])-1)/([.$G$18]-[.$C$18]/100-1)" office:value-type="float" office:value="75.9031661334039" calcext:value-type="float">
            <text:p>75.9031661334039</text:p>
          </table:table-cell>
          <table:table-cell table:formula="of:=(POWER([.$G$18]-[.$C$18]/100;[.AI$67])-1)/([.$G$18]-[.$C$18]/100-1)" office:value-type="float" office:value="82.7173486592227" calcext:value-type="float">
            <text:p>82.7173486592227</text:p>
          </table:table-cell>
          <table:table-cell table:formula="of:=(POWER([.$G$18]-[.$C$18]/100;[.AJ$67])-1)/([.$G$18]-[.$C$18]/100-1)" office:value-type="float" office:value="90.0534975665191" calcext:value-type="float">
            <text:p>90.0534975665191</text:p>
          </table:table-cell>
          <table:table-cell table:formula="of:=(POWER([.$G$18]-[.$C$18]/100;[.AK$67])-1)/([.$G$18]-[.$C$18]/100-1)" office:value-type="float" office:value="97.9515954801145" calcext:value-type="float">
            <text:p>97.9515954801145</text:p>
          </table:table-cell>
          <table:table-cell table:formula="of:=(POWER([.$G$18]-[.$C$18]/100;[.AL$67])-1)/([.$G$18]-[.$C$18]/100-1)" office:value-type="float" office:value="106.454687693891" calcext:value-type="float">
            <text:p>106.454687693891</text:p>
          </table:table-cell>
          <table:table-cell table:formula="of:=(POWER([.$G$18]-[.$C$18]/100;[.AM$67])-1)/([.$G$18]-[.$C$18]/100-1)" office:value-type="float" office:value="115.609116771243" calcext:value-type="float">
            <text:p>115.609116771243</text:p>
          </table:table-cell>
          <table:table-cell table:formula="of:=(POWER([.$G$18]-[.$C$18]/100;[.AN$67])-1)/([.$G$18]-[.$C$18]/100-1)" office:value-type="float" office:value="125.464775115921" calcext:value-type="float">
            <text:p>125.464775115921</text:p>
          </table:table-cell>
          <table:table-cell table:formula="of:=(POWER([.$G$18]-[.$C$18]/100;[.AO$67])-1)/([.$G$18]-[.$C$18]/100-1)" office:value-type="float" office:value="136.0753768898" calcext:value-type="float">
            <text:p>136.0753768898</text:p>
          </table:table-cell>
          <table:table-cell table:formula="of:=(POWER([.$G$18]-[.$C$18]/100;[.AP$67])-1)/([.$G$18]-[.$C$18]/100-1)" office:value-type="float" office:value="147.498750759559" calcext:value-type="float">
            <text:p>147.498750759559</text:p>
          </table:table-cell>
          <table:table-cell table:formula="of:=(POWER([.$G$18]-[.$C$18]/100;[.AQ$67])-1)/([.$G$18]-[.$C$18]/100-1)" office:value-type="float" office:value="159.797155067741" calcext:value-type="float">
            <text:p>159.797155067741</text:p>
          </table:table-cell>
          <table:table-cell table:formula="of:=(POWER([.$G$18]-[.$C$18]/100;[.AR$67])-1)/([.$G$18]-[.$C$18]/100-1)" office:value-type="float" office:value="173.03761714593" calcext:value-type="float">
            <text:p>173.03761714593</text:p>
          </table:table-cell>
          <table:table-cell table:formula="of:=(POWER([.$G$18]-[.$C$18]/100;[.AS$67])-1)/([.$G$18]-[.$C$18]/100-1)" office:value-type="float" office:value="187.292298619308" calcext:value-type="float">
            <text:p>187.292298619308</text:p>
          </table:table-cell>
          <table:table-cell table:formula="of:=(POWER([.$G$18]-[.$C$18]/100;[.AT$67])-1)/([.$G$18]-[.$C$18]/100-1)" office:value-type="float" office:value="202.638888693547" calcext:value-type="float">
            <text:p>202.638888693547</text:p>
          </table:table-cell>
          <table:table-cell table:formula="of:=(POWER([.$G$18]-[.$C$18]/100;[.AU$67])-1)/([.$G$18]-[.$C$18]/100-1)" office:value-type="float" office:value="219.161027567473" calcext:value-type="float">
            <text:p>219.161027567473</text:p>
          </table:table-cell>
          <table:table-cell table:formula="of:=(POWER([.$G$18]-[.$C$18]/100;[.AV$67])-1)/([.$G$18]-[.$C$18]/100-1)" office:value-type="float" office:value="236.948762279141" calcext:value-type="float">
            <text:p>236.948762279141</text:p>
          </table:table-cell>
          <table:table-cell table:number-columns-repeated="2"/>
          <table:table-cell table:formula="of:=[.$F18]*POWER([.$G18]-[.$C18]/100;[.$H$67])" office:value-type="float" office:value="0.317" calcext:value-type="float">
            <text:p>0.317</text:p>
          </table:table-cell>
          <table:table-cell table:formula="of:=[.$F18]*POWER([.$G18]-[.$C18]/100;[.$I$67])" office:value-type="float" office:value="0.3412822" calcext:value-type="float">
            <text:p>0.3412822</text:p>
          </table:table-cell>
          <table:table-cell table:formula="of:=[.$F18]*POWER([.$G18]-[.$C18]/100;[.$J$67])" office:value-type="float" office:value="0.36742441652" calcext:value-type="float">
            <text:p>0.36742441652</text:p>
          </table:table-cell>
          <table:table-cell table:formula="of:=[.$F18]*POWER([.$G18]-[.$C18]/100;[.$K$67])" office:value-type="float" office:value="0.395569126825432" calcext:value-type="float">
            <text:p>0.395569126825432</text:p>
          </table:table-cell>
          <table:table-cell table:formula="of:=[.$F18]*POWER([.$G18]-[.$C18]/100;[.$L$67])" office:value-type="float" office:value="0.42586972194026" calcext:value-type="float">
            <text:p>0.42586972194026</text:p>
          </table:table-cell>
          <table:table-cell table:formula="of:=[.$F18]*POWER([.$G18]-[.$C18]/100;[.$M$67])" office:value-type="float" office:value="0.458491342640884" calcext:value-type="float">
            <text:p>0.458491342640884</text:p>
          </table:table-cell>
          <table:table-cell table:formula="of:=[.$F18]*POWER([.$G18]-[.$C18]/100;[.$N$67])" office:value-type="float" office:value="0.493611779487176" calcext:value-type="float">
            <text:p>0.493611779487176</text:p>
          </table:table-cell>
          <table:table-cell table:formula="of:=[.$F18]*POWER([.$G18]-[.$C18]/100;[.$O$67])" office:value-type="float" office:value="0.531422441795893" calcext:value-type="float">
            <text:p>0.531422441795893</text:p>
          </table:table-cell>
          <table:table-cell table:formula="of:=[.$F18]*POWER([.$G18]-[.$C18]/100;[.$P$67])" office:value-type="float" office:value="0.572129400837459" calcext:value-type="float">
            <text:p>0.572129400837459</text:p>
          </table:table-cell>
          <table:table-cell table:formula="of:=[.$F18]*POWER([.$G18]-[.$C18]/100;[.$Q$67])" office:value-type="float" office:value="0.615954512941608" calcext:value-type="float">
            <text:p>0.615954512941608</text:p>
          </table:table-cell>
          <table:table-cell table:formula="of:=[.$F18]*POWER([.$G18]-[.$C18]/100;[.$R$67])" office:value-type="float" office:value="0.663136628632935" calcext:value-type="float">
            <text:p>0.663136628632935</text:p>
          </table:table-cell>
          <table:table-cell table:formula="of:=[.$F18]*POWER([.$G18]-[.$C18]/100;[.$S$67])" office:value-type="float" office:value="0.713932894386218" calcext:value-type="float">
            <text:p>0.713932894386218</text:p>
          </table:table-cell>
          <table:table-cell table:formula="of:=[.$F18]*POWER([.$G18]-[.$C18]/100;[.$T$67])" office:value-type="float" office:value="0.768620154096203" calcext:value-type="float">
            <text:p>0.768620154096203</text:p>
          </table:table-cell>
          <table:table-cell table:formula="of:=[.$F18]*POWER([.$G18]-[.$C18]/100;[.$U$67])" office:value-type="float" office:value="0.827496457899972" calcext:value-type="float">
            <text:p>0.827496457899972</text:p>
          </table:table-cell>
          <table:table-cell table:formula="of:=[.$F18]*POWER([.$G18]-[.$C18]/100;[.$V$67])" office:value-type="float" office:value="0.89088268657511" calcext:value-type="float">
            <text:p>0.89088268657511</text:p>
          </table:table-cell>
          <table:table-cell table:formula="of:=[.$F18]*POWER([.$G18]-[.$C18]/100;[.$W$67])" office:value-type="float" office:value="0.959124300366763" calcext:value-type="float">
            <text:p>0.959124300366763</text:p>
          </table:table-cell>
          <table:table-cell table:formula="of:=[.$F18]*POWER([.$G18]-[.$C18]/100;[.$X$67])" office:value-type="float" office:value="1.03259322177486" calcext:value-type="float">
            <text:p>1.03259322177486</text:p>
          </table:table-cell>
          <table:table-cell table:formula="of:=[.$F18]*POWER([.$G18]-[.$C18]/100;[.$Y$67])" office:value-type="float" office:value="1.11168986256281" calcext:value-type="float">
            <text:p>1.11168986256281</text:p>
          </table:table-cell>
          <table:table-cell table:formula="of:=[.$F18]*POWER([.$G18]-[.$C18]/100;[.$Z$67])" office:value-type="float" office:value="1.19684530603512" calcext:value-type="float">
            <text:p>1.19684530603512</text:p>
          </table:table-cell>
          <table:table-cell table:formula="of:=[.$F18]*POWER([.$G18]-[.$C18]/100;[.$AA$67])" office:value-type="float" office:value="1.28852365647741" calcext:value-type="float">
            <text:p>1.28852365647741</text:p>
          </table:table-cell>
          <table:table-cell table:formula="of:=[.$F18]*POWER([.$G18]-[.$C18]/100;[.$AB$67])" office:value-type="float" office:value="1.38722456856358" calcext:value-type="float">
            <text:p>1.38722456856358</text:p>
          </table:table-cell>
          <table:table-cell table:formula="of:=[.$F18]*POWER([.$G18]-[.$C18]/100;[.$AC$67])" office:value-type="float" office:value="1.49348597051555" calcext:value-type="float">
            <text:p>1.49348597051555</text:p>
          </table:table-cell>
          <table:table-cell table:formula="of:=[.$F18]*POWER([.$G18]-[.$C18]/100;[.$AD$67])" office:value-type="float" office:value="1.60788699585704" calcext:value-type="float">
            <text:p>1.60788699585704</text:p>
          </table:table-cell>
          <table:table-cell table:formula="of:=[.$F18]*POWER([.$G18]-[.$C18]/100;[.$AE$67])" office:value-type="float" office:value="1.73105113973969" calcext:value-type="float">
            <text:p>1.73105113973969</text:p>
          </table:table-cell>
          <table:table-cell table:formula="of:=[.$F18]*POWER([.$G18]-[.$C18]/100;[.$AF$67])" office:value-type="float" office:value="1.86364965704375" calcext:value-type="float">
            <text:p>1.86364965704375</text:p>
          </table:table-cell>
          <table:table-cell table:formula="of:=[.$F18]*POWER([.$G18]-[.$C18]/100;[.$AG$67])" office:value-type="float" office:value="2.00640522077331" calcext:value-type="float">
            <text:p>2.00640522077331</text:p>
          </table:table-cell>
          <table:table-cell table:formula="of:=[.$F18]*POWER([.$G18]-[.$C18]/100;[.$AH$67])" office:value-type="float" office:value="2.16009586068454" calcext:value-type="float">
            <text:p>2.16009586068454</text:p>
          </table:table-cell>
          <table:table-cell table:formula="of:=[.$F18]*POWER([.$G18]-[.$C18]/100;[.$AI$67])" office:value-type="float" office:value="2.32555920361298" calcext:value-type="float">
            <text:p>2.32555920361298</text:p>
          </table:table-cell>
          <table:table-cell table:formula="of:=[.$F18]*POWER([.$G18]-[.$C18]/100;[.$AJ$67])" office:value-type="float" office:value="2.50369703860973" calcext:value-type="float">
            <text:p>2.50369703860973</text:p>
          </table:table-cell>
          <table:table-cell table:formula="of:=[.$F18]*POWER([.$G18]-[.$C18]/100;[.$AK$67])" office:value-type="float" office:value="2.69548023176724" calcext:value-type="float">
            <text:p>2.69548023176724</text:p>
          </table:table-cell>
          <table:table-cell table:formula="of:=[.$F18]*POWER([.$G18]-[.$C18]/100;[.$AL$67])" office:value-type="float" office:value="2.90195401752061" calcext:value-type="float">
            <text:p>2.90195401752061</text:p>
          </table:table-cell>
          <table:table-cell table:formula="of:=[.$F18]*POWER([.$G18]-[.$C18]/100;[.$AM$67])" office:value-type="float" office:value="3.12424369526269" calcext:value-type="float">
            <text:p>3.12424369526269</text:p>
          </table:table-cell>
          <table:table-cell table:formula="of:=[.$F18]*POWER([.$G18]-[.$C18]/100;[.$AN$67])" office:value-type="float" office:value="3.36356076231981" calcext:value-type="float">
            <text:p>3.36356076231981</text:p>
          </table:table-cell>
          <table:table-cell table:formula="of:=[.$F18]*POWER([.$G18]-[.$C18]/100;[.$AO$67])" office:value-type="float" office:value="3.6212095167135" calcext:value-type="float">
            <text:p>3.6212095167135</text:p>
          </table:table-cell>
          <table:table-cell table:formula="of:=[.$F18]*POWER([.$G18]-[.$C18]/100;[.$AP$67])" office:value-type="float" office:value="3.89859416569376" calcext:value-type="float">
            <text:p>3.89859416569376</text:p>
          </table:table-cell>
          <table:table-cell table:formula="of:=[.$F18]*POWER([.$G18]-[.$C18]/100;[.$AQ$67])" office:value-type="float" office:value="4.1972264787859" calcext:value-type="float">
            <text:p>4.1972264787859</text:p>
          </table:table-cell>
          <table:table-cell table:formula="of:=[.$F18]*POWER([.$G18]-[.$C18]/100;[.$AR$67])" office:value-type="float" office:value="4.5187340270609" calcext:value-type="float">
            <text:p>4.5187340270609</text:p>
          </table:table-cell>
          <table:table-cell table:formula="of:=[.$F18]*POWER([.$G18]-[.$C18]/100;[.$AS$67])" office:value-type="float" office:value="4.86486905353377" calcext:value-type="float">
            <text:p>4.86486905353377</text:p>
          </table:table-cell>
          <table:table-cell table:formula="of:=[.$F18]*POWER([.$G18]-[.$C18]/100;[.$AT$67])" office:value-type="float" office:value="5.23751802303445" calcext:value-type="float">
            <text:p>5.23751802303445</text:p>
          </table:table-cell>
          <table:table-cell table:formula="of:=[.$F18]*POWER([.$G18]-[.$C18]/100;[.$AU$67])" office:value-type="float" office:value="5.63871190359889" calcext:value-type="float">
            <text:p>5.63871190359889</text:p>
          </table:table-cell>
          <table:table-cell table:formula="of:=[.$F18]*POWER([.$G18]-[.$C18]/100;[.$AV$67])" office:value-type="float" office:value="6.07063723541457" calcext:value-type="float">
            <text:p>6.0706372354145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Asia</text:p>
          </table:table-cell>
          <table:table-cell office:value-type="string" calcext:value-type="string">
            <text:p>IE00B5L8K9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.176" calcext:value-type="float">
            <text:p>0.176</text:p>
          </table:table-cell>
          <table:table-cell office:value-type="float" office:value="0.418" calcext:value-type="float">
            <text:p>0.418</text:p>
          </table:table-cell>
          <table:table-cell office:value-type="float" office:value="1.08" calcext:value-type="float">
            <text:p>1.08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2.24" calcext:value-type="float">
            <text:p>2.24</text:p>
          </table:table-cell>
          <table:table-cell office:value-type="float" office:value="20.33" calcext:value-type="float">
            <text:p>20.33</text:p>
          </table:table-cell>
          <table:table-cell table:number-columns-repeated="3"/>
          <table:table-cell office:value-type="float" office:value="16.59" calcext:value-type="float">
            <text:p>16.59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table:number-columns-repeated="9"/>
          <table:table-cell office:value-type="float" office:value="1.59" calcext:value-type="float">
            <text:p>1.59</text:p>
          </table:table-cell>
          <table:table-cell office:value-type="float" office:value="2.42" calcext:value-type="float">
            <text:p>2.42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11"/>
          <table:table-cell office:value-type="float" office:value="30.21" calcext:value-type="float">
            <text:p>30.21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8"/>
          <table:table-cell table:formula="of:=SUM([.H19:.BR19])" office:value-type="float" office:value="99.63" calcext:value-type="float">
            <text:p>99.63</text:p>
          </table:table-cell>
          <table:table-cell table:number-columns-repeated="6"/>
          <table:table-cell table:formula="of:=(POWER([.$G$19]-[.$C$19]/100;[.H$67])-1)/([.$G$19]-[.$C$19]/100-1)" office:value-type="float" office:value="0" calcext:value-type="float">
            <text:p>0</text:p>
          </table:table-cell>
          <table:table-cell table:formula="of:=(POWER([.$G$19]-[.$C$19]/100;[.I$67])-1)/([.$G$19]-[.$C$19]/100-1)" office:value-type="float" office:value="1" calcext:value-type="float">
            <text:p>1</text:p>
          </table:table-cell>
          <table:table-cell table:formula="of:=(POWER([.$G$19]-[.$C$19]/100;[.J$67])-1)/([.$G$19]-[.$C$19]/100-1)" office:value-type="float" office:value="2.078" calcext:value-type="float">
            <text:p>2.078</text:p>
          </table:table-cell>
          <table:table-cell table:formula="of:=(POWER([.$G$19]-[.$C$19]/100;[.K$67])-1)/([.$G$19]-[.$C$19]/100-1)" office:value-type="float" office:value="3.240084" calcext:value-type="float">
            <text:p>3.240084</text:p>
          </table:table-cell>
          <table:table-cell table:formula="of:=(POWER([.$G$19]-[.$C$19]/100;[.L$67])-1)/([.$G$19]-[.$C$19]/100-1)" office:value-type="float" office:value="4.492810552" calcext:value-type="float">
            <text:p>4.492810552</text:p>
          </table:table-cell>
          <table:table-cell table:formula="of:=(POWER([.$G$19]-[.$C$19]/100;[.M$67])-1)/([.$G$19]-[.$C$19]/100-1)" office:value-type="float" office:value="5.843249775056" calcext:value-type="float">
            <text:p>5.843249775056</text:p>
          </table:table-cell>
          <table:table-cell table:formula="of:=(POWER([.$G$19]-[.$C$19]/100;[.N$67])-1)/([.$G$19]-[.$C$19]/100-1)" office:value-type="float" office:value="7.29902325751037" calcext:value-type="float">
            <text:p>7.29902325751037</text:p>
          </table:table-cell>
          <table:table-cell table:formula="of:=(POWER([.$G$19]-[.$C$19]/100;[.O$67])-1)/([.$G$19]-[.$C$19]/100-1)" office:value-type="float" office:value="8.86834707159618" calcext:value-type="float">
            <text:p>8.86834707159618</text:p>
          </table:table-cell>
          <table:table-cell table:formula="of:=(POWER([.$G$19]-[.$C$19]/100;[.P$67])-1)/([.$G$19]-[.$C$19]/100-1)" office:value-type="float" office:value="10.5600781431807" calcext:value-type="float">
            <text:p>10.5600781431807</text:p>
          </table:table-cell>
          <table:table-cell table:formula="of:=(POWER([.$G$19]-[.$C$19]/100;[.Q$67])-1)/([.$G$19]-[.$C$19]/100-1)" office:value-type="float" office:value="12.3837642383488" calcext:value-type="float">
            <text:p>12.3837642383488</text:p>
          </table:table-cell>
          <table:table-cell table:formula="of:=(POWER([.$G$19]-[.$C$19]/100;[.R$67])-1)/([.$G$19]-[.$C$19]/100-1)" office:value-type="float" office:value="14.34969784894" calcext:value-type="float">
            <text:p>14.34969784894</text:p>
          </table:table-cell>
          <table:table-cell table:formula="of:=(POWER([.$G$19]-[.$C$19]/100;[.S$67])-1)/([.$G$19]-[.$C$19]/100-1)" office:value-type="float" office:value="16.4689742811573" calcext:value-type="float">
            <text:p>16.4689742811573</text:p>
          </table:table-cell>
          <table:table-cell table:formula="of:=(POWER([.$G$19]-[.$C$19]/100;[.T$67])-1)/([.$G$19]-[.$C$19]/100-1)" office:value-type="float" office:value="18.7535542750876" calcext:value-type="float">
            <text:p>18.7535542750876</text:p>
          </table:table-cell>
          <table:table-cell table:formula="of:=(POWER([.$G$19]-[.$C$19]/100;[.U$67])-1)/([.$G$19]-[.$C$19]/100-1)" office:value-type="float" office:value="21.2163315085444" calcext:value-type="float">
            <text:p>21.2163315085444</text:p>
          </table:table-cell>
          <table:table-cell table:formula="of:=(POWER([.$G$19]-[.$C$19]/100;[.V$67])-1)/([.$G$19]-[.$C$19]/100-1)" office:value-type="float" office:value="23.8712053662109" calcext:value-type="float">
            <text:p>23.8712053662109</text:p>
          </table:table-cell>
          <table:table-cell table:formula="of:=(POWER([.$G$19]-[.$C$19]/100;[.W$67])-1)/([.$G$19]-[.$C$19]/100-1)" office:value-type="float" office:value="26.7331593847753" calcext:value-type="float">
            <text:p>26.7331593847753</text:p>
          </table:table-cell>
          <table:table-cell table:formula="of:=(POWER([.$G$19]-[.$C$19]/100;[.X$67])-1)/([.$G$19]-[.$C$19]/100-1)" office:value-type="float" office:value="29.8183458167878" calcext:value-type="float">
            <text:p>29.8183458167878</text:p>
          </table:table-cell>
          <table:table-cell table:formula="of:=(POWER([.$G$19]-[.$C$19]/100;[.Y$67])-1)/([.$G$19]-[.$C$19]/100-1)" office:value-type="float" office:value="33.1441767904972" calcext:value-type="float">
            <text:p>33.1441767904972</text:p>
          </table:table-cell>
          <table:table-cell table:formula="of:=(POWER([.$G$19]-[.$C$19]/100;[.Z$67])-1)/([.$G$19]-[.$C$19]/100-1)" office:value-type="float" office:value="36.729422580156" calcext:value-type="float">
            <text:p>36.729422580156</text:p>
          </table:table-cell>
          <table:table-cell table:formula="of:=(POWER([.$G$19]-[.$C$19]/100;[.AA$67])-1)/([.$G$19]-[.$C$19]/100-1)" office:value-type="float" office:value="40.5943175414082" calcext:value-type="float">
            <text:p>40.5943175414082</text:p>
          </table:table-cell>
          <table:table-cell table:formula="of:=(POWER([.$G$19]-[.$C$19]/100;[.AB$67])-1)/([.$G$19]-[.$C$19]/100-1)" office:value-type="float" office:value="44.760674309638" calcext:value-type="float">
            <text:p>44.760674309638</text:p>
          </table:table-cell>
          <table:table-cell table:formula="of:=(POWER([.$G$19]-[.$C$19]/100;[.AC$67])-1)/([.$G$19]-[.$C$19]/100-1)" office:value-type="float" office:value="49.2520069057898" calcext:value-type="float">
            <text:p>49.2520069057898</text:p>
          </table:table-cell>
          <table:table-cell table:formula="of:=(POWER([.$G$19]-[.$C$19]/100;[.AD$67])-1)/([.$G$19]-[.$C$19]/100-1)" office:value-type="float" office:value="54.0936634444414" calcext:value-type="float">
            <text:p>54.0936634444414</text:p>
          </table:table-cell>
          <table:table-cell table:formula="of:=(POWER([.$G$19]-[.$C$19]/100;[.AE$67])-1)/([.$G$19]-[.$C$19]/100-1)" office:value-type="float" office:value="59.3129691931079" calcext:value-type="float">
            <text:p>59.3129691931079</text:p>
          </table:table-cell>
          <table:table-cell table:formula="of:=(POWER([.$G$19]-[.$C$19]/100;[.AF$67])-1)/([.$G$19]-[.$C$19]/100-1)" office:value-type="float" office:value="64.9393807901703" calcext:value-type="float">
            <text:p>64.9393807901703</text:p>
          </table:table-cell>
          <table:table-cell table:formula="of:=(POWER([.$G$19]-[.$C$19]/100;[.AG$67])-1)/([.$G$19]-[.$C$19]/100-1)" office:value-type="float" office:value="71.0046524918036" calcext:value-type="float">
            <text:p>71.0046524918036</text:p>
          </table:table-cell>
          <table:table-cell table:formula="of:=(POWER([.$G$19]-[.$C$19]/100;[.AH$67])-1)/([.$G$19]-[.$C$19]/100-1)" office:value-type="float" office:value="77.5430153861642" calcext:value-type="float">
            <text:p>77.5430153861642</text:p>
          </table:table-cell>
          <table:table-cell table:formula="of:=(POWER([.$G$19]-[.$C$19]/100;[.AI$67])-1)/([.$G$19]-[.$C$19]/100-1)" office:value-type="float" office:value="84.5913705862851" calcext:value-type="float">
            <text:p>84.5913705862851</text:p>
          </table:table-cell>
          <table:table-cell table:formula="of:=(POWER([.$G$19]-[.$C$19]/100;[.AJ$67])-1)/([.$G$19]-[.$C$19]/100-1)" office:value-type="float" office:value="92.1894974920153" calcext:value-type="float">
            <text:p>92.1894974920153</text:p>
          </table:table-cell>
          <table:table-cell table:formula="of:=(POWER([.$G$19]-[.$C$19]/100;[.AK$67])-1)/([.$G$19]-[.$C$19]/100-1)" office:value-type="float" office:value="100.380278296393" calcext:value-type="float">
            <text:p>100.380278296393</text:p>
          </table:table-cell>
          <table:table-cell table:formula="of:=(POWER([.$G$19]-[.$C$19]/100;[.AL$67])-1)/([.$G$19]-[.$C$19]/100-1)" office:value-type="float" office:value="109.209940003511" calcext:value-type="float">
            <text:p>109.209940003511</text:p>
          </table:table-cell>
          <table:table-cell table:formula="of:=(POWER([.$G$19]-[.$C$19]/100;[.AM$67])-1)/([.$G$19]-[.$C$19]/100-1)" office:value-type="float" office:value="118.728315323785" calcext:value-type="float">
            <text:p>118.728315323785</text:p>
          </table:table-cell>
          <table:table-cell table:formula="of:=(POWER([.$G$19]-[.$C$19]/100;[.AN$67])-1)/([.$G$19]-[.$C$19]/100-1)" office:value-type="float" office:value="128.98912391904" calcext:value-type="float">
            <text:p>128.98912391904</text:p>
          </table:table-cell>
          <table:table-cell table:formula="of:=(POWER([.$G$19]-[.$C$19]/100;[.AO$67])-1)/([.$G$19]-[.$C$19]/100-1)" office:value-type="float" office:value="140.050275584725" calcext:value-type="float">
            <text:p>140.050275584725</text:p>
          </table:table-cell>
          <table:table-cell table:formula="of:=(POWER([.$G$19]-[.$C$19]/100;[.AP$67])-1)/([.$G$19]-[.$C$19]/100-1)" office:value-type="float" office:value="151.974197080334" calcext:value-type="float">
            <text:p>151.974197080334</text:p>
          </table:table-cell>
          <table:table-cell table:formula="of:=(POWER([.$G$19]-[.$C$19]/100;[.AQ$67])-1)/([.$G$19]-[.$C$19]/100-1)" office:value-type="float" office:value="164.8281844526" calcext:value-type="float">
            <text:p>164.8281844526</text:p>
          </table:table-cell>
          <table:table-cell table:formula="of:=(POWER([.$G$19]-[.$C$19]/100;[.AR$67])-1)/([.$G$19]-[.$C$19]/100-1)" office:value-type="float" office:value="178.684782839903" calcext:value-type="float">
            <text:p>178.684782839903</text:p>
          </table:table-cell>
          <table:table-cell table:formula="of:=(POWER([.$G$19]-[.$C$19]/100;[.AS$67])-1)/([.$G$19]-[.$C$19]/100-1)" office:value-type="float" office:value="193.622195901415" calcext:value-type="float">
            <text:p>193.622195901415</text:p>
          </table:table-cell>
          <table:table-cell table:formula="of:=(POWER([.$G$19]-[.$C$19]/100;[.AT$67])-1)/([.$G$19]-[.$C$19]/100-1)" office:value-type="float" office:value="209.724727181726" calcext:value-type="float">
            <text:p>209.724727181726</text:p>
          </table:table-cell>
          <table:table-cell table:formula="of:=(POWER([.$G$19]-[.$C$19]/100;[.AU$67])-1)/([.$G$19]-[.$C$19]/100-1)" office:value-type="float" office:value="227.0832559019" calcext:value-type="float">
            <text:p>227.0832559019</text:p>
          </table:table-cell>
          <table:table-cell table:formula="of:=(POWER([.$G$19]-[.$C$19]/100;[.AV$67])-1)/([.$G$19]-[.$C$19]/100-1)" office:value-type="float" office:value="245.795749862249" calcext:value-type="float">
            <text:p>245.795749862249</text:p>
          </table:table-cell>
          <table:table-cell table:number-columns-repeated="2"/>
          <table:table-cell table:formula="of:=[.$F19]*POWER([.$G19]-[.$C19]/100;[.$H$67])" office:value-type="float" office:value="0.418" calcext:value-type="float">
            <text:p>0.418</text:p>
          </table:table-cell>
          <table:table-cell table:formula="of:=[.$F19]*POWER([.$G19]-[.$C19]/100;[.$I$67])" office:value-type="float" office:value="0.450604" calcext:value-type="float">
            <text:p>0.450604</text:p>
          </table:table-cell>
          <table:table-cell table:formula="of:=[.$F19]*POWER([.$G19]-[.$C19]/100;[.$J$67])" office:value-type="float" office:value="0.485751112" calcext:value-type="float">
            <text:p>0.485751112</text:p>
          </table:table-cell>
          <table:table-cell table:formula="of:=[.$F19]*POWER([.$G19]-[.$C19]/100;[.$K$67])" office:value-type="float" office:value="0.523639698736" calcext:value-type="float">
            <text:p>0.523639698736</text:p>
          </table:table-cell>
          <table:table-cell table:formula="of:=[.$F19]*POWER([.$G19]-[.$C19]/100;[.$L$67])" office:value-type="float" office:value="0.564483595237408" calcext:value-type="float">
            <text:p>0.564483595237408</text:p>
          </table:table-cell>
          <table:table-cell table:formula="of:=[.$F19]*POWER([.$G19]-[.$C19]/100;[.$M$67])" office:value-type="float" office:value="0.608513315665926" calcext:value-type="float">
            <text:p>0.608513315665926</text:p>
          </table:table-cell>
          <table:table-cell table:formula="of:=[.$F19]*POWER([.$G19]-[.$C19]/100;[.$N$67])" office:value-type="float" office:value="0.655977354287868" calcext:value-type="float">
            <text:p>0.655977354287868</text:p>
          </table:table-cell>
          <table:table-cell table:formula="of:=[.$F19]*POWER([.$G19]-[.$C19]/100;[.$O$67])" office:value-type="float" office:value="0.707143587922322" calcext:value-type="float">
            <text:p>0.707143587922322</text:p>
          </table:table-cell>
          <table:table-cell table:formula="of:=[.$F19]*POWER([.$G19]-[.$C19]/100;[.$P$67])" office:value-type="float" office:value="0.762300787780263" calcext:value-type="float">
            <text:p>0.762300787780263</text:p>
          </table:table-cell>
          <table:table-cell table:formula="of:=[.$F19]*POWER([.$G19]-[.$C19]/100;[.$Q$67])" office:value-type="float" office:value="0.821760249227124" calcext:value-type="float">
            <text:p>0.821760249227124</text:p>
          </table:table-cell>
          <table:table-cell table:formula="of:=[.$F19]*POWER([.$G19]-[.$C19]/100;[.$R$67])" office:value-type="float" office:value="0.88585754866684" calcext:value-type="float">
            <text:p>0.88585754866684</text:p>
          </table:table-cell>
          <table:table-cell table:formula="of:=[.$F19]*POWER([.$G19]-[.$C19]/100;[.$S$67])" office:value-type="float" office:value="0.954954437462853" calcext:value-type="float">
            <text:p>0.954954437462853</text:p>
          </table:table-cell>
          <table:table-cell table:formula="of:=[.$F19]*POWER([.$G19]-[.$C19]/100;[.$T$67])" office:value-type="float" office:value="1.02944088358496" calcext:value-type="float">
            <text:p>1.02944088358496</text:p>
          </table:table-cell>
          <table:table-cell table:formula="of:=[.$F19]*POWER([.$G19]-[.$C19]/100;[.$U$67])" office:value-type="float" office:value="1.10973727250458" calcext:value-type="float">
            <text:p>1.10973727250458</text:p>
          </table:table-cell>
          <table:table-cell table:formula="of:=[.$F19]*POWER([.$G19]-[.$C19]/100;[.$V$67])" office:value-type="float" office:value="1.19629677975994" calcext:value-type="float">
            <text:p>1.19629677975994</text:p>
          </table:table-cell>
          <table:table-cell table:formula="of:=[.$F19]*POWER([.$G19]-[.$C19]/100;[.$W$67])" office:value-type="float" office:value="1.28960792858122" calcext:value-type="float">
            <text:p>1.28960792858122</text:p>
          </table:table-cell>
          <table:table-cell table:formula="of:=[.$F19]*POWER([.$G19]-[.$C19]/100;[.$X$67])" office:value-type="float" office:value="1.39019734701055" calcext:value-type="float">
            <text:p>1.39019734701055</text:p>
          </table:table-cell>
          <table:table-cell table:formula="of:=[.$F19]*POWER([.$G19]-[.$C19]/100;[.$Y$67])" office:value-type="float" office:value="1.49863274007737" calcext:value-type="float">
            <text:p>1.49863274007737</text:p>
          </table:table-cell>
          <table:table-cell table:formula="of:=[.$F19]*POWER([.$G19]-[.$C19]/100;[.$Z$67])" office:value-type="float" office:value="1.61552609380341" calcext:value-type="float">
            <text:p>1.61552609380341</text:p>
          </table:table-cell>
          <table:table-cell table:formula="of:=[.$F19]*POWER([.$G19]-[.$C19]/100;[.$AA$67])" office:value-type="float" office:value="1.74153712912007" calcext:value-type="float">
            <text:p>1.74153712912007</text:p>
          </table:table-cell>
          <table:table-cell table:formula="of:=[.$F19]*POWER([.$G19]-[.$C19]/100;[.$AB$67])" office:value-type="float" office:value="1.87737702519144" calcext:value-type="float">
            <text:p>1.87737702519144</text:p>
          </table:table-cell>
          <table:table-cell table:formula="of:=[.$F19]*POWER([.$G19]-[.$C19]/100;[.$AC$67])" office:value-type="float" office:value="2.02381243315637" calcext:value-type="float">
            <text:p>2.02381243315637</text:p>
          </table:table-cell>
          <table:table-cell table:formula="of:=[.$F19]*POWER([.$G19]-[.$C19]/100;[.$AD$67])" office:value-type="float" office:value="2.18166980294257" calcext:value-type="float">
            <text:p>2.18166980294257</text:p>
          </table:table-cell>
          <table:table-cell table:formula="of:=[.$F19]*POWER([.$G19]-[.$C19]/100;[.$AE$67])" office:value-type="float" office:value="2.35184004757209" calcext:value-type="float">
            <text:p>2.35184004757209</text:p>
          </table:table-cell>
          <table:table-cell table:formula="of:=[.$F19]*POWER([.$G19]-[.$C19]/100;[.$AF$67])" office:value-type="float" office:value="2.53528357128271" calcext:value-type="float">
            <text:p>2.53528357128271</text:p>
          </table:table-cell>
          <table:table-cell table:formula="of:=[.$F19]*POWER([.$G19]-[.$C19]/100;[.$AG$67])" office:value-type="float" office:value="2.73303568984277" calcext:value-type="float">
            <text:p>2.73303568984277</text:p>
          </table:table-cell>
          <table:table-cell table:formula="of:=[.$F19]*POWER([.$G19]-[.$C19]/100;[.$AH$67])" office:value-type="float" office:value="2.9462124736505" calcext:value-type="float">
            <text:p>2.9462124736505</text:p>
          </table:table-cell>
          <table:table-cell table:formula="of:=[.$F19]*POWER([.$G19]-[.$C19]/100;[.$AI$67])" office:value-type="float" office:value="3.17601704659524" calcext:value-type="float">
            <text:p>3.17601704659524</text:p>
          </table:table-cell>
          <table:table-cell table:formula="of:=[.$F19]*POWER([.$G19]-[.$C19]/100;[.$AJ$67])" office:value-type="float" office:value="3.42374637622967" calcext:value-type="float">
            <text:p>3.42374637622967</text:p>
          </table:table-cell>
          <table:table-cell table:formula="of:=[.$F19]*POWER([.$G19]-[.$C19]/100;[.$AK$67])" office:value-type="float" office:value="3.69079859357558" calcext:value-type="float">
            <text:p>3.69079859357558</text:p>
          </table:table-cell>
          <table:table-cell table:formula="of:=[.$F19]*POWER([.$G19]-[.$C19]/100;[.$AL$67])" office:value-type="float" office:value="3.97868088387448" calcext:value-type="float">
            <text:p>3.97868088387448</text:p>
          </table:table-cell>
          <table:table-cell table:formula="of:=[.$F19]*POWER([.$G19]-[.$C19]/100;[.$AM$67])" office:value-type="float" office:value="4.28901799281669" calcext:value-type="float">
            <text:p>4.28901799281669</text:p>
          </table:table-cell>
          <table:table-cell table:formula="of:=[.$F19]*POWER([.$G19]-[.$C19]/100;[.$AN$67])" office:value-type="float" office:value="4.62356139625639" calcext:value-type="float">
            <text:p>4.62356139625639</text:p>
          </table:table-cell>
          <table:table-cell table:formula="of:=[.$F19]*POWER([.$G19]-[.$C19]/100;[.$AO$67])" office:value-type="float" office:value="4.98419918516439" calcext:value-type="float">
            <text:p>4.98419918516439</text:p>
          </table:table-cell>
          <table:table-cell table:formula="of:=[.$F19]*POWER([.$G19]-[.$C19]/100;[.$AP$67])" office:value-type="float" office:value="5.37296672160721" calcext:value-type="float">
            <text:p>5.37296672160721</text:p>
          </table:table-cell>
          <table:table-cell table:formula="of:=[.$F19]*POWER([.$G19]-[.$C19]/100;[.$AQ$67])" office:value-type="float" office:value="5.79205812589258" calcext:value-type="float">
            <text:p>5.79205812589258</text:p>
          </table:table-cell>
          <table:table-cell table:formula="of:=[.$F19]*POWER([.$G19]-[.$C19]/100;[.$AR$67])" office:value-type="float" office:value="6.2438386597122" calcext:value-type="float">
            <text:p>6.2438386597122</text:p>
          </table:table-cell>
          <table:table-cell table:formula="of:=[.$F19]*POWER([.$G19]-[.$C19]/100;[.$AS$67])" office:value-type="float" office:value="6.73085807516975" calcext:value-type="float">
            <text:p>6.73085807516975</text:p>
          </table:table-cell>
          <table:table-cell table:formula="of:=[.$F19]*POWER([.$G19]-[.$C19]/100;[.$AT$67])" office:value-type="float" office:value="7.25586500503299" calcext:value-type="float">
            <text:p>7.25586500503299</text:p>
          </table:table-cell>
          <table:table-cell table:formula="of:=[.$F19]*POWER([.$G19]-[.$C19]/100;[.$AU$67])" office:value-type="float" office:value="7.82182247542556" calcext:value-type="float">
            <text:p>7.82182247542556</text:p>
          </table:table-cell>
          <table:table-cell table:formula="of:=[.$F19]*POWER([.$G19]-[.$C19]/100;[.$AV$67])" office:value-type="float" office:value="8.43192462850876" calcext:value-type="float">
            <text:p>8.4319246285087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RUSSEL 2000</text:p>
          </table:table-cell>
          <table:table-cell office:value-type="string" calcext:value-type="string">
            <text:p>IE00BJ38QD8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PDR</text:p>
          </table:table-cell>
          <table:table-cell office:value-type="float" office:value="0.056" calcext:value-type="float">
            <text:p>0.056</text:p>
          </table:table-cell>
          <table:table-cell office:value-type="float" office:value="0.181" calcext:value-type="float">
            <text:p>0.181</text:p>
          </table:table-cell>
          <table:table-cell office:value-type="float" office:value="1.09" calcext:value-type="float">
            <text:p>1.09</text:p>
          </table:table-cell>
          <table:table-cell office:value-type="float" office:value="95.84" calcext:value-type="float">
            <text:p>95.84</text:p>
          </table:table-cell>
          <table:table-cell office:value-type="float" office:value="0.32" calcext:value-type="float">
            <text:p>0.32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5"/>
          <table:table-cell office:value-type="float" office:value="0.14" calcext:value-type="float">
            <text:p>0.14</text:p>
          </table:table-cell>
          <table:table-cell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66" calcext:value-type="float">
            <text:p>1.66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/>
          <table:table-cell table:formula="of:=SUM([.H20:.BR20])" office:value-type="float" office:value="100.01" calcext:value-type="float">
            <text:p>100.01</text:p>
          </table:table-cell>
          <table:table-cell table:number-columns-repeated="6"/>
          <table:table-cell table:formula="of:=(POWER([.$G$20]-[.$C$20]/100;[.H$67])-1)/([.$G$20]-[.$C$20]/100-1)" office:value-type="float" office:value="0" calcext:value-type="float">
            <text:p>0</text:p>
          </table:table-cell>
          <table:table-cell table:formula="of:=(POWER([.$G$20]-[.$C$20]/100;[.I$67])-1)/([.$G$20]-[.$C$20]/100-1)" office:value-type="float" office:value="1" calcext:value-type="float">
            <text:p>1</text:p>
          </table:table-cell>
          <table:table-cell table:formula="of:=(POWER([.$G$20]-[.$C$20]/100;[.J$67])-1)/([.$G$20]-[.$C$20]/100-1)" office:value-type="float" office:value="2.087" calcext:value-type="float">
            <text:p>2.087</text:p>
          </table:table-cell>
          <table:table-cell table:formula="of:=(POWER([.$G$20]-[.$C$20]/100;[.K$67])-1)/([.$G$20]-[.$C$20]/100-1)" office:value-type="float" office:value="3.268569" calcext:value-type="float">
            <text:p>3.268569</text:p>
          </table:table-cell>
          <table:table-cell table:formula="of:=(POWER([.$G$20]-[.$C$20]/100;[.L$67])-1)/([.$G$20]-[.$C$20]/100-1)" office:value-type="float" office:value="4.552934503" calcext:value-type="float">
            <text:p>4.552934503</text:p>
          </table:table-cell>
          <table:table-cell table:formula="of:=(POWER([.$G$20]-[.$C$20]/100;[.M$67])-1)/([.$G$20]-[.$C$20]/100-1)" office:value-type="float" office:value="5.949039804761" calcext:value-type="float">
            <text:p>5.949039804761</text:p>
          </table:table-cell>
          <table:table-cell table:formula="of:=(POWER([.$G$20]-[.$C$20]/100;[.N$67])-1)/([.$G$20]-[.$C$20]/100-1)" office:value-type="float" office:value="7.46660626777521" calcext:value-type="float">
            <text:p>7.46660626777521</text:p>
          </table:table-cell>
          <table:table-cell table:formula="of:=(POWER([.$G$20]-[.$C$20]/100;[.O$67])-1)/([.$G$20]-[.$C$20]/100-1)" office:value-type="float" office:value="9.11620101307166" calcext:value-type="float">
            <text:p>9.11620101307166</text:p>
          </table:table-cell>
          <table:table-cell table:formula="of:=(POWER([.$G$20]-[.$C$20]/100;[.P$67])-1)/([.$G$20]-[.$C$20]/100-1)" office:value-type="float" office:value="10.9093105012089" calcext:value-type="float">
            <text:p>10.9093105012089</text:p>
          </table:table-cell>
          <table:table-cell table:formula="of:=(POWER([.$G$20]-[.$C$20]/100;[.Q$67])-1)/([.$G$20]-[.$C$20]/100-1)" office:value-type="float" office:value="12.8584205148141" calcext:value-type="float">
            <text:p>12.8584205148141</text:p>
          </table:table-cell>
          <table:table-cell table:formula="of:=(POWER([.$G$20]-[.$C$20]/100;[.R$67])-1)/([.$G$20]-[.$C$20]/100-1)" office:value-type="float" office:value="14.9771030996029" calcext:value-type="float">
            <text:p>14.9771030996029</text:p>
          </table:table-cell>
          <table:table-cell table:formula="of:=(POWER([.$G$20]-[.$C$20]/100;[.S$67])-1)/([.$G$20]-[.$C$20]/100-1)" office:value-type="float" office:value="17.2801110692683" calcext:value-type="float">
            <text:p>17.2801110692683</text:p>
          </table:table-cell>
          <table:table-cell table:formula="of:=(POWER([.$G$20]-[.$C$20]/100;[.T$67])-1)/([.$G$20]-[.$C$20]/100-1)" office:value-type="float" office:value="19.7834807322947" calcext:value-type="float">
            <text:p>19.7834807322947</text:p>
          </table:table-cell>
          <table:table-cell table:formula="of:=(POWER([.$G$20]-[.$C$20]/100;[.U$67])-1)/([.$G$20]-[.$C$20]/100-1)" office:value-type="float" office:value="22.5046435560043" calcext:value-type="float">
            <text:p>22.5046435560043</text:p>
          </table:table-cell>
          <table:table-cell table:formula="of:=(POWER([.$G$20]-[.$C$20]/100;[.V$67])-1)/([.$G$20]-[.$C$20]/100-1)" office:value-type="float" office:value="25.4625475453767" calcext:value-type="float">
            <text:p>25.4625475453767</text:p>
          </table:table-cell>
          <table:table-cell table:formula="of:=(POWER([.$G$20]-[.$C$20]/100;[.W$67])-1)/([.$G$20]-[.$C$20]/100-1)" office:value-type="float" office:value="28.6777891818245" calcext:value-type="float">
            <text:p>28.6777891818245</text:p>
          </table:table-cell>
          <table:table-cell table:formula="of:=(POWER([.$G$20]-[.$C$20]/100;[.X$67])-1)/([.$G$20]-[.$C$20]/100-1)" office:value-type="float" office:value="32.1727568406432" calcext:value-type="float">
            <text:p>32.1727568406432</text:p>
          </table:table-cell>
          <table:table-cell table:formula="of:=(POWER([.$G$20]-[.$C$20]/100;[.Y$67])-1)/([.$G$20]-[.$C$20]/100-1)" office:value-type="float" office:value="35.9717866857792" calcext:value-type="float">
            <text:p>35.9717866857792</text:p>
          </table:table-cell>
          <table:table-cell table:formula="of:=(POWER([.$G$20]-[.$C$20]/100;[.Z$67])-1)/([.$G$20]-[.$C$20]/100-1)" office:value-type="float" office:value="40.101332127442" calcext:value-type="float">
            <text:p>40.101332127442</text:p>
          </table:table-cell>
          <table:table-cell table:formula="of:=(POWER([.$G$20]-[.$C$20]/100;[.AA$67])-1)/([.$G$20]-[.$C$20]/100-1)" office:value-type="float" office:value="44.5901480225295" calcext:value-type="float">
            <text:p>44.5901480225295</text:p>
          </table:table-cell>
          <table:table-cell table:formula="of:=(POWER([.$G$20]-[.$C$20]/100;[.AB$67])-1)/([.$G$20]-[.$C$20]/100-1)" office:value-type="float" office:value="49.4694909004895" calcext:value-type="float">
            <text:p>49.4694909004895</text:p>
          </table:table-cell>
          <table:table-cell table:formula="of:=(POWER([.$G$20]-[.$C$20]/100;[.AC$67])-1)/([.$G$20]-[.$C$20]/100-1)" office:value-type="float" office:value="54.7733366088321" calcext:value-type="float">
            <text:p>54.7733366088321</text:p>
          </table:table-cell>
          <table:table-cell table:formula="of:=(POWER([.$G$20]-[.$C$20]/100;[.AD$67])-1)/([.$G$20]-[.$C$20]/100-1)" office:value-type="float" office:value="60.5386168938005" calcext:value-type="float">
            <text:p>60.5386168938005</text:p>
          </table:table-cell>
          <table:table-cell table:formula="of:=(POWER([.$G$20]-[.$C$20]/100;[.AE$67])-1)/([.$G$20]-[.$C$20]/100-1)" office:value-type="float" office:value="66.8054765635612" calcext:value-type="float">
            <text:p>66.8054765635612</text:p>
          </table:table-cell>
          <table:table-cell table:formula="of:=(POWER([.$G$20]-[.$C$20]/100;[.AF$67])-1)/([.$G$20]-[.$C$20]/100-1)" office:value-type="float" office:value="73.617553024591" calcext:value-type="float">
            <text:p>73.617553024591</text:p>
          </table:table-cell>
          <table:table-cell table:formula="of:=(POWER([.$G$20]-[.$C$20]/100;[.AG$67])-1)/([.$G$20]-[.$C$20]/100-1)" office:value-type="float" office:value="81.0222801377305" calcext:value-type="float">
            <text:p>81.0222801377305</text:p>
          </table:table-cell>
          <table:table-cell table:formula="of:=(POWER([.$G$20]-[.$C$20]/100;[.AH$67])-1)/([.$G$20]-[.$C$20]/100-1)" office:value-type="float" office:value="89.071218509713" calcext:value-type="float">
            <text:p>89.071218509713</text:p>
          </table:table-cell>
          <table:table-cell table:formula="of:=(POWER([.$G$20]-[.$C$20]/100;[.AI$67])-1)/([.$G$20]-[.$C$20]/100-1)" office:value-type="float" office:value="97.8204145200581" calcext:value-type="float">
            <text:p>97.8204145200581</text:p>
          </table:table-cell>
          <table:table-cell table:formula="of:=(POWER([.$G$20]-[.$C$20]/100;[.AJ$67])-1)/([.$G$20]-[.$C$20]/100-1)" office:value-type="float" office:value="107.330790583303" calcext:value-type="float">
            <text:p>107.330790583303</text:p>
          </table:table-cell>
          <table:table-cell table:formula="of:=(POWER([.$G$20]-[.$C$20]/100;[.AK$67])-1)/([.$G$20]-[.$C$20]/100-1)" office:value-type="float" office:value="117.668569364051" calcext:value-type="float">
            <text:p>117.668569364051</text:p>
          </table:table-cell>
          <table:table-cell table:formula="of:=(POWER([.$G$20]-[.$C$20]/100;[.AL$67])-1)/([.$G$20]-[.$C$20]/100-1)" office:value-type="float" office:value="128.905734898723" calcext:value-type="float">
            <text:p>128.905734898723</text:p>
          </table:table-cell>
          <table:table-cell table:formula="of:=(POWER([.$G$20]-[.$C$20]/100;[.AM$67])-1)/([.$G$20]-[.$C$20]/100-1)" office:value-type="float" office:value="141.120533834912" calcext:value-type="float">
            <text:p>141.120533834912</text:p>
          </table:table-cell>
          <table:table-cell table:formula="of:=(POWER([.$G$20]-[.$C$20]/100;[.AN$67])-1)/([.$G$20]-[.$C$20]/100-1)" office:value-type="float" office:value="154.398020278549" calcext:value-type="float">
            <text:p>154.398020278549</text:p>
          </table:table-cell>
          <table:table-cell table:formula="of:=(POWER([.$G$20]-[.$C$20]/100;[.AO$67])-1)/([.$G$20]-[.$C$20]/100-1)" office:value-type="float" office:value="168.830648042783" calcext:value-type="float">
            <text:p>168.830648042783</text:p>
          </table:table-cell>
          <table:table-cell table:formula="of:=(POWER([.$G$20]-[.$C$20]/100;[.AP$67])-1)/([.$G$20]-[.$C$20]/100-1)" office:value-type="float" office:value="184.518914422505" calcext:value-type="float">
            <text:p>184.518914422505</text:p>
          </table:table-cell>
          <table:table-cell table:formula="of:=(POWER([.$G$20]-[.$C$20]/100;[.AQ$67])-1)/([.$G$20]-[.$C$20]/100-1)" office:value-type="float" office:value="201.572059977263" calcext:value-type="float">
            <text:p>201.572059977263</text:p>
          </table:table-cell>
          <table:table-cell table:formula="of:=(POWER([.$G$20]-[.$C$20]/100;[.AR$67])-1)/([.$G$20]-[.$C$20]/100-1)" office:value-type="float" office:value="220.108829195285" calcext:value-type="float">
            <text:p>220.108829195285</text:p>
          </table:table-cell>
          <table:table-cell table:formula="of:=(POWER([.$G$20]-[.$C$20]/100;[.AS$67])-1)/([.$G$20]-[.$C$20]/100-1)" office:value-type="float" office:value="240.258297335275" calcext:value-type="float">
            <text:p>240.258297335275</text:p>
          </table:table-cell>
          <table:table-cell table:formula="of:=(POWER([.$G$20]-[.$C$20]/100;[.AT$67])-1)/([.$G$20]-[.$C$20]/100-1)" office:value-type="float" office:value="262.160769203444" calcext:value-type="float">
            <text:p>262.160769203444</text:p>
          </table:table-cell>
          <table:table-cell table:formula="of:=(POWER([.$G$20]-[.$C$20]/100;[.AU$67])-1)/([.$G$20]-[.$C$20]/100-1)" office:value-type="float" office:value="285.968756124144" calcext:value-type="float">
            <text:p>285.968756124144</text:p>
          </table:table-cell>
          <table:table-cell table:formula="of:=(POWER([.$G$20]-[.$C$20]/100;[.AV$67])-1)/([.$G$20]-[.$C$20]/100-1)" office:value-type="float" office:value="311.848037906944" calcext:value-type="float">
            <text:p>311.848037906944</text:p>
          </table:table-cell>
          <table:table-cell table:number-columns-repeated="2"/>
          <table:table-cell table:formula="of:=[.$F20]*POWER([.$G20]-[.$C20]/100;[.$H$67])" office:value-type="float" office:value="0.181" calcext:value-type="float">
            <text:p>0.181</text:p>
          </table:table-cell>
          <table:table-cell table:formula="of:=[.$F20]*POWER([.$G20]-[.$C20]/100;[.$I$67])" office:value-type="float" office:value="0.196747" calcext:value-type="float">
            <text:p>0.196747</text:p>
          </table:table-cell>
          <table:table-cell table:formula="of:=[.$F20]*POWER([.$G20]-[.$C20]/100;[.$J$67])" office:value-type="float" office:value="0.213863989" calcext:value-type="float">
            <text:p>0.213863989</text:p>
          </table:table-cell>
          <table:table-cell table:formula="of:=[.$F20]*POWER([.$G20]-[.$C20]/100;[.$K$67])" office:value-type="float" office:value="0.232470156043" calcext:value-type="float">
            <text:p>0.232470156043</text:p>
          </table:table-cell>
          <table:table-cell table:formula="of:=[.$F20]*POWER([.$G20]-[.$C20]/100;[.$L$67])" office:value-type="float" office:value="0.252695059618741" calcext:value-type="float">
            <text:p>0.252695059618741</text:p>
          </table:table-cell>
          <table:table-cell table:formula="of:=[.$F20]*POWER([.$G20]-[.$C20]/100;[.$M$67])" office:value-type="float" office:value="0.274679529805572" calcext:value-type="float">
            <text:p>0.274679529805572</text:p>
          </table:table-cell>
          <table:table-cell table:formula="of:=[.$F20]*POWER([.$G20]-[.$C20]/100;[.$N$67])" office:value-type="float" office:value="0.298576648898657" calcext:value-type="float">
            <text:p>0.298576648898657</text:p>
          </table:table-cell>
          <table:table-cell table:formula="of:=[.$F20]*POWER([.$G20]-[.$C20]/100;[.$O$67])" office:value-type="float" office:value="0.32455281735284" calcext:value-type="float">
            <text:p>0.32455281735284</text:p>
          </table:table-cell>
          <table:table-cell table:formula="of:=[.$F20]*POWER([.$G20]-[.$C20]/100;[.$P$67])" office:value-type="float" office:value="0.352788912462537" calcext:value-type="float">
            <text:p>0.352788912462537</text:p>
          </table:table-cell>
          <table:table-cell table:formula="of:=[.$F20]*POWER([.$G20]-[.$C20]/100;[.$Q$67])" office:value-type="float" office:value="0.383481547846778" calcext:value-type="float">
            <text:p>0.383481547846778</text:p>
          </table:table-cell>
          <table:table-cell table:formula="of:=[.$F20]*POWER([.$G20]-[.$C20]/100;[.$R$67])" office:value-type="float" office:value="0.416844442509447" calcext:value-type="float">
            <text:p>0.416844442509447</text:p>
          </table:table-cell>
          <table:table-cell table:formula="of:=[.$F20]*POWER([.$G20]-[.$C20]/100;[.$S$67])" office:value-type="float" office:value="0.453109909007769" calcext:value-type="float">
            <text:p>0.453109909007769</text:p>
          </table:table-cell>
          <table:table-cell table:formula="of:=[.$F20]*POWER([.$G20]-[.$C20]/100;[.$T$67])" office:value-type="float" office:value="0.492530471091445" calcext:value-type="float">
            <text:p>0.492530471091445</text:p>
          </table:table-cell>
          <table:table-cell table:formula="of:=[.$F20]*POWER([.$G20]-[.$C20]/100;[.$U$67])" office:value-type="float" office:value="0.535380622076401" calcext:value-type="float">
            <text:p>0.535380622076401</text:p>
          </table:table-cell>
          <table:table-cell table:formula="of:=[.$F20]*POWER([.$G20]-[.$C20]/100;[.$V$67])" office:value-type="float" office:value="0.581958736197048" calcext:value-type="float">
            <text:p>0.581958736197048</text:p>
          </table:table-cell>
          <table:table-cell table:formula="of:=[.$F20]*POWER([.$G20]-[.$C20]/100;[.$W$67])" office:value-type="float" office:value="0.632589146246191" calcext:value-type="float">
            <text:p>0.632589146246191</text:p>
          </table:table-cell>
          <table:table-cell table:formula="of:=[.$F20]*POWER([.$G20]-[.$C20]/100;[.$X$67])" office:value-type="float" office:value="0.68762440196961" calcext:value-type="float">
            <text:p>0.68762440196961</text:p>
          </table:table-cell>
          <table:table-cell table:formula="of:=[.$F20]*POWER([.$G20]-[.$C20]/100;[.$Y$67])" office:value-type="float" office:value="0.747447724940966" calcext:value-type="float">
            <text:p>0.747447724940966</text:p>
          </table:table-cell>
          <table:table-cell table:formula="of:=[.$F20]*POWER([.$G20]-[.$C20]/100;[.$Z$67])" office:value-type="float" office:value="0.812475677010831" calcext:value-type="float">
            <text:p>0.812475677010831</text:p>
          </table:table-cell>
          <table:table-cell table:formula="of:=[.$F20]*POWER([.$G20]-[.$C20]/100;[.$AA$67])" office:value-type="float" office:value="0.883161060910773" calcext:value-type="float">
            <text:p>0.883161060910773</text:p>
          </table:table-cell>
          <table:table-cell table:formula="of:=[.$F20]*POWER([.$G20]-[.$C20]/100;[.$AB$67])" office:value-type="float" office:value="0.95999607321001" calcext:value-type="float">
            <text:p>0.95999607321001</text:p>
          </table:table-cell>
          <table:table-cell table:formula="of:=[.$F20]*POWER([.$G20]-[.$C20]/100;[.$AC$67])" office:value-type="float" office:value="1.04351573157928" calcext:value-type="float">
            <text:p>1.04351573157928</text:p>
          </table:table-cell>
          <table:table-cell table:formula="of:=[.$F20]*POWER([.$G20]-[.$C20]/100;[.$AD$67])" office:value-type="float" office:value="1.13430160022668" calcext:value-type="float">
            <text:p>1.13430160022668</text:p>
          </table:table-cell>
          <table:table-cell table:formula="of:=[.$F20]*POWER([.$G20]-[.$C20]/100;[.$AE$67])" office:value-type="float" office:value="1.2329858394464" calcext:value-type="float">
            <text:p>1.2329858394464</text:p>
          </table:table-cell>
          <table:table-cell table:formula="of:=[.$F20]*POWER([.$G20]-[.$C20]/100;[.$AF$67])" office:value-type="float" office:value="1.34025560747824" calcext:value-type="float">
            <text:p>1.34025560747824</text:p>
          </table:table-cell>
          <table:table-cell table:formula="of:=[.$F20]*POWER([.$G20]-[.$C20]/100;[.$AG$67])" office:value-type="float" office:value="1.45685784532884" calcext:value-type="float">
            <text:p>1.45685784532884</text:p>
          </table:table-cell>
          <table:table-cell table:formula="of:=[.$F20]*POWER([.$G20]-[.$C20]/100;[.$AH$67])" office:value-type="float" office:value="1.58360447787245" calcext:value-type="float">
            <text:p>1.58360447787245</text:p>
          </table:table-cell>
          <table:table-cell table:formula="of:=[.$F20]*POWER([.$G20]-[.$C20]/100;[.$AI$67])" office:value-type="float" office:value="1.72137806744736" calcext:value-type="float">
            <text:p>1.72137806744736</text:p>
          </table:table-cell>
          <table:table-cell table:formula="of:=[.$F20]*POWER([.$G20]-[.$C20]/100;[.$AJ$67])" office:value-type="float" office:value="1.87113795931528" calcext:value-type="float">
            <text:p>1.87113795931528</text:p>
          </table:table-cell>
          <table:table-cell table:formula="of:=[.$F20]*POWER([.$G20]-[.$C20]/100;[.$AK$67])" office:value-type="float" office:value="2.03392696177571" calcext:value-type="float">
            <text:p>2.03392696177571</text:p>
          </table:table-cell>
          <table:table-cell table:formula="of:=[.$F20]*POWER([.$G20]-[.$C20]/100;[.$AL$67])" office:value-type="float" office:value="2.2108786074502" calcext:value-type="float">
            <text:p>2.2108786074502</text:p>
          </table:table-cell>
          <table:table-cell table:formula="of:=[.$F20]*POWER([.$G20]-[.$C20]/100;[.$AM$67])" office:value-type="float" office:value="2.40322504629836" calcext:value-type="float">
            <text:p>2.40322504629836</text:p>
          </table:table-cell>
          <table:table-cell table:formula="of:=[.$F20]*POWER([.$G20]-[.$C20]/100;[.$AN$67])" office:value-type="float" office:value="2.61230562532632" calcext:value-type="float">
            <text:p>2.61230562532632</text:p>
          </table:table-cell>
          <table:table-cell table:formula="of:=[.$F20]*POWER([.$G20]-[.$C20]/100;[.$AO$67])" office:value-type="float" office:value="2.83957621472971" calcext:value-type="float">
            <text:p>2.83957621472971</text:p>
          </table:table-cell>
          <table:table-cell table:formula="of:=[.$F20]*POWER([.$G20]-[.$C20]/100;[.$AP$67])" office:value-type="float" office:value="3.0866193454112" calcext:value-type="float">
            <text:p>3.0866193454112</text:p>
          </table:table-cell>
          <table:table-cell table:formula="of:=[.$F20]*POWER([.$G20]-[.$C20]/100;[.$AQ$67])" office:value-type="float" office:value="3.35515522846197" calcext:value-type="float">
            <text:p>3.35515522846197</text:p>
          </table:table-cell>
          <table:table-cell table:formula="of:=[.$F20]*POWER([.$G20]-[.$C20]/100;[.$AR$67])" office:value-type="float" office:value="3.64705373333816" calcext:value-type="float">
            <text:p>3.64705373333816</text:p>
          </table:table-cell>
          <table:table-cell table:formula="of:=[.$F20]*POWER([.$G20]-[.$C20]/100;[.$AS$67])" office:value-type="float" office:value="3.96434740813858" calcext:value-type="float">
            <text:p>3.96434740813858</text:p>
          </table:table-cell>
          <table:table-cell table:formula="of:=[.$F20]*POWER([.$G20]-[.$C20]/100;[.$AT$67])" office:value-type="float" office:value="4.30924563264664" calcext:value-type="float">
            <text:p>4.30924563264664</text:p>
          </table:table-cell>
          <table:table-cell table:formula="of:=[.$F20]*POWER([.$G20]-[.$C20]/100;[.$AU$67])" office:value-type="float" office:value="4.6841500026869" calcext:value-type="float">
            <text:p>4.6841500026869</text:p>
          </table:table-cell>
          <table:table-cell table:formula="of:=[.$F20]*POWER([.$G20]-[.$C20]/100;[.$AV$67])" office:value-type="float" office:value="5.09167105292066" calcext:value-type="float">
            <text:p>5.0916710529206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India</text:p>
          </table:table-cell>
          <table:table-cell office:value-type="string" calcext:value-type="string">
            <text:p>IE00BZCQB18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1.07" calcext:value-type="float">
            <text:p>1.07</text:p>
          </table:table-cell>
          <table:table-cell table:number-columns-repeated="39"/>
          <table:table-cell office:value-type="float" office:value="99.9" calcext:value-type="float">
            <text:p>99.9</text:p>
          </table:table-cell>
          <table:table-cell table:number-columns-repeated="24"/>
          <table:table-cell table:formula="of:=SUM([.H21:.BR21])" office:value-type="float" office:value="99.9" calcext:value-type="float">
            <text:p>99.9</text:p>
          </table:table-cell>
          <table:table-cell table:number-columns-repeated="6"/>
          <table:table-cell table:formula="of:=(POWER([.$G$21]-[.$C$21]/100;[.H$67])-1)/([.$G$21]-[.$C$21]/100-1)" office:value-type="float" office:value="0" calcext:value-type="float">
            <text:p>0</text:p>
          </table:table-cell>
          <table:table-cell table:formula="of:=(POWER([.$G$21]-[.$C$21]/100;[.I$67])-1)/([.$G$21]-[.$C$21]/100-1)" office:value-type="float" office:value="1" calcext:value-type="float">
            <text:p>1</text:p>
          </table:table-cell>
          <table:table-cell table:formula="of:=(POWER([.$G$21]-[.$C$21]/100;[.J$67])-1)/([.$G$21]-[.$C$21]/100-1)" office:value-type="float" office:value="2.0635" calcext:value-type="float">
            <text:p>2.0635</text:p>
          </table:table-cell>
          <table:table-cell table:formula="of:=(POWER([.$G$21]-[.$C$21]/100;[.K$67])-1)/([.$G$21]-[.$C$21]/100-1)" office:value-type="float" office:value="3.19453225" calcext:value-type="float">
            <text:p>3.19453225</text:p>
          </table:table-cell>
          <table:table-cell table:formula="of:=(POWER([.$G$21]-[.$C$21]/100;[.L$67])-1)/([.$G$21]-[.$C$21]/100-1)" office:value-type="float" office:value="4.397385047875" calcext:value-type="float">
            <text:p>4.397385047875</text:p>
          </table:table-cell>
          <table:table-cell table:formula="of:=(POWER([.$G$21]-[.$C$21]/100;[.M$67])-1)/([.$G$21]-[.$C$21]/100-1)" office:value-type="float" office:value="5.67661899841507" calcext:value-type="float">
            <text:p>5.67661899841507</text:p>
          </table:table-cell>
          <table:table-cell table:formula="of:=(POWER([.$G$21]-[.$C$21]/100;[.N$67])-1)/([.$G$21]-[.$C$21]/100-1)" office:value-type="float" office:value="7.03708430481442" calcext:value-type="float">
            <text:p>7.03708430481442</text:p>
          </table:table-cell>
          <table:table-cell table:formula="of:=(POWER([.$G$21]-[.$C$21]/100;[.O$67])-1)/([.$G$21]-[.$C$21]/100-1)" office:value-type="float" office:value="8.48393915817014" calcext:value-type="float">
            <text:p>8.48393915817014</text:p>
          </table:table-cell>
          <table:table-cell table:formula="of:=(POWER([.$G$21]-[.$C$21]/100;[.P$67])-1)/([.$G$21]-[.$C$21]/100-1)" office:value-type="float" office:value="10.0226692947139" calcext:value-type="float">
            <text:p>10.0226692947139</text:p>
          </table:table-cell>
          <table:table-cell table:formula="of:=(POWER([.$G$21]-[.$C$21]/100;[.Q$67])-1)/([.$G$21]-[.$C$21]/100-1)" office:value-type="float" office:value="11.6591087949283" calcext:value-type="float">
            <text:p>11.6591087949283</text:p>
          </table:table-cell>
          <table:table-cell table:formula="of:=(POWER([.$G$21]-[.$C$21]/100;[.R$67])-1)/([.$G$21]-[.$C$21]/100-1)" office:value-type="float" office:value="13.3994622034062" calcext:value-type="float">
            <text:p>13.3994622034062</text:p>
          </table:table-cell>
          <table:table-cell table:formula="of:=(POWER([.$G$21]-[.$C$21]/100;[.S$67])-1)/([.$G$21]-[.$C$21]/100-1)" office:value-type="float" office:value="15.2503280533225" calcext:value-type="float">
            <text:p>15.2503280533225</text:p>
          </table:table-cell>
          <table:table-cell table:formula="of:=(POWER([.$G$21]-[.$C$21]/100;[.T$67])-1)/([.$G$21]-[.$C$21]/100-1)" office:value-type="float" office:value="17.2187238847085" calcext:value-type="float">
            <text:p>17.2187238847085</text:p>
          </table:table-cell>
          <table:table-cell table:formula="of:=(POWER([.$G$21]-[.$C$21]/100;[.U$67])-1)/([.$G$21]-[.$C$21]/100-1)" office:value-type="float" office:value="19.3121128513875" calcext:value-type="float">
            <text:p>19.3121128513875</text:p>
          </table:table-cell>
          <table:table-cell table:formula="of:=(POWER([.$G$21]-[.$C$21]/100;[.V$67])-1)/([.$G$21]-[.$C$21]/100-1)" office:value-type="float" office:value="21.5384320174506" calcext:value-type="float">
            <text:p>21.5384320174506</text:p>
          </table:table-cell>
          <table:table-cell table:formula="of:=(POWER([.$G$21]-[.$C$21]/100;[.W$67])-1)/([.$G$21]-[.$C$21]/100-1)" office:value-type="float" office:value="23.9061224505587" calcext:value-type="float">
            <text:p>23.9061224505587</text:p>
          </table:table-cell>
          <table:table-cell table:formula="of:=(POWER([.$G$21]-[.$C$21]/100;[.X$67])-1)/([.$G$21]-[.$C$21]/100-1)" office:value-type="float" office:value="26.4241612261692" calcext:value-type="float">
            <text:p>26.4241612261692</text:p>
          </table:table-cell>
          <table:table-cell table:formula="of:=(POWER([.$G$21]-[.$C$21]/100;[.Y$67])-1)/([.$G$21]-[.$C$21]/100-1)" office:value-type="float" office:value="29.102095464031" calcext:value-type="float">
            <text:p>29.102095464031</text:p>
          </table:table-cell>
          <table:table-cell table:formula="of:=(POWER([.$G$21]-[.$C$21]/100;[.Z$67])-1)/([.$G$21]-[.$C$21]/100-1)" office:value-type="float" office:value="31.9500785259969" calcext:value-type="float">
            <text:p>31.9500785259969</text:p>
          </table:table-cell>
          <table:table-cell table:formula="of:=(POWER([.$G$21]-[.$C$21]/100;[.AA$67])-1)/([.$G$21]-[.$C$21]/100-1)" office:value-type="float" office:value="34.9789085123977" calcext:value-type="float">
            <text:p>34.9789085123977</text:p>
          </table:table-cell>
          <table:table-cell table:formula="of:=(POWER([.$G$21]-[.$C$21]/100;[.AB$67])-1)/([.$G$21]-[.$C$21]/100-1)" office:value-type="float" office:value="38.200069202935" calcext:value-type="float">
            <text:p>38.200069202935</text:p>
          </table:table-cell>
          <table:table-cell table:formula="of:=(POWER([.$G$21]-[.$C$21]/100;[.AC$67])-1)/([.$G$21]-[.$C$21]/100-1)" office:value-type="float" office:value="41.6257735973214" calcext:value-type="float">
            <text:p>41.6257735973214</text:p>
          </table:table-cell>
          <table:table-cell table:formula="of:=(POWER([.$G$21]-[.$C$21]/100;[.AD$67])-1)/([.$G$21]-[.$C$21]/100-1)" office:value-type="float" office:value="45.2690102207513" calcext:value-type="float">
            <text:p>45.2690102207513</text:p>
          </table:table-cell>
          <table:table-cell table:formula="of:=(POWER([.$G$21]-[.$C$21]/100;[.AE$67])-1)/([.$G$21]-[.$C$21]/100-1)" office:value-type="float" office:value="49.143592369769" calcext:value-type="float">
            <text:p>49.143592369769</text:p>
          </table:table-cell>
          <table:table-cell table:formula="of:=(POWER([.$G$21]-[.$C$21]/100;[.AF$67])-1)/([.$G$21]-[.$C$21]/100-1)" office:value-type="float" office:value="53.2642104852493" calcext:value-type="float">
            <text:p>53.2642104852493</text:p>
          </table:table-cell>
          <table:table-cell table:formula="of:=(POWER([.$G$21]-[.$C$21]/100;[.AG$67])-1)/([.$G$21]-[.$C$21]/100-1)" office:value-type="float" office:value="57.6464878510627" calcext:value-type="float">
            <text:p>57.6464878510627</text:p>
          </table:table-cell>
          <table:table-cell table:formula="of:=(POWER([.$G$21]-[.$C$21]/100;[.AH$67])-1)/([.$G$21]-[.$C$21]/100-1)" office:value-type="float" office:value="62.3070398296051" calcext:value-type="float">
            <text:p>62.3070398296051</text:p>
          </table:table-cell>
          <table:table-cell table:formula="of:=(POWER([.$G$21]-[.$C$21]/100;[.AI$67])-1)/([.$G$21]-[.$C$21]/100-1)" office:value-type="float" office:value="67.2635368587851" calcext:value-type="float">
            <text:p>67.2635368587851</text:p>
          </table:table-cell>
          <table:table-cell table:formula="of:=(POWER([.$G$21]-[.$C$21]/100;[.AJ$67])-1)/([.$G$21]-[.$C$21]/100-1)" office:value-type="float" office:value="72.5347714493179" calcext:value-type="float">
            <text:p>72.5347714493179</text:p>
          </table:table-cell>
          <table:table-cell table:formula="of:=(POWER([.$G$21]-[.$C$21]/100;[.AK$67])-1)/([.$G$21]-[.$C$21]/100-1)" office:value-type="float" office:value="78.1407294363496" calcext:value-type="float">
            <text:p>78.1407294363496</text:p>
          </table:table-cell>
          <table:table-cell table:formula="of:=(POWER([.$G$21]-[.$C$21]/100;[.AL$67])-1)/([.$G$21]-[.$C$21]/100-1)" office:value-type="float" office:value="84.1026657555578" calcext:value-type="float">
            <text:p>84.1026657555578</text:p>
          </table:table-cell>
          <table:table-cell table:formula="of:=(POWER([.$G$21]-[.$C$21]/100;[.AM$67])-1)/([.$G$21]-[.$C$21]/100-1)" office:value-type="float" office:value="90.4431850310358" calcext:value-type="float">
            <text:p>90.4431850310358</text:p>
          </table:table-cell>
          <table:table-cell table:formula="of:=(POWER([.$G$21]-[.$C$21]/100;[.AN$67])-1)/([.$G$21]-[.$C$21]/100-1)" office:value-type="float" office:value="97.1863272805066" calcext:value-type="float">
            <text:p>97.1863272805066</text:p>
          </table:table-cell>
          <table:table-cell table:formula="of:=(POWER([.$G$21]-[.$C$21]/100;[.AO$67])-1)/([.$G$21]-[.$C$21]/100-1)" office:value-type="float" office:value="104.357659062819" calcext:value-type="float">
            <text:p>104.357659062819</text:p>
          </table:table-cell>
          <table:table-cell table:formula="of:=(POWER([.$G$21]-[.$C$21]/100;[.AP$67])-1)/([.$G$21]-[.$C$21]/100-1)" office:value-type="float" office:value="111.984370413308" calcext:value-type="float">
            <text:p>111.984370413308</text:p>
          </table:table-cell>
          <table:table-cell table:formula="of:=(POWER([.$G$21]-[.$C$21]/100;[.AQ$67])-1)/([.$G$21]-[.$C$21]/100-1)" office:value-type="float" office:value="120.095377934553" calcext:value-type="float">
            <text:p>120.095377934553</text:p>
          </table:table-cell>
          <table:table-cell table:formula="of:=(POWER([.$G$21]-[.$C$21]/100;[.AR$67])-1)/([.$G$21]-[.$C$21]/100-1)" office:value-type="float" office:value="128.721434433397" calcext:value-type="float">
            <text:p>128.721434433397</text:p>
          </table:table-cell>
          <table:table-cell table:formula="of:=(POWER([.$G$21]-[.$C$21]/100;[.AS$67])-1)/([.$G$21]-[.$C$21]/100-1)" office:value-type="float" office:value="137.895245519918" calcext:value-type="float">
            <text:p>137.895245519918</text:p>
          </table:table-cell>
          <table:table-cell table:formula="of:=(POWER([.$G$21]-[.$C$21]/100;[.AT$67])-1)/([.$G$21]-[.$C$21]/100-1)" office:value-type="float" office:value="147.651593610432" calcext:value-type="float">
            <text:p>147.651593610432</text:p>
          </table:table-cell>
          <table:table-cell table:formula="of:=(POWER([.$G$21]-[.$C$21]/100;[.AU$67])-1)/([.$G$21]-[.$C$21]/100-1)" office:value-type="float" office:value="158.027469804695" calcext:value-type="float">
            <text:p>158.027469804695</text:p>
          </table:table-cell>
          <table:table-cell table:formula="of:=(POWER([.$G$21]-[.$C$21]/100;[.AV$67])-1)/([.$G$21]-[.$C$21]/100-1)" office:value-type="float" office:value="169.062214137293" calcext:value-type="float">
            <text:p>169.062214137293</text:p>
          </table:table-cell>
          <table:table-cell table:number-columns-repeated="2"/>
          <table:table-cell table:formula="of:=[.$F21]*POWER([.$G21]-[.$C21]/100;[.$H$67])" office:value-type="float" office:value="0.041" calcext:value-type="float">
            <text:p>0.041</text:p>
          </table:table-cell>
          <table:table-cell table:formula="of:=[.$F21]*POWER([.$G21]-[.$C21]/100;[.$I$67])" office:value-type="float" office:value="0.0436035" calcext:value-type="float">
            <text:p>0.0436035</text:p>
          </table:table-cell>
          <table:table-cell table:formula="of:=[.$F21]*POWER([.$G21]-[.$C21]/100;[.$J$67])" office:value-type="float" office:value="0.04637232225" calcext:value-type="float">
            <text:p>0.04637232225</text:p>
          </table:table-cell>
          <table:table-cell table:formula="of:=[.$F21]*POWER([.$G21]-[.$C21]/100;[.$K$67])" office:value-type="float" office:value="0.049316964712875" calcext:value-type="float">
            <text:p>0.049316964712875</text:p>
          </table:table-cell>
          <table:table-cell table:formula="of:=[.$F21]*POWER([.$G21]-[.$C21]/100;[.$L$67])" office:value-type="float" office:value="0.0524485919721426" calcext:value-type="float">
            <text:p>0.0524485919721426</text:p>
          </table:table-cell>
          <table:table-cell table:formula="of:=[.$F21]*POWER([.$G21]-[.$C21]/100;[.$M$67])" office:value-type="float" office:value="0.0557790775623737" calcext:value-type="float">
            <text:p>0.0557790775623737</text:p>
          </table:table-cell>
          <table:table-cell table:formula="of:=[.$F21]*POWER([.$G21]-[.$C21]/100;[.$N$67])" office:value-type="float" office:value="0.0593210489875844" calcext:value-type="float">
            <text:p>0.0593210489875844</text:p>
          </table:table-cell>
          <table:table-cell table:formula="of:=[.$F21]*POWER([.$G21]-[.$C21]/100;[.$O$67])" office:value-type="float" office:value="0.063087935598296" calcext:value-type="float">
            <text:p>0.063087935598296</text:p>
          </table:table-cell>
          <table:table-cell table:formula="of:=[.$F21]*POWER([.$G21]-[.$C21]/100;[.$P$67])" office:value-type="float" office:value="0.0670940195087878" calcext:value-type="float">
            <text:p>0.0670940195087878</text:p>
          </table:table-cell>
          <table:table-cell table:formula="of:=[.$F21]*POWER([.$G21]-[.$C21]/100;[.$Q$67])" office:value-type="float" office:value="0.0713544897475958" calcext:value-type="float">
            <text:p>0.0713544897475958</text:p>
          </table:table-cell>
          <table:table-cell table:formula="of:=[.$F21]*POWER([.$G21]-[.$C21]/100;[.$R$67])" office:value-type="float" office:value="0.0758854998465682" calcext:value-type="float">
            <text:p>0.0758854998465682</text:p>
          </table:table-cell>
          <table:table-cell table:formula="of:=[.$F21]*POWER([.$G21]-[.$C21]/100;[.$S$67])" office:value-type="float" office:value="0.0807042290868253" calcext:value-type="float">
            <text:p>0.0807042290868253</text:p>
          </table:table-cell>
          <table:table-cell table:formula="of:=[.$F21]*POWER([.$G21]-[.$C21]/100;[.$T$67])" office:value-type="float" office:value="0.0858289476338387" calcext:value-type="float">
            <text:p>0.0858289476338387</text:p>
          </table:table-cell>
          <table:table-cell table:formula="of:=[.$F21]*POWER([.$G21]-[.$C21]/100;[.$U$67])" office:value-type="float" office:value="0.0912790858085874" calcext:value-type="float">
            <text:p>0.0912790858085874</text:p>
          </table:table-cell>
          <table:table-cell table:formula="of:=[.$F21]*POWER([.$G21]-[.$C21]/100;[.$V$67])" office:value-type="float" office:value="0.0970753077574327" calcext:value-type="float">
            <text:p>0.0970753077574327</text:p>
          </table:table-cell>
          <table:table-cell table:formula="of:=[.$F21]*POWER([.$G21]-[.$C21]/100;[.$W$67])" office:value-type="float" office:value="0.10323958980003" calcext:value-type="float">
            <text:p>0.10323958980003</text:p>
          </table:table-cell>
          <table:table-cell table:formula="of:=[.$F21]*POWER([.$G21]-[.$C21]/100;[.$X$67])" office:value-type="float" office:value="0.109795303752332" calcext:value-type="float">
            <text:p>0.109795303752332</text:p>
          </table:table-cell>
          <table:table-cell table:formula="of:=[.$F21]*POWER([.$G21]-[.$C21]/100;[.$Y$67])" office:value-type="float" office:value="0.116767305540605" calcext:value-type="float">
            <text:p>0.116767305540605</text:p>
          </table:table-cell>
          <table:table-cell table:formula="of:=[.$F21]*POWER([.$G21]-[.$C21]/100;[.$Z$67])" office:value-type="float" office:value="0.124182029442433" calcext:value-type="float">
            <text:p>0.124182029442433</text:p>
          </table:table-cell>
          <table:table-cell table:formula="of:=[.$F21]*POWER([.$G21]-[.$C21]/100;[.$AA$67])" office:value-type="float" office:value="0.132067588312028" calcext:value-type="float">
            <text:p>0.132067588312028</text:p>
          </table:table-cell>
          <table:table-cell table:formula="of:=[.$F21]*POWER([.$G21]-[.$C21]/100;[.$AB$67])" office:value-type="float" office:value="0.140453880169841" calcext:value-type="float">
            <text:p>0.140453880169841</text:p>
          </table:table-cell>
          <table:table-cell table:formula="of:=[.$F21]*POWER([.$G21]-[.$C21]/100;[.$AC$67])" office:value-type="float" office:value="0.149372701560626" calcext:value-type="float">
            <text:p>0.149372701560626</text:p>
          </table:table-cell>
          <table:table-cell table:formula="of:=[.$F21]*POWER([.$G21]-[.$C21]/100;[.$AD$67])" office:value-type="float" office:value="0.158857868109726" calcext:value-type="float">
            <text:p>0.158857868109726</text:p>
          </table:table-cell>
          <table:table-cell table:formula="of:=[.$F21]*POWER([.$G21]-[.$C21]/100;[.$AE$67])" office:value-type="float" office:value="0.168945342734694" calcext:value-type="float">
            <text:p>0.168945342734694</text:p>
          </table:table-cell>
          <table:table-cell table:formula="of:=[.$F21]*POWER([.$G21]-[.$C21]/100;[.$AF$67])" office:value-type="float" office:value="0.179673371998347" calcext:value-type="float">
            <text:p>0.179673371998347</text:p>
          </table:table-cell>
          <table:table-cell table:formula="of:=[.$F21]*POWER([.$G21]-[.$C21]/100;[.$AG$67])" office:value-type="float" office:value="0.191082631120242" calcext:value-type="float">
            <text:p>0.191082631120242</text:p>
          </table:table-cell>
          <table:table-cell table:formula="of:=[.$F21]*POWER([.$G21]-[.$C21]/100;[.$AH$67])" office:value-type="float" office:value="0.203216378196377" calcext:value-type="float">
            <text:p>0.203216378196377</text:p>
          </table:table-cell>
          <table:table-cell table:formula="of:=[.$F21]*POWER([.$G21]-[.$C21]/100;[.$AI$67])" office:value-type="float" office:value="0.216120618211847" calcext:value-type="float">
            <text:p>0.216120618211847</text:p>
          </table:table-cell>
          <table:table-cell table:formula="of:=[.$F21]*POWER([.$G21]-[.$C21]/100;[.$AJ$67])" office:value-type="float" office:value="0.2298442774683" calcext:value-type="float">
            <text:p>0.2298442774683</text:p>
          </table:table-cell>
          <table:table-cell table:formula="of:=[.$F21]*POWER([.$G21]-[.$C21]/100;[.$AK$67])" office:value-type="float" office:value="0.244439389087537" calcext:value-type="float">
            <text:p>0.244439389087537</text:p>
          </table:table-cell>
          <table:table-cell table:formula="of:=[.$F21]*POWER([.$G21]-[.$C21]/100;[.$AL$67])" office:value-type="float" office:value="0.259961290294595" calcext:value-type="float">
            <text:p>0.259961290294595</text:p>
          </table:table-cell>
          <table:table-cell table:formula="of:=[.$F21]*POWER([.$G21]-[.$C21]/100;[.$AM$67])" office:value-type="float" office:value="0.276468832228302" calcext:value-type="float">
            <text:p>0.276468832228302</text:p>
          </table:table-cell>
          <table:table-cell table:formula="of:=[.$F21]*POWER([.$G21]-[.$C21]/100;[.$AN$67])" office:value-type="float" office:value="0.294024603074799" calcext:value-type="float">
            <text:p>0.294024603074799</text:p>
          </table:table-cell>
          <table:table-cell table:formula="of:=[.$F21]*POWER([.$G21]-[.$C21]/100;[.$AO$67])" office:value-type="float" office:value="0.312695165370049" calcext:value-type="float">
            <text:p>0.312695165370049</text:p>
          </table:table-cell>
          <table:table-cell table:formula="of:=[.$F21]*POWER([.$G21]-[.$C21]/100;[.$AP$67])" office:value-type="float" office:value="0.332551308371047" calcext:value-type="float">
            <text:p>0.332551308371047</text:p>
          </table:table-cell>
          <table:table-cell table:formula="of:=[.$F21]*POWER([.$G21]-[.$C21]/100;[.$AQ$67])" office:value-type="float" office:value="0.353668316452609" calcext:value-type="float">
            <text:p>0.353668316452609</text:p>
          </table:table-cell>
          <table:table-cell table:formula="of:=[.$F21]*POWER([.$G21]-[.$C21]/100;[.$AR$67])" office:value-type="float" office:value="0.37612625454735" calcext:value-type="float">
            <text:p>0.37612625454735</text:p>
          </table:table-cell>
          <table:table-cell table:formula="of:=[.$F21]*POWER([.$G21]-[.$C21]/100;[.$AS$67])" office:value-type="float" office:value="0.400010271711106" calcext:value-type="float">
            <text:p>0.400010271711106</text:p>
          </table:table-cell>
          <table:table-cell table:formula="of:=[.$F21]*POWER([.$G21]-[.$C21]/100;[.$AT$67])" office:value-type="float" office:value="0.425410923964762" calcext:value-type="float">
            <text:p>0.425410923964762</text:p>
          </table:table-cell>
          <table:table-cell table:formula="of:=[.$F21]*POWER([.$G21]-[.$C21]/100;[.$AU$67])" office:value-type="float" office:value="0.452424517636524" calcext:value-type="float">
            <text:p>0.452424517636524</text:p>
          </table:table-cell>
          <table:table-cell table:formula="of:=[.$F21]*POWER([.$G21]-[.$C21]/100;[.$AV$67])" office:value-type="float" office:value="0.481153474506443" calcext:value-type="float">
            <text:p>0.48115347450644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LU178154117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mundi</text:p>
          </table:table-cell>
          <table:table-cell office:value-type="float" office:value="0.6" calcext:value-type="float">
            <text:p>0.6</text:p>
          </table:table-cell>
          <table:table-cell office:value-type="float" office:value="6.658" calcext:value-type="float">
            <text:p>6.658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49" calcext:value-type="float">
            <text:p>67.49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3.13" calcext:value-type="float">
            <text:p>3.13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7" calcext:value-type="float">
            <text:p>1.67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6.06" calcext:value-type="float">
            <text:p>6.06</text:p>
          </table:table-cell>
          <table:table-cell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2.33" calcext:value-type="float">
            <text:p>2.33</text:p>
          </table:table-cell>
          <table:table-cell office:value-type="float" office:value="2.88" calcext:value-type="float">
            <text:p>2.8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7" calcext:value-type="float">
            <text:p>3.3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SUM([.H22:.BR22])" office:value-type="float" office:value="99.7" calcext:value-type="float">
            <text:p>99.7</text:p>
          </table:table-cell>
          <table:table-cell table:number-columns-repeated="6"/>
          <table:table-cell table:formula="of:=(POWER([.$G$22]-[.$C$22]/100;[.H$67])-1)/([.$G$22]-[.$C$22]/100-1)" office:value-type="float" office:value="0" calcext:value-type="float">
            <text:p>0</text:p>
          </table:table-cell>
          <table:table-cell table:formula="of:=(POWER([.$G$22]-[.$C$22]/100;[.I$67])-1)/([.$G$22]-[.$C$22]/100-1)" office:value-type="float" office:value="1" calcext:value-type="float">
            <text:p>1</text:p>
          </table:table-cell>
          <table:table-cell table:formula="of:=(POWER([.$G$22]-[.$C$22]/100;[.J$67])-1)/([.$G$22]-[.$C$22]/100-1)" office:value-type="float" office:value="2.1001" calcext:value-type="float">
            <text:p>2.1001</text:p>
          </table:table-cell>
          <table:table-cell table:formula="of:=(POWER([.$G$22]-[.$C$22]/100;[.K$67])-1)/([.$G$22]-[.$C$22]/100-1)" office:value-type="float" office:value="3.31032001" calcext:value-type="float">
            <text:p>3.31032001</text:p>
          </table:table-cell>
          <table:table-cell table:formula="of:=(POWER([.$G$22]-[.$C$22]/100;[.L$67])-1)/([.$G$22]-[.$C$22]/100-1)" office:value-type="float" office:value="4.641683043001" calcext:value-type="float">
            <text:p>4.641683043001</text:p>
          </table:table-cell>
          <table:table-cell table:formula="of:=(POWER([.$G$22]-[.$C$22]/100;[.M$67])-1)/([.$G$22]-[.$C$22]/100-1)" office:value-type="float" office:value="6.1063155156054" calcext:value-type="float">
            <text:p>6.1063155156054</text:p>
          </table:table-cell>
          <table:table-cell table:formula="of:=(POWER([.$G$22]-[.$C$22]/100;[.N$67])-1)/([.$G$22]-[.$C$22]/100-1)" office:value-type="float" office:value="7.7175576987175" calcext:value-type="float">
            <text:p>7.7175576987175</text:p>
          </table:table-cell>
          <table:table-cell table:formula="of:=(POWER([.$G$22]-[.$C$22]/100;[.O$67])-1)/([.$G$22]-[.$C$22]/100-1)" office:value-type="float" office:value="9.49008522435912" calcext:value-type="float">
            <text:p>9.49008522435912</text:p>
          </table:table-cell>
          <table:table-cell table:formula="of:=(POWER([.$G$22]-[.$C$22]/100;[.P$67])-1)/([.$G$22]-[.$C$22]/100-1)" office:value-type="float" office:value="11.4400427553175" calcext:value-type="float">
            <text:p>11.4400427553175</text:p>
          </table:table-cell>
          <table:table-cell table:formula="of:=(POWER([.$G$22]-[.$C$22]/100;[.Q$67])-1)/([.$G$22]-[.$C$22]/100-1)" office:value-type="float" office:value="13.5851910351247" calcext:value-type="float">
            <text:p>13.5851910351247</text:p>
          </table:table-cell>
          <table:table-cell table:formula="of:=(POWER([.$G$22]-[.$C$22]/100;[.R$67])-1)/([.$G$22]-[.$C$22]/100-1)" office:value-type="float" office:value="15.9450686577407" calcext:value-type="float">
            <text:p>15.9450686577407</text:p>
          </table:table-cell>
          <table:table-cell table:formula="of:=(POWER([.$G$22]-[.$C$22]/100;[.S$67])-1)/([.$G$22]-[.$C$22]/100-1)" office:value-type="float" office:value="18.5411700303806" calcext:value-type="float">
            <text:p>18.5411700303806</text:p>
          </table:table-cell>
          <table:table-cell table:formula="of:=(POWER([.$G$22]-[.$C$22]/100;[.T$67])-1)/([.$G$22]-[.$C$22]/100-1)" office:value-type="float" office:value="21.3971411504217" calcext:value-type="float">
            <text:p>21.3971411504217</text:p>
          </table:table-cell>
          <table:table-cell table:formula="of:=(POWER([.$G$22]-[.$C$22]/100;[.U$67])-1)/([.$G$22]-[.$C$22]/100-1)" office:value-type="float" office:value="24.5389949795789" calcext:value-type="float">
            <text:p>24.5389949795789</text:p>
          </table:table-cell>
          <table:table-cell table:formula="of:=(POWER([.$G$22]-[.$C$22]/100;[.V$67])-1)/([.$G$22]-[.$C$22]/100-1)" office:value-type="float" office:value="27.9953483770347" calcext:value-type="float">
            <text:p>27.9953483770347</text:p>
          </table:table-cell>
          <table:table-cell table:formula="of:=(POWER([.$G$22]-[.$C$22]/100;[.W$67])-1)/([.$G$22]-[.$C$22]/100-1)" office:value-type="float" office:value="31.7976827495759" calcext:value-type="float">
            <text:p>31.7976827495759</text:p>
          </table:table-cell>
          <table:table-cell table:formula="of:=(POWER([.$G$22]-[.$C$22]/100;[.X$67])-1)/([.$G$22]-[.$C$22]/100-1)" office:value-type="float" office:value="35.9806307928084" calcext:value-type="float">
            <text:p>35.9806307928084</text:p>
          </table:table-cell>
          <table:table-cell table:formula="of:=(POWER([.$G$22]-[.$C$22]/100;[.Y$67])-1)/([.$G$22]-[.$C$22]/100-1)" office:value-type="float" office:value="40.5822919351685" calcext:value-type="float">
            <text:p>40.5822919351685</text:p>
          </table:table-cell>
          <table:table-cell table:formula="of:=(POWER([.$G$22]-[.$C$22]/100;[.Z$67])-1)/([.$G$22]-[.$C$22]/100-1)" office:value-type="float" office:value="45.6445793578789" calcext:value-type="float">
            <text:p>45.6445793578789</text:p>
          </table:table-cell>
          <table:table-cell table:formula="of:=(POWER([.$G$22]-[.$C$22]/100;[.AA$67])-1)/([.$G$22]-[.$C$22]/100-1)" office:value-type="float" office:value="51.2136017516026" calcext:value-type="float">
            <text:p>51.2136017516026</text:p>
          </table:table-cell>
          <table:table-cell table:formula="of:=(POWER([.$G$22]-[.$C$22]/100;[.AB$67])-1)/([.$G$22]-[.$C$22]/100-1)" office:value-type="float" office:value="57.340083286938" calcext:value-type="float">
            <text:p>57.340083286938</text:p>
          </table:table-cell>
          <table:table-cell table:formula="of:=(POWER([.$G$22]-[.$C$22]/100;[.AC$67])-1)/([.$G$22]-[.$C$22]/100-1)" office:value-type="float" office:value="64.0798256239605" calcext:value-type="float">
            <text:p>64.0798256239605</text:p>
          </table:table-cell>
          <table:table-cell table:formula="of:=(POWER([.$G$22]-[.$C$22]/100;[.AD$67])-1)/([.$G$22]-[.$C$22]/100-1)" office:value-type="float" office:value="71.4942161689189" calcext:value-type="float">
            <text:p>71.4942161689189</text:p>
          </table:table-cell>
          <table:table-cell table:formula="of:=(POWER([.$G$22]-[.$C$22]/100;[.AE$67])-1)/([.$G$22]-[.$C$22]/100-1)" office:value-type="float" office:value="79.6507872074277" calcext:value-type="float">
            <text:p>79.6507872074277</text:p>
          </table:table-cell>
          <table:table-cell table:formula="of:=(POWER([.$G$22]-[.$C$22]/100;[.AF$67])-1)/([.$G$22]-[.$C$22]/100-1)" office:value-type="float" office:value="88.6238310068912" calcext:value-type="float">
            <text:p>88.6238310068912</text:p>
          </table:table-cell>
          <table:table-cell table:formula="of:=(POWER([.$G$22]-[.$C$22]/100;[.AG$67])-1)/([.$G$22]-[.$C$22]/100-1)" office:value-type="float" office:value="98.495076490681" calcext:value-type="float">
            <text:p>98.495076490681</text:p>
          </table:table-cell>
          <table:table-cell table:formula="of:=(POWER([.$G$22]-[.$C$22]/100;[.AH$67])-1)/([.$G$22]-[.$C$22]/100-1)" office:value-type="float" office:value="109.354433647398" calcext:value-type="float">
            <text:p>109.354433647398</text:p>
          </table:table-cell>
          <table:table-cell table:formula="of:=(POWER([.$G$22]-[.$C$22]/100;[.AI$67])-1)/([.$G$22]-[.$C$22]/100-1)" office:value-type="float" office:value="121.300812455503" calcext:value-type="float">
            <text:p>121.300812455503</text:p>
          </table:table-cell>
          <table:table-cell table:formula="of:=(POWER([.$G$22]-[.$C$22]/100;[.AJ$67])-1)/([.$G$22]-[.$C$22]/100-1)" office:value-type="float" office:value="134.443023782298" calcext:value-type="float">
            <text:p>134.443023782298</text:p>
          </table:table-cell>
          <table:table-cell table:formula="of:=(POWER([.$G$22]-[.$C$22]/100;[.AK$67])-1)/([.$G$22]-[.$C$22]/100-1)" office:value-type="float" office:value="148.900770462907" calcext:value-type="float">
            <text:p>148.900770462907</text:p>
          </table:table-cell>
          <table:table-cell table:formula="of:=(POWER([.$G$22]-[.$C$22]/100;[.AL$67])-1)/([.$G$22]-[.$C$22]/100-1)" office:value-type="float" office:value="164.805737586243" calcext:value-type="float">
            <text:p>164.805737586243</text:p>
          </table:table-cell>
          <table:table-cell table:formula="of:=(POWER([.$G$22]-[.$C$22]/100;[.AM$67])-1)/([.$G$22]-[.$C$22]/100-1)" office:value-type="float" office:value="182.302791918626" calcext:value-type="float">
            <text:p>182.302791918626</text:p>
          </table:table-cell>
          <table:table-cell table:formula="of:=(POWER([.$G$22]-[.$C$22]/100;[.AN$67])-1)/([.$G$22]-[.$C$22]/100-1)" office:value-type="float" office:value="201.551301389681" calcext:value-type="float">
            <text:p>201.551301389681</text:p>
          </table:table-cell>
          <table:table-cell table:formula="of:=(POWER([.$G$22]-[.$C$22]/100;[.AO$67])-1)/([.$G$22]-[.$C$22]/100-1)" office:value-type="float" office:value="222.726586658788" calcext:value-type="float">
            <text:p>222.726586658788</text:p>
          </table:table-cell>
          <table:table-cell table:formula="of:=(POWER([.$G$22]-[.$C$22]/100;[.AP$67])-1)/([.$G$22]-[.$C$22]/100-1)" office:value-type="float" office:value="246.021517983333" calcext:value-type="float">
            <text:p>246.021517983333</text:p>
          </table:table-cell>
          <table:table-cell table:formula="of:=(POWER([.$G$22]-[.$C$22]/100;[.AQ$67])-1)/([.$G$22]-[.$C$22]/100-1)" office:value-type="float" office:value="271.648271933464" calcext:value-type="float">
            <text:p>271.648271933464</text:p>
          </table:table-cell>
          <table:table-cell table:formula="of:=(POWER([.$G$22]-[.$C$22]/100;[.AR$67])-1)/([.$G$22]-[.$C$22]/100-1)" office:value-type="float" office:value="299.840263954004" calcext:value-type="float">
            <text:p>299.840263954004</text:p>
          </table:table-cell>
          <table:table-cell table:formula="of:=(POWER([.$G$22]-[.$C$22]/100;[.AS$67])-1)/([.$G$22]-[.$C$22]/100-1)" office:value-type="float" office:value="330.8542743758" calcext:value-type="float">
            <text:p>330.8542743758</text:p>
          </table:table-cell>
          <table:table-cell table:formula="of:=(POWER([.$G$22]-[.$C$22]/100;[.AT$67])-1)/([.$G$22]-[.$C$22]/100-1)" office:value-type="float" office:value="364.972787240817" calcext:value-type="float">
            <text:p>364.972787240817</text:p>
          </table:table-cell>
          <table:table-cell table:formula="of:=(POWER([.$G$22]-[.$C$22]/100;[.AU$67])-1)/([.$G$22]-[.$C$22]/100-1)" office:value-type="float" office:value="402.506563243623" calcext:value-type="float">
            <text:p>402.506563243623</text:p>
          </table:table-cell>
          <table:table-cell table:formula="of:=(POWER([.$G$22]-[.$C$22]/100;[.AV$67])-1)/([.$G$22]-[.$C$22]/100-1)" office:value-type="float" office:value="443.797470224309" calcext:value-type="float">
            <text:p>443.797470224309</text:p>
          </table:table-cell>
          <table:table-cell table:number-columns-repeated="2"/>
          <table:table-cell table:formula="of:=[.$F22]*POWER([.$G22]-[.$C22]/100;[.$H$67])" office:value-type="float" office:value="6.658" calcext:value-type="float">
            <text:p>6.658</text:p>
          </table:table-cell>
          <table:table-cell table:formula="of:=[.$F22]*POWER([.$G22]-[.$C22]/100;[.$I$67])" office:value-type="float" office:value="7.3244658" calcext:value-type="float">
            <text:p>7.3244658</text:p>
          </table:table-cell>
          <table:table-cell table:formula="of:=[.$F22]*POWER([.$G22]-[.$C22]/100;[.$J$67])" office:value-type="float" office:value="8.05764482658" calcext:value-type="float">
            <text:p>8.05764482658</text:p>
          </table:table-cell>
          <table:table-cell table:formula="of:=[.$F22]*POWER([.$G22]-[.$C22]/100;[.$K$67])" office:value-type="float" office:value="8.86421507372066" calcext:value-type="float">
            <text:p>8.86421507372066</text:p>
          </table:table-cell>
          <table:table-cell table:formula="of:=[.$F22]*POWER([.$G22]-[.$C22]/100;[.$L$67])" office:value-type="float" office:value="9.75152300260009" calcext:value-type="float">
            <text:p>9.75152300260009</text:p>
          </table:table-cell>
          <table:table-cell table:formula="of:=[.$F22]*POWER([.$G22]-[.$C22]/100;[.$M$67])" office:value-type="float" office:value="10.7276504551604" calcext:value-type="float">
            <text:p>10.7276504551604</text:p>
          </table:table-cell>
          <table:table-cell table:formula="of:=[.$F22]*POWER([.$G22]-[.$C22]/100;[.$N$67])" office:value-type="float" office:value="11.8014882657219" calcext:value-type="float">
            <text:p>11.8014882657219</text:p>
          </table:table-cell>
          <table:table-cell table:formula="of:=[.$F22]*POWER([.$G22]-[.$C22]/100;[.$O$67])" office:value-type="float" office:value="12.9828172411207" calcext:value-type="float">
            <text:p>12.9828172411207</text:p>
          </table:table-cell>
          <table:table-cell table:formula="of:=[.$F22]*POWER([.$G22]-[.$C22]/100;[.$P$67])" office:value-type="float" office:value="14.2823972469569" calcext:value-type="float">
            <text:p>14.2823972469569</text:p>
          </table:table-cell>
          <table:table-cell table:formula="of:=[.$F22]*POWER([.$G22]-[.$C22]/100;[.$Q$67])" office:value-type="float" office:value="15.7120652113772" calcext:value-type="float">
            <text:p>15.7120652113772</text:p>
          </table:table-cell>
          <table:table-cell table:formula="of:=[.$F22]*POWER([.$G22]-[.$C22]/100;[.$R$67])" office:value-type="float" office:value="17.2848429390361" calcext:value-type="float">
            <text:p>17.2848429390361</text:p>
          </table:table-cell>
          <table:table-cell table:formula="of:=[.$F22]*POWER([.$G22]-[.$C22]/100;[.$S$67])" office:value-type="float" office:value="19.0150557172336" calcext:value-type="float">
            <text:p>19.0150557172336</text:p>
          </table:table-cell>
          <table:table-cell table:formula="of:=[.$F22]*POWER([.$G22]-[.$C22]/100;[.$T$67])" office:value-type="float" office:value="20.9184627945287" calcext:value-type="float">
            <text:p>20.9184627945287</text:p>
          </table:table-cell>
          <table:table-cell table:formula="of:=[.$F22]*POWER([.$G22]-[.$C22]/100;[.$U$67])" office:value-type="float" office:value="23.012400920261" calcext:value-type="float">
            <text:p>23.012400920261</text:p>
          </table:table-cell>
          <table:table-cell table:formula="of:=[.$F22]*POWER([.$G22]-[.$C22]/100;[.$V$67])" office:value-type="float" office:value="25.3159422523791" calcext:value-type="float">
            <text:p>25.3159422523791</text:p>
          </table:table-cell>
          <table:table-cell table:formula="of:=[.$F22]*POWER([.$G22]-[.$C22]/100;[.$W$67])" office:value-type="float" office:value="27.8500680718423" calcext:value-type="float">
            <text:p>27.8500680718423</text:p>
          </table:table-cell>
          <table:table-cell table:formula="of:=[.$F22]*POWER([.$G22]-[.$C22]/100;[.$X$67])" office:value-type="float" office:value="30.6378598858337" calcext:value-type="float">
            <text:p>30.6378598858337</text:p>
          </table:table-cell>
          <table:table-cell table:formula="of:=[.$F22]*POWER([.$G22]-[.$C22]/100;[.$Y$67])" office:value-type="float" office:value="33.7047096604056" calcext:value-type="float">
            <text:p>33.7047096604056</text:p>
          </table:table-cell>
          <table:table-cell table:formula="of:=[.$F22]*POWER([.$G22]-[.$C22]/100;[.$Z$67])" office:value-type="float" office:value="37.0785510974122" calcext:value-type="float">
            <text:p>37.0785510974122</text:p>
          </table:table-cell>
          <table:table-cell table:formula="of:=[.$F22]*POWER([.$G22]-[.$C22]/100;[.$AA$67])" office:value-type="float" office:value="40.7901140622632" calcext:value-type="float">
            <text:p>40.7901140622632</text:p>
          </table:table-cell>
          <table:table-cell table:formula="of:=[.$F22]*POWER([.$G22]-[.$C22]/100;[.$AB$67])" office:value-type="float" office:value="44.8732044798957" calcext:value-type="float">
            <text:p>44.8732044798957</text:p>
          </table:table-cell>
          <table:table-cell table:formula="of:=[.$F22]*POWER([.$G22]-[.$C22]/100;[.$AC$67])" office:value-type="float" office:value="49.3650122483333" calcext:value-type="float">
            <text:p>49.3650122483333</text:p>
          </table:table-cell>
          <table:table-cell table:formula="of:=[.$F22]*POWER([.$G22]-[.$C22]/100;[.$AD$67])" office:value-type="float" office:value="54.3064499743914" calcext:value-type="float">
            <text:p>54.3064499743914</text:p>
          </table:table-cell>
          <table:table-cell table:formula="of:=[.$F22]*POWER([.$G22]-[.$C22]/100;[.$AE$67])" office:value-type="float" office:value="59.742525616828" calcext:value-type="float">
            <text:p>59.742525616828</text:p>
          </table:table-cell>
          <table:table-cell table:formula="of:=[.$F22]*POWER([.$G22]-[.$C22]/100;[.$AF$67])" office:value-type="float" office:value="65.7227524310725" calcext:value-type="float">
            <text:p>65.7227524310725</text:p>
          </table:table-cell>
          <table:table-cell table:formula="of:=[.$F22]*POWER([.$G22]-[.$C22]/100;[.$AG$67])" office:value-type="float" office:value="72.3015999494228" calcext:value-type="float">
            <text:p>72.3015999494228</text:p>
          </table:table-cell>
          <table:table-cell table:formula="of:=[.$F22]*POWER([.$G22]-[.$C22]/100;[.$AH$67])" office:value-type="float" office:value="79.53899010436" calcext:value-type="float">
            <text:p>79.53899010436</text:p>
          </table:table-cell>
          <table:table-cell table:formula="of:=[.$F22]*POWER([.$G22]-[.$C22]/100;[.$AI$67])" office:value-type="float" office:value="87.5008430138064" calcext:value-type="float">
            <text:p>87.5008430138064</text:p>
          </table:table-cell>
          <table:table-cell table:formula="of:=[.$F22]*POWER([.$G22]-[.$C22]/100;[.$AJ$67])" office:value-type="float" office:value="96.2596773994884" calcext:value-type="float">
            <text:p>96.2596773994884</text:p>
          </table:table-cell>
          <table:table-cell table:formula="of:=[.$F22]*POWER([.$G22]-[.$C22]/100;[.$AK$67])" office:value-type="float" office:value="105.895271107177" calcext:value-type="float">
            <text:p>105.895271107177</text:p>
          </table:table-cell>
          <table:table-cell table:formula="of:=[.$F22]*POWER([.$G22]-[.$C22]/100;[.$AL$67])" office:value-type="float" office:value="116.495387745006" calcext:value-type="float">
            <text:p>116.495387745006</text:p>
          </table:table-cell>
          <table:table-cell table:formula="of:=[.$F22]*POWER([.$G22]-[.$C22]/100;[.$AM$67])" office:value-type="float" office:value="128.156576058281" calcext:value-type="float">
            <text:p>128.156576058281</text:p>
          </table:table-cell>
          <table:table-cell table:formula="of:=[.$F22]*POWER([.$G22]-[.$C22]/100;[.$AN$67])" office:value-type="float" office:value="140.985049321715" calcext:value-type="float">
            <text:p>140.985049321715</text:p>
          </table:table-cell>
          <table:table-cell table:formula="of:=[.$F22]*POWER([.$G22]-[.$C22]/100;[.$AO$67])" office:value-type="float" office:value="155.097652758818" calcext:value-type="float">
            <text:p>155.097652758818</text:p>
          </table:table-cell>
          <table:table-cell table:formula="of:=[.$F22]*POWER([.$G22]-[.$C22]/100;[.$AP$67])" office:value-type="float" office:value="170.622927799976" calcext:value-type="float">
            <text:p>170.622927799976</text:p>
          </table:table-cell>
          <table:table-cell table:formula="of:=[.$F22]*POWER([.$G22]-[.$C22]/100;[.$AQ$67])" office:value-type="float" office:value="187.702282872753" calcext:value-type="float">
            <text:p>187.702282872753</text:p>
          </table:table-cell>
          <table:table-cell table:formula="of:=[.$F22]*POWER([.$G22]-[.$C22]/100;[.$AR$67])" office:value-type="float" office:value="206.491281388316" calcext:value-type="float">
            <text:p>206.491281388316</text:p>
          </table:table-cell>
          <table:table-cell table:formula="of:=[.$F22]*POWER([.$G22]-[.$C22]/100;[.$AS$67])" office:value-type="float" office:value="227.161058655286" calcext:value-type="float">
            <text:p>227.161058655286</text:p>
          </table:table-cell>
          <table:table-cell table:formula="of:=[.$F22]*POWER([.$G22]-[.$C22]/100;[.$AT$67])" office:value-type="float" office:value="249.899880626681" calcext:value-type="float">
            <text:p>249.899880626681</text:p>
          </table:table-cell>
          <table:table-cell table:formula="of:=[.$F22]*POWER([.$G22]-[.$C22]/100;[.$AU$67])" office:value-type="float" office:value="274.914858677411" calcext:value-type="float">
            <text:p>274.914858677411</text:p>
          </table:table-cell>
          <table:table-cell table:formula="of:=[.$F22]*POWER([.$G22]-[.$C22]/100;[.$AV$67])" office:value-type="float" office:value="302.43383603102" calcext:value-type="float">
            <text:p>302.4338360310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NASDAQ</text:p>
          </table:table-cell>
          <table:table-cell office:value-type="string" calcext:value-type="string">
            <text:p>IE00BMFKG44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1" calcext:value-type="float">
            <text:p>0.1</text:p>
          </table:table-cell>
          <table:table-cell office:value-type="float" office:value="0.191" calcext:value-type="float">
            <text:p>0.191</text:p>
          </table:table-cell>
          <table:table-cell office:value-type="float" office:value="1.11" calcext:value-type="float">
            <text:p>1.11</text:p>
          </table:table-cell>
          <table:table-cell office:value-type="float" office:value="96.55" calcext:value-type="float">
            <text:p>96.55</text:p>
          </table:table-cell>
          <table:table-cell office:value-type="float" office:value="0.55" calcext:value-type="float">
            <text:p>0.5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0.78" calcext:value-type="float">
            <text:p>0.78</text:p>
          </table:table-cell>
          <table:table-cell table:number-columns-repeated="18"/>
          <table:table-cell office:value-type="float" office:value="0.49" calcext:value-type="float">
            <text:p>0.49</text:p>
          </table:table-cell>
          <table:table-cell table:number-columns-repeated="7"/>
          <table:table-cell table:formula="of:=SUM([.H23:.BR23])" office:value-type="float" office:value="99.37" calcext:value-type="float">
            <text:p>99.37</text:p>
          </table:table-cell>
          <table:table-cell table:number-columns-repeated="6"/>
          <table:table-cell table:formula="of:=(POWER([.$G$23]-[.$C$23]/100;[.H$67])-1)/([.$G$23]-[.$C$23]/100-1)" office:value-type="float" office:value="0" calcext:value-type="float">
            <text:p>0</text:p>
          </table:table-cell>
          <table:table-cell table:formula="of:=(POWER([.$G$23]-[.$C$23]/100;[.I$67])-1)/([.$G$23]-[.$C$23]/100-1)" office:value-type="float" office:value="1" calcext:value-type="float">
            <text:p>1</text:p>
          </table:table-cell>
          <table:table-cell table:formula="of:=(POWER([.$G$23]-[.$C$23]/100;[.J$67])-1)/([.$G$23]-[.$C$23]/100-1)" office:value-type="float" office:value="2.108" calcext:value-type="float">
            <text:p>2.108</text:p>
          </table:table-cell>
          <table:table-cell table:formula="of:=(POWER([.$G$23]-[.$C$23]/100;[.K$67])-1)/([.$G$23]-[.$C$23]/100-1)" office:value-type="float" office:value="3.335664" calcext:value-type="float">
            <text:p>3.335664</text:p>
          </table:table-cell>
          <table:table-cell table:formula="of:=(POWER([.$G$23]-[.$C$23]/100;[.L$67])-1)/([.$G$23]-[.$C$23]/100-1)" office:value-type="float" office:value="4.695915712" calcext:value-type="float">
            <text:p>4.695915712</text:p>
          </table:table-cell>
          <table:table-cell table:formula="of:=(POWER([.$G$23]-[.$C$23]/100;[.M$67])-1)/([.$G$23]-[.$C$23]/100-1)" office:value-type="float" office:value="6.203074608896" calcext:value-type="float">
            <text:p>6.203074608896</text:p>
          </table:table-cell>
          <table:table-cell table:formula="of:=(POWER([.$G$23]-[.$C$23]/100;[.N$67])-1)/([.$G$23]-[.$C$23]/100-1)" office:value-type="float" office:value="7.87300666665677" calcext:value-type="float">
            <text:p>7.87300666665677</text:p>
          </table:table-cell>
          <table:table-cell table:formula="of:=(POWER([.$G$23]-[.$C$23]/100;[.O$67])-1)/([.$G$23]-[.$C$23]/100-1)" office:value-type="float" office:value="9.7232913866557" calcext:value-type="float">
            <text:p>9.7232913866557</text:p>
          </table:table-cell>
          <table:table-cell table:formula="of:=(POWER([.$G$23]-[.$C$23]/100;[.P$67])-1)/([.$G$23]-[.$C$23]/100-1)" office:value-type="float" office:value="11.7734068564145" calcext:value-type="float">
            <text:p>11.7734068564145</text:p>
          </table:table-cell>
          <table:table-cell table:formula="of:=(POWER([.$G$23]-[.$C$23]/100;[.Q$67])-1)/([.$G$23]-[.$C$23]/100-1)" office:value-type="float" office:value="14.0449347969073" calcext:value-type="float">
            <text:p>14.0449347969073</text:p>
          </table:table-cell>
          <table:table-cell table:formula="of:=(POWER([.$G$23]-[.$C$23]/100;[.R$67])-1)/([.$G$23]-[.$C$23]/100-1)" office:value-type="float" office:value="16.5617877549733" calcext:value-type="float">
            <text:p>16.5617877549733</text:p>
          </table:table-cell>
          <table:table-cell table:formula="of:=(POWER([.$G$23]-[.$C$23]/100;[.S$67])-1)/([.$G$23]-[.$C$23]/100-1)" office:value-type="float" office:value="19.3504608325104" calcext:value-type="float">
            <text:p>19.3504608325104</text:p>
          </table:table-cell>
          <table:table-cell table:formula="of:=(POWER([.$G$23]-[.$C$23]/100;[.T$67])-1)/([.$G$23]-[.$C$23]/100-1)" office:value-type="float" office:value="22.4403106024215" calcext:value-type="float">
            <text:p>22.4403106024215</text:p>
          </table:table-cell>
          <table:table-cell table:formula="of:=(POWER([.$G$23]-[.$C$23]/100;[.U$67])-1)/([.$G$23]-[.$C$23]/100-1)" office:value-type="float" office:value="25.863864147483" calcext:value-type="float">
            <text:p>25.863864147483</text:p>
          </table:table-cell>
          <table:table-cell table:formula="of:=(POWER([.$G$23]-[.$C$23]/100;[.V$67])-1)/([.$G$23]-[.$C$23]/100-1)" office:value-type="float" office:value="29.6571614754112" calcext:value-type="float">
            <text:p>29.6571614754112</text:p>
          </table:table-cell>
          <table:table-cell table:formula="of:=(POWER([.$G$23]-[.$C$23]/100;[.W$67])-1)/([.$G$23]-[.$C$23]/100-1)" office:value-type="float" office:value="33.8601349147556" calcext:value-type="float">
            <text:p>33.8601349147556</text:p>
          </table:table-cell>
          <table:table-cell table:formula="of:=(POWER([.$G$23]-[.$C$23]/100;[.X$67])-1)/([.$G$23]-[.$C$23]/100-1)" office:value-type="float" office:value="38.5170294855492" calcext:value-type="float">
            <text:p>38.5170294855492</text:p>
          </table:table-cell>
          <table:table-cell table:formula="of:=(POWER([.$G$23]-[.$C$23]/100;[.Y$67])-1)/([.$G$23]-[.$C$23]/100-1)" office:value-type="float" office:value="43.6768686699886" calcext:value-type="float">
            <text:p>43.6768686699886</text:p>
          </table:table-cell>
          <table:table-cell table:formula="of:=(POWER([.$G$23]-[.$C$23]/100;[.Z$67])-1)/([.$G$23]-[.$C$23]/100-1)" office:value-type="float" office:value="49.3939704863473" calcext:value-type="float">
            <text:p>49.3939704863473</text:p>
          </table:table-cell>
          <table:table-cell table:formula="of:=(POWER([.$G$23]-[.$C$23]/100;[.AA$67])-1)/([.$G$23]-[.$C$23]/100-1)" office:value-type="float" office:value="55.7285192988728" calcext:value-type="float">
            <text:p>55.7285192988728</text:p>
          </table:table-cell>
          <table:table-cell table:formula="of:=(POWER([.$G$23]-[.$C$23]/100;[.AB$67])-1)/([.$G$23]-[.$C$23]/100-1)" office:value-type="float" office:value="62.7471993831511" calcext:value-type="float">
            <text:p>62.7471993831511</text:p>
          </table:table-cell>
          <table:table-cell table:formula="of:=(POWER([.$G$23]-[.$C$23]/100;[.AC$67])-1)/([.$G$23]-[.$C$23]/100-1)" office:value-type="float" office:value="70.5238969165314" calcext:value-type="float">
            <text:p>70.5238969165314</text:p>
          </table:table-cell>
          <table:table-cell table:formula="of:=(POWER([.$G$23]-[.$C$23]/100;[.AD$67])-1)/([.$G$23]-[.$C$23]/100-1)" office:value-type="float" office:value="79.1404777835168" calcext:value-type="float">
            <text:p>79.1404777835168</text:p>
          </table:table-cell>
          <table:table-cell table:formula="of:=(POWER([.$G$23]-[.$C$23]/100;[.AE$67])-1)/([.$G$23]-[.$C$23]/100-1)" office:value-type="float" office:value="88.6876493841367" calcext:value-type="float">
            <text:p>88.6876493841367</text:p>
          </table:table-cell>
          <table:table-cell table:formula="of:=(POWER([.$G$23]-[.$C$23]/100;[.AF$67])-1)/([.$G$23]-[.$C$23]/100-1)" office:value-type="float" office:value="99.2659155176234" calcext:value-type="float">
            <text:p>99.2659155176234</text:p>
          </table:table-cell>
          <table:table-cell table:formula="of:=(POWER([.$G$23]-[.$C$23]/100;[.AG$67])-1)/([.$G$23]-[.$C$23]/100-1)" office:value-type="float" office:value="110.986634393527" calcext:value-type="float">
            <text:p>110.986634393527</text:p>
          </table:table-cell>
          <table:table-cell table:formula="of:=(POWER([.$G$23]-[.$C$23]/100;[.AH$67])-1)/([.$G$23]-[.$C$23]/100-1)" office:value-type="float" office:value="123.973190908028" calcext:value-type="float">
            <text:p>123.973190908028</text:p>
          </table:table-cell>
          <table:table-cell table:formula="of:=(POWER([.$G$23]-[.$C$23]/100;[.AI$67])-1)/([.$G$23]-[.$C$23]/100-1)" office:value-type="float" office:value="138.362295526095" calcext:value-type="float">
            <text:p>138.362295526095</text:p>
          </table:table-cell>
          <table:table-cell table:formula="of:=(POWER([.$G$23]-[.$C$23]/100;[.AJ$67])-1)/([.$G$23]-[.$C$23]/100-1)" office:value-type="float" office:value="154.305423442913" calcext:value-type="float">
            <text:p>154.305423442913</text:p>
          </table:table-cell>
          <table:table-cell table:formula="of:=(POWER([.$G$23]-[.$C$23]/100;[.AK$67])-1)/([.$G$23]-[.$C$23]/100-1)" office:value-type="float" office:value="171.970409174748" calcext:value-type="float">
            <text:p>171.970409174748</text:p>
          </table:table-cell>
          <table:table-cell table:formula="of:=(POWER([.$G$23]-[.$C$23]/100;[.AL$67])-1)/([.$G$23]-[.$C$23]/100-1)" office:value-type="float" office:value="191.54321336562" calcext:value-type="float">
            <text:p>191.54321336562</text:p>
          </table:table-cell>
          <table:table-cell table:formula="of:=(POWER([.$G$23]-[.$C$23]/100;[.AM$67])-1)/([.$G$23]-[.$C$23]/100-1)" office:value-type="float" office:value="213.229880409107" calcext:value-type="float">
            <text:p>213.229880409107</text:p>
          </table:table-cell>
          <table:table-cell table:formula="of:=(POWER([.$G$23]-[.$C$23]/100;[.AN$67])-1)/([.$G$23]-[.$C$23]/100-1)" office:value-type="float" office:value="237.258707493291" calcext:value-type="float">
            <text:p>237.258707493291</text:p>
          </table:table-cell>
          <table:table-cell table:formula="of:=(POWER([.$G$23]-[.$C$23]/100;[.AO$67])-1)/([.$G$23]-[.$C$23]/100-1)" office:value-type="float" office:value="263.882647902566" calcext:value-type="float">
            <text:p>263.882647902566</text:p>
          </table:table-cell>
          <table:table-cell table:formula="of:=(POWER([.$G$23]-[.$C$23]/100;[.AP$67])-1)/([.$G$23]-[.$C$23]/100-1)" office:value-type="float" office:value="293.381973876044" calcext:value-type="float">
            <text:p>293.381973876044</text:p>
          </table:table-cell>
          <table:table-cell table:formula="of:=(POWER([.$G$23]-[.$C$23]/100;[.AQ$67])-1)/([.$G$23]-[.$C$23]/100-1)" office:value-type="float" office:value="326.067227054656" calcext:value-type="float">
            <text:p>326.067227054656</text:p>
          </table:table-cell>
          <table:table-cell table:formula="of:=(POWER([.$G$23]-[.$C$23]/100;[.AR$67])-1)/([.$G$23]-[.$C$23]/100-1)" office:value-type="float" office:value="362.282487576559" calcext:value-type="float">
            <text:p>362.282487576559</text:p>
          </table:table-cell>
          <table:table-cell table:formula="of:=(POWER([.$G$23]-[.$C$23]/100;[.AS$67])-1)/([.$G$23]-[.$C$23]/100-1)" office:value-type="float" office:value="402.408996234828" calcext:value-type="float">
            <text:p>402.408996234828</text:p>
          </table:table-cell>
          <table:table-cell table:formula="of:=(POWER([.$G$23]-[.$C$23]/100;[.AT$67])-1)/([.$G$23]-[.$C$23]/100-1)" office:value-type="float" office:value="446.869167828189" calcext:value-type="float">
            <text:p>446.869167828189</text:p>
          </table:table-cell>
          <table:table-cell table:formula="of:=(POWER([.$G$23]-[.$C$23]/100;[.AU$67])-1)/([.$G$23]-[.$C$23]/100-1)" office:value-type="float" office:value="496.131037953633" calcext:value-type="float">
            <text:p>496.131037953633</text:p>
          </table:table-cell>
          <table:table-cell table:formula="of:=(POWER([.$G$23]-[.$C$23]/100;[.AV$67])-1)/([.$G$23]-[.$C$23]/100-1)" office:value-type="float" office:value="550.713190052626" calcext:value-type="float">
            <text:p>550.713190052626</text:p>
          </table:table-cell>
          <table:table-cell table:number-columns-repeated="2"/>
          <table:table-cell table:formula="of:=[.$F23]*POWER([.$G23]-[.$C23]/100;[.$H$67])" office:value-type="float" office:value="0.191" calcext:value-type="float">
            <text:p>0.191</text:p>
          </table:table-cell>
          <table:table-cell table:formula="of:=[.$F23]*POWER([.$G23]-[.$C23]/100;[.$I$67])" office:value-type="float" office:value="0.211628" calcext:value-type="float">
            <text:p>0.211628</text:p>
          </table:table-cell>
          <table:table-cell table:formula="of:=[.$F23]*POWER([.$G23]-[.$C23]/100;[.$J$67])" office:value-type="float" office:value="0.234483824" calcext:value-type="float">
            <text:p>0.234483824</text:p>
          </table:table-cell>
          <table:table-cell table:formula="of:=[.$F23]*POWER([.$G23]-[.$C23]/100;[.$K$67])" office:value-type="float" office:value="0.259808076992" calcext:value-type="float">
            <text:p>0.259808076992</text:p>
          </table:table-cell>
          <table:table-cell table:formula="of:=[.$F23]*POWER([.$G23]-[.$C23]/100;[.$L$67])" office:value-type="float" office:value="0.287867349307136" calcext:value-type="float">
            <text:p>0.287867349307136</text:p>
          </table:table-cell>
          <table:table-cell table:formula="of:=[.$F23]*POWER([.$G23]-[.$C23]/100;[.$M$67])" office:value-type="float" office:value="0.318957023032307" calcext:value-type="float">
            <text:p>0.318957023032307</text:p>
          </table:table-cell>
          <table:table-cell table:formula="of:=[.$F23]*POWER([.$G23]-[.$C23]/100;[.$N$67])" office:value-type="float" office:value="0.353404381519796" calcext:value-type="float">
            <text:p>0.353404381519796</text:p>
          </table:table-cell>
          <table:table-cell table:formula="of:=[.$F23]*POWER([.$G23]-[.$C23]/100;[.$O$67])" office:value-type="float" office:value="0.391572054723934" calcext:value-type="float">
            <text:p>0.391572054723934</text:p>
          </table:table-cell>
          <table:table-cell table:formula="of:=[.$F23]*POWER([.$G23]-[.$C23]/100;[.$P$67])" office:value-type="float" office:value="0.433861836634119" calcext:value-type="float">
            <text:p>0.433861836634119</text:p>
          </table:table-cell>
          <table:table-cell table:formula="of:=[.$F23]*POWER([.$G23]-[.$C23]/100;[.$Q$67])" office:value-type="float" office:value="0.480718914990604" calcext:value-type="float">
            <text:p>0.480718914990604</text:p>
          </table:table-cell>
          <table:table-cell table:formula="of:=[.$F23]*POWER([.$G23]-[.$C23]/100;[.$R$67])" office:value-type="float" office:value="0.532636557809589" calcext:value-type="float">
            <text:p>0.532636557809589</text:p>
          </table:table-cell>
          <table:table-cell table:formula="of:=[.$F23]*POWER([.$G23]-[.$C23]/100;[.$S$67])" office:value-type="float" office:value="0.590161306053025" calcext:value-type="float">
            <text:p>0.590161306053025</text:p>
          </table:table-cell>
          <table:table-cell table:formula="of:=[.$F23]*POWER([.$G23]-[.$C23]/100;[.$T$67])" office:value-type="float" office:value="0.653898727106752" calcext:value-type="float">
            <text:p>0.653898727106752</text:p>
          </table:table-cell>
          <table:table-cell table:formula="of:=[.$F23]*POWER([.$G23]-[.$C23]/100;[.$U$67])" office:value-type="float" office:value="0.724519789634281" calcext:value-type="float">
            <text:p>0.724519789634281</text:p>
          </table:table-cell>
          <table:table-cell table:formula="of:=[.$F23]*POWER([.$G23]-[.$C23]/100;[.$V$67])" office:value-type="float" office:value="0.802767926914783" calcext:value-type="float">
            <text:p>0.802767926914783</text:p>
          </table:table-cell>
          <table:table-cell table:formula="of:=[.$F23]*POWER([.$G23]-[.$C23]/100;[.$W$67])" office:value-type="float" office:value="0.88946686302158" calcext:value-type="float">
            <text:p>0.88946686302158</text:p>
          </table:table-cell>
          <table:table-cell table:formula="of:=[.$F23]*POWER([.$G23]-[.$C23]/100;[.$X$67])" office:value-type="float" office:value="0.98552928422791" calcext:value-type="float">
            <text:p>0.98552928422791</text:p>
          </table:table-cell>
          <table:table-cell table:formula="of:=[.$F23]*POWER([.$G23]-[.$C23]/100;[.$Y$67])" office:value-type="float" office:value="1.09196644692452" calcext:value-type="float">
            <text:p>1.09196644692452</text:p>
          </table:table-cell>
          <table:table-cell table:formula="of:=[.$F23]*POWER([.$G23]-[.$C23]/100;[.$Z$67])" office:value-type="float" office:value="1.20989882319237" calcext:value-type="float">
            <text:p>1.20989882319237</text:p>
          </table:table-cell>
          <table:table-cell table:formula="of:=[.$F23]*POWER([.$G23]-[.$C23]/100;[.$AA$67])" office:value-type="float" office:value="1.34056789609715" calcext:value-type="float">
            <text:p>1.34056789609715</text:p>
          </table:table-cell>
          <table:table-cell table:formula="of:=[.$F23]*POWER([.$G23]-[.$C23]/100;[.$AB$67])" office:value-type="float" office:value="1.48534922887564" calcext:value-type="float">
            <text:p>1.48534922887564</text:p>
          </table:table-cell>
          <table:table-cell table:formula="of:=[.$F23]*POWER([.$G23]-[.$C23]/100;[.$AC$67])" office:value-type="float" office:value="1.64576694559421" calcext:value-type="float">
            <text:p>1.64576694559421</text:p>
          </table:table-cell>
          <table:table-cell table:formula="of:=[.$F23]*POWER([.$G23]-[.$C23]/100;[.$AD$67])" office:value-type="float" office:value="1.82350977571839" calcext:value-type="float">
            <text:p>1.82350977571839</text:p>
          </table:table-cell>
          <table:table-cell table:formula="of:=[.$F23]*POWER([.$G23]-[.$C23]/100;[.$AE$67])" office:value-type="float" office:value="2.02044883149597" calcext:value-type="float">
            <text:p>2.02044883149597</text:p>
          </table:table-cell>
          <table:table-cell table:formula="of:=[.$F23]*POWER([.$G23]-[.$C23]/100;[.$AF$67])" office:value-type="float" office:value="2.23865730529754" calcext:value-type="float">
            <text:p>2.23865730529754</text:p>
          </table:table-cell>
          <table:table-cell table:formula="of:=[.$F23]*POWER([.$G23]-[.$C23]/100;[.$AG$67])" office:value-type="float" office:value="2.48043229426967" calcext:value-type="float">
            <text:p>2.48043229426967</text:p>
          </table:table-cell>
          <table:table-cell table:formula="of:=[.$F23]*POWER([.$G23]-[.$C23]/100;[.$AH$67])" office:value-type="float" office:value="2.7483189820508" calcext:value-type="float">
            <text:p>2.7483189820508</text:p>
          </table:table-cell>
          <table:table-cell table:formula="of:=[.$F23]*POWER([.$G23]-[.$C23]/100;[.$AI$67])" office:value-type="float" office:value="3.04513743211228" calcext:value-type="float">
            <text:p>3.04513743211228</text:p>
          </table:table-cell>
          <table:table-cell table:formula="of:=[.$F23]*POWER([.$G23]-[.$C23]/100;[.$AJ$67])" office:value-type="float" office:value="3.37401227478041" calcext:value-type="float">
            <text:p>3.37401227478041</text:p>
          </table:table-cell>
          <table:table-cell table:formula="of:=[.$F23]*POWER([.$G23]-[.$C23]/100;[.$AK$67])" office:value-type="float" office:value="3.7384056004567" calcext:value-type="float">
            <text:p>3.7384056004567</text:p>
          </table:table-cell>
          <table:table-cell table:formula="of:=[.$F23]*POWER([.$G23]-[.$C23]/100;[.$AL$67])" office:value-type="float" office:value="4.14215340530602" calcext:value-type="float">
            <text:p>4.14215340530602</text:p>
          </table:table-cell>
          <table:table-cell table:formula="of:=[.$F23]*POWER([.$G23]-[.$C23]/100;[.$AM$67])" office:value-type="float" office:value="4.58950597307907" calcext:value-type="float">
            <text:p>4.58950597307907</text:p>
          </table:table-cell>
          <table:table-cell table:formula="of:=[.$F23]*POWER([.$G23]-[.$C23]/100;[.$AN$67])" office:value-type="float" office:value="5.08517261817161" calcext:value-type="float">
            <text:p>5.08517261817161</text:p>
          </table:table-cell>
          <table:table-cell table:formula="of:=[.$F23]*POWER([.$G23]-[.$C23]/100;[.$AO$67])" office:value-type="float" office:value="5.63437126093414" calcext:value-type="float">
            <text:p>5.63437126093414</text:p>
          </table:table-cell>
          <table:table-cell table:formula="of:=[.$F23]*POWER([.$G23]-[.$C23]/100;[.$AP$67])" office:value-type="float" office:value="6.24288335711503" calcext:value-type="float">
            <text:p>6.24288335711503</text:p>
          </table:table-cell>
          <table:table-cell table:formula="of:=[.$F23]*POWER([.$G23]-[.$C23]/100;[.$AQ$67])" office:value-type="float" office:value="6.91711475968346" calcext:value-type="float">
            <text:p>6.91711475968346</text:p>
          </table:table-cell>
          <table:table-cell table:formula="of:=[.$F23]*POWER([.$G23]-[.$C23]/100;[.$AR$67])" office:value-type="float" office:value="7.66416315372927" calcext:value-type="float">
            <text:p>7.66416315372927</text:p>
          </table:table-cell>
          <table:table-cell table:formula="of:=[.$F23]*POWER([.$G23]-[.$C23]/100;[.$AS$67])" office:value-type="float" office:value="8.49189277433203" calcext:value-type="float">
            <text:p>8.49189277433203</text:p>
          </table:table-cell>
          <table:table-cell table:formula="of:=[.$F23]*POWER([.$G23]-[.$C23]/100;[.$AT$67])" office:value-type="float" office:value="9.40901719395989" calcext:value-type="float">
            <text:p>9.40901719395989</text:p>
          </table:table-cell>
          <table:table-cell table:formula="of:=[.$F23]*POWER([.$G23]-[.$C23]/100;[.$AU$67])" office:value-type="float" office:value="10.4251910509076" calcext:value-type="float">
            <text:p>10.4251910509076</text:p>
          </table:table-cell>
          <table:table-cell table:formula="of:=[.$F23]*POWER([.$G23]-[.$C23]/100;[.$AV$67])" office:value-type="float" office:value="11.5511116844056" calcext:value-type="float">
            <text:p>11.551111684405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Alphabet (A)</text:p>
          </table:table-cell>
          <table:table-cell office:value-type="string" calcext:value-type="string">
            <text:p>US02079K3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ogle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1.08" calcext:value-type="float">
            <text:p>1.08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4:.BR24])" office:value-type="float" office:value="100" calcext:value-type="float">
            <text:p>100</text:p>
          </table:table-cell>
          <table:table-cell table:number-columns-repeated="6"/>
          <table:table-cell table:formula="of:=(POWER([.$G$24]-[.$C$24]/100;[.H$67])-1)/([.$G$24]-[.$C$24]/100-1)" office:value-type="float" office:value="0" calcext:value-type="float">
            <text:p>0</text:p>
          </table:table-cell>
          <table:table-cell table:formula="of:=(POWER([.$G$24]-[.$C$24]/100;[.I$67])-1)/([.$G$24]-[.$C$24]/100-1)" office:value-type="float" office:value="1" calcext:value-type="float">
            <text:p>1</text:p>
          </table:table-cell>
          <table:table-cell table:formula="of:=(POWER([.$G$24]-[.$C$24]/100;[.J$67])-1)/([.$G$24]-[.$C$24]/100-1)" office:value-type="float" office:value="2.08" calcext:value-type="float">
            <text:p>2.08</text:p>
          </table:table-cell>
          <table:table-cell table:formula="of:=(POWER([.$G$24]-[.$C$24]/100;[.K$67])-1)/([.$G$24]-[.$C$24]/100-1)" office:value-type="float" office:value="3.2464" calcext:value-type="float">
            <text:p>3.2464</text:p>
          </table:table-cell>
          <table:table-cell table:formula="of:=(POWER([.$G$24]-[.$C$24]/100;[.L$67])-1)/([.$G$24]-[.$C$24]/100-1)" office:value-type="float" office:value="4.506112" calcext:value-type="float">
            <text:p>4.506112</text:p>
          </table:table-cell>
          <table:table-cell table:formula="of:=(POWER([.$G$24]-[.$C$24]/100;[.M$67])-1)/([.$G$24]-[.$C$24]/100-1)" office:value-type="float" office:value="5.86660096" calcext:value-type="float">
            <text:p>5.86660096</text:p>
          </table:table-cell>
          <table:table-cell table:formula="of:=(POWER([.$G$24]-[.$C$24]/100;[.N$67])-1)/([.$G$24]-[.$C$24]/100-1)" office:value-type="float" office:value="7.3359290368" calcext:value-type="float">
            <text:p>7.3359290368</text:p>
          </table:table-cell>
          <table:table-cell table:formula="of:=(POWER([.$G$24]-[.$C$24]/100;[.O$67])-1)/([.$G$24]-[.$C$24]/100-1)" office:value-type="float" office:value="8.922803359744" calcext:value-type="float">
            <text:p>8.922803359744</text:p>
          </table:table-cell>
          <table:table-cell table:formula="of:=(POWER([.$G$24]-[.$C$24]/100;[.P$67])-1)/([.$G$24]-[.$C$24]/100-1)" office:value-type="float" office:value="10.6366276285235" calcext:value-type="float">
            <text:p>10.6366276285235</text:p>
          </table:table-cell>
          <table:table-cell table:formula="of:=(POWER([.$G$24]-[.$C$24]/100;[.Q$67])-1)/([.$G$24]-[.$C$24]/100-1)" office:value-type="float" office:value="12.4875578388054" calcext:value-type="float">
            <text:p>12.4875578388054</text:p>
          </table:table-cell>
          <table:table-cell table:formula="of:=(POWER([.$G$24]-[.$C$24]/100;[.R$67])-1)/([.$G$24]-[.$C$24]/100-1)" office:value-type="float" office:value="14.4865624659098" calcext:value-type="float">
            <text:p>14.4865624659098</text:p>
          </table:table-cell>
          <table:table-cell table:formula="of:=(POWER([.$G$24]-[.$C$24]/100;[.S$67])-1)/([.$G$24]-[.$C$24]/100-1)" office:value-type="float" office:value="16.6454874631826" calcext:value-type="float">
            <text:p>16.6454874631826</text:p>
          </table:table-cell>
          <table:table-cell table:formula="of:=(POWER([.$G$24]-[.$C$24]/100;[.T$67])-1)/([.$G$24]-[.$C$24]/100-1)" office:value-type="float" office:value="18.9771264602372" calcext:value-type="float">
            <text:p>18.9771264602372</text:p>
          </table:table-cell>
          <table:table-cell table:formula="of:=(POWER([.$G$24]-[.$C$24]/100;[.U$67])-1)/([.$G$24]-[.$C$24]/100-1)" office:value-type="float" office:value="21.4952965770562" calcext:value-type="float">
            <text:p>21.4952965770562</text:p>
          </table:table-cell>
          <table:table-cell table:formula="of:=(POWER([.$G$24]-[.$C$24]/100;[.V$67])-1)/([.$G$24]-[.$C$24]/100-1)" office:value-type="float" office:value="24.2149203032207" calcext:value-type="float">
            <text:p>24.2149203032207</text:p>
          </table:table-cell>
          <table:table-cell table:formula="of:=(POWER([.$G$24]-[.$C$24]/100;[.W$67])-1)/([.$G$24]-[.$C$24]/100-1)" office:value-type="float" office:value="27.1521139274784" calcext:value-type="float">
            <text:p>27.1521139274784</text:p>
          </table:table-cell>
          <table:table-cell table:formula="of:=(POWER([.$G$24]-[.$C$24]/100;[.X$67])-1)/([.$G$24]-[.$C$24]/100-1)" office:value-type="float" office:value="30.3242830416766" calcext:value-type="float">
            <text:p>30.3242830416766</text:p>
          </table:table-cell>
          <table:table-cell table:formula="of:=(POWER([.$G$24]-[.$C$24]/100;[.Y$67])-1)/([.$G$24]-[.$C$24]/100-1)" office:value-type="float" office:value="33.7502256850108" calcext:value-type="float">
            <text:p>33.7502256850108</text:p>
          </table:table-cell>
          <table:table-cell table:formula="of:=(POWER([.$G$24]-[.$C$24]/100;[.Z$67])-1)/([.$G$24]-[.$C$24]/100-1)" office:value-type="float" office:value="37.4502437398117" calcext:value-type="float">
            <text:p>37.4502437398117</text:p>
          </table:table-cell>
          <table:table-cell table:formula="of:=(POWER([.$G$24]-[.$C$24]/100;[.AA$67])-1)/([.$G$24]-[.$C$24]/100-1)" office:value-type="float" office:value="41.4462632389966" calcext:value-type="float">
            <text:p>41.4462632389966</text:p>
          </table:table-cell>
          <table:table-cell table:formula="of:=(POWER([.$G$24]-[.$C$24]/100;[.AB$67])-1)/([.$G$24]-[.$C$24]/100-1)" office:value-type="float" office:value="45.7619642981163" calcext:value-type="float">
            <text:p>45.7619642981163</text:p>
          </table:table-cell>
          <table:table-cell table:formula="of:=(POWER([.$G$24]-[.$C$24]/100;[.AC$67])-1)/([.$G$24]-[.$C$24]/100-1)" office:value-type="float" office:value="50.4229214419656" calcext:value-type="float">
            <text:p>50.4229214419656</text:p>
          </table:table-cell>
          <table:table-cell table:formula="of:=(POWER([.$G$24]-[.$C$24]/100;[.AD$67])-1)/([.$G$24]-[.$C$24]/100-1)" office:value-type="float" office:value="55.4567551573229" calcext:value-type="float">
            <text:p>55.4567551573229</text:p>
          </table:table-cell>
          <table:table-cell table:formula="of:=(POWER([.$G$24]-[.$C$24]/100;[.AE$67])-1)/([.$G$24]-[.$C$24]/100-1)" office:value-type="float" office:value="60.8932955699087" calcext:value-type="float">
            <text:p>60.8932955699087</text:p>
          </table:table-cell>
          <table:table-cell table:formula="of:=(POWER([.$G$24]-[.$C$24]/100;[.AF$67])-1)/([.$G$24]-[.$C$24]/100-1)" office:value-type="float" office:value="66.7647592155014" calcext:value-type="float">
            <text:p>66.7647592155014</text:p>
          </table:table-cell>
          <table:table-cell table:formula="of:=(POWER([.$G$24]-[.$C$24]/100;[.AG$67])-1)/([.$G$24]-[.$C$24]/100-1)" office:value-type="float" office:value="73.1059399527415" calcext:value-type="float">
            <text:p>73.1059399527415</text:p>
          </table:table-cell>
          <table:table-cell table:formula="of:=(POWER([.$G$24]-[.$C$24]/100;[.AH$67])-1)/([.$G$24]-[.$C$24]/100-1)" office:value-type="float" office:value="79.9544151489609" calcext:value-type="float">
            <text:p>79.9544151489609</text:p>
          </table:table-cell>
          <table:table-cell table:formula="of:=(POWER([.$G$24]-[.$C$24]/100;[.AI$67])-1)/([.$G$24]-[.$C$24]/100-1)" office:value-type="float" office:value="87.3507683608777" calcext:value-type="float">
            <text:p>87.3507683608777</text:p>
          </table:table-cell>
          <table:table-cell table:formula="of:=(POWER([.$G$24]-[.$C$24]/100;[.AJ$67])-1)/([.$G$24]-[.$C$24]/100-1)" office:value-type="float" office:value="95.338829829748" calcext:value-type="float">
            <text:p>95.338829829748</text:p>
          </table:table-cell>
          <table:table-cell table:formula="of:=(POWER([.$G$24]-[.$C$24]/100;[.AK$67])-1)/([.$G$24]-[.$C$24]/100-1)" office:value-type="float" office:value="103.965936216128" calcext:value-type="float">
            <text:p>103.965936216128</text:p>
          </table:table-cell>
          <table:table-cell table:formula="of:=(POWER([.$G$24]-[.$C$24]/100;[.AL$67])-1)/([.$G$24]-[.$C$24]/100-1)" office:value-type="float" office:value="113.283211113418" calcext:value-type="float">
            <text:p>113.283211113418</text:p>
          </table:table-cell>
          <table:table-cell table:formula="of:=(POWER([.$G$24]-[.$C$24]/100;[.AM$67])-1)/([.$G$24]-[.$C$24]/100-1)" office:value-type="float" office:value="123.345868002491" calcext:value-type="float">
            <text:p>123.345868002491</text:p>
          </table:table-cell>
          <table:table-cell table:formula="of:=(POWER([.$G$24]-[.$C$24]/100;[.AN$67])-1)/([.$G$24]-[.$C$24]/100-1)" office:value-type="float" office:value="134.213537442691" calcext:value-type="float">
            <text:p>134.213537442691</text:p>
          </table:table-cell>
          <table:table-cell table:formula="of:=(POWER([.$G$24]-[.$C$24]/100;[.AO$67])-1)/([.$G$24]-[.$C$24]/100-1)" office:value-type="float" office:value="145.950620438106" calcext:value-type="float">
            <text:p>145.950620438106</text:p>
          </table:table-cell>
          <table:table-cell table:formula="of:=(POWER([.$G$24]-[.$C$24]/100;[.AP$67])-1)/([.$G$24]-[.$C$24]/100-1)" office:value-type="float" office:value="158.626670073155" calcext:value-type="float">
            <text:p>158.626670073155</text:p>
          </table:table-cell>
          <table:table-cell table:formula="of:=(POWER([.$G$24]-[.$C$24]/100;[.AQ$67])-1)/([.$G$24]-[.$C$24]/100-1)" office:value-type="float" office:value="172.316803679007" calcext:value-type="float">
            <text:p>172.316803679007</text:p>
          </table:table-cell>
          <table:table-cell table:formula="of:=(POWER([.$G$24]-[.$C$24]/100;[.AR$67])-1)/([.$G$24]-[.$C$24]/100-1)" office:value-type="float" office:value="187.102147973328" calcext:value-type="float">
            <text:p>187.102147973328</text:p>
          </table:table-cell>
          <table:table-cell table:formula="of:=(POWER([.$G$24]-[.$C$24]/100;[.AS$67])-1)/([.$G$24]-[.$C$24]/100-1)" office:value-type="float" office:value="203.070319811194" calcext:value-type="float">
            <text:p>203.070319811194</text:p>
          </table:table-cell>
          <table:table-cell table:formula="of:=(POWER([.$G$24]-[.$C$24]/100;[.AT$67])-1)/([.$G$24]-[.$C$24]/100-1)" office:value-type="float" office:value="220.315945396089" calcext:value-type="float">
            <text:p>220.315945396089</text:p>
          </table:table-cell>
          <table:table-cell table:formula="of:=(POWER([.$G$24]-[.$C$24]/100;[.AU$67])-1)/([.$G$24]-[.$C$24]/100-1)" office:value-type="float" office:value="238.941221027776" calcext:value-type="float">
            <text:p>238.941221027776</text:p>
          </table:table-cell>
          <table:table-cell table:formula="of:=(POWER([.$G$24]-[.$C$24]/100;[.AV$67])-1)/([.$G$24]-[.$C$24]/100-1)" office:value-type="float" office:value="259.056518709999" calcext:value-type="float">
            <text:p>259.056518709999</text:p>
          </table:table-cell>
          <table:table-cell table:number-columns-repeated="2"/>
          <table:table-cell table:formula="of:=[.$F24]*POWER([.$G24]-[.$C24]/100;[.$H$67])" office:value-type="float" office:value="0.03" calcext:value-type="float">
            <text:p>0.03</text:p>
          </table:table-cell>
          <table:table-cell table:formula="of:=[.$F24]*POWER([.$G24]-[.$C24]/100;[.$I$67])" office:value-type="float" office:value="0.0324" calcext:value-type="float">
            <text:p>0.0324</text:p>
          </table:table-cell>
          <table:table-cell table:formula="of:=[.$F24]*POWER([.$G24]-[.$C24]/100;[.$J$67])" office:value-type="float" office:value="0.034992" calcext:value-type="float">
            <text:p>0.034992</text:p>
          </table:table-cell>
          <table:table-cell table:formula="of:=[.$F24]*POWER([.$G24]-[.$C24]/100;[.$K$67])" office:value-type="float" office:value="0.03779136" calcext:value-type="float">
            <text:p>0.03779136</text:p>
          </table:table-cell>
          <table:table-cell table:formula="of:=[.$F24]*POWER([.$G24]-[.$C24]/100;[.$L$67])" office:value-type="float" office:value="0.0408146688" calcext:value-type="float">
            <text:p>0.0408146688</text:p>
          </table:table-cell>
          <table:table-cell table:formula="of:=[.$F24]*POWER([.$G24]-[.$C24]/100;[.$M$67])" office:value-type="float" office:value="0.044079842304" calcext:value-type="float">
            <text:p>0.044079842304</text:p>
          </table:table-cell>
          <table:table-cell table:formula="of:=[.$F24]*POWER([.$G24]-[.$C24]/100;[.$N$67])" office:value-type="float" office:value="0.04760622968832" calcext:value-type="float">
            <text:p>0.04760622968832</text:p>
          </table:table-cell>
          <table:table-cell table:formula="of:=[.$F24]*POWER([.$G24]-[.$C24]/100;[.$O$67])" office:value-type="float" office:value="0.0514147280633856" calcext:value-type="float">
            <text:p>0.0514147280633856</text:p>
          </table:table-cell>
          <table:table-cell table:formula="of:=[.$F24]*POWER([.$G24]-[.$C24]/100;[.$P$67])" office:value-type="float" office:value="0.0555279063084565" calcext:value-type="float">
            <text:p>0.0555279063084565</text:p>
          </table:table-cell>
          <table:table-cell table:formula="of:=[.$F24]*POWER([.$G24]-[.$C24]/100;[.$Q$67])" office:value-type="float" office:value="0.059970138813133" calcext:value-type="float">
            <text:p>0.059970138813133</text:p>
          </table:table-cell>
          <table:table-cell table:formula="of:=[.$F24]*POWER([.$G24]-[.$C24]/100;[.$R$67])" office:value-type="float" office:value="0.0647677499181836" calcext:value-type="float">
            <text:p>0.0647677499181836</text:p>
          </table:table-cell>
          <table:table-cell table:formula="of:=[.$F24]*POWER([.$G24]-[.$C24]/100;[.$S$67])" office:value-type="float" office:value="0.0699491699116383" calcext:value-type="float">
            <text:p>0.0699491699116383</text:p>
          </table:table-cell>
          <table:table-cell table:formula="of:=[.$F24]*POWER([.$G24]-[.$C24]/100;[.$T$67])" office:value-type="float" office:value="0.0755451035045694" calcext:value-type="float">
            <text:p>0.0755451035045694</text:p>
          </table:table-cell>
          <table:table-cell table:formula="of:=[.$F24]*POWER([.$G24]-[.$C24]/100;[.$U$67])" office:value-type="float" office:value="0.081588711784935" calcext:value-type="float">
            <text:p>0.081588711784935</text:p>
          </table:table-cell>
          <table:table-cell table:formula="of:=[.$F24]*POWER([.$G24]-[.$C24]/100;[.$V$67])" office:value-type="float" office:value="0.0881158087277298" calcext:value-type="float">
            <text:p>0.0881158087277298</text:p>
          </table:table-cell>
          <table:table-cell table:formula="of:=[.$F24]*POWER([.$G24]-[.$C24]/100;[.$W$67])" office:value-type="float" office:value="0.0951650734259482" calcext:value-type="float">
            <text:p>0.0951650734259482</text:p>
          </table:table-cell>
          <table:table-cell table:formula="of:=[.$F24]*POWER([.$G24]-[.$C24]/100;[.$X$67])" office:value-type="float" office:value="0.102778279300024" calcext:value-type="float">
            <text:p>0.102778279300024</text:p>
          </table:table-cell>
          <table:table-cell table:formula="of:=[.$F24]*POWER([.$G24]-[.$C24]/100;[.$Y$67])" office:value-type="float" office:value="0.111000541644026" calcext:value-type="float">
            <text:p>0.111000541644026</text:p>
          </table:table-cell>
          <table:table-cell table:formula="of:=[.$F24]*POWER([.$G24]-[.$C24]/100;[.$Z$67])" office:value-type="float" office:value="0.119880584975548" calcext:value-type="float">
            <text:p>0.119880584975548</text:p>
          </table:table-cell>
          <table:table-cell table:formula="of:=[.$F24]*POWER([.$G24]-[.$C24]/100;[.$AA$67])" office:value-type="float" office:value="0.129471031773592" calcext:value-type="float">
            <text:p>0.129471031773592</text:p>
          </table:table-cell>
          <table:table-cell table:formula="of:=[.$F24]*POWER([.$G24]-[.$C24]/100;[.$AB$67])" office:value-type="float" office:value="0.139828714315479" calcext:value-type="float">
            <text:p>0.139828714315479</text:p>
          </table:table-cell>
          <table:table-cell table:formula="of:=[.$F24]*POWER([.$G24]-[.$C24]/100;[.$AC$67])" office:value-type="float" office:value="0.151015011460718" calcext:value-type="float">
            <text:p>0.151015011460718</text:p>
          </table:table-cell>
          <table:table-cell table:formula="of:=[.$F24]*POWER([.$G24]-[.$C24]/100;[.$AD$67])" office:value-type="float" office:value="0.163096212377575" calcext:value-type="float">
            <text:p>0.163096212377575</text:p>
          </table:table-cell>
          <table:table-cell table:formula="of:=[.$F24]*POWER([.$G24]-[.$C24]/100;[.$AE$67])" office:value-type="float" office:value="0.176143909367781" calcext:value-type="float">
            <text:p>0.176143909367781</text:p>
          </table:table-cell>
          <table:table-cell table:formula="of:=[.$F24]*POWER([.$G24]-[.$C24]/100;[.$AF$67])" office:value-type="float" office:value="0.190235422117204" calcext:value-type="float">
            <text:p>0.190235422117204</text:p>
          </table:table-cell>
          <table:table-cell table:formula="of:=[.$F24]*POWER([.$G24]-[.$C24]/100;[.$AG$67])" office:value-type="float" office:value="0.20545425588658" calcext:value-type="float">
            <text:p>0.20545425588658</text:p>
          </table:table-cell>
          <table:table-cell table:formula="of:=[.$F24]*POWER([.$G24]-[.$C24]/100;[.$AH$67])" office:value-type="float" office:value="0.221890596357506" calcext:value-type="float">
            <text:p>0.221890596357506</text:p>
          </table:table-cell>
          <table:table-cell table:formula="of:=[.$F24]*POWER([.$G24]-[.$C24]/100;[.$AI$67])" office:value-type="float" office:value="0.239641844066107" calcext:value-type="float">
            <text:p>0.239641844066107</text:p>
          </table:table-cell>
          <table:table-cell table:formula="of:=[.$F24]*POWER([.$G24]-[.$C24]/100;[.$AJ$67])" office:value-type="float" office:value="0.258813191591395" calcext:value-type="float">
            <text:p>0.258813191591395</text:p>
          </table:table-cell>
          <table:table-cell table:formula="of:=[.$F24]*POWER([.$G24]-[.$C24]/100;[.$AK$67])" office:value-type="float" office:value="0.279518246918707" calcext:value-type="float">
            <text:p>0.279518246918707</text:p>
          </table:table-cell>
          <table:table-cell table:formula="of:=[.$F24]*POWER([.$G24]-[.$C24]/100;[.$AL$67])" office:value-type="float" office:value="0.301879706672204" calcext:value-type="float">
            <text:p>0.301879706672204</text:p>
          </table:table-cell>
          <table:table-cell table:formula="of:=[.$F24]*POWER([.$G24]-[.$C24]/100;[.$AM$67])" office:value-type="float" office:value="0.32603008320598" calcext:value-type="float">
            <text:p>0.32603008320598</text:p>
          </table:table-cell>
          <table:table-cell table:formula="of:=[.$F24]*POWER([.$G24]-[.$C24]/100;[.$AN$67])" office:value-type="float" office:value="0.352112489862458" calcext:value-type="float">
            <text:p>0.352112489862458</text:p>
          </table:table-cell>
          <table:table-cell table:formula="of:=[.$F24]*POWER([.$G24]-[.$C24]/100;[.$AO$67])" office:value-type="float" office:value="0.380281489051455" calcext:value-type="float">
            <text:p>0.380281489051455</text:p>
          </table:table-cell>
          <table:table-cell table:formula="of:=[.$F24]*POWER([.$G24]-[.$C24]/100;[.$AP$67])" office:value-type="float" office:value="0.410704008175571" calcext:value-type="float">
            <text:p>0.410704008175571</text:p>
          </table:table-cell>
          <table:table-cell table:formula="of:=[.$F24]*POWER([.$G24]-[.$C24]/100;[.$AQ$67])" office:value-type="float" office:value="0.443560328829617" calcext:value-type="float">
            <text:p>0.443560328829617</text:p>
          </table:table-cell>
          <table:table-cell table:formula="of:=[.$F24]*POWER([.$G24]-[.$C24]/100;[.$AR$67])" office:value-type="float" office:value="0.479045155135986" calcext:value-type="float">
            <text:p>0.479045155135986</text:p>
          </table:table-cell>
          <table:table-cell table:formula="of:=[.$F24]*POWER([.$G24]-[.$C24]/100;[.$AS$67])" office:value-type="float" office:value="0.517368767546865" calcext:value-type="float">
            <text:p>0.517368767546865</text:p>
          </table:table-cell>
          <table:table-cell table:formula="of:=[.$F24]*POWER([.$G24]-[.$C24]/100;[.$AT$67])" office:value-type="float" office:value="0.558758268950615" calcext:value-type="float">
            <text:p>0.558758268950615</text:p>
          </table:table-cell>
          <table:table-cell table:formula="of:=[.$F24]*POWER([.$G24]-[.$C24]/100;[.$AU$67])" office:value-type="float" office:value="0.603458930466664" calcext:value-type="float">
            <text:p>0.603458930466664</text:p>
          </table:table-cell>
          <table:table-cell table:formula="of:=[.$F24]*POWER([.$G24]-[.$C24]/100;[.$AV$67])" office:value-type="float" office:value="0.651735644903997" calcext:value-type="float">
            <text:p>0.651735644903997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5:.BR25])" office:value-type="float" office:value="0" calcext:value-type="float">
            <text:p>0</text:p>
          </table:table-cell>
          <table:table-cell table:number-columns-repeated="6"/>
          <table:table-cell table:formula="of:=(POWER([.$G$25]-[.$C$25]/100;[.H$67])-1)/([.$G$25]-[.$C$25]/100-1)" office:value-type="float" office:value="-0" calcext:value-type="float">
            <text:p>0</text:p>
          </table:table-cell>
          <table:table-cell table:formula="of:=(POWER([.$G$25]-[.$C$25]/100;[.I$67])-1)/([.$G$25]-[.$C$25]/100-1)" office:value-type="float" office:value="1" calcext:value-type="float">
            <text:p>1</text:p>
          </table:table-cell>
          <table:table-cell table:formula="of:=(POWER([.$G$25]-[.$C$25]/100;[.J$67])-1)/([.$G$25]-[.$C$25]/100-1)" office:value-type="float" office:value="1" calcext:value-type="float">
            <text:p>1</text:p>
          </table:table-cell>
          <table:table-cell table:formula="of:=(POWER([.$G$25]-[.$C$25]/100;[.K$67])-1)/([.$G$25]-[.$C$25]/100-1)" office:value-type="float" office:value="1" calcext:value-type="float">
            <text:p>1</text:p>
          </table:table-cell>
          <table:table-cell table:formula="of:=(POWER([.$G$25]-[.$C$25]/100;[.L$67])-1)/([.$G$25]-[.$C$25]/100-1)" office:value-type="float" office:value="1" calcext:value-type="float">
            <text:p>1</text:p>
          </table:table-cell>
          <table:table-cell table:formula="of:=(POWER([.$G$25]-[.$C$25]/100;[.M$67])-1)/([.$G$25]-[.$C$25]/100-1)" office:value-type="float" office:value="1" calcext:value-type="float">
            <text:p>1</text:p>
          </table:table-cell>
          <table:table-cell table:formula="of:=(POWER([.$G$25]-[.$C$25]/100;[.N$67])-1)/([.$G$25]-[.$C$25]/100-1)" office:value-type="float" office:value="1" calcext:value-type="float">
            <text:p>1</text:p>
          </table:table-cell>
          <table:table-cell table:formula="of:=(POWER([.$G$25]-[.$C$25]/100;[.O$67])-1)/([.$G$25]-[.$C$25]/100-1)" office:value-type="float" office:value="1" calcext:value-type="float">
            <text:p>1</text:p>
          </table:table-cell>
          <table:table-cell table:formula="of:=(POWER([.$G$25]-[.$C$25]/100;[.P$67])-1)/([.$G$25]-[.$C$25]/100-1)" office:value-type="float" office:value="1" calcext:value-type="float">
            <text:p>1</text:p>
          </table:table-cell>
          <table:table-cell table:formula="of:=(POWER([.$G$25]-[.$C$25]/100;[.Q$67])-1)/([.$G$25]-[.$C$25]/100-1)" office:value-type="float" office:value="1" calcext:value-type="float">
            <text:p>1</text:p>
          </table:table-cell>
          <table:table-cell table:formula="of:=(POWER([.$G$25]-[.$C$25]/100;[.R$67])-1)/([.$G$25]-[.$C$25]/100-1)" office:value-type="float" office:value="1" calcext:value-type="float">
            <text:p>1</text:p>
          </table:table-cell>
          <table:table-cell table:formula="of:=(POWER([.$G$25]-[.$C$25]/100;[.S$67])-1)/([.$G$25]-[.$C$25]/100-1)" office:value-type="float" office:value="1" calcext:value-type="float">
            <text:p>1</text:p>
          </table:table-cell>
          <table:table-cell table:formula="of:=(POWER([.$G$25]-[.$C$25]/100;[.T$67])-1)/([.$G$25]-[.$C$25]/100-1)" office:value-type="float" office:value="1" calcext:value-type="float">
            <text:p>1</text:p>
          </table:table-cell>
          <table:table-cell table:formula="of:=(POWER([.$G$25]-[.$C$25]/100;[.U$67])-1)/([.$G$25]-[.$C$25]/100-1)" office:value-type="float" office:value="1" calcext:value-type="float">
            <text:p>1</text:p>
          </table:table-cell>
          <table:table-cell table:formula="of:=(POWER([.$G$25]-[.$C$25]/100;[.V$67])-1)/([.$G$25]-[.$C$25]/100-1)" office:value-type="float" office:value="1" calcext:value-type="float">
            <text:p>1</text:p>
          </table:table-cell>
          <table:table-cell table:formula="of:=(POWER([.$G$25]-[.$C$25]/100;[.W$67])-1)/([.$G$25]-[.$C$25]/100-1)" office:value-type="float" office:value="1" calcext:value-type="float">
            <text:p>1</text:p>
          </table:table-cell>
          <table:table-cell table:formula="of:=(POWER([.$G$25]-[.$C$25]/100;[.X$67])-1)/([.$G$25]-[.$C$25]/100-1)" office:value-type="float" office:value="1" calcext:value-type="float">
            <text:p>1</text:p>
          </table:table-cell>
          <table:table-cell table:formula="of:=(POWER([.$G$25]-[.$C$25]/100;[.Y$67])-1)/([.$G$25]-[.$C$25]/100-1)" office:value-type="float" office:value="1" calcext:value-type="float">
            <text:p>1</text:p>
          </table:table-cell>
          <table:table-cell table:formula="of:=(POWER([.$G$25]-[.$C$25]/100;[.Z$67])-1)/([.$G$25]-[.$C$25]/100-1)" office:value-type="float" office:value="1" calcext:value-type="float">
            <text:p>1</text:p>
          </table:table-cell>
          <table:table-cell table:formula="of:=(POWER([.$G$25]-[.$C$25]/100;[.AA$67])-1)/([.$G$25]-[.$C$25]/100-1)" office:value-type="float" office:value="1" calcext:value-type="float">
            <text:p>1</text:p>
          </table:table-cell>
          <table:table-cell table:formula="of:=(POWER([.$G$25]-[.$C$25]/100;[.AB$67])-1)/([.$G$25]-[.$C$25]/100-1)" office:value-type="float" office:value="1" calcext:value-type="float">
            <text:p>1</text:p>
          </table:table-cell>
          <table:table-cell table:formula="of:=(POWER([.$G$25]-[.$C$25]/100;[.AC$67])-1)/([.$G$25]-[.$C$25]/100-1)" office:value-type="float" office:value="1" calcext:value-type="float">
            <text:p>1</text:p>
          </table:table-cell>
          <table:table-cell table:formula="of:=(POWER([.$G$25]-[.$C$25]/100;[.AD$67])-1)/([.$G$25]-[.$C$25]/100-1)" office:value-type="float" office:value="1" calcext:value-type="float">
            <text:p>1</text:p>
          </table:table-cell>
          <table:table-cell table:formula="of:=(POWER([.$G$25]-[.$C$25]/100;[.AE$67])-1)/([.$G$25]-[.$C$25]/100-1)" office:value-type="float" office:value="1" calcext:value-type="float">
            <text:p>1</text:p>
          </table:table-cell>
          <table:table-cell table:formula="of:=(POWER([.$G$25]-[.$C$25]/100;[.AF$67])-1)/([.$G$25]-[.$C$25]/100-1)" office:value-type="float" office:value="1" calcext:value-type="float">
            <text:p>1</text:p>
          </table:table-cell>
          <table:table-cell table:formula="of:=(POWER([.$G$25]-[.$C$25]/100;[.AG$67])-1)/([.$G$25]-[.$C$25]/100-1)" office:value-type="float" office:value="1" calcext:value-type="float">
            <text:p>1</text:p>
          </table:table-cell>
          <table:table-cell table:formula="of:=(POWER([.$G$25]-[.$C$25]/100;[.AH$67])-1)/([.$G$25]-[.$C$25]/100-1)" office:value-type="float" office:value="1" calcext:value-type="float">
            <text:p>1</text:p>
          </table:table-cell>
          <table:table-cell table:formula="of:=(POWER([.$G$25]-[.$C$25]/100;[.AI$67])-1)/([.$G$25]-[.$C$25]/100-1)" office:value-type="float" office:value="1" calcext:value-type="float">
            <text:p>1</text:p>
          </table:table-cell>
          <table:table-cell table:formula="of:=(POWER([.$G$25]-[.$C$25]/100;[.AJ$67])-1)/([.$G$25]-[.$C$25]/100-1)" office:value-type="float" office:value="1" calcext:value-type="float">
            <text:p>1</text:p>
          </table:table-cell>
          <table:table-cell table:formula="of:=(POWER([.$G$25]-[.$C$25]/100;[.AK$67])-1)/([.$G$25]-[.$C$25]/100-1)" office:value-type="float" office:value="1" calcext:value-type="float">
            <text:p>1</text:p>
          </table:table-cell>
          <table:table-cell table:formula="of:=(POWER([.$G$25]-[.$C$25]/100;[.AL$67])-1)/([.$G$25]-[.$C$25]/100-1)" office:value-type="float" office:value="1" calcext:value-type="float">
            <text:p>1</text:p>
          </table:table-cell>
          <table:table-cell table:formula="of:=(POWER([.$G$25]-[.$C$25]/100;[.AM$67])-1)/([.$G$25]-[.$C$25]/100-1)" office:value-type="float" office:value="1" calcext:value-type="float">
            <text:p>1</text:p>
          </table:table-cell>
          <table:table-cell table:formula="of:=(POWER([.$G$25]-[.$C$25]/100;[.AN$67])-1)/([.$G$25]-[.$C$25]/100-1)" office:value-type="float" office:value="1" calcext:value-type="float">
            <text:p>1</text:p>
          </table:table-cell>
          <table:table-cell table:formula="of:=(POWER([.$G$25]-[.$C$25]/100;[.AO$67])-1)/([.$G$25]-[.$C$25]/100-1)" office:value-type="float" office:value="1" calcext:value-type="float">
            <text:p>1</text:p>
          </table:table-cell>
          <table:table-cell table:formula="of:=(POWER([.$G$25]-[.$C$25]/100;[.AP$67])-1)/([.$G$25]-[.$C$25]/100-1)" office:value-type="float" office:value="1" calcext:value-type="float">
            <text:p>1</text:p>
          </table:table-cell>
          <table:table-cell table:formula="of:=(POWER([.$G$25]-[.$C$25]/100;[.AQ$67])-1)/([.$G$25]-[.$C$25]/100-1)" office:value-type="float" office:value="1" calcext:value-type="float">
            <text:p>1</text:p>
          </table:table-cell>
          <table:table-cell table:formula="of:=(POWER([.$G$25]-[.$C$25]/100;[.AR$67])-1)/([.$G$25]-[.$C$25]/100-1)" office:value-type="float" office:value="1" calcext:value-type="float">
            <text:p>1</text:p>
          </table:table-cell>
          <table:table-cell table:formula="of:=(POWER([.$G$25]-[.$C$25]/100;[.AS$67])-1)/([.$G$25]-[.$C$25]/100-1)" office:value-type="float" office:value="1" calcext:value-type="float">
            <text:p>1</text:p>
          </table:table-cell>
          <table:table-cell table:formula="of:=(POWER([.$G$25]-[.$C$25]/100;[.AT$67])-1)/([.$G$25]-[.$C$25]/100-1)" office:value-type="float" office:value="1" calcext:value-type="float">
            <text:p>1</text:p>
          </table:table-cell>
          <table:table-cell table:formula="of:=(POWER([.$G$25]-[.$C$25]/100;[.AU$67])-1)/([.$G$25]-[.$C$25]/100-1)" office:value-type="float" office:value="1" calcext:value-type="float">
            <text:p>1</text:p>
          </table:table-cell>
          <table:table-cell table:formula="of:=(POWER([.$G$25]-[.$C$25]/100;[.AV$67])-1)/([.$G$25]-[.$C$25]/100-1)" office:value-type="float" office:value="1" calcext:value-type="float">
            <text:p>1</text:p>
          </table:table-cell>
          <table:table-cell table:number-columns-repeated="2"/>
          <table:table-cell table:formula="of:=[.$F25]*POWER([.$G25]-[.$C25]/100;[.$H$67])" office:value-type="float" office:value="0" calcext:value-type="float">
            <text:p>0</text:p>
          </table:table-cell>
          <table:table-cell table:formula="of:=[.$F25]*POWER([.$G25]-[.$C25]/100;[.$I$67])" office:value-type="float" office:value="0" calcext:value-type="float">
            <text:p>0</text:p>
          </table:table-cell>
          <table:table-cell table:formula="of:=[.$F25]*POWER([.$G25]-[.$C25]/100;[.$J$67])" office:value-type="float" office:value="0" calcext:value-type="float">
            <text:p>0</text:p>
          </table:table-cell>
          <table:table-cell table:formula="of:=[.$F25]*POWER([.$G25]-[.$C25]/100;[.$K$67])" office:value-type="float" office:value="0" calcext:value-type="float">
            <text:p>0</text:p>
          </table:table-cell>
          <table:table-cell table:formula="of:=[.$F25]*POWER([.$G25]-[.$C25]/100;[.$L$67])" office:value-type="float" office:value="0" calcext:value-type="float">
            <text:p>0</text:p>
          </table:table-cell>
          <table:table-cell table:formula="of:=[.$F25]*POWER([.$G25]-[.$C25]/100;[.$M$67])" office:value-type="float" office:value="0" calcext:value-type="float">
            <text:p>0</text:p>
          </table:table-cell>
          <table:table-cell table:formula="of:=[.$F25]*POWER([.$G25]-[.$C25]/100;[.$N$67])" office:value-type="float" office:value="0" calcext:value-type="float">
            <text:p>0</text:p>
          </table:table-cell>
          <table:table-cell table:formula="of:=[.$F25]*POWER([.$G25]-[.$C25]/100;[.$O$67])" office:value-type="float" office:value="0" calcext:value-type="float">
            <text:p>0</text:p>
          </table:table-cell>
          <table:table-cell table:formula="of:=[.$F25]*POWER([.$G25]-[.$C25]/100;[.$P$67])" office:value-type="float" office:value="0" calcext:value-type="float">
            <text:p>0</text:p>
          </table:table-cell>
          <table:table-cell table:formula="of:=[.$F25]*POWER([.$G25]-[.$C25]/100;[.$Q$67])" office:value-type="float" office:value="0" calcext:value-type="float">
            <text:p>0</text:p>
          </table:table-cell>
          <table:table-cell table:formula="of:=[.$F25]*POWER([.$G25]-[.$C25]/100;[.$R$67])" office:value-type="float" office:value="0" calcext:value-type="float">
            <text:p>0</text:p>
          </table:table-cell>
          <table:table-cell table:formula="of:=[.$F25]*POWER([.$G25]-[.$C25]/100;[.$S$67])" office:value-type="float" office:value="0" calcext:value-type="float">
            <text:p>0</text:p>
          </table:table-cell>
          <table:table-cell table:formula="of:=[.$F25]*POWER([.$G25]-[.$C25]/100;[.$T$67])" office:value-type="float" office:value="0" calcext:value-type="float">
            <text:p>0</text:p>
          </table:table-cell>
          <table:table-cell table:formula="of:=[.$F25]*POWER([.$G25]-[.$C25]/100;[.$U$67])" office:value-type="float" office:value="0" calcext:value-type="float">
            <text:p>0</text:p>
          </table:table-cell>
          <table:table-cell table:formula="of:=[.$F25]*POWER([.$G25]-[.$C25]/100;[.$V$67])" office:value-type="float" office:value="0" calcext:value-type="float">
            <text:p>0</text:p>
          </table:table-cell>
          <table:table-cell table:formula="of:=[.$F25]*POWER([.$G25]-[.$C25]/100;[.$W$67])" office:value-type="float" office:value="0" calcext:value-type="float">
            <text:p>0</text:p>
          </table:table-cell>
          <table:table-cell table:formula="of:=[.$F25]*POWER([.$G25]-[.$C25]/100;[.$X$67])" office:value-type="float" office:value="0" calcext:value-type="float">
            <text:p>0</text:p>
          </table:table-cell>
          <table:table-cell table:formula="of:=[.$F25]*POWER([.$G25]-[.$C25]/100;[.$Y$67])" office:value-type="float" office:value="0" calcext:value-type="float">
            <text:p>0</text:p>
          </table:table-cell>
          <table:table-cell table:formula="of:=[.$F25]*POWER([.$G25]-[.$C25]/100;[.$Z$67])" office:value-type="float" office:value="0" calcext:value-type="float">
            <text:p>0</text:p>
          </table:table-cell>
          <table:table-cell table:formula="of:=[.$F25]*POWER([.$G25]-[.$C25]/100;[.$AA$67])" office:value-type="float" office:value="0" calcext:value-type="float">
            <text:p>0</text:p>
          </table:table-cell>
          <table:table-cell table:formula="of:=[.$F25]*POWER([.$G25]-[.$C25]/100;[.$AB$67])" office:value-type="float" office:value="0" calcext:value-type="float">
            <text:p>0</text:p>
          </table:table-cell>
          <table:table-cell table:formula="of:=[.$F25]*POWER([.$G25]-[.$C25]/100;[.$AC$67])" office:value-type="float" office:value="0" calcext:value-type="float">
            <text:p>0</text:p>
          </table:table-cell>
          <table:table-cell table:formula="of:=[.$F25]*POWER([.$G25]-[.$C25]/100;[.$AD$67])" office:value-type="float" office:value="0" calcext:value-type="float">
            <text:p>0</text:p>
          </table:table-cell>
          <table:table-cell table:formula="of:=[.$F25]*POWER([.$G25]-[.$C25]/100;[.$AE$67])" office:value-type="float" office:value="0" calcext:value-type="float">
            <text:p>0</text:p>
          </table:table-cell>
          <table:table-cell table:formula="of:=[.$F25]*POWER([.$G25]-[.$C25]/100;[.$AF$67])" office:value-type="float" office:value="0" calcext:value-type="float">
            <text:p>0</text:p>
          </table:table-cell>
          <table:table-cell table:formula="of:=[.$F25]*POWER([.$G25]-[.$C25]/100;[.$AG$67])" office:value-type="float" office:value="0" calcext:value-type="float">
            <text:p>0</text:p>
          </table:table-cell>
          <table:table-cell table:formula="of:=[.$F25]*POWER([.$G25]-[.$C25]/100;[.$AH$67])" office:value-type="float" office:value="0" calcext:value-type="float">
            <text:p>0</text:p>
          </table:table-cell>
          <table:table-cell table:formula="of:=[.$F25]*POWER([.$G25]-[.$C25]/100;[.$AI$67])" office:value-type="float" office:value="0" calcext:value-type="float">
            <text:p>0</text:p>
          </table:table-cell>
          <table:table-cell table:formula="of:=[.$F25]*POWER([.$G25]-[.$C25]/100;[.$AJ$67])" office:value-type="float" office:value="0" calcext:value-type="float">
            <text:p>0</text:p>
          </table:table-cell>
          <table:table-cell table:formula="of:=[.$F25]*POWER([.$G25]-[.$C25]/100;[.$AK$67])" office:value-type="float" office:value="0" calcext:value-type="float">
            <text:p>0</text:p>
          </table:table-cell>
          <table:table-cell table:formula="of:=[.$F25]*POWER([.$G25]-[.$C25]/100;[.$AL$67])" office:value-type="float" office:value="0" calcext:value-type="float">
            <text:p>0</text:p>
          </table:table-cell>
          <table:table-cell table:formula="of:=[.$F25]*POWER([.$G25]-[.$C25]/100;[.$AM$67])" office:value-type="float" office:value="0" calcext:value-type="float">
            <text:p>0</text:p>
          </table:table-cell>
          <table:table-cell table:formula="of:=[.$F25]*POWER([.$G25]-[.$C25]/100;[.$AN$67])" office:value-type="float" office:value="0" calcext:value-type="float">
            <text:p>0</text:p>
          </table:table-cell>
          <table:table-cell table:formula="of:=[.$F25]*POWER([.$G25]-[.$C25]/100;[.$AO$67])" office:value-type="float" office:value="0" calcext:value-type="float">
            <text:p>0</text:p>
          </table:table-cell>
          <table:table-cell table:formula="of:=[.$F25]*POWER([.$G25]-[.$C25]/100;[.$AP$67])" office:value-type="float" office:value="0" calcext:value-type="float">
            <text:p>0</text:p>
          </table:table-cell>
          <table:table-cell table:formula="of:=[.$F25]*POWER([.$G25]-[.$C25]/100;[.$AQ$67])" office:value-type="float" office:value="0" calcext:value-type="float">
            <text:p>0</text:p>
          </table:table-cell>
          <table:table-cell table:formula="of:=[.$F25]*POWER([.$G25]-[.$C25]/100;[.$AR$67])" office:value-type="float" office:value="0" calcext:value-type="float">
            <text:p>0</text:p>
          </table:table-cell>
          <table:table-cell table:formula="of:=[.$F25]*POWER([.$G25]-[.$C25]/100;[.$AS$67])" office:value-type="float" office:value="0" calcext:value-type="float">
            <text:p>0</text:p>
          </table:table-cell>
          <table:table-cell table:formula="of:=[.$F25]*POWER([.$G25]-[.$C25]/100;[.$AT$67])" office:value-type="float" office:value="0" calcext:value-type="float">
            <text:p>0</text:p>
          </table:table-cell>
          <table:table-cell table:formula="of:=[.$F25]*POWER([.$G25]-[.$C25]/100;[.$AU$67])" office:value-type="float" office:value="0" calcext:value-type="float">
            <text:p>0</text:p>
          </table:table-cell>
          <table:table-cell table:formula="of:=[.$F25]*POWER([.$G25]-[.$C2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6:.BR26])" office:value-type="float" office:value="0" calcext:value-type="float">
            <text:p>0</text:p>
          </table:table-cell>
          <table:table-cell table:number-columns-repeated="6"/>
          <table:table-cell table:formula="of:=(POWER([.$G26]-[.$C26]/100;[.$H$67])-1)/([.$G26]-[.$C26]/100-1)" office:value-type="float" office:value="-0" calcext:value-type="float">
            <text:p>0</text:p>
          </table:table-cell>
          <table:table-cell table:formula="of:=(POWER([.$G26]-[.$C26]/100;[.$I$67])-1)/([.$G26]-[.$C26]/100-1)" office:value-type="float" office:value="1" calcext:value-type="float">
            <text:p>1</text:p>
          </table:table-cell>
          <table:table-cell table:formula="of:=(POWER([.$G$26]-[.$C$26]/100;[.J$67])-1)/([.$G$26]-[.$C$26]/100-1)" office:value-type="float" office:value="1" calcext:value-type="float">
            <text:p>1</text:p>
          </table:table-cell>
          <table:table-cell table:formula="of:=(POWER([.$G$26]-[.$C$26]/100;[.K$67])-1)/([.$G$26]-[.$C$26]/100-1)" office:value-type="float" office:value="1" calcext:value-type="float">
            <text:p>1</text:p>
          </table:table-cell>
          <table:table-cell table:formula="of:=(POWER([.$G$26]-[.$C$26]/100;[.L$67])-1)/([.$G$26]-[.$C$26]/100-1)" office:value-type="float" office:value="1" calcext:value-type="float">
            <text:p>1</text:p>
          </table:table-cell>
          <table:table-cell table:formula="of:=(POWER([.$G$26]-[.$C$26]/100;[.M$67])-1)/([.$G$26]-[.$C$26]/100-1)" office:value-type="float" office:value="1" calcext:value-type="float">
            <text:p>1</text:p>
          </table:table-cell>
          <table:table-cell table:formula="of:=(POWER([.$G$26]-[.$C$26]/100;[.N$67])-1)/([.$G$26]-[.$C$26]/100-1)" office:value-type="float" office:value="1" calcext:value-type="float">
            <text:p>1</text:p>
          </table:table-cell>
          <table:table-cell table:formula="of:=(POWER([.$G$26]-[.$C$26]/100;[.O$67])-1)/([.$G$26]-[.$C$26]/100-1)" office:value-type="float" office:value="1" calcext:value-type="float">
            <text:p>1</text:p>
          </table:table-cell>
          <table:table-cell table:formula="of:=(POWER([.$G$26]-[.$C$26]/100;[.P$67])-1)/([.$G$26]-[.$C$26]/100-1)" office:value-type="float" office:value="1" calcext:value-type="float">
            <text:p>1</text:p>
          </table:table-cell>
          <table:table-cell table:formula="of:=(POWER([.$G$26]-[.$C$26]/100;[.Q$67])-1)/([.$G$26]-[.$C$26]/100-1)" office:value-type="float" office:value="1" calcext:value-type="float">
            <text:p>1</text:p>
          </table:table-cell>
          <table:table-cell table:formula="of:=(POWER([.$G$26]-[.$C$26]/100;[.R$67])-1)/([.$G$26]-[.$C$26]/100-1)" office:value-type="float" office:value="1" calcext:value-type="float">
            <text:p>1</text:p>
          </table:table-cell>
          <table:table-cell table:formula="of:=(POWER([.$G$26]-[.$C$26]/100;[.S$67])-1)/([.$G$26]-[.$C$26]/100-1)" office:value-type="float" office:value="1" calcext:value-type="float">
            <text:p>1</text:p>
          </table:table-cell>
          <table:table-cell table:formula="of:=(POWER([.$G$26]-[.$C$26]/100;[.T$67])-1)/([.$G$26]-[.$C$26]/100-1)" office:value-type="float" office:value="1" calcext:value-type="float">
            <text:p>1</text:p>
          </table:table-cell>
          <table:table-cell table:formula="of:=(POWER([.$G$26]-[.$C$26]/100;[.U$67])-1)/([.$G$26]-[.$C$26]/100-1)" office:value-type="float" office:value="1" calcext:value-type="float">
            <text:p>1</text:p>
          </table:table-cell>
          <table:table-cell table:formula="of:=(POWER([.$G$26]-[.$C$26]/100;[.V$67])-1)/([.$G$26]-[.$C$26]/100-1)" office:value-type="float" office:value="1" calcext:value-type="float">
            <text:p>1</text:p>
          </table:table-cell>
          <table:table-cell table:formula="of:=(POWER([.$G$26]-[.$C$26]/100;[.W$67])-1)/([.$G$26]-[.$C$26]/100-1)" office:value-type="float" office:value="1" calcext:value-type="float">
            <text:p>1</text:p>
          </table:table-cell>
          <table:table-cell table:formula="of:=(POWER([.$G$26]-[.$C$26]/100;[.X$67])-1)/([.$G$26]-[.$C$26]/100-1)" office:value-type="float" office:value="1" calcext:value-type="float">
            <text:p>1</text:p>
          </table:table-cell>
          <table:table-cell table:formula="of:=(POWER([.$G$26]-[.$C$26]/100;[.Y$67])-1)/([.$G$26]-[.$C$26]/100-1)" office:value-type="float" office:value="1" calcext:value-type="float">
            <text:p>1</text:p>
          </table:table-cell>
          <table:table-cell table:formula="of:=(POWER([.$G$26]-[.$C$26]/100;[.Z$67])-1)/([.$G$26]-[.$C$26]/100-1)" office:value-type="float" office:value="1" calcext:value-type="float">
            <text:p>1</text:p>
          </table:table-cell>
          <table:table-cell table:formula="of:=(POWER([.$G$26]-[.$C$26]/100;[.AA$67])-1)/([.$G$26]-[.$C$26]/100-1)" office:value-type="float" office:value="1" calcext:value-type="float">
            <text:p>1</text:p>
          </table:table-cell>
          <table:table-cell table:formula="of:=(POWER([.$G$26]-[.$C$26]/100;[.AB$67])-1)/([.$G$26]-[.$C$26]/100-1)" office:value-type="float" office:value="1" calcext:value-type="float">
            <text:p>1</text:p>
          </table:table-cell>
          <table:table-cell table:formula="of:=(POWER([.$G$26]-[.$C$26]/100;[.AC$67])-1)/([.$G$26]-[.$C$26]/100-1)" office:value-type="float" office:value="1" calcext:value-type="float">
            <text:p>1</text:p>
          </table:table-cell>
          <table:table-cell table:formula="of:=(POWER([.$G$26]-[.$C$26]/100;[.AD$67])-1)/([.$G$26]-[.$C$26]/100-1)" office:value-type="float" office:value="1" calcext:value-type="float">
            <text:p>1</text:p>
          </table:table-cell>
          <table:table-cell table:formula="of:=(POWER([.$G$26]-[.$C$26]/100;[.AE$67])-1)/([.$G$26]-[.$C$26]/100-1)" office:value-type="float" office:value="1" calcext:value-type="float">
            <text:p>1</text:p>
          </table:table-cell>
          <table:table-cell table:formula="of:=(POWER([.$G$26]-[.$C$26]/100;[.AF$67])-1)/([.$G$26]-[.$C$26]/100-1)" office:value-type="float" office:value="1" calcext:value-type="float">
            <text:p>1</text:p>
          </table:table-cell>
          <table:table-cell table:formula="of:=(POWER([.$G$26]-[.$C$26]/100;[.AG$67])-1)/([.$G$26]-[.$C$26]/100-1)" office:value-type="float" office:value="1" calcext:value-type="float">
            <text:p>1</text:p>
          </table:table-cell>
          <table:table-cell table:formula="of:=(POWER([.$G$26]-[.$C$26]/100;[.AH$67])-1)/([.$G$26]-[.$C$26]/100-1)" office:value-type="float" office:value="1" calcext:value-type="float">
            <text:p>1</text:p>
          </table:table-cell>
          <table:table-cell table:formula="of:=(POWER([.$G$26]-[.$C$26]/100;[.AI$67])-1)/([.$G$26]-[.$C$26]/100-1)" office:value-type="float" office:value="1" calcext:value-type="float">
            <text:p>1</text:p>
          </table:table-cell>
          <table:table-cell table:formula="of:=(POWER([.$G$26]-[.$C$26]/100;[.AJ$67])-1)/([.$G$26]-[.$C$26]/100-1)" office:value-type="float" office:value="1" calcext:value-type="float">
            <text:p>1</text:p>
          </table:table-cell>
          <table:table-cell table:formula="of:=(POWER([.$G$26]-[.$C$26]/100;[.AK$67])-1)/([.$G$26]-[.$C$26]/100-1)" office:value-type="float" office:value="1" calcext:value-type="float">
            <text:p>1</text:p>
          </table:table-cell>
          <table:table-cell table:formula="of:=(POWER([.$G$26]-[.$C$26]/100;[.AL$67])-1)/([.$G$26]-[.$C$26]/100-1)" office:value-type="float" office:value="1" calcext:value-type="float">
            <text:p>1</text:p>
          </table:table-cell>
          <table:table-cell table:formula="of:=(POWER([.$G$26]-[.$C$26]/100;[.AM$67])-1)/([.$G$26]-[.$C$26]/100-1)" office:value-type="float" office:value="1" calcext:value-type="float">
            <text:p>1</text:p>
          </table:table-cell>
          <table:table-cell table:formula="of:=(POWER([.$G$26]-[.$C$26]/100;[.AN$67])-1)/([.$G$26]-[.$C$26]/100-1)" office:value-type="float" office:value="1" calcext:value-type="float">
            <text:p>1</text:p>
          </table:table-cell>
          <table:table-cell table:formula="of:=(POWER([.$G$26]-[.$C$26]/100;[.AO$67])-1)/([.$G$26]-[.$C$26]/100-1)" office:value-type="float" office:value="1" calcext:value-type="float">
            <text:p>1</text:p>
          </table:table-cell>
          <table:table-cell table:formula="of:=(POWER([.$G$26]-[.$C$26]/100;[.AP$67])-1)/([.$G$26]-[.$C$26]/100-1)" office:value-type="float" office:value="1" calcext:value-type="float">
            <text:p>1</text:p>
          </table:table-cell>
          <table:table-cell table:formula="of:=(POWER([.$G$26]-[.$C$26]/100;[.AQ$67])-1)/([.$G$26]-[.$C$26]/100-1)" office:value-type="float" office:value="1" calcext:value-type="float">
            <text:p>1</text:p>
          </table:table-cell>
          <table:table-cell table:formula="of:=(POWER([.$G$26]-[.$C$26]/100;[.AR$67])-1)/([.$G$26]-[.$C$26]/100-1)" office:value-type="float" office:value="1" calcext:value-type="float">
            <text:p>1</text:p>
          </table:table-cell>
          <table:table-cell table:formula="of:=(POWER([.$G$26]-[.$C$26]/100;[.AS$67])-1)/([.$G$26]-[.$C$26]/100-1)" office:value-type="float" office:value="1" calcext:value-type="float">
            <text:p>1</text:p>
          </table:table-cell>
          <table:table-cell table:formula="of:=(POWER([.$G$26]-[.$C$26]/100;[.AT$67])-1)/([.$G$26]-[.$C$26]/100-1)" office:value-type="float" office:value="1" calcext:value-type="float">
            <text:p>1</text:p>
          </table:table-cell>
          <table:table-cell table:formula="of:=(POWER([.$G$26]-[.$C$26]/100;[.AU$67])-1)/([.$G$26]-[.$C$26]/100-1)" office:value-type="float" office:value="1" calcext:value-type="float">
            <text:p>1</text:p>
          </table:table-cell>
          <table:table-cell table:formula="of:=(POWER([.$G$26]-[.$C$26]/100;[.AV$67])-1)/([.$G$26]-[.$C$26]/100-1)" office:value-type="float" office:value="1" calcext:value-type="float">
            <text:p>1</text:p>
          </table:table-cell>
          <table:table-cell table:number-columns-repeated="2"/>
          <table:table-cell table:formula="of:=[.$F26]*POWER([.$G26]-[.$C26]/100;[.$H$67])" office:value-type="float" office:value="0" calcext:value-type="float">
            <text:p>0</text:p>
          </table:table-cell>
          <table:table-cell table:formula="of:=[.$F26]*POWER([.$G26]-[.$C26]/100;[.$I$67])" office:value-type="float" office:value="0" calcext:value-type="float">
            <text:p>0</text:p>
          </table:table-cell>
          <table:table-cell table:formula="of:=[.$F26]*POWER([.$G26]-[.$C26]/100;[.$J$67])" office:value-type="float" office:value="0" calcext:value-type="float">
            <text:p>0</text:p>
          </table:table-cell>
          <table:table-cell table:formula="of:=[.$F26]*POWER([.$G26]-[.$C26]/100;[.$K$67])" office:value-type="float" office:value="0" calcext:value-type="float">
            <text:p>0</text:p>
          </table:table-cell>
          <table:table-cell table:formula="of:=[.$F26]*POWER([.$G26]-[.$C26]/100;[.$L$67])" office:value-type="float" office:value="0" calcext:value-type="float">
            <text:p>0</text:p>
          </table:table-cell>
          <table:table-cell table:formula="of:=[.$F26]*POWER([.$G26]-[.$C26]/100;[.$M$67])" office:value-type="float" office:value="0" calcext:value-type="float">
            <text:p>0</text:p>
          </table:table-cell>
          <table:table-cell table:formula="of:=[.$F26]*POWER([.$G26]-[.$C26]/100;[.$N$67])" office:value-type="float" office:value="0" calcext:value-type="float">
            <text:p>0</text:p>
          </table:table-cell>
          <table:table-cell table:formula="of:=[.$F26]*POWER([.$G26]-[.$C26]/100;[.$O$67])" office:value-type="float" office:value="0" calcext:value-type="float">
            <text:p>0</text:p>
          </table:table-cell>
          <table:table-cell table:formula="of:=[.$F26]*POWER([.$G26]-[.$C26]/100;[.$P$67])" office:value-type="float" office:value="0" calcext:value-type="float">
            <text:p>0</text:p>
          </table:table-cell>
          <table:table-cell table:formula="of:=[.$F26]*POWER([.$G26]-[.$C26]/100;[.$Q$67])" office:value-type="float" office:value="0" calcext:value-type="float">
            <text:p>0</text:p>
          </table:table-cell>
          <table:table-cell table:formula="of:=[.$F26]*POWER([.$G26]-[.$C26]/100;[.$R$67])" office:value-type="float" office:value="0" calcext:value-type="float">
            <text:p>0</text:p>
          </table:table-cell>
          <table:table-cell table:formula="of:=[.$F26]*POWER([.$G26]-[.$C26]/100;[.$S$67])" office:value-type="float" office:value="0" calcext:value-type="float">
            <text:p>0</text:p>
          </table:table-cell>
          <table:table-cell table:formula="of:=[.$F26]*POWER([.$G26]-[.$C26]/100;[.$T$67])" office:value-type="float" office:value="0" calcext:value-type="float">
            <text:p>0</text:p>
          </table:table-cell>
          <table:table-cell table:formula="of:=[.$F26]*POWER([.$G26]-[.$C26]/100;[.$U$67])" office:value-type="float" office:value="0" calcext:value-type="float">
            <text:p>0</text:p>
          </table:table-cell>
          <table:table-cell table:formula="of:=[.$F26]*POWER([.$G26]-[.$C26]/100;[.$V$67])" office:value-type="float" office:value="0" calcext:value-type="float">
            <text:p>0</text:p>
          </table:table-cell>
          <table:table-cell table:formula="of:=[.$F26]*POWER([.$G26]-[.$C26]/100;[.$W$67])" office:value-type="float" office:value="0" calcext:value-type="float">
            <text:p>0</text:p>
          </table:table-cell>
          <table:table-cell table:formula="of:=[.$F26]*POWER([.$G26]-[.$C26]/100;[.$X$67])" office:value-type="float" office:value="0" calcext:value-type="float">
            <text:p>0</text:p>
          </table:table-cell>
          <table:table-cell table:formula="of:=[.$F26]*POWER([.$G26]-[.$C26]/100;[.$Y$67])" office:value-type="float" office:value="0" calcext:value-type="float">
            <text:p>0</text:p>
          </table:table-cell>
          <table:table-cell table:formula="of:=[.$F26]*POWER([.$G26]-[.$C26]/100;[.$Z$67])" office:value-type="float" office:value="0" calcext:value-type="float">
            <text:p>0</text:p>
          </table:table-cell>
          <table:table-cell table:formula="of:=[.$F26]*POWER([.$G26]-[.$C26]/100;[.$AA$67])" office:value-type="float" office:value="0" calcext:value-type="float">
            <text:p>0</text:p>
          </table:table-cell>
          <table:table-cell table:formula="of:=[.$F26]*POWER([.$G26]-[.$C26]/100;[.$AB$67])" office:value-type="float" office:value="0" calcext:value-type="float">
            <text:p>0</text:p>
          </table:table-cell>
          <table:table-cell table:formula="of:=[.$F26]*POWER([.$G26]-[.$C26]/100;[.$AC$67])" office:value-type="float" office:value="0" calcext:value-type="float">
            <text:p>0</text:p>
          </table:table-cell>
          <table:table-cell table:formula="of:=[.$F26]*POWER([.$G26]-[.$C26]/100;[.$AD$67])" office:value-type="float" office:value="0" calcext:value-type="float">
            <text:p>0</text:p>
          </table:table-cell>
          <table:table-cell table:formula="of:=[.$F26]*POWER([.$G26]-[.$C26]/100;[.$AE$67])" office:value-type="float" office:value="0" calcext:value-type="float">
            <text:p>0</text:p>
          </table:table-cell>
          <table:table-cell table:formula="of:=[.$F26]*POWER([.$G26]-[.$C26]/100;[.$AF$67])" office:value-type="float" office:value="0" calcext:value-type="float">
            <text:p>0</text:p>
          </table:table-cell>
          <table:table-cell table:formula="of:=[.$F26]*POWER([.$G26]-[.$C26]/100;[.$AG$67])" office:value-type="float" office:value="0" calcext:value-type="float">
            <text:p>0</text:p>
          </table:table-cell>
          <table:table-cell table:formula="of:=[.$F26]*POWER([.$G26]-[.$C26]/100;[.$AH$67])" office:value-type="float" office:value="0" calcext:value-type="float">
            <text:p>0</text:p>
          </table:table-cell>
          <table:table-cell table:formula="of:=[.$F26]*POWER([.$G26]-[.$C26]/100;[.$AI$67])" office:value-type="float" office:value="0" calcext:value-type="float">
            <text:p>0</text:p>
          </table:table-cell>
          <table:table-cell table:formula="of:=[.$F26]*POWER([.$G26]-[.$C26]/100;[.$AJ$67])" office:value-type="float" office:value="0" calcext:value-type="float">
            <text:p>0</text:p>
          </table:table-cell>
          <table:table-cell table:formula="of:=[.$F26]*POWER([.$G26]-[.$C26]/100;[.$AK$67])" office:value-type="float" office:value="0" calcext:value-type="float">
            <text:p>0</text:p>
          </table:table-cell>
          <table:table-cell table:formula="of:=[.$F26]*POWER([.$G26]-[.$C26]/100;[.$AL$67])" office:value-type="float" office:value="0" calcext:value-type="float">
            <text:p>0</text:p>
          </table:table-cell>
          <table:table-cell table:formula="of:=[.$F26]*POWER([.$G26]-[.$C26]/100;[.$AM$67])" office:value-type="float" office:value="0" calcext:value-type="float">
            <text:p>0</text:p>
          </table:table-cell>
          <table:table-cell table:formula="of:=[.$F26]*POWER([.$G26]-[.$C26]/100;[.$AN$67])" office:value-type="float" office:value="0" calcext:value-type="float">
            <text:p>0</text:p>
          </table:table-cell>
          <table:table-cell table:formula="of:=[.$F26]*POWER([.$G26]-[.$C26]/100;[.$AO$67])" office:value-type="float" office:value="0" calcext:value-type="float">
            <text:p>0</text:p>
          </table:table-cell>
          <table:table-cell table:formula="of:=[.$F26]*POWER([.$G26]-[.$C26]/100;[.$AP$67])" office:value-type="float" office:value="0" calcext:value-type="float">
            <text:p>0</text:p>
          </table:table-cell>
          <table:table-cell table:formula="of:=[.$F26]*POWER([.$G26]-[.$C26]/100;[.$AQ$67])" office:value-type="float" office:value="0" calcext:value-type="float">
            <text:p>0</text:p>
          </table:table-cell>
          <table:table-cell table:formula="of:=[.$F26]*POWER([.$G26]-[.$C26]/100;[.$AR$67])" office:value-type="float" office:value="0" calcext:value-type="float">
            <text:p>0</text:p>
          </table:table-cell>
          <table:table-cell table:formula="of:=[.$F26]*POWER([.$G26]-[.$C26]/100;[.$AS$67])" office:value-type="float" office:value="0" calcext:value-type="float">
            <text:p>0</text:p>
          </table:table-cell>
          <table:table-cell table:formula="of:=[.$F26]*POWER([.$G26]-[.$C26]/100;[.$AT$67])" office:value-type="float" office:value="0" calcext:value-type="float">
            <text:p>0</text:p>
          </table:table-cell>
          <table:table-cell table:formula="of:=[.$F26]*POWER([.$G26]-[.$C26]/100;[.$AU$67])" office:value-type="float" office:value="0" calcext:value-type="float">
            <text:p>0</text:p>
          </table:table-cell>
          <table:table-cell table:formula="of:=[.$F26]*POWER([.$G26]-[.$C2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BONDS</text:p>
          </table:table-cell>
          <table:table-cell table:number-columns-repeated="70"/>
          <table:table-cell table:style-name="Default"/>
          <table:table-cell table:number-columns-repeated="6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Euro Gov Bond</text:p>
          </table:table-cell>
          <table:table-cell office:value-type="string" calcext:value-type="string">
            <text:p>IE00BH04GL3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nguard</text:p>
          </table:table-cell>
          <table:table-cell office:value-type="float" office:value="0.14" calcext:value-type="float">
            <text:p>0.14</text:p>
          </table:table-cell>
          <table:table-cell office:value-type="float" office:value="0.386" calcext:value-type="float">
            <text:p>0.386</text:p>
          </table:table-cell>
          <table:table-cell office:value-type="float" office:value="1.035" calcext:value-type="float">
            <text:p>1.035</text:p>
          </table:table-cell>
          <table:table-cell table:number-columns-repeated="8"/>
          <table:table-cell office:value-type="float" office:value="14.3" calcext:value-type="float">
            <text:p>14.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.4" calcext:value-type="float">
            <text:p>4.4</text:p>
          </table:table-cell>
          <table:table-cell table:number-columns-repeated="4"/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.3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5.2" calcext:value-type="float">
            <text:p>5.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H28:.BR28])" office:value-type="float" office:value="99.5" calcext:value-type="float">
            <text:p>99.5</text:p>
          </table:table-cell>
          <table:table-cell table:number-columns-repeated="6"/>
          <table:table-cell table:formula="of:=(POWER([.$G$28]-[.$C$28]/100;[.H$67])-1)/([.$G$28]-[.$C$28]/100-1)" office:value-type="float" office:value="0" calcext:value-type="float">
            <text:p>0</text:p>
          </table:table-cell>
          <table:table-cell table:formula="of:=(POWER([.$G$28]-[.$C$28]/100;[.I$67])-1)/([.$G$28]-[.$C$28]/100-1)" office:value-type="float" office:value="1" calcext:value-type="float">
            <text:p>1</text:p>
          </table:table-cell>
          <table:table-cell table:formula="of:=(POWER([.$G$28]-[.$C$28]/100;[.J$67])-1)/([.$G$28]-[.$C$28]/100-1)" office:value-type="float" office:value="2.0343" calcext:value-type="float">
            <text:p>2.0343</text:p>
          </table:table-cell>
          <table:table-cell table:formula="of:=(POWER([.$G$28]-[.$C$28]/100;[.K$67])-1)/([.$G$28]-[.$C$28]/100-1)" office:value-type="float" office:value="3.10407649" calcext:value-type="float">
            <text:p>3.10407649</text:p>
          </table:table-cell>
          <table:table-cell table:formula="of:=(POWER([.$G$28]-[.$C$28]/100;[.L$67])-1)/([.$G$28]-[.$C$28]/100-1)" office:value-type="float" office:value="4.210546313607" calcext:value-type="float">
            <text:p>4.210546313607</text:p>
          </table:table-cell>
          <table:table-cell table:formula="of:=(POWER([.$G$28]-[.$C$28]/100;[.M$67])-1)/([.$G$28]-[.$C$28]/100-1)" office:value-type="float" office:value="5.35496805216372" calcext:value-type="float">
            <text:p>5.35496805216372</text:p>
          </table:table-cell>
          <table:table-cell table:formula="of:=(POWER([.$G$28]-[.$C$28]/100;[.N$67])-1)/([.$G$28]-[.$C$28]/100-1)" office:value-type="float" office:value="6.53864345635294" calcext:value-type="float">
            <text:p>6.53864345635294</text:p>
          </table:table-cell>
          <table:table-cell table:formula="of:=(POWER([.$G$28]-[.$C$28]/100;[.O$67])-1)/([.$G$28]-[.$C$28]/100-1)" office:value-type="float" office:value="7.76291892690584" calcext:value-type="float">
            <text:p>7.76291892690584</text:p>
          </table:table-cell>
          <table:table-cell table:formula="of:=(POWER([.$G$28]-[.$C$28]/100;[.P$67])-1)/([.$G$28]-[.$C$28]/100-1)" office:value-type="float" office:value="9.02918704609871" calcext:value-type="float">
            <text:p>9.02918704609871</text:p>
          </table:table-cell>
          <table:table-cell table:formula="of:=(POWER([.$G$28]-[.$C$28]/100;[.Q$67])-1)/([.$G$28]-[.$C$28]/100-1)" office:value-type="float" office:value="10.3388881617799" calcext:value-type="float">
            <text:p>10.3388881617799</text:p>
          </table:table-cell>
          <table:table-cell table:formula="of:=(POWER([.$G$28]-[.$C$28]/100;[.R$67])-1)/([.$G$28]-[.$C$28]/100-1)" office:value-type="float" office:value="11.693512025729" calcext:value-type="float">
            <text:p>11.693512025729</text:p>
          </table:table-cell>
          <table:table-cell table:formula="of:=(POWER([.$G$28]-[.$C$28]/100;[.S$67])-1)/([.$G$28]-[.$C$28]/100-1)" office:value-type="float" office:value="13.0945994882115" calcext:value-type="float">
            <text:p>13.0945994882115</text:p>
          </table:table-cell>
          <table:table-cell table:formula="of:=(POWER([.$G$28]-[.$C$28]/100;[.T$67])-1)/([.$G$28]-[.$C$28]/100-1)" office:value-type="float" office:value="14.5437442506571" calcext:value-type="float">
            <text:p>14.5437442506571</text:p>
          </table:table-cell>
          <table:table-cell table:formula="of:=(POWER([.$G$28]-[.$C$28]/100;[.U$67])-1)/([.$G$28]-[.$C$28]/100-1)" office:value-type="float" office:value="16.0425946784546" calcext:value-type="float">
            <text:p>16.0425946784546</text:p>
          </table:table-cell>
          <table:table-cell table:formula="of:=(POWER([.$G$28]-[.$C$28]/100;[.V$67])-1)/([.$G$28]-[.$C$28]/100-1)" office:value-type="float" office:value="17.5928556759256" calcext:value-type="float">
            <text:p>17.5928556759256</text:p>
          </table:table-cell>
          <table:table-cell table:formula="of:=(POWER([.$G$28]-[.$C$28]/100;[.W$67])-1)/([.$G$28]-[.$C$28]/100-1)" office:value-type="float" office:value="19.1962906256099" calcext:value-type="float">
            <text:p>19.1962906256099</text:p>
          </table:table-cell>
          <table:table-cell table:formula="of:=(POWER([.$G$28]-[.$C$28]/100;[.X$67])-1)/([.$G$28]-[.$C$28]/100-1)" office:value-type="float" office:value="20.8547233940683" calcext:value-type="float">
            <text:p>20.8547233940683</text:p>
          </table:table-cell>
          <table:table-cell table:formula="of:=(POWER([.$G$28]-[.$C$28]/100;[.Y$67])-1)/([.$G$28]-[.$C$28]/100-1)" office:value-type="float" office:value="22.5700404064848" calcext:value-type="float">
            <text:p>22.5700404064848</text:p>
          </table:table-cell>
          <table:table-cell table:formula="of:=(POWER([.$G$28]-[.$C$28]/100;[.Z$67])-1)/([.$G$28]-[.$C$28]/100-1)" office:value-type="float" office:value="24.3441927924273" calcext:value-type="float">
            <text:p>24.3441927924273</text:p>
          </table:table-cell>
          <table:table-cell table:formula="of:=(POWER([.$G$28]-[.$C$28]/100;[.AA$67])-1)/([.$G$28]-[.$C$28]/100-1)" office:value-type="float" office:value="26.1791986052075" calcext:value-type="float">
            <text:p>26.1791986052075</text:p>
          </table:table-cell>
          <table:table-cell table:formula="of:=(POWER([.$G$28]-[.$C$28]/100;[.AB$67])-1)/([.$G$28]-[.$C$28]/100-1)" office:value-type="float" office:value="28.0771451173662" calcext:value-type="float">
            <text:p>28.0771451173662</text:p>
          </table:table-cell>
          <table:table-cell table:formula="of:=(POWER([.$G$28]-[.$C$28]/100;[.AC$67])-1)/([.$G$28]-[.$C$28]/100-1)" office:value-type="float" office:value="30.0401911948918" calcext:value-type="float">
            <text:p>30.0401911948918</text:p>
          </table:table-cell>
          <table:table-cell table:formula="of:=(POWER([.$G$28]-[.$C$28]/100;[.AD$67])-1)/([.$G$28]-[.$C$28]/100-1)" office:value-type="float" office:value="32.0705697528766" calcext:value-type="float">
            <text:p>32.0705697528766</text:p>
          </table:table-cell>
          <table:table-cell table:formula="of:=(POWER([.$G$28]-[.$C$28]/100;[.AE$67])-1)/([.$G$28]-[.$C$28]/100-1)" office:value-type="float" office:value="34.1705902954003" calcext:value-type="float">
            <text:p>34.1705902954003</text:p>
          </table:table-cell>
          <table:table-cell table:formula="of:=(POWER([.$G$28]-[.$C$28]/100;[.AF$67])-1)/([.$G$28]-[.$C$28]/100-1)" office:value-type="float" office:value="36.3426415425325" calcext:value-type="float">
            <text:p>36.3426415425325</text:p>
          </table:table-cell>
          <table:table-cell table:formula="of:=(POWER([.$G$28]-[.$C$28]/100;[.AG$67])-1)/([.$G$28]-[.$C$28]/100-1)" office:value-type="float" office:value="38.5891941474414" calcext:value-type="float">
            <text:p>38.5891941474414</text:p>
          </table:table-cell>
          <table:table-cell table:formula="of:=(POWER([.$G$28]-[.$C$28]/100;[.AH$67])-1)/([.$G$28]-[.$C$28]/100-1)" office:value-type="float" office:value="40.9128035066986" calcext:value-type="float">
            <text:p>40.9128035066986</text:p>
          </table:table-cell>
          <table:table-cell table:formula="of:=(POWER([.$G$28]-[.$C$28]/100;[.AI$67])-1)/([.$G$28]-[.$C$28]/100-1)" office:value-type="float" office:value="43.3161126669784" calcext:value-type="float">
            <text:p>43.3161126669784</text:p>
          </table:table-cell>
          <table:table-cell table:formula="of:=(POWER([.$G$28]-[.$C$28]/100;[.AJ$67])-1)/([.$G$28]-[.$C$28]/100-1)" office:value-type="float" office:value="45.8018553314557" calcext:value-type="float">
            <text:p>45.8018553314557</text:p>
          </table:table-cell>
          <table:table-cell table:formula="of:=(POWER([.$G$28]-[.$C$28]/100;[.AK$67])-1)/([.$G$28]-[.$C$28]/100-1)" office:value-type="float" office:value="48.3728589693247" calcext:value-type="float">
            <text:p>48.3728589693247</text:p>
          </table:table-cell>
          <table:table-cell table:formula="of:=(POWER([.$G$28]-[.$C$28]/100;[.AL$67])-1)/([.$G$28]-[.$C$28]/100-1)" office:value-type="float" office:value="51.0320480319725" calcext:value-type="float">
            <text:p>51.0320480319725</text:p>
          </table:table-cell>
          <table:table-cell table:formula="of:=(POWER([.$G$28]-[.$C$28]/100;[.AM$67])-1)/([.$G$28]-[.$C$28]/100-1)" office:value-type="float" office:value="53.7824472794691" calcext:value-type="float">
            <text:p>53.7824472794691</text:p>
          </table:table-cell>
          <table:table-cell table:formula="of:=(POWER([.$G$28]-[.$C$28]/100;[.AN$67])-1)/([.$G$28]-[.$C$28]/100-1)" office:value-type="float" office:value="56.6271852211549" calcext:value-type="float">
            <text:p>56.6271852211549</text:p>
          </table:table-cell>
          <table:table-cell table:formula="of:=(POWER([.$G$28]-[.$C$28]/100;[.AO$67])-1)/([.$G$28]-[.$C$28]/100-1)" office:value-type="float" office:value="59.5694976742405" calcext:value-type="float">
            <text:p>59.5694976742405</text:p>
          </table:table-cell>
          <table:table-cell table:formula="of:=(POWER([.$G$28]-[.$C$28]/100;[.AP$67])-1)/([.$G$28]-[.$C$28]/100-1)" office:value-type="float" office:value="62.612731444467" calcext:value-type="float">
            <text:p>62.612731444467</text:p>
          </table:table-cell>
          <table:table-cell table:formula="of:=(POWER([.$G$28]-[.$C$28]/100;[.AQ$67])-1)/([.$G$28]-[.$C$28]/100-1)" office:value-type="float" office:value="65.7603481330122" calcext:value-type="float">
            <text:p>65.7603481330122</text:p>
          </table:table-cell>
          <table:table-cell table:formula="of:=(POWER([.$G$28]-[.$C$28]/100;[.AR$67])-1)/([.$G$28]-[.$C$28]/100-1)" office:value-type="float" office:value="69.0159280739745" calcext:value-type="float">
            <text:p>69.0159280739745</text:p>
          </table:table-cell>
          <table:table-cell table:formula="of:=(POWER([.$G$28]-[.$C$28]/100;[.AS$67])-1)/([.$G$28]-[.$C$28]/100-1)" office:value-type="float" office:value="72.3831744069119" calcext:value-type="float">
            <text:p>72.3831744069119</text:p>
          </table:table-cell>
          <table:table-cell table:formula="of:=(POWER([.$G$28]-[.$C$28]/100;[.AT$67])-1)/([.$G$28]-[.$C$28]/100-1)" office:value-type="float" office:value="75.865917289069" calcext:value-type="float">
            <text:p>75.865917289069</text:p>
          </table:table-cell>
          <table:table-cell table:formula="of:=(POWER([.$G$28]-[.$C$28]/100;[.AU$67])-1)/([.$G$28]-[.$C$28]/100-1)" office:value-type="float" office:value="79.468118252084" calcext:value-type="float">
            <text:p>79.468118252084</text:p>
          </table:table-cell>
          <table:table-cell table:formula="of:=(POWER([.$G$28]-[.$C$28]/100;[.AV$67])-1)/([.$G$28]-[.$C$28]/100-1)" office:value-type="float" office:value="83.1938747081305" calcext:value-type="float">
            <text:p>83.1938747081305</text:p>
          </table:table-cell>
          <table:table-cell table:number-columns-repeated="2"/>
          <table:table-cell table:formula="of:=[.$F28]*POWER([.$G28]-[.$C28]/100;[.$H$67])" office:value-type="float" office:value="0.386" calcext:value-type="float">
            <text:p>0.386</text:p>
          </table:table-cell>
          <table:table-cell table:formula="of:=[.$F28]*POWER([.$G28]-[.$C28]/100;[.$I$67])" office:value-type="float" office:value="0.3992398" calcext:value-type="float">
            <text:p>0.3992398</text:p>
          </table:table-cell>
          <table:table-cell table:formula="of:=[.$F28]*POWER([.$G28]-[.$C28]/100;[.$J$67])" office:value-type="float" office:value="0.41293372514" calcext:value-type="float">
            <text:p>0.41293372514</text:p>
          </table:table-cell>
          <table:table-cell table:formula="of:=[.$F28]*POWER([.$G28]-[.$C28]/100;[.$K$67])" office:value-type="float" office:value="0.427097351912302" calcext:value-type="float">
            <text:p>0.427097351912302</text:p>
          </table:table-cell>
          <table:table-cell table:formula="of:=[.$F28]*POWER([.$G28]-[.$C28]/100;[.$L$67])" office:value-type="float" office:value="0.441746791082894" calcext:value-type="float">
            <text:p>0.441746791082894</text:p>
          </table:table-cell>
          <table:table-cell table:formula="of:=[.$F28]*POWER([.$G28]-[.$C28]/100;[.$M$67])" office:value-type="float" office:value="0.456898706017037" calcext:value-type="float">
            <text:p>0.456898706017037</text:p>
          </table:table-cell>
          <table:table-cell table:formula="of:=[.$F28]*POWER([.$G28]-[.$C28]/100;[.$N$67])" office:value-type="float" office:value="0.472570331633422" calcext:value-type="float">
            <text:p>0.472570331633422</text:p>
          </table:table-cell>
          <table:table-cell table:formula="of:=[.$F28]*POWER([.$G28]-[.$C28]/100;[.$O$67])" office:value-type="float" office:value="0.488779494008448" calcext:value-type="float">
            <text:p>0.488779494008448</text:p>
          </table:table-cell>
          <table:table-cell table:formula="of:=[.$F28]*POWER([.$G28]-[.$C28]/100;[.$P$67])" office:value-type="float" office:value="0.505544630652938" calcext:value-type="float">
            <text:p>0.505544630652938</text:p>
          </table:table-cell>
          <table:table-cell table:formula="of:=[.$F28]*POWER([.$G28]-[.$C28]/100;[.$Q$67])" office:value-type="float" office:value="0.522884811484334" calcext:value-type="float">
            <text:p>0.522884811484334</text:p>
          </table:table-cell>
          <table:table-cell table:formula="of:=[.$F28]*POWER([.$G28]-[.$C28]/100;[.$R$67])" office:value-type="float" office:value="0.540819760518246" calcext:value-type="float">
            <text:p>0.540819760518246</text:p>
          </table:table-cell>
          <table:table-cell table:formula="of:=[.$F28]*POWER([.$G28]-[.$C28]/100;[.$S$67])" office:value-type="float" office:value="0.559369878304022" calcext:value-type="float">
            <text:p>0.559369878304022</text:p>
          </table:table-cell>
          <table:table-cell table:formula="of:=[.$F28]*POWER([.$G28]-[.$C28]/100;[.$T$67])" office:value-type="float" office:value="0.57855626512985" calcext:value-type="float">
            <text:p>0.57855626512985</text:p>
          </table:table-cell>
          <table:table-cell table:formula="of:=[.$F28]*POWER([.$G28]-[.$C28]/100;[.$U$67])" office:value-type="float" office:value="0.598400745023804" calcext:value-type="float">
            <text:p>0.598400745023804</text:p>
          </table:table-cell>
          <table:table-cell table:formula="of:=[.$F28]*POWER([.$G28]-[.$C28]/100;[.$V$67])" office:value-type="float" office:value="0.61892589057812" calcext:value-type="float">
            <text:p>0.61892589057812</text:p>
          </table:table-cell>
          <table:table-cell table:formula="of:=[.$F28]*POWER([.$G28]-[.$C28]/100;[.$W$67])" office:value-type="float" office:value="0.64015504862495" calcext:value-type="float">
            <text:p>0.64015504862495</text:p>
          </table:table-cell>
          <table:table-cell table:formula="of:=[.$F28]*POWER([.$G28]-[.$C28]/100;[.$X$67])" office:value-type="float" office:value="0.662112366792786" calcext:value-type="float">
            <text:p>0.662112366792786</text:p>
          </table:table-cell>
          <table:table-cell table:formula="of:=[.$F28]*POWER([.$G28]-[.$C28]/100;[.$Y$67])" office:value-type="float" office:value="0.684822820973778" calcext:value-type="float">
            <text:p>0.684822820973778</text:p>
          </table:table-cell>
          <table:table-cell table:formula="of:=[.$F28]*POWER([.$G28]-[.$C28]/100;[.$Z$67])" office:value-type="float" office:value="0.708312243733179" calcext:value-type="float">
            <text:p>0.708312243733179</text:p>
          </table:table-cell>
          <table:table-cell table:formula="of:=[.$F28]*POWER([.$G28]-[.$C28]/100;[.$AA$67])" office:value-type="float" office:value="0.732607353693227" calcext:value-type="float">
            <text:p>0.732607353693227</text:p>
          </table:table-cell>
          <table:table-cell table:formula="of:=[.$F28]*POWER([.$G28]-[.$C28]/100;[.$AB$67])" office:value-type="float" office:value="0.757735785924904" calcext:value-type="float">
            <text:p>0.757735785924904</text:p>
          </table:table-cell>
          <table:table-cell table:formula="of:=[.$F28]*POWER([.$G28]-[.$C28]/100;[.$AC$67])" office:value-type="float" office:value="0.783726123382129" calcext:value-type="float">
            <text:p>0.783726123382129</text:p>
          </table:table-cell>
          <table:table-cell table:formula="of:=[.$F28]*POWER([.$G28]-[.$C28]/100;[.$AD$67])" office:value-type="float" office:value="0.810607929414136" calcext:value-type="float">
            <text:p>0.810607929414136</text:p>
          </table:table-cell>
          <table:table-cell table:formula="of:=[.$F28]*POWER([.$G28]-[.$C28]/100;[.$AE$67])" office:value-type="float" office:value="0.83841178139304" calcext:value-type="float">
            <text:p>0.83841178139304</text:p>
          </table:table-cell>
          <table:table-cell table:formula="of:=[.$F28]*POWER([.$G28]-[.$C28]/100;[.$AF$67])" office:value-type="float" office:value="0.867169305494822" calcext:value-type="float">
            <text:p>0.867169305494822</text:p>
          </table:table-cell>
          <table:table-cell table:formula="of:=[.$F28]*POWER([.$G28]-[.$C28]/100;[.$AG$67])" office:value-type="float" office:value="0.896913212673294" calcext:value-type="float">
            <text:p>0.896913212673294</text:p>
          </table:table-cell>
          <table:table-cell table:formula="of:=[.$F28]*POWER([.$G28]-[.$C28]/100;[.$AH$67])" office:value-type="float" office:value="0.927677335867988" calcext:value-type="float">
            <text:p>0.927677335867988</text:p>
          </table:table-cell>
          <table:table-cell table:formula="of:=[.$F28]*POWER([.$G28]-[.$C28]/100;[.$AI$67])" office:value-type="float" office:value="0.95949666848826" calcext:value-type="float">
            <text:p>0.95949666848826</text:p>
          </table:table-cell>
          <table:table-cell table:formula="of:=[.$F28]*POWER([.$G28]-[.$C28]/100;[.$AJ$67])" office:value-type="float" office:value="0.992407404217408" calcext:value-type="float">
            <text:p>0.992407404217408</text:p>
          </table:table-cell>
          <table:table-cell table:formula="of:=[.$F28]*POWER([.$G28]-[.$C28]/100;[.$AK$67])" office:value-type="float" office:value="1.02644697818206" calcext:value-type="float">
            <text:p>1.02644697818206</text:p>
          </table:table-cell>
          <table:table-cell table:formula="of:=[.$F28]*POWER([.$G28]-[.$C28]/100;[.$AL$67])" office:value-type="float" office:value="1.06165410953371" calcext:value-type="float">
            <text:p>1.06165410953371</text:p>
          </table:table-cell>
          <table:table-cell table:formula="of:=[.$F28]*POWER([.$G28]-[.$C28]/100;[.$AM$67])" office:value-type="float" office:value="1.09806884549072" calcext:value-type="float">
            <text:p>1.09806884549072</text:p>
          </table:table-cell>
          <table:table-cell table:formula="of:=[.$F28]*POWER([.$G28]-[.$C28]/100;[.$AN$67])" office:value-type="float" office:value="1.13573260689105" calcext:value-type="float">
            <text:p>1.13573260689105</text:p>
          </table:table-cell>
          <table:table-cell table:formula="of:=[.$F28]*POWER([.$G28]-[.$C28]/100;[.$AO$67])" office:value-type="float" office:value="1.17468823530741" calcext:value-type="float">
            <text:p>1.17468823530741</text:p>
          </table:table-cell>
          <table:table-cell table:formula="of:=[.$F28]*POWER([.$G28]-[.$C28]/100;[.$AP$67])" office:value-type="float" office:value="1.21498004177845" calcext:value-type="float">
            <text:p>1.21498004177845</text:p>
          </table:table-cell>
          <table:table-cell table:formula="of:=[.$F28]*POWER([.$G28]-[.$C28]/100;[.$AQ$67])" office:value-type="float" office:value="1.25665385721146" calcext:value-type="float">
            <text:p>1.25665385721146</text:p>
          </table:table-cell>
          <table:table-cell table:formula="of:=[.$F28]*POWER([.$G28]-[.$C28]/100;[.$AR$67])" office:value-type="float" office:value="1.29975708451381" calcext:value-type="float">
            <text:p>1.29975708451381</text:p>
          </table:table-cell>
          <table:table-cell table:formula="of:=[.$F28]*POWER([.$G28]-[.$C28]/100;[.$AS$67])" office:value-type="float" office:value="1.34433875251263" calcext:value-type="float">
            <text:p>1.34433875251263</text:p>
          </table:table-cell>
          <table:table-cell table:formula="of:=[.$F28]*POWER([.$G28]-[.$C28]/100;[.$AT$67])" office:value-type="float" office:value="1.39044957172382" calcext:value-type="float">
            <text:p>1.39044957172382</text:p>
          </table:table-cell>
          <table:table-cell table:formula="of:=[.$F28]*POWER([.$G28]-[.$C28]/100;[.$AU$67])" office:value-type="float" office:value="1.43814199203394" calcext:value-type="float">
            <text:p>1.43814199203394</text:p>
          </table:table-cell>
          <table:table-cell table:formula="of:=[.$F28]*POWER([.$G28]-[.$C28]/100;[.$AV$67])" office:value-type="float" office:value="1.48747026236071" calcext:value-type="float">
            <text:p>1.4874702623607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20+</text:p>
          </table:table-cell>
          <table:table-cell office:value-type="string" calcext:value-type="string">
            <text:p>IE00BFM6TC5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9:.BR29])" office:value-type="float" office:value="100" calcext:value-type="float">
            <text:p>100</text:p>
          </table:table-cell>
          <table:table-cell table:number-columns-repeated="6"/>
          <table:table-cell table:formula="of:=(POWER([.$G$29]-[.$C$29]/100;[.H$67])-1)/([.$G$29]-[.$C$29]/100-1)" office:value-type="float" office:value="0" calcext:value-type="float">
            <text:p>0</text:p>
          </table:table-cell>
          <table:table-cell table:formula="of:=(POWER([.$G$29]-[.$C$29]/100;[.I$67])-1)/([.$G$29]-[.$C$29]/100-1)" office:value-type="float" office:value="1" calcext:value-type="float">
            <text:p>1</text:p>
          </table:table-cell>
          <table:table-cell table:formula="of:=(POWER([.$G$29]-[.$C$29]/100;[.J$67])-1)/([.$G$29]-[.$C$29]/100-1)" office:value-type="float" office:value="2.0605" calcext:value-type="float">
            <text:p>2.0605</text:p>
          </table:table-cell>
          <table:table-cell table:formula="of:=(POWER([.$G$29]-[.$C$29]/100;[.K$67])-1)/([.$G$29]-[.$C$29]/100-1)" office:value-type="float" office:value="3.18516025" calcext:value-type="float">
            <text:p>3.18516025</text:p>
          </table:table-cell>
          <table:table-cell table:formula="of:=(POWER([.$G$29]-[.$C$29]/100;[.L$67])-1)/([.$G$29]-[.$C$29]/100-1)" office:value-type="float" office:value="4.377862445125" calcext:value-type="float">
            <text:p>4.377862445125</text:p>
          </table:table-cell>
          <table:table-cell table:formula="of:=(POWER([.$G$29]-[.$C$29]/100;[.M$67])-1)/([.$G$29]-[.$C$29]/100-1)" office:value-type="float" office:value="5.64272312305506" calcext:value-type="float">
            <text:p>5.64272312305506</text:p>
          </table:table-cell>
          <table:table-cell table:formula="of:=(POWER([.$G$29]-[.$C$29]/100;[.N$67])-1)/([.$G$29]-[.$C$29]/100-1)" office:value-type="float" office:value="6.98410787199989" calcext:value-type="float">
            <text:p>6.98410787199989</text:p>
          </table:table-cell>
          <table:table-cell table:formula="of:=(POWER([.$G$29]-[.$C$29]/100;[.O$67])-1)/([.$G$29]-[.$C$29]/100-1)" office:value-type="float" office:value="8.40664639825589" calcext:value-type="float">
            <text:p>8.40664639825589</text:p>
          </table:table-cell>
          <table:table-cell table:formula="of:=(POWER([.$G$29]-[.$C$29]/100;[.P$67])-1)/([.$G$29]-[.$C$29]/100-1)" office:value-type="float" office:value="9.91524850535037" calcext:value-type="float">
            <text:p>9.91524850535037</text:p>
          </table:table-cell>
          <table:table-cell table:formula="of:=(POWER([.$G$29]-[.$C$29]/100;[.Q$67])-1)/([.$G$29]-[.$C$29]/100-1)" office:value-type="float" office:value="11.5151210399241" calcext:value-type="float">
            <text:p>11.5151210399241</text:p>
          </table:table-cell>
          <table:table-cell table:formula="of:=(POWER([.$G$29]-[.$C$29]/100;[.R$67])-1)/([.$G$29]-[.$C$29]/100-1)" office:value-type="float" office:value="13.2117858628395" calcext:value-type="float">
            <text:p>13.2117858628395</text:p>
          </table:table-cell>
          <table:table-cell table:formula="of:=(POWER([.$G$29]-[.$C$29]/100;[.S$67])-1)/([.$G$29]-[.$C$29]/100-1)" office:value-type="float" office:value="15.0110989075413" calcext:value-type="float">
            <text:p>15.0110989075413</text:p>
          </table:table-cell>
          <table:table-cell table:formula="of:=(POWER([.$G$29]-[.$C$29]/100;[.T$67])-1)/([.$G$29]-[.$C$29]/100-1)" office:value-type="float" office:value="16.9192703914475" calcext:value-type="float">
            <text:p>16.9192703914475</text:p>
          </table:table-cell>
          <table:table-cell table:formula="of:=(POWER([.$G$29]-[.$C$29]/100;[.U$67])-1)/([.$G$29]-[.$C$29]/100-1)" office:value-type="float" office:value="18.9428862501301" calcext:value-type="float">
            <text:p>18.9428862501301</text:p>
          </table:table-cell>
          <table:table-cell table:formula="of:=(POWER([.$G$29]-[.$C$29]/100;[.V$67])-1)/([.$G$29]-[.$C$29]/100-1)" office:value-type="float" office:value="21.088930868263" calcext:value-type="float">
            <text:p>21.088930868263</text:p>
          </table:table-cell>
          <table:table-cell table:formula="of:=(POWER([.$G$29]-[.$C$29]/100;[.W$67])-1)/([.$G$29]-[.$C$29]/100-1)" office:value-type="float" office:value="23.3648111857929" calcext:value-type="float">
            <text:p>23.3648111857929</text:p>
          </table:table-cell>
          <table:table-cell table:formula="of:=(POWER([.$G$29]-[.$C$29]/100;[.X$67])-1)/([.$G$29]-[.$C$29]/100-1)" office:value-type="float" office:value="25.7783822625333" calcext:value-type="float">
            <text:p>25.7783822625333</text:p>
          </table:table-cell>
          <table:table-cell table:formula="of:=(POWER([.$G$29]-[.$C$29]/100;[.Y$67])-1)/([.$G$29]-[.$C$29]/100-1)" office:value-type="float" office:value="28.3379743894166" calcext:value-type="float">
            <text:p>28.3379743894166</text:p>
          </table:table-cell>
          <table:table-cell table:formula="of:=(POWER([.$G$29]-[.$C$29]/100;[.Z$67])-1)/([.$G$29]-[.$C$29]/100-1)" office:value-type="float" office:value="31.0524218399763" calcext:value-type="float">
            <text:p>31.0524218399763</text:p>
          </table:table-cell>
          <table:table-cell table:formula="of:=(POWER([.$G$29]-[.$C$29]/100;[.AA$67])-1)/([.$G$29]-[.$C$29]/100-1)" office:value-type="float" office:value="33.9310933612949" calcext:value-type="float">
            <text:p>33.9310933612949</text:p>
          </table:table-cell>
          <table:table-cell table:formula="of:=(POWER([.$G$29]-[.$C$29]/100;[.AB$67])-1)/([.$G$29]-[.$C$29]/100-1)" office:value-type="float" office:value="36.9839245096532" calcext:value-type="float">
            <text:p>36.9839245096532</text:p>
          </table:table-cell>
          <table:table-cell table:formula="of:=(POWER([.$G$29]-[.$C$29]/100;[.AC$67])-1)/([.$G$29]-[.$C$29]/100-1)" office:value-type="float" office:value="40.2214519424872" calcext:value-type="float">
            <text:p>40.2214519424872</text:p>
          </table:table-cell>
          <table:table-cell table:formula="of:=(POWER([.$G$29]-[.$C$29]/100;[.AD$67])-1)/([.$G$29]-[.$C$29]/100-1)" office:value-type="float" office:value="43.6548497850077" calcext:value-type="float">
            <text:p>43.6548497850077</text:p>
          </table:table-cell>
          <table:table-cell table:formula="of:=(POWER([.$G$29]-[.$C$29]/100;[.AE$67])-1)/([.$G$29]-[.$C$29]/100-1)" office:value-type="float" office:value="47.2959681970007" calcext:value-type="float">
            <text:p>47.2959681970007</text:p>
          </table:table-cell>
          <table:table-cell table:formula="of:=(POWER([.$G$29]-[.$C$29]/100;[.AF$67])-1)/([.$G$29]-[.$C$29]/100-1)" office:value-type="float" office:value="51.1573742729192" calcext:value-type="float">
            <text:p>51.1573742729192</text:p>
          </table:table-cell>
          <table:table-cell table:formula="of:=(POWER([.$G$29]-[.$C$29]/100;[.AG$67])-1)/([.$G$29]-[.$C$29]/100-1)" office:value-type="float" office:value="55.2523954164308" calcext:value-type="float">
            <text:p>55.2523954164308</text:p>
          </table:table-cell>
          <table:table-cell table:formula="of:=(POWER([.$G$29]-[.$C$29]/100;[.AH$67])-1)/([.$G$29]-[.$C$29]/100-1)" office:value-type="float" office:value="59.5951653391249" calcext:value-type="float">
            <text:p>59.5951653391249</text:p>
          </table:table-cell>
          <table:table-cell table:formula="of:=(POWER([.$G$29]-[.$C$29]/100;[.AI$67])-1)/([.$G$29]-[.$C$29]/100-1)" office:value-type="float" office:value="64.2006728421419" calcext:value-type="float">
            <text:p>64.2006728421419</text:p>
          </table:table-cell>
          <table:table-cell table:formula="of:=(POWER([.$G$29]-[.$C$29]/100;[.AJ$67])-1)/([.$G$29]-[.$C$29]/100-1)" office:value-type="float" office:value="69.0848135490915" calcext:value-type="float">
            <text:p>69.0848135490915</text:p>
          </table:table-cell>
          <table:table-cell table:formula="of:=(POWER([.$G$29]-[.$C$29]/100;[.AK$67])-1)/([.$G$29]-[.$C$29]/100-1)" office:value-type="float" office:value="74.2644447688115" calcext:value-type="float">
            <text:p>74.2644447688115</text:p>
          </table:table-cell>
          <table:table-cell table:formula="of:=(POWER([.$G$29]-[.$C$29]/100;[.AL$67])-1)/([.$G$29]-[.$C$29]/100-1)" office:value-type="float" office:value="79.7574436773246" calcext:value-type="float">
            <text:p>79.7574436773246</text:p>
          </table:table-cell>
          <table:table-cell table:formula="of:=(POWER([.$G$29]-[.$C$29]/100;[.AM$67])-1)/([.$G$29]-[.$C$29]/100-1)" office:value-type="float" office:value="85.5827690198028" calcext:value-type="float">
            <text:p>85.5827690198028</text:p>
          </table:table-cell>
          <table:table-cell table:formula="of:=(POWER([.$G$29]-[.$C$29]/100;[.AN$67])-1)/([.$G$29]-[.$C$29]/100-1)" office:value-type="float" office:value="91.7605265455009" calcext:value-type="float">
            <text:p>91.7605265455009</text:p>
          </table:table-cell>
          <table:table-cell table:formula="of:=(POWER([.$G$29]-[.$C$29]/100;[.AO$67])-1)/([.$G$29]-[.$C$29]/100-1)" office:value-type="float" office:value="98.3120384015037" calcext:value-type="float">
            <text:p>98.3120384015037</text:p>
          </table:table-cell>
          <table:table-cell table:formula="of:=(POWER([.$G$29]-[.$C$29]/100;[.AP$67])-1)/([.$G$29]-[.$C$29]/100-1)" office:value-type="float" office:value="105.259916724795" calcext:value-type="float">
            <text:p>105.259916724795</text:p>
          </table:table-cell>
          <table:table-cell table:formula="of:=(POWER([.$G$29]-[.$C$29]/100;[.AQ$67])-1)/([.$G$29]-[.$C$29]/100-1)" office:value-type="float" office:value="112.628141686645" calcext:value-type="float">
            <text:p>112.628141686645</text:p>
          </table:table-cell>
          <table:table-cell table:formula="of:=(POWER([.$G$29]-[.$C$29]/100;[.AR$67])-1)/([.$G$29]-[.$C$29]/100-1)" office:value-type="float" office:value="120.442144258687" calcext:value-type="float">
            <text:p>120.442144258687</text:p>
          </table:table-cell>
          <table:table-cell table:formula="of:=(POWER([.$G$29]-[.$C$29]/100;[.AS$67])-1)/([.$G$29]-[.$C$29]/100-1)" office:value-type="float" office:value="128.728893986337" calcext:value-type="float">
            <text:p>128.728893986337</text:p>
          </table:table-cell>
          <table:table-cell table:formula="of:=(POWER([.$G$29]-[.$C$29]/100;[.AT$67])-1)/([.$G$29]-[.$C$29]/100-1)" office:value-type="float" office:value="137.516992072511" calcext:value-type="float">
            <text:p>137.516992072511</text:p>
          </table:table-cell>
          <table:table-cell table:formula="of:=(POWER([.$G$29]-[.$C$29]/100;[.AU$67])-1)/([.$G$29]-[.$C$29]/100-1)" office:value-type="float" office:value="146.836770092898" calcext:value-type="float">
            <text:p>146.836770092898</text:p>
          </table:table-cell>
          <table:table-cell table:formula="of:=(POWER([.$G$29]-[.$C$29]/100;[.AV$67])-1)/([.$G$29]-[.$C$29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29]*POWER([.$G29]-[.$C29]/100;[.$H$67])" office:value-type="float" office:value="0.3" calcext:value-type="float">
            <text:p>0.3</text:p>
          </table:table-cell>
          <table:table-cell table:formula="of:=[.$F29]*POWER([.$G29]-[.$C29]/100;[.$I$67])" office:value-type="float" office:value="0.31815" calcext:value-type="float">
            <text:p>0.31815</text:p>
          </table:table-cell>
          <table:table-cell table:formula="of:=[.$F29]*POWER([.$G29]-[.$C29]/100;[.$J$67])" office:value-type="float" office:value="0.337398075" calcext:value-type="float">
            <text:p>0.337398075</text:p>
          </table:table-cell>
          <table:table-cell table:formula="of:=[.$F29]*POWER([.$G29]-[.$C29]/100;[.$K$67])" office:value-type="float" office:value="0.3578106585375" calcext:value-type="float">
            <text:p>0.3578106585375</text:p>
          </table:table-cell>
          <table:table-cell table:formula="of:=[.$F29]*POWER([.$G29]-[.$C29]/100;[.$L$67])" office:value-type="float" office:value="0.379458203379019" calcext:value-type="float">
            <text:p>0.379458203379019</text:p>
          </table:table-cell>
          <table:table-cell table:formula="of:=[.$F29]*POWER([.$G29]-[.$C29]/100;[.$M$67])" office:value-type="float" office:value="0.402415424683449" calcext:value-type="float">
            <text:p>0.402415424683449</text:p>
          </table:table-cell>
          <table:table-cell table:formula="of:=[.$F29]*POWER([.$G29]-[.$C29]/100;[.$N$67])" office:value-type="float" office:value="0.426761557876798" calcext:value-type="float">
            <text:p>0.426761557876798</text:p>
          </table:table-cell>
          <table:table-cell table:formula="of:=[.$F29]*POWER([.$G29]-[.$C29]/100;[.$O$67])" office:value-type="float" office:value="0.452580632128344" calcext:value-type="float">
            <text:p>0.452580632128344</text:p>
          </table:table-cell>
          <table:table-cell table:formula="of:=[.$F29]*POWER([.$G29]-[.$C29]/100;[.$P$67])" office:value-type="float" office:value="0.479961760372109" calcext:value-type="float">
            <text:p>0.479961760372109</text:p>
          </table:table-cell>
          <table:table-cell table:formula="of:=[.$F29]*POWER([.$G29]-[.$C29]/100;[.$Q$67])" office:value-type="float" office:value="0.508999446874622" calcext:value-type="float">
            <text:p>0.508999446874622</text:p>
          </table:table-cell>
          <table:table-cell table:formula="of:=[.$F29]*POWER([.$G29]-[.$C29]/100;[.$R$67])" office:value-type="float" office:value="0.539793913410536" calcext:value-type="float">
            <text:p>0.539793913410536</text:p>
          </table:table-cell>
          <table:table-cell table:formula="of:=[.$F29]*POWER([.$G29]-[.$C29]/100;[.$S$67])" office:value-type="float" office:value="0.572451445171874" calcext:value-type="float">
            <text:p>0.572451445171874</text:p>
          </table:table-cell>
          <table:table-cell table:formula="of:=[.$F29]*POWER([.$G29]-[.$C29]/100;[.$T$67])" office:value-type="float" office:value="0.607084757604772" calcext:value-type="float">
            <text:p>0.607084757604772</text:p>
          </table:table-cell>
          <table:table-cell table:formula="of:=[.$F29]*POWER([.$G29]-[.$C29]/100;[.$U$67])" office:value-type="float" office:value="0.643813385439861" calcext:value-type="float">
            <text:p>0.643813385439861</text:p>
          </table:table-cell>
          <table:table-cell table:formula="of:=[.$F29]*POWER([.$G29]-[.$C29]/100;[.$V$67])" office:value-type="float" office:value="0.682764095258973" calcext:value-type="float">
            <text:p>0.682764095258973</text:p>
          </table:table-cell>
          <table:table-cell table:formula="of:=[.$F29]*POWER([.$G29]-[.$C29]/100;[.$W$67])" office:value-type="float" office:value="0.72407132302214" calcext:value-type="float">
            <text:p>0.72407132302214</text:p>
          </table:table-cell>
          <table:table-cell table:formula="of:=[.$F29]*POWER([.$G29]-[.$C29]/100;[.$X$67])" office:value-type="float" office:value="0.76787763806498" calcext:value-type="float">
            <text:p>0.76787763806498</text:p>
          </table:table-cell>
          <table:table-cell table:formula="of:=[.$F29]*POWER([.$G29]-[.$C29]/100;[.$Y$67])" office:value-type="float" office:value="0.814334235167911" calcext:value-type="float">
            <text:p>0.814334235167911</text:p>
          </table:table-cell>
          <table:table-cell table:formula="of:=[.$F29]*POWER([.$G29]-[.$C29]/100;[.$Z$67])" office:value-type="float" office:value="0.86360145639557" calcext:value-type="float">
            <text:p>0.86360145639557</text:p>
          </table:table-cell>
          <table:table-cell table:formula="of:=[.$F29]*POWER([.$G29]-[.$C29]/100;[.$AA$67])" office:value-type="float" office:value="0.915849344507502" calcext:value-type="float">
            <text:p>0.915849344507502</text:p>
          </table:table-cell>
          <table:table-cell table:formula="of:=[.$F29]*POWER([.$G29]-[.$C29]/100;[.$AB$67])" office:value-type="float" office:value="0.971258229850206" calcext:value-type="float">
            <text:p>0.971258229850206</text:p>
          </table:table-cell>
          <table:table-cell table:formula="of:=[.$F29]*POWER([.$G29]-[.$C29]/100;[.$AC$67])" office:value-type="float" office:value="1.03001935275614" calcext:value-type="float">
            <text:p>1.03001935275614</text:p>
          </table:table-cell>
          <table:table-cell table:formula="of:=[.$F29]*POWER([.$G29]-[.$C29]/100;[.$AD$67])" office:value-type="float" office:value="1.09233552359789" calcext:value-type="float">
            <text:p>1.09233552359789</text:p>
          </table:table-cell>
          <table:table-cell table:formula="of:=[.$F29]*POWER([.$G29]-[.$C29]/100;[.$AE$67])" office:value-type="float" office:value="1.15842182277556" calcext:value-type="float">
            <text:p>1.15842182277556</text:p>
          </table:table-cell>
          <table:table-cell table:formula="of:=[.$F29]*POWER([.$G29]-[.$C29]/100;[.$AF$67])" office:value-type="float" office:value="1.22850634305348" calcext:value-type="float">
            <text:p>1.22850634305348</text:p>
          </table:table-cell>
          <table:table-cell table:formula="of:=[.$F29]*POWER([.$G29]-[.$C29]/100;[.$AG$67])" office:value-type="float" office:value="1.30283097680822" calcext:value-type="float">
            <text:p>1.30283097680822</text:p>
          </table:table-cell>
          <table:table-cell table:formula="of:=[.$F29]*POWER([.$G29]-[.$C29]/100;[.$AH$67])" office:value-type="float" office:value="1.38165225090512" calcext:value-type="float">
            <text:p>1.38165225090512</text:p>
          </table:table-cell>
          <table:table-cell table:formula="of:=[.$F29]*POWER([.$G29]-[.$C29]/100;[.$AI$67])" office:value-type="float" office:value="1.46524221208488" calcext:value-type="float">
            <text:p>1.46524221208488</text:p>
          </table:table-cell>
          <table:table-cell table:formula="of:=[.$F29]*POWER([.$G29]-[.$C29]/100;[.$AJ$67])" office:value-type="float" office:value="1.55388936591601" calcext:value-type="float">
            <text:p>1.55388936591601</text:p>
          </table:table-cell>
          <table:table-cell table:formula="of:=[.$F29]*POWER([.$G29]-[.$C29]/100;[.$AK$67])" office:value-type="float" office:value="1.64789967255393" calcext:value-type="float">
            <text:p>1.64789967255393</text:p>
          </table:table-cell>
          <table:table-cell table:formula="of:=[.$F29]*POWER([.$G29]-[.$C29]/100;[.$AL$67])" office:value-type="float" office:value="1.74759760274344" calcext:value-type="float">
            <text:p>1.74759760274344</text:p>
          </table:table-cell>
          <table:table-cell table:formula="of:=[.$F29]*POWER([.$G29]-[.$C29]/100;[.$AM$67])" office:value-type="float" office:value="1.85332725770942" calcext:value-type="float">
            <text:p>1.85332725770942</text:p>
          </table:table-cell>
          <table:table-cell table:formula="of:=[.$F29]*POWER([.$G29]-[.$C29]/100;[.$AN$67])" office:value-type="float" office:value="1.96545355680084" calcext:value-type="float">
            <text:p>1.96545355680084</text:p>
          </table:table-cell>
          <table:table-cell table:formula="of:=[.$F29]*POWER([.$G29]-[.$C29]/100;[.$AO$67])" office:value-type="float" office:value="2.08436349698729" calcext:value-type="float">
            <text:p>2.08436349698729</text:p>
          </table:table-cell>
          <table:table-cell table:formula="of:=[.$F29]*POWER([.$G29]-[.$C29]/100;[.$AP$67])" office:value-type="float" office:value="2.21046748855502" calcext:value-type="float">
            <text:p>2.21046748855502</text:p>
          </table:table-cell>
          <table:table-cell table:formula="of:=[.$F29]*POWER([.$G29]-[.$C29]/100;[.$AQ$67])" office:value-type="float" office:value="2.3442007716126" calcext:value-type="float">
            <text:p>2.3442007716126</text:p>
          </table:table-cell>
          <table:table-cell table:formula="of:=[.$F29]*POWER([.$G29]-[.$C29]/100;[.$AR$67])" office:value-type="float" office:value="2.48602491829516" calcext:value-type="float">
            <text:p>2.48602491829516</text:p>
          </table:table-cell>
          <table:table-cell table:formula="of:=[.$F29]*POWER([.$G29]-[.$C29]/100;[.$AS$67])" office:value-type="float" office:value="2.63642942585202" calcext:value-type="float">
            <text:p>2.63642942585202</text:p>
          </table:table-cell>
          <table:table-cell table:formula="of:=[.$F29]*POWER([.$G29]-[.$C29]/100;[.$AT$67])" office:value-type="float" office:value="2.79593340611607" calcext:value-type="float">
            <text:p>2.79593340611607</text:p>
          </table:table-cell>
          <table:table-cell table:formula="of:=[.$F29]*POWER([.$G29]-[.$C29]/100;[.$AU$67])" office:value-type="float" office:value="2.96508737718609" calcext:value-type="float">
            <text:p>2.96508737718609</text:p>
          </table:table-cell>
          <table:table-cell table:formula="of:=[.$F29]*POWER([.$G29]-[.$C29]/100;[.$AV$67])" office:value-type="float" office:value="3.14447516350585" calcext:value-type="float">
            <text:p>3.1444751635058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7-10</text:p>
          </table:table-cell>
          <table:table-cell office:value-type="string" calcext:value-type="string">
            <text:p>LU14078879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0:.BR30])" office:value-type="float" office:value="100" calcext:value-type="float">
            <text:p>100</text:p>
          </table:table-cell>
          <table:table-cell table:number-columns-repeated="6"/>
          <table:table-cell table:formula="of:=(POWER([.$G$30]-[.$C$30]/100;[.H$67])-1)/([.$G$30]-[.$C$30]/100-1)" office:value-type="float" office:value="0" calcext:value-type="float">
            <text:p>0</text:p>
          </table:table-cell>
          <table:table-cell table:formula="of:=(POWER([.$G$30]-[.$C$30]/100;[.I$67])-1)/([.$G$30]-[.$C$30]/100-1)" office:value-type="float" office:value="1" calcext:value-type="float">
            <text:p>1</text:p>
          </table:table-cell>
          <table:table-cell table:formula="of:=(POWER([.$G$30]-[.$C$30]/100;[.J$67])-1)/([.$G$30]-[.$C$30]/100-1)" office:value-type="float" office:value="2.0607" calcext:value-type="float">
            <text:p>2.0607</text:p>
          </table:table-cell>
          <table:table-cell table:formula="of:=(POWER([.$G$30]-[.$C$30]/100;[.K$67])-1)/([.$G$30]-[.$C$30]/100-1)" office:value-type="float" office:value="3.18578449" calcext:value-type="float">
            <text:p>3.18578449</text:p>
          </table:table-cell>
          <table:table-cell table:formula="of:=(POWER([.$G$30]-[.$C$30]/100;[.L$67])-1)/([.$G$30]-[.$C$30]/100-1)" office:value-type="float" office:value="4.379161608543" calcext:value-type="float">
            <text:p>4.379161608543</text:p>
          </table:table-cell>
          <table:table-cell table:formula="of:=(POWER([.$G$30]-[.$C$30]/100;[.M$67])-1)/([.$G$30]-[.$C$30]/100-1)" office:value-type="float" office:value="5.64497671818156" calcext:value-type="float">
            <text:p>5.64497671818156</text:p>
          </table:table-cell>
          <table:table-cell table:formula="of:=(POWER([.$G$30]-[.$C$30]/100;[.N$67])-1)/([.$G$30]-[.$C$30]/100-1)" office:value-type="float" office:value="6.98762680497518" calcext:value-type="float">
            <text:p>6.98762680497518</text:p>
          </table:table-cell>
          <table:table-cell table:formula="of:=(POWER([.$G$30]-[.$C$30]/100;[.O$67])-1)/([.$G$30]-[.$C$30]/100-1)" office:value-type="float" office:value="8.41177575203717" calcext:value-type="float">
            <text:p>8.41177575203717</text:p>
          </table:table-cell>
          <table:table-cell table:formula="of:=(POWER([.$G$30]-[.$C$30]/100;[.P$67])-1)/([.$G$30]-[.$C$30]/100-1)" office:value-type="float" office:value="9.92237054018583" calcext:value-type="float">
            <text:p>9.92237054018583</text:p>
          </table:table-cell>
          <table:table-cell table:formula="of:=(POWER([.$G$30]-[.$C$30]/100;[.Q$67])-1)/([.$G$30]-[.$C$30]/100-1)" office:value-type="float" office:value="11.5246584319751" calcext:value-type="float">
            <text:p>11.5246584319751</text:p>
          </table:table-cell>
          <table:table-cell table:formula="of:=(POWER([.$G$30]-[.$C$30]/100;[.R$67])-1)/([.$G$30]-[.$C$30]/100-1)" office:value-type="float" office:value="13.224205198796" calcext:value-type="float">
            <text:p>13.224205198796</text:p>
          </table:table-cell>
          <table:table-cell table:formula="of:=(POWER([.$G$30]-[.$C$30]/100;[.S$67])-1)/([.$G$30]-[.$C$30]/100-1)" office:value-type="float" office:value="15.0269144543629" calcext:value-type="float">
            <text:p>15.0269144543629</text:p>
          </table:table-cell>
          <table:table-cell table:formula="of:=(POWER([.$G$30]-[.$C$30]/100;[.T$67])-1)/([.$G$30]-[.$C$30]/100-1)" office:value-type="float" office:value="16.9390481617427" calcext:value-type="float">
            <text:p>16.9390481617427</text:p>
          </table:table-cell>
          <table:table-cell table:formula="of:=(POWER([.$G$30]-[.$C$30]/100;[.U$67])-1)/([.$G$30]-[.$C$30]/100-1)" office:value-type="float" office:value="18.9672483851605" calcext:value-type="float">
            <text:p>18.9672483851605</text:p>
          </table:table-cell>
          <table:table-cell table:formula="of:=(POWER([.$G$30]-[.$C$30]/100;[.V$67])-1)/([.$G$30]-[.$C$30]/100-1)" office:value-type="float" office:value="21.1185603621398" calcext:value-type="float">
            <text:p>21.1185603621398</text:p>
          </table:table-cell>
          <table:table-cell table:formula="of:=(POWER([.$G$30]-[.$C$30]/100;[.W$67])-1)/([.$G$30]-[.$C$30]/100-1)" office:value-type="float" office:value="23.4004569761217" calcext:value-type="float">
            <text:p>23.4004569761217</text:p>
          </table:table-cell>
          <table:table-cell table:formula="of:=(POWER([.$G$30]-[.$C$30]/100;[.X$67])-1)/([.$G$30]-[.$C$30]/100-1)" office:value-type="float" office:value="25.8208647145722" calcext:value-type="float">
            <text:p>25.8208647145722</text:p>
          </table:table-cell>
          <table:table-cell table:formula="of:=(POWER([.$G$30]-[.$C$30]/100;[.Y$67])-1)/([.$G$30]-[.$C$30]/100-1)" office:value-type="float" office:value="28.3881912027468" calcext:value-type="float">
            <text:p>28.3881912027468</text:p>
          </table:table-cell>
          <table:table-cell table:formula="of:=(POWER([.$G$30]-[.$C$30]/100;[.Z$67])-1)/([.$G$30]-[.$C$30]/100-1)" office:value-type="float" office:value="31.1113544087535" calcext:value-type="float">
            <text:p>31.1113544087535</text:p>
          </table:table-cell>
          <table:table-cell table:formula="of:=(POWER([.$G$30]-[.$C$30]/100;[.AA$67])-1)/([.$G$30]-[.$C$30]/100-1)" office:value-type="float" office:value="33.9998136213648" calcext:value-type="float">
            <text:p>33.9998136213648</text:p>
          </table:table-cell>
          <table:table-cell table:formula="of:=(POWER([.$G$30]-[.$C$30]/100;[.AB$67])-1)/([.$G$30]-[.$C$30]/100-1)" office:value-type="float" office:value="37.0636023081817" calcext:value-type="float">
            <text:p>37.0636023081817</text:p>
          </table:table-cell>
          <table:table-cell table:formula="of:=(POWER([.$G$30]-[.$C$30]/100;[.AC$67])-1)/([.$G$30]-[.$C$30]/100-1)" office:value-type="float" office:value="40.3133629682883" calcext:value-type="float">
            <text:p>40.3133629682883</text:p>
          </table:table-cell>
          <table:table-cell table:formula="of:=(POWER([.$G$30]-[.$C$30]/100;[.AD$67])-1)/([.$G$30]-[.$C$30]/100-1)" office:value-type="float" office:value="43.7603841004634" calcext:value-type="float">
            <text:p>43.7603841004634</text:p>
          </table:table-cell>
          <table:table-cell table:formula="of:=(POWER([.$G$30]-[.$C$30]/100;[.AE$67])-1)/([.$G$30]-[.$C$30]/100-1)" office:value-type="float" office:value="47.4166394153615" calcext:value-type="float">
            <text:p>47.4166394153615</text:p>
          </table:table-cell>
          <table:table-cell table:formula="of:=(POWER([.$G$30]-[.$C$30]/100;[.AF$67])-1)/([.$G$30]-[.$C$30]/100-1)" office:value-type="float" office:value="51.294829427874" calcext:value-type="float">
            <text:p>51.294829427874</text:p>
          </table:table-cell>
          <table:table-cell table:formula="of:=(POWER([.$G$30]-[.$C$30]/100;[.AG$67])-1)/([.$G$30]-[.$C$30]/100-1)" office:value-type="float" office:value="55.4084255741459" calcext:value-type="float">
            <text:p>55.4084255741459</text:p>
          </table:table-cell>
          <table:table-cell table:formula="of:=(POWER([.$G$30]-[.$C$30]/100;[.AH$67])-1)/([.$G$30]-[.$C$30]/100-1)" office:value-type="float" office:value="59.7717170064966" calcext:value-type="float">
            <text:p>59.7717170064966</text:p>
          </table:table-cell>
          <table:table-cell table:formula="of:=(POWER([.$G$30]-[.$C$30]/100;[.AI$67])-1)/([.$G$30]-[.$C$30]/100-1)" office:value-type="float" office:value="64.3998602287909" calcext:value-type="float">
            <text:p>64.3998602287909</text:p>
          </table:table-cell>
          <table:table-cell table:formula="of:=(POWER([.$G$30]-[.$C$30]/100;[.AJ$67])-1)/([.$G$30]-[.$C$30]/100-1)" office:value-type="float" office:value="69.3089317446785" calcext:value-type="float">
            <text:p>69.3089317446785</text:p>
          </table:table-cell>
          <table:table-cell table:formula="of:=(POWER([.$G$30]-[.$C$30]/100;[.AK$67])-1)/([.$G$30]-[.$C$30]/100-1)" office:value-type="float" office:value="74.5159839015805" calcext:value-type="float">
            <text:p>74.5159839015805</text:p>
          </table:table-cell>
          <table:table-cell table:formula="of:=(POWER([.$G$30]-[.$C$30]/100;[.AL$67])-1)/([.$G$30]-[.$C$30]/100-1)" office:value-type="float" office:value="80.0391041244065" calcext:value-type="float">
            <text:p>80.0391041244065</text:p>
          </table:table-cell>
          <table:table-cell table:formula="of:=(POWER([.$G$30]-[.$C$30]/100;[.AM$67])-1)/([.$G$30]-[.$C$30]/100-1)" office:value-type="float" office:value="85.8974777447579" calcext:value-type="float">
            <text:p>85.8974777447579</text:p>
          </table:table-cell>
          <table:table-cell table:formula="of:=(POWER([.$G$30]-[.$C$30]/100;[.AN$67])-1)/([.$G$30]-[.$C$30]/100-1)" office:value-type="float" office:value="92.1114546438647" calcext:value-type="float">
            <text:p>92.1114546438647</text:p>
          </table:table-cell>
          <table:table-cell table:formula="of:=(POWER([.$G$30]-[.$C$30]/100;[.AO$67])-1)/([.$G$30]-[.$C$30]/100-1)" office:value-type="float" office:value="98.7026199407473" calcext:value-type="float">
            <text:p>98.7026199407473</text:p>
          </table:table-cell>
          <table:table-cell table:formula="of:=(POWER([.$G$30]-[.$C$30]/100;[.AP$67])-1)/([.$G$30]-[.$C$30]/100-1)" office:value-type="float" office:value="105.693868971151" calcext:value-type="float">
            <text:p>105.693868971151</text:p>
          </table:table-cell>
          <table:table-cell table:formula="of:=(POWER([.$G$30]-[.$C$30]/100;[.AQ$67])-1)/([.$G$30]-[.$C$30]/100-1)" office:value-type="float" office:value="113.1094868177" calcext:value-type="float">
            <text:p>113.1094868177</text:p>
          </table:table-cell>
          <table:table-cell table:formula="of:=(POWER([.$G$30]-[.$C$30]/100;[.AR$67])-1)/([.$G$30]-[.$C$30]/100-1)" office:value-type="float" office:value="120.975232667534" calcext:value-type="float">
            <text:p>120.975232667534</text:p>
          </table:table-cell>
          <table:table-cell table:formula="of:=(POWER([.$G$30]-[.$C$30]/100;[.AS$67])-1)/([.$G$30]-[.$C$30]/100-1)" office:value-type="float" office:value="129.318429290453" calcext:value-type="float">
            <text:p>129.318429290453</text:p>
          </table:table-cell>
          <table:table-cell table:formula="of:=(POWER([.$G$30]-[.$C$30]/100;[.AT$67])-1)/([.$G$30]-[.$C$30]/100-1)" office:value-type="float" office:value="138.168057948384" calcext:value-type="float">
            <text:p>138.168057948384</text:p>
          </table:table-cell>
          <table:table-cell table:formula="of:=(POWER([.$G$30]-[.$C$30]/100;[.AU$67])-1)/([.$G$30]-[.$C$30]/100-1)" office:value-type="float" office:value="147.554859065851" calcext:value-type="float">
            <text:p>147.554859065851</text:p>
          </table:table-cell>
          <table:table-cell table:formula="of:=(POWER([.$G$30]-[.$C$30]/100;[.AV$67])-1)/([.$G$30]-[.$C$30]/100-1)" office:value-type="float" office:value="157.511439011148" calcext:value-type="float">
            <text:p>157.511439011148</text:p>
          </table:table-cell>
          <table:table-cell table:number-columns-repeated="2"/>
          <table:table-cell table:formula="of:=[.$F30]*POWER([.$G30]-[.$C30]/100;[.$H$67])" office:value-type="float" office:value="0.298" calcext:value-type="float">
            <text:p>0.298</text:p>
          </table:table-cell>
          <table:table-cell table:formula="of:=[.$F30]*POWER([.$G30]-[.$C30]/100;[.$I$67])" office:value-type="float" office:value="0.3160886" calcext:value-type="float">
            <text:p>0.3160886</text:p>
          </table:table-cell>
          <table:table-cell table:formula="of:=[.$F30]*POWER([.$G30]-[.$C30]/100;[.$J$67])" office:value-type="float" office:value="0.33527517802" calcext:value-type="float">
            <text:p>0.33527517802</text:p>
          </table:table-cell>
          <table:table-cell table:formula="of:=[.$F30]*POWER([.$G30]-[.$C30]/100;[.$K$67])" office:value-type="float" office:value="0.355626381325814" calcext:value-type="float">
            <text:p>0.355626381325814</text:p>
          </table:table-cell>
          <table:table-cell table:formula="of:=[.$F30]*POWER([.$G30]-[.$C30]/100;[.$L$67])" office:value-type="float" office:value="0.377212902672291" calcext:value-type="float">
            <text:p>0.377212902672291</text:p>
          </table:table-cell>
          <table:table-cell table:formula="of:=[.$F30]*POWER([.$G30]-[.$C30]/100;[.$M$67])" office:value-type="float" office:value="0.400109725864499" calcext:value-type="float">
            <text:p>0.400109725864499</text:p>
          </table:table-cell>
          <table:table-cell table:formula="of:=[.$F30]*POWER([.$G30]-[.$C30]/100;[.$N$67])" office:value-type="float" office:value="0.424396386224474" calcext:value-type="float">
            <text:p>0.424396386224474</text:p>
          </table:table-cell>
          <table:table-cell table:formula="of:=[.$F30]*POWER([.$G30]-[.$C30]/100;[.$O$67])" office:value-type="float" office:value="0.4501572468683" calcext:value-type="float">
            <text:p>0.4501572468683</text:p>
          </table:table-cell>
          <table:table-cell table:formula="of:=[.$F30]*POWER([.$G30]-[.$C30]/100;[.$P$67])" office:value-type="float" office:value="0.477481791753205" calcext:value-type="float">
            <text:p>0.477481791753205</text:p>
          </table:table-cell>
          <table:table-cell table:formula="of:=[.$F30]*POWER([.$G30]-[.$C30]/100;[.$Q$67])" office:value-type="float" office:value="0.506464936512625" calcext:value-type="float">
            <text:p>0.506464936512625</text:p>
          </table:table-cell>
          <table:table-cell table:formula="of:=[.$F30]*POWER([.$G30]-[.$C30]/100;[.$R$67])" office:value-type="float" office:value="0.537207358158941" calcext:value-type="float">
            <text:p>0.537207358158941</text:p>
          </table:table-cell>
          <table:table-cell table:formula="of:=[.$F30]*POWER([.$G30]-[.$C30]/100;[.$S$67])" office:value-type="float" office:value="0.569815844799189" calcext:value-type="float">
            <text:p>0.569815844799189</text:p>
          </table:table-cell>
          <table:table-cell table:formula="of:=[.$F30]*POWER([.$G30]-[.$C30]/100;[.$T$67])" office:value-type="float" office:value="0.6044036665785" calcext:value-type="float">
            <text:p>0.6044036665785</text:p>
          </table:table-cell>
          <table:table-cell table:formula="of:=[.$F30]*POWER([.$G30]-[.$C30]/100;[.$U$67])" office:value-type="float" office:value="0.641090969139815" calcext:value-type="float">
            <text:p>0.641090969139815</text:p>
          </table:table-cell>
          <table:table-cell table:formula="of:=[.$F30]*POWER([.$G30]-[.$C30]/100;[.$V$67])" office:value-type="float" office:value="0.680005190966601" calcext:value-type="float">
            <text:p>0.680005190966601</text:p>
          </table:table-cell>
          <table:table-cell table:formula="of:=[.$F30]*POWER([.$G30]-[.$C30]/100;[.$W$67])" office:value-type="float" office:value="0.721281506058274" calcext:value-type="float">
            <text:p>0.721281506058274</text:p>
          </table:table-cell>
          <table:table-cell table:formula="of:=[.$F30]*POWER([.$G30]-[.$C30]/100;[.$X$67])" office:value-type="float" office:value="0.765063293476011" calcext:value-type="float">
            <text:p>0.765063293476011</text:p>
          </table:table-cell>
          <table:table-cell table:formula="of:=[.$F30]*POWER([.$G30]-[.$C30]/100;[.$Y$67])" office:value-type="float" office:value="0.811502635390005" calcext:value-type="float">
            <text:p>0.811502635390005</text:p>
          </table:table-cell>
          <table:table-cell table:formula="of:=[.$F30]*POWER([.$G30]-[.$C30]/100;[.$Z$67])" office:value-type="float" office:value="0.860760845358178" calcext:value-type="float">
            <text:p>0.860760845358178</text:p>
          </table:table-cell>
          <table:table-cell table:formula="of:=[.$F30]*POWER([.$G30]-[.$C30]/100;[.$AA$67])" office:value-type="float" office:value="0.91300902867142" calcext:value-type="float">
            <text:p>0.91300902867142</text:p>
          </table:table-cell>
          <table:table-cell table:formula="of:=[.$F30]*POWER([.$G30]-[.$C30]/100;[.$AB$67])" office:value-type="float" office:value="0.968428676711775" calcext:value-type="float">
            <text:p>0.968428676711775</text:p>
          </table:table-cell>
          <table:table-cell table:formula="of:=[.$F30]*POWER([.$G30]-[.$C30]/100;[.$AC$67])" office:value-type="float" office:value="1.02721229738818" calcext:value-type="float">
            <text:p>1.02721229738818</text:p>
          </table:table-cell>
          <table:table-cell table:formula="of:=[.$F30]*POWER([.$G30]-[.$C30]/100;[.$AD$67])" office:value-type="float" office:value="1.08956408383964" calcext:value-type="float">
            <text:p>1.08956408383964</text:p>
          </table:table-cell>
          <table:table-cell table:formula="of:=[.$F30]*POWER([.$G30]-[.$C30]/100;[.$AE$67])" office:value-type="float" office:value="1.15570062372871" calcext:value-type="float">
            <text:p>1.15570062372871</text:p>
          </table:table-cell>
          <table:table-cell table:formula="of:=[.$F30]*POWER([.$G30]-[.$C30]/100;[.$AF$67])" office:value-type="float" office:value="1.22585165158904" calcext:value-type="float">
            <text:p>1.22585165158904</text:p>
          </table:table-cell>
          <table:table-cell table:formula="of:=[.$F30]*POWER([.$G30]-[.$C30]/100;[.$AG$67])" office:value-type="float" office:value="1.3002608468405" calcext:value-type="float">
            <text:p>1.3002608468405</text:p>
          </table:table-cell>
          <table:table-cell table:formula="of:=[.$F30]*POWER([.$G30]-[.$C30]/100;[.$AH$67])" office:value-type="float" office:value="1.37918668024371" calcext:value-type="float">
            <text:p>1.37918668024371</text:p>
          </table:table-cell>
          <table:table-cell table:formula="of:=[.$F30]*POWER([.$G30]-[.$C30]/100;[.$AI$67])" office:value-type="float" office:value="1.46290331173451" calcext:value-type="float">
            <text:p>1.46290331173451</text:p>
          </table:table-cell>
          <table:table-cell table:formula="of:=[.$F30]*POWER([.$G30]-[.$C30]/100;[.$AJ$67])" office:value-type="float" office:value="1.55170154275679" calcext:value-type="float">
            <text:p>1.55170154275679</text:p>
          </table:table-cell>
          <table:table-cell table:formula="of:=[.$F30]*POWER([.$G30]-[.$C30]/100;[.$AK$67])" office:value-type="float" office:value="1.64588982640213" calcext:value-type="float">
            <text:p>1.64588982640213</text:p>
          </table:table-cell>
          <table:table-cell table:formula="of:=[.$F30]*POWER([.$G30]-[.$C30]/100;[.$AL$67])" office:value-type="float" office:value="1.74579533886474" calcext:value-type="float">
            <text:p>1.74579533886474</text:p>
          </table:table-cell>
          <table:table-cell table:formula="of:=[.$F30]*POWER([.$G30]-[.$C30]/100;[.$AM$67])" office:value-type="float" office:value="1.85176511593383" calcext:value-type="float">
            <text:p>1.85176511593383</text:p>
          </table:table-cell>
          <table:table-cell table:formula="of:=[.$F30]*POWER([.$G30]-[.$C30]/100;[.$AN$67])" office:value-type="float" office:value="1.96416725847101" calcext:value-type="float">
            <text:p>1.96416725847101</text:p>
          </table:table-cell>
          <table:table-cell table:formula="of:=[.$F30]*POWER([.$G30]-[.$C30]/100;[.$AO$67])" office:value-type="float" office:value="2.0833922110602" calcext:value-type="float">
            <text:p>2.0833922110602</text:p>
          </table:table-cell>
          <table:table-cell table:formula="of:=[.$F30]*POWER([.$G30]-[.$C30]/100;[.$AP$67])" office:value-type="float" office:value="2.20985411827156" calcext:value-type="float">
            <text:p>2.20985411827156</text:p>
          </table:table-cell>
          <table:table-cell table:formula="of:=[.$F30]*POWER([.$G30]-[.$C30]/100;[.$AQ$67])" office:value-type="float" office:value="2.34399226325064" calcext:value-type="float">
            <text:p>2.34399226325064</text:p>
          </table:table-cell>
          <table:table-cell table:formula="of:=[.$F30]*POWER([.$G30]-[.$C30]/100;[.$AR$67])" office:value-type="float" office:value="2.48627259362995" calcext:value-type="float">
            <text:p>2.48627259362995</text:p>
          </table:table-cell>
          <table:table-cell table:formula="of:=[.$F30]*POWER([.$G30]-[.$C30]/100;[.$AS$67])" office:value-type="float" office:value="2.63718934006329" calcext:value-type="float">
            <text:p>2.63718934006329</text:p>
          </table:table-cell>
          <table:table-cell table:formula="of:=[.$F30]*POWER([.$G30]-[.$C30]/100;[.$AT$67])" office:value-type="float" office:value="2.79726673300513" calcext:value-type="float">
            <text:p>2.79726673300513</text:p>
          </table:table-cell>
          <table:table-cell table:formula="of:=[.$F30]*POWER([.$G30]-[.$C30]/100;[.$AU$67])" office:value-type="float" office:value="2.96706082369854" calcext:value-type="float">
            <text:p>2.96706082369854</text:p>
          </table:table-cell>
          <table:table-cell table:formula="of:=[.$F30]*POWER([.$G30]-[.$C30]/100;[.$AV$67])" office:value-type="float" office:value="3.14716141569705" calcext:value-type="float">
            <text:p>3.1471614156970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3-7</text:p>
          </table:table-cell>
          <table:table-cell office:value-type="string" calcext:value-type="string">
            <text:p>LU140788872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1:.BR31])" office:value-type="float" office:value="100" calcext:value-type="float">
            <text:p>100</text:p>
          </table:table-cell>
          <table:table-cell table:number-columns-repeated="6"/>
          <table:table-cell table:formula="of:=(POWER([.$G$31]-[.$C$31]/100;[.H$67])-1)/([.$G$31]-[.$C$31]/100-1)" office:value-type="float" office:value="0" calcext:value-type="float">
            <text:p>0</text:p>
          </table:table-cell>
          <table:table-cell table:formula="of:=(POWER([.$G$31]-[.$C$31]/100;[.I$67])-1)/([.$G$31]-[.$C$31]/100-1)" office:value-type="float" office:value="1" calcext:value-type="float">
            <text:p>1</text:p>
          </table:table-cell>
          <table:table-cell table:formula="of:=(POWER([.$G$31]-[.$C$31]/100;[.J$67])-1)/([.$G$31]-[.$C$31]/100-1)" office:value-type="float" office:value="2.0605" calcext:value-type="float">
            <text:p>2.0605</text:p>
          </table:table-cell>
          <table:table-cell table:formula="of:=(POWER([.$G$31]-[.$C$31]/100;[.K$67])-1)/([.$G$31]-[.$C$31]/100-1)" office:value-type="float" office:value="3.18516025" calcext:value-type="float">
            <text:p>3.18516025</text:p>
          </table:table-cell>
          <table:table-cell table:formula="of:=(POWER([.$G$31]-[.$C$31]/100;[.L$67])-1)/([.$G$31]-[.$C$31]/100-1)" office:value-type="float" office:value="4.377862445125" calcext:value-type="float">
            <text:p>4.377862445125</text:p>
          </table:table-cell>
          <table:table-cell table:formula="of:=(POWER([.$G$31]-[.$C$31]/100;[.M$67])-1)/([.$G$31]-[.$C$31]/100-1)" office:value-type="float" office:value="5.64272312305506" calcext:value-type="float">
            <text:p>5.64272312305506</text:p>
          </table:table-cell>
          <table:table-cell table:formula="of:=(POWER([.$G$31]-[.$C$31]/100;[.N$67])-1)/([.$G$31]-[.$C$31]/100-1)" office:value-type="float" office:value="6.98410787199989" calcext:value-type="float">
            <text:p>6.98410787199989</text:p>
          </table:table-cell>
          <table:table-cell table:formula="of:=(POWER([.$G$31]-[.$C$31]/100;[.O$67])-1)/([.$G$31]-[.$C$31]/100-1)" office:value-type="float" office:value="8.40664639825589" calcext:value-type="float">
            <text:p>8.40664639825589</text:p>
          </table:table-cell>
          <table:table-cell table:formula="of:=(POWER([.$G$31]-[.$C$31]/100;[.P$67])-1)/([.$G$31]-[.$C$31]/100-1)" office:value-type="float" office:value="9.91524850535037" calcext:value-type="float">
            <text:p>9.91524850535037</text:p>
          </table:table-cell>
          <table:table-cell table:formula="of:=(POWER([.$G$31]-[.$C$31]/100;[.Q$67])-1)/([.$G$31]-[.$C$31]/100-1)" office:value-type="float" office:value="11.5151210399241" calcext:value-type="float">
            <text:p>11.5151210399241</text:p>
          </table:table-cell>
          <table:table-cell table:formula="of:=(POWER([.$G$31]-[.$C$31]/100;[.R$67])-1)/([.$G$31]-[.$C$31]/100-1)" office:value-type="float" office:value="13.2117858628395" calcext:value-type="float">
            <text:p>13.2117858628395</text:p>
          </table:table-cell>
          <table:table-cell table:formula="of:=(POWER([.$G$31]-[.$C$31]/100;[.S$67])-1)/([.$G$31]-[.$C$31]/100-1)" office:value-type="float" office:value="15.0110989075413" calcext:value-type="float">
            <text:p>15.0110989075413</text:p>
          </table:table-cell>
          <table:table-cell table:formula="of:=(POWER([.$G$31]-[.$C$31]/100;[.T$67])-1)/([.$G$31]-[.$C$31]/100-1)" office:value-type="float" office:value="16.9192703914475" calcext:value-type="float">
            <text:p>16.9192703914475</text:p>
          </table:table-cell>
          <table:table-cell table:formula="of:=(POWER([.$G$31]-[.$C$31]/100;[.U$67])-1)/([.$G$31]-[.$C$31]/100-1)" office:value-type="float" office:value="18.9428862501301" calcext:value-type="float">
            <text:p>18.9428862501301</text:p>
          </table:table-cell>
          <table:table-cell table:formula="of:=(POWER([.$G$31]-[.$C$31]/100;[.V$67])-1)/([.$G$31]-[.$C$31]/100-1)" office:value-type="float" office:value="21.088930868263" calcext:value-type="float">
            <text:p>21.088930868263</text:p>
          </table:table-cell>
          <table:table-cell table:formula="of:=(POWER([.$G$31]-[.$C$31]/100;[.W$67])-1)/([.$G$31]-[.$C$31]/100-1)" office:value-type="float" office:value="23.3648111857929" calcext:value-type="float">
            <text:p>23.3648111857929</text:p>
          </table:table-cell>
          <table:table-cell table:formula="of:=(POWER([.$G$31]-[.$C$31]/100;[.X$67])-1)/([.$G$31]-[.$C$31]/100-1)" office:value-type="float" office:value="25.7783822625333" calcext:value-type="float">
            <text:p>25.7783822625333</text:p>
          </table:table-cell>
          <table:table-cell table:formula="of:=(POWER([.$G$31]-[.$C$31]/100;[.Y$67])-1)/([.$G$31]-[.$C$31]/100-1)" office:value-type="float" office:value="28.3379743894166" calcext:value-type="float">
            <text:p>28.3379743894166</text:p>
          </table:table-cell>
          <table:table-cell table:formula="of:=(POWER([.$G$31]-[.$C$31]/100;[.Z$67])-1)/([.$G$31]-[.$C$31]/100-1)" office:value-type="float" office:value="31.0524218399763" calcext:value-type="float">
            <text:p>31.0524218399763</text:p>
          </table:table-cell>
          <table:table-cell table:formula="of:=(POWER([.$G$31]-[.$C$31]/100;[.AA$67])-1)/([.$G$31]-[.$C$31]/100-1)" office:value-type="float" office:value="33.9310933612949" calcext:value-type="float">
            <text:p>33.9310933612949</text:p>
          </table:table-cell>
          <table:table-cell table:formula="of:=(POWER([.$G$31]-[.$C$31]/100;[.AB$67])-1)/([.$G$31]-[.$C$31]/100-1)" office:value-type="float" office:value="36.9839245096532" calcext:value-type="float">
            <text:p>36.9839245096532</text:p>
          </table:table-cell>
          <table:table-cell table:formula="of:=(POWER([.$G$31]-[.$C$31]/100;[.AC$67])-1)/([.$G$31]-[.$C$31]/100-1)" office:value-type="float" office:value="40.2214519424872" calcext:value-type="float">
            <text:p>40.2214519424872</text:p>
          </table:table-cell>
          <table:table-cell table:formula="of:=(POWER([.$G$31]-[.$C$31]/100;[.AD$67])-1)/([.$G$31]-[.$C$31]/100-1)" office:value-type="float" office:value="43.6548497850077" calcext:value-type="float">
            <text:p>43.6548497850077</text:p>
          </table:table-cell>
          <table:table-cell table:formula="of:=(POWER([.$G$31]-[.$C$31]/100;[.AE$67])-1)/([.$G$31]-[.$C$31]/100-1)" office:value-type="float" office:value="47.2959681970007" calcext:value-type="float">
            <text:p>47.2959681970007</text:p>
          </table:table-cell>
          <table:table-cell table:formula="of:=(POWER([.$G$31]-[.$C$31]/100;[.AF$67])-1)/([.$G$31]-[.$C$31]/100-1)" office:value-type="float" office:value="51.1573742729192" calcext:value-type="float">
            <text:p>51.1573742729192</text:p>
          </table:table-cell>
          <table:table-cell table:formula="of:=(POWER([.$G$31]-[.$C$31]/100;[.AG$67])-1)/([.$G$31]-[.$C$31]/100-1)" office:value-type="float" office:value="55.2523954164308" calcext:value-type="float">
            <text:p>55.2523954164308</text:p>
          </table:table-cell>
          <table:table-cell table:formula="of:=(POWER([.$G$31]-[.$C$31]/100;[.AH$67])-1)/([.$G$31]-[.$C$31]/100-1)" office:value-type="float" office:value="59.5951653391249" calcext:value-type="float">
            <text:p>59.5951653391249</text:p>
          </table:table-cell>
          <table:table-cell table:formula="of:=(POWER([.$G$31]-[.$C$31]/100;[.AI$67])-1)/([.$G$31]-[.$C$31]/100-1)" office:value-type="float" office:value="64.2006728421419" calcext:value-type="float">
            <text:p>64.2006728421419</text:p>
          </table:table-cell>
          <table:table-cell table:formula="of:=(POWER([.$G$31]-[.$C$31]/100;[.AJ$67])-1)/([.$G$31]-[.$C$31]/100-1)" office:value-type="float" office:value="69.0848135490915" calcext:value-type="float">
            <text:p>69.0848135490915</text:p>
          </table:table-cell>
          <table:table-cell table:formula="of:=(POWER([.$G$31]-[.$C$31]/100;[.AK$67])-1)/([.$G$31]-[.$C$31]/100-1)" office:value-type="float" office:value="74.2644447688115" calcext:value-type="float">
            <text:p>74.2644447688115</text:p>
          </table:table-cell>
          <table:table-cell table:formula="of:=(POWER([.$G$31]-[.$C$31]/100;[.AL$67])-1)/([.$G$31]-[.$C$31]/100-1)" office:value-type="float" office:value="79.7574436773246" calcext:value-type="float">
            <text:p>79.7574436773246</text:p>
          </table:table-cell>
          <table:table-cell table:formula="of:=(POWER([.$G$31]-[.$C$31]/100;[.AM$67])-1)/([.$G$31]-[.$C$31]/100-1)" office:value-type="float" office:value="85.5827690198028" calcext:value-type="float">
            <text:p>85.5827690198028</text:p>
          </table:table-cell>
          <table:table-cell table:formula="of:=(POWER([.$G$31]-[.$C$31]/100;[.AN$67])-1)/([.$G$31]-[.$C$31]/100-1)" office:value-type="float" office:value="91.7605265455009" calcext:value-type="float">
            <text:p>91.7605265455009</text:p>
          </table:table-cell>
          <table:table-cell table:formula="of:=(POWER([.$G$31]-[.$C$31]/100;[.AO$67])-1)/([.$G$31]-[.$C$31]/100-1)" office:value-type="float" office:value="98.3120384015037" calcext:value-type="float">
            <text:p>98.3120384015037</text:p>
          </table:table-cell>
          <table:table-cell table:formula="of:=(POWER([.$G$31]-[.$C$31]/100;[.AP$67])-1)/([.$G$31]-[.$C$31]/100-1)" office:value-type="float" office:value="105.259916724795" calcext:value-type="float">
            <text:p>105.259916724795</text:p>
          </table:table-cell>
          <table:table-cell table:formula="of:=(POWER([.$G$31]-[.$C$31]/100;[.AQ$67])-1)/([.$G$31]-[.$C$31]/100-1)" office:value-type="float" office:value="112.628141686645" calcext:value-type="float">
            <text:p>112.628141686645</text:p>
          </table:table-cell>
          <table:table-cell table:formula="of:=(POWER([.$G$31]-[.$C$31]/100;[.AR$67])-1)/([.$G$31]-[.$C$31]/100-1)" office:value-type="float" office:value="120.442144258687" calcext:value-type="float">
            <text:p>120.442144258687</text:p>
          </table:table-cell>
          <table:table-cell table:formula="of:=(POWER([.$G$31]-[.$C$31]/100;[.AS$67])-1)/([.$G$31]-[.$C$31]/100-1)" office:value-type="float" office:value="128.728893986337" calcext:value-type="float">
            <text:p>128.728893986337</text:p>
          </table:table-cell>
          <table:table-cell table:formula="of:=(POWER([.$G$31]-[.$C$31]/100;[.AT$67])-1)/([.$G$31]-[.$C$31]/100-1)" office:value-type="float" office:value="137.516992072511" calcext:value-type="float">
            <text:p>137.516992072511</text:p>
          </table:table-cell>
          <table:table-cell table:formula="of:=(POWER([.$G$31]-[.$C$31]/100;[.AU$67])-1)/([.$G$31]-[.$C$31]/100-1)" office:value-type="float" office:value="146.836770092898" calcext:value-type="float">
            <text:p>146.836770092898</text:p>
          </table:table-cell>
          <table:table-cell table:formula="of:=(POWER([.$G$31]-[.$C$31]/100;[.AV$67])-1)/([.$G$31]-[.$C$31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1]*POWER([.$G31]-[.$C31]/100;[.$H$67])" office:value-type="float" office:value="0.298" calcext:value-type="float">
            <text:p>0.298</text:p>
          </table:table-cell>
          <table:table-cell table:formula="of:=[.$F31]*POWER([.$G31]-[.$C31]/100;[.$I$67])" office:value-type="float" office:value="0.316029" calcext:value-type="float">
            <text:p>0.316029</text:p>
          </table:table-cell>
          <table:table-cell table:formula="of:=[.$F31]*POWER([.$G31]-[.$C31]/100;[.$J$67])" office:value-type="float" office:value="0.3351487545" calcext:value-type="float">
            <text:p>0.3351487545</text:p>
          </table:table-cell>
          <table:table-cell table:formula="of:=[.$F31]*POWER([.$G31]-[.$C31]/100;[.$K$67])" office:value-type="float" office:value="0.35542525414725" calcext:value-type="float">
            <text:p>0.35542525414725</text:p>
          </table:table-cell>
          <table:table-cell table:formula="of:=[.$F31]*POWER([.$G31]-[.$C31]/100;[.$L$67])" office:value-type="float" office:value="0.376928482023159" calcext:value-type="float">
            <text:p>0.376928482023159</text:p>
          </table:table-cell>
          <table:table-cell table:formula="of:=[.$F31]*POWER([.$G31]-[.$C31]/100;[.$M$67])" office:value-type="float" office:value="0.39973265518556" calcext:value-type="float">
            <text:p>0.39973265518556</text:p>
          </table:table-cell>
          <table:table-cell table:formula="of:=[.$F31]*POWER([.$G31]-[.$C31]/100;[.$N$67])" office:value-type="float" office:value="0.423916480824286" calcext:value-type="float">
            <text:p>0.423916480824286</text:p>
          </table:table-cell>
          <table:table-cell table:formula="of:=[.$F31]*POWER([.$G31]-[.$C31]/100;[.$O$67])" office:value-type="float" office:value="0.449563427914155" calcext:value-type="float">
            <text:p>0.449563427914155</text:p>
          </table:table-cell>
          <table:table-cell table:formula="of:=[.$F31]*POWER([.$G31]-[.$C31]/100;[.$P$67])" office:value-type="float" office:value="0.476762015302962" calcext:value-type="float">
            <text:p>0.476762015302962</text:p>
          </table:table-cell>
          <table:table-cell table:formula="of:=[.$F31]*POWER([.$G31]-[.$C31]/100;[.$Q$67])" office:value-type="float" office:value="0.505606117228791" calcext:value-type="float">
            <text:p>0.505606117228791</text:p>
          </table:table-cell>
          <table:table-cell table:formula="of:=[.$F31]*POWER([.$G31]-[.$C31]/100;[.$R$67])" office:value-type="float" office:value="0.536195287321133" calcext:value-type="float">
            <text:p>0.536195287321133</text:p>
          </table:table-cell>
          <table:table-cell table:formula="of:=[.$F31]*POWER([.$G31]-[.$C31]/100;[.$S$67])" office:value-type="float" office:value="0.568635102204061" calcext:value-type="float">
            <text:p>0.568635102204061</text:p>
          </table:table-cell>
          <table:table-cell table:formula="of:=[.$F31]*POWER([.$G31]-[.$C31]/100;[.$T$67])" office:value-type="float" office:value="0.603037525887407" calcext:value-type="float">
            <text:p>0.603037525887407</text:p>
          </table:table-cell>
          <table:table-cell table:formula="of:=[.$F31]*POWER([.$G31]-[.$C31]/100;[.$U$67])" office:value-type="float" office:value="0.639521296203595" calcext:value-type="float">
            <text:p>0.639521296203595</text:p>
          </table:table-cell>
          <table:table-cell table:formula="of:=[.$F31]*POWER([.$G31]-[.$C31]/100;[.$V$67])" office:value-type="float" office:value="0.678212334623913" calcext:value-type="float">
            <text:p>0.678212334623913</text:p>
          </table:table-cell>
          <table:table-cell table:formula="of:=[.$F31]*POWER([.$G31]-[.$C31]/100;[.$W$67])" office:value-type="float" office:value="0.719244180868659" calcext:value-type="float">
            <text:p>0.719244180868659</text:p>
          </table:table-cell>
          <table:table-cell table:formula="of:=[.$F31]*POWER([.$G31]-[.$C31]/100;[.$X$67])" office:value-type="float" office:value="0.762758453811213" calcext:value-type="float">
            <text:p>0.762758453811213</text:p>
          </table:table-cell>
          <table:table-cell table:formula="of:=[.$F31]*POWER([.$G31]-[.$C31]/100;[.$Y$67])" office:value-type="float" office:value="0.808905340266792" calcext:value-type="float">
            <text:p>0.808905340266792</text:p>
          </table:table-cell>
          <table:table-cell table:formula="of:=[.$F31]*POWER([.$G31]-[.$C31]/100;[.$Z$67])" office:value-type="float" office:value="0.857844113352933" calcext:value-type="float">
            <text:p>0.857844113352933</text:p>
          </table:table-cell>
          <table:table-cell table:formula="of:=[.$F31]*POWER([.$G31]-[.$C31]/100;[.$AA$67])" office:value-type="float" office:value="0.909743682210785" calcext:value-type="float">
            <text:p>0.909743682210785</text:p>
          </table:table-cell>
          <table:table-cell table:formula="of:=[.$F31]*POWER([.$G31]-[.$C31]/100;[.$AB$67])" office:value-type="float" office:value="0.964783174984538" calcext:value-type="float">
            <text:p>0.964783174984538</text:p>
          </table:table-cell>
          <table:table-cell table:formula="of:=[.$F31]*POWER([.$G31]-[.$C31]/100;[.$AC$67])" office:value-type="float" office:value="1.0231525570711" calcext:value-type="float">
            <text:p>1.0231525570711</text:p>
          </table:table-cell>
          <table:table-cell table:formula="of:=[.$F31]*POWER([.$G31]-[.$C31]/100;[.$AD$67])" office:value-type="float" office:value="1.0850532867739" calcext:value-type="float">
            <text:p>1.0850532867739</text:p>
          </table:table-cell>
          <table:table-cell table:formula="of:=[.$F31]*POWER([.$G31]-[.$C31]/100;[.$AE$67])" office:value-type="float" office:value="1.15069901062373" calcext:value-type="float">
            <text:p>1.15069901062373</text:p>
          </table:table-cell>
          <table:table-cell table:formula="of:=[.$F31]*POWER([.$G31]-[.$C31]/100;[.$AF$67])" office:value-type="float" office:value="1.22031630076646" calcext:value-type="float">
            <text:p>1.22031630076646</text:p>
          </table:table-cell>
          <table:table-cell table:formula="of:=[.$F31]*POWER([.$G31]-[.$C31]/100;[.$AG$67])" office:value-type="float" office:value="1.29414543696283" calcext:value-type="float">
            <text:p>1.29414543696283</text:p>
          </table:table-cell>
          <table:table-cell table:formula="of:=[.$F31]*POWER([.$G31]-[.$C31]/100;[.$AH$67])" office:value-type="float" office:value="1.37244123589908" calcext:value-type="float">
            <text:p>1.37244123589908</text:p>
          </table:table-cell>
          <table:table-cell table:formula="of:=[.$F31]*POWER([.$G31]-[.$C31]/100;[.$AI$67])" office:value-type="float" office:value="1.45547393067098" calcext:value-type="float">
            <text:p>1.45547393067098</text:p>
          </table:table-cell>
          <table:table-cell table:formula="of:=[.$F31]*POWER([.$G31]-[.$C31]/100;[.$AJ$67])" office:value-type="float" office:value="1.54353010347657" calcext:value-type="float">
            <text:p>1.54353010347657</text:p>
          </table:table-cell>
          <table:table-cell table:formula="of:=[.$F31]*POWER([.$G31]-[.$C31]/100;[.$AK$67])" office:value-type="float" office:value="1.6369136747369" calcext:value-type="float">
            <text:p>1.6369136747369</text:p>
          </table:table-cell>
          <table:table-cell table:formula="of:=[.$F31]*POWER([.$G31]-[.$C31]/100;[.$AL$67])" office:value-type="float" office:value="1.73594695205849" calcext:value-type="float">
            <text:p>1.73594695205849</text:p>
          </table:table-cell>
          <table:table-cell table:formula="of:=[.$F31]*POWER([.$G31]-[.$C31]/100;[.$AM$67])" office:value-type="float" office:value="1.84097174265802" calcext:value-type="float">
            <text:p>1.84097174265802</text:p>
          </table:table-cell>
          <table:table-cell table:formula="of:=[.$F31]*POWER([.$G31]-[.$C31]/100;[.$AN$67])" office:value-type="float" office:value="1.95235053308884" calcext:value-type="float">
            <text:p>1.95235053308884</text:p>
          </table:table-cell>
          <table:table-cell table:formula="of:=[.$F31]*POWER([.$G31]-[.$C31]/100;[.$AO$67])" office:value-type="float" office:value="2.07046774034071" calcext:value-type="float">
            <text:p>2.07046774034071</text:p>
          </table:table-cell>
          <table:table-cell table:formula="of:=[.$F31]*POWER([.$G31]-[.$C31]/100;[.$AP$67])" office:value-type="float" office:value="2.19573103863132" calcext:value-type="float">
            <text:p>2.19573103863132</text:p>
          </table:table-cell>
          <table:table-cell table:formula="of:=[.$F31]*POWER([.$G31]-[.$C31]/100;[.$AQ$67])" office:value-type="float" office:value="2.32857276646852" calcext:value-type="float">
            <text:p>2.32857276646852</text:p>
          </table:table-cell>
          <table:table-cell table:formula="of:=[.$F31]*POWER([.$G31]-[.$C31]/100;[.$AR$67])" office:value-type="float" office:value="2.46945141883986" calcext:value-type="float">
            <text:p>2.46945141883986</text:p>
          </table:table-cell>
          <table:table-cell table:formula="of:=[.$F31]*POWER([.$G31]-[.$C31]/100;[.$AS$67])" office:value-type="float" office:value="2.61885322967967" calcext:value-type="float">
            <text:p>2.61885322967967</text:p>
          </table:table-cell>
          <table:table-cell table:formula="of:=[.$F31]*POWER([.$G31]-[.$C31]/100;[.$AT$67])" office:value-type="float" office:value="2.7772938500753" calcext:value-type="float">
            <text:p>2.7772938500753</text:p>
          </table:table-cell>
          <table:table-cell table:formula="of:=[.$F31]*POWER([.$G31]-[.$C31]/100;[.$AU$67])" office:value-type="float" office:value="2.94532012800485" calcext:value-type="float">
            <text:p>2.94532012800485</text:p>
          </table:table-cell>
          <table:table-cell table:formula="of:=[.$F31]*POWER([.$G31]-[.$C31]/100;[.$AV$67])" office:value-type="float" office:value="3.12351199574914" calcext:value-type="float">
            <text:p>3.1235119957491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1-3</text:p>
          </table:table-cell>
          <table:table-cell office:value-type="string" calcext:value-type="string">
            <text:p>IE00BYXPSP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2:.BR32])" office:value-type="float" office:value="100" calcext:value-type="float">
            <text:p>100</text:p>
          </table:table-cell>
          <table:table-cell table:number-columns-repeated="6"/>
          <table:table-cell table:formula="of:=(POWER([.$G$32]-[.$C$32]/100;[.H$67])-1)/([.$G$32]-[.$C$32]/100-1)" office:value-type="float" office:value="0" calcext:value-type="float">
            <text:p>0</text:p>
          </table:table-cell>
          <table:table-cell table:formula="of:=(POWER([.$G$32]-[.$C$32]/100;[.I$67])-1)/([.$G$32]-[.$C$32]/100-1)" office:value-type="float" office:value="1" calcext:value-type="float">
            <text:p>1</text:p>
          </table:table-cell>
          <table:table-cell table:formula="of:=(POWER([.$G$32]-[.$C$32]/100;[.J$67])-1)/([.$G$32]-[.$C$32]/100-1)" office:value-type="float" office:value="2.0605" calcext:value-type="float">
            <text:p>2.0605</text:p>
          </table:table-cell>
          <table:table-cell table:formula="of:=(POWER([.$G$32]-[.$C$32]/100;[.K$67])-1)/([.$G$32]-[.$C$32]/100-1)" office:value-type="float" office:value="3.18516025" calcext:value-type="float">
            <text:p>3.18516025</text:p>
          </table:table-cell>
          <table:table-cell table:formula="of:=(POWER([.$G$32]-[.$C$32]/100;[.L$67])-1)/([.$G$32]-[.$C$32]/100-1)" office:value-type="float" office:value="4.377862445125" calcext:value-type="float">
            <text:p>4.377862445125</text:p>
          </table:table-cell>
          <table:table-cell table:formula="of:=(POWER([.$G$32]-[.$C$32]/100;[.M$67])-1)/([.$G$32]-[.$C$32]/100-1)" office:value-type="float" office:value="5.64272312305506" calcext:value-type="float">
            <text:p>5.64272312305506</text:p>
          </table:table-cell>
          <table:table-cell table:formula="of:=(POWER([.$G$32]-[.$C$32]/100;[.N$67])-1)/([.$G$32]-[.$C$32]/100-1)" office:value-type="float" office:value="6.98410787199989" calcext:value-type="float">
            <text:p>6.98410787199989</text:p>
          </table:table-cell>
          <table:table-cell table:formula="of:=(POWER([.$G$32]-[.$C$32]/100;[.O$67])-1)/([.$G$32]-[.$C$32]/100-1)" office:value-type="float" office:value="8.40664639825589" calcext:value-type="float">
            <text:p>8.40664639825589</text:p>
          </table:table-cell>
          <table:table-cell table:formula="of:=(POWER([.$G$32]-[.$C$32]/100;[.P$67])-1)/([.$G$32]-[.$C$32]/100-1)" office:value-type="float" office:value="9.91524850535037" calcext:value-type="float">
            <text:p>9.91524850535037</text:p>
          </table:table-cell>
          <table:table-cell table:formula="of:=(POWER([.$G$32]-[.$C$32]/100;[.Q$67])-1)/([.$G$32]-[.$C$32]/100-1)" office:value-type="float" office:value="11.5151210399241" calcext:value-type="float">
            <text:p>11.5151210399241</text:p>
          </table:table-cell>
          <table:table-cell table:formula="of:=(POWER([.$G$32]-[.$C$32]/100;[.R$67])-1)/([.$G$32]-[.$C$32]/100-1)" office:value-type="float" office:value="13.2117858628395" calcext:value-type="float">
            <text:p>13.2117858628395</text:p>
          </table:table-cell>
          <table:table-cell table:formula="of:=(POWER([.$G$32]-[.$C$32]/100;[.S$67])-1)/([.$G$32]-[.$C$32]/100-1)" office:value-type="float" office:value="15.0110989075413" calcext:value-type="float">
            <text:p>15.0110989075413</text:p>
          </table:table-cell>
          <table:table-cell table:formula="of:=(POWER([.$G$32]-[.$C$32]/100;[.T$67])-1)/([.$G$32]-[.$C$32]/100-1)" office:value-type="float" office:value="16.9192703914475" calcext:value-type="float">
            <text:p>16.9192703914475</text:p>
          </table:table-cell>
          <table:table-cell table:formula="of:=(POWER([.$G$32]-[.$C$32]/100;[.U$67])-1)/([.$G$32]-[.$C$32]/100-1)" office:value-type="float" office:value="18.9428862501301" calcext:value-type="float">
            <text:p>18.9428862501301</text:p>
          </table:table-cell>
          <table:table-cell table:formula="of:=(POWER([.$G$32]-[.$C$32]/100;[.V$67])-1)/([.$G$32]-[.$C$32]/100-1)" office:value-type="float" office:value="21.088930868263" calcext:value-type="float">
            <text:p>21.088930868263</text:p>
          </table:table-cell>
          <table:table-cell table:formula="of:=(POWER([.$G$32]-[.$C$32]/100;[.W$67])-1)/([.$G$32]-[.$C$32]/100-1)" office:value-type="float" office:value="23.3648111857929" calcext:value-type="float">
            <text:p>23.3648111857929</text:p>
          </table:table-cell>
          <table:table-cell table:formula="of:=(POWER([.$G$32]-[.$C$32]/100;[.X$67])-1)/([.$G$32]-[.$C$32]/100-1)" office:value-type="float" office:value="25.7783822625333" calcext:value-type="float">
            <text:p>25.7783822625333</text:p>
          </table:table-cell>
          <table:table-cell table:formula="of:=(POWER([.$G$32]-[.$C$32]/100;[.Y$67])-1)/([.$G$32]-[.$C$32]/100-1)" office:value-type="float" office:value="28.3379743894166" calcext:value-type="float">
            <text:p>28.3379743894166</text:p>
          </table:table-cell>
          <table:table-cell table:formula="of:=(POWER([.$G$32]-[.$C$32]/100;[.Z$67])-1)/([.$G$32]-[.$C$32]/100-1)" office:value-type="float" office:value="31.0524218399763" calcext:value-type="float">
            <text:p>31.0524218399763</text:p>
          </table:table-cell>
          <table:table-cell table:formula="of:=(POWER([.$G$32]-[.$C$32]/100;[.AA$67])-1)/([.$G$32]-[.$C$32]/100-1)" office:value-type="float" office:value="33.9310933612949" calcext:value-type="float">
            <text:p>33.9310933612949</text:p>
          </table:table-cell>
          <table:table-cell table:formula="of:=(POWER([.$G$32]-[.$C$32]/100;[.AB$67])-1)/([.$G$32]-[.$C$32]/100-1)" office:value-type="float" office:value="36.9839245096532" calcext:value-type="float">
            <text:p>36.9839245096532</text:p>
          </table:table-cell>
          <table:table-cell table:formula="of:=(POWER([.$G$32]-[.$C$32]/100;[.AC$67])-1)/([.$G$32]-[.$C$32]/100-1)" office:value-type="float" office:value="40.2214519424872" calcext:value-type="float">
            <text:p>40.2214519424872</text:p>
          </table:table-cell>
          <table:table-cell table:formula="of:=(POWER([.$G$32]-[.$C$32]/100;[.AD$67])-1)/([.$G$32]-[.$C$32]/100-1)" office:value-type="float" office:value="43.6548497850077" calcext:value-type="float">
            <text:p>43.6548497850077</text:p>
          </table:table-cell>
          <table:table-cell table:formula="of:=(POWER([.$G$32]-[.$C$32]/100;[.AE$67])-1)/([.$G$32]-[.$C$32]/100-1)" office:value-type="float" office:value="47.2959681970007" calcext:value-type="float">
            <text:p>47.2959681970007</text:p>
          </table:table-cell>
          <table:table-cell table:formula="of:=(POWER([.$G$32]-[.$C$32]/100;[.AF$67])-1)/([.$G$32]-[.$C$32]/100-1)" office:value-type="float" office:value="51.1573742729192" calcext:value-type="float">
            <text:p>51.1573742729192</text:p>
          </table:table-cell>
          <table:table-cell table:formula="of:=(POWER([.$G$32]-[.$C$32]/100;[.AG$67])-1)/([.$G$32]-[.$C$32]/100-1)" office:value-type="float" office:value="55.2523954164308" calcext:value-type="float">
            <text:p>55.2523954164308</text:p>
          </table:table-cell>
          <table:table-cell table:formula="of:=(POWER([.$G$32]-[.$C$32]/100;[.AH$67])-1)/([.$G$32]-[.$C$32]/100-1)" office:value-type="float" office:value="59.5951653391249" calcext:value-type="float">
            <text:p>59.5951653391249</text:p>
          </table:table-cell>
          <table:table-cell table:formula="of:=(POWER([.$G$32]-[.$C$32]/100;[.AI$67])-1)/([.$G$32]-[.$C$32]/100-1)" office:value-type="float" office:value="64.2006728421419" calcext:value-type="float">
            <text:p>64.2006728421419</text:p>
          </table:table-cell>
          <table:table-cell table:formula="of:=(POWER([.$G$32]-[.$C$32]/100;[.AJ$67])-1)/([.$G$32]-[.$C$32]/100-1)" office:value-type="float" office:value="69.0848135490915" calcext:value-type="float">
            <text:p>69.0848135490915</text:p>
          </table:table-cell>
          <table:table-cell table:formula="of:=(POWER([.$G$32]-[.$C$32]/100;[.AK$67])-1)/([.$G$32]-[.$C$32]/100-1)" office:value-type="float" office:value="74.2644447688115" calcext:value-type="float">
            <text:p>74.2644447688115</text:p>
          </table:table-cell>
          <table:table-cell table:formula="of:=(POWER([.$G$32]-[.$C$32]/100;[.AL$67])-1)/([.$G$32]-[.$C$32]/100-1)" office:value-type="float" office:value="79.7574436773246" calcext:value-type="float">
            <text:p>79.7574436773246</text:p>
          </table:table-cell>
          <table:table-cell table:formula="of:=(POWER([.$G$32]-[.$C$32]/100;[.AM$67])-1)/([.$G$32]-[.$C$32]/100-1)" office:value-type="float" office:value="85.5827690198028" calcext:value-type="float">
            <text:p>85.5827690198028</text:p>
          </table:table-cell>
          <table:table-cell table:formula="of:=(POWER([.$G$32]-[.$C$32]/100;[.AN$67])-1)/([.$G$32]-[.$C$32]/100-1)" office:value-type="float" office:value="91.7605265455009" calcext:value-type="float">
            <text:p>91.7605265455009</text:p>
          </table:table-cell>
          <table:table-cell table:formula="of:=(POWER([.$G$32]-[.$C$32]/100;[.AO$67])-1)/([.$G$32]-[.$C$32]/100-1)" office:value-type="float" office:value="98.3120384015037" calcext:value-type="float">
            <text:p>98.3120384015037</text:p>
          </table:table-cell>
          <table:table-cell table:formula="of:=(POWER([.$G$32]-[.$C$32]/100;[.AP$67])-1)/([.$G$32]-[.$C$32]/100-1)" office:value-type="float" office:value="105.259916724795" calcext:value-type="float">
            <text:p>105.259916724795</text:p>
          </table:table-cell>
          <table:table-cell table:formula="of:=(POWER([.$G$32]-[.$C$32]/100;[.AQ$67])-1)/([.$G$32]-[.$C$32]/100-1)" office:value-type="float" office:value="112.628141686645" calcext:value-type="float">
            <text:p>112.628141686645</text:p>
          </table:table-cell>
          <table:table-cell table:formula="of:=(POWER([.$G$32]-[.$C$32]/100;[.AR$67])-1)/([.$G$32]-[.$C$32]/100-1)" office:value-type="float" office:value="120.442144258687" calcext:value-type="float">
            <text:p>120.442144258687</text:p>
          </table:table-cell>
          <table:table-cell table:formula="of:=(POWER([.$G$32]-[.$C$32]/100;[.AS$67])-1)/([.$G$32]-[.$C$32]/100-1)" office:value-type="float" office:value="128.728893986337" calcext:value-type="float">
            <text:p>128.728893986337</text:p>
          </table:table-cell>
          <table:table-cell table:formula="of:=(POWER([.$G$32]-[.$C$32]/100;[.AT$67])-1)/([.$G$32]-[.$C$32]/100-1)" office:value-type="float" office:value="137.516992072511" calcext:value-type="float">
            <text:p>137.516992072511</text:p>
          </table:table-cell>
          <table:table-cell table:formula="of:=(POWER([.$G$32]-[.$C$32]/100;[.AU$67])-1)/([.$G$32]-[.$C$32]/100-1)" office:value-type="float" office:value="146.836770092898" calcext:value-type="float">
            <text:p>146.836770092898</text:p>
          </table:table-cell>
          <table:table-cell table:formula="of:=(POWER([.$G$32]-[.$C$32]/100;[.AV$67])-1)/([.$G$32]-[.$C$32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2]*POWER([.$G32]-[.$C32]/100;[.$H$67])" office:value-type="float" office:value="0.298" calcext:value-type="float">
            <text:p>0.298</text:p>
          </table:table-cell>
          <table:table-cell table:formula="of:=[.$F32]*POWER([.$G32]-[.$C32]/100;[.$I$67])" office:value-type="float" office:value="0.316029" calcext:value-type="float">
            <text:p>0.316029</text:p>
          </table:table-cell>
          <table:table-cell table:formula="of:=[.$F32]*POWER([.$G32]-[.$C32]/100;[.$J$67])" office:value-type="float" office:value="0.3351487545" calcext:value-type="float">
            <text:p>0.3351487545</text:p>
          </table:table-cell>
          <table:table-cell table:formula="of:=[.$F32]*POWER([.$G32]-[.$C32]/100;[.$K$67])" office:value-type="float" office:value="0.35542525414725" calcext:value-type="float">
            <text:p>0.35542525414725</text:p>
          </table:table-cell>
          <table:table-cell table:formula="of:=[.$F32]*POWER([.$G32]-[.$C32]/100;[.$L$67])" office:value-type="float" office:value="0.376928482023159" calcext:value-type="float">
            <text:p>0.376928482023159</text:p>
          </table:table-cell>
          <table:table-cell table:formula="of:=[.$F32]*POWER([.$G32]-[.$C32]/100;[.$M$67])" office:value-type="float" office:value="0.39973265518556" calcext:value-type="float">
            <text:p>0.39973265518556</text:p>
          </table:table-cell>
          <table:table-cell table:formula="of:=[.$F32]*POWER([.$G32]-[.$C32]/100;[.$N$67])" office:value-type="float" office:value="0.423916480824286" calcext:value-type="float">
            <text:p>0.423916480824286</text:p>
          </table:table-cell>
          <table:table-cell table:formula="of:=[.$F32]*POWER([.$G32]-[.$C32]/100;[.$O$67])" office:value-type="float" office:value="0.449563427914155" calcext:value-type="float">
            <text:p>0.449563427914155</text:p>
          </table:table-cell>
          <table:table-cell table:formula="of:=[.$F32]*POWER([.$G32]-[.$C32]/100;[.$P$67])" office:value-type="float" office:value="0.476762015302962" calcext:value-type="float">
            <text:p>0.476762015302962</text:p>
          </table:table-cell>
          <table:table-cell table:formula="of:=[.$F32]*POWER([.$G32]-[.$C32]/100;[.$Q$67])" office:value-type="float" office:value="0.505606117228791" calcext:value-type="float">
            <text:p>0.505606117228791</text:p>
          </table:table-cell>
          <table:table-cell table:formula="of:=[.$F32]*POWER([.$G32]-[.$C32]/100;[.$R$67])" office:value-type="float" office:value="0.536195287321133" calcext:value-type="float">
            <text:p>0.536195287321133</text:p>
          </table:table-cell>
          <table:table-cell table:formula="of:=[.$F32]*POWER([.$G32]-[.$C32]/100;[.$S$67])" office:value-type="float" office:value="0.568635102204061" calcext:value-type="float">
            <text:p>0.568635102204061</text:p>
          </table:table-cell>
          <table:table-cell table:formula="of:=[.$F32]*POWER([.$G32]-[.$C32]/100;[.$T$67])" office:value-type="float" office:value="0.603037525887407" calcext:value-type="float">
            <text:p>0.603037525887407</text:p>
          </table:table-cell>
          <table:table-cell table:formula="of:=[.$F32]*POWER([.$G32]-[.$C32]/100;[.$U$67])" office:value-type="float" office:value="0.639521296203595" calcext:value-type="float">
            <text:p>0.639521296203595</text:p>
          </table:table-cell>
          <table:table-cell table:formula="of:=[.$F32]*POWER([.$G32]-[.$C32]/100;[.$V$67])" office:value-type="float" office:value="0.678212334623913" calcext:value-type="float">
            <text:p>0.678212334623913</text:p>
          </table:table-cell>
          <table:table-cell table:formula="of:=[.$F32]*POWER([.$G32]-[.$C32]/100;[.$W$67])" office:value-type="float" office:value="0.719244180868659" calcext:value-type="float">
            <text:p>0.719244180868659</text:p>
          </table:table-cell>
          <table:table-cell table:formula="of:=[.$F32]*POWER([.$G32]-[.$C32]/100;[.$X$67])" office:value-type="float" office:value="0.762758453811213" calcext:value-type="float">
            <text:p>0.762758453811213</text:p>
          </table:table-cell>
          <table:table-cell table:formula="of:=[.$F32]*POWER([.$G32]-[.$C32]/100;[.$Y$67])" office:value-type="float" office:value="0.808905340266792" calcext:value-type="float">
            <text:p>0.808905340266792</text:p>
          </table:table-cell>
          <table:table-cell table:formula="of:=[.$F32]*POWER([.$G32]-[.$C32]/100;[.$Z$67])" office:value-type="float" office:value="0.857844113352933" calcext:value-type="float">
            <text:p>0.857844113352933</text:p>
          </table:table-cell>
          <table:table-cell table:formula="of:=[.$F32]*POWER([.$G32]-[.$C32]/100;[.$AA$67])" office:value-type="float" office:value="0.909743682210785" calcext:value-type="float">
            <text:p>0.909743682210785</text:p>
          </table:table-cell>
          <table:table-cell table:formula="of:=[.$F32]*POWER([.$G32]-[.$C32]/100;[.$AB$67])" office:value-type="float" office:value="0.964783174984538" calcext:value-type="float">
            <text:p>0.964783174984538</text:p>
          </table:table-cell>
          <table:table-cell table:formula="of:=[.$F32]*POWER([.$G32]-[.$C32]/100;[.$AC$67])" office:value-type="float" office:value="1.0231525570711" calcext:value-type="float">
            <text:p>1.0231525570711</text:p>
          </table:table-cell>
          <table:table-cell table:formula="of:=[.$F32]*POWER([.$G32]-[.$C32]/100;[.$AD$67])" office:value-type="float" office:value="1.0850532867739" calcext:value-type="float">
            <text:p>1.0850532867739</text:p>
          </table:table-cell>
          <table:table-cell table:formula="of:=[.$F32]*POWER([.$G32]-[.$C32]/100;[.$AE$67])" office:value-type="float" office:value="1.15069901062373" calcext:value-type="float">
            <text:p>1.15069901062373</text:p>
          </table:table-cell>
          <table:table-cell table:formula="of:=[.$F32]*POWER([.$G32]-[.$C32]/100;[.$AF$67])" office:value-type="float" office:value="1.22031630076646" calcext:value-type="float">
            <text:p>1.22031630076646</text:p>
          </table:table-cell>
          <table:table-cell table:formula="of:=[.$F32]*POWER([.$G32]-[.$C32]/100;[.$AG$67])" office:value-type="float" office:value="1.29414543696283" calcext:value-type="float">
            <text:p>1.29414543696283</text:p>
          </table:table-cell>
          <table:table-cell table:formula="of:=[.$F32]*POWER([.$G32]-[.$C32]/100;[.$AH$67])" office:value-type="float" office:value="1.37244123589908" calcext:value-type="float">
            <text:p>1.37244123589908</text:p>
          </table:table-cell>
          <table:table-cell table:formula="of:=[.$F32]*POWER([.$G32]-[.$C32]/100;[.$AI$67])" office:value-type="float" office:value="1.45547393067098" calcext:value-type="float">
            <text:p>1.45547393067098</text:p>
          </table:table-cell>
          <table:table-cell table:formula="of:=[.$F32]*POWER([.$G32]-[.$C32]/100;[.$AJ$67])" office:value-type="float" office:value="1.54353010347657" calcext:value-type="float">
            <text:p>1.54353010347657</text:p>
          </table:table-cell>
          <table:table-cell table:formula="of:=[.$F32]*POWER([.$G32]-[.$C32]/100;[.$AK$67])" office:value-type="float" office:value="1.6369136747369" calcext:value-type="float">
            <text:p>1.6369136747369</text:p>
          </table:table-cell>
          <table:table-cell table:formula="of:=[.$F32]*POWER([.$G32]-[.$C32]/100;[.$AL$67])" office:value-type="float" office:value="1.73594695205849" calcext:value-type="float">
            <text:p>1.73594695205849</text:p>
          </table:table-cell>
          <table:table-cell table:formula="of:=[.$F32]*POWER([.$G32]-[.$C32]/100;[.$AM$67])" office:value-type="float" office:value="1.84097174265802" calcext:value-type="float">
            <text:p>1.84097174265802</text:p>
          </table:table-cell>
          <table:table-cell table:formula="of:=[.$F32]*POWER([.$G32]-[.$C32]/100;[.$AN$67])" office:value-type="float" office:value="1.95235053308884" calcext:value-type="float">
            <text:p>1.95235053308884</text:p>
          </table:table-cell>
          <table:table-cell table:formula="of:=[.$F32]*POWER([.$G32]-[.$C32]/100;[.$AO$67])" office:value-type="float" office:value="2.07046774034071" calcext:value-type="float">
            <text:p>2.07046774034071</text:p>
          </table:table-cell>
          <table:table-cell table:formula="of:=[.$F32]*POWER([.$G32]-[.$C32]/100;[.$AP$67])" office:value-type="float" office:value="2.19573103863132" calcext:value-type="float">
            <text:p>2.19573103863132</text:p>
          </table:table-cell>
          <table:table-cell table:formula="of:=[.$F32]*POWER([.$G32]-[.$C32]/100;[.$AQ$67])" office:value-type="float" office:value="2.32857276646852" calcext:value-type="float">
            <text:p>2.32857276646852</text:p>
          </table:table-cell>
          <table:table-cell table:formula="of:=[.$F32]*POWER([.$G32]-[.$C32]/100;[.$AR$67])" office:value-type="float" office:value="2.46945141883986" calcext:value-type="float">
            <text:p>2.46945141883986</text:p>
          </table:table-cell>
          <table:table-cell table:formula="of:=[.$F32]*POWER([.$G32]-[.$C32]/100;[.$AS$67])" office:value-type="float" office:value="2.61885322967967" calcext:value-type="float">
            <text:p>2.61885322967967</text:p>
          </table:table-cell>
          <table:table-cell table:formula="of:=[.$F32]*POWER([.$G32]-[.$C32]/100;[.$AT$67])" office:value-type="float" office:value="2.7772938500753" calcext:value-type="float">
            <text:p>2.7772938500753</text:p>
          </table:table-cell>
          <table:table-cell table:formula="of:=[.$F32]*POWER([.$G32]-[.$C32]/100;[.$AU$67])" office:value-type="float" office:value="2.94532012800485" calcext:value-type="float">
            <text:p>2.94532012800485</text:p>
          </table:table-cell>
          <table:table-cell table:formula="of:=[.$F32]*POWER([.$G32]-[.$C32]/100;[.$AV$67])" office:value-type="float" office:value="3.12351199574914" calcext:value-type="float">
            <text:p>3.1235119957491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US Treas</text:p>
          </table:table-cell>
          <table:table-cell office:value-type="string" calcext:value-type="string">
            <text:p>LU208923919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3:.BR33])" office:value-type="float" office:value="100" calcext:value-type="float">
            <text:p>100</text:p>
          </table:table-cell>
          <table:table-cell table:number-columns-repeated="6"/>
          <table:table-cell table:formula="of:=(POWER([.$G$33]-[.$C$33]/100;[.H$67])-1)/([.$G$33]-[.$C$33]/100-1)" office:value-type="float" office:value="0" calcext:value-type="float">
            <text:p>0</text:p>
          </table:table-cell>
          <table:table-cell table:formula="of:=(POWER([.$G$33]-[.$C$33]/100;[.I$67])-1)/([.$G$33]-[.$C$33]/100-1)" office:value-type="float" office:value="1" calcext:value-type="float">
            <text:p>1</text:p>
          </table:table-cell>
          <table:table-cell table:formula="of:=(POWER([.$G$33]-[.$C$33]/100;[.J$67])-1)/([.$G$33]-[.$C$33]/100-1)" office:value-type="float" office:value="2.0607" calcext:value-type="float">
            <text:p>2.0607</text:p>
          </table:table-cell>
          <table:table-cell table:formula="of:=(POWER([.$G$33]-[.$C$33]/100;[.K$67])-1)/([.$G$33]-[.$C$33]/100-1)" office:value-type="float" office:value="3.18578449" calcext:value-type="float">
            <text:p>3.18578449</text:p>
          </table:table-cell>
          <table:table-cell table:formula="of:=(POWER([.$G$33]-[.$C$33]/100;[.L$67])-1)/([.$G$33]-[.$C$33]/100-1)" office:value-type="float" office:value="4.379161608543" calcext:value-type="float">
            <text:p>4.379161608543</text:p>
          </table:table-cell>
          <table:table-cell table:formula="of:=(POWER([.$G$33]-[.$C$33]/100;[.M$67])-1)/([.$G$33]-[.$C$33]/100-1)" office:value-type="float" office:value="5.64497671818156" calcext:value-type="float">
            <text:p>5.64497671818156</text:p>
          </table:table-cell>
          <table:table-cell table:formula="of:=(POWER([.$G$33]-[.$C$33]/100;[.N$67])-1)/([.$G$33]-[.$C$33]/100-1)" office:value-type="float" office:value="6.98762680497518" calcext:value-type="float">
            <text:p>6.98762680497518</text:p>
          </table:table-cell>
          <table:table-cell table:formula="of:=(POWER([.$G$33]-[.$C$33]/100;[.O$67])-1)/([.$G$33]-[.$C$33]/100-1)" office:value-type="float" office:value="8.41177575203717" calcext:value-type="float">
            <text:p>8.41177575203717</text:p>
          </table:table-cell>
          <table:table-cell table:formula="of:=(POWER([.$G$33]-[.$C$33]/100;[.P$67])-1)/([.$G$33]-[.$C$33]/100-1)" office:value-type="float" office:value="9.92237054018583" calcext:value-type="float">
            <text:p>9.92237054018583</text:p>
          </table:table-cell>
          <table:table-cell table:formula="of:=(POWER([.$G$33]-[.$C$33]/100;[.Q$67])-1)/([.$G$33]-[.$C$33]/100-1)" office:value-type="float" office:value="11.5246584319751" calcext:value-type="float">
            <text:p>11.5246584319751</text:p>
          </table:table-cell>
          <table:table-cell table:formula="of:=(POWER([.$G$33]-[.$C$33]/100;[.R$67])-1)/([.$G$33]-[.$C$33]/100-1)" office:value-type="float" office:value="13.224205198796" calcext:value-type="float">
            <text:p>13.224205198796</text:p>
          </table:table-cell>
          <table:table-cell table:formula="of:=(POWER([.$G$33]-[.$C$33]/100;[.S$67])-1)/([.$G$33]-[.$C$33]/100-1)" office:value-type="float" office:value="15.0269144543629" calcext:value-type="float">
            <text:p>15.0269144543629</text:p>
          </table:table-cell>
          <table:table-cell table:formula="of:=(POWER([.$G$33]-[.$C$33]/100;[.T$67])-1)/([.$G$33]-[.$C$33]/100-1)" office:value-type="float" office:value="16.9390481617427" calcext:value-type="float">
            <text:p>16.9390481617427</text:p>
          </table:table-cell>
          <table:table-cell table:formula="of:=(POWER([.$G$33]-[.$C$33]/100;[.U$67])-1)/([.$G$33]-[.$C$33]/100-1)" office:value-type="float" office:value="18.9672483851605" calcext:value-type="float">
            <text:p>18.9672483851605</text:p>
          </table:table-cell>
          <table:table-cell table:formula="of:=(POWER([.$G$33]-[.$C$33]/100;[.V$67])-1)/([.$G$33]-[.$C$33]/100-1)" office:value-type="float" office:value="21.1185603621398" calcext:value-type="float">
            <text:p>21.1185603621398</text:p>
          </table:table-cell>
          <table:table-cell table:formula="of:=(POWER([.$G$33]-[.$C$33]/100;[.W$67])-1)/([.$G$33]-[.$C$33]/100-1)" office:value-type="float" office:value="23.4004569761217" calcext:value-type="float">
            <text:p>23.4004569761217</text:p>
          </table:table-cell>
          <table:table-cell table:formula="of:=(POWER([.$G$33]-[.$C$33]/100;[.X$67])-1)/([.$G$33]-[.$C$33]/100-1)" office:value-type="float" office:value="25.8208647145722" calcext:value-type="float">
            <text:p>25.8208647145722</text:p>
          </table:table-cell>
          <table:table-cell table:formula="of:=(POWER([.$G$33]-[.$C$33]/100;[.Y$67])-1)/([.$G$33]-[.$C$33]/100-1)" office:value-type="float" office:value="28.3881912027468" calcext:value-type="float">
            <text:p>28.3881912027468</text:p>
          </table:table-cell>
          <table:table-cell table:formula="of:=(POWER([.$G$33]-[.$C$33]/100;[.Z$67])-1)/([.$G$33]-[.$C$33]/100-1)" office:value-type="float" office:value="31.1113544087535" calcext:value-type="float">
            <text:p>31.1113544087535</text:p>
          </table:table-cell>
          <table:table-cell table:formula="of:=(POWER([.$G$33]-[.$C$33]/100;[.AA$67])-1)/([.$G$33]-[.$C$33]/100-1)" office:value-type="float" office:value="33.9998136213648" calcext:value-type="float">
            <text:p>33.9998136213648</text:p>
          </table:table-cell>
          <table:table-cell table:formula="of:=(POWER([.$G$33]-[.$C$33]/100;[.AB$67])-1)/([.$G$33]-[.$C$33]/100-1)" office:value-type="float" office:value="37.0636023081817" calcext:value-type="float">
            <text:p>37.0636023081817</text:p>
          </table:table-cell>
          <table:table-cell table:formula="of:=(POWER([.$G$33]-[.$C$33]/100;[.AC$67])-1)/([.$G$33]-[.$C$33]/100-1)" office:value-type="float" office:value="40.3133629682883" calcext:value-type="float">
            <text:p>40.3133629682883</text:p>
          </table:table-cell>
          <table:table-cell table:formula="of:=(POWER([.$G$33]-[.$C$33]/100;[.AD$67])-1)/([.$G$33]-[.$C$33]/100-1)" office:value-type="float" office:value="43.7603841004634" calcext:value-type="float">
            <text:p>43.7603841004634</text:p>
          </table:table-cell>
          <table:table-cell table:formula="of:=(POWER([.$G$33]-[.$C$33]/100;[.AE$67])-1)/([.$G$33]-[.$C$33]/100-1)" office:value-type="float" office:value="47.4166394153615" calcext:value-type="float">
            <text:p>47.4166394153615</text:p>
          </table:table-cell>
          <table:table-cell table:formula="of:=(POWER([.$G$33]-[.$C$33]/100;[.AF$67])-1)/([.$G$33]-[.$C$33]/100-1)" office:value-type="float" office:value="51.294829427874" calcext:value-type="float">
            <text:p>51.294829427874</text:p>
          </table:table-cell>
          <table:table-cell table:formula="of:=(POWER([.$G$33]-[.$C$33]/100;[.AG$67])-1)/([.$G$33]-[.$C$33]/100-1)" office:value-type="float" office:value="55.4084255741459" calcext:value-type="float">
            <text:p>55.4084255741459</text:p>
          </table:table-cell>
          <table:table-cell table:formula="of:=(POWER([.$G$33]-[.$C$33]/100;[.AH$67])-1)/([.$G$33]-[.$C$33]/100-1)" office:value-type="float" office:value="59.7717170064966" calcext:value-type="float">
            <text:p>59.7717170064966</text:p>
          </table:table-cell>
          <table:table-cell table:formula="of:=(POWER([.$G$33]-[.$C$33]/100;[.AI$67])-1)/([.$G$33]-[.$C$33]/100-1)" office:value-type="float" office:value="64.3998602287909" calcext:value-type="float">
            <text:p>64.3998602287909</text:p>
          </table:table-cell>
          <table:table-cell table:formula="of:=(POWER([.$G$33]-[.$C$33]/100;[.AJ$67])-1)/([.$G$33]-[.$C$33]/100-1)" office:value-type="float" office:value="69.3089317446785" calcext:value-type="float">
            <text:p>69.3089317446785</text:p>
          </table:table-cell>
          <table:table-cell table:formula="of:=(POWER([.$G$33]-[.$C$33]/100;[.AK$67])-1)/([.$G$33]-[.$C$33]/100-1)" office:value-type="float" office:value="74.5159839015805" calcext:value-type="float">
            <text:p>74.5159839015805</text:p>
          </table:table-cell>
          <table:table-cell table:formula="of:=(POWER([.$G$33]-[.$C$33]/100;[.AL$67])-1)/([.$G$33]-[.$C$33]/100-1)" office:value-type="float" office:value="80.0391041244065" calcext:value-type="float">
            <text:p>80.0391041244065</text:p>
          </table:table-cell>
          <table:table-cell table:formula="of:=(POWER([.$G$33]-[.$C$33]/100;[.AM$67])-1)/([.$G$33]-[.$C$33]/100-1)" office:value-type="float" office:value="85.8974777447579" calcext:value-type="float">
            <text:p>85.8974777447579</text:p>
          </table:table-cell>
          <table:table-cell table:formula="of:=(POWER([.$G$33]-[.$C$33]/100;[.AN$67])-1)/([.$G$33]-[.$C$33]/100-1)" office:value-type="float" office:value="92.1114546438647" calcext:value-type="float">
            <text:p>92.1114546438647</text:p>
          </table:table-cell>
          <table:table-cell table:formula="of:=(POWER([.$G$33]-[.$C$33]/100;[.AO$67])-1)/([.$G$33]-[.$C$33]/100-1)" office:value-type="float" office:value="98.7026199407473" calcext:value-type="float">
            <text:p>98.7026199407473</text:p>
          </table:table-cell>
          <table:table-cell table:formula="of:=(POWER([.$G$33]-[.$C$33]/100;[.AP$67])-1)/([.$G$33]-[.$C$33]/100-1)" office:value-type="float" office:value="105.693868971151" calcext:value-type="float">
            <text:p>105.693868971151</text:p>
          </table:table-cell>
          <table:table-cell table:formula="of:=(POWER([.$G$33]-[.$C$33]/100;[.AQ$67])-1)/([.$G$33]-[.$C$33]/100-1)" office:value-type="float" office:value="113.1094868177" calcext:value-type="float">
            <text:p>113.1094868177</text:p>
          </table:table-cell>
          <table:table-cell table:formula="of:=(POWER([.$G$33]-[.$C$33]/100;[.AR$67])-1)/([.$G$33]-[.$C$33]/100-1)" office:value-type="float" office:value="120.975232667534" calcext:value-type="float">
            <text:p>120.975232667534</text:p>
          </table:table-cell>
          <table:table-cell table:formula="of:=(POWER([.$G$33]-[.$C$33]/100;[.AS$67])-1)/([.$G$33]-[.$C$33]/100-1)" office:value-type="float" office:value="129.318429290453" calcext:value-type="float">
            <text:p>129.318429290453</text:p>
          </table:table-cell>
          <table:table-cell table:formula="of:=(POWER([.$G$33]-[.$C$33]/100;[.AT$67])-1)/([.$G$33]-[.$C$33]/100-1)" office:value-type="float" office:value="138.168057948384" calcext:value-type="float">
            <text:p>138.168057948384</text:p>
          </table:table-cell>
          <table:table-cell table:formula="of:=(POWER([.$G$33]-[.$C$33]/100;[.AU$67])-1)/([.$G$33]-[.$C$33]/100-1)" office:value-type="float" office:value="147.554859065851" calcext:value-type="float">
            <text:p>147.554859065851</text:p>
          </table:table-cell>
          <table:table-cell table:formula="of:=(POWER([.$G$33]-[.$C$33]/100;[.AV$67])-1)/([.$G$33]-[.$C$33]/100-1)" office:value-type="float" office:value="157.511439011148" calcext:value-type="float">
            <text:p>157.511439011148</text:p>
          </table:table-cell>
          <table:table-cell table:number-columns-repeated="2"/>
          <table:table-cell table:formula="of:=[.$F33]*POWER([.$G33]-[.$C33]/100;[.$H$67])" office:value-type="float" office:value="0" calcext:value-type="float">
            <text:p>0</text:p>
          </table:table-cell>
          <table:table-cell table:formula="of:=[.$F33]*POWER([.$G33]-[.$C33]/100;[.$I$67])" office:value-type="float" office:value="0" calcext:value-type="float">
            <text:p>0</text:p>
          </table:table-cell>
          <table:table-cell table:formula="of:=[.$F33]*POWER([.$G33]-[.$C33]/100;[.$J$67])" office:value-type="float" office:value="0" calcext:value-type="float">
            <text:p>0</text:p>
          </table:table-cell>
          <table:table-cell table:formula="of:=[.$F33]*POWER([.$G33]-[.$C33]/100;[.$K$67])" office:value-type="float" office:value="0" calcext:value-type="float">
            <text:p>0</text:p>
          </table:table-cell>
          <table:table-cell table:formula="of:=[.$F33]*POWER([.$G33]-[.$C33]/100;[.$L$67])" office:value-type="float" office:value="0" calcext:value-type="float">
            <text:p>0</text:p>
          </table:table-cell>
          <table:table-cell table:formula="of:=[.$F33]*POWER([.$G33]-[.$C33]/100;[.$M$67])" office:value-type="float" office:value="0" calcext:value-type="float">
            <text:p>0</text:p>
          </table:table-cell>
          <table:table-cell table:formula="of:=[.$F33]*POWER([.$G33]-[.$C33]/100;[.$N$67])" office:value-type="float" office:value="0" calcext:value-type="float">
            <text:p>0</text:p>
          </table:table-cell>
          <table:table-cell table:formula="of:=[.$F33]*POWER([.$G33]-[.$C33]/100;[.$O$67])" office:value-type="float" office:value="0" calcext:value-type="float">
            <text:p>0</text:p>
          </table:table-cell>
          <table:table-cell table:formula="of:=[.$F33]*POWER([.$G33]-[.$C33]/100;[.$P$67])" office:value-type="float" office:value="0" calcext:value-type="float">
            <text:p>0</text:p>
          </table:table-cell>
          <table:table-cell table:formula="of:=[.$F33]*POWER([.$G33]-[.$C33]/100;[.$Q$67])" office:value-type="float" office:value="0" calcext:value-type="float">
            <text:p>0</text:p>
          </table:table-cell>
          <table:table-cell table:formula="of:=[.$F33]*POWER([.$G33]-[.$C33]/100;[.$R$67])" office:value-type="float" office:value="0" calcext:value-type="float">
            <text:p>0</text:p>
          </table:table-cell>
          <table:table-cell table:formula="of:=[.$F33]*POWER([.$G33]-[.$C33]/100;[.$S$67])" office:value-type="float" office:value="0" calcext:value-type="float">
            <text:p>0</text:p>
          </table:table-cell>
          <table:table-cell table:formula="of:=[.$F33]*POWER([.$G33]-[.$C33]/100;[.$T$67])" office:value-type="float" office:value="0" calcext:value-type="float">
            <text:p>0</text:p>
          </table:table-cell>
          <table:table-cell table:formula="of:=[.$F33]*POWER([.$G33]-[.$C33]/100;[.$U$67])" office:value-type="float" office:value="0" calcext:value-type="float">
            <text:p>0</text:p>
          </table:table-cell>
          <table:table-cell table:formula="of:=[.$F33]*POWER([.$G33]-[.$C33]/100;[.$V$67])" office:value-type="float" office:value="0" calcext:value-type="float">
            <text:p>0</text:p>
          </table:table-cell>
          <table:table-cell table:formula="of:=[.$F33]*POWER([.$G33]-[.$C33]/100;[.$W$67])" office:value-type="float" office:value="0" calcext:value-type="float">
            <text:p>0</text:p>
          </table:table-cell>
          <table:table-cell table:formula="of:=[.$F33]*POWER([.$G33]-[.$C33]/100;[.$X$67])" office:value-type="float" office:value="0" calcext:value-type="float">
            <text:p>0</text:p>
          </table:table-cell>
          <table:table-cell table:formula="of:=[.$F33]*POWER([.$G33]-[.$C33]/100;[.$Y$67])" office:value-type="float" office:value="0" calcext:value-type="float">
            <text:p>0</text:p>
          </table:table-cell>
          <table:table-cell table:formula="of:=[.$F33]*POWER([.$G33]-[.$C33]/100;[.$Z$67])" office:value-type="float" office:value="0" calcext:value-type="float">
            <text:p>0</text:p>
          </table:table-cell>
          <table:table-cell table:formula="of:=[.$F33]*POWER([.$G33]-[.$C33]/100;[.$AA$67])" office:value-type="float" office:value="0" calcext:value-type="float">
            <text:p>0</text:p>
          </table:table-cell>
          <table:table-cell table:formula="of:=[.$F33]*POWER([.$G33]-[.$C33]/100;[.$AB$67])" office:value-type="float" office:value="0" calcext:value-type="float">
            <text:p>0</text:p>
          </table:table-cell>
          <table:table-cell table:formula="of:=[.$F33]*POWER([.$G33]-[.$C33]/100;[.$AC$67])" office:value-type="float" office:value="0" calcext:value-type="float">
            <text:p>0</text:p>
          </table:table-cell>
          <table:table-cell table:formula="of:=[.$F33]*POWER([.$G33]-[.$C33]/100;[.$AD$67])" office:value-type="float" office:value="0" calcext:value-type="float">
            <text:p>0</text:p>
          </table:table-cell>
          <table:table-cell table:formula="of:=[.$F33]*POWER([.$G33]-[.$C33]/100;[.$AE$67])" office:value-type="float" office:value="0" calcext:value-type="float">
            <text:p>0</text:p>
          </table:table-cell>
          <table:table-cell table:formula="of:=[.$F33]*POWER([.$G33]-[.$C33]/100;[.$AF$67])" office:value-type="float" office:value="0" calcext:value-type="float">
            <text:p>0</text:p>
          </table:table-cell>
          <table:table-cell table:formula="of:=[.$F33]*POWER([.$G33]-[.$C33]/100;[.$AG$67])" office:value-type="float" office:value="0" calcext:value-type="float">
            <text:p>0</text:p>
          </table:table-cell>
          <table:table-cell table:formula="of:=[.$F33]*POWER([.$G33]-[.$C33]/100;[.$AH$67])" office:value-type="float" office:value="0" calcext:value-type="float">
            <text:p>0</text:p>
          </table:table-cell>
          <table:table-cell table:formula="of:=[.$F33]*POWER([.$G33]-[.$C33]/100;[.$AI$67])" office:value-type="float" office:value="0" calcext:value-type="float">
            <text:p>0</text:p>
          </table:table-cell>
          <table:table-cell table:formula="of:=[.$F33]*POWER([.$G33]-[.$C33]/100;[.$AJ$67])" office:value-type="float" office:value="0" calcext:value-type="float">
            <text:p>0</text:p>
          </table:table-cell>
          <table:table-cell table:formula="of:=[.$F33]*POWER([.$G33]-[.$C33]/100;[.$AK$67])" office:value-type="float" office:value="0" calcext:value-type="float">
            <text:p>0</text:p>
          </table:table-cell>
          <table:table-cell table:formula="of:=[.$F33]*POWER([.$G33]-[.$C33]/100;[.$AL$67])" office:value-type="float" office:value="0" calcext:value-type="float">
            <text:p>0</text:p>
          </table:table-cell>
          <table:table-cell table:formula="of:=[.$F33]*POWER([.$G33]-[.$C33]/100;[.$AM$67])" office:value-type="float" office:value="0" calcext:value-type="float">
            <text:p>0</text:p>
          </table:table-cell>
          <table:table-cell table:formula="of:=[.$F33]*POWER([.$G33]-[.$C33]/100;[.$AN$67])" office:value-type="float" office:value="0" calcext:value-type="float">
            <text:p>0</text:p>
          </table:table-cell>
          <table:table-cell table:formula="of:=[.$F33]*POWER([.$G33]-[.$C33]/100;[.$AO$67])" office:value-type="float" office:value="0" calcext:value-type="float">
            <text:p>0</text:p>
          </table:table-cell>
          <table:table-cell table:formula="of:=[.$F33]*POWER([.$G33]-[.$C33]/100;[.$AP$67])" office:value-type="float" office:value="0" calcext:value-type="float">
            <text:p>0</text:p>
          </table:table-cell>
          <table:table-cell table:formula="of:=[.$F33]*POWER([.$G33]-[.$C33]/100;[.$AQ$67])" office:value-type="float" office:value="0" calcext:value-type="float">
            <text:p>0</text:p>
          </table:table-cell>
          <table:table-cell table:formula="of:=[.$F33]*POWER([.$G33]-[.$C33]/100;[.$AR$67])" office:value-type="float" office:value="0" calcext:value-type="float">
            <text:p>0</text:p>
          </table:table-cell>
          <table:table-cell table:formula="of:=[.$F33]*POWER([.$G33]-[.$C33]/100;[.$AS$67])" office:value-type="float" office:value="0" calcext:value-type="float">
            <text:p>0</text:p>
          </table:table-cell>
          <table:table-cell table:formula="of:=[.$F33]*POWER([.$G33]-[.$C33]/100;[.$AT$67])" office:value-type="float" office:value="0" calcext:value-type="float">
            <text:p>0</text:p>
          </table:table-cell>
          <table:table-cell table:formula="of:=[.$F33]*POWER([.$G33]-[.$C33]/100;[.$AU$67])" office:value-type="float" office:value="0" calcext:value-type="float">
            <text:p>0</text:p>
          </table:table-cell>
          <table:table-cell table:formula="of:=[.$F33]*POWER([.$G33]-[.$C3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4:.BR34])" office:value-type="float" office:value="0" calcext:value-type="float">
            <text:p>0</text:p>
          </table:table-cell>
          <table:table-cell table:number-columns-repeated="6"/>
          <table:table-cell table:formula="of:=(POWER([.$G$34]-[.$C$34]/100;[.H$67])-1)/([.$G$34]-[.$C$34]/100-1)" office:value-type="float" office:value="-0" calcext:value-type="float">
            <text:p>0</text:p>
          </table:table-cell>
          <table:table-cell table:formula="of:=(POWER([.$G$34]-[.$C$34]/100;[.I$67])-1)/([.$G$34]-[.$C$34]/100-1)" office:value-type="float" office:value="1" calcext:value-type="float">
            <text:p>1</text:p>
          </table:table-cell>
          <table:table-cell table:formula="of:=(POWER([.$G$34]-[.$C$34]/100;[.J$67])-1)/([.$G$34]-[.$C$34]/100-1)" office:value-type="float" office:value="1" calcext:value-type="float">
            <text:p>1</text:p>
          </table:table-cell>
          <table:table-cell table:formula="of:=(POWER([.$G$34]-[.$C$34]/100;[.K$67])-1)/([.$G$34]-[.$C$34]/100-1)" office:value-type="float" office:value="1" calcext:value-type="float">
            <text:p>1</text:p>
          </table:table-cell>
          <table:table-cell table:formula="of:=(POWER([.$G$34]-[.$C$34]/100;[.L$67])-1)/([.$G$34]-[.$C$34]/100-1)" office:value-type="float" office:value="1" calcext:value-type="float">
            <text:p>1</text:p>
          </table:table-cell>
          <table:table-cell table:formula="of:=(POWER([.$G$34]-[.$C$34]/100;[.M$67])-1)/([.$G$34]-[.$C$34]/100-1)" office:value-type="float" office:value="1" calcext:value-type="float">
            <text:p>1</text:p>
          </table:table-cell>
          <table:table-cell table:formula="of:=(POWER([.$G$34]-[.$C$34]/100;[.N$67])-1)/([.$G$34]-[.$C$34]/100-1)" office:value-type="float" office:value="1" calcext:value-type="float">
            <text:p>1</text:p>
          </table:table-cell>
          <table:table-cell table:formula="of:=(POWER([.$G$34]-[.$C$34]/100;[.O$67])-1)/([.$G$34]-[.$C$34]/100-1)" office:value-type="float" office:value="1" calcext:value-type="float">
            <text:p>1</text:p>
          </table:table-cell>
          <table:table-cell table:formula="of:=(POWER([.$G$34]-[.$C$34]/100;[.P$67])-1)/([.$G$34]-[.$C$34]/100-1)" office:value-type="float" office:value="1" calcext:value-type="float">
            <text:p>1</text:p>
          </table:table-cell>
          <table:table-cell table:formula="of:=(POWER([.$G$34]-[.$C$34]/100;[.Q$67])-1)/([.$G$34]-[.$C$34]/100-1)" office:value-type="float" office:value="1" calcext:value-type="float">
            <text:p>1</text:p>
          </table:table-cell>
          <table:table-cell table:formula="of:=(POWER([.$G$34]-[.$C$34]/100;[.R$67])-1)/([.$G$34]-[.$C$34]/100-1)" office:value-type="float" office:value="1" calcext:value-type="float">
            <text:p>1</text:p>
          </table:table-cell>
          <table:table-cell table:formula="of:=(POWER([.$G$34]-[.$C$34]/100;[.S$67])-1)/([.$G$34]-[.$C$34]/100-1)" office:value-type="float" office:value="1" calcext:value-type="float">
            <text:p>1</text:p>
          </table:table-cell>
          <table:table-cell table:formula="of:=(POWER([.$G$34]-[.$C$34]/100;[.T$67])-1)/([.$G$34]-[.$C$34]/100-1)" office:value-type="float" office:value="1" calcext:value-type="float">
            <text:p>1</text:p>
          </table:table-cell>
          <table:table-cell table:formula="of:=(POWER([.$G$34]-[.$C$34]/100;[.U$67])-1)/([.$G$34]-[.$C$34]/100-1)" office:value-type="float" office:value="1" calcext:value-type="float">
            <text:p>1</text:p>
          </table:table-cell>
          <table:table-cell table:formula="of:=(POWER([.$G$34]-[.$C$34]/100;[.V$67])-1)/([.$G$34]-[.$C$34]/100-1)" office:value-type="float" office:value="1" calcext:value-type="float">
            <text:p>1</text:p>
          </table:table-cell>
          <table:table-cell table:formula="of:=(POWER([.$G$34]-[.$C$34]/100;[.W$67])-1)/([.$G$34]-[.$C$34]/100-1)" office:value-type="float" office:value="1" calcext:value-type="float">
            <text:p>1</text:p>
          </table:table-cell>
          <table:table-cell table:formula="of:=(POWER([.$G$34]-[.$C$34]/100;[.X$67])-1)/([.$G$34]-[.$C$34]/100-1)" office:value-type="float" office:value="1" calcext:value-type="float">
            <text:p>1</text:p>
          </table:table-cell>
          <table:table-cell table:formula="of:=(POWER([.$G$34]-[.$C$34]/100;[.Y$67])-1)/([.$G$34]-[.$C$34]/100-1)" office:value-type="float" office:value="1" calcext:value-type="float">
            <text:p>1</text:p>
          </table:table-cell>
          <table:table-cell table:formula="of:=(POWER([.$G$34]-[.$C$34]/100;[.Z$67])-1)/([.$G$34]-[.$C$34]/100-1)" office:value-type="float" office:value="1" calcext:value-type="float">
            <text:p>1</text:p>
          </table:table-cell>
          <table:table-cell table:formula="of:=(POWER([.$G$34]-[.$C$34]/100;[.AA$67])-1)/([.$G$34]-[.$C$34]/100-1)" office:value-type="float" office:value="1" calcext:value-type="float">
            <text:p>1</text:p>
          </table:table-cell>
          <table:table-cell table:formula="of:=(POWER([.$G$34]-[.$C$34]/100;[.AB$67])-1)/([.$G$34]-[.$C$34]/100-1)" office:value-type="float" office:value="1" calcext:value-type="float">
            <text:p>1</text:p>
          </table:table-cell>
          <table:table-cell table:formula="of:=(POWER([.$G$34]-[.$C$34]/100;[.AC$67])-1)/([.$G$34]-[.$C$34]/100-1)" office:value-type="float" office:value="1" calcext:value-type="float">
            <text:p>1</text:p>
          </table:table-cell>
          <table:table-cell table:formula="of:=(POWER([.$G$34]-[.$C$34]/100;[.AD$67])-1)/([.$G$34]-[.$C$34]/100-1)" office:value-type="float" office:value="1" calcext:value-type="float">
            <text:p>1</text:p>
          </table:table-cell>
          <table:table-cell table:formula="of:=(POWER([.$G$34]-[.$C$34]/100;[.AE$67])-1)/([.$G$34]-[.$C$34]/100-1)" office:value-type="float" office:value="1" calcext:value-type="float">
            <text:p>1</text:p>
          </table:table-cell>
          <table:table-cell table:formula="of:=(POWER([.$G$34]-[.$C$34]/100;[.AF$67])-1)/([.$G$34]-[.$C$34]/100-1)" office:value-type="float" office:value="1" calcext:value-type="float">
            <text:p>1</text:p>
          </table:table-cell>
          <table:table-cell table:formula="of:=(POWER([.$G$34]-[.$C$34]/100;[.AG$67])-1)/([.$G$34]-[.$C$34]/100-1)" office:value-type="float" office:value="1" calcext:value-type="float">
            <text:p>1</text:p>
          </table:table-cell>
          <table:table-cell table:formula="of:=(POWER([.$G$34]-[.$C$34]/100;[.AH$67])-1)/([.$G$34]-[.$C$34]/100-1)" office:value-type="float" office:value="1" calcext:value-type="float">
            <text:p>1</text:p>
          </table:table-cell>
          <table:table-cell table:formula="of:=(POWER([.$G$34]-[.$C$34]/100;[.AI$67])-1)/([.$G$34]-[.$C$34]/100-1)" office:value-type="float" office:value="1" calcext:value-type="float">
            <text:p>1</text:p>
          </table:table-cell>
          <table:table-cell table:formula="of:=(POWER([.$G$34]-[.$C$34]/100;[.AJ$67])-1)/([.$G$34]-[.$C$34]/100-1)" office:value-type="float" office:value="1" calcext:value-type="float">
            <text:p>1</text:p>
          </table:table-cell>
          <table:table-cell table:formula="of:=(POWER([.$G$34]-[.$C$34]/100;[.AK$67])-1)/([.$G$34]-[.$C$34]/100-1)" office:value-type="float" office:value="1" calcext:value-type="float">
            <text:p>1</text:p>
          </table:table-cell>
          <table:table-cell table:formula="of:=(POWER([.$G$34]-[.$C$34]/100;[.AL$67])-1)/([.$G$34]-[.$C$34]/100-1)" office:value-type="float" office:value="1" calcext:value-type="float">
            <text:p>1</text:p>
          </table:table-cell>
          <table:table-cell table:formula="of:=(POWER([.$G$34]-[.$C$34]/100;[.AM$67])-1)/([.$G$34]-[.$C$34]/100-1)" office:value-type="float" office:value="1" calcext:value-type="float">
            <text:p>1</text:p>
          </table:table-cell>
          <table:table-cell table:formula="of:=(POWER([.$G$34]-[.$C$34]/100;[.AN$67])-1)/([.$G$34]-[.$C$34]/100-1)" office:value-type="float" office:value="1" calcext:value-type="float">
            <text:p>1</text:p>
          </table:table-cell>
          <table:table-cell table:formula="of:=(POWER([.$G$34]-[.$C$34]/100;[.AO$67])-1)/([.$G$34]-[.$C$34]/100-1)" office:value-type="float" office:value="1" calcext:value-type="float">
            <text:p>1</text:p>
          </table:table-cell>
          <table:table-cell table:formula="of:=(POWER([.$G$34]-[.$C$34]/100;[.AP$67])-1)/([.$G$34]-[.$C$34]/100-1)" office:value-type="float" office:value="1" calcext:value-type="float">
            <text:p>1</text:p>
          </table:table-cell>
          <table:table-cell table:formula="of:=(POWER([.$G$34]-[.$C$34]/100;[.AQ$67])-1)/([.$G$34]-[.$C$34]/100-1)" office:value-type="float" office:value="1" calcext:value-type="float">
            <text:p>1</text:p>
          </table:table-cell>
          <table:table-cell table:formula="of:=(POWER([.$G$34]-[.$C$34]/100;[.AR$67])-1)/([.$G$34]-[.$C$34]/100-1)" office:value-type="float" office:value="1" calcext:value-type="float">
            <text:p>1</text:p>
          </table:table-cell>
          <table:table-cell table:formula="of:=(POWER([.$G$34]-[.$C$34]/100;[.AS$67])-1)/([.$G$34]-[.$C$34]/100-1)" office:value-type="float" office:value="1" calcext:value-type="float">
            <text:p>1</text:p>
          </table:table-cell>
          <table:table-cell table:formula="of:=(POWER([.$G$34]-[.$C$34]/100;[.AT$67])-1)/([.$G$34]-[.$C$34]/100-1)" office:value-type="float" office:value="1" calcext:value-type="float">
            <text:p>1</text:p>
          </table:table-cell>
          <table:table-cell table:formula="of:=(POWER([.$G$34]-[.$C$34]/100;[.AU$67])-1)/([.$G$34]-[.$C$34]/100-1)" office:value-type="float" office:value="1" calcext:value-type="float">
            <text:p>1</text:p>
          </table:table-cell>
          <table:table-cell table:formula="of:=(POWER([.$G$34]-[.$C$34]/100;[.AV$67])-1)/([.$G$34]-[.$C$34]/100-1)" office:value-type="float" office:value="1" calcext:value-type="float">
            <text:p>1</text:p>
          </table:table-cell>
          <table:table-cell table:number-columns-repeated="2"/>
          <table:table-cell table:formula="of:=[.$F34]*POWER([.$G34]-[.$C34]/100;[.$H$67])" office:value-type="float" office:value="0" calcext:value-type="float">
            <text:p>0</text:p>
          </table:table-cell>
          <table:table-cell table:formula="of:=[.$F34]*POWER([.$G34]-[.$C34]/100;[.$I$67])" office:value-type="float" office:value="0" calcext:value-type="float">
            <text:p>0</text:p>
          </table:table-cell>
          <table:table-cell table:formula="of:=[.$F34]*POWER([.$G34]-[.$C34]/100;[.$J$67])" office:value-type="float" office:value="0" calcext:value-type="float">
            <text:p>0</text:p>
          </table:table-cell>
          <table:table-cell table:formula="of:=[.$F34]*POWER([.$G34]-[.$C34]/100;[.$K$67])" office:value-type="float" office:value="0" calcext:value-type="float">
            <text:p>0</text:p>
          </table:table-cell>
          <table:table-cell table:formula="of:=[.$F34]*POWER([.$G34]-[.$C34]/100;[.$L$67])" office:value-type="float" office:value="0" calcext:value-type="float">
            <text:p>0</text:p>
          </table:table-cell>
          <table:table-cell table:formula="of:=[.$F34]*POWER([.$G34]-[.$C34]/100;[.$M$67])" office:value-type="float" office:value="0" calcext:value-type="float">
            <text:p>0</text:p>
          </table:table-cell>
          <table:table-cell table:formula="of:=[.$F34]*POWER([.$G34]-[.$C34]/100;[.$N$67])" office:value-type="float" office:value="0" calcext:value-type="float">
            <text:p>0</text:p>
          </table:table-cell>
          <table:table-cell table:formula="of:=[.$F34]*POWER([.$G34]-[.$C34]/100;[.$O$67])" office:value-type="float" office:value="0" calcext:value-type="float">
            <text:p>0</text:p>
          </table:table-cell>
          <table:table-cell table:formula="of:=[.$F34]*POWER([.$G34]-[.$C34]/100;[.$P$67])" office:value-type="float" office:value="0" calcext:value-type="float">
            <text:p>0</text:p>
          </table:table-cell>
          <table:table-cell table:formula="of:=[.$F34]*POWER([.$G34]-[.$C34]/100;[.$Q$67])" office:value-type="float" office:value="0" calcext:value-type="float">
            <text:p>0</text:p>
          </table:table-cell>
          <table:table-cell table:formula="of:=[.$F34]*POWER([.$G34]-[.$C34]/100;[.$R$67])" office:value-type="float" office:value="0" calcext:value-type="float">
            <text:p>0</text:p>
          </table:table-cell>
          <table:table-cell table:formula="of:=[.$F34]*POWER([.$G34]-[.$C34]/100;[.$S$67])" office:value-type="float" office:value="0" calcext:value-type="float">
            <text:p>0</text:p>
          </table:table-cell>
          <table:table-cell table:formula="of:=[.$F34]*POWER([.$G34]-[.$C34]/100;[.$T$67])" office:value-type="float" office:value="0" calcext:value-type="float">
            <text:p>0</text:p>
          </table:table-cell>
          <table:table-cell table:formula="of:=[.$F34]*POWER([.$G34]-[.$C34]/100;[.$U$67])" office:value-type="float" office:value="0" calcext:value-type="float">
            <text:p>0</text:p>
          </table:table-cell>
          <table:table-cell table:formula="of:=[.$F34]*POWER([.$G34]-[.$C34]/100;[.$V$67])" office:value-type="float" office:value="0" calcext:value-type="float">
            <text:p>0</text:p>
          </table:table-cell>
          <table:table-cell table:formula="of:=[.$F34]*POWER([.$G34]-[.$C34]/100;[.$W$67])" office:value-type="float" office:value="0" calcext:value-type="float">
            <text:p>0</text:p>
          </table:table-cell>
          <table:table-cell table:formula="of:=[.$F34]*POWER([.$G34]-[.$C34]/100;[.$X$67])" office:value-type="float" office:value="0" calcext:value-type="float">
            <text:p>0</text:p>
          </table:table-cell>
          <table:table-cell table:formula="of:=[.$F34]*POWER([.$G34]-[.$C34]/100;[.$Y$67])" office:value-type="float" office:value="0" calcext:value-type="float">
            <text:p>0</text:p>
          </table:table-cell>
          <table:table-cell table:formula="of:=[.$F34]*POWER([.$G34]-[.$C34]/100;[.$Z$67])" office:value-type="float" office:value="0" calcext:value-type="float">
            <text:p>0</text:p>
          </table:table-cell>
          <table:table-cell table:formula="of:=[.$F34]*POWER([.$G34]-[.$C34]/100;[.$AA$67])" office:value-type="float" office:value="0" calcext:value-type="float">
            <text:p>0</text:p>
          </table:table-cell>
          <table:table-cell table:formula="of:=[.$F34]*POWER([.$G34]-[.$C34]/100;[.$AB$67])" office:value-type="float" office:value="0" calcext:value-type="float">
            <text:p>0</text:p>
          </table:table-cell>
          <table:table-cell table:formula="of:=[.$F34]*POWER([.$G34]-[.$C34]/100;[.$AC$67])" office:value-type="float" office:value="0" calcext:value-type="float">
            <text:p>0</text:p>
          </table:table-cell>
          <table:table-cell table:formula="of:=[.$F34]*POWER([.$G34]-[.$C34]/100;[.$AD$67])" office:value-type="float" office:value="0" calcext:value-type="float">
            <text:p>0</text:p>
          </table:table-cell>
          <table:table-cell table:formula="of:=[.$F34]*POWER([.$G34]-[.$C34]/100;[.$AE$67])" office:value-type="float" office:value="0" calcext:value-type="float">
            <text:p>0</text:p>
          </table:table-cell>
          <table:table-cell table:formula="of:=[.$F34]*POWER([.$G34]-[.$C34]/100;[.$AF$67])" office:value-type="float" office:value="0" calcext:value-type="float">
            <text:p>0</text:p>
          </table:table-cell>
          <table:table-cell table:formula="of:=[.$F34]*POWER([.$G34]-[.$C34]/100;[.$AG$67])" office:value-type="float" office:value="0" calcext:value-type="float">
            <text:p>0</text:p>
          </table:table-cell>
          <table:table-cell table:formula="of:=[.$F34]*POWER([.$G34]-[.$C34]/100;[.$AH$67])" office:value-type="float" office:value="0" calcext:value-type="float">
            <text:p>0</text:p>
          </table:table-cell>
          <table:table-cell table:formula="of:=[.$F34]*POWER([.$G34]-[.$C34]/100;[.$AI$67])" office:value-type="float" office:value="0" calcext:value-type="float">
            <text:p>0</text:p>
          </table:table-cell>
          <table:table-cell table:formula="of:=[.$F34]*POWER([.$G34]-[.$C34]/100;[.$AJ$67])" office:value-type="float" office:value="0" calcext:value-type="float">
            <text:p>0</text:p>
          </table:table-cell>
          <table:table-cell table:formula="of:=[.$F34]*POWER([.$G34]-[.$C34]/100;[.$AK$67])" office:value-type="float" office:value="0" calcext:value-type="float">
            <text:p>0</text:p>
          </table:table-cell>
          <table:table-cell table:formula="of:=[.$F34]*POWER([.$G34]-[.$C34]/100;[.$AL$67])" office:value-type="float" office:value="0" calcext:value-type="float">
            <text:p>0</text:p>
          </table:table-cell>
          <table:table-cell table:formula="of:=[.$F34]*POWER([.$G34]-[.$C34]/100;[.$AM$67])" office:value-type="float" office:value="0" calcext:value-type="float">
            <text:p>0</text:p>
          </table:table-cell>
          <table:table-cell table:formula="of:=[.$F34]*POWER([.$G34]-[.$C34]/100;[.$AN$67])" office:value-type="float" office:value="0" calcext:value-type="float">
            <text:p>0</text:p>
          </table:table-cell>
          <table:table-cell table:formula="of:=[.$F34]*POWER([.$G34]-[.$C34]/100;[.$AO$67])" office:value-type="float" office:value="0" calcext:value-type="float">
            <text:p>0</text:p>
          </table:table-cell>
          <table:table-cell table:formula="of:=[.$F34]*POWER([.$G34]-[.$C34]/100;[.$AP$67])" office:value-type="float" office:value="0" calcext:value-type="float">
            <text:p>0</text:p>
          </table:table-cell>
          <table:table-cell table:formula="of:=[.$F34]*POWER([.$G34]-[.$C34]/100;[.$AQ$67])" office:value-type="float" office:value="0" calcext:value-type="float">
            <text:p>0</text:p>
          </table:table-cell>
          <table:table-cell table:formula="of:=[.$F34]*POWER([.$G34]-[.$C34]/100;[.$AR$67])" office:value-type="float" office:value="0" calcext:value-type="float">
            <text:p>0</text:p>
          </table:table-cell>
          <table:table-cell table:formula="of:=[.$F34]*POWER([.$G34]-[.$C34]/100;[.$AS$67])" office:value-type="float" office:value="0" calcext:value-type="float">
            <text:p>0</text:p>
          </table:table-cell>
          <table:table-cell table:formula="of:=[.$F34]*POWER([.$G34]-[.$C34]/100;[.$AT$67])" office:value-type="float" office:value="0" calcext:value-type="float">
            <text:p>0</text:p>
          </table:table-cell>
          <table:table-cell table:formula="of:=[.$F34]*POWER([.$G34]-[.$C34]/100;[.$AU$67])" office:value-type="float" office:value="0" calcext:value-type="float">
            <text:p>0</text:p>
          </table:table-cell>
          <table:table-cell table:formula="of:=[.$F34]*POWER([.$G34]-[.$C3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5:.BR35])" office:value-type="float" office:value="0" calcext:value-type="float">
            <text:p>0</text:p>
          </table:table-cell>
          <table:table-cell table:number-columns-repeated="6"/>
          <table:table-cell table:formula="of:=(POWER([.$G$35]-[.$C$35]/100;[.H$67])-1)/([.$G$35]-[.$C$35]/100-1)" office:value-type="float" office:value="-0" calcext:value-type="float">
            <text:p>0</text:p>
          </table:table-cell>
          <table:table-cell table:formula="of:=(POWER([.$G$35]-[.$C$35]/100;[.I$67])-1)/([.$G$35]-[.$C$35]/100-1)" office:value-type="float" office:value="1" calcext:value-type="float">
            <text:p>1</text:p>
          </table:table-cell>
          <table:table-cell table:formula="of:=(POWER([.$G$35]-[.$C$35]/100;[.J$67])-1)/([.$G$35]-[.$C$35]/100-1)" office:value-type="float" office:value="1" calcext:value-type="float">
            <text:p>1</text:p>
          </table:table-cell>
          <table:table-cell table:formula="of:=(POWER([.$G$35]-[.$C$35]/100;[.K$67])-1)/([.$G$35]-[.$C$35]/100-1)" office:value-type="float" office:value="1" calcext:value-type="float">
            <text:p>1</text:p>
          </table:table-cell>
          <table:table-cell table:formula="of:=(POWER([.$G$35]-[.$C$35]/100;[.L$67])-1)/([.$G$35]-[.$C$35]/100-1)" office:value-type="float" office:value="1" calcext:value-type="float">
            <text:p>1</text:p>
          </table:table-cell>
          <table:table-cell table:formula="of:=(POWER([.$G$35]-[.$C$35]/100;[.M$67])-1)/([.$G$35]-[.$C$35]/100-1)" office:value-type="float" office:value="1" calcext:value-type="float">
            <text:p>1</text:p>
          </table:table-cell>
          <table:table-cell table:formula="of:=(POWER([.$G$35]-[.$C$35]/100;[.N$67])-1)/([.$G$35]-[.$C$35]/100-1)" office:value-type="float" office:value="1" calcext:value-type="float">
            <text:p>1</text:p>
          </table:table-cell>
          <table:table-cell table:formula="of:=(POWER([.$G$35]-[.$C$35]/100;[.O$67])-1)/([.$G$35]-[.$C$35]/100-1)" office:value-type="float" office:value="1" calcext:value-type="float">
            <text:p>1</text:p>
          </table:table-cell>
          <table:table-cell table:formula="of:=(POWER([.$G$35]-[.$C$35]/100;[.P$67])-1)/([.$G$35]-[.$C$35]/100-1)" office:value-type="float" office:value="1" calcext:value-type="float">
            <text:p>1</text:p>
          </table:table-cell>
          <table:table-cell table:formula="of:=(POWER([.$G$35]-[.$C$35]/100;[.Q$67])-1)/([.$G$35]-[.$C$35]/100-1)" office:value-type="float" office:value="1" calcext:value-type="float">
            <text:p>1</text:p>
          </table:table-cell>
          <table:table-cell table:formula="of:=(POWER([.$G$35]-[.$C$35]/100;[.R$67])-1)/([.$G$35]-[.$C$35]/100-1)" office:value-type="float" office:value="1" calcext:value-type="float">
            <text:p>1</text:p>
          </table:table-cell>
          <table:table-cell table:formula="of:=(POWER([.$G$35]-[.$C$35]/100;[.S$67])-1)/([.$G$35]-[.$C$35]/100-1)" office:value-type="float" office:value="1" calcext:value-type="float">
            <text:p>1</text:p>
          </table:table-cell>
          <table:table-cell table:formula="of:=(POWER([.$G$35]-[.$C$35]/100;[.T$67])-1)/([.$G$35]-[.$C$35]/100-1)" office:value-type="float" office:value="1" calcext:value-type="float">
            <text:p>1</text:p>
          </table:table-cell>
          <table:table-cell table:formula="of:=(POWER([.$G$35]-[.$C$35]/100;[.U$67])-1)/([.$G$35]-[.$C$35]/100-1)" office:value-type="float" office:value="1" calcext:value-type="float">
            <text:p>1</text:p>
          </table:table-cell>
          <table:table-cell table:formula="of:=(POWER([.$G$35]-[.$C$35]/100;[.V$67])-1)/([.$G$35]-[.$C$35]/100-1)" office:value-type="float" office:value="1" calcext:value-type="float">
            <text:p>1</text:p>
          </table:table-cell>
          <table:table-cell table:formula="of:=(POWER([.$G$35]-[.$C$35]/100;[.W$67])-1)/([.$G$35]-[.$C$35]/100-1)" office:value-type="float" office:value="1" calcext:value-type="float">
            <text:p>1</text:p>
          </table:table-cell>
          <table:table-cell table:formula="of:=(POWER([.$G$35]-[.$C$35]/100;[.X$67])-1)/([.$G$35]-[.$C$35]/100-1)" office:value-type="float" office:value="1" calcext:value-type="float">
            <text:p>1</text:p>
          </table:table-cell>
          <table:table-cell table:formula="of:=(POWER([.$G$35]-[.$C$35]/100;[.Y$67])-1)/([.$G$35]-[.$C$35]/100-1)" office:value-type="float" office:value="1" calcext:value-type="float">
            <text:p>1</text:p>
          </table:table-cell>
          <table:table-cell table:formula="of:=(POWER([.$G$35]-[.$C$35]/100;[.Z$67])-1)/([.$G$35]-[.$C$35]/100-1)" office:value-type="float" office:value="1" calcext:value-type="float">
            <text:p>1</text:p>
          </table:table-cell>
          <table:table-cell table:formula="of:=(POWER([.$G$35]-[.$C$35]/100;[.AA$67])-1)/([.$G$35]-[.$C$35]/100-1)" office:value-type="float" office:value="1" calcext:value-type="float">
            <text:p>1</text:p>
          </table:table-cell>
          <table:table-cell table:formula="of:=(POWER([.$G$35]-[.$C$35]/100;[.AB$67])-1)/([.$G$35]-[.$C$35]/100-1)" office:value-type="float" office:value="1" calcext:value-type="float">
            <text:p>1</text:p>
          </table:table-cell>
          <table:table-cell table:formula="of:=(POWER([.$G$35]-[.$C$35]/100;[.AC$67])-1)/([.$G$35]-[.$C$35]/100-1)" office:value-type="float" office:value="1" calcext:value-type="float">
            <text:p>1</text:p>
          </table:table-cell>
          <table:table-cell table:formula="of:=(POWER([.$G$35]-[.$C$35]/100;[.AD$67])-1)/([.$G$35]-[.$C$35]/100-1)" office:value-type="float" office:value="1" calcext:value-type="float">
            <text:p>1</text:p>
          </table:table-cell>
          <table:table-cell table:formula="of:=(POWER([.$G$35]-[.$C$35]/100;[.AE$67])-1)/([.$G$35]-[.$C$35]/100-1)" office:value-type="float" office:value="1" calcext:value-type="float">
            <text:p>1</text:p>
          </table:table-cell>
          <table:table-cell table:formula="of:=(POWER([.$G$35]-[.$C$35]/100;[.AF$67])-1)/([.$G$35]-[.$C$35]/100-1)" office:value-type="float" office:value="1" calcext:value-type="float">
            <text:p>1</text:p>
          </table:table-cell>
          <table:table-cell table:formula="of:=(POWER([.$G$35]-[.$C$35]/100;[.AG$67])-1)/([.$G$35]-[.$C$35]/100-1)" office:value-type="float" office:value="1" calcext:value-type="float">
            <text:p>1</text:p>
          </table:table-cell>
          <table:table-cell table:formula="of:=(POWER([.$G$35]-[.$C$35]/100;[.AH$67])-1)/([.$G$35]-[.$C$35]/100-1)" office:value-type="float" office:value="1" calcext:value-type="float">
            <text:p>1</text:p>
          </table:table-cell>
          <table:table-cell table:formula="of:=(POWER([.$G$35]-[.$C$35]/100;[.AI$67])-1)/([.$G$35]-[.$C$35]/100-1)" office:value-type="float" office:value="1" calcext:value-type="float">
            <text:p>1</text:p>
          </table:table-cell>
          <table:table-cell table:formula="of:=(POWER([.$G$35]-[.$C$35]/100;[.AJ$67])-1)/([.$G$35]-[.$C$35]/100-1)" office:value-type="float" office:value="1" calcext:value-type="float">
            <text:p>1</text:p>
          </table:table-cell>
          <table:table-cell table:formula="of:=(POWER([.$G$35]-[.$C$35]/100;[.AK$67])-1)/([.$G$35]-[.$C$35]/100-1)" office:value-type="float" office:value="1" calcext:value-type="float">
            <text:p>1</text:p>
          </table:table-cell>
          <table:table-cell table:formula="of:=(POWER([.$G$35]-[.$C$35]/100;[.AL$67])-1)/([.$G$35]-[.$C$35]/100-1)" office:value-type="float" office:value="1" calcext:value-type="float">
            <text:p>1</text:p>
          </table:table-cell>
          <table:table-cell table:formula="of:=(POWER([.$G$35]-[.$C$35]/100;[.AM$67])-1)/([.$G$35]-[.$C$35]/100-1)" office:value-type="float" office:value="1" calcext:value-type="float">
            <text:p>1</text:p>
          </table:table-cell>
          <table:table-cell table:formula="of:=(POWER([.$G$35]-[.$C$35]/100;[.AN$67])-1)/([.$G$35]-[.$C$35]/100-1)" office:value-type="float" office:value="1" calcext:value-type="float">
            <text:p>1</text:p>
          </table:table-cell>
          <table:table-cell table:formula="of:=(POWER([.$G$35]-[.$C$35]/100;[.AO$67])-1)/([.$G$35]-[.$C$35]/100-1)" office:value-type="float" office:value="1" calcext:value-type="float">
            <text:p>1</text:p>
          </table:table-cell>
          <table:table-cell table:formula="of:=(POWER([.$G$35]-[.$C$35]/100;[.AP$67])-1)/([.$G$35]-[.$C$35]/100-1)" office:value-type="float" office:value="1" calcext:value-type="float">
            <text:p>1</text:p>
          </table:table-cell>
          <table:table-cell table:formula="of:=(POWER([.$G$35]-[.$C$35]/100;[.AQ$67])-1)/([.$G$35]-[.$C$35]/100-1)" office:value-type="float" office:value="1" calcext:value-type="float">
            <text:p>1</text:p>
          </table:table-cell>
          <table:table-cell table:formula="of:=(POWER([.$G$35]-[.$C$35]/100;[.AR$67])-1)/([.$G$35]-[.$C$35]/100-1)" office:value-type="float" office:value="1" calcext:value-type="float">
            <text:p>1</text:p>
          </table:table-cell>
          <table:table-cell table:formula="of:=(POWER([.$G$35]-[.$C$35]/100;[.AS$67])-1)/([.$G$35]-[.$C$35]/100-1)" office:value-type="float" office:value="1" calcext:value-type="float">
            <text:p>1</text:p>
          </table:table-cell>
          <table:table-cell table:formula="of:=(POWER([.$G$35]-[.$C$35]/100;[.AT$67])-1)/([.$G$35]-[.$C$35]/100-1)" office:value-type="float" office:value="1" calcext:value-type="float">
            <text:p>1</text:p>
          </table:table-cell>
          <table:table-cell table:formula="of:=(POWER([.$G$35]-[.$C$35]/100;[.AU$67])-1)/([.$G$35]-[.$C$35]/100-1)" office:value-type="float" office:value="1" calcext:value-type="float">
            <text:p>1</text:p>
          </table:table-cell>
          <table:table-cell table:formula="of:=(POWER([.$G$35]-[.$C$35]/100;[.AV$67])-1)/([.$G$35]-[.$C$35]/100-1)" office:value-type="float" office:value="1" calcext:value-type="float">
            <text:p>1</text:p>
          </table:table-cell>
          <table:table-cell table:number-columns-repeated="2"/>
          <table:table-cell table:formula="of:=[.$F35]*POWER([.$G35]-[.$C35]/100;[.$H$67])" office:value-type="float" office:value="0" calcext:value-type="float">
            <text:p>0</text:p>
          </table:table-cell>
          <table:table-cell table:formula="of:=[.$F35]*POWER([.$G35]-[.$C35]/100;[.$I$67])" office:value-type="float" office:value="0" calcext:value-type="float">
            <text:p>0</text:p>
          </table:table-cell>
          <table:table-cell table:formula="of:=[.$F35]*POWER([.$G35]-[.$C35]/100;[.$J$67])" office:value-type="float" office:value="0" calcext:value-type="float">
            <text:p>0</text:p>
          </table:table-cell>
          <table:table-cell table:formula="of:=[.$F35]*POWER([.$G35]-[.$C35]/100;[.$K$67])" office:value-type="float" office:value="0" calcext:value-type="float">
            <text:p>0</text:p>
          </table:table-cell>
          <table:table-cell table:formula="of:=[.$F35]*POWER([.$G35]-[.$C35]/100;[.$L$67])" office:value-type="float" office:value="0" calcext:value-type="float">
            <text:p>0</text:p>
          </table:table-cell>
          <table:table-cell table:formula="of:=[.$F35]*POWER([.$G35]-[.$C35]/100;[.$M$67])" office:value-type="float" office:value="0" calcext:value-type="float">
            <text:p>0</text:p>
          </table:table-cell>
          <table:table-cell table:formula="of:=[.$F35]*POWER([.$G35]-[.$C35]/100;[.$N$67])" office:value-type="float" office:value="0" calcext:value-type="float">
            <text:p>0</text:p>
          </table:table-cell>
          <table:table-cell table:formula="of:=[.$F35]*POWER([.$G35]-[.$C35]/100;[.$O$67])" office:value-type="float" office:value="0" calcext:value-type="float">
            <text:p>0</text:p>
          </table:table-cell>
          <table:table-cell table:formula="of:=[.$F35]*POWER([.$G35]-[.$C35]/100;[.$P$67])" office:value-type="float" office:value="0" calcext:value-type="float">
            <text:p>0</text:p>
          </table:table-cell>
          <table:table-cell table:formula="of:=[.$F35]*POWER([.$G35]-[.$C35]/100;[.$Q$67])" office:value-type="float" office:value="0" calcext:value-type="float">
            <text:p>0</text:p>
          </table:table-cell>
          <table:table-cell table:formula="of:=[.$F35]*POWER([.$G35]-[.$C35]/100;[.$R$67])" office:value-type="float" office:value="0" calcext:value-type="float">
            <text:p>0</text:p>
          </table:table-cell>
          <table:table-cell table:formula="of:=[.$F35]*POWER([.$G35]-[.$C35]/100;[.$S$67])" office:value-type="float" office:value="0" calcext:value-type="float">
            <text:p>0</text:p>
          </table:table-cell>
          <table:table-cell table:formula="of:=[.$F35]*POWER([.$G35]-[.$C35]/100;[.$T$67])" office:value-type="float" office:value="0" calcext:value-type="float">
            <text:p>0</text:p>
          </table:table-cell>
          <table:table-cell table:formula="of:=[.$F35]*POWER([.$G35]-[.$C35]/100;[.$U$67])" office:value-type="float" office:value="0" calcext:value-type="float">
            <text:p>0</text:p>
          </table:table-cell>
          <table:table-cell table:formula="of:=[.$F35]*POWER([.$G35]-[.$C35]/100;[.$V$67])" office:value-type="float" office:value="0" calcext:value-type="float">
            <text:p>0</text:p>
          </table:table-cell>
          <table:table-cell table:formula="of:=[.$F35]*POWER([.$G35]-[.$C35]/100;[.$W$67])" office:value-type="float" office:value="0" calcext:value-type="float">
            <text:p>0</text:p>
          </table:table-cell>
          <table:table-cell table:formula="of:=[.$F35]*POWER([.$G35]-[.$C35]/100;[.$X$67])" office:value-type="float" office:value="0" calcext:value-type="float">
            <text:p>0</text:p>
          </table:table-cell>
          <table:table-cell table:formula="of:=[.$F35]*POWER([.$G35]-[.$C35]/100;[.$Y$67])" office:value-type="float" office:value="0" calcext:value-type="float">
            <text:p>0</text:p>
          </table:table-cell>
          <table:table-cell table:formula="of:=[.$F35]*POWER([.$G35]-[.$C35]/100;[.$Z$67])" office:value-type="float" office:value="0" calcext:value-type="float">
            <text:p>0</text:p>
          </table:table-cell>
          <table:table-cell table:formula="of:=[.$F35]*POWER([.$G35]-[.$C35]/100;[.$AA$67])" office:value-type="float" office:value="0" calcext:value-type="float">
            <text:p>0</text:p>
          </table:table-cell>
          <table:table-cell table:formula="of:=[.$F35]*POWER([.$G35]-[.$C35]/100;[.$AB$67])" office:value-type="float" office:value="0" calcext:value-type="float">
            <text:p>0</text:p>
          </table:table-cell>
          <table:table-cell table:formula="of:=[.$F35]*POWER([.$G35]-[.$C35]/100;[.$AC$67])" office:value-type="float" office:value="0" calcext:value-type="float">
            <text:p>0</text:p>
          </table:table-cell>
          <table:table-cell table:formula="of:=[.$F35]*POWER([.$G35]-[.$C35]/100;[.$AD$67])" office:value-type="float" office:value="0" calcext:value-type="float">
            <text:p>0</text:p>
          </table:table-cell>
          <table:table-cell table:formula="of:=[.$F35]*POWER([.$G35]-[.$C35]/100;[.$AE$67])" office:value-type="float" office:value="0" calcext:value-type="float">
            <text:p>0</text:p>
          </table:table-cell>
          <table:table-cell table:formula="of:=[.$F35]*POWER([.$G35]-[.$C35]/100;[.$AF$67])" office:value-type="float" office:value="0" calcext:value-type="float">
            <text:p>0</text:p>
          </table:table-cell>
          <table:table-cell table:formula="of:=[.$F35]*POWER([.$G35]-[.$C35]/100;[.$AG$67])" office:value-type="float" office:value="0" calcext:value-type="float">
            <text:p>0</text:p>
          </table:table-cell>
          <table:table-cell table:formula="of:=[.$F35]*POWER([.$G35]-[.$C35]/100;[.$AH$67])" office:value-type="float" office:value="0" calcext:value-type="float">
            <text:p>0</text:p>
          </table:table-cell>
          <table:table-cell table:formula="of:=[.$F35]*POWER([.$G35]-[.$C35]/100;[.$AI$67])" office:value-type="float" office:value="0" calcext:value-type="float">
            <text:p>0</text:p>
          </table:table-cell>
          <table:table-cell table:formula="of:=[.$F35]*POWER([.$G35]-[.$C35]/100;[.$AJ$67])" office:value-type="float" office:value="0" calcext:value-type="float">
            <text:p>0</text:p>
          </table:table-cell>
          <table:table-cell table:formula="of:=[.$F35]*POWER([.$G35]-[.$C35]/100;[.$AK$67])" office:value-type="float" office:value="0" calcext:value-type="float">
            <text:p>0</text:p>
          </table:table-cell>
          <table:table-cell table:formula="of:=[.$F35]*POWER([.$G35]-[.$C35]/100;[.$AL$67])" office:value-type="float" office:value="0" calcext:value-type="float">
            <text:p>0</text:p>
          </table:table-cell>
          <table:table-cell table:formula="of:=[.$F35]*POWER([.$G35]-[.$C35]/100;[.$AM$67])" office:value-type="float" office:value="0" calcext:value-type="float">
            <text:p>0</text:p>
          </table:table-cell>
          <table:table-cell table:formula="of:=[.$F35]*POWER([.$G35]-[.$C35]/100;[.$AN$67])" office:value-type="float" office:value="0" calcext:value-type="float">
            <text:p>0</text:p>
          </table:table-cell>
          <table:table-cell table:formula="of:=[.$F35]*POWER([.$G35]-[.$C35]/100;[.$AO$67])" office:value-type="float" office:value="0" calcext:value-type="float">
            <text:p>0</text:p>
          </table:table-cell>
          <table:table-cell table:formula="of:=[.$F35]*POWER([.$G35]-[.$C35]/100;[.$AP$67])" office:value-type="float" office:value="0" calcext:value-type="float">
            <text:p>0</text:p>
          </table:table-cell>
          <table:table-cell table:formula="of:=[.$F35]*POWER([.$G35]-[.$C35]/100;[.$AQ$67])" office:value-type="float" office:value="0" calcext:value-type="float">
            <text:p>0</text:p>
          </table:table-cell>
          <table:table-cell table:formula="of:=[.$F35]*POWER([.$G35]-[.$C35]/100;[.$AR$67])" office:value-type="float" office:value="0" calcext:value-type="float">
            <text:p>0</text:p>
          </table:table-cell>
          <table:table-cell table:formula="of:=[.$F35]*POWER([.$G35]-[.$C35]/100;[.$AS$67])" office:value-type="float" office:value="0" calcext:value-type="float">
            <text:p>0</text:p>
          </table:table-cell>
          <table:table-cell table:formula="of:=[.$F35]*POWER([.$G35]-[.$C35]/100;[.$AT$67])" office:value-type="float" office:value="0" calcext:value-type="float">
            <text:p>0</text:p>
          </table:table-cell>
          <table:table-cell table:formula="of:=[.$F35]*POWER([.$G35]-[.$C35]/100;[.$AU$67])" office:value-type="float" office:value="0" calcext:value-type="float">
            <text:p>0</text:p>
          </table:table-cell>
          <table:table-cell table:formula="of:=[.$F35]*POWER([.$G35]-[.$C3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6:.BR36])" office:value-type="float" office:value="0" calcext:value-type="float">
            <text:p>0</text:p>
          </table:table-cell>
          <table:table-cell table:number-columns-repeated="6"/>
          <table:table-cell table:formula="of:=(POWER([.$G$36]-[.$C$36]/100;[.H$67])-1)/([.$G$36]-[.$C$36]/100-1)" office:value-type="float" office:value="-0" calcext:value-type="float">
            <text:p>0</text:p>
          </table:table-cell>
          <table:table-cell table:formula="of:=(POWER([.$G$36]-[.$C$36]/100;[.I$67])-1)/([.$G$36]-[.$C$36]/100-1)" office:value-type="float" office:value="1" calcext:value-type="float">
            <text:p>1</text:p>
          </table:table-cell>
          <table:table-cell table:formula="of:=(POWER([.$G$36]-[.$C$36]/100;[.J$67])-1)/([.$G$36]-[.$C$36]/100-1)" office:value-type="float" office:value="1" calcext:value-type="float">
            <text:p>1</text:p>
          </table:table-cell>
          <table:table-cell table:formula="of:=(POWER([.$G$36]-[.$C$36]/100;[.K$67])-1)/([.$G$36]-[.$C$36]/100-1)" office:value-type="float" office:value="1" calcext:value-type="float">
            <text:p>1</text:p>
          </table:table-cell>
          <table:table-cell table:formula="of:=(POWER([.$G$36]-[.$C$36]/100;[.L$67])-1)/([.$G$36]-[.$C$36]/100-1)" office:value-type="float" office:value="1" calcext:value-type="float">
            <text:p>1</text:p>
          </table:table-cell>
          <table:table-cell table:formula="of:=(POWER([.$G$36]-[.$C$36]/100;[.M$67])-1)/([.$G$36]-[.$C$36]/100-1)" office:value-type="float" office:value="1" calcext:value-type="float">
            <text:p>1</text:p>
          </table:table-cell>
          <table:table-cell table:formula="of:=(POWER([.$G$36]-[.$C$36]/100;[.N$67])-1)/([.$G$36]-[.$C$36]/100-1)" office:value-type="float" office:value="1" calcext:value-type="float">
            <text:p>1</text:p>
          </table:table-cell>
          <table:table-cell table:formula="of:=(POWER([.$G$36]-[.$C$36]/100;[.O$67])-1)/([.$G$36]-[.$C$36]/100-1)" office:value-type="float" office:value="1" calcext:value-type="float">
            <text:p>1</text:p>
          </table:table-cell>
          <table:table-cell table:formula="of:=(POWER([.$G$36]-[.$C$36]/100;[.P$67])-1)/([.$G$36]-[.$C$36]/100-1)" office:value-type="float" office:value="1" calcext:value-type="float">
            <text:p>1</text:p>
          </table:table-cell>
          <table:table-cell table:formula="of:=(POWER([.$G$36]-[.$C$36]/100;[.Q$67])-1)/([.$G$36]-[.$C$36]/100-1)" office:value-type="float" office:value="1" calcext:value-type="float">
            <text:p>1</text:p>
          </table:table-cell>
          <table:table-cell table:formula="of:=(POWER([.$G$36]-[.$C$36]/100;[.R$67])-1)/([.$G$36]-[.$C$36]/100-1)" office:value-type="float" office:value="1" calcext:value-type="float">
            <text:p>1</text:p>
          </table:table-cell>
          <table:table-cell table:formula="of:=(POWER([.$G$36]-[.$C$36]/100;[.S$67])-1)/([.$G$36]-[.$C$36]/100-1)" office:value-type="float" office:value="1" calcext:value-type="float">
            <text:p>1</text:p>
          </table:table-cell>
          <table:table-cell table:formula="of:=(POWER([.$G$36]-[.$C$36]/100;[.T$67])-1)/([.$G$36]-[.$C$36]/100-1)" office:value-type="float" office:value="1" calcext:value-type="float">
            <text:p>1</text:p>
          </table:table-cell>
          <table:table-cell table:formula="of:=(POWER([.$G$36]-[.$C$36]/100;[.U$67])-1)/([.$G$36]-[.$C$36]/100-1)" office:value-type="float" office:value="1" calcext:value-type="float">
            <text:p>1</text:p>
          </table:table-cell>
          <table:table-cell table:formula="of:=(POWER([.$G$36]-[.$C$36]/100;[.V$67])-1)/([.$G$36]-[.$C$36]/100-1)" office:value-type="float" office:value="1" calcext:value-type="float">
            <text:p>1</text:p>
          </table:table-cell>
          <table:table-cell table:formula="of:=(POWER([.$G$36]-[.$C$36]/100;[.W$67])-1)/([.$G$36]-[.$C$36]/100-1)" office:value-type="float" office:value="1" calcext:value-type="float">
            <text:p>1</text:p>
          </table:table-cell>
          <table:table-cell table:formula="of:=(POWER([.$G$36]-[.$C$36]/100;[.X$67])-1)/([.$G$36]-[.$C$36]/100-1)" office:value-type="float" office:value="1" calcext:value-type="float">
            <text:p>1</text:p>
          </table:table-cell>
          <table:table-cell table:formula="of:=(POWER([.$G$36]-[.$C$36]/100;[.Y$67])-1)/([.$G$36]-[.$C$36]/100-1)" office:value-type="float" office:value="1" calcext:value-type="float">
            <text:p>1</text:p>
          </table:table-cell>
          <table:table-cell table:formula="of:=(POWER([.$G$36]-[.$C$36]/100;[.Z$67])-1)/([.$G$36]-[.$C$36]/100-1)" office:value-type="float" office:value="1" calcext:value-type="float">
            <text:p>1</text:p>
          </table:table-cell>
          <table:table-cell table:formula="of:=(POWER([.$G$36]-[.$C$36]/100;[.AA$67])-1)/([.$G$36]-[.$C$36]/100-1)" office:value-type="float" office:value="1" calcext:value-type="float">
            <text:p>1</text:p>
          </table:table-cell>
          <table:table-cell table:formula="of:=(POWER([.$G$36]-[.$C$36]/100;[.AB$67])-1)/([.$G$36]-[.$C$36]/100-1)" office:value-type="float" office:value="1" calcext:value-type="float">
            <text:p>1</text:p>
          </table:table-cell>
          <table:table-cell table:formula="of:=(POWER([.$G$36]-[.$C$36]/100;[.AC$67])-1)/([.$G$36]-[.$C$36]/100-1)" office:value-type="float" office:value="1" calcext:value-type="float">
            <text:p>1</text:p>
          </table:table-cell>
          <table:table-cell table:formula="of:=(POWER([.$G$36]-[.$C$36]/100;[.AD$67])-1)/([.$G$36]-[.$C$36]/100-1)" office:value-type="float" office:value="1" calcext:value-type="float">
            <text:p>1</text:p>
          </table:table-cell>
          <table:table-cell table:formula="of:=(POWER([.$G$36]-[.$C$36]/100;[.AE$67])-1)/([.$G$36]-[.$C$36]/100-1)" office:value-type="float" office:value="1" calcext:value-type="float">
            <text:p>1</text:p>
          </table:table-cell>
          <table:table-cell table:formula="of:=(POWER([.$G$36]-[.$C$36]/100;[.AF$67])-1)/([.$G$36]-[.$C$36]/100-1)" office:value-type="float" office:value="1" calcext:value-type="float">
            <text:p>1</text:p>
          </table:table-cell>
          <table:table-cell table:formula="of:=(POWER([.$G$36]-[.$C$36]/100;[.AG$67])-1)/([.$G$36]-[.$C$36]/100-1)" office:value-type="float" office:value="1" calcext:value-type="float">
            <text:p>1</text:p>
          </table:table-cell>
          <table:table-cell table:formula="of:=(POWER([.$G$36]-[.$C$36]/100;[.AH$67])-1)/([.$G$36]-[.$C$36]/100-1)" office:value-type="float" office:value="1" calcext:value-type="float">
            <text:p>1</text:p>
          </table:table-cell>
          <table:table-cell table:formula="of:=(POWER([.$G$36]-[.$C$36]/100;[.AI$67])-1)/([.$G$36]-[.$C$36]/100-1)" office:value-type="float" office:value="1" calcext:value-type="float">
            <text:p>1</text:p>
          </table:table-cell>
          <table:table-cell table:formula="of:=(POWER([.$G$36]-[.$C$36]/100;[.AJ$67])-1)/([.$G$36]-[.$C$36]/100-1)" office:value-type="float" office:value="1" calcext:value-type="float">
            <text:p>1</text:p>
          </table:table-cell>
          <table:table-cell table:formula="of:=(POWER([.$G$36]-[.$C$36]/100;[.AK$67])-1)/([.$G$36]-[.$C$36]/100-1)" office:value-type="float" office:value="1" calcext:value-type="float">
            <text:p>1</text:p>
          </table:table-cell>
          <table:table-cell table:formula="of:=(POWER([.$G$36]-[.$C$36]/100;[.AL$67])-1)/([.$G$36]-[.$C$36]/100-1)" office:value-type="float" office:value="1" calcext:value-type="float">
            <text:p>1</text:p>
          </table:table-cell>
          <table:table-cell table:formula="of:=(POWER([.$G$36]-[.$C$36]/100;[.AM$67])-1)/([.$G$36]-[.$C$36]/100-1)" office:value-type="float" office:value="1" calcext:value-type="float">
            <text:p>1</text:p>
          </table:table-cell>
          <table:table-cell table:formula="of:=(POWER([.$G$36]-[.$C$36]/100;[.AN$67])-1)/([.$G$36]-[.$C$36]/100-1)" office:value-type="float" office:value="1" calcext:value-type="float">
            <text:p>1</text:p>
          </table:table-cell>
          <table:table-cell table:formula="of:=(POWER([.$G$36]-[.$C$36]/100;[.AO$67])-1)/([.$G$36]-[.$C$36]/100-1)" office:value-type="float" office:value="1" calcext:value-type="float">
            <text:p>1</text:p>
          </table:table-cell>
          <table:table-cell table:formula="of:=(POWER([.$G$36]-[.$C$36]/100;[.AP$67])-1)/([.$G$36]-[.$C$36]/100-1)" office:value-type="float" office:value="1" calcext:value-type="float">
            <text:p>1</text:p>
          </table:table-cell>
          <table:table-cell table:formula="of:=(POWER([.$G$36]-[.$C$36]/100;[.AQ$67])-1)/([.$G$36]-[.$C$36]/100-1)" office:value-type="float" office:value="1" calcext:value-type="float">
            <text:p>1</text:p>
          </table:table-cell>
          <table:table-cell table:formula="of:=(POWER([.$G$36]-[.$C$36]/100;[.AR$67])-1)/([.$G$36]-[.$C$36]/100-1)" office:value-type="float" office:value="1" calcext:value-type="float">
            <text:p>1</text:p>
          </table:table-cell>
          <table:table-cell table:formula="of:=(POWER([.$G$36]-[.$C$36]/100;[.AS$67])-1)/([.$G$36]-[.$C$36]/100-1)" office:value-type="float" office:value="1" calcext:value-type="float">
            <text:p>1</text:p>
          </table:table-cell>
          <table:table-cell table:formula="of:=(POWER([.$G$36]-[.$C$36]/100;[.AT$67])-1)/([.$G$36]-[.$C$36]/100-1)" office:value-type="float" office:value="1" calcext:value-type="float">
            <text:p>1</text:p>
          </table:table-cell>
          <table:table-cell table:formula="of:=(POWER([.$G$36]-[.$C$36]/100;[.AU$67])-1)/([.$G$36]-[.$C$36]/100-1)" office:value-type="float" office:value="1" calcext:value-type="float">
            <text:p>1</text:p>
          </table:table-cell>
          <table:table-cell table:formula="of:=(POWER([.$G$36]-[.$C$36]/100;[.AV$67])-1)/([.$G$36]-[.$C$36]/100-1)" office:value-type="float" office:value="1" calcext:value-type="float">
            <text:p>1</text:p>
          </table:table-cell>
          <table:table-cell table:number-columns-repeated="2"/>
          <table:table-cell table:formula="of:=[.$F36]*POWER([.$G36]-[.$C36]/100;[.$H$67])" office:value-type="float" office:value="0" calcext:value-type="float">
            <text:p>0</text:p>
          </table:table-cell>
          <table:table-cell table:formula="of:=[.$F36]*POWER([.$G36]-[.$C36]/100;[.$I$67])" office:value-type="float" office:value="0" calcext:value-type="float">
            <text:p>0</text:p>
          </table:table-cell>
          <table:table-cell table:formula="of:=[.$F36]*POWER([.$G36]-[.$C36]/100;[.$J$67])" office:value-type="float" office:value="0" calcext:value-type="float">
            <text:p>0</text:p>
          </table:table-cell>
          <table:table-cell table:formula="of:=[.$F36]*POWER([.$G36]-[.$C36]/100;[.$K$67])" office:value-type="float" office:value="0" calcext:value-type="float">
            <text:p>0</text:p>
          </table:table-cell>
          <table:table-cell table:formula="of:=[.$F36]*POWER([.$G36]-[.$C36]/100;[.$L$67])" office:value-type="float" office:value="0" calcext:value-type="float">
            <text:p>0</text:p>
          </table:table-cell>
          <table:table-cell table:formula="of:=[.$F36]*POWER([.$G36]-[.$C36]/100;[.$M$67])" office:value-type="float" office:value="0" calcext:value-type="float">
            <text:p>0</text:p>
          </table:table-cell>
          <table:table-cell table:formula="of:=[.$F36]*POWER([.$G36]-[.$C36]/100;[.$N$67])" office:value-type="float" office:value="0" calcext:value-type="float">
            <text:p>0</text:p>
          </table:table-cell>
          <table:table-cell table:formula="of:=[.$F36]*POWER([.$G36]-[.$C36]/100;[.$O$67])" office:value-type="float" office:value="0" calcext:value-type="float">
            <text:p>0</text:p>
          </table:table-cell>
          <table:table-cell table:formula="of:=[.$F36]*POWER([.$G36]-[.$C36]/100;[.$P$67])" office:value-type="float" office:value="0" calcext:value-type="float">
            <text:p>0</text:p>
          </table:table-cell>
          <table:table-cell table:formula="of:=[.$F36]*POWER([.$G36]-[.$C36]/100;[.$Q$67])" office:value-type="float" office:value="0" calcext:value-type="float">
            <text:p>0</text:p>
          </table:table-cell>
          <table:table-cell table:formula="of:=[.$F36]*POWER([.$G36]-[.$C36]/100;[.$R$67])" office:value-type="float" office:value="0" calcext:value-type="float">
            <text:p>0</text:p>
          </table:table-cell>
          <table:table-cell table:formula="of:=[.$F36]*POWER([.$G36]-[.$C36]/100;[.$S$67])" office:value-type="float" office:value="0" calcext:value-type="float">
            <text:p>0</text:p>
          </table:table-cell>
          <table:table-cell table:formula="of:=[.$F36]*POWER([.$G36]-[.$C36]/100;[.$T$67])" office:value-type="float" office:value="0" calcext:value-type="float">
            <text:p>0</text:p>
          </table:table-cell>
          <table:table-cell table:formula="of:=[.$F36]*POWER([.$G36]-[.$C36]/100;[.$U$67])" office:value-type="float" office:value="0" calcext:value-type="float">
            <text:p>0</text:p>
          </table:table-cell>
          <table:table-cell table:formula="of:=[.$F36]*POWER([.$G36]-[.$C36]/100;[.$V$67])" office:value-type="float" office:value="0" calcext:value-type="float">
            <text:p>0</text:p>
          </table:table-cell>
          <table:table-cell table:formula="of:=[.$F36]*POWER([.$G36]-[.$C36]/100;[.$W$67])" office:value-type="float" office:value="0" calcext:value-type="float">
            <text:p>0</text:p>
          </table:table-cell>
          <table:table-cell table:formula="of:=[.$F36]*POWER([.$G36]-[.$C36]/100;[.$X$67])" office:value-type="float" office:value="0" calcext:value-type="float">
            <text:p>0</text:p>
          </table:table-cell>
          <table:table-cell table:formula="of:=[.$F36]*POWER([.$G36]-[.$C36]/100;[.$Y$67])" office:value-type="float" office:value="0" calcext:value-type="float">
            <text:p>0</text:p>
          </table:table-cell>
          <table:table-cell table:formula="of:=[.$F36]*POWER([.$G36]-[.$C36]/100;[.$Z$67])" office:value-type="float" office:value="0" calcext:value-type="float">
            <text:p>0</text:p>
          </table:table-cell>
          <table:table-cell table:formula="of:=[.$F36]*POWER([.$G36]-[.$C36]/100;[.$AA$67])" office:value-type="float" office:value="0" calcext:value-type="float">
            <text:p>0</text:p>
          </table:table-cell>
          <table:table-cell table:formula="of:=[.$F36]*POWER([.$G36]-[.$C36]/100;[.$AB$67])" office:value-type="float" office:value="0" calcext:value-type="float">
            <text:p>0</text:p>
          </table:table-cell>
          <table:table-cell table:formula="of:=[.$F36]*POWER([.$G36]-[.$C36]/100;[.$AC$67])" office:value-type="float" office:value="0" calcext:value-type="float">
            <text:p>0</text:p>
          </table:table-cell>
          <table:table-cell table:formula="of:=[.$F36]*POWER([.$G36]-[.$C36]/100;[.$AD$67])" office:value-type="float" office:value="0" calcext:value-type="float">
            <text:p>0</text:p>
          </table:table-cell>
          <table:table-cell table:formula="of:=[.$F36]*POWER([.$G36]-[.$C36]/100;[.$AE$67])" office:value-type="float" office:value="0" calcext:value-type="float">
            <text:p>0</text:p>
          </table:table-cell>
          <table:table-cell table:formula="of:=[.$F36]*POWER([.$G36]-[.$C36]/100;[.$AF$67])" office:value-type="float" office:value="0" calcext:value-type="float">
            <text:p>0</text:p>
          </table:table-cell>
          <table:table-cell table:formula="of:=[.$F36]*POWER([.$G36]-[.$C36]/100;[.$AG$67])" office:value-type="float" office:value="0" calcext:value-type="float">
            <text:p>0</text:p>
          </table:table-cell>
          <table:table-cell table:formula="of:=[.$F36]*POWER([.$G36]-[.$C36]/100;[.$AH$67])" office:value-type="float" office:value="0" calcext:value-type="float">
            <text:p>0</text:p>
          </table:table-cell>
          <table:table-cell table:formula="of:=[.$F36]*POWER([.$G36]-[.$C36]/100;[.$AI$67])" office:value-type="float" office:value="0" calcext:value-type="float">
            <text:p>0</text:p>
          </table:table-cell>
          <table:table-cell table:formula="of:=[.$F36]*POWER([.$G36]-[.$C36]/100;[.$AJ$67])" office:value-type="float" office:value="0" calcext:value-type="float">
            <text:p>0</text:p>
          </table:table-cell>
          <table:table-cell table:formula="of:=[.$F36]*POWER([.$G36]-[.$C36]/100;[.$AK$67])" office:value-type="float" office:value="0" calcext:value-type="float">
            <text:p>0</text:p>
          </table:table-cell>
          <table:table-cell table:formula="of:=[.$F36]*POWER([.$G36]-[.$C36]/100;[.$AL$67])" office:value-type="float" office:value="0" calcext:value-type="float">
            <text:p>0</text:p>
          </table:table-cell>
          <table:table-cell table:formula="of:=[.$F36]*POWER([.$G36]-[.$C36]/100;[.$AM$67])" office:value-type="float" office:value="0" calcext:value-type="float">
            <text:p>0</text:p>
          </table:table-cell>
          <table:table-cell table:formula="of:=[.$F36]*POWER([.$G36]-[.$C36]/100;[.$AN$67])" office:value-type="float" office:value="0" calcext:value-type="float">
            <text:p>0</text:p>
          </table:table-cell>
          <table:table-cell table:formula="of:=[.$F36]*POWER([.$G36]-[.$C36]/100;[.$AO$67])" office:value-type="float" office:value="0" calcext:value-type="float">
            <text:p>0</text:p>
          </table:table-cell>
          <table:table-cell table:formula="of:=[.$F36]*POWER([.$G36]-[.$C36]/100;[.$AP$67])" office:value-type="float" office:value="0" calcext:value-type="float">
            <text:p>0</text:p>
          </table:table-cell>
          <table:table-cell table:formula="of:=[.$F36]*POWER([.$G36]-[.$C36]/100;[.$AQ$67])" office:value-type="float" office:value="0" calcext:value-type="float">
            <text:p>0</text:p>
          </table:table-cell>
          <table:table-cell table:formula="of:=[.$F36]*POWER([.$G36]-[.$C36]/100;[.$AR$67])" office:value-type="float" office:value="0" calcext:value-type="float">
            <text:p>0</text:p>
          </table:table-cell>
          <table:table-cell table:formula="of:=[.$F36]*POWER([.$G36]-[.$C36]/100;[.$AS$67])" office:value-type="float" office:value="0" calcext:value-type="float">
            <text:p>0</text:p>
          </table:table-cell>
          <table:table-cell table:formula="of:=[.$F36]*POWER([.$G36]-[.$C36]/100;[.$AT$67])" office:value-type="float" office:value="0" calcext:value-type="float">
            <text:p>0</text:p>
          </table:table-cell>
          <table:table-cell table:formula="of:=[.$F36]*POWER([.$G36]-[.$C36]/100;[.$AU$67])" office:value-type="float" office:value="0" calcext:value-type="float">
            <text:p>0</text:p>
          </table:table-cell>
          <table:table-cell table:formula="of:=[.$F36]*POWER([.$G36]-[.$C3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7:.BR37])" office:value-type="float" office:value="0" calcext:value-type="float">
            <text:p>0</text:p>
          </table:table-cell>
          <table:table-cell table:number-columns-repeated="6"/>
          <table:table-cell table:formula="of:=(POWER([.$G$37]-[.$C$37]/100;[.H$67])-1)/([.$G$37]-[.$C$37]/100-1)" office:value-type="float" office:value="-0" calcext:value-type="float">
            <text:p>0</text:p>
          </table:table-cell>
          <table:table-cell table:formula="of:=(POWER([.$G$37]-[.$C$37]/100;[.I$67])-1)/([.$G$37]-[.$C$37]/100-1)" office:value-type="float" office:value="1" calcext:value-type="float">
            <text:p>1</text:p>
          </table:table-cell>
          <table:table-cell table:formula="of:=(POWER([.$G$37]-[.$C$37]/100;[.J$67])-1)/([.$G$37]-[.$C$37]/100-1)" office:value-type="float" office:value="1" calcext:value-type="float">
            <text:p>1</text:p>
          </table:table-cell>
          <table:table-cell table:formula="of:=(POWER([.$G$37]-[.$C$37]/100;[.K$67])-1)/([.$G$37]-[.$C$37]/100-1)" office:value-type="float" office:value="1" calcext:value-type="float">
            <text:p>1</text:p>
          </table:table-cell>
          <table:table-cell table:formula="of:=(POWER([.$G$37]-[.$C$37]/100;[.L$67])-1)/([.$G$37]-[.$C$37]/100-1)" office:value-type="float" office:value="1" calcext:value-type="float">
            <text:p>1</text:p>
          </table:table-cell>
          <table:table-cell table:formula="of:=(POWER([.$G$37]-[.$C$37]/100;[.M$67])-1)/([.$G$37]-[.$C$37]/100-1)" office:value-type="float" office:value="1" calcext:value-type="float">
            <text:p>1</text:p>
          </table:table-cell>
          <table:table-cell table:formula="of:=(POWER([.$G$37]-[.$C$37]/100;[.N$67])-1)/([.$G$37]-[.$C$37]/100-1)" office:value-type="float" office:value="1" calcext:value-type="float">
            <text:p>1</text:p>
          </table:table-cell>
          <table:table-cell table:formula="of:=(POWER([.$G$37]-[.$C$37]/100;[.O$67])-1)/([.$G$37]-[.$C$37]/100-1)" office:value-type="float" office:value="1" calcext:value-type="float">
            <text:p>1</text:p>
          </table:table-cell>
          <table:table-cell table:formula="of:=(POWER([.$G$37]-[.$C$37]/100;[.P$67])-1)/([.$G$37]-[.$C$37]/100-1)" office:value-type="float" office:value="1" calcext:value-type="float">
            <text:p>1</text:p>
          </table:table-cell>
          <table:table-cell table:formula="of:=(POWER([.$G$37]-[.$C$37]/100;[.Q$67])-1)/([.$G$37]-[.$C$37]/100-1)" office:value-type="float" office:value="1" calcext:value-type="float">
            <text:p>1</text:p>
          </table:table-cell>
          <table:table-cell table:formula="of:=(POWER([.$G$37]-[.$C$37]/100;[.R$67])-1)/([.$G$37]-[.$C$37]/100-1)" office:value-type="float" office:value="1" calcext:value-type="float">
            <text:p>1</text:p>
          </table:table-cell>
          <table:table-cell table:formula="of:=(POWER([.$G$37]-[.$C$37]/100;[.S$67])-1)/([.$G$37]-[.$C$37]/100-1)" office:value-type="float" office:value="1" calcext:value-type="float">
            <text:p>1</text:p>
          </table:table-cell>
          <table:table-cell table:formula="of:=(POWER([.$G$37]-[.$C$37]/100;[.T$67])-1)/([.$G$37]-[.$C$37]/100-1)" office:value-type="float" office:value="1" calcext:value-type="float">
            <text:p>1</text:p>
          </table:table-cell>
          <table:table-cell table:formula="of:=(POWER([.$G$37]-[.$C$37]/100;[.U$67])-1)/([.$G$37]-[.$C$37]/100-1)" office:value-type="float" office:value="1" calcext:value-type="float">
            <text:p>1</text:p>
          </table:table-cell>
          <table:table-cell table:formula="of:=(POWER([.$G$37]-[.$C$37]/100;[.V$67])-1)/([.$G$37]-[.$C$37]/100-1)" office:value-type="float" office:value="1" calcext:value-type="float">
            <text:p>1</text:p>
          </table:table-cell>
          <table:table-cell table:formula="of:=(POWER([.$G$37]-[.$C$37]/100;[.W$67])-1)/([.$G$37]-[.$C$37]/100-1)" office:value-type="float" office:value="1" calcext:value-type="float">
            <text:p>1</text:p>
          </table:table-cell>
          <table:table-cell table:formula="of:=(POWER([.$G$37]-[.$C$37]/100;[.X$67])-1)/([.$G$37]-[.$C$37]/100-1)" office:value-type="float" office:value="1" calcext:value-type="float">
            <text:p>1</text:p>
          </table:table-cell>
          <table:table-cell table:formula="of:=(POWER([.$G$37]-[.$C$37]/100;[.Y$67])-1)/([.$G$37]-[.$C$37]/100-1)" office:value-type="float" office:value="1" calcext:value-type="float">
            <text:p>1</text:p>
          </table:table-cell>
          <table:table-cell table:formula="of:=(POWER([.$G$37]-[.$C$37]/100;[.Z$67])-1)/([.$G$37]-[.$C$37]/100-1)" office:value-type="float" office:value="1" calcext:value-type="float">
            <text:p>1</text:p>
          </table:table-cell>
          <table:table-cell table:formula="of:=(POWER([.$G$37]-[.$C$37]/100;[.AA$67])-1)/([.$G$37]-[.$C$37]/100-1)" office:value-type="float" office:value="1" calcext:value-type="float">
            <text:p>1</text:p>
          </table:table-cell>
          <table:table-cell table:formula="of:=(POWER([.$G$37]-[.$C$37]/100;[.AB$67])-1)/([.$G$37]-[.$C$37]/100-1)" office:value-type="float" office:value="1" calcext:value-type="float">
            <text:p>1</text:p>
          </table:table-cell>
          <table:table-cell table:formula="of:=(POWER([.$G$37]-[.$C$37]/100;[.AC$67])-1)/([.$G$37]-[.$C$37]/100-1)" office:value-type="float" office:value="1" calcext:value-type="float">
            <text:p>1</text:p>
          </table:table-cell>
          <table:table-cell table:formula="of:=(POWER([.$G$37]-[.$C$37]/100;[.AD$67])-1)/([.$G$37]-[.$C$37]/100-1)" office:value-type="float" office:value="1" calcext:value-type="float">
            <text:p>1</text:p>
          </table:table-cell>
          <table:table-cell table:formula="of:=(POWER([.$G$37]-[.$C$37]/100;[.AE$67])-1)/([.$G$37]-[.$C$37]/100-1)" office:value-type="float" office:value="1" calcext:value-type="float">
            <text:p>1</text:p>
          </table:table-cell>
          <table:table-cell table:formula="of:=(POWER([.$G$37]-[.$C$37]/100;[.AF$67])-1)/([.$G$37]-[.$C$37]/100-1)" office:value-type="float" office:value="1" calcext:value-type="float">
            <text:p>1</text:p>
          </table:table-cell>
          <table:table-cell table:formula="of:=(POWER([.$G$37]-[.$C$37]/100;[.AG$67])-1)/([.$G$37]-[.$C$37]/100-1)" office:value-type="float" office:value="1" calcext:value-type="float">
            <text:p>1</text:p>
          </table:table-cell>
          <table:table-cell table:formula="of:=(POWER([.$G$37]-[.$C$37]/100;[.AH$67])-1)/([.$G$37]-[.$C$37]/100-1)" office:value-type="float" office:value="1" calcext:value-type="float">
            <text:p>1</text:p>
          </table:table-cell>
          <table:table-cell table:formula="of:=(POWER([.$G$37]-[.$C$37]/100;[.AI$67])-1)/([.$G$37]-[.$C$37]/100-1)" office:value-type="float" office:value="1" calcext:value-type="float">
            <text:p>1</text:p>
          </table:table-cell>
          <table:table-cell table:formula="of:=(POWER([.$G$37]-[.$C$37]/100;[.AJ$67])-1)/([.$G$37]-[.$C$37]/100-1)" office:value-type="float" office:value="1" calcext:value-type="float">
            <text:p>1</text:p>
          </table:table-cell>
          <table:table-cell table:formula="of:=(POWER([.$G$37]-[.$C$37]/100;[.AK$67])-1)/([.$G$37]-[.$C$37]/100-1)" office:value-type="float" office:value="1" calcext:value-type="float">
            <text:p>1</text:p>
          </table:table-cell>
          <table:table-cell table:formula="of:=(POWER([.$G$37]-[.$C$37]/100;[.AL$67])-1)/([.$G$37]-[.$C$37]/100-1)" office:value-type="float" office:value="1" calcext:value-type="float">
            <text:p>1</text:p>
          </table:table-cell>
          <table:table-cell table:formula="of:=(POWER([.$G$37]-[.$C$37]/100;[.AM$67])-1)/([.$G$37]-[.$C$37]/100-1)" office:value-type="float" office:value="1" calcext:value-type="float">
            <text:p>1</text:p>
          </table:table-cell>
          <table:table-cell table:formula="of:=(POWER([.$G$37]-[.$C$37]/100;[.AN$67])-1)/([.$G$37]-[.$C$37]/100-1)" office:value-type="float" office:value="1" calcext:value-type="float">
            <text:p>1</text:p>
          </table:table-cell>
          <table:table-cell table:formula="of:=(POWER([.$G$37]-[.$C$37]/100;[.AO$67])-1)/([.$G$37]-[.$C$37]/100-1)" office:value-type="float" office:value="1" calcext:value-type="float">
            <text:p>1</text:p>
          </table:table-cell>
          <table:table-cell table:formula="of:=(POWER([.$G$37]-[.$C$37]/100;[.AP$67])-1)/([.$G$37]-[.$C$37]/100-1)" office:value-type="float" office:value="1" calcext:value-type="float">
            <text:p>1</text:p>
          </table:table-cell>
          <table:table-cell table:formula="of:=(POWER([.$G$37]-[.$C$37]/100;[.AQ$67])-1)/([.$G$37]-[.$C$37]/100-1)" office:value-type="float" office:value="1" calcext:value-type="float">
            <text:p>1</text:p>
          </table:table-cell>
          <table:table-cell table:formula="of:=(POWER([.$G$37]-[.$C$37]/100;[.AR$67])-1)/([.$G$37]-[.$C$37]/100-1)" office:value-type="float" office:value="1" calcext:value-type="float">
            <text:p>1</text:p>
          </table:table-cell>
          <table:table-cell table:formula="of:=(POWER([.$G$37]-[.$C$37]/100;[.AS$67])-1)/([.$G$37]-[.$C$37]/100-1)" office:value-type="float" office:value="1" calcext:value-type="float">
            <text:p>1</text:p>
          </table:table-cell>
          <table:table-cell table:formula="of:=(POWER([.$G$37]-[.$C$37]/100;[.AT$67])-1)/([.$G$37]-[.$C$37]/100-1)" office:value-type="float" office:value="1" calcext:value-type="float">
            <text:p>1</text:p>
          </table:table-cell>
          <table:table-cell table:formula="of:=(POWER([.$G$37]-[.$C$37]/100;[.AU$67])-1)/([.$G$37]-[.$C$37]/100-1)" office:value-type="float" office:value="1" calcext:value-type="float">
            <text:p>1</text:p>
          </table:table-cell>
          <table:table-cell table:formula="of:=(POWER([.$G$37]-[.$C$37]/100;[.AV$67])-1)/([.$G$37]-[.$C$37]/100-1)" office:value-type="float" office:value="1" calcext:value-type="float">
            <text:p>1</text:p>
          </table:table-cell>
          <table:table-cell table:number-columns-repeated="2"/>
          <table:table-cell table:formula="of:=[.$F37]*POWER([.$G37]-[.$C37]/100;[.$H$67])" office:value-type="float" office:value="0" calcext:value-type="float">
            <text:p>0</text:p>
          </table:table-cell>
          <table:table-cell table:formula="of:=[.$F37]*POWER([.$G37]-[.$C37]/100;[.$I$67])" office:value-type="float" office:value="0" calcext:value-type="float">
            <text:p>0</text:p>
          </table:table-cell>
          <table:table-cell table:formula="of:=[.$F37]*POWER([.$G37]-[.$C37]/100;[.$J$67])" office:value-type="float" office:value="0" calcext:value-type="float">
            <text:p>0</text:p>
          </table:table-cell>
          <table:table-cell table:formula="of:=[.$F37]*POWER([.$G37]-[.$C37]/100;[.$K$67])" office:value-type="float" office:value="0" calcext:value-type="float">
            <text:p>0</text:p>
          </table:table-cell>
          <table:table-cell table:formula="of:=[.$F37]*POWER([.$G37]-[.$C37]/100;[.$L$67])" office:value-type="float" office:value="0" calcext:value-type="float">
            <text:p>0</text:p>
          </table:table-cell>
          <table:table-cell table:formula="of:=[.$F37]*POWER([.$G37]-[.$C37]/100;[.$M$67])" office:value-type="float" office:value="0" calcext:value-type="float">
            <text:p>0</text:p>
          </table:table-cell>
          <table:table-cell table:formula="of:=[.$F37]*POWER([.$G37]-[.$C37]/100;[.$N$67])" office:value-type="float" office:value="0" calcext:value-type="float">
            <text:p>0</text:p>
          </table:table-cell>
          <table:table-cell table:formula="of:=[.$F37]*POWER([.$G37]-[.$C37]/100;[.$O$67])" office:value-type="float" office:value="0" calcext:value-type="float">
            <text:p>0</text:p>
          </table:table-cell>
          <table:table-cell table:formula="of:=[.$F37]*POWER([.$G37]-[.$C37]/100;[.$P$67])" office:value-type="float" office:value="0" calcext:value-type="float">
            <text:p>0</text:p>
          </table:table-cell>
          <table:table-cell table:formula="of:=[.$F37]*POWER([.$G37]-[.$C37]/100;[.$Q$67])" office:value-type="float" office:value="0" calcext:value-type="float">
            <text:p>0</text:p>
          </table:table-cell>
          <table:table-cell table:formula="of:=[.$F37]*POWER([.$G37]-[.$C37]/100;[.$R$67])" office:value-type="float" office:value="0" calcext:value-type="float">
            <text:p>0</text:p>
          </table:table-cell>
          <table:table-cell table:formula="of:=[.$F37]*POWER([.$G37]-[.$C37]/100;[.$S$67])" office:value-type="float" office:value="0" calcext:value-type="float">
            <text:p>0</text:p>
          </table:table-cell>
          <table:table-cell table:formula="of:=[.$F37]*POWER([.$G37]-[.$C37]/100;[.$T$67])" office:value-type="float" office:value="0" calcext:value-type="float">
            <text:p>0</text:p>
          </table:table-cell>
          <table:table-cell table:formula="of:=[.$F37]*POWER([.$G37]-[.$C37]/100;[.$U$67])" office:value-type="float" office:value="0" calcext:value-type="float">
            <text:p>0</text:p>
          </table:table-cell>
          <table:table-cell table:formula="of:=[.$F37]*POWER([.$G37]-[.$C37]/100;[.$V$67])" office:value-type="float" office:value="0" calcext:value-type="float">
            <text:p>0</text:p>
          </table:table-cell>
          <table:table-cell table:formula="of:=[.$F37]*POWER([.$G37]-[.$C37]/100;[.$W$67])" office:value-type="float" office:value="0" calcext:value-type="float">
            <text:p>0</text:p>
          </table:table-cell>
          <table:table-cell table:formula="of:=[.$F37]*POWER([.$G37]-[.$C37]/100;[.$X$67])" office:value-type="float" office:value="0" calcext:value-type="float">
            <text:p>0</text:p>
          </table:table-cell>
          <table:table-cell table:formula="of:=[.$F37]*POWER([.$G37]-[.$C37]/100;[.$Y$67])" office:value-type="float" office:value="0" calcext:value-type="float">
            <text:p>0</text:p>
          </table:table-cell>
          <table:table-cell table:formula="of:=[.$F37]*POWER([.$G37]-[.$C37]/100;[.$Z$67])" office:value-type="float" office:value="0" calcext:value-type="float">
            <text:p>0</text:p>
          </table:table-cell>
          <table:table-cell table:formula="of:=[.$F37]*POWER([.$G37]-[.$C37]/100;[.$AA$67])" office:value-type="float" office:value="0" calcext:value-type="float">
            <text:p>0</text:p>
          </table:table-cell>
          <table:table-cell table:formula="of:=[.$F37]*POWER([.$G37]-[.$C37]/100;[.$AB$67])" office:value-type="float" office:value="0" calcext:value-type="float">
            <text:p>0</text:p>
          </table:table-cell>
          <table:table-cell table:formula="of:=[.$F37]*POWER([.$G37]-[.$C37]/100;[.$AC$67])" office:value-type="float" office:value="0" calcext:value-type="float">
            <text:p>0</text:p>
          </table:table-cell>
          <table:table-cell table:formula="of:=[.$F37]*POWER([.$G37]-[.$C37]/100;[.$AD$67])" office:value-type="float" office:value="0" calcext:value-type="float">
            <text:p>0</text:p>
          </table:table-cell>
          <table:table-cell table:formula="of:=[.$F37]*POWER([.$G37]-[.$C37]/100;[.$AE$67])" office:value-type="float" office:value="0" calcext:value-type="float">
            <text:p>0</text:p>
          </table:table-cell>
          <table:table-cell table:formula="of:=[.$F37]*POWER([.$G37]-[.$C37]/100;[.$AF$67])" office:value-type="float" office:value="0" calcext:value-type="float">
            <text:p>0</text:p>
          </table:table-cell>
          <table:table-cell table:formula="of:=[.$F37]*POWER([.$G37]-[.$C37]/100;[.$AG$67])" office:value-type="float" office:value="0" calcext:value-type="float">
            <text:p>0</text:p>
          </table:table-cell>
          <table:table-cell table:formula="of:=[.$F37]*POWER([.$G37]-[.$C37]/100;[.$AH$67])" office:value-type="float" office:value="0" calcext:value-type="float">
            <text:p>0</text:p>
          </table:table-cell>
          <table:table-cell table:formula="of:=[.$F37]*POWER([.$G37]-[.$C37]/100;[.$AI$67])" office:value-type="float" office:value="0" calcext:value-type="float">
            <text:p>0</text:p>
          </table:table-cell>
          <table:table-cell table:formula="of:=[.$F37]*POWER([.$G37]-[.$C37]/100;[.$AJ$67])" office:value-type="float" office:value="0" calcext:value-type="float">
            <text:p>0</text:p>
          </table:table-cell>
          <table:table-cell table:formula="of:=[.$F37]*POWER([.$G37]-[.$C37]/100;[.$AK$67])" office:value-type="float" office:value="0" calcext:value-type="float">
            <text:p>0</text:p>
          </table:table-cell>
          <table:table-cell table:formula="of:=[.$F37]*POWER([.$G37]-[.$C37]/100;[.$AL$67])" office:value-type="float" office:value="0" calcext:value-type="float">
            <text:p>0</text:p>
          </table:table-cell>
          <table:table-cell table:formula="of:=[.$F37]*POWER([.$G37]-[.$C37]/100;[.$AM$67])" office:value-type="float" office:value="0" calcext:value-type="float">
            <text:p>0</text:p>
          </table:table-cell>
          <table:table-cell table:formula="of:=[.$F37]*POWER([.$G37]-[.$C37]/100;[.$AN$67])" office:value-type="float" office:value="0" calcext:value-type="float">
            <text:p>0</text:p>
          </table:table-cell>
          <table:table-cell table:formula="of:=[.$F37]*POWER([.$G37]-[.$C37]/100;[.$AO$67])" office:value-type="float" office:value="0" calcext:value-type="float">
            <text:p>0</text:p>
          </table:table-cell>
          <table:table-cell table:formula="of:=[.$F37]*POWER([.$G37]-[.$C37]/100;[.$AP$67])" office:value-type="float" office:value="0" calcext:value-type="float">
            <text:p>0</text:p>
          </table:table-cell>
          <table:table-cell table:formula="of:=[.$F37]*POWER([.$G37]-[.$C37]/100;[.$AQ$67])" office:value-type="float" office:value="0" calcext:value-type="float">
            <text:p>0</text:p>
          </table:table-cell>
          <table:table-cell table:formula="of:=[.$F37]*POWER([.$G37]-[.$C37]/100;[.$AR$67])" office:value-type="float" office:value="0" calcext:value-type="float">
            <text:p>0</text:p>
          </table:table-cell>
          <table:table-cell table:formula="of:=[.$F37]*POWER([.$G37]-[.$C37]/100;[.$AS$67])" office:value-type="float" office:value="0" calcext:value-type="float">
            <text:p>0</text:p>
          </table:table-cell>
          <table:table-cell table:formula="of:=[.$F37]*POWER([.$G37]-[.$C37]/100;[.$AT$67])" office:value-type="float" office:value="0" calcext:value-type="float">
            <text:p>0</text:p>
          </table:table-cell>
          <table:table-cell table:formula="of:=[.$F37]*POWER([.$G37]-[.$C37]/100;[.$AU$67])" office:value-type="float" office:value="0" calcext:value-type="float">
            <text:p>0</text:p>
          </table:table-cell>
          <table:table-cell table:formula="of:=[.$F37]*POWER([.$G37]-[.$C3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8:.BR38])" office:value-type="float" office:value="0" calcext:value-type="float">
            <text:p>0</text:p>
          </table:table-cell>
          <table:table-cell table:number-columns-repeated="6"/>
          <table:table-cell table:formula="of:=(POWER([.$G$38]-[.$C$38]/100;[.H$67])-1)/([.$G$38]-[.$C$38]/100-1)" office:value-type="float" office:value="-0" calcext:value-type="float">
            <text:p>0</text:p>
          </table:table-cell>
          <table:table-cell table:formula="of:=(POWER([.$G$38]-[.$C$38]/100;[.I$67])-1)/([.$G$38]-[.$C$38]/100-1)" office:value-type="float" office:value="1" calcext:value-type="float">
            <text:p>1</text:p>
          </table:table-cell>
          <table:table-cell table:formula="of:=(POWER([.$G$38]-[.$C$38]/100;[.J$67])-1)/([.$G$38]-[.$C$38]/100-1)" office:value-type="float" office:value="1" calcext:value-type="float">
            <text:p>1</text:p>
          </table:table-cell>
          <table:table-cell table:formula="of:=(POWER([.$G$38]-[.$C$38]/100;[.K$67])-1)/([.$G$38]-[.$C$38]/100-1)" office:value-type="float" office:value="1" calcext:value-type="float">
            <text:p>1</text:p>
          </table:table-cell>
          <table:table-cell table:formula="of:=(POWER([.$G$38]-[.$C$38]/100;[.L$67])-1)/([.$G$38]-[.$C$38]/100-1)" office:value-type="float" office:value="1" calcext:value-type="float">
            <text:p>1</text:p>
          </table:table-cell>
          <table:table-cell table:formula="of:=(POWER([.$G$38]-[.$C$38]/100;[.M$67])-1)/([.$G$38]-[.$C$38]/100-1)" office:value-type="float" office:value="1" calcext:value-type="float">
            <text:p>1</text:p>
          </table:table-cell>
          <table:table-cell table:formula="of:=(POWER([.$G$38]-[.$C$38]/100;[.N$67])-1)/([.$G$38]-[.$C$38]/100-1)" office:value-type="float" office:value="1" calcext:value-type="float">
            <text:p>1</text:p>
          </table:table-cell>
          <table:table-cell table:formula="of:=(POWER([.$G$38]-[.$C$38]/100;[.O$67])-1)/([.$G$38]-[.$C$38]/100-1)" office:value-type="float" office:value="1" calcext:value-type="float">
            <text:p>1</text:p>
          </table:table-cell>
          <table:table-cell table:formula="of:=(POWER([.$G$38]-[.$C$38]/100;[.P$67])-1)/([.$G$38]-[.$C$38]/100-1)" office:value-type="float" office:value="1" calcext:value-type="float">
            <text:p>1</text:p>
          </table:table-cell>
          <table:table-cell table:formula="of:=(POWER([.$G$38]-[.$C$38]/100;[.Q$67])-1)/([.$G$38]-[.$C$38]/100-1)" office:value-type="float" office:value="1" calcext:value-type="float">
            <text:p>1</text:p>
          </table:table-cell>
          <table:table-cell table:formula="of:=(POWER([.$G$38]-[.$C$38]/100;[.R$67])-1)/([.$G$38]-[.$C$38]/100-1)" office:value-type="float" office:value="1" calcext:value-type="float">
            <text:p>1</text:p>
          </table:table-cell>
          <table:table-cell table:formula="of:=(POWER([.$G$38]-[.$C$38]/100;[.S$67])-1)/([.$G$38]-[.$C$38]/100-1)" office:value-type="float" office:value="1" calcext:value-type="float">
            <text:p>1</text:p>
          </table:table-cell>
          <table:table-cell table:formula="of:=(POWER([.$G$38]-[.$C$38]/100;[.T$67])-1)/([.$G$38]-[.$C$38]/100-1)" office:value-type="float" office:value="1" calcext:value-type="float">
            <text:p>1</text:p>
          </table:table-cell>
          <table:table-cell table:formula="of:=(POWER([.$G$38]-[.$C$38]/100;[.U$67])-1)/([.$G$38]-[.$C$38]/100-1)" office:value-type="float" office:value="1" calcext:value-type="float">
            <text:p>1</text:p>
          </table:table-cell>
          <table:table-cell table:formula="of:=(POWER([.$G$38]-[.$C$38]/100;[.V$67])-1)/([.$G$38]-[.$C$38]/100-1)" office:value-type="float" office:value="1" calcext:value-type="float">
            <text:p>1</text:p>
          </table:table-cell>
          <table:table-cell table:formula="of:=(POWER([.$G$38]-[.$C$38]/100;[.W$67])-1)/([.$G$38]-[.$C$38]/100-1)" office:value-type="float" office:value="1" calcext:value-type="float">
            <text:p>1</text:p>
          </table:table-cell>
          <table:table-cell table:formula="of:=(POWER([.$G$38]-[.$C$38]/100;[.X$67])-1)/([.$G$38]-[.$C$38]/100-1)" office:value-type="float" office:value="1" calcext:value-type="float">
            <text:p>1</text:p>
          </table:table-cell>
          <table:table-cell table:formula="of:=(POWER([.$G$38]-[.$C$38]/100;[.Y$67])-1)/([.$G$38]-[.$C$38]/100-1)" office:value-type="float" office:value="1" calcext:value-type="float">
            <text:p>1</text:p>
          </table:table-cell>
          <table:table-cell table:formula="of:=(POWER([.$G$38]-[.$C$38]/100;[.Z$67])-1)/([.$G$38]-[.$C$38]/100-1)" office:value-type="float" office:value="1" calcext:value-type="float">
            <text:p>1</text:p>
          </table:table-cell>
          <table:table-cell table:formula="of:=(POWER([.$G$38]-[.$C$38]/100;[.AA$67])-1)/([.$G$38]-[.$C$38]/100-1)" office:value-type="float" office:value="1" calcext:value-type="float">
            <text:p>1</text:p>
          </table:table-cell>
          <table:table-cell table:formula="of:=(POWER([.$G$38]-[.$C$38]/100;[.AB$67])-1)/([.$G$38]-[.$C$38]/100-1)" office:value-type="float" office:value="1" calcext:value-type="float">
            <text:p>1</text:p>
          </table:table-cell>
          <table:table-cell table:formula="of:=(POWER([.$G$38]-[.$C$38]/100;[.AC$67])-1)/([.$G$38]-[.$C$38]/100-1)" office:value-type="float" office:value="1" calcext:value-type="float">
            <text:p>1</text:p>
          </table:table-cell>
          <table:table-cell table:formula="of:=(POWER([.$G$38]-[.$C$38]/100;[.AD$67])-1)/([.$G$38]-[.$C$38]/100-1)" office:value-type="float" office:value="1" calcext:value-type="float">
            <text:p>1</text:p>
          </table:table-cell>
          <table:table-cell table:formula="of:=(POWER([.$G$38]-[.$C$38]/100;[.AE$67])-1)/([.$G$38]-[.$C$38]/100-1)" office:value-type="float" office:value="1" calcext:value-type="float">
            <text:p>1</text:p>
          </table:table-cell>
          <table:table-cell table:formula="of:=(POWER([.$G$38]-[.$C$38]/100;[.AF$67])-1)/([.$G$38]-[.$C$38]/100-1)" office:value-type="float" office:value="1" calcext:value-type="float">
            <text:p>1</text:p>
          </table:table-cell>
          <table:table-cell table:formula="of:=(POWER([.$G$38]-[.$C$38]/100;[.AG$67])-1)/([.$G$38]-[.$C$38]/100-1)" office:value-type="float" office:value="1" calcext:value-type="float">
            <text:p>1</text:p>
          </table:table-cell>
          <table:table-cell table:formula="of:=(POWER([.$G$38]-[.$C$38]/100;[.AH$67])-1)/([.$G$38]-[.$C$38]/100-1)" office:value-type="float" office:value="1" calcext:value-type="float">
            <text:p>1</text:p>
          </table:table-cell>
          <table:table-cell table:formula="of:=(POWER([.$G$38]-[.$C$38]/100;[.AI$67])-1)/([.$G$38]-[.$C$38]/100-1)" office:value-type="float" office:value="1" calcext:value-type="float">
            <text:p>1</text:p>
          </table:table-cell>
          <table:table-cell table:formula="of:=(POWER([.$G$38]-[.$C$38]/100;[.AJ$67])-1)/([.$G$38]-[.$C$38]/100-1)" office:value-type="float" office:value="1" calcext:value-type="float">
            <text:p>1</text:p>
          </table:table-cell>
          <table:table-cell table:formula="of:=(POWER([.$G$38]-[.$C$38]/100;[.AK$67])-1)/([.$G$38]-[.$C$38]/100-1)" office:value-type="float" office:value="1" calcext:value-type="float">
            <text:p>1</text:p>
          </table:table-cell>
          <table:table-cell table:formula="of:=(POWER([.$G$38]-[.$C$38]/100;[.AL$67])-1)/([.$G$38]-[.$C$38]/100-1)" office:value-type="float" office:value="1" calcext:value-type="float">
            <text:p>1</text:p>
          </table:table-cell>
          <table:table-cell table:formula="of:=(POWER([.$G$38]-[.$C$38]/100;[.AM$67])-1)/([.$G$38]-[.$C$38]/100-1)" office:value-type="float" office:value="1" calcext:value-type="float">
            <text:p>1</text:p>
          </table:table-cell>
          <table:table-cell table:formula="of:=(POWER([.$G$38]-[.$C$38]/100;[.AN$67])-1)/([.$G$38]-[.$C$38]/100-1)" office:value-type="float" office:value="1" calcext:value-type="float">
            <text:p>1</text:p>
          </table:table-cell>
          <table:table-cell table:formula="of:=(POWER([.$G$38]-[.$C$38]/100;[.AO$67])-1)/([.$G$38]-[.$C$38]/100-1)" office:value-type="float" office:value="1" calcext:value-type="float">
            <text:p>1</text:p>
          </table:table-cell>
          <table:table-cell table:formula="of:=(POWER([.$G$38]-[.$C$38]/100;[.AP$67])-1)/([.$G$38]-[.$C$38]/100-1)" office:value-type="float" office:value="1" calcext:value-type="float">
            <text:p>1</text:p>
          </table:table-cell>
          <table:table-cell table:formula="of:=(POWER([.$G$38]-[.$C$38]/100;[.AQ$67])-1)/([.$G$38]-[.$C$38]/100-1)" office:value-type="float" office:value="1" calcext:value-type="float">
            <text:p>1</text:p>
          </table:table-cell>
          <table:table-cell table:formula="of:=(POWER([.$G$38]-[.$C$38]/100;[.AR$67])-1)/([.$G$38]-[.$C$38]/100-1)" office:value-type="float" office:value="1" calcext:value-type="float">
            <text:p>1</text:p>
          </table:table-cell>
          <table:table-cell table:formula="of:=(POWER([.$G$38]-[.$C$38]/100;[.AS$67])-1)/([.$G$38]-[.$C$38]/100-1)" office:value-type="float" office:value="1" calcext:value-type="float">
            <text:p>1</text:p>
          </table:table-cell>
          <table:table-cell table:formula="of:=(POWER([.$G$38]-[.$C$38]/100;[.AT$67])-1)/([.$G$38]-[.$C$38]/100-1)" office:value-type="float" office:value="1" calcext:value-type="float">
            <text:p>1</text:p>
          </table:table-cell>
          <table:table-cell table:formula="of:=(POWER([.$G$38]-[.$C$38]/100;[.AU$67])-1)/([.$G$38]-[.$C$38]/100-1)" office:value-type="float" office:value="1" calcext:value-type="float">
            <text:p>1</text:p>
          </table:table-cell>
          <table:table-cell table:formula="of:=(POWER([.$G$38]-[.$C$38]/100;[.AV$67])-1)/([.$G$38]-[.$C$38]/100-1)" office:value-type="float" office:value="1" calcext:value-type="float">
            <text:p>1</text:p>
          </table:table-cell>
          <table:table-cell table:number-columns-repeated="2"/>
          <table:table-cell table:formula="of:=[.$F38]*POWER([.$G38]-[.$C38]/100;[.$H$67])" office:value-type="float" office:value="0" calcext:value-type="float">
            <text:p>0</text:p>
          </table:table-cell>
          <table:table-cell table:formula="of:=[.$F38]*POWER([.$G38]-[.$C38]/100;[.$I$67])" office:value-type="float" office:value="0" calcext:value-type="float">
            <text:p>0</text:p>
          </table:table-cell>
          <table:table-cell table:formula="of:=[.$F38]*POWER([.$G38]-[.$C38]/100;[.$J$67])" office:value-type="float" office:value="0" calcext:value-type="float">
            <text:p>0</text:p>
          </table:table-cell>
          <table:table-cell table:formula="of:=[.$F38]*POWER([.$G38]-[.$C38]/100;[.$K$67])" office:value-type="float" office:value="0" calcext:value-type="float">
            <text:p>0</text:p>
          </table:table-cell>
          <table:table-cell table:formula="of:=[.$F38]*POWER([.$G38]-[.$C38]/100;[.$L$67])" office:value-type="float" office:value="0" calcext:value-type="float">
            <text:p>0</text:p>
          </table:table-cell>
          <table:table-cell table:formula="of:=[.$F38]*POWER([.$G38]-[.$C38]/100;[.$M$67])" office:value-type="float" office:value="0" calcext:value-type="float">
            <text:p>0</text:p>
          </table:table-cell>
          <table:table-cell table:formula="of:=[.$F38]*POWER([.$G38]-[.$C38]/100;[.$N$67])" office:value-type="float" office:value="0" calcext:value-type="float">
            <text:p>0</text:p>
          </table:table-cell>
          <table:table-cell table:formula="of:=[.$F38]*POWER([.$G38]-[.$C38]/100;[.$O$67])" office:value-type="float" office:value="0" calcext:value-type="float">
            <text:p>0</text:p>
          </table:table-cell>
          <table:table-cell table:formula="of:=[.$F38]*POWER([.$G38]-[.$C38]/100;[.$P$67])" office:value-type="float" office:value="0" calcext:value-type="float">
            <text:p>0</text:p>
          </table:table-cell>
          <table:table-cell table:formula="of:=[.$F38]*POWER([.$G38]-[.$C38]/100;[.$Q$67])" office:value-type="float" office:value="0" calcext:value-type="float">
            <text:p>0</text:p>
          </table:table-cell>
          <table:table-cell table:formula="of:=[.$F38]*POWER([.$G38]-[.$C38]/100;[.$R$67])" office:value-type="float" office:value="0" calcext:value-type="float">
            <text:p>0</text:p>
          </table:table-cell>
          <table:table-cell table:formula="of:=[.$F38]*POWER([.$G38]-[.$C38]/100;[.$S$67])" office:value-type="float" office:value="0" calcext:value-type="float">
            <text:p>0</text:p>
          </table:table-cell>
          <table:table-cell table:formula="of:=[.$F38]*POWER([.$G38]-[.$C38]/100;[.$T$67])" office:value-type="float" office:value="0" calcext:value-type="float">
            <text:p>0</text:p>
          </table:table-cell>
          <table:table-cell table:formula="of:=[.$F38]*POWER([.$G38]-[.$C38]/100;[.$U$67])" office:value-type="float" office:value="0" calcext:value-type="float">
            <text:p>0</text:p>
          </table:table-cell>
          <table:table-cell table:formula="of:=[.$F38]*POWER([.$G38]-[.$C38]/100;[.$V$67])" office:value-type="float" office:value="0" calcext:value-type="float">
            <text:p>0</text:p>
          </table:table-cell>
          <table:table-cell table:formula="of:=[.$F38]*POWER([.$G38]-[.$C38]/100;[.$W$67])" office:value-type="float" office:value="0" calcext:value-type="float">
            <text:p>0</text:p>
          </table:table-cell>
          <table:table-cell table:formula="of:=[.$F38]*POWER([.$G38]-[.$C38]/100;[.$X$67])" office:value-type="float" office:value="0" calcext:value-type="float">
            <text:p>0</text:p>
          </table:table-cell>
          <table:table-cell table:formula="of:=[.$F38]*POWER([.$G38]-[.$C38]/100;[.$Y$67])" office:value-type="float" office:value="0" calcext:value-type="float">
            <text:p>0</text:p>
          </table:table-cell>
          <table:table-cell table:formula="of:=[.$F38]*POWER([.$G38]-[.$C38]/100;[.$Z$67])" office:value-type="float" office:value="0" calcext:value-type="float">
            <text:p>0</text:p>
          </table:table-cell>
          <table:table-cell table:formula="of:=[.$F38]*POWER([.$G38]-[.$C38]/100;[.$AA$67])" office:value-type="float" office:value="0" calcext:value-type="float">
            <text:p>0</text:p>
          </table:table-cell>
          <table:table-cell table:formula="of:=[.$F38]*POWER([.$G38]-[.$C38]/100;[.$AB$67])" office:value-type="float" office:value="0" calcext:value-type="float">
            <text:p>0</text:p>
          </table:table-cell>
          <table:table-cell table:formula="of:=[.$F38]*POWER([.$G38]-[.$C38]/100;[.$AC$67])" office:value-type="float" office:value="0" calcext:value-type="float">
            <text:p>0</text:p>
          </table:table-cell>
          <table:table-cell table:formula="of:=[.$F38]*POWER([.$G38]-[.$C38]/100;[.$AD$67])" office:value-type="float" office:value="0" calcext:value-type="float">
            <text:p>0</text:p>
          </table:table-cell>
          <table:table-cell table:formula="of:=[.$F38]*POWER([.$G38]-[.$C38]/100;[.$AE$67])" office:value-type="float" office:value="0" calcext:value-type="float">
            <text:p>0</text:p>
          </table:table-cell>
          <table:table-cell table:formula="of:=[.$F38]*POWER([.$G38]-[.$C38]/100;[.$AF$67])" office:value-type="float" office:value="0" calcext:value-type="float">
            <text:p>0</text:p>
          </table:table-cell>
          <table:table-cell table:formula="of:=[.$F38]*POWER([.$G38]-[.$C38]/100;[.$AG$67])" office:value-type="float" office:value="0" calcext:value-type="float">
            <text:p>0</text:p>
          </table:table-cell>
          <table:table-cell table:formula="of:=[.$F38]*POWER([.$G38]-[.$C38]/100;[.$AH$67])" office:value-type="float" office:value="0" calcext:value-type="float">
            <text:p>0</text:p>
          </table:table-cell>
          <table:table-cell table:formula="of:=[.$F38]*POWER([.$G38]-[.$C38]/100;[.$AI$67])" office:value-type="float" office:value="0" calcext:value-type="float">
            <text:p>0</text:p>
          </table:table-cell>
          <table:table-cell table:formula="of:=[.$F38]*POWER([.$G38]-[.$C38]/100;[.$AJ$67])" office:value-type="float" office:value="0" calcext:value-type="float">
            <text:p>0</text:p>
          </table:table-cell>
          <table:table-cell table:formula="of:=[.$F38]*POWER([.$G38]-[.$C38]/100;[.$AK$67])" office:value-type="float" office:value="0" calcext:value-type="float">
            <text:p>0</text:p>
          </table:table-cell>
          <table:table-cell table:formula="of:=[.$F38]*POWER([.$G38]-[.$C38]/100;[.$AL$67])" office:value-type="float" office:value="0" calcext:value-type="float">
            <text:p>0</text:p>
          </table:table-cell>
          <table:table-cell table:formula="of:=[.$F38]*POWER([.$G38]-[.$C38]/100;[.$AM$67])" office:value-type="float" office:value="0" calcext:value-type="float">
            <text:p>0</text:p>
          </table:table-cell>
          <table:table-cell table:formula="of:=[.$F38]*POWER([.$G38]-[.$C38]/100;[.$AN$67])" office:value-type="float" office:value="0" calcext:value-type="float">
            <text:p>0</text:p>
          </table:table-cell>
          <table:table-cell table:formula="of:=[.$F38]*POWER([.$G38]-[.$C38]/100;[.$AO$67])" office:value-type="float" office:value="0" calcext:value-type="float">
            <text:p>0</text:p>
          </table:table-cell>
          <table:table-cell table:formula="of:=[.$F38]*POWER([.$G38]-[.$C38]/100;[.$AP$67])" office:value-type="float" office:value="0" calcext:value-type="float">
            <text:p>0</text:p>
          </table:table-cell>
          <table:table-cell table:formula="of:=[.$F38]*POWER([.$G38]-[.$C38]/100;[.$AQ$67])" office:value-type="float" office:value="0" calcext:value-type="float">
            <text:p>0</text:p>
          </table:table-cell>
          <table:table-cell table:formula="of:=[.$F38]*POWER([.$G38]-[.$C38]/100;[.$AR$67])" office:value-type="float" office:value="0" calcext:value-type="float">
            <text:p>0</text:p>
          </table:table-cell>
          <table:table-cell table:formula="of:=[.$F38]*POWER([.$G38]-[.$C38]/100;[.$AS$67])" office:value-type="float" office:value="0" calcext:value-type="float">
            <text:p>0</text:p>
          </table:table-cell>
          <table:table-cell table:formula="of:=[.$F38]*POWER([.$G38]-[.$C38]/100;[.$AT$67])" office:value-type="float" office:value="0" calcext:value-type="float">
            <text:p>0</text:p>
          </table:table-cell>
          <table:table-cell table:formula="of:=[.$F38]*POWER([.$G38]-[.$C38]/100;[.$AU$67])" office:value-type="float" office:value="0" calcext:value-type="float">
            <text:p>0</text:p>
          </table:table-cell>
          <table:table-cell table:formula="of:=[.$F38]*POWER([.$G38]-[.$C3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RYPTO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lf custody</text:p>
          </table:table-cell>
          <table:table-cell office:value-type="float" office:value="0.30338" calcext:value-type="float">
            <text:p>0.30338</text:p>
          </table:table-cell>
          <table:table-cell office:value-type="float" office:value="3.84146" calcext:value-type="float">
            <text:p>3.84146</text:p>
          </table:table-cell>
          <table:table-cell office:value-type="float" office:value="1.14" calcext:value-type="float">
            <text:p>1.14</text:p>
          </table:table-cell>
          <table:table-cell table:number-columns-repeated="71"/>
          <table:table-cell table:formula="of:=(POWER([.$G$40]-[.$C$40]/100;[.H$67])-1)/([.$G$40]-[.$C$40]/100-1)" office:value-type="float" office:value="0" calcext:value-type="float">
            <text:p>0</text:p>
          </table:table-cell>
          <table:table-cell table:formula="of:=(POWER([.$G$40]-[.$C$40]/100;[.I$67])-1)/([.$G$40]-[.$C$40]/100-1)" office:value-type="float" office:value="1" calcext:value-type="float">
            <text:p>1</text:p>
          </table:table-cell>
          <table:table-cell table:formula="of:=(POWER([.$G$40]-[.$C$40]/100;[.J$67])-1)/([.$G$40]-[.$C$40]/100-1)" office:value-type="float" office:value="2.14" calcext:value-type="float">
            <text:p>2.14</text:p>
          </table:table-cell>
          <table:table-cell table:formula="of:=(POWER([.$G$40]-[.$C$40]/100;[.K$67])-1)/([.$G$40]-[.$C$40]/100-1)" office:value-type="float" office:value="3.4396" calcext:value-type="float">
            <text:p>3.4396</text:p>
          </table:table-cell>
          <table:table-cell table:formula="of:=(POWER([.$G$40]-[.$C$40]/100;[.L$67])-1)/([.$G$40]-[.$C$40]/100-1)" office:value-type="float" office:value="4.921144" calcext:value-type="float">
            <text:p>4.921144</text:p>
          </table:table-cell>
          <table:table-cell table:formula="of:=(POWER([.$G$40]-[.$C$40]/100;[.M$67])-1)/([.$G$40]-[.$C$40]/100-1)" office:value-type="float" office:value="6.61010416" calcext:value-type="float">
            <text:p>6.61010416</text:p>
          </table:table-cell>
          <table:table-cell table:formula="of:=(POWER([.$G$40]-[.$C$40]/100;[.N$67])-1)/([.$G$40]-[.$C$40]/100-1)" office:value-type="float" office:value="8.5355187424" calcext:value-type="float">
            <text:p>8.5355187424</text:p>
          </table:table-cell>
          <table:table-cell table:formula="of:=(POWER([.$G$40]-[.$C$40]/100;[.O$67])-1)/([.$G$40]-[.$C$40]/100-1)" office:value-type="float" office:value="10.730491366336" calcext:value-type="float">
            <text:p>10.730491366336</text:p>
          </table:table-cell>
          <table:table-cell table:formula="of:=(POWER([.$G$40]-[.$C$40]/100;[.P$67])-1)/([.$G$40]-[.$C$40]/100-1)" office:value-type="float" office:value="13.232760157623" calcext:value-type="float">
            <text:p>13.232760157623</text:p>
          </table:table-cell>
          <table:table-cell table:formula="of:=(POWER([.$G$40]-[.$C$40]/100;[.Q$67])-1)/([.$G$40]-[.$C$40]/100-1)" office:value-type="float" office:value="16.0853465796903" calcext:value-type="float">
            <text:p>16.0853465796903</text:p>
          </table:table-cell>
          <table:table-cell table:formula="of:=(POWER([.$G$40]-[.$C$40]/100;[.R$67])-1)/([.$G$40]-[.$C$40]/100-1)" office:value-type="float" office:value="19.3372951008469" calcext:value-type="float">
            <text:p>19.3372951008469</text:p>
          </table:table-cell>
          <table:table-cell table:formula="of:=(POWER([.$G$40]-[.$C$40]/100;[.S$67])-1)/([.$G$40]-[.$C$40]/100-1)" office:value-type="float" office:value="23.0445164149655" calcext:value-type="float">
            <text:p>23.0445164149655</text:p>
          </table:table-cell>
          <table:table-cell table:formula="of:=(POWER([.$G$40]-[.$C$40]/100;[.T$67])-1)/([.$G$40]-[.$C$40]/100-1)" office:value-type="float" office:value="27.2707487130606" calcext:value-type="float">
            <text:p>27.2707487130606</text:p>
          </table:table-cell>
          <table:table-cell table:formula="of:=(POWER([.$G$40]-[.$C$40]/100;[.U$67])-1)/([.$G$40]-[.$C$40]/100-1)" office:value-type="float" office:value="32.0886535328891" calcext:value-type="float">
            <text:p>32.0886535328891</text:p>
          </table:table-cell>
          <table:table-cell table:formula="of:=(POWER([.$G$40]-[.$C$40]/100;[.V$67])-1)/([.$G$40]-[.$C$40]/100-1)" office:value-type="float" office:value="37.5810650274936" calcext:value-type="float">
            <text:p>37.5810650274936</text:p>
          </table:table-cell>
          <table:table-cell table:formula="of:=(POWER([.$G$40]-[.$C$40]/100;[.W$67])-1)/([.$G$40]-[.$C$40]/100-1)" office:value-type="float" office:value="43.8424141313427" calcext:value-type="float">
            <text:p>43.8424141313427</text:p>
          </table:table-cell>
          <table:table-cell table:formula="of:=(POWER([.$G$40]-[.$C$40]/100;[.X$67])-1)/([.$G$40]-[.$C$40]/100-1)" office:value-type="float" office:value="50.9803521097306" calcext:value-type="float">
            <text:p>50.9803521097306</text:p>
          </table:table-cell>
          <table:table-cell table:formula="of:=(POWER([.$G$40]-[.$C$40]/100;[.Y$67])-1)/([.$G$40]-[.$C$40]/100-1)" office:value-type="float" office:value="59.1176014050929" calcext:value-type="float">
            <text:p>59.1176014050929</text:p>
          </table:table-cell>
          <table:table-cell table:formula="of:=(POWER([.$G$40]-[.$C$40]/100;[.Z$67])-1)/([.$G$40]-[.$C$40]/100-1)" office:value-type="float" office:value="68.3940656018059" calcext:value-type="float">
            <text:p>68.3940656018059</text:p>
          </table:table-cell>
          <table:table-cell table:formula="of:=(POWER([.$G$40]-[.$C$40]/100;[.AA$67])-1)/([.$G$40]-[.$C$40]/100-1)" office:value-type="float" office:value="78.9692347860588" calcext:value-type="float">
            <text:p>78.9692347860588</text:p>
          </table:table-cell>
          <table:table-cell table:formula="of:=(POWER([.$G$40]-[.$C$40]/100;[.AB$67])-1)/([.$G$40]-[.$C$40]/100-1)" office:value-type="float" office:value="91.024927656107" calcext:value-type="float">
            <text:p>91.024927656107</text:p>
          </table:table-cell>
          <table:table-cell table:formula="of:=(POWER([.$G$40]-[.$C$40]/100;[.AC$67])-1)/([.$G$40]-[.$C$40]/100-1)" office:value-type="float" office:value="104.768417527962" calcext:value-type="float">
            <text:p>104.768417527962</text:p>
          </table:table-cell>
          <table:table-cell table:formula="of:=(POWER([.$G$40]-[.$C$40]/100;[.AD$67])-1)/([.$G$40]-[.$C$40]/100-1)" office:value-type="float" office:value="120.435995981877" calcext:value-type="float">
            <text:p>120.435995981877</text:p>
          </table:table-cell>
          <table:table-cell table:formula="of:=(POWER([.$G$40]-[.$C$40]/100;[.AE$67])-1)/([.$G$40]-[.$C$40]/100-1)" office:value-type="float" office:value="138.297035419339" calcext:value-type="float">
            <text:p>138.297035419339</text:p>
          </table:table-cell>
          <table:table-cell table:formula="of:=(POWER([.$G$40]-[.$C$40]/100;[.AF$67])-1)/([.$G$40]-[.$C$40]/100-1)" office:value-type="float" office:value="158.658620378047" calcext:value-type="float">
            <text:p>158.658620378047</text:p>
          </table:table-cell>
          <table:table-cell table:formula="of:=(POWER([.$G$40]-[.$C$40]/100;[.AG$67])-1)/([.$G$40]-[.$C$40]/100-1)" office:value-type="float" office:value="181.870827230973" calcext:value-type="float">
            <text:p>181.870827230973</text:p>
          </table:table-cell>
          <table:table-cell table:formula="of:=(POWER([.$G$40]-[.$C$40]/100;[.AH$67])-1)/([.$G$40]-[.$C$40]/100-1)" office:value-type="float" office:value="208.33274304331" calcext:value-type="float">
            <text:p>208.33274304331</text:p>
          </table:table-cell>
          <table:table-cell table:formula="of:=(POWER([.$G$40]-[.$C$40]/100;[.AI$67])-1)/([.$G$40]-[.$C$40]/100-1)" office:value-type="float" office:value="238.499327069373" calcext:value-type="float">
            <text:p>238.499327069373</text:p>
          </table:table-cell>
          <table:table-cell table:formula="of:=(POWER([.$G$40]-[.$C$40]/100;[.AJ$67])-1)/([.$G$40]-[.$C$40]/100-1)" office:value-type="float" office:value="272.889232859085" calcext:value-type="float">
            <text:p>272.889232859085</text:p>
          </table:table-cell>
          <table:table-cell table:formula="of:=(POWER([.$G$40]-[.$C$40]/100;[.AK$67])-1)/([.$G$40]-[.$C$40]/100-1)" office:value-type="float" office:value="312.093725459357" calcext:value-type="float">
            <text:p>312.093725459357</text:p>
          </table:table-cell>
          <table:table-cell table:formula="of:=(POWER([.$G$40]-[.$C$40]/100;[.AL$67])-1)/([.$G$40]-[.$C$40]/100-1)" office:value-type="float" office:value="356.786847023667" calcext:value-type="float">
            <text:p>356.786847023667</text:p>
          </table:table-cell>
          <table:table-cell table:formula="of:=(POWER([.$G$40]-[.$C$40]/100;[.AM$67])-1)/([.$G$40]-[.$C$40]/100-1)" office:value-type="float" office:value="407.73700560698" calcext:value-type="float">
            <text:p>407.73700560698</text:p>
          </table:table-cell>
          <table:table-cell table:formula="of:=(POWER([.$G$40]-[.$C$40]/100;[.AN$67])-1)/([.$G$40]-[.$C$40]/100-1)" office:value-type="float" office:value="465.820186391957" calcext:value-type="float">
            <text:p>465.820186391957</text:p>
          </table:table-cell>
          <table:table-cell table:formula="of:=(POWER([.$G$40]-[.$C$40]/100;[.AO$67])-1)/([.$G$40]-[.$C$40]/100-1)" office:value-type="float" office:value="532.035012486831" calcext:value-type="float">
            <text:p>532.035012486831</text:p>
          </table:table-cell>
          <table:table-cell table:formula="of:=(POWER([.$G$40]-[.$C$40]/100;[.AP$67])-1)/([.$G$40]-[.$C$40]/100-1)" office:value-type="float" office:value="607.519914234988" calcext:value-type="float">
            <text:p>607.519914234988</text:p>
          </table:table-cell>
          <table:table-cell table:formula="of:=(POWER([.$G$40]-[.$C$40]/100;[.AQ$67])-1)/([.$G$40]-[.$C$40]/100-1)" office:value-type="float" office:value="693.572702227886" calcext:value-type="float">
            <text:p>693.572702227886</text:p>
          </table:table-cell>
          <table:table-cell table:formula="of:=(POWER([.$G$40]-[.$C$40]/100;[.AR$67])-1)/([.$G$40]-[.$C$40]/100-1)" office:value-type="float" office:value="791.67288053979" calcext:value-type="float">
            <text:p>791.67288053979</text:p>
          </table:table-cell>
          <table:table-cell table:formula="of:=(POWER([.$G$40]-[.$C$40]/100;[.AS$67])-1)/([.$G$40]-[.$C$40]/100-1)" office:value-type="float" office:value="903.507083815361" calcext:value-type="float">
            <text:p>903.507083815361</text:p>
          </table:table-cell>
          <table:table-cell table:formula="of:=(POWER([.$G$40]-[.$C$40]/100;[.AT$67])-1)/([.$G$40]-[.$C$40]/100-1)" office:value-type="float" office:value="1030.99807554951" calcext:value-type="float">
            <text:p>1030.99807554951</text:p>
          </table:table-cell>
          <table:table-cell table:formula="of:=(POWER([.$G$40]-[.$C$40]/100;[.AU$67])-1)/([.$G$40]-[.$C$40]/100-1)" office:value-type="float" office:value="1176.33780612644" calcext:value-type="float">
            <text:p>1176.33780612644</text:p>
          </table:table-cell>
          <table:table-cell table:formula="of:=(POWER([.$G$40]-[.$C$40]/100;[.AV$67])-1)/([.$G$40]-[.$C$40]/100-1)" office:value-type="float" office:value="1342.02509898414" calcext:value-type="float">
            <text:p>1342.02509898414</text:p>
          </table:table-cell>
          <table:table-cell table:number-columns-repeated="2"/>
          <table:table-cell table:formula="of:=[.$F40]*POWER([.$G40]-[.$C40]/100;[.$H$67])" office:value-type="float" office:value="3.84146" calcext:value-type="float">
            <text:p>3.84146</text:p>
          </table:table-cell>
          <table:table-cell table:formula="of:=[.$F40]*POWER([.$G40]-[.$C40]/100;[.$I$67])" office:value-type="float" office:value="4.3792644" calcext:value-type="float">
            <text:p>4.3792644</text:p>
          </table:table-cell>
          <table:table-cell table:formula="of:=[.$F40]*POWER([.$G40]-[.$C40]/100;[.$J$67])" office:value-type="float" office:value="4.992361416" calcext:value-type="float">
            <text:p>4.992361416</text:p>
          </table:table-cell>
          <table:table-cell table:formula="of:=[.$F40]*POWER([.$G40]-[.$C40]/100;[.$K$67])" office:value-type="float" office:value="5.69129201424" calcext:value-type="float">
            <text:p>5.69129201424</text:p>
          </table:table-cell>
          <table:table-cell table:formula="of:=[.$F40]*POWER([.$G40]-[.$C40]/100;[.$L$67])" office:value-type="float" office:value="6.4880728962336" calcext:value-type="float">
            <text:p>6.4880728962336</text:p>
          </table:table-cell>
          <table:table-cell table:formula="of:=[.$F40]*POWER([.$G40]-[.$C40]/100;[.$M$67])" office:value-type="float" office:value="7.3964031017063" calcext:value-type="float">
            <text:p>7.3964031017063</text:p>
          </table:table-cell>
          <table:table-cell table:formula="of:=[.$F40]*POWER([.$G40]-[.$C40]/100;[.$N$67])" office:value-type="float" office:value="8.43189953594518" calcext:value-type="float">
            <text:p>8.43189953594518</text:p>
          </table:table-cell>
          <table:table-cell table:formula="of:=[.$F40]*POWER([.$G40]-[.$C40]/100;[.$O$67])" office:value-type="float" office:value="9.61236547097751" calcext:value-type="float">
            <text:p>9.61236547097751</text:p>
          </table:table-cell>
          <table:table-cell table:formula="of:=[.$F40]*POWER([.$G40]-[.$C40]/100;[.$P$67])" office:value-type="float" office:value="10.9580966369144" calcext:value-type="float">
            <text:p>10.9580966369144</text:p>
          </table:table-cell>
          <table:table-cell table:formula="of:=[.$F40]*POWER([.$G40]-[.$C40]/100;[.$Q$67])" office:value-type="float" office:value="12.4922301660824" calcext:value-type="float">
            <text:p>12.4922301660824</text:p>
          </table:table-cell>
          <table:table-cell table:formula="of:=[.$F40]*POWER([.$G40]-[.$C40]/100;[.$R$67])" office:value-type="float" office:value="14.2411423893339" calcext:value-type="float">
            <text:p>14.2411423893339</text:p>
          </table:table-cell>
          <table:table-cell table:formula="of:=[.$F40]*POWER([.$G40]-[.$C40]/100;[.$S$67])" office:value-type="float" office:value="16.2349023238406" calcext:value-type="float">
            <text:p>16.2349023238406</text:p>
          </table:table-cell>
          <table:table-cell table:formula="of:=[.$F40]*POWER([.$G40]-[.$C40]/100;[.$T$67])" office:value-type="float" office:value="18.5077886491783" calcext:value-type="float">
            <text:p>18.5077886491783</text:p>
          </table:table-cell>
          <table:table-cell table:formula="of:=[.$F40]*POWER([.$G40]-[.$C40]/100;[.$U$67])" office:value-type="float" office:value="21.0988790600633" calcext:value-type="float">
            <text:p>21.0988790600633</text:p>
          </table:table-cell>
          <table:table-cell table:formula="of:=[.$F40]*POWER([.$G40]-[.$C40]/100;[.$V$67])" office:value-type="float" office:value="24.0527221284722" calcext:value-type="float">
            <text:p>24.0527221284722</text:p>
          </table:table-cell>
          <table:table-cell table:formula="of:=[.$F40]*POWER([.$G40]-[.$C40]/100;[.$W$67])" office:value-type="float" office:value="27.4201032264583" calcext:value-type="float">
            <text:p>27.4201032264583</text:p>
          </table:table-cell>
          <table:table-cell table:formula="of:=[.$F40]*POWER([.$G40]-[.$C40]/100;[.$X$67])" office:value-type="float" office:value="31.2589176781624" calcext:value-type="float">
            <text:p>31.2589176781624</text:p>
          </table:table-cell>
          <table:table-cell table:formula="of:=[.$F40]*POWER([.$G40]-[.$C40]/100;[.$Y$67])" office:value-type="float" office:value="35.6351661531051" calcext:value-type="float">
            <text:p>35.6351661531051</text:p>
          </table:table-cell>
          <table:table-cell table:formula="of:=[.$F40]*POWER([.$G40]-[.$C40]/100;[.$Z$67])" office:value-type="float" office:value="40.6240894145399" calcext:value-type="float">
            <text:p>40.6240894145399</text:p>
          </table:table-cell>
          <table:table-cell table:formula="of:=[.$F40]*POWER([.$G40]-[.$C40]/100;[.$AA$67])" office:value-type="float" office:value="46.3114619325754" calcext:value-type="float">
            <text:p>46.3114619325754</text:p>
          </table:table-cell>
          <table:table-cell table:formula="of:=[.$F40]*POWER([.$G40]-[.$C40]/100;[.$AB$67])" office:value-type="float" office:value="52.795066603136" calcext:value-type="float">
            <text:p>52.795066603136</text:p>
          </table:table-cell>
          <table:table-cell table:formula="of:=[.$F40]*POWER([.$G40]-[.$C40]/100;[.$AC$67])" office:value-type="float" office:value="60.186375927575" calcext:value-type="float">
            <text:p>60.186375927575</text:p>
          </table:table-cell>
          <table:table-cell table:formula="of:=[.$F40]*POWER([.$G40]-[.$C40]/100;[.$AD$67])" office:value-type="float" office:value="68.6124685574355" calcext:value-type="float">
            <text:p>68.6124685574355</text:p>
          </table:table-cell>
          <table:table-cell table:formula="of:=[.$F40]*POWER([.$G40]-[.$C40]/100;[.$AE$67])" office:value-type="float" office:value="78.2182141554765" calcext:value-type="float">
            <text:p>78.2182141554765</text:p>
          </table:table-cell>
          <table:table-cell table:formula="of:=[.$F40]*POWER([.$G40]-[.$C40]/100;[.$AF$67])" office:value-type="float" office:value="89.1687641372432" calcext:value-type="float">
            <text:p>89.1687641372432</text:p>
          </table:table-cell>
          <table:table-cell table:formula="of:=[.$F40]*POWER([.$G40]-[.$C40]/100;[.$AG$67])" office:value-type="float" office:value="101.652391116457" calcext:value-type="float">
            <text:p>101.652391116457</text:p>
          </table:table-cell>
          <table:table-cell table:formula="of:=[.$F40]*POWER([.$G40]-[.$C40]/100;[.$AH$67])" office:value-type="float" office:value="115.883725872761" calcext:value-type="float">
            <text:p>115.883725872761</text:p>
          </table:table-cell>
          <table:table-cell table:formula="of:=[.$F40]*POWER([.$G40]-[.$C40]/100;[.$AI$67])" office:value-type="float" office:value="132.107447494948" calcext:value-type="float">
            <text:p>132.107447494948</text:p>
          </table:table-cell>
          <table:table-cell table:formula="of:=[.$F40]*POWER([.$G40]-[.$C40]/100;[.$AJ$67])" office:value-type="float" office:value="150.60249014424" calcext:value-type="float">
            <text:p>150.60249014424</text:p>
          </table:table-cell>
          <table:table-cell table:formula="of:=[.$F40]*POWER([.$G40]-[.$C40]/100;[.$AK$67])" office:value-type="float" office:value="171.686838764434" calcext:value-type="float">
            <text:p>171.686838764434</text:p>
          </table:table-cell>
          <table:table-cell table:formula="of:=[.$F40]*POWER([.$G40]-[.$C40]/100;[.$AL$67])" office:value-type="float" office:value="195.722996191455" calcext:value-type="float">
            <text:p>195.722996191455</text:p>
          </table:table-cell>
          <table:table-cell table:formula="of:=[.$F40]*POWER([.$G40]-[.$C40]/100;[.$AM$67])" office:value-type="float" office:value="223.124215658259" calcext:value-type="float">
            <text:p>223.124215658259</text:p>
          </table:table-cell>
          <table:table-cell table:formula="of:=[.$F40]*POWER([.$G40]-[.$C40]/100;[.$AN$67])" office:value-type="float" office:value="254.361605850415" calcext:value-type="float">
            <text:p>254.361605850415</text:p>
          </table:table-cell>
          <table:table-cell table:formula="of:=[.$F40]*POWER([.$G40]-[.$C40]/100;[.$AO$67])" office:value-type="float" office:value="289.972230669473" calcext:value-type="float">
            <text:p>289.972230669473</text:p>
          </table:table-cell>
          <table:table-cell table:formula="of:=[.$F40]*POWER([.$G40]-[.$C40]/100;[.$AP$67])" office:value-type="float" office:value="330.568342963199" calcext:value-type="float">
            <text:p>330.568342963199</text:p>
          </table:table-cell>
          <table:table-cell table:formula="of:=[.$F40]*POWER([.$G40]-[.$C40]/100;[.$AQ$67])" office:value-type="float" office:value="376.847910978047" calcext:value-type="float">
            <text:p>376.847910978047</text:p>
          </table:table-cell>
          <table:table-cell table:formula="of:=[.$F40]*POWER([.$G40]-[.$C40]/100;[.$AR$67])" office:value-type="float" office:value="429.606618514973" calcext:value-type="float">
            <text:p>429.606618514973</text:p>
          </table:table-cell>
          <table:table-cell table:formula="of:=[.$F40]*POWER([.$G40]-[.$C40]/100;[.$AS$67])" office:value-type="float" office:value="489.751545107069" calcext:value-type="float">
            <text:p>489.751545107069</text:p>
          </table:table-cell>
          <table:table-cell table:formula="of:=[.$F40]*POWER([.$G40]-[.$C40]/100;[.$AT$67])" office:value-type="float" office:value="558.316761422059" calcext:value-type="float">
            <text:p>558.316761422059</text:p>
          </table:table-cell>
          <table:table-cell table:formula="of:=[.$F40]*POWER([.$G40]-[.$C40]/100;[.$AU$67])" office:value-type="float" office:value="636.481108021147" calcext:value-type="float">
            <text:p>636.481108021147</text:p>
          </table:table-cell>
          <table:table-cell table:formula="of:=[.$F40]*POWER([.$G40]-[.$C40]/100;[.$AV$67])" office:value-type="float" office:value="725.588463144108" calcext:value-type="float">
            <text:p>725.588463144108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1]-[.$C$41]/100;[.H$67])-1)/([.$G$41]-[.$C$41]/100-1)" office:value-type="float" office:value="-0" calcext:value-type="float">
            <text:p>0</text:p>
          </table:table-cell>
          <table:table-cell table:formula="of:=(POWER([.$G$41]-[.$C$41]/100;[.I$67])-1)/([.$G$41]-[.$C$41]/100-1)" office:value-type="float" office:value="1" calcext:value-type="float">
            <text:p>1</text:p>
          </table:table-cell>
          <table:table-cell table:formula="of:=(POWER([.$G$41]-[.$C$41]/100;[.J$67])-1)/([.$G$41]-[.$C$41]/100-1)" office:value-type="float" office:value="1" calcext:value-type="float">
            <text:p>1</text:p>
          </table:table-cell>
          <table:table-cell table:formula="of:=(POWER([.$G$41]-[.$C$41]/100;[.K$67])-1)/([.$G$41]-[.$C$41]/100-1)" office:value-type="float" office:value="1" calcext:value-type="float">
            <text:p>1</text:p>
          </table:table-cell>
          <table:table-cell table:formula="of:=(POWER([.$G$41]-[.$C$41]/100;[.L$67])-1)/([.$G$41]-[.$C$41]/100-1)" office:value-type="float" office:value="1" calcext:value-type="float">
            <text:p>1</text:p>
          </table:table-cell>
          <table:table-cell table:formula="of:=(POWER([.$G$41]-[.$C$41]/100;[.M$67])-1)/([.$G$41]-[.$C$41]/100-1)" office:value-type="float" office:value="1" calcext:value-type="float">
            <text:p>1</text:p>
          </table:table-cell>
          <table:table-cell table:formula="of:=(POWER([.$G$41]-[.$C$41]/100;[.N$67])-1)/([.$G$41]-[.$C$41]/100-1)" office:value-type="float" office:value="1" calcext:value-type="float">
            <text:p>1</text:p>
          </table:table-cell>
          <table:table-cell table:formula="of:=(POWER([.$G$41]-[.$C$41]/100;[.O$67])-1)/([.$G$41]-[.$C$41]/100-1)" office:value-type="float" office:value="1" calcext:value-type="float">
            <text:p>1</text:p>
          </table:table-cell>
          <table:table-cell table:formula="of:=(POWER([.$G$41]-[.$C$41]/100;[.P$67])-1)/([.$G$41]-[.$C$41]/100-1)" office:value-type="float" office:value="1" calcext:value-type="float">
            <text:p>1</text:p>
          </table:table-cell>
          <table:table-cell table:formula="of:=(POWER([.$G$41]-[.$C$41]/100;[.Q$67])-1)/([.$G$41]-[.$C$41]/100-1)" office:value-type="float" office:value="1" calcext:value-type="float">
            <text:p>1</text:p>
          </table:table-cell>
          <table:table-cell table:formula="of:=(POWER([.$G$41]-[.$C$41]/100;[.R$67])-1)/([.$G$41]-[.$C$41]/100-1)" office:value-type="float" office:value="1" calcext:value-type="float">
            <text:p>1</text:p>
          </table:table-cell>
          <table:table-cell table:formula="of:=(POWER([.$G$41]-[.$C$41]/100;[.S$67])-1)/([.$G$41]-[.$C$41]/100-1)" office:value-type="float" office:value="1" calcext:value-type="float">
            <text:p>1</text:p>
          </table:table-cell>
          <table:table-cell table:formula="of:=(POWER([.$G$41]-[.$C$41]/100;[.T$67])-1)/([.$G$41]-[.$C$41]/100-1)" office:value-type="float" office:value="1" calcext:value-type="float">
            <text:p>1</text:p>
          </table:table-cell>
          <table:table-cell table:formula="of:=(POWER([.$G$41]-[.$C$41]/100;[.U$67])-1)/([.$G$41]-[.$C$41]/100-1)" office:value-type="float" office:value="1" calcext:value-type="float">
            <text:p>1</text:p>
          </table:table-cell>
          <table:table-cell table:formula="of:=(POWER([.$G$41]-[.$C$41]/100;[.V$67])-1)/([.$G$41]-[.$C$41]/100-1)" office:value-type="float" office:value="1" calcext:value-type="float">
            <text:p>1</text:p>
          </table:table-cell>
          <table:table-cell table:formula="of:=(POWER([.$G$41]-[.$C$41]/100;[.W$67])-1)/([.$G$41]-[.$C$41]/100-1)" office:value-type="float" office:value="1" calcext:value-type="float">
            <text:p>1</text:p>
          </table:table-cell>
          <table:table-cell table:formula="of:=(POWER([.$G$41]-[.$C$41]/100;[.X$67])-1)/([.$G$41]-[.$C$41]/100-1)" office:value-type="float" office:value="1" calcext:value-type="float">
            <text:p>1</text:p>
          </table:table-cell>
          <table:table-cell table:formula="of:=(POWER([.$G$41]-[.$C$41]/100;[.Y$67])-1)/([.$G$41]-[.$C$41]/100-1)" office:value-type="float" office:value="1" calcext:value-type="float">
            <text:p>1</text:p>
          </table:table-cell>
          <table:table-cell table:formula="of:=(POWER([.$G$41]-[.$C$41]/100;[.Z$67])-1)/([.$G$41]-[.$C$41]/100-1)" office:value-type="float" office:value="1" calcext:value-type="float">
            <text:p>1</text:p>
          </table:table-cell>
          <table:table-cell table:formula="of:=(POWER([.$G$41]-[.$C$41]/100;[.AA$67])-1)/([.$G$41]-[.$C$41]/100-1)" office:value-type="float" office:value="1" calcext:value-type="float">
            <text:p>1</text:p>
          </table:table-cell>
          <table:table-cell table:formula="of:=(POWER([.$G$41]-[.$C$41]/100;[.AB$67])-1)/([.$G$41]-[.$C$41]/100-1)" office:value-type="float" office:value="1" calcext:value-type="float">
            <text:p>1</text:p>
          </table:table-cell>
          <table:table-cell table:formula="of:=(POWER([.$G$41]-[.$C$41]/100;[.AC$67])-1)/([.$G$41]-[.$C$41]/100-1)" office:value-type="float" office:value="1" calcext:value-type="float">
            <text:p>1</text:p>
          </table:table-cell>
          <table:table-cell table:formula="of:=(POWER([.$G$41]-[.$C$41]/100;[.AD$67])-1)/([.$G$41]-[.$C$41]/100-1)" office:value-type="float" office:value="1" calcext:value-type="float">
            <text:p>1</text:p>
          </table:table-cell>
          <table:table-cell table:formula="of:=(POWER([.$G$41]-[.$C$41]/100;[.AE$67])-1)/([.$G$41]-[.$C$41]/100-1)" office:value-type="float" office:value="1" calcext:value-type="float">
            <text:p>1</text:p>
          </table:table-cell>
          <table:table-cell table:formula="of:=(POWER([.$G$41]-[.$C$41]/100;[.AF$67])-1)/([.$G$41]-[.$C$41]/100-1)" office:value-type="float" office:value="1" calcext:value-type="float">
            <text:p>1</text:p>
          </table:table-cell>
          <table:table-cell table:formula="of:=(POWER([.$G$41]-[.$C$41]/100;[.AG$67])-1)/([.$G$41]-[.$C$41]/100-1)" office:value-type="float" office:value="1" calcext:value-type="float">
            <text:p>1</text:p>
          </table:table-cell>
          <table:table-cell table:formula="of:=(POWER([.$G$41]-[.$C$41]/100;[.AH$67])-1)/([.$G$41]-[.$C$41]/100-1)" office:value-type="float" office:value="1" calcext:value-type="float">
            <text:p>1</text:p>
          </table:table-cell>
          <table:table-cell table:formula="of:=(POWER([.$G$41]-[.$C$41]/100;[.AI$67])-1)/([.$G$41]-[.$C$41]/100-1)" office:value-type="float" office:value="1" calcext:value-type="float">
            <text:p>1</text:p>
          </table:table-cell>
          <table:table-cell table:formula="of:=(POWER([.$G$41]-[.$C$41]/100;[.AJ$67])-1)/([.$G$41]-[.$C$41]/100-1)" office:value-type="float" office:value="1" calcext:value-type="float">
            <text:p>1</text:p>
          </table:table-cell>
          <table:table-cell table:formula="of:=(POWER([.$G$41]-[.$C$41]/100;[.AK$67])-1)/([.$G$41]-[.$C$41]/100-1)" office:value-type="float" office:value="1" calcext:value-type="float">
            <text:p>1</text:p>
          </table:table-cell>
          <table:table-cell table:formula="of:=(POWER([.$G$41]-[.$C$41]/100;[.AL$67])-1)/([.$G$41]-[.$C$41]/100-1)" office:value-type="float" office:value="1" calcext:value-type="float">
            <text:p>1</text:p>
          </table:table-cell>
          <table:table-cell table:formula="of:=(POWER([.$G$41]-[.$C$41]/100;[.AM$67])-1)/([.$G$41]-[.$C$41]/100-1)" office:value-type="float" office:value="1" calcext:value-type="float">
            <text:p>1</text:p>
          </table:table-cell>
          <table:table-cell table:formula="of:=(POWER([.$G$41]-[.$C$41]/100;[.AN$67])-1)/([.$G$41]-[.$C$41]/100-1)" office:value-type="float" office:value="1" calcext:value-type="float">
            <text:p>1</text:p>
          </table:table-cell>
          <table:table-cell table:formula="of:=(POWER([.$G$41]-[.$C$41]/100;[.AO$67])-1)/([.$G$41]-[.$C$41]/100-1)" office:value-type="float" office:value="1" calcext:value-type="float">
            <text:p>1</text:p>
          </table:table-cell>
          <table:table-cell table:formula="of:=(POWER([.$G$41]-[.$C$41]/100;[.AP$67])-1)/([.$G$41]-[.$C$41]/100-1)" office:value-type="float" office:value="1" calcext:value-type="float">
            <text:p>1</text:p>
          </table:table-cell>
          <table:table-cell table:formula="of:=(POWER([.$G$41]-[.$C$41]/100;[.AQ$67])-1)/([.$G$41]-[.$C$41]/100-1)" office:value-type="float" office:value="1" calcext:value-type="float">
            <text:p>1</text:p>
          </table:table-cell>
          <table:table-cell table:formula="of:=(POWER([.$G$41]-[.$C$41]/100;[.AR$67])-1)/([.$G$41]-[.$C$41]/100-1)" office:value-type="float" office:value="1" calcext:value-type="float">
            <text:p>1</text:p>
          </table:table-cell>
          <table:table-cell table:formula="of:=(POWER([.$G$41]-[.$C$41]/100;[.AS$67])-1)/([.$G$41]-[.$C$41]/100-1)" office:value-type="float" office:value="1" calcext:value-type="float">
            <text:p>1</text:p>
          </table:table-cell>
          <table:table-cell table:formula="of:=(POWER([.$G$41]-[.$C$41]/100;[.AT$67])-1)/([.$G$41]-[.$C$41]/100-1)" office:value-type="float" office:value="1" calcext:value-type="float">
            <text:p>1</text:p>
          </table:table-cell>
          <table:table-cell table:formula="of:=(POWER([.$G$41]-[.$C$41]/100;[.AU$67])-1)/([.$G$41]-[.$C$41]/100-1)" office:value-type="float" office:value="1" calcext:value-type="float">
            <text:p>1</text:p>
          </table:table-cell>
          <table:table-cell table:formula="of:=(POWER([.$G$41]-[.$C$41]/100;[.AV$67])-1)/([.$G$41]-[.$C$41]/100-1)" office:value-type="float" office:value="1" calcext:value-type="float">
            <text:p>1</text:p>
          </table:table-cell>
          <table:table-cell table:number-columns-repeated="2"/>
          <table:table-cell table:formula="of:=[.$F41]*POWER([.$G41]-[.$C41]/100;[.$H$67])" office:value-type="float" office:value="0" calcext:value-type="float">
            <text:p>0</text:p>
          </table:table-cell>
          <table:table-cell table:formula="of:=[.$F41]*POWER([.$G41]-[.$C41]/100;[.$I$67])" office:value-type="float" office:value="0" calcext:value-type="float">
            <text:p>0</text:p>
          </table:table-cell>
          <table:table-cell table:formula="of:=[.$F41]*POWER([.$G41]-[.$C41]/100;[.$J$67])" office:value-type="float" office:value="0" calcext:value-type="float">
            <text:p>0</text:p>
          </table:table-cell>
          <table:table-cell table:formula="of:=[.$F41]*POWER([.$G41]-[.$C41]/100;[.$K$67])" office:value-type="float" office:value="0" calcext:value-type="float">
            <text:p>0</text:p>
          </table:table-cell>
          <table:table-cell table:formula="of:=[.$F41]*POWER([.$G41]-[.$C41]/100;[.$L$67])" office:value-type="float" office:value="0" calcext:value-type="float">
            <text:p>0</text:p>
          </table:table-cell>
          <table:table-cell table:formula="of:=[.$F41]*POWER([.$G41]-[.$C41]/100;[.$M$67])" office:value-type="float" office:value="0" calcext:value-type="float">
            <text:p>0</text:p>
          </table:table-cell>
          <table:table-cell table:formula="of:=[.$F41]*POWER([.$G41]-[.$C41]/100;[.$N$67])" office:value-type="float" office:value="0" calcext:value-type="float">
            <text:p>0</text:p>
          </table:table-cell>
          <table:table-cell table:formula="of:=[.$F41]*POWER([.$G41]-[.$C41]/100;[.$O$67])" office:value-type="float" office:value="0" calcext:value-type="float">
            <text:p>0</text:p>
          </table:table-cell>
          <table:table-cell table:formula="of:=[.$F41]*POWER([.$G41]-[.$C41]/100;[.$P$67])" office:value-type="float" office:value="0" calcext:value-type="float">
            <text:p>0</text:p>
          </table:table-cell>
          <table:table-cell table:formula="of:=[.$F41]*POWER([.$G41]-[.$C41]/100;[.$Q$67])" office:value-type="float" office:value="0" calcext:value-type="float">
            <text:p>0</text:p>
          </table:table-cell>
          <table:table-cell table:formula="of:=[.$F41]*POWER([.$G41]-[.$C41]/100;[.$R$67])" office:value-type="float" office:value="0" calcext:value-type="float">
            <text:p>0</text:p>
          </table:table-cell>
          <table:table-cell table:formula="of:=[.$F41]*POWER([.$G41]-[.$C41]/100;[.$S$67])" office:value-type="float" office:value="0" calcext:value-type="float">
            <text:p>0</text:p>
          </table:table-cell>
          <table:table-cell table:formula="of:=[.$F41]*POWER([.$G41]-[.$C41]/100;[.$T$67])" office:value-type="float" office:value="0" calcext:value-type="float">
            <text:p>0</text:p>
          </table:table-cell>
          <table:table-cell table:formula="of:=[.$F41]*POWER([.$G41]-[.$C41]/100;[.$U$67])" office:value-type="float" office:value="0" calcext:value-type="float">
            <text:p>0</text:p>
          </table:table-cell>
          <table:table-cell table:formula="of:=[.$F41]*POWER([.$G41]-[.$C41]/100;[.$V$67])" office:value-type="float" office:value="0" calcext:value-type="float">
            <text:p>0</text:p>
          </table:table-cell>
          <table:table-cell table:formula="of:=[.$F41]*POWER([.$G41]-[.$C41]/100;[.$W$67])" office:value-type="float" office:value="0" calcext:value-type="float">
            <text:p>0</text:p>
          </table:table-cell>
          <table:table-cell table:formula="of:=[.$F41]*POWER([.$G41]-[.$C41]/100;[.$X$67])" office:value-type="float" office:value="0" calcext:value-type="float">
            <text:p>0</text:p>
          </table:table-cell>
          <table:table-cell table:formula="of:=[.$F41]*POWER([.$G41]-[.$C41]/100;[.$Y$67])" office:value-type="float" office:value="0" calcext:value-type="float">
            <text:p>0</text:p>
          </table:table-cell>
          <table:table-cell table:formula="of:=[.$F41]*POWER([.$G41]-[.$C41]/100;[.$Z$67])" office:value-type="float" office:value="0" calcext:value-type="float">
            <text:p>0</text:p>
          </table:table-cell>
          <table:table-cell table:formula="of:=[.$F41]*POWER([.$G41]-[.$C41]/100;[.$AA$67])" office:value-type="float" office:value="0" calcext:value-type="float">
            <text:p>0</text:p>
          </table:table-cell>
          <table:table-cell table:formula="of:=[.$F41]*POWER([.$G41]-[.$C41]/100;[.$AB$67])" office:value-type="float" office:value="0" calcext:value-type="float">
            <text:p>0</text:p>
          </table:table-cell>
          <table:table-cell table:formula="of:=[.$F41]*POWER([.$G41]-[.$C41]/100;[.$AC$67])" office:value-type="float" office:value="0" calcext:value-type="float">
            <text:p>0</text:p>
          </table:table-cell>
          <table:table-cell table:formula="of:=[.$F41]*POWER([.$G41]-[.$C41]/100;[.$AD$67])" office:value-type="float" office:value="0" calcext:value-type="float">
            <text:p>0</text:p>
          </table:table-cell>
          <table:table-cell table:formula="of:=[.$F41]*POWER([.$G41]-[.$C41]/100;[.$AE$67])" office:value-type="float" office:value="0" calcext:value-type="float">
            <text:p>0</text:p>
          </table:table-cell>
          <table:table-cell table:formula="of:=[.$F41]*POWER([.$G41]-[.$C41]/100;[.$AF$67])" office:value-type="float" office:value="0" calcext:value-type="float">
            <text:p>0</text:p>
          </table:table-cell>
          <table:table-cell table:formula="of:=[.$F41]*POWER([.$G41]-[.$C41]/100;[.$AG$67])" office:value-type="float" office:value="0" calcext:value-type="float">
            <text:p>0</text:p>
          </table:table-cell>
          <table:table-cell table:formula="of:=[.$F41]*POWER([.$G41]-[.$C41]/100;[.$AH$67])" office:value-type="float" office:value="0" calcext:value-type="float">
            <text:p>0</text:p>
          </table:table-cell>
          <table:table-cell table:formula="of:=[.$F41]*POWER([.$G41]-[.$C41]/100;[.$AI$67])" office:value-type="float" office:value="0" calcext:value-type="float">
            <text:p>0</text:p>
          </table:table-cell>
          <table:table-cell table:formula="of:=[.$F41]*POWER([.$G41]-[.$C41]/100;[.$AJ$67])" office:value-type="float" office:value="0" calcext:value-type="float">
            <text:p>0</text:p>
          </table:table-cell>
          <table:table-cell table:formula="of:=[.$F41]*POWER([.$G41]-[.$C41]/100;[.$AK$67])" office:value-type="float" office:value="0" calcext:value-type="float">
            <text:p>0</text:p>
          </table:table-cell>
          <table:table-cell table:formula="of:=[.$F41]*POWER([.$G41]-[.$C41]/100;[.$AL$67])" office:value-type="float" office:value="0" calcext:value-type="float">
            <text:p>0</text:p>
          </table:table-cell>
          <table:table-cell table:formula="of:=[.$F41]*POWER([.$G41]-[.$C41]/100;[.$AM$67])" office:value-type="float" office:value="0" calcext:value-type="float">
            <text:p>0</text:p>
          </table:table-cell>
          <table:table-cell table:formula="of:=[.$F41]*POWER([.$G41]-[.$C41]/100;[.$AN$67])" office:value-type="float" office:value="0" calcext:value-type="float">
            <text:p>0</text:p>
          </table:table-cell>
          <table:table-cell table:formula="of:=[.$F41]*POWER([.$G41]-[.$C41]/100;[.$AO$67])" office:value-type="float" office:value="0" calcext:value-type="float">
            <text:p>0</text:p>
          </table:table-cell>
          <table:table-cell table:formula="of:=[.$F41]*POWER([.$G41]-[.$C41]/100;[.$AP$67])" office:value-type="float" office:value="0" calcext:value-type="float">
            <text:p>0</text:p>
          </table:table-cell>
          <table:table-cell table:formula="of:=[.$F41]*POWER([.$G41]-[.$C41]/100;[.$AQ$67])" office:value-type="float" office:value="0" calcext:value-type="float">
            <text:p>0</text:p>
          </table:table-cell>
          <table:table-cell table:formula="of:=[.$F41]*POWER([.$G41]-[.$C41]/100;[.$AR$67])" office:value-type="float" office:value="0" calcext:value-type="float">
            <text:p>0</text:p>
          </table:table-cell>
          <table:table-cell table:formula="of:=[.$F41]*POWER([.$G41]-[.$C41]/100;[.$AS$67])" office:value-type="float" office:value="0" calcext:value-type="float">
            <text:p>0</text:p>
          </table:table-cell>
          <table:table-cell table:formula="of:=[.$F41]*POWER([.$G41]-[.$C41]/100;[.$AT$67])" office:value-type="float" office:value="0" calcext:value-type="float">
            <text:p>0</text:p>
          </table:table-cell>
          <table:table-cell table:formula="of:=[.$F41]*POWER([.$G41]-[.$C41]/100;[.$AU$67])" office:value-type="float" office:value="0" calcext:value-type="float">
            <text:p>0</text:p>
          </table:table-cell>
          <table:table-cell table:formula="of:=[.$F41]*POWER([.$G41]-[.$C4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2]-[.$C$42]/100;[.H$67])-1)/([.$G$42]-[.$C$42]/100-1)" office:value-type="float" office:value="-0" calcext:value-type="float">
            <text:p>0</text:p>
          </table:table-cell>
          <table:table-cell table:formula="of:=(POWER([.$G$42]-[.$C$42]/100;[.I$67])-1)/([.$G$42]-[.$C$42]/100-1)" office:value-type="float" office:value="1" calcext:value-type="float">
            <text:p>1</text:p>
          </table:table-cell>
          <table:table-cell table:formula="of:=(POWER([.$G$42]-[.$C$42]/100;[.J$67])-1)/([.$G$42]-[.$C$42]/100-1)" office:value-type="float" office:value="1" calcext:value-type="float">
            <text:p>1</text:p>
          </table:table-cell>
          <table:table-cell table:formula="of:=(POWER([.$G$42]-[.$C$42]/100;[.K$67])-1)/([.$G$42]-[.$C$42]/100-1)" office:value-type="float" office:value="1" calcext:value-type="float">
            <text:p>1</text:p>
          </table:table-cell>
          <table:table-cell table:formula="of:=(POWER([.$G$42]-[.$C$42]/100;[.L$67])-1)/([.$G$42]-[.$C$42]/100-1)" office:value-type="float" office:value="1" calcext:value-type="float">
            <text:p>1</text:p>
          </table:table-cell>
          <table:table-cell table:formula="of:=(POWER([.$G$42]-[.$C$42]/100;[.M$67])-1)/([.$G$42]-[.$C$42]/100-1)" office:value-type="float" office:value="1" calcext:value-type="float">
            <text:p>1</text:p>
          </table:table-cell>
          <table:table-cell table:formula="of:=(POWER([.$G$42]-[.$C$42]/100;[.N$67])-1)/([.$G$42]-[.$C$42]/100-1)" office:value-type="float" office:value="1" calcext:value-type="float">
            <text:p>1</text:p>
          </table:table-cell>
          <table:table-cell table:formula="of:=(POWER([.$G$42]-[.$C$42]/100;[.O$67])-1)/([.$G$42]-[.$C$42]/100-1)" office:value-type="float" office:value="1" calcext:value-type="float">
            <text:p>1</text:p>
          </table:table-cell>
          <table:table-cell table:formula="of:=(POWER([.$G$42]-[.$C$42]/100;[.P$67])-1)/([.$G$42]-[.$C$42]/100-1)" office:value-type="float" office:value="1" calcext:value-type="float">
            <text:p>1</text:p>
          </table:table-cell>
          <table:table-cell table:formula="of:=(POWER([.$G$42]-[.$C$42]/100;[.Q$67])-1)/([.$G$42]-[.$C$42]/100-1)" office:value-type="float" office:value="1" calcext:value-type="float">
            <text:p>1</text:p>
          </table:table-cell>
          <table:table-cell table:formula="of:=(POWER([.$G$42]-[.$C$42]/100;[.R$67])-1)/([.$G$42]-[.$C$42]/100-1)" office:value-type="float" office:value="1" calcext:value-type="float">
            <text:p>1</text:p>
          </table:table-cell>
          <table:table-cell table:formula="of:=(POWER([.$G$42]-[.$C$42]/100;[.S$67])-1)/([.$G$42]-[.$C$42]/100-1)" office:value-type="float" office:value="1" calcext:value-type="float">
            <text:p>1</text:p>
          </table:table-cell>
          <table:table-cell table:formula="of:=(POWER([.$G$42]-[.$C$42]/100;[.T$67])-1)/([.$G$42]-[.$C$42]/100-1)" office:value-type="float" office:value="1" calcext:value-type="float">
            <text:p>1</text:p>
          </table:table-cell>
          <table:table-cell table:formula="of:=(POWER([.$G$42]-[.$C$42]/100;[.U$67])-1)/([.$G$42]-[.$C$42]/100-1)" office:value-type="float" office:value="1" calcext:value-type="float">
            <text:p>1</text:p>
          </table:table-cell>
          <table:table-cell table:formula="of:=(POWER([.$G$42]-[.$C$42]/100;[.V$67])-1)/([.$G$42]-[.$C$42]/100-1)" office:value-type="float" office:value="1" calcext:value-type="float">
            <text:p>1</text:p>
          </table:table-cell>
          <table:table-cell table:formula="of:=(POWER([.$G$42]-[.$C$42]/100;[.W$67])-1)/([.$G$42]-[.$C$42]/100-1)" office:value-type="float" office:value="1" calcext:value-type="float">
            <text:p>1</text:p>
          </table:table-cell>
          <table:table-cell table:formula="of:=(POWER([.$G$42]-[.$C$42]/100;[.X$67])-1)/([.$G$42]-[.$C$42]/100-1)" office:value-type="float" office:value="1" calcext:value-type="float">
            <text:p>1</text:p>
          </table:table-cell>
          <table:table-cell table:formula="of:=(POWER([.$G$42]-[.$C$42]/100;[.Y$67])-1)/([.$G$42]-[.$C$42]/100-1)" office:value-type="float" office:value="1" calcext:value-type="float">
            <text:p>1</text:p>
          </table:table-cell>
          <table:table-cell table:formula="of:=(POWER([.$G$42]-[.$C$42]/100;[.Z$67])-1)/([.$G$42]-[.$C$42]/100-1)" office:value-type="float" office:value="1" calcext:value-type="float">
            <text:p>1</text:p>
          </table:table-cell>
          <table:table-cell table:formula="of:=(POWER([.$G$42]-[.$C$42]/100;[.AA$67])-1)/([.$G$42]-[.$C$42]/100-1)" office:value-type="float" office:value="1" calcext:value-type="float">
            <text:p>1</text:p>
          </table:table-cell>
          <table:table-cell table:formula="of:=(POWER([.$G$42]-[.$C$42]/100;[.AB$67])-1)/([.$G$42]-[.$C$42]/100-1)" office:value-type="float" office:value="1" calcext:value-type="float">
            <text:p>1</text:p>
          </table:table-cell>
          <table:table-cell table:formula="of:=(POWER([.$G$42]-[.$C$42]/100;[.AC$67])-1)/([.$G$42]-[.$C$42]/100-1)" office:value-type="float" office:value="1" calcext:value-type="float">
            <text:p>1</text:p>
          </table:table-cell>
          <table:table-cell table:formula="of:=(POWER([.$G$42]-[.$C$42]/100;[.AD$67])-1)/([.$G$42]-[.$C$42]/100-1)" office:value-type="float" office:value="1" calcext:value-type="float">
            <text:p>1</text:p>
          </table:table-cell>
          <table:table-cell table:formula="of:=(POWER([.$G$42]-[.$C$42]/100;[.AE$67])-1)/([.$G$42]-[.$C$42]/100-1)" office:value-type="float" office:value="1" calcext:value-type="float">
            <text:p>1</text:p>
          </table:table-cell>
          <table:table-cell table:formula="of:=(POWER([.$G$42]-[.$C$42]/100;[.AF$67])-1)/([.$G$42]-[.$C$42]/100-1)" office:value-type="float" office:value="1" calcext:value-type="float">
            <text:p>1</text:p>
          </table:table-cell>
          <table:table-cell table:formula="of:=(POWER([.$G$42]-[.$C$42]/100;[.AG$67])-1)/([.$G$42]-[.$C$42]/100-1)" office:value-type="float" office:value="1" calcext:value-type="float">
            <text:p>1</text:p>
          </table:table-cell>
          <table:table-cell table:formula="of:=(POWER([.$G$42]-[.$C$42]/100;[.AH$67])-1)/([.$G$42]-[.$C$42]/100-1)" office:value-type="float" office:value="1" calcext:value-type="float">
            <text:p>1</text:p>
          </table:table-cell>
          <table:table-cell table:formula="of:=(POWER([.$G$42]-[.$C$42]/100;[.AI$67])-1)/([.$G$42]-[.$C$42]/100-1)" office:value-type="float" office:value="1" calcext:value-type="float">
            <text:p>1</text:p>
          </table:table-cell>
          <table:table-cell table:formula="of:=(POWER([.$G$42]-[.$C$42]/100;[.AJ$67])-1)/([.$G$42]-[.$C$42]/100-1)" office:value-type="float" office:value="1" calcext:value-type="float">
            <text:p>1</text:p>
          </table:table-cell>
          <table:table-cell table:formula="of:=(POWER([.$G$42]-[.$C$42]/100;[.AK$67])-1)/([.$G$42]-[.$C$42]/100-1)" office:value-type="float" office:value="1" calcext:value-type="float">
            <text:p>1</text:p>
          </table:table-cell>
          <table:table-cell table:formula="of:=(POWER([.$G$42]-[.$C$42]/100;[.AL$67])-1)/([.$G$42]-[.$C$42]/100-1)" office:value-type="float" office:value="1" calcext:value-type="float">
            <text:p>1</text:p>
          </table:table-cell>
          <table:table-cell table:formula="of:=(POWER([.$G$42]-[.$C$42]/100;[.AM$67])-1)/([.$G$42]-[.$C$42]/100-1)" office:value-type="float" office:value="1" calcext:value-type="float">
            <text:p>1</text:p>
          </table:table-cell>
          <table:table-cell table:formula="of:=(POWER([.$G$42]-[.$C$42]/100;[.AN$67])-1)/([.$G$42]-[.$C$42]/100-1)" office:value-type="float" office:value="1" calcext:value-type="float">
            <text:p>1</text:p>
          </table:table-cell>
          <table:table-cell table:formula="of:=(POWER([.$G$42]-[.$C$42]/100;[.AO$67])-1)/([.$G$42]-[.$C$42]/100-1)" office:value-type="float" office:value="1" calcext:value-type="float">
            <text:p>1</text:p>
          </table:table-cell>
          <table:table-cell table:formula="of:=(POWER([.$G$42]-[.$C$42]/100;[.AP$67])-1)/([.$G$42]-[.$C$42]/100-1)" office:value-type="float" office:value="1" calcext:value-type="float">
            <text:p>1</text:p>
          </table:table-cell>
          <table:table-cell table:formula="of:=(POWER([.$G$42]-[.$C$42]/100;[.AQ$67])-1)/([.$G$42]-[.$C$42]/100-1)" office:value-type="float" office:value="1" calcext:value-type="float">
            <text:p>1</text:p>
          </table:table-cell>
          <table:table-cell table:formula="of:=(POWER([.$G$42]-[.$C$42]/100;[.AR$67])-1)/([.$G$42]-[.$C$42]/100-1)" office:value-type="float" office:value="1" calcext:value-type="float">
            <text:p>1</text:p>
          </table:table-cell>
          <table:table-cell table:formula="of:=(POWER([.$G$42]-[.$C$42]/100;[.AS$67])-1)/([.$G$42]-[.$C$42]/100-1)" office:value-type="float" office:value="1" calcext:value-type="float">
            <text:p>1</text:p>
          </table:table-cell>
          <table:table-cell table:formula="of:=(POWER([.$G$42]-[.$C$42]/100;[.AT$67])-1)/([.$G$42]-[.$C$42]/100-1)" office:value-type="float" office:value="1" calcext:value-type="float">
            <text:p>1</text:p>
          </table:table-cell>
          <table:table-cell table:formula="of:=(POWER([.$G$42]-[.$C$42]/100;[.AU$67])-1)/([.$G$42]-[.$C$42]/100-1)" office:value-type="float" office:value="1" calcext:value-type="float">
            <text:p>1</text:p>
          </table:table-cell>
          <table:table-cell table:formula="of:=(POWER([.$G$42]-[.$C$42]/100;[.AV$67])-1)/([.$G$42]-[.$C$42]/100-1)" office:value-type="float" office:value="1" calcext:value-type="float">
            <text:p>1</text:p>
          </table:table-cell>
          <table:table-cell table:number-columns-repeated="2"/>
          <table:table-cell table:formula="of:=[.$F42]*POWER([.$G42]-[.$C42]/100;[.$H$67])" office:value-type="float" office:value="0" calcext:value-type="float">
            <text:p>0</text:p>
          </table:table-cell>
          <table:table-cell table:formula="of:=[.$F42]*POWER([.$G42]-[.$C42]/100;[.$I$67])" office:value-type="float" office:value="0" calcext:value-type="float">
            <text:p>0</text:p>
          </table:table-cell>
          <table:table-cell table:formula="of:=[.$F42]*POWER([.$G42]-[.$C42]/100;[.$J$67])" office:value-type="float" office:value="0" calcext:value-type="float">
            <text:p>0</text:p>
          </table:table-cell>
          <table:table-cell table:formula="of:=[.$F42]*POWER([.$G42]-[.$C42]/100;[.$K$67])" office:value-type="float" office:value="0" calcext:value-type="float">
            <text:p>0</text:p>
          </table:table-cell>
          <table:table-cell table:formula="of:=[.$F42]*POWER([.$G42]-[.$C42]/100;[.$L$67])" office:value-type="float" office:value="0" calcext:value-type="float">
            <text:p>0</text:p>
          </table:table-cell>
          <table:table-cell table:formula="of:=[.$F42]*POWER([.$G42]-[.$C42]/100;[.$M$67])" office:value-type="float" office:value="0" calcext:value-type="float">
            <text:p>0</text:p>
          </table:table-cell>
          <table:table-cell table:formula="of:=[.$F42]*POWER([.$G42]-[.$C42]/100;[.$N$67])" office:value-type="float" office:value="0" calcext:value-type="float">
            <text:p>0</text:p>
          </table:table-cell>
          <table:table-cell table:formula="of:=[.$F42]*POWER([.$G42]-[.$C42]/100;[.$O$67])" office:value-type="float" office:value="0" calcext:value-type="float">
            <text:p>0</text:p>
          </table:table-cell>
          <table:table-cell table:formula="of:=[.$F42]*POWER([.$G42]-[.$C42]/100;[.$P$67])" office:value-type="float" office:value="0" calcext:value-type="float">
            <text:p>0</text:p>
          </table:table-cell>
          <table:table-cell table:formula="of:=[.$F42]*POWER([.$G42]-[.$C42]/100;[.$Q$67])" office:value-type="float" office:value="0" calcext:value-type="float">
            <text:p>0</text:p>
          </table:table-cell>
          <table:table-cell table:formula="of:=[.$F42]*POWER([.$G42]-[.$C42]/100;[.$R$67])" office:value-type="float" office:value="0" calcext:value-type="float">
            <text:p>0</text:p>
          </table:table-cell>
          <table:table-cell table:formula="of:=[.$F42]*POWER([.$G42]-[.$C42]/100;[.$S$67])" office:value-type="float" office:value="0" calcext:value-type="float">
            <text:p>0</text:p>
          </table:table-cell>
          <table:table-cell table:formula="of:=[.$F42]*POWER([.$G42]-[.$C42]/100;[.$T$67])" office:value-type="float" office:value="0" calcext:value-type="float">
            <text:p>0</text:p>
          </table:table-cell>
          <table:table-cell table:formula="of:=[.$F42]*POWER([.$G42]-[.$C42]/100;[.$U$67])" office:value-type="float" office:value="0" calcext:value-type="float">
            <text:p>0</text:p>
          </table:table-cell>
          <table:table-cell table:formula="of:=[.$F42]*POWER([.$G42]-[.$C42]/100;[.$V$67])" office:value-type="float" office:value="0" calcext:value-type="float">
            <text:p>0</text:p>
          </table:table-cell>
          <table:table-cell table:formula="of:=[.$F42]*POWER([.$G42]-[.$C42]/100;[.$W$67])" office:value-type="float" office:value="0" calcext:value-type="float">
            <text:p>0</text:p>
          </table:table-cell>
          <table:table-cell table:formula="of:=[.$F42]*POWER([.$G42]-[.$C42]/100;[.$X$67])" office:value-type="float" office:value="0" calcext:value-type="float">
            <text:p>0</text:p>
          </table:table-cell>
          <table:table-cell table:formula="of:=[.$F42]*POWER([.$G42]-[.$C42]/100;[.$Y$67])" office:value-type="float" office:value="0" calcext:value-type="float">
            <text:p>0</text:p>
          </table:table-cell>
          <table:table-cell table:formula="of:=[.$F42]*POWER([.$G42]-[.$C42]/100;[.$Z$67])" office:value-type="float" office:value="0" calcext:value-type="float">
            <text:p>0</text:p>
          </table:table-cell>
          <table:table-cell table:formula="of:=[.$F42]*POWER([.$G42]-[.$C42]/100;[.$AA$67])" office:value-type="float" office:value="0" calcext:value-type="float">
            <text:p>0</text:p>
          </table:table-cell>
          <table:table-cell table:formula="of:=[.$F42]*POWER([.$G42]-[.$C42]/100;[.$AB$67])" office:value-type="float" office:value="0" calcext:value-type="float">
            <text:p>0</text:p>
          </table:table-cell>
          <table:table-cell table:formula="of:=[.$F42]*POWER([.$G42]-[.$C42]/100;[.$AC$67])" office:value-type="float" office:value="0" calcext:value-type="float">
            <text:p>0</text:p>
          </table:table-cell>
          <table:table-cell table:formula="of:=[.$F42]*POWER([.$G42]-[.$C42]/100;[.$AD$67])" office:value-type="float" office:value="0" calcext:value-type="float">
            <text:p>0</text:p>
          </table:table-cell>
          <table:table-cell table:formula="of:=[.$F42]*POWER([.$G42]-[.$C42]/100;[.$AE$67])" office:value-type="float" office:value="0" calcext:value-type="float">
            <text:p>0</text:p>
          </table:table-cell>
          <table:table-cell table:formula="of:=[.$F42]*POWER([.$G42]-[.$C42]/100;[.$AF$67])" office:value-type="float" office:value="0" calcext:value-type="float">
            <text:p>0</text:p>
          </table:table-cell>
          <table:table-cell table:formula="of:=[.$F42]*POWER([.$G42]-[.$C42]/100;[.$AG$67])" office:value-type="float" office:value="0" calcext:value-type="float">
            <text:p>0</text:p>
          </table:table-cell>
          <table:table-cell table:formula="of:=[.$F42]*POWER([.$G42]-[.$C42]/100;[.$AH$67])" office:value-type="float" office:value="0" calcext:value-type="float">
            <text:p>0</text:p>
          </table:table-cell>
          <table:table-cell table:formula="of:=[.$F42]*POWER([.$G42]-[.$C42]/100;[.$AI$67])" office:value-type="float" office:value="0" calcext:value-type="float">
            <text:p>0</text:p>
          </table:table-cell>
          <table:table-cell table:formula="of:=[.$F42]*POWER([.$G42]-[.$C42]/100;[.$AJ$67])" office:value-type="float" office:value="0" calcext:value-type="float">
            <text:p>0</text:p>
          </table:table-cell>
          <table:table-cell table:formula="of:=[.$F42]*POWER([.$G42]-[.$C42]/100;[.$AK$67])" office:value-type="float" office:value="0" calcext:value-type="float">
            <text:p>0</text:p>
          </table:table-cell>
          <table:table-cell table:formula="of:=[.$F42]*POWER([.$G42]-[.$C42]/100;[.$AL$67])" office:value-type="float" office:value="0" calcext:value-type="float">
            <text:p>0</text:p>
          </table:table-cell>
          <table:table-cell table:formula="of:=[.$F42]*POWER([.$G42]-[.$C42]/100;[.$AM$67])" office:value-type="float" office:value="0" calcext:value-type="float">
            <text:p>0</text:p>
          </table:table-cell>
          <table:table-cell table:formula="of:=[.$F42]*POWER([.$G42]-[.$C42]/100;[.$AN$67])" office:value-type="float" office:value="0" calcext:value-type="float">
            <text:p>0</text:p>
          </table:table-cell>
          <table:table-cell table:formula="of:=[.$F42]*POWER([.$G42]-[.$C42]/100;[.$AO$67])" office:value-type="float" office:value="0" calcext:value-type="float">
            <text:p>0</text:p>
          </table:table-cell>
          <table:table-cell table:formula="of:=[.$F42]*POWER([.$G42]-[.$C42]/100;[.$AP$67])" office:value-type="float" office:value="0" calcext:value-type="float">
            <text:p>0</text:p>
          </table:table-cell>
          <table:table-cell table:formula="of:=[.$F42]*POWER([.$G42]-[.$C42]/100;[.$AQ$67])" office:value-type="float" office:value="0" calcext:value-type="float">
            <text:p>0</text:p>
          </table:table-cell>
          <table:table-cell table:formula="of:=[.$F42]*POWER([.$G42]-[.$C42]/100;[.$AR$67])" office:value-type="float" office:value="0" calcext:value-type="float">
            <text:p>0</text:p>
          </table:table-cell>
          <table:table-cell table:formula="of:=[.$F42]*POWER([.$G42]-[.$C42]/100;[.$AS$67])" office:value-type="float" office:value="0" calcext:value-type="float">
            <text:p>0</text:p>
          </table:table-cell>
          <table:table-cell table:formula="of:=[.$F42]*POWER([.$G42]-[.$C42]/100;[.$AT$67])" office:value-type="float" office:value="0" calcext:value-type="float">
            <text:p>0</text:p>
          </table:table-cell>
          <table:table-cell table:formula="of:=[.$F42]*POWER([.$G42]-[.$C42]/100;[.$AU$67])" office:value-type="float" office:value="0" calcext:value-type="float">
            <text:p>0</text:p>
          </table:table-cell>
          <table:table-cell table:formula="of:=[.$F42]*POWER([.$G42]-[.$C4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style-name="Default" table:number-columns-repeated="7"/>
          <table:table-cell table:number-columns-repeated="71"/>
          <table:table-cell table:formula="of:=(POWER([.$G$43]-[.$C$43]/100;[.H$67])-1)/([.$G$43]-[.$C$43]/100-1)" office:value-type="float" office:value="-0" calcext:value-type="float">
            <text:p>0</text:p>
          </table:table-cell>
          <table:table-cell table:formula="of:=(POWER([.$G$43]-[.$C$43]/100;[.I$67])-1)/([.$G$43]-[.$C$43]/100-1)" office:value-type="float" office:value="1" calcext:value-type="float">
            <text:p>1</text:p>
          </table:table-cell>
          <table:table-cell table:formula="of:=(POWER([.$G$43]-[.$C$43]/100;[.J$67])-1)/([.$G$43]-[.$C$43]/100-1)" office:value-type="float" office:value="1" calcext:value-type="float">
            <text:p>1</text:p>
          </table:table-cell>
          <table:table-cell table:formula="of:=(POWER([.$G$43]-[.$C$43]/100;[.K$67])-1)/([.$G$43]-[.$C$43]/100-1)" office:value-type="float" office:value="1" calcext:value-type="float">
            <text:p>1</text:p>
          </table:table-cell>
          <table:table-cell table:formula="of:=(POWER([.$G$43]-[.$C$43]/100;[.L$67])-1)/([.$G$43]-[.$C$43]/100-1)" office:value-type="float" office:value="1" calcext:value-type="float">
            <text:p>1</text:p>
          </table:table-cell>
          <table:table-cell table:formula="of:=(POWER([.$G$43]-[.$C$43]/100;[.M$67])-1)/([.$G$43]-[.$C$43]/100-1)" office:value-type="float" office:value="1" calcext:value-type="float">
            <text:p>1</text:p>
          </table:table-cell>
          <table:table-cell table:formula="of:=(POWER([.$G$43]-[.$C$43]/100;[.N$67])-1)/([.$G$43]-[.$C$43]/100-1)" office:value-type="float" office:value="1" calcext:value-type="float">
            <text:p>1</text:p>
          </table:table-cell>
          <table:table-cell table:formula="of:=(POWER([.$G$43]-[.$C$43]/100;[.O$67])-1)/([.$G$43]-[.$C$43]/100-1)" office:value-type="float" office:value="1" calcext:value-type="float">
            <text:p>1</text:p>
          </table:table-cell>
          <table:table-cell table:formula="of:=(POWER([.$G$43]-[.$C$43]/100;[.P$67])-1)/([.$G$43]-[.$C$43]/100-1)" office:value-type="float" office:value="1" calcext:value-type="float">
            <text:p>1</text:p>
          </table:table-cell>
          <table:table-cell table:formula="of:=(POWER([.$G$43]-[.$C$43]/100;[.Q$67])-1)/([.$G$43]-[.$C$43]/100-1)" office:value-type="float" office:value="1" calcext:value-type="float">
            <text:p>1</text:p>
          </table:table-cell>
          <table:table-cell table:formula="of:=(POWER([.$G$43]-[.$C$43]/100;[.R$67])-1)/([.$G$43]-[.$C$43]/100-1)" office:value-type="float" office:value="1" calcext:value-type="float">
            <text:p>1</text:p>
          </table:table-cell>
          <table:table-cell table:formula="of:=(POWER([.$G$43]-[.$C$43]/100;[.S$67])-1)/([.$G$43]-[.$C$43]/100-1)" office:value-type="float" office:value="1" calcext:value-type="float">
            <text:p>1</text:p>
          </table:table-cell>
          <table:table-cell table:formula="of:=(POWER([.$G$43]-[.$C$43]/100;[.T$67])-1)/([.$G$43]-[.$C$43]/100-1)" office:value-type="float" office:value="1" calcext:value-type="float">
            <text:p>1</text:p>
          </table:table-cell>
          <table:table-cell table:formula="of:=(POWER([.$G$43]-[.$C$43]/100;[.U$67])-1)/([.$G$43]-[.$C$43]/100-1)" office:value-type="float" office:value="1" calcext:value-type="float">
            <text:p>1</text:p>
          </table:table-cell>
          <table:table-cell table:formula="of:=(POWER([.$G$43]-[.$C$43]/100;[.V$67])-1)/([.$G$43]-[.$C$43]/100-1)" office:value-type="float" office:value="1" calcext:value-type="float">
            <text:p>1</text:p>
          </table:table-cell>
          <table:table-cell table:formula="of:=(POWER([.$G$43]-[.$C$43]/100;[.W$67])-1)/([.$G$43]-[.$C$43]/100-1)" office:value-type="float" office:value="1" calcext:value-type="float">
            <text:p>1</text:p>
          </table:table-cell>
          <table:table-cell table:formula="of:=(POWER([.$G$43]-[.$C$43]/100;[.X$67])-1)/([.$G$43]-[.$C$43]/100-1)" office:value-type="float" office:value="1" calcext:value-type="float">
            <text:p>1</text:p>
          </table:table-cell>
          <table:table-cell table:formula="of:=(POWER([.$G$43]-[.$C$43]/100;[.Y$67])-1)/([.$G$43]-[.$C$43]/100-1)" office:value-type="float" office:value="1" calcext:value-type="float">
            <text:p>1</text:p>
          </table:table-cell>
          <table:table-cell table:formula="of:=(POWER([.$G$43]-[.$C$43]/100;[.Z$67])-1)/([.$G$43]-[.$C$43]/100-1)" office:value-type="float" office:value="1" calcext:value-type="float">
            <text:p>1</text:p>
          </table:table-cell>
          <table:table-cell table:formula="of:=(POWER([.$G$43]-[.$C$43]/100;[.AA$67])-1)/([.$G$43]-[.$C$43]/100-1)" office:value-type="float" office:value="1" calcext:value-type="float">
            <text:p>1</text:p>
          </table:table-cell>
          <table:table-cell table:formula="of:=(POWER([.$G$43]-[.$C$43]/100;[.AB$67])-1)/([.$G$43]-[.$C$43]/100-1)" office:value-type="float" office:value="1" calcext:value-type="float">
            <text:p>1</text:p>
          </table:table-cell>
          <table:table-cell table:formula="of:=(POWER([.$G$43]-[.$C$43]/100;[.AC$67])-1)/([.$G$43]-[.$C$43]/100-1)" office:value-type="float" office:value="1" calcext:value-type="float">
            <text:p>1</text:p>
          </table:table-cell>
          <table:table-cell table:formula="of:=(POWER([.$G$43]-[.$C$43]/100;[.AD$67])-1)/([.$G$43]-[.$C$43]/100-1)" office:value-type="float" office:value="1" calcext:value-type="float">
            <text:p>1</text:p>
          </table:table-cell>
          <table:table-cell table:formula="of:=(POWER([.$G$43]-[.$C$43]/100;[.AE$67])-1)/([.$G$43]-[.$C$43]/100-1)" office:value-type="float" office:value="1" calcext:value-type="float">
            <text:p>1</text:p>
          </table:table-cell>
          <table:table-cell table:formula="of:=(POWER([.$G$43]-[.$C$43]/100;[.AF$67])-1)/([.$G$43]-[.$C$43]/100-1)" office:value-type="float" office:value="1" calcext:value-type="float">
            <text:p>1</text:p>
          </table:table-cell>
          <table:table-cell table:formula="of:=(POWER([.$G$43]-[.$C$43]/100;[.AG$67])-1)/([.$G$43]-[.$C$43]/100-1)" office:value-type="float" office:value="1" calcext:value-type="float">
            <text:p>1</text:p>
          </table:table-cell>
          <table:table-cell table:formula="of:=(POWER([.$G$43]-[.$C$43]/100;[.AH$67])-1)/([.$G$43]-[.$C$43]/100-1)" office:value-type="float" office:value="1" calcext:value-type="float">
            <text:p>1</text:p>
          </table:table-cell>
          <table:table-cell table:formula="of:=(POWER([.$G$43]-[.$C$43]/100;[.AI$67])-1)/([.$G$43]-[.$C$43]/100-1)" office:value-type="float" office:value="1" calcext:value-type="float">
            <text:p>1</text:p>
          </table:table-cell>
          <table:table-cell table:formula="of:=(POWER([.$G$43]-[.$C$43]/100;[.AJ$67])-1)/([.$G$43]-[.$C$43]/100-1)" office:value-type="float" office:value="1" calcext:value-type="float">
            <text:p>1</text:p>
          </table:table-cell>
          <table:table-cell table:formula="of:=(POWER([.$G$43]-[.$C$43]/100;[.AK$67])-1)/([.$G$43]-[.$C$43]/100-1)" office:value-type="float" office:value="1" calcext:value-type="float">
            <text:p>1</text:p>
          </table:table-cell>
          <table:table-cell table:formula="of:=(POWER([.$G$43]-[.$C$43]/100;[.AL$67])-1)/([.$G$43]-[.$C$43]/100-1)" office:value-type="float" office:value="1" calcext:value-type="float">
            <text:p>1</text:p>
          </table:table-cell>
          <table:table-cell table:formula="of:=(POWER([.$G$43]-[.$C$43]/100;[.AM$67])-1)/([.$G$43]-[.$C$43]/100-1)" office:value-type="float" office:value="1" calcext:value-type="float">
            <text:p>1</text:p>
          </table:table-cell>
          <table:table-cell table:formula="of:=(POWER([.$G$43]-[.$C$43]/100;[.AN$67])-1)/([.$G$43]-[.$C$43]/100-1)" office:value-type="float" office:value="1" calcext:value-type="float">
            <text:p>1</text:p>
          </table:table-cell>
          <table:table-cell table:formula="of:=(POWER([.$G$43]-[.$C$43]/100;[.AO$67])-1)/([.$G$43]-[.$C$43]/100-1)" office:value-type="float" office:value="1" calcext:value-type="float">
            <text:p>1</text:p>
          </table:table-cell>
          <table:table-cell table:formula="of:=(POWER([.$G$43]-[.$C$43]/100;[.AP$67])-1)/([.$G$43]-[.$C$43]/100-1)" office:value-type="float" office:value="1" calcext:value-type="float">
            <text:p>1</text:p>
          </table:table-cell>
          <table:table-cell table:formula="of:=(POWER([.$G$43]-[.$C$43]/100;[.AQ$67])-1)/([.$G$43]-[.$C$43]/100-1)" office:value-type="float" office:value="1" calcext:value-type="float">
            <text:p>1</text:p>
          </table:table-cell>
          <table:table-cell table:formula="of:=(POWER([.$G$43]-[.$C$43]/100;[.AR$67])-1)/([.$G$43]-[.$C$43]/100-1)" office:value-type="float" office:value="1" calcext:value-type="float">
            <text:p>1</text:p>
          </table:table-cell>
          <table:table-cell table:formula="of:=(POWER([.$G$43]-[.$C$43]/100;[.AS$67])-1)/([.$G$43]-[.$C$43]/100-1)" office:value-type="float" office:value="1" calcext:value-type="float">
            <text:p>1</text:p>
          </table:table-cell>
          <table:table-cell table:formula="of:=(POWER([.$G$43]-[.$C$43]/100;[.AT$67])-1)/([.$G$43]-[.$C$43]/100-1)" office:value-type="float" office:value="1" calcext:value-type="float">
            <text:p>1</text:p>
          </table:table-cell>
          <table:table-cell table:formula="of:=(POWER([.$G$43]-[.$C$43]/100;[.AU$67])-1)/([.$G$43]-[.$C$43]/100-1)" office:value-type="float" office:value="1" calcext:value-type="float">
            <text:p>1</text:p>
          </table:table-cell>
          <table:table-cell table:formula="of:=(POWER([.$G$43]-[.$C$43]/100;[.AV$67])-1)/([.$G$43]-[.$C$43]/100-1)" office:value-type="float" office:value="1" calcext:value-type="float">
            <text:p>1</text:p>
          </table:table-cell>
          <table:table-cell table:number-columns-repeated="2"/>
          <table:table-cell table:formula="of:=[.$F43]*POWER([.$G43]-[.$C43]/100;[.$H$67])" office:value-type="float" office:value="0" calcext:value-type="float">
            <text:p>0</text:p>
          </table:table-cell>
          <table:table-cell table:formula="of:=[.$F43]*POWER([.$G43]-[.$C43]/100;[.$I$67])" office:value-type="float" office:value="0" calcext:value-type="float">
            <text:p>0</text:p>
          </table:table-cell>
          <table:table-cell table:formula="of:=[.$F43]*POWER([.$G43]-[.$C43]/100;[.$J$67])" office:value-type="float" office:value="0" calcext:value-type="float">
            <text:p>0</text:p>
          </table:table-cell>
          <table:table-cell table:formula="of:=[.$F43]*POWER([.$G43]-[.$C43]/100;[.$K$67])" office:value-type="float" office:value="0" calcext:value-type="float">
            <text:p>0</text:p>
          </table:table-cell>
          <table:table-cell table:formula="of:=[.$F43]*POWER([.$G43]-[.$C43]/100;[.$L$67])" office:value-type="float" office:value="0" calcext:value-type="float">
            <text:p>0</text:p>
          </table:table-cell>
          <table:table-cell table:formula="of:=[.$F43]*POWER([.$G43]-[.$C43]/100;[.$M$67])" office:value-type="float" office:value="0" calcext:value-type="float">
            <text:p>0</text:p>
          </table:table-cell>
          <table:table-cell table:formula="of:=[.$F43]*POWER([.$G43]-[.$C43]/100;[.$N$67])" office:value-type="float" office:value="0" calcext:value-type="float">
            <text:p>0</text:p>
          </table:table-cell>
          <table:table-cell table:formula="of:=[.$F43]*POWER([.$G43]-[.$C43]/100;[.$O$67])" office:value-type="float" office:value="0" calcext:value-type="float">
            <text:p>0</text:p>
          </table:table-cell>
          <table:table-cell table:formula="of:=[.$F43]*POWER([.$G43]-[.$C43]/100;[.$P$67])" office:value-type="float" office:value="0" calcext:value-type="float">
            <text:p>0</text:p>
          </table:table-cell>
          <table:table-cell table:formula="of:=[.$F43]*POWER([.$G43]-[.$C43]/100;[.$Q$67])" office:value-type="float" office:value="0" calcext:value-type="float">
            <text:p>0</text:p>
          </table:table-cell>
          <table:table-cell table:formula="of:=[.$F43]*POWER([.$G43]-[.$C43]/100;[.$R$67])" office:value-type="float" office:value="0" calcext:value-type="float">
            <text:p>0</text:p>
          </table:table-cell>
          <table:table-cell table:formula="of:=[.$F43]*POWER([.$G43]-[.$C43]/100;[.$S$67])" office:value-type="float" office:value="0" calcext:value-type="float">
            <text:p>0</text:p>
          </table:table-cell>
          <table:table-cell table:formula="of:=[.$F43]*POWER([.$G43]-[.$C43]/100;[.$T$67])" office:value-type="float" office:value="0" calcext:value-type="float">
            <text:p>0</text:p>
          </table:table-cell>
          <table:table-cell table:formula="of:=[.$F43]*POWER([.$G43]-[.$C43]/100;[.$U$67])" office:value-type="float" office:value="0" calcext:value-type="float">
            <text:p>0</text:p>
          </table:table-cell>
          <table:table-cell table:formula="of:=[.$F43]*POWER([.$G43]-[.$C43]/100;[.$V$67])" office:value-type="float" office:value="0" calcext:value-type="float">
            <text:p>0</text:p>
          </table:table-cell>
          <table:table-cell table:formula="of:=[.$F43]*POWER([.$G43]-[.$C43]/100;[.$W$67])" office:value-type="float" office:value="0" calcext:value-type="float">
            <text:p>0</text:p>
          </table:table-cell>
          <table:table-cell table:formula="of:=[.$F43]*POWER([.$G43]-[.$C43]/100;[.$X$67])" office:value-type="float" office:value="0" calcext:value-type="float">
            <text:p>0</text:p>
          </table:table-cell>
          <table:table-cell table:formula="of:=[.$F43]*POWER([.$G43]-[.$C43]/100;[.$Y$67])" office:value-type="float" office:value="0" calcext:value-type="float">
            <text:p>0</text:p>
          </table:table-cell>
          <table:table-cell table:formula="of:=[.$F43]*POWER([.$G43]-[.$C43]/100;[.$Z$67])" office:value-type="float" office:value="0" calcext:value-type="float">
            <text:p>0</text:p>
          </table:table-cell>
          <table:table-cell table:formula="of:=[.$F43]*POWER([.$G43]-[.$C43]/100;[.$AA$67])" office:value-type="float" office:value="0" calcext:value-type="float">
            <text:p>0</text:p>
          </table:table-cell>
          <table:table-cell table:formula="of:=[.$F43]*POWER([.$G43]-[.$C43]/100;[.$AB$67])" office:value-type="float" office:value="0" calcext:value-type="float">
            <text:p>0</text:p>
          </table:table-cell>
          <table:table-cell table:formula="of:=[.$F43]*POWER([.$G43]-[.$C43]/100;[.$AC$67])" office:value-type="float" office:value="0" calcext:value-type="float">
            <text:p>0</text:p>
          </table:table-cell>
          <table:table-cell table:formula="of:=[.$F43]*POWER([.$G43]-[.$C43]/100;[.$AD$67])" office:value-type="float" office:value="0" calcext:value-type="float">
            <text:p>0</text:p>
          </table:table-cell>
          <table:table-cell table:formula="of:=[.$F43]*POWER([.$G43]-[.$C43]/100;[.$AE$67])" office:value-type="float" office:value="0" calcext:value-type="float">
            <text:p>0</text:p>
          </table:table-cell>
          <table:table-cell table:formula="of:=[.$F43]*POWER([.$G43]-[.$C43]/100;[.$AF$67])" office:value-type="float" office:value="0" calcext:value-type="float">
            <text:p>0</text:p>
          </table:table-cell>
          <table:table-cell table:formula="of:=[.$F43]*POWER([.$G43]-[.$C43]/100;[.$AG$67])" office:value-type="float" office:value="0" calcext:value-type="float">
            <text:p>0</text:p>
          </table:table-cell>
          <table:table-cell table:formula="of:=[.$F43]*POWER([.$G43]-[.$C43]/100;[.$AH$67])" office:value-type="float" office:value="0" calcext:value-type="float">
            <text:p>0</text:p>
          </table:table-cell>
          <table:table-cell table:formula="of:=[.$F43]*POWER([.$G43]-[.$C43]/100;[.$AI$67])" office:value-type="float" office:value="0" calcext:value-type="float">
            <text:p>0</text:p>
          </table:table-cell>
          <table:table-cell table:formula="of:=[.$F43]*POWER([.$G43]-[.$C43]/100;[.$AJ$67])" office:value-type="float" office:value="0" calcext:value-type="float">
            <text:p>0</text:p>
          </table:table-cell>
          <table:table-cell table:formula="of:=[.$F43]*POWER([.$G43]-[.$C43]/100;[.$AK$67])" office:value-type="float" office:value="0" calcext:value-type="float">
            <text:p>0</text:p>
          </table:table-cell>
          <table:table-cell table:formula="of:=[.$F43]*POWER([.$G43]-[.$C43]/100;[.$AL$67])" office:value-type="float" office:value="0" calcext:value-type="float">
            <text:p>0</text:p>
          </table:table-cell>
          <table:table-cell table:formula="of:=[.$F43]*POWER([.$G43]-[.$C43]/100;[.$AM$67])" office:value-type="float" office:value="0" calcext:value-type="float">
            <text:p>0</text:p>
          </table:table-cell>
          <table:table-cell table:formula="of:=[.$F43]*POWER([.$G43]-[.$C43]/100;[.$AN$67])" office:value-type="float" office:value="0" calcext:value-type="float">
            <text:p>0</text:p>
          </table:table-cell>
          <table:table-cell table:formula="of:=[.$F43]*POWER([.$G43]-[.$C43]/100;[.$AO$67])" office:value-type="float" office:value="0" calcext:value-type="float">
            <text:p>0</text:p>
          </table:table-cell>
          <table:table-cell table:formula="of:=[.$F43]*POWER([.$G43]-[.$C43]/100;[.$AP$67])" office:value-type="float" office:value="0" calcext:value-type="float">
            <text:p>0</text:p>
          </table:table-cell>
          <table:table-cell table:formula="of:=[.$F43]*POWER([.$G43]-[.$C43]/100;[.$AQ$67])" office:value-type="float" office:value="0" calcext:value-type="float">
            <text:p>0</text:p>
          </table:table-cell>
          <table:table-cell table:formula="of:=[.$F43]*POWER([.$G43]-[.$C43]/100;[.$AR$67])" office:value-type="float" office:value="0" calcext:value-type="float">
            <text:p>0</text:p>
          </table:table-cell>
          <table:table-cell table:formula="of:=[.$F43]*POWER([.$G43]-[.$C43]/100;[.$AS$67])" office:value-type="float" office:value="0" calcext:value-type="float">
            <text:p>0</text:p>
          </table:table-cell>
          <table:table-cell table:formula="of:=[.$F43]*POWER([.$G43]-[.$C43]/100;[.$AT$67])" office:value-type="float" office:value="0" calcext:value-type="float">
            <text:p>0</text:p>
          </table:table-cell>
          <table:table-cell table:formula="of:=[.$F43]*POWER([.$G43]-[.$C43]/100;[.$AU$67])" office:value-type="float" office:value="0" calcext:value-type="float">
            <text:p>0</text:p>
          </table:table-cell>
          <table:table-cell table:formula="of:=[.$F43]*POWER([.$G43]-[.$C4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4]-[.$C$44]/100;[.H$67])-1)/([.$G$44]-[.$C$44]/100-1)" office:value-type="float" office:value="-0" calcext:value-type="float">
            <text:p>0</text:p>
          </table:table-cell>
          <table:table-cell table:formula="of:=(POWER([.$G$44]-[.$C$44]/100;[.I$67])-1)/([.$G$44]-[.$C$44]/100-1)" office:value-type="float" office:value="1" calcext:value-type="float">
            <text:p>1</text:p>
          </table:table-cell>
          <table:table-cell table:formula="of:=(POWER([.$G$44]-[.$C$44]/100;[.J$67])-1)/([.$G$44]-[.$C$44]/100-1)" office:value-type="float" office:value="1" calcext:value-type="float">
            <text:p>1</text:p>
          </table:table-cell>
          <table:table-cell table:formula="of:=(POWER([.$G$44]-[.$C$44]/100;[.K$67])-1)/([.$G$44]-[.$C$44]/100-1)" office:value-type="float" office:value="1" calcext:value-type="float">
            <text:p>1</text:p>
          </table:table-cell>
          <table:table-cell table:formula="of:=(POWER([.$G$44]-[.$C$44]/100;[.L$67])-1)/([.$G$44]-[.$C$44]/100-1)" office:value-type="float" office:value="1" calcext:value-type="float">
            <text:p>1</text:p>
          </table:table-cell>
          <table:table-cell table:formula="of:=(POWER([.$G$44]-[.$C$44]/100;[.M$67])-1)/([.$G$44]-[.$C$44]/100-1)" office:value-type="float" office:value="1" calcext:value-type="float">
            <text:p>1</text:p>
          </table:table-cell>
          <table:table-cell table:formula="of:=(POWER([.$G$44]-[.$C$44]/100;[.N$67])-1)/([.$G$44]-[.$C$44]/100-1)" office:value-type="float" office:value="1" calcext:value-type="float">
            <text:p>1</text:p>
          </table:table-cell>
          <table:table-cell table:formula="of:=(POWER([.$G$44]-[.$C$44]/100;[.O$67])-1)/([.$G$44]-[.$C$44]/100-1)" office:value-type="float" office:value="1" calcext:value-type="float">
            <text:p>1</text:p>
          </table:table-cell>
          <table:table-cell table:formula="of:=(POWER([.$G$44]-[.$C$44]/100;[.P$67])-1)/([.$G$44]-[.$C$44]/100-1)" office:value-type="float" office:value="1" calcext:value-type="float">
            <text:p>1</text:p>
          </table:table-cell>
          <table:table-cell table:formula="of:=(POWER([.$G$44]-[.$C$44]/100;[.Q$67])-1)/([.$G$44]-[.$C$44]/100-1)" office:value-type="float" office:value="1" calcext:value-type="float">
            <text:p>1</text:p>
          </table:table-cell>
          <table:table-cell table:formula="of:=(POWER([.$G$44]-[.$C$44]/100;[.R$67])-1)/([.$G$44]-[.$C$44]/100-1)" office:value-type="float" office:value="1" calcext:value-type="float">
            <text:p>1</text:p>
          </table:table-cell>
          <table:table-cell table:formula="of:=(POWER([.$G$44]-[.$C$44]/100;[.S$67])-1)/([.$G$44]-[.$C$44]/100-1)" office:value-type="float" office:value="1" calcext:value-type="float">
            <text:p>1</text:p>
          </table:table-cell>
          <table:table-cell table:formula="of:=(POWER([.$G$44]-[.$C$44]/100;[.T$67])-1)/([.$G$44]-[.$C$44]/100-1)" office:value-type="float" office:value="1" calcext:value-type="float">
            <text:p>1</text:p>
          </table:table-cell>
          <table:table-cell table:formula="of:=(POWER([.$G$44]-[.$C$44]/100;[.U$67])-1)/([.$G$44]-[.$C$44]/100-1)" office:value-type="float" office:value="1" calcext:value-type="float">
            <text:p>1</text:p>
          </table:table-cell>
          <table:table-cell table:formula="of:=(POWER([.$G$44]-[.$C$44]/100;[.V$67])-1)/([.$G$44]-[.$C$44]/100-1)" office:value-type="float" office:value="1" calcext:value-type="float">
            <text:p>1</text:p>
          </table:table-cell>
          <table:table-cell table:formula="of:=(POWER([.$G$44]-[.$C$44]/100;[.W$67])-1)/([.$G$44]-[.$C$44]/100-1)" office:value-type="float" office:value="1" calcext:value-type="float">
            <text:p>1</text:p>
          </table:table-cell>
          <table:table-cell table:formula="of:=(POWER([.$G$44]-[.$C$44]/100;[.X$67])-1)/([.$G$44]-[.$C$44]/100-1)" office:value-type="float" office:value="1" calcext:value-type="float">
            <text:p>1</text:p>
          </table:table-cell>
          <table:table-cell table:formula="of:=(POWER([.$G$44]-[.$C$44]/100;[.Y$67])-1)/([.$G$44]-[.$C$44]/100-1)" office:value-type="float" office:value="1" calcext:value-type="float">
            <text:p>1</text:p>
          </table:table-cell>
          <table:table-cell table:formula="of:=(POWER([.$G$44]-[.$C$44]/100;[.Z$67])-1)/([.$G$44]-[.$C$44]/100-1)" office:value-type="float" office:value="1" calcext:value-type="float">
            <text:p>1</text:p>
          </table:table-cell>
          <table:table-cell table:formula="of:=(POWER([.$G$44]-[.$C$44]/100;[.AA$67])-1)/([.$G$44]-[.$C$44]/100-1)" office:value-type="float" office:value="1" calcext:value-type="float">
            <text:p>1</text:p>
          </table:table-cell>
          <table:table-cell table:formula="of:=(POWER([.$G$44]-[.$C$44]/100;[.AB$67])-1)/([.$G$44]-[.$C$44]/100-1)" office:value-type="float" office:value="1" calcext:value-type="float">
            <text:p>1</text:p>
          </table:table-cell>
          <table:table-cell table:formula="of:=(POWER([.$G$44]-[.$C$44]/100;[.AC$67])-1)/([.$G$44]-[.$C$44]/100-1)" office:value-type="float" office:value="1" calcext:value-type="float">
            <text:p>1</text:p>
          </table:table-cell>
          <table:table-cell table:formula="of:=(POWER([.$G$44]-[.$C$44]/100;[.AD$67])-1)/([.$G$44]-[.$C$44]/100-1)" office:value-type="float" office:value="1" calcext:value-type="float">
            <text:p>1</text:p>
          </table:table-cell>
          <table:table-cell table:formula="of:=(POWER([.$G$44]-[.$C$44]/100;[.AE$67])-1)/([.$G$44]-[.$C$44]/100-1)" office:value-type="float" office:value="1" calcext:value-type="float">
            <text:p>1</text:p>
          </table:table-cell>
          <table:table-cell table:formula="of:=(POWER([.$G$44]-[.$C$44]/100;[.AF$67])-1)/([.$G$44]-[.$C$44]/100-1)" office:value-type="float" office:value="1" calcext:value-type="float">
            <text:p>1</text:p>
          </table:table-cell>
          <table:table-cell table:formula="of:=(POWER([.$G$44]-[.$C$44]/100;[.AG$67])-1)/([.$G$44]-[.$C$44]/100-1)" office:value-type="float" office:value="1" calcext:value-type="float">
            <text:p>1</text:p>
          </table:table-cell>
          <table:table-cell table:formula="of:=(POWER([.$G$44]-[.$C$44]/100;[.AH$67])-1)/([.$G$44]-[.$C$44]/100-1)" office:value-type="float" office:value="1" calcext:value-type="float">
            <text:p>1</text:p>
          </table:table-cell>
          <table:table-cell table:formula="of:=(POWER([.$G$44]-[.$C$44]/100;[.AI$67])-1)/([.$G$44]-[.$C$44]/100-1)" office:value-type="float" office:value="1" calcext:value-type="float">
            <text:p>1</text:p>
          </table:table-cell>
          <table:table-cell table:formula="of:=(POWER([.$G$44]-[.$C$44]/100;[.AJ$67])-1)/([.$G$44]-[.$C$44]/100-1)" office:value-type="float" office:value="1" calcext:value-type="float">
            <text:p>1</text:p>
          </table:table-cell>
          <table:table-cell table:formula="of:=(POWER([.$G$44]-[.$C$44]/100;[.AK$67])-1)/([.$G$44]-[.$C$44]/100-1)" office:value-type="float" office:value="1" calcext:value-type="float">
            <text:p>1</text:p>
          </table:table-cell>
          <table:table-cell table:formula="of:=(POWER([.$G$44]-[.$C$44]/100;[.AL$67])-1)/([.$G$44]-[.$C$44]/100-1)" office:value-type="float" office:value="1" calcext:value-type="float">
            <text:p>1</text:p>
          </table:table-cell>
          <table:table-cell table:formula="of:=(POWER([.$G$44]-[.$C$44]/100;[.AM$67])-1)/([.$G$44]-[.$C$44]/100-1)" office:value-type="float" office:value="1" calcext:value-type="float">
            <text:p>1</text:p>
          </table:table-cell>
          <table:table-cell table:formula="of:=(POWER([.$G$44]-[.$C$44]/100;[.AN$67])-1)/([.$G$44]-[.$C$44]/100-1)" office:value-type="float" office:value="1" calcext:value-type="float">
            <text:p>1</text:p>
          </table:table-cell>
          <table:table-cell table:formula="of:=(POWER([.$G$44]-[.$C$44]/100;[.AO$67])-1)/([.$G$44]-[.$C$44]/100-1)" office:value-type="float" office:value="1" calcext:value-type="float">
            <text:p>1</text:p>
          </table:table-cell>
          <table:table-cell table:formula="of:=(POWER([.$G$44]-[.$C$44]/100;[.AP$67])-1)/([.$G$44]-[.$C$44]/100-1)" office:value-type="float" office:value="1" calcext:value-type="float">
            <text:p>1</text:p>
          </table:table-cell>
          <table:table-cell table:formula="of:=(POWER([.$G$44]-[.$C$44]/100;[.AQ$67])-1)/([.$G$44]-[.$C$44]/100-1)" office:value-type="float" office:value="1" calcext:value-type="float">
            <text:p>1</text:p>
          </table:table-cell>
          <table:table-cell table:formula="of:=(POWER([.$G$44]-[.$C$44]/100;[.AR$67])-1)/([.$G$44]-[.$C$44]/100-1)" office:value-type="float" office:value="1" calcext:value-type="float">
            <text:p>1</text:p>
          </table:table-cell>
          <table:table-cell table:formula="of:=(POWER([.$G$44]-[.$C$44]/100;[.AS$67])-1)/([.$G$44]-[.$C$44]/100-1)" office:value-type="float" office:value="1" calcext:value-type="float">
            <text:p>1</text:p>
          </table:table-cell>
          <table:table-cell table:formula="of:=(POWER([.$G$44]-[.$C$44]/100;[.AT$67])-1)/([.$G$44]-[.$C$44]/100-1)" office:value-type="float" office:value="1" calcext:value-type="float">
            <text:p>1</text:p>
          </table:table-cell>
          <table:table-cell table:formula="of:=(POWER([.$G$44]-[.$C$44]/100;[.AU$67])-1)/([.$G$44]-[.$C$44]/100-1)" office:value-type="float" office:value="1" calcext:value-type="float">
            <text:p>1</text:p>
          </table:table-cell>
          <table:table-cell table:formula="of:=(POWER([.$G$44]-[.$C$44]/100;[.AV$67])-1)/([.$G$44]-[.$C$44]/100-1)" office:value-type="float" office:value="1" calcext:value-type="float">
            <text:p>1</text:p>
          </table:table-cell>
          <table:table-cell table:number-columns-repeated="2"/>
          <table:table-cell table:formula="of:=[.$F44]*POWER([.$G44]-[.$C44]/100;[.$H$67])" office:value-type="float" office:value="0" calcext:value-type="float">
            <text:p>0</text:p>
          </table:table-cell>
          <table:table-cell table:formula="of:=[.$F44]*POWER([.$G44]-[.$C44]/100;[.$I$67])" office:value-type="float" office:value="0" calcext:value-type="float">
            <text:p>0</text:p>
          </table:table-cell>
          <table:table-cell table:formula="of:=[.$F44]*POWER([.$G44]-[.$C44]/100;[.$J$67])" office:value-type="float" office:value="0" calcext:value-type="float">
            <text:p>0</text:p>
          </table:table-cell>
          <table:table-cell table:formula="of:=[.$F44]*POWER([.$G44]-[.$C44]/100;[.$K$67])" office:value-type="float" office:value="0" calcext:value-type="float">
            <text:p>0</text:p>
          </table:table-cell>
          <table:table-cell table:formula="of:=[.$F44]*POWER([.$G44]-[.$C44]/100;[.$L$67])" office:value-type="float" office:value="0" calcext:value-type="float">
            <text:p>0</text:p>
          </table:table-cell>
          <table:table-cell table:formula="of:=[.$F44]*POWER([.$G44]-[.$C44]/100;[.$M$67])" office:value-type="float" office:value="0" calcext:value-type="float">
            <text:p>0</text:p>
          </table:table-cell>
          <table:table-cell table:formula="of:=[.$F44]*POWER([.$G44]-[.$C44]/100;[.$N$67])" office:value-type="float" office:value="0" calcext:value-type="float">
            <text:p>0</text:p>
          </table:table-cell>
          <table:table-cell table:formula="of:=[.$F44]*POWER([.$G44]-[.$C44]/100;[.$O$67])" office:value-type="float" office:value="0" calcext:value-type="float">
            <text:p>0</text:p>
          </table:table-cell>
          <table:table-cell table:formula="of:=[.$F44]*POWER([.$G44]-[.$C44]/100;[.$P$67])" office:value-type="float" office:value="0" calcext:value-type="float">
            <text:p>0</text:p>
          </table:table-cell>
          <table:table-cell table:formula="of:=[.$F44]*POWER([.$G44]-[.$C44]/100;[.$Q$67])" office:value-type="float" office:value="0" calcext:value-type="float">
            <text:p>0</text:p>
          </table:table-cell>
          <table:table-cell table:formula="of:=[.$F44]*POWER([.$G44]-[.$C44]/100;[.$R$67])" office:value-type="float" office:value="0" calcext:value-type="float">
            <text:p>0</text:p>
          </table:table-cell>
          <table:table-cell table:formula="of:=[.$F44]*POWER([.$G44]-[.$C44]/100;[.$S$67])" office:value-type="float" office:value="0" calcext:value-type="float">
            <text:p>0</text:p>
          </table:table-cell>
          <table:table-cell table:formula="of:=[.$F44]*POWER([.$G44]-[.$C44]/100;[.$T$67])" office:value-type="float" office:value="0" calcext:value-type="float">
            <text:p>0</text:p>
          </table:table-cell>
          <table:table-cell table:formula="of:=[.$F44]*POWER([.$G44]-[.$C44]/100;[.$U$67])" office:value-type="float" office:value="0" calcext:value-type="float">
            <text:p>0</text:p>
          </table:table-cell>
          <table:table-cell table:formula="of:=[.$F44]*POWER([.$G44]-[.$C44]/100;[.$V$67])" office:value-type="float" office:value="0" calcext:value-type="float">
            <text:p>0</text:p>
          </table:table-cell>
          <table:table-cell table:formula="of:=[.$F44]*POWER([.$G44]-[.$C44]/100;[.$W$67])" office:value-type="float" office:value="0" calcext:value-type="float">
            <text:p>0</text:p>
          </table:table-cell>
          <table:table-cell table:formula="of:=[.$F44]*POWER([.$G44]-[.$C44]/100;[.$X$67])" office:value-type="float" office:value="0" calcext:value-type="float">
            <text:p>0</text:p>
          </table:table-cell>
          <table:table-cell table:formula="of:=[.$F44]*POWER([.$G44]-[.$C44]/100;[.$Y$67])" office:value-type="float" office:value="0" calcext:value-type="float">
            <text:p>0</text:p>
          </table:table-cell>
          <table:table-cell table:formula="of:=[.$F44]*POWER([.$G44]-[.$C44]/100;[.$Z$67])" office:value-type="float" office:value="0" calcext:value-type="float">
            <text:p>0</text:p>
          </table:table-cell>
          <table:table-cell table:formula="of:=[.$F44]*POWER([.$G44]-[.$C44]/100;[.$AA$67])" office:value-type="float" office:value="0" calcext:value-type="float">
            <text:p>0</text:p>
          </table:table-cell>
          <table:table-cell table:formula="of:=[.$F44]*POWER([.$G44]-[.$C44]/100;[.$AB$67])" office:value-type="float" office:value="0" calcext:value-type="float">
            <text:p>0</text:p>
          </table:table-cell>
          <table:table-cell table:formula="of:=[.$F44]*POWER([.$G44]-[.$C44]/100;[.$AC$67])" office:value-type="float" office:value="0" calcext:value-type="float">
            <text:p>0</text:p>
          </table:table-cell>
          <table:table-cell table:formula="of:=[.$F44]*POWER([.$G44]-[.$C44]/100;[.$AD$67])" office:value-type="float" office:value="0" calcext:value-type="float">
            <text:p>0</text:p>
          </table:table-cell>
          <table:table-cell table:formula="of:=[.$F44]*POWER([.$G44]-[.$C44]/100;[.$AE$67])" office:value-type="float" office:value="0" calcext:value-type="float">
            <text:p>0</text:p>
          </table:table-cell>
          <table:table-cell table:formula="of:=[.$F44]*POWER([.$G44]-[.$C44]/100;[.$AF$67])" office:value-type="float" office:value="0" calcext:value-type="float">
            <text:p>0</text:p>
          </table:table-cell>
          <table:table-cell table:formula="of:=[.$F44]*POWER([.$G44]-[.$C44]/100;[.$AG$67])" office:value-type="float" office:value="0" calcext:value-type="float">
            <text:p>0</text:p>
          </table:table-cell>
          <table:table-cell table:formula="of:=[.$F44]*POWER([.$G44]-[.$C44]/100;[.$AH$67])" office:value-type="float" office:value="0" calcext:value-type="float">
            <text:p>0</text:p>
          </table:table-cell>
          <table:table-cell table:formula="of:=[.$F44]*POWER([.$G44]-[.$C44]/100;[.$AI$67])" office:value-type="float" office:value="0" calcext:value-type="float">
            <text:p>0</text:p>
          </table:table-cell>
          <table:table-cell table:formula="of:=[.$F44]*POWER([.$G44]-[.$C44]/100;[.$AJ$67])" office:value-type="float" office:value="0" calcext:value-type="float">
            <text:p>0</text:p>
          </table:table-cell>
          <table:table-cell table:formula="of:=[.$F44]*POWER([.$G44]-[.$C44]/100;[.$AK$67])" office:value-type="float" office:value="0" calcext:value-type="float">
            <text:p>0</text:p>
          </table:table-cell>
          <table:table-cell table:formula="of:=[.$F44]*POWER([.$G44]-[.$C44]/100;[.$AL$67])" office:value-type="float" office:value="0" calcext:value-type="float">
            <text:p>0</text:p>
          </table:table-cell>
          <table:table-cell table:formula="of:=[.$F44]*POWER([.$G44]-[.$C44]/100;[.$AM$67])" office:value-type="float" office:value="0" calcext:value-type="float">
            <text:p>0</text:p>
          </table:table-cell>
          <table:table-cell table:formula="of:=[.$F44]*POWER([.$G44]-[.$C44]/100;[.$AN$67])" office:value-type="float" office:value="0" calcext:value-type="float">
            <text:p>0</text:p>
          </table:table-cell>
          <table:table-cell table:formula="of:=[.$F44]*POWER([.$G44]-[.$C44]/100;[.$AO$67])" office:value-type="float" office:value="0" calcext:value-type="float">
            <text:p>0</text:p>
          </table:table-cell>
          <table:table-cell table:formula="of:=[.$F44]*POWER([.$G44]-[.$C44]/100;[.$AP$67])" office:value-type="float" office:value="0" calcext:value-type="float">
            <text:p>0</text:p>
          </table:table-cell>
          <table:table-cell table:formula="of:=[.$F44]*POWER([.$G44]-[.$C44]/100;[.$AQ$67])" office:value-type="float" office:value="0" calcext:value-type="float">
            <text:p>0</text:p>
          </table:table-cell>
          <table:table-cell table:formula="of:=[.$F44]*POWER([.$G44]-[.$C44]/100;[.$AR$67])" office:value-type="float" office:value="0" calcext:value-type="float">
            <text:p>0</text:p>
          </table:table-cell>
          <table:table-cell table:formula="of:=[.$F44]*POWER([.$G44]-[.$C44]/100;[.$AS$67])" office:value-type="float" office:value="0" calcext:value-type="float">
            <text:p>0</text:p>
          </table:table-cell>
          <table:table-cell table:formula="of:=[.$F44]*POWER([.$G44]-[.$C44]/100;[.$AT$67])" office:value-type="float" office:value="0" calcext:value-type="float">
            <text:p>0</text:p>
          </table:table-cell>
          <table:table-cell table:formula="of:=[.$F44]*POWER([.$G44]-[.$C44]/100;[.$AU$67])" office:value-type="float" office:value="0" calcext:value-type="float">
            <text:p>0</text:p>
          </table:table-cell>
          <table:table-cell table:formula="of:=[.$F44]*POWER([.$G44]-[.$C4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5]-[.$C$45]/100;[.H$67])-1)/([.$G$45]-[.$C$45]/100-1)" office:value-type="float" office:value="-0" calcext:value-type="float">
            <text:p>0</text:p>
          </table:table-cell>
          <table:table-cell table:formula="of:=(POWER([.$G$45]-[.$C$45]/100;[.I$67])-1)/([.$G$45]-[.$C$45]/100-1)" office:value-type="float" office:value="1" calcext:value-type="float">
            <text:p>1</text:p>
          </table:table-cell>
          <table:table-cell table:formula="of:=(POWER([.$G$45]-[.$C$45]/100;[.J$67])-1)/([.$G$45]-[.$C$45]/100-1)" office:value-type="float" office:value="1" calcext:value-type="float">
            <text:p>1</text:p>
          </table:table-cell>
          <table:table-cell table:formula="of:=(POWER([.$G$45]-[.$C$45]/100;[.K$67])-1)/([.$G$45]-[.$C$45]/100-1)" office:value-type="float" office:value="1" calcext:value-type="float">
            <text:p>1</text:p>
          </table:table-cell>
          <table:table-cell table:formula="of:=(POWER([.$G$45]-[.$C$45]/100;[.L$67])-1)/([.$G$45]-[.$C$45]/100-1)" office:value-type="float" office:value="1" calcext:value-type="float">
            <text:p>1</text:p>
          </table:table-cell>
          <table:table-cell table:formula="of:=(POWER([.$G$45]-[.$C$45]/100;[.M$67])-1)/([.$G$45]-[.$C$45]/100-1)" office:value-type="float" office:value="1" calcext:value-type="float">
            <text:p>1</text:p>
          </table:table-cell>
          <table:table-cell table:formula="of:=(POWER([.$G$45]-[.$C$45]/100;[.N$67])-1)/([.$G$45]-[.$C$45]/100-1)" office:value-type="float" office:value="1" calcext:value-type="float">
            <text:p>1</text:p>
          </table:table-cell>
          <table:table-cell table:formula="of:=(POWER([.$G$45]-[.$C$45]/100;[.O$67])-1)/([.$G$45]-[.$C$45]/100-1)" office:value-type="float" office:value="1" calcext:value-type="float">
            <text:p>1</text:p>
          </table:table-cell>
          <table:table-cell table:formula="of:=(POWER([.$G$45]-[.$C$45]/100;[.P$67])-1)/([.$G$45]-[.$C$45]/100-1)" office:value-type="float" office:value="1" calcext:value-type="float">
            <text:p>1</text:p>
          </table:table-cell>
          <table:table-cell table:formula="of:=(POWER([.$G$45]-[.$C$45]/100;[.Q$67])-1)/([.$G$45]-[.$C$45]/100-1)" office:value-type="float" office:value="1" calcext:value-type="float">
            <text:p>1</text:p>
          </table:table-cell>
          <table:table-cell table:formula="of:=(POWER([.$G$45]-[.$C$45]/100;[.R$67])-1)/([.$G$45]-[.$C$45]/100-1)" office:value-type="float" office:value="1" calcext:value-type="float">
            <text:p>1</text:p>
          </table:table-cell>
          <table:table-cell table:formula="of:=(POWER([.$G$45]-[.$C$45]/100;[.S$67])-1)/([.$G$45]-[.$C$45]/100-1)" office:value-type="float" office:value="1" calcext:value-type="float">
            <text:p>1</text:p>
          </table:table-cell>
          <table:table-cell table:formula="of:=(POWER([.$G$45]-[.$C$45]/100;[.T$67])-1)/([.$G$45]-[.$C$45]/100-1)" office:value-type="float" office:value="1" calcext:value-type="float">
            <text:p>1</text:p>
          </table:table-cell>
          <table:table-cell table:formula="of:=(POWER([.$G$45]-[.$C$45]/100;[.U$67])-1)/([.$G$45]-[.$C$45]/100-1)" office:value-type="float" office:value="1" calcext:value-type="float">
            <text:p>1</text:p>
          </table:table-cell>
          <table:table-cell table:formula="of:=(POWER([.$G$45]-[.$C$45]/100;[.V$67])-1)/([.$G$45]-[.$C$45]/100-1)" office:value-type="float" office:value="1" calcext:value-type="float">
            <text:p>1</text:p>
          </table:table-cell>
          <table:table-cell table:formula="of:=(POWER([.$G$45]-[.$C$45]/100;[.W$67])-1)/([.$G$45]-[.$C$45]/100-1)" office:value-type="float" office:value="1" calcext:value-type="float">
            <text:p>1</text:p>
          </table:table-cell>
          <table:table-cell table:formula="of:=(POWER([.$G$45]-[.$C$45]/100;[.X$67])-1)/([.$G$45]-[.$C$45]/100-1)" office:value-type="float" office:value="1" calcext:value-type="float">
            <text:p>1</text:p>
          </table:table-cell>
          <table:table-cell table:formula="of:=(POWER([.$G$45]-[.$C$45]/100;[.Y$67])-1)/([.$G$45]-[.$C$45]/100-1)" office:value-type="float" office:value="1" calcext:value-type="float">
            <text:p>1</text:p>
          </table:table-cell>
          <table:table-cell table:formula="of:=(POWER([.$G$45]-[.$C$45]/100;[.Z$67])-1)/([.$G$45]-[.$C$45]/100-1)" office:value-type="float" office:value="1" calcext:value-type="float">
            <text:p>1</text:p>
          </table:table-cell>
          <table:table-cell table:formula="of:=(POWER([.$G$45]-[.$C$45]/100;[.AA$67])-1)/([.$G$45]-[.$C$45]/100-1)" office:value-type="float" office:value="1" calcext:value-type="float">
            <text:p>1</text:p>
          </table:table-cell>
          <table:table-cell table:formula="of:=(POWER([.$G$45]-[.$C$45]/100;[.AB$67])-1)/([.$G$45]-[.$C$45]/100-1)" office:value-type="float" office:value="1" calcext:value-type="float">
            <text:p>1</text:p>
          </table:table-cell>
          <table:table-cell table:formula="of:=(POWER([.$G$45]-[.$C$45]/100;[.AC$67])-1)/([.$G$45]-[.$C$45]/100-1)" office:value-type="float" office:value="1" calcext:value-type="float">
            <text:p>1</text:p>
          </table:table-cell>
          <table:table-cell table:formula="of:=(POWER([.$G$45]-[.$C$45]/100;[.AD$67])-1)/([.$G$45]-[.$C$45]/100-1)" office:value-type="float" office:value="1" calcext:value-type="float">
            <text:p>1</text:p>
          </table:table-cell>
          <table:table-cell table:formula="of:=(POWER([.$G$45]-[.$C$45]/100;[.AE$67])-1)/([.$G$45]-[.$C$45]/100-1)" office:value-type="float" office:value="1" calcext:value-type="float">
            <text:p>1</text:p>
          </table:table-cell>
          <table:table-cell table:formula="of:=(POWER([.$G$45]-[.$C$45]/100;[.AF$67])-1)/([.$G$45]-[.$C$45]/100-1)" office:value-type="float" office:value="1" calcext:value-type="float">
            <text:p>1</text:p>
          </table:table-cell>
          <table:table-cell table:formula="of:=(POWER([.$G$45]-[.$C$45]/100;[.AG$67])-1)/([.$G$45]-[.$C$45]/100-1)" office:value-type="float" office:value="1" calcext:value-type="float">
            <text:p>1</text:p>
          </table:table-cell>
          <table:table-cell table:formula="of:=(POWER([.$G$45]-[.$C$45]/100;[.AH$67])-1)/([.$G$45]-[.$C$45]/100-1)" office:value-type="float" office:value="1" calcext:value-type="float">
            <text:p>1</text:p>
          </table:table-cell>
          <table:table-cell table:formula="of:=(POWER([.$G$45]-[.$C$45]/100;[.AI$67])-1)/([.$G$45]-[.$C$45]/100-1)" office:value-type="float" office:value="1" calcext:value-type="float">
            <text:p>1</text:p>
          </table:table-cell>
          <table:table-cell table:formula="of:=(POWER([.$G$45]-[.$C$45]/100;[.AJ$67])-1)/([.$G$45]-[.$C$45]/100-1)" office:value-type="float" office:value="1" calcext:value-type="float">
            <text:p>1</text:p>
          </table:table-cell>
          <table:table-cell table:formula="of:=(POWER([.$G$45]-[.$C$45]/100;[.AK$67])-1)/([.$G$45]-[.$C$45]/100-1)" office:value-type="float" office:value="1" calcext:value-type="float">
            <text:p>1</text:p>
          </table:table-cell>
          <table:table-cell table:formula="of:=(POWER([.$G$45]-[.$C$45]/100;[.AL$67])-1)/([.$G$45]-[.$C$45]/100-1)" office:value-type="float" office:value="1" calcext:value-type="float">
            <text:p>1</text:p>
          </table:table-cell>
          <table:table-cell table:formula="of:=(POWER([.$G$45]-[.$C$45]/100;[.AM$67])-1)/([.$G$45]-[.$C$45]/100-1)" office:value-type="float" office:value="1" calcext:value-type="float">
            <text:p>1</text:p>
          </table:table-cell>
          <table:table-cell table:formula="of:=(POWER([.$G$45]-[.$C$45]/100;[.AN$67])-1)/([.$G$45]-[.$C$45]/100-1)" office:value-type="float" office:value="1" calcext:value-type="float">
            <text:p>1</text:p>
          </table:table-cell>
          <table:table-cell table:formula="of:=(POWER([.$G$45]-[.$C$45]/100;[.AO$67])-1)/([.$G$45]-[.$C$45]/100-1)" office:value-type="float" office:value="1" calcext:value-type="float">
            <text:p>1</text:p>
          </table:table-cell>
          <table:table-cell table:formula="of:=(POWER([.$G$45]-[.$C$45]/100;[.AP$67])-1)/([.$G$45]-[.$C$45]/100-1)" office:value-type="float" office:value="1" calcext:value-type="float">
            <text:p>1</text:p>
          </table:table-cell>
          <table:table-cell table:formula="of:=(POWER([.$G$45]-[.$C$45]/100;[.AQ$67])-1)/([.$G$45]-[.$C$45]/100-1)" office:value-type="float" office:value="1" calcext:value-type="float">
            <text:p>1</text:p>
          </table:table-cell>
          <table:table-cell table:formula="of:=(POWER([.$G$45]-[.$C$45]/100;[.AR$67])-1)/([.$G$45]-[.$C$45]/100-1)" office:value-type="float" office:value="1" calcext:value-type="float">
            <text:p>1</text:p>
          </table:table-cell>
          <table:table-cell table:formula="of:=(POWER([.$G$45]-[.$C$45]/100;[.AS$67])-1)/([.$G$45]-[.$C$45]/100-1)" office:value-type="float" office:value="1" calcext:value-type="float">
            <text:p>1</text:p>
          </table:table-cell>
          <table:table-cell table:formula="of:=(POWER([.$G$45]-[.$C$45]/100;[.AT$67])-1)/([.$G$45]-[.$C$45]/100-1)" office:value-type="float" office:value="1" calcext:value-type="float">
            <text:p>1</text:p>
          </table:table-cell>
          <table:table-cell table:formula="of:=(POWER([.$G$45]-[.$C$45]/100;[.AU$67])-1)/([.$G$45]-[.$C$45]/100-1)" office:value-type="float" office:value="1" calcext:value-type="float">
            <text:p>1</text:p>
          </table:table-cell>
          <table:table-cell table:formula="of:=(POWER([.$G$45]-[.$C$45]/100;[.AV$67])-1)/([.$G$45]-[.$C$45]/100-1)" office:value-type="float" office:value="1" calcext:value-type="float">
            <text:p>1</text:p>
          </table:table-cell>
          <table:table-cell table:number-columns-repeated="2"/>
          <table:table-cell table:formula="of:=[.$F45]*POWER([.$G45]-[.$C45]/100;[.$H$67])" office:value-type="float" office:value="0" calcext:value-type="float">
            <text:p>0</text:p>
          </table:table-cell>
          <table:table-cell table:formula="of:=[.$F45]*POWER([.$G45]-[.$C45]/100;[.$I$67])" office:value-type="float" office:value="0" calcext:value-type="float">
            <text:p>0</text:p>
          </table:table-cell>
          <table:table-cell table:formula="of:=[.$F45]*POWER([.$G45]-[.$C45]/100;[.$J$67])" office:value-type="float" office:value="0" calcext:value-type="float">
            <text:p>0</text:p>
          </table:table-cell>
          <table:table-cell table:formula="of:=[.$F45]*POWER([.$G45]-[.$C45]/100;[.$K$67])" office:value-type="float" office:value="0" calcext:value-type="float">
            <text:p>0</text:p>
          </table:table-cell>
          <table:table-cell table:formula="of:=[.$F45]*POWER([.$G45]-[.$C45]/100;[.$L$67])" office:value-type="float" office:value="0" calcext:value-type="float">
            <text:p>0</text:p>
          </table:table-cell>
          <table:table-cell table:formula="of:=[.$F45]*POWER([.$G45]-[.$C45]/100;[.$M$67])" office:value-type="float" office:value="0" calcext:value-type="float">
            <text:p>0</text:p>
          </table:table-cell>
          <table:table-cell table:formula="of:=[.$F45]*POWER([.$G45]-[.$C45]/100;[.$N$67])" office:value-type="float" office:value="0" calcext:value-type="float">
            <text:p>0</text:p>
          </table:table-cell>
          <table:table-cell table:formula="of:=[.$F45]*POWER([.$G45]-[.$C45]/100;[.$O$67])" office:value-type="float" office:value="0" calcext:value-type="float">
            <text:p>0</text:p>
          </table:table-cell>
          <table:table-cell table:formula="of:=[.$F45]*POWER([.$G45]-[.$C45]/100;[.$P$67])" office:value-type="float" office:value="0" calcext:value-type="float">
            <text:p>0</text:p>
          </table:table-cell>
          <table:table-cell table:formula="of:=[.$F45]*POWER([.$G45]-[.$C45]/100;[.$Q$67])" office:value-type="float" office:value="0" calcext:value-type="float">
            <text:p>0</text:p>
          </table:table-cell>
          <table:table-cell table:formula="of:=[.$F45]*POWER([.$G45]-[.$C45]/100;[.$R$67])" office:value-type="float" office:value="0" calcext:value-type="float">
            <text:p>0</text:p>
          </table:table-cell>
          <table:table-cell table:formula="of:=[.$F45]*POWER([.$G45]-[.$C45]/100;[.$S$67])" office:value-type="float" office:value="0" calcext:value-type="float">
            <text:p>0</text:p>
          </table:table-cell>
          <table:table-cell table:formula="of:=[.$F45]*POWER([.$G45]-[.$C45]/100;[.$T$67])" office:value-type="float" office:value="0" calcext:value-type="float">
            <text:p>0</text:p>
          </table:table-cell>
          <table:table-cell table:formula="of:=[.$F45]*POWER([.$G45]-[.$C45]/100;[.$U$67])" office:value-type="float" office:value="0" calcext:value-type="float">
            <text:p>0</text:p>
          </table:table-cell>
          <table:table-cell table:formula="of:=[.$F45]*POWER([.$G45]-[.$C45]/100;[.$V$67])" office:value-type="float" office:value="0" calcext:value-type="float">
            <text:p>0</text:p>
          </table:table-cell>
          <table:table-cell table:formula="of:=[.$F45]*POWER([.$G45]-[.$C45]/100;[.$W$67])" office:value-type="float" office:value="0" calcext:value-type="float">
            <text:p>0</text:p>
          </table:table-cell>
          <table:table-cell table:formula="of:=[.$F45]*POWER([.$G45]-[.$C45]/100;[.$X$67])" office:value-type="float" office:value="0" calcext:value-type="float">
            <text:p>0</text:p>
          </table:table-cell>
          <table:table-cell table:formula="of:=[.$F45]*POWER([.$G45]-[.$C45]/100;[.$Y$67])" office:value-type="float" office:value="0" calcext:value-type="float">
            <text:p>0</text:p>
          </table:table-cell>
          <table:table-cell table:formula="of:=[.$F45]*POWER([.$G45]-[.$C45]/100;[.$Z$67])" office:value-type="float" office:value="0" calcext:value-type="float">
            <text:p>0</text:p>
          </table:table-cell>
          <table:table-cell table:formula="of:=[.$F45]*POWER([.$G45]-[.$C45]/100;[.$AA$67])" office:value-type="float" office:value="0" calcext:value-type="float">
            <text:p>0</text:p>
          </table:table-cell>
          <table:table-cell table:formula="of:=[.$F45]*POWER([.$G45]-[.$C45]/100;[.$AB$67])" office:value-type="float" office:value="0" calcext:value-type="float">
            <text:p>0</text:p>
          </table:table-cell>
          <table:table-cell table:formula="of:=[.$F45]*POWER([.$G45]-[.$C45]/100;[.$AC$67])" office:value-type="float" office:value="0" calcext:value-type="float">
            <text:p>0</text:p>
          </table:table-cell>
          <table:table-cell table:formula="of:=[.$F45]*POWER([.$G45]-[.$C45]/100;[.$AD$67])" office:value-type="float" office:value="0" calcext:value-type="float">
            <text:p>0</text:p>
          </table:table-cell>
          <table:table-cell table:formula="of:=[.$F45]*POWER([.$G45]-[.$C45]/100;[.$AE$67])" office:value-type="float" office:value="0" calcext:value-type="float">
            <text:p>0</text:p>
          </table:table-cell>
          <table:table-cell table:formula="of:=[.$F45]*POWER([.$G45]-[.$C45]/100;[.$AF$67])" office:value-type="float" office:value="0" calcext:value-type="float">
            <text:p>0</text:p>
          </table:table-cell>
          <table:table-cell table:formula="of:=[.$F45]*POWER([.$G45]-[.$C45]/100;[.$AG$67])" office:value-type="float" office:value="0" calcext:value-type="float">
            <text:p>0</text:p>
          </table:table-cell>
          <table:table-cell table:formula="of:=[.$F45]*POWER([.$G45]-[.$C45]/100;[.$AH$67])" office:value-type="float" office:value="0" calcext:value-type="float">
            <text:p>0</text:p>
          </table:table-cell>
          <table:table-cell table:formula="of:=[.$F45]*POWER([.$G45]-[.$C45]/100;[.$AI$67])" office:value-type="float" office:value="0" calcext:value-type="float">
            <text:p>0</text:p>
          </table:table-cell>
          <table:table-cell table:formula="of:=[.$F45]*POWER([.$G45]-[.$C45]/100;[.$AJ$67])" office:value-type="float" office:value="0" calcext:value-type="float">
            <text:p>0</text:p>
          </table:table-cell>
          <table:table-cell table:formula="of:=[.$F45]*POWER([.$G45]-[.$C45]/100;[.$AK$67])" office:value-type="float" office:value="0" calcext:value-type="float">
            <text:p>0</text:p>
          </table:table-cell>
          <table:table-cell table:formula="of:=[.$F45]*POWER([.$G45]-[.$C45]/100;[.$AL$67])" office:value-type="float" office:value="0" calcext:value-type="float">
            <text:p>0</text:p>
          </table:table-cell>
          <table:table-cell table:formula="of:=[.$F45]*POWER([.$G45]-[.$C45]/100;[.$AM$67])" office:value-type="float" office:value="0" calcext:value-type="float">
            <text:p>0</text:p>
          </table:table-cell>
          <table:table-cell table:formula="of:=[.$F45]*POWER([.$G45]-[.$C45]/100;[.$AN$67])" office:value-type="float" office:value="0" calcext:value-type="float">
            <text:p>0</text:p>
          </table:table-cell>
          <table:table-cell table:formula="of:=[.$F45]*POWER([.$G45]-[.$C45]/100;[.$AO$67])" office:value-type="float" office:value="0" calcext:value-type="float">
            <text:p>0</text:p>
          </table:table-cell>
          <table:table-cell table:formula="of:=[.$F45]*POWER([.$G45]-[.$C45]/100;[.$AP$67])" office:value-type="float" office:value="0" calcext:value-type="float">
            <text:p>0</text:p>
          </table:table-cell>
          <table:table-cell table:formula="of:=[.$F45]*POWER([.$G45]-[.$C45]/100;[.$AQ$67])" office:value-type="float" office:value="0" calcext:value-type="float">
            <text:p>0</text:p>
          </table:table-cell>
          <table:table-cell table:formula="of:=[.$F45]*POWER([.$G45]-[.$C45]/100;[.$AR$67])" office:value-type="float" office:value="0" calcext:value-type="float">
            <text:p>0</text:p>
          </table:table-cell>
          <table:table-cell table:formula="of:=[.$F45]*POWER([.$G45]-[.$C45]/100;[.$AS$67])" office:value-type="float" office:value="0" calcext:value-type="float">
            <text:p>0</text:p>
          </table:table-cell>
          <table:table-cell table:formula="of:=[.$F45]*POWER([.$G45]-[.$C45]/100;[.$AT$67])" office:value-type="float" office:value="0" calcext:value-type="float">
            <text:p>0</text:p>
          </table:table-cell>
          <table:table-cell table:formula="of:=[.$F45]*POWER([.$G45]-[.$C45]/100;[.$AU$67])" office:value-type="float" office:value="0" calcext:value-type="float">
            <text:p>0</text:p>
          </table:table-cell>
          <table:table-cell table:formula="of:=[.$F45]*POWER([.$G45]-[.$C4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6]-[.$C$46]/100;[.H$67])-1)/([.$G$46]-[.$C$46]/100-1)" office:value-type="float" office:value="-0" calcext:value-type="float">
            <text:p>0</text:p>
          </table:table-cell>
          <table:table-cell table:formula="of:=(POWER([.$G$46]-[.$C$46]/100;[.I$67])-1)/([.$G$46]-[.$C$46]/100-1)" office:value-type="float" office:value="1" calcext:value-type="float">
            <text:p>1</text:p>
          </table:table-cell>
          <table:table-cell table:formula="of:=(POWER([.$G$46]-[.$C$46]/100;[.J$67])-1)/([.$G$46]-[.$C$46]/100-1)" office:value-type="float" office:value="1" calcext:value-type="float">
            <text:p>1</text:p>
          </table:table-cell>
          <table:table-cell table:formula="of:=(POWER([.$G$46]-[.$C$46]/100;[.K$67])-1)/([.$G$46]-[.$C$46]/100-1)" office:value-type="float" office:value="1" calcext:value-type="float">
            <text:p>1</text:p>
          </table:table-cell>
          <table:table-cell table:formula="of:=(POWER([.$G$46]-[.$C$46]/100;[.L$67])-1)/([.$G$46]-[.$C$46]/100-1)" office:value-type="float" office:value="1" calcext:value-type="float">
            <text:p>1</text:p>
          </table:table-cell>
          <table:table-cell table:formula="of:=(POWER([.$G$46]-[.$C$46]/100;[.M$67])-1)/([.$G$46]-[.$C$46]/100-1)" office:value-type="float" office:value="1" calcext:value-type="float">
            <text:p>1</text:p>
          </table:table-cell>
          <table:table-cell table:formula="of:=(POWER([.$G$46]-[.$C$46]/100;[.N$67])-1)/([.$G$46]-[.$C$46]/100-1)" office:value-type="float" office:value="1" calcext:value-type="float">
            <text:p>1</text:p>
          </table:table-cell>
          <table:table-cell table:formula="of:=(POWER([.$G$46]-[.$C$46]/100;[.O$67])-1)/([.$G$46]-[.$C$46]/100-1)" office:value-type="float" office:value="1" calcext:value-type="float">
            <text:p>1</text:p>
          </table:table-cell>
          <table:table-cell table:formula="of:=(POWER([.$G$46]-[.$C$46]/100;[.P$67])-1)/([.$G$46]-[.$C$46]/100-1)" office:value-type="float" office:value="1" calcext:value-type="float">
            <text:p>1</text:p>
          </table:table-cell>
          <table:table-cell table:formula="of:=(POWER([.$G$46]-[.$C$46]/100;[.Q$67])-1)/([.$G$46]-[.$C$46]/100-1)" office:value-type="float" office:value="1" calcext:value-type="float">
            <text:p>1</text:p>
          </table:table-cell>
          <table:table-cell table:formula="of:=(POWER([.$G$46]-[.$C$46]/100;[.R$67])-1)/([.$G$46]-[.$C$46]/100-1)" office:value-type="float" office:value="1" calcext:value-type="float">
            <text:p>1</text:p>
          </table:table-cell>
          <table:table-cell table:formula="of:=(POWER([.$G$46]-[.$C$46]/100;[.S$67])-1)/([.$G$46]-[.$C$46]/100-1)" office:value-type="float" office:value="1" calcext:value-type="float">
            <text:p>1</text:p>
          </table:table-cell>
          <table:table-cell table:formula="of:=(POWER([.$G$46]-[.$C$46]/100;[.T$67])-1)/([.$G$46]-[.$C$46]/100-1)" office:value-type="float" office:value="1" calcext:value-type="float">
            <text:p>1</text:p>
          </table:table-cell>
          <table:table-cell table:formula="of:=(POWER([.$G$46]-[.$C$46]/100;[.U$67])-1)/([.$G$46]-[.$C$46]/100-1)" office:value-type="float" office:value="1" calcext:value-type="float">
            <text:p>1</text:p>
          </table:table-cell>
          <table:table-cell table:formula="of:=(POWER([.$G$46]-[.$C$46]/100;[.V$67])-1)/([.$G$46]-[.$C$46]/100-1)" office:value-type="float" office:value="1" calcext:value-type="float">
            <text:p>1</text:p>
          </table:table-cell>
          <table:table-cell table:formula="of:=(POWER([.$G$46]-[.$C$46]/100;[.W$67])-1)/([.$G$46]-[.$C$46]/100-1)" office:value-type="float" office:value="1" calcext:value-type="float">
            <text:p>1</text:p>
          </table:table-cell>
          <table:table-cell table:formula="of:=(POWER([.$G$46]-[.$C$46]/100;[.X$67])-1)/([.$G$46]-[.$C$46]/100-1)" office:value-type="float" office:value="1" calcext:value-type="float">
            <text:p>1</text:p>
          </table:table-cell>
          <table:table-cell table:formula="of:=(POWER([.$G$46]-[.$C$46]/100;[.Y$67])-1)/([.$G$46]-[.$C$46]/100-1)" office:value-type="float" office:value="1" calcext:value-type="float">
            <text:p>1</text:p>
          </table:table-cell>
          <table:table-cell table:formula="of:=(POWER([.$G$46]-[.$C$46]/100;[.Z$67])-1)/([.$G$46]-[.$C$46]/100-1)" office:value-type="float" office:value="1" calcext:value-type="float">
            <text:p>1</text:p>
          </table:table-cell>
          <table:table-cell table:formula="of:=(POWER([.$G$46]-[.$C$46]/100;[.AA$67])-1)/([.$G$46]-[.$C$46]/100-1)" office:value-type="float" office:value="1" calcext:value-type="float">
            <text:p>1</text:p>
          </table:table-cell>
          <table:table-cell table:formula="of:=(POWER([.$G$46]-[.$C$46]/100;[.AB$67])-1)/([.$G$46]-[.$C$46]/100-1)" office:value-type="float" office:value="1" calcext:value-type="float">
            <text:p>1</text:p>
          </table:table-cell>
          <table:table-cell table:formula="of:=(POWER([.$G$46]-[.$C$46]/100;[.AC$67])-1)/([.$G$46]-[.$C$46]/100-1)" office:value-type="float" office:value="1" calcext:value-type="float">
            <text:p>1</text:p>
          </table:table-cell>
          <table:table-cell table:formula="of:=(POWER([.$G$46]-[.$C$46]/100;[.AD$67])-1)/([.$G$46]-[.$C$46]/100-1)" office:value-type="float" office:value="1" calcext:value-type="float">
            <text:p>1</text:p>
          </table:table-cell>
          <table:table-cell table:formula="of:=(POWER([.$G$46]-[.$C$46]/100;[.AE$67])-1)/([.$G$46]-[.$C$46]/100-1)" office:value-type="float" office:value="1" calcext:value-type="float">
            <text:p>1</text:p>
          </table:table-cell>
          <table:table-cell table:formula="of:=(POWER([.$G$46]-[.$C$46]/100;[.AF$67])-1)/([.$G$46]-[.$C$46]/100-1)" office:value-type="float" office:value="1" calcext:value-type="float">
            <text:p>1</text:p>
          </table:table-cell>
          <table:table-cell table:formula="of:=(POWER([.$G$46]-[.$C$46]/100;[.AG$67])-1)/([.$G$46]-[.$C$46]/100-1)" office:value-type="float" office:value="1" calcext:value-type="float">
            <text:p>1</text:p>
          </table:table-cell>
          <table:table-cell table:formula="of:=(POWER([.$G$46]-[.$C$46]/100;[.AH$67])-1)/([.$G$46]-[.$C$46]/100-1)" office:value-type="float" office:value="1" calcext:value-type="float">
            <text:p>1</text:p>
          </table:table-cell>
          <table:table-cell table:formula="of:=(POWER([.$G$46]-[.$C$46]/100;[.AI$67])-1)/([.$G$46]-[.$C$46]/100-1)" office:value-type="float" office:value="1" calcext:value-type="float">
            <text:p>1</text:p>
          </table:table-cell>
          <table:table-cell table:formula="of:=(POWER([.$G$46]-[.$C$46]/100;[.AJ$67])-1)/([.$G$46]-[.$C$46]/100-1)" office:value-type="float" office:value="1" calcext:value-type="float">
            <text:p>1</text:p>
          </table:table-cell>
          <table:table-cell table:formula="of:=(POWER([.$G$46]-[.$C$46]/100;[.AK$67])-1)/([.$G$46]-[.$C$46]/100-1)" office:value-type="float" office:value="1" calcext:value-type="float">
            <text:p>1</text:p>
          </table:table-cell>
          <table:table-cell table:formula="of:=(POWER([.$G$46]-[.$C$46]/100;[.AL$67])-1)/([.$G$46]-[.$C$46]/100-1)" office:value-type="float" office:value="1" calcext:value-type="float">
            <text:p>1</text:p>
          </table:table-cell>
          <table:table-cell table:formula="of:=(POWER([.$G$46]-[.$C$46]/100;[.AM$67])-1)/([.$G$46]-[.$C$46]/100-1)" office:value-type="float" office:value="1" calcext:value-type="float">
            <text:p>1</text:p>
          </table:table-cell>
          <table:table-cell table:formula="of:=(POWER([.$G$46]-[.$C$46]/100;[.AN$67])-1)/([.$G$46]-[.$C$46]/100-1)" office:value-type="float" office:value="1" calcext:value-type="float">
            <text:p>1</text:p>
          </table:table-cell>
          <table:table-cell table:formula="of:=(POWER([.$G$46]-[.$C$46]/100;[.AO$67])-1)/([.$G$46]-[.$C$46]/100-1)" office:value-type="float" office:value="1" calcext:value-type="float">
            <text:p>1</text:p>
          </table:table-cell>
          <table:table-cell table:formula="of:=(POWER([.$G$46]-[.$C$46]/100;[.AP$67])-1)/([.$G$46]-[.$C$46]/100-1)" office:value-type="float" office:value="1" calcext:value-type="float">
            <text:p>1</text:p>
          </table:table-cell>
          <table:table-cell table:formula="of:=(POWER([.$G$46]-[.$C$46]/100;[.AQ$67])-1)/([.$G$46]-[.$C$46]/100-1)" office:value-type="float" office:value="1" calcext:value-type="float">
            <text:p>1</text:p>
          </table:table-cell>
          <table:table-cell table:formula="of:=(POWER([.$G$46]-[.$C$46]/100;[.AR$67])-1)/([.$G$46]-[.$C$46]/100-1)" office:value-type="float" office:value="1" calcext:value-type="float">
            <text:p>1</text:p>
          </table:table-cell>
          <table:table-cell table:formula="of:=(POWER([.$G$46]-[.$C$46]/100;[.AS$67])-1)/([.$G$46]-[.$C$46]/100-1)" office:value-type="float" office:value="1" calcext:value-type="float">
            <text:p>1</text:p>
          </table:table-cell>
          <table:table-cell table:formula="of:=(POWER([.$G$46]-[.$C$46]/100;[.AT$67])-1)/([.$G$46]-[.$C$46]/100-1)" office:value-type="float" office:value="1" calcext:value-type="float">
            <text:p>1</text:p>
          </table:table-cell>
          <table:table-cell table:formula="of:=(POWER([.$G$46]-[.$C$46]/100;[.AU$67])-1)/([.$G$46]-[.$C$46]/100-1)" office:value-type="float" office:value="1" calcext:value-type="float">
            <text:p>1</text:p>
          </table:table-cell>
          <table:table-cell table:formula="of:=(POWER([.$G$46]-[.$C$46]/100;[.AV$67])-1)/([.$G$46]-[.$C$46]/100-1)" office:value-type="float" office:value="1" calcext:value-type="float">
            <text:p>1</text:p>
          </table:table-cell>
          <table:table-cell table:number-columns-repeated="2"/>
          <table:table-cell table:formula="of:=[.$F46]*POWER([.$G46]-[.$C46]/100;[.$H$67])" office:value-type="float" office:value="0" calcext:value-type="float">
            <text:p>0</text:p>
          </table:table-cell>
          <table:table-cell table:formula="of:=[.$F46]*POWER([.$G46]-[.$C46]/100;[.$I$67])" office:value-type="float" office:value="0" calcext:value-type="float">
            <text:p>0</text:p>
          </table:table-cell>
          <table:table-cell table:formula="of:=[.$F46]*POWER([.$G46]-[.$C46]/100;[.$J$67])" office:value-type="float" office:value="0" calcext:value-type="float">
            <text:p>0</text:p>
          </table:table-cell>
          <table:table-cell table:formula="of:=[.$F46]*POWER([.$G46]-[.$C46]/100;[.$K$67])" office:value-type="float" office:value="0" calcext:value-type="float">
            <text:p>0</text:p>
          </table:table-cell>
          <table:table-cell table:formula="of:=[.$F46]*POWER([.$G46]-[.$C46]/100;[.$L$67])" office:value-type="float" office:value="0" calcext:value-type="float">
            <text:p>0</text:p>
          </table:table-cell>
          <table:table-cell table:formula="of:=[.$F46]*POWER([.$G46]-[.$C46]/100;[.$M$67])" office:value-type="float" office:value="0" calcext:value-type="float">
            <text:p>0</text:p>
          </table:table-cell>
          <table:table-cell table:formula="of:=[.$F46]*POWER([.$G46]-[.$C46]/100;[.$N$67])" office:value-type="float" office:value="0" calcext:value-type="float">
            <text:p>0</text:p>
          </table:table-cell>
          <table:table-cell table:formula="of:=[.$F46]*POWER([.$G46]-[.$C46]/100;[.$O$67])" office:value-type="float" office:value="0" calcext:value-type="float">
            <text:p>0</text:p>
          </table:table-cell>
          <table:table-cell table:formula="of:=[.$F46]*POWER([.$G46]-[.$C46]/100;[.$P$67])" office:value-type="float" office:value="0" calcext:value-type="float">
            <text:p>0</text:p>
          </table:table-cell>
          <table:table-cell table:formula="of:=[.$F46]*POWER([.$G46]-[.$C46]/100;[.$Q$67])" office:value-type="float" office:value="0" calcext:value-type="float">
            <text:p>0</text:p>
          </table:table-cell>
          <table:table-cell table:formula="of:=[.$F46]*POWER([.$G46]-[.$C46]/100;[.$R$67])" office:value-type="float" office:value="0" calcext:value-type="float">
            <text:p>0</text:p>
          </table:table-cell>
          <table:table-cell table:formula="of:=[.$F46]*POWER([.$G46]-[.$C46]/100;[.$S$67])" office:value-type="float" office:value="0" calcext:value-type="float">
            <text:p>0</text:p>
          </table:table-cell>
          <table:table-cell table:formula="of:=[.$F46]*POWER([.$G46]-[.$C46]/100;[.$T$67])" office:value-type="float" office:value="0" calcext:value-type="float">
            <text:p>0</text:p>
          </table:table-cell>
          <table:table-cell table:formula="of:=[.$F46]*POWER([.$G46]-[.$C46]/100;[.$U$67])" office:value-type="float" office:value="0" calcext:value-type="float">
            <text:p>0</text:p>
          </table:table-cell>
          <table:table-cell table:formula="of:=[.$F46]*POWER([.$G46]-[.$C46]/100;[.$V$67])" office:value-type="float" office:value="0" calcext:value-type="float">
            <text:p>0</text:p>
          </table:table-cell>
          <table:table-cell table:formula="of:=[.$F46]*POWER([.$G46]-[.$C46]/100;[.$W$67])" office:value-type="float" office:value="0" calcext:value-type="float">
            <text:p>0</text:p>
          </table:table-cell>
          <table:table-cell table:formula="of:=[.$F46]*POWER([.$G46]-[.$C46]/100;[.$X$67])" office:value-type="float" office:value="0" calcext:value-type="float">
            <text:p>0</text:p>
          </table:table-cell>
          <table:table-cell table:formula="of:=[.$F46]*POWER([.$G46]-[.$C46]/100;[.$Y$67])" office:value-type="float" office:value="0" calcext:value-type="float">
            <text:p>0</text:p>
          </table:table-cell>
          <table:table-cell table:formula="of:=[.$F46]*POWER([.$G46]-[.$C46]/100;[.$Z$67])" office:value-type="float" office:value="0" calcext:value-type="float">
            <text:p>0</text:p>
          </table:table-cell>
          <table:table-cell table:formula="of:=[.$F46]*POWER([.$G46]-[.$C46]/100;[.$AA$67])" office:value-type="float" office:value="0" calcext:value-type="float">
            <text:p>0</text:p>
          </table:table-cell>
          <table:table-cell table:formula="of:=[.$F46]*POWER([.$G46]-[.$C46]/100;[.$AB$67])" office:value-type="float" office:value="0" calcext:value-type="float">
            <text:p>0</text:p>
          </table:table-cell>
          <table:table-cell table:formula="of:=[.$F46]*POWER([.$G46]-[.$C46]/100;[.$AC$67])" office:value-type="float" office:value="0" calcext:value-type="float">
            <text:p>0</text:p>
          </table:table-cell>
          <table:table-cell table:formula="of:=[.$F46]*POWER([.$G46]-[.$C46]/100;[.$AD$67])" office:value-type="float" office:value="0" calcext:value-type="float">
            <text:p>0</text:p>
          </table:table-cell>
          <table:table-cell table:formula="of:=[.$F46]*POWER([.$G46]-[.$C46]/100;[.$AE$67])" office:value-type="float" office:value="0" calcext:value-type="float">
            <text:p>0</text:p>
          </table:table-cell>
          <table:table-cell table:formula="of:=[.$F46]*POWER([.$G46]-[.$C46]/100;[.$AF$67])" office:value-type="float" office:value="0" calcext:value-type="float">
            <text:p>0</text:p>
          </table:table-cell>
          <table:table-cell table:formula="of:=[.$F46]*POWER([.$G46]-[.$C46]/100;[.$AG$67])" office:value-type="float" office:value="0" calcext:value-type="float">
            <text:p>0</text:p>
          </table:table-cell>
          <table:table-cell table:formula="of:=[.$F46]*POWER([.$G46]-[.$C46]/100;[.$AH$67])" office:value-type="float" office:value="0" calcext:value-type="float">
            <text:p>0</text:p>
          </table:table-cell>
          <table:table-cell table:formula="of:=[.$F46]*POWER([.$G46]-[.$C46]/100;[.$AI$67])" office:value-type="float" office:value="0" calcext:value-type="float">
            <text:p>0</text:p>
          </table:table-cell>
          <table:table-cell table:formula="of:=[.$F46]*POWER([.$G46]-[.$C46]/100;[.$AJ$67])" office:value-type="float" office:value="0" calcext:value-type="float">
            <text:p>0</text:p>
          </table:table-cell>
          <table:table-cell table:formula="of:=[.$F46]*POWER([.$G46]-[.$C46]/100;[.$AK$67])" office:value-type="float" office:value="0" calcext:value-type="float">
            <text:p>0</text:p>
          </table:table-cell>
          <table:table-cell table:formula="of:=[.$F46]*POWER([.$G46]-[.$C46]/100;[.$AL$67])" office:value-type="float" office:value="0" calcext:value-type="float">
            <text:p>0</text:p>
          </table:table-cell>
          <table:table-cell table:formula="of:=[.$F46]*POWER([.$G46]-[.$C46]/100;[.$AM$67])" office:value-type="float" office:value="0" calcext:value-type="float">
            <text:p>0</text:p>
          </table:table-cell>
          <table:table-cell table:formula="of:=[.$F46]*POWER([.$G46]-[.$C46]/100;[.$AN$67])" office:value-type="float" office:value="0" calcext:value-type="float">
            <text:p>0</text:p>
          </table:table-cell>
          <table:table-cell table:formula="of:=[.$F46]*POWER([.$G46]-[.$C46]/100;[.$AO$67])" office:value-type="float" office:value="0" calcext:value-type="float">
            <text:p>0</text:p>
          </table:table-cell>
          <table:table-cell table:formula="of:=[.$F46]*POWER([.$G46]-[.$C46]/100;[.$AP$67])" office:value-type="float" office:value="0" calcext:value-type="float">
            <text:p>0</text:p>
          </table:table-cell>
          <table:table-cell table:formula="of:=[.$F46]*POWER([.$G46]-[.$C46]/100;[.$AQ$67])" office:value-type="float" office:value="0" calcext:value-type="float">
            <text:p>0</text:p>
          </table:table-cell>
          <table:table-cell table:formula="of:=[.$F46]*POWER([.$G46]-[.$C46]/100;[.$AR$67])" office:value-type="float" office:value="0" calcext:value-type="float">
            <text:p>0</text:p>
          </table:table-cell>
          <table:table-cell table:formula="of:=[.$F46]*POWER([.$G46]-[.$C46]/100;[.$AS$67])" office:value-type="float" office:value="0" calcext:value-type="float">
            <text:p>0</text:p>
          </table:table-cell>
          <table:table-cell table:formula="of:=[.$F46]*POWER([.$G46]-[.$C46]/100;[.$AT$67])" office:value-type="float" office:value="0" calcext:value-type="float">
            <text:p>0</text:p>
          </table:table-cell>
          <table:table-cell table:formula="of:=[.$F46]*POWER([.$G46]-[.$C46]/100;[.$AU$67])" office:value-type="float" office:value="0" calcext:value-type="float">
            <text:p>0</text:p>
          </table:table-cell>
          <table:table-cell table:formula="of:=[.$F46]*POWER([.$G46]-[.$C4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7]-[.$C$47]/100;[.H$67])-1)/([.$G$47]-[.$C$47]/100-1)" office:value-type="float" office:value="-0" calcext:value-type="float">
            <text:p>0</text:p>
          </table:table-cell>
          <table:table-cell table:formula="of:=(POWER([.$G$47]-[.$C$47]/100;[.I$67])-1)/([.$G$47]-[.$C$47]/100-1)" office:value-type="float" office:value="1" calcext:value-type="float">
            <text:p>1</text:p>
          </table:table-cell>
          <table:table-cell table:formula="of:=(POWER([.$G$47]-[.$C$47]/100;[.J$67])-1)/([.$G$47]-[.$C$47]/100-1)" office:value-type="float" office:value="1" calcext:value-type="float">
            <text:p>1</text:p>
          </table:table-cell>
          <table:table-cell table:formula="of:=(POWER([.$G$47]-[.$C$47]/100;[.K$67])-1)/([.$G$47]-[.$C$47]/100-1)" office:value-type="float" office:value="1" calcext:value-type="float">
            <text:p>1</text:p>
          </table:table-cell>
          <table:table-cell table:formula="of:=(POWER([.$G$47]-[.$C$47]/100;[.L$67])-1)/([.$G$47]-[.$C$47]/100-1)" office:value-type="float" office:value="1" calcext:value-type="float">
            <text:p>1</text:p>
          </table:table-cell>
          <table:table-cell table:formula="of:=(POWER([.$G$47]-[.$C$47]/100;[.M$67])-1)/([.$G$47]-[.$C$47]/100-1)" office:value-type="float" office:value="1" calcext:value-type="float">
            <text:p>1</text:p>
          </table:table-cell>
          <table:table-cell table:formula="of:=(POWER([.$G$47]-[.$C$47]/100;[.N$67])-1)/([.$G$47]-[.$C$47]/100-1)" office:value-type="float" office:value="1" calcext:value-type="float">
            <text:p>1</text:p>
          </table:table-cell>
          <table:table-cell table:formula="of:=(POWER([.$G$47]-[.$C$47]/100;[.O$67])-1)/([.$G$47]-[.$C$47]/100-1)" office:value-type="float" office:value="1" calcext:value-type="float">
            <text:p>1</text:p>
          </table:table-cell>
          <table:table-cell table:formula="of:=(POWER([.$G$47]-[.$C$47]/100;[.P$67])-1)/([.$G$47]-[.$C$47]/100-1)" office:value-type="float" office:value="1" calcext:value-type="float">
            <text:p>1</text:p>
          </table:table-cell>
          <table:table-cell table:formula="of:=(POWER([.$G$47]-[.$C$47]/100;[.Q$67])-1)/([.$G$47]-[.$C$47]/100-1)" office:value-type="float" office:value="1" calcext:value-type="float">
            <text:p>1</text:p>
          </table:table-cell>
          <table:table-cell table:formula="of:=(POWER([.$G$47]-[.$C$47]/100;[.R$67])-1)/([.$G$47]-[.$C$47]/100-1)" office:value-type="float" office:value="1" calcext:value-type="float">
            <text:p>1</text:p>
          </table:table-cell>
          <table:table-cell table:formula="of:=(POWER([.$G$47]-[.$C$47]/100;[.S$67])-1)/([.$G$47]-[.$C$47]/100-1)" office:value-type="float" office:value="1" calcext:value-type="float">
            <text:p>1</text:p>
          </table:table-cell>
          <table:table-cell table:formula="of:=(POWER([.$G$47]-[.$C$47]/100;[.T$67])-1)/([.$G$47]-[.$C$47]/100-1)" office:value-type="float" office:value="1" calcext:value-type="float">
            <text:p>1</text:p>
          </table:table-cell>
          <table:table-cell table:formula="of:=(POWER([.$G$47]-[.$C$47]/100;[.U$67])-1)/([.$G$47]-[.$C$47]/100-1)" office:value-type="float" office:value="1" calcext:value-type="float">
            <text:p>1</text:p>
          </table:table-cell>
          <table:table-cell table:formula="of:=(POWER([.$G$47]-[.$C$47]/100;[.V$67])-1)/([.$G$47]-[.$C$47]/100-1)" office:value-type="float" office:value="1" calcext:value-type="float">
            <text:p>1</text:p>
          </table:table-cell>
          <table:table-cell table:formula="of:=(POWER([.$G$47]-[.$C$47]/100;[.W$67])-1)/([.$G$47]-[.$C$47]/100-1)" office:value-type="float" office:value="1" calcext:value-type="float">
            <text:p>1</text:p>
          </table:table-cell>
          <table:table-cell table:formula="of:=(POWER([.$G$47]-[.$C$47]/100;[.X$67])-1)/([.$G$47]-[.$C$47]/100-1)" office:value-type="float" office:value="1" calcext:value-type="float">
            <text:p>1</text:p>
          </table:table-cell>
          <table:table-cell table:formula="of:=(POWER([.$G$47]-[.$C$47]/100;[.Y$67])-1)/([.$G$47]-[.$C$47]/100-1)" office:value-type="float" office:value="1" calcext:value-type="float">
            <text:p>1</text:p>
          </table:table-cell>
          <table:table-cell table:formula="of:=(POWER([.$G$47]-[.$C$47]/100;[.Z$67])-1)/([.$G$47]-[.$C$47]/100-1)" office:value-type="float" office:value="1" calcext:value-type="float">
            <text:p>1</text:p>
          </table:table-cell>
          <table:table-cell table:formula="of:=(POWER([.$G$47]-[.$C$47]/100;[.AA$67])-1)/([.$G$47]-[.$C$47]/100-1)" office:value-type="float" office:value="1" calcext:value-type="float">
            <text:p>1</text:p>
          </table:table-cell>
          <table:table-cell table:formula="of:=(POWER([.$G$47]-[.$C$47]/100;[.AB$67])-1)/([.$G$47]-[.$C$47]/100-1)" office:value-type="float" office:value="1" calcext:value-type="float">
            <text:p>1</text:p>
          </table:table-cell>
          <table:table-cell table:formula="of:=(POWER([.$G$47]-[.$C$47]/100;[.AC$67])-1)/([.$G$47]-[.$C$47]/100-1)" office:value-type="float" office:value="1" calcext:value-type="float">
            <text:p>1</text:p>
          </table:table-cell>
          <table:table-cell table:formula="of:=(POWER([.$G$47]-[.$C$47]/100;[.AD$67])-1)/([.$G$47]-[.$C$47]/100-1)" office:value-type="float" office:value="1" calcext:value-type="float">
            <text:p>1</text:p>
          </table:table-cell>
          <table:table-cell table:formula="of:=(POWER([.$G$47]-[.$C$47]/100;[.AE$67])-1)/([.$G$47]-[.$C$47]/100-1)" office:value-type="float" office:value="1" calcext:value-type="float">
            <text:p>1</text:p>
          </table:table-cell>
          <table:table-cell table:formula="of:=(POWER([.$G$47]-[.$C$47]/100;[.AF$67])-1)/([.$G$47]-[.$C$47]/100-1)" office:value-type="float" office:value="1" calcext:value-type="float">
            <text:p>1</text:p>
          </table:table-cell>
          <table:table-cell table:formula="of:=(POWER([.$G$47]-[.$C$47]/100;[.AG$67])-1)/([.$G$47]-[.$C$47]/100-1)" office:value-type="float" office:value="1" calcext:value-type="float">
            <text:p>1</text:p>
          </table:table-cell>
          <table:table-cell table:formula="of:=(POWER([.$G$47]-[.$C$47]/100;[.AH$67])-1)/([.$G$47]-[.$C$47]/100-1)" office:value-type="float" office:value="1" calcext:value-type="float">
            <text:p>1</text:p>
          </table:table-cell>
          <table:table-cell table:formula="of:=(POWER([.$G$47]-[.$C$47]/100;[.AI$67])-1)/([.$G$47]-[.$C$47]/100-1)" office:value-type="float" office:value="1" calcext:value-type="float">
            <text:p>1</text:p>
          </table:table-cell>
          <table:table-cell table:formula="of:=(POWER([.$G$47]-[.$C$47]/100;[.AJ$67])-1)/([.$G$47]-[.$C$47]/100-1)" office:value-type="float" office:value="1" calcext:value-type="float">
            <text:p>1</text:p>
          </table:table-cell>
          <table:table-cell table:formula="of:=(POWER([.$G$47]-[.$C$47]/100;[.AK$67])-1)/([.$G$47]-[.$C$47]/100-1)" office:value-type="float" office:value="1" calcext:value-type="float">
            <text:p>1</text:p>
          </table:table-cell>
          <table:table-cell table:formula="of:=(POWER([.$G$47]-[.$C$47]/100;[.AL$67])-1)/([.$G$47]-[.$C$47]/100-1)" office:value-type="float" office:value="1" calcext:value-type="float">
            <text:p>1</text:p>
          </table:table-cell>
          <table:table-cell table:formula="of:=(POWER([.$G$47]-[.$C$47]/100;[.AM$67])-1)/([.$G$47]-[.$C$47]/100-1)" office:value-type="float" office:value="1" calcext:value-type="float">
            <text:p>1</text:p>
          </table:table-cell>
          <table:table-cell table:formula="of:=(POWER([.$G$47]-[.$C$47]/100;[.AN$67])-1)/([.$G$47]-[.$C$47]/100-1)" office:value-type="float" office:value="1" calcext:value-type="float">
            <text:p>1</text:p>
          </table:table-cell>
          <table:table-cell table:formula="of:=(POWER([.$G$47]-[.$C$47]/100;[.AO$67])-1)/([.$G$47]-[.$C$47]/100-1)" office:value-type="float" office:value="1" calcext:value-type="float">
            <text:p>1</text:p>
          </table:table-cell>
          <table:table-cell table:formula="of:=(POWER([.$G$47]-[.$C$47]/100;[.AP$67])-1)/([.$G$47]-[.$C$47]/100-1)" office:value-type="float" office:value="1" calcext:value-type="float">
            <text:p>1</text:p>
          </table:table-cell>
          <table:table-cell table:formula="of:=(POWER([.$G$47]-[.$C$47]/100;[.AQ$67])-1)/([.$G$47]-[.$C$47]/100-1)" office:value-type="float" office:value="1" calcext:value-type="float">
            <text:p>1</text:p>
          </table:table-cell>
          <table:table-cell table:formula="of:=(POWER([.$G$47]-[.$C$47]/100;[.AR$67])-1)/([.$G$47]-[.$C$47]/100-1)" office:value-type="float" office:value="1" calcext:value-type="float">
            <text:p>1</text:p>
          </table:table-cell>
          <table:table-cell table:formula="of:=(POWER([.$G$47]-[.$C$47]/100;[.AS$67])-1)/([.$G$47]-[.$C$47]/100-1)" office:value-type="float" office:value="1" calcext:value-type="float">
            <text:p>1</text:p>
          </table:table-cell>
          <table:table-cell table:formula="of:=(POWER([.$G$47]-[.$C$47]/100;[.AT$67])-1)/([.$G$47]-[.$C$47]/100-1)" office:value-type="float" office:value="1" calcext:value-type="float">
            <text:p>1</text:p>
          </table:table-cell>
          <table:table-cell table:formula="of:=(POWER([.$G$47]-[.$C$47]/100;[.AU$67])-1)/([.$G$47]-[.$C$47]/100-1)" office:value-type="float" office:value="1" calcext:value-type="float">
            <text:p>1</text:p>
          </table:table-cell>
          <table:table-cell table:formula="of:=(POWER([.$G$47]-[.$C$47]/100;[.AV$67])-1)/([.$G$47]-[.$C$47]/100-1)" office:value-type="float" office:value="1" calcext:value-type="float">
            <text:p>1</text:p>
          </table:table-cell>
          <table:table-cell table:number-columns-repeated="2"/>
          <table:table-cell table:formula="of:=[.$F47]*POWER([.$G47]-[.$C47]/100;[.$H$67])" office:value-type="float" office:value="0" calcext:value-type="float">
            <text:p>0</text:p>
          </table:table-cell>
          <table:table-cell table:formula="of:=[.$F47]*POWER([.$G47]-[.$C47]/100;[.$I$67])" office:value-type="float" office:value="0" calcext:value-type="float">
            <text:p>0</text:p>
          </table:table-cell>
          <table:table-cell table:formula="of:=[.$F47]*POWER([.$G47]-[.$C47]/100;[.$J$67])" office:value-type="float" office:value="0" calcext:value-type="float">
            <text:p>0</text:p>
          </table:table-cell>
          <table:table-cell table:formula="of:=[.$F47]*POWER([.$G47]-[.$C47]/100;[.$K$67])" office:value-type="float" office:value="0" calcext:value-type="float">
            <text:p>0</text:p>
          </table:table-cell>
          <table:table-cell table:formula="of:=[.$F47]*POWER([.$G47]-[.$C47]/100;[.$L$67])" office:value-type="float" office:value="0" calcext:value-type="float">
            <text:p>0</text:p>
          </table:table-cell>
          <table:table-cell table:formula="of:=[.$F47]*POWER([.$G47]-[.$C47]/100;[.$M$67])" office:value-type="float" office:value="0" calcext:value-type="float">
            <text:p>0</text:p>
          </table:table-cell>
          <table:table-cell table:formula="of:=[.$F47]*POWER([.$G47]-[.$C47]/100;[.$N$67])" office:value-type="float" office:value="0" calcext:value-type="float">
            <text:p>0</text:p>
          </table:table-cell>
          <table:table-cell table:formula="of:=[.$F47]*POWER([.$G47]-[.$C47]/100;[.$O$67])" office:value-type="float" office:value="0" calcext:value-type="float">
            <text:p>0</text:p>
          </table:table-cell>
          <table:table-cell table:formula="of:=[.$F47]*POWER([.$G47]-[.$C47]/100;[.$P$67])" office:value-type="float" office:value="0" calcext:value-type="float">
            <text:p>0</text:p>
          </table:table-cell>
          <table:table-cell table:formula="of:=[.$F47]*POWER([.$G47]-[.$C47]/100;[.$Q$67])" office:value-type="float" office:value="0" calcext:value-type="float">
            <text:p>0</text:p>
          </table:table-cell>
          <table:table-cell table:formula="of:=[.$F47]*POWER([.$G47]-[.$C47]/100;[.$R$67])" office:value-type="float" office:value="0" calcext:value-type="float">
            <text:p>0</text:p>
          </table:table-cell>
          <table:table-cell table:formula="of:=[.$F47]*POWER([.$G47]-[.$C47]/100;[.$S$67])" office:value-type="float" office:value="0" calcext:value-type="float">
            <text:p>0</text:p>
          </table:table-cell>
          <table:table-cell table:formula="of:=[.$F47]*POWER([.$G47]-[.$C47]/100;[.$T$67])" office:value-type="float" office:value="0" calcext:value-type="float">
            <text:p>0</text:p>
          </table:table-cell>
          <table:table-cell table:formula="of:=[.$F47]*POWER([.$G47]-[.$C47]/100;[.$U$67])" office:value-type="float" office:value="0" calcext:value-type="float">
            <text:p>0</text:p>
          </table:table-cell>
          <table:table-cell table:formula="of:=[.$F47]*POWER([.$G47]-[.$C47]/100;[.$V$67])" office:value-type="float" office:value="0" calcext:value-type="float">
            <text:p>0</text:p>
          </table:table-cell>
          <table:table-cell table:formula="of:=[.$F47]*POWER([.$G47]-[.$C47]/100;[.$W$67])" office:value-type="float" office:value="0" calcext:value-type="float">
            <text:p>0</text:p>
          </table:table-cell>
          <table:table-cell table:formula="of:=[.$F47]*POWER([.$G47]-[.$C47]/100;[.$X$67])" office:value-type="float" office:value="0" calcext:value-type="float">
            <text:p>0</text:p>
          </table:table-cell>
          <table:table-cell table:formula="of:=[.$F47]*POWER([.$G47]-[.$C47]/100;[.$Y$67])" office:value-type="float" office:value="0" calcext:value-type="float">
            <text:p>0</text:p>
          </table:table-cell>
          <table:table-cell table:formula="of:=[.$F47]*POWER([.$G47]-[.$C47]/100;[.$Z$67])" office:value-type="float" office:value="0" calcext:value-type="float">
            <text:p>0</text:p>
          </table:table-cell>
          <table:table-cell table:formula="of:=[.$F47]*POWER([.$G47]-[.$C47]/100;[.$AA$67])" office:value-type="float" office:value="0" calcext:value-type="float">
            <text:p>0</text:p>
          </table:table-cell>
          <table:table-cell table:formula="of:=[.$F47]*POWER([.$G47]-[.$C47]/100;[.$AB$67])" office:value-type="float" office:value="0" calcext:value-type="float">
            <text:p>0</text:p>
          </table:table-cell>
          <table:table-cell table:formula="of:=[.$F47]*POWER([.$G47]-[.$C47]/100;[.$AC$67])" office:value-type="float" office:value="0" calcext:value-type="float">
            <text:p>0</text:p>
          </table:table-cell>
          <table:table-cell table:formula="of:=[.$F47]*POWER([.$G47]-[.$C47]/100;[.$AD$67])" office:value-type="float" office:value="0" calcext:value-type="float">
            <text:p>0</text:p>
          </table:table-cell>
          <table:table-cell table:formula="of:=[.$F47]*POWER([.$G47]-[.$C47]/100;[.$AE$67])" office:value-type="float" office:value="0" calcext:value-type="float">
            <text:p>0</text:p>
          </table:table-cell>
          <table:table-cell table:formula="of:=[.$F47]*POWER([.$G47]-[.$C47]/100;[.$AF$67])" office:value-type="float" office:value="0" calcext:value-type="float">
            <text:p>0</text:p>
          </table:table-cell>
          <table:table-cell table:formula="of:=[.$F47]*POWER([.$G47]-[.$C47]/100;[.$AG$67])" office:value-type="float" office:value="0" calcext:value-type="float">
            <text:p>0</text:p>
          </table:table-cell>
          <table:table-cell table:formula="of:=[.$F47]*POWER([.$G47]-[.$C47]/100;[.$AH$67])" office:value-type="float" office:value="0" calcext:value-type="float">
            <text:p>0</text:p>
          </table:table-cell>
          <table:table-cell table:formula="of:=[.$F47]*POWER([.$G47]-[.$C47]/100;[.$AI$67])" office:value-type="float" office:value="0" calcext:value-type="float">
            <text:p>0</text:p>
          </table:table-cell>
          <table:table-cell table:formula="of:=[.$F47]*POWER([.$G47]-[.$C47]/100;[.$AJ$67])" office:value-type="float" office:value="0" calcext:value-type="float">
            <text:p>0</text:p>
          </table:table-cell>
          <table:table-cell table:formula="of:=[.$F47]*POWER([.$G47]-[.$C47]/100;[.$AK$67])" office:value-type="float" office:value="0" calcext:value-type="float">
            <text:p>0</text:p>
          </table:table-cell>
          <table:table-cell table:formula="of:=[.$F47]*POWER([.$G47]-[.$C47]/100;[.$AL$67])" office:value-type="float" office:value="0" calcext:value-type="float">
            <text:p>0</text:p>
          </table:table-cell>
          <table:table-cell table:formula="of:=[.$F47]*POWER([.$G47]-[.$C47]/100;[.$AM$67])" office:value-type="float" office:value="0" calcext:value-type="float">
            <text:p>0</text:p>
          </table:table-cell>
          <table:table-cell table:formula="of:=[.$F47]*POWER([.$G47]-[.$C47]/100;[.$AN$67])" office:value-type="float" office:value="0" calcext:value-type="float">
            <text:p>0</text:p>
          </table:table-cell>
          <table:table-cell table:formula="of:=[.$F47]*POWER([.$G47]-[.$C47]/100;[.$AO$67])" office:value-type="float" office:value="0" calcext:value-type="float">
            <text:p>0</text:p>
          </table:table-cell>
          <table:table-cell table:formula="of:=[.$F47]*POWER([.$G47]-[.$C47]/100;[.$AP$67])" office:value-type="float" office:value="0" calcext:value-type="float">
            <text:p>0</text:p>
          </table:table-cell>
          <table:table-cell table:formula="of:=[.$F47]*POWER([.$G47]-[.$C47]/100;[.$AQ$67])" office:value-type="float" office:value="0" calcext:value-type="float">
            <text:p>0</text:p>
          </table:table-cell>
          <table:table-cell table:formula="of:=[.$F47]*POWER([.$G47]-[.$C47]/100;[.$AR$67])" office:value-type="float" office:value="0" calcext:value-type="float">
            <text:p>0</text:p>
          </table:table-cell>
          <table:table-cell table:formula="of:=[.$F47]*POWER([.$G47]-[.$C47]/100;[.$AS$67])" office:value-type="float" office:value="0" calcext:value-type="float">
            <text:p>0</text:p>
          </table:table-cell>
          <table:table-cell table:formula="of:=[.$F47]*POWER([.$G47]-[.$C47]/100;[.$AT$67])" office:value-type="float" office:value="0" calcext:value-type="float">
            <text:p>0</text:p>
          </table:table-cell>
          <table:table-cell table:formula="of:=[.$F47]*POWER([.$G47]-[.$C47]/100;[.$AU$67])" office:value-type="float" office:value="0" calcext:value-type="float">
            <text:p>0</text:p>
          </table:table-cell>
          <table:table-cell table:formula="of:=[.$F47]*POWER([.$G47]-[.$C4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8]-[.$C$48]/100;[.H$67])-1)/([.$G$48]-[.$C$48]/100-1)" office:value-type="float" office:value="-0" calcext:value-type="float">
            <text:p>0</text:p>
          </table:table-cell>
          <table:table-cell table:formula="of:=(POWER([.$G$48]-[.$C$48]/100;[.I$67])-1)/([.$G$48]-[.$C$48]/100-1)" office:value-type="float" office:value="1" calcext:value-type="float">
            <text:p>1</text:p>
          </table:table-cell>
          <table:table-cell table:formula="of:=(POWER([.$G$48]-[.$C$48]/100;[.J$67])-1)/([.$G$48]-[.$C$48]/100-1)" office:value-type="float" office:value="1" calcext:value-type="float">
            <text:p>1</text:p>
          </table:table-cell>
          <table:table-cell table:formula="of:=(POWER([.$G$48]-[.$C$48]/100;[.K$67])-1)/([.$G$48]-[.$C$48]/100-1)" office:value-type="float" office:value="1" calcext:value-type="float">
            <text:p>1</text:p>
          </table:table-cell>
          <table:table-cell table:formula="of:=(POWER([.$G$48]-[.$C$48]/100;[.L$67])-1)/([.$G$48]-[.$C$48]/100-1)" office:value-type="float" office:value="1" calcext:value-type="float">
            <text:p>1</text:p>
          </table:table-cell>
          <table:table-cell table:formula="of:=(POWER([.$G$48]-[.$C$48]/100;[.M$67])-1)/([.$G$48]-[.$C$48]/100-1)" office:value-type="float" office:value="1" calcext:value-type="float">
            <text:p>1</text:p>
          </table:table-cell>
          <table:table-cell table:formula="of:=(POWER([.$G$48]-[.$C$48]/100;[.N$67])-1)/([.$G$48]-[.$C$48]/100-1)" office:value-type="float" office:value="1" calcext:value-type="float">
            <text:p>1</text:p>
          </table:table-cell>
          <table:table-cell table:formula="of:=(POWER([.$G$48]-[.$C$48]/100;[.O$67])-1)/([.$G$48]-[.$C$48]/100-1)" office:value-type="float" office:value="1" calcext:value-type="float">
            <text:p>1</text:p>
          </table:table-cell>
          <table:table-cell table:formula="of:=(POWER([.$G$48]-[.$C$48]/100;[.P$67])-1)/([.$G$48]-[.$C$48]/100-1)" office:value-type="float" office:value="1" calcext:value-type="float">
            <text:p>1</text:p>
          </table:table-cell>
          <table:table-cell table:formula="of:=(POWER([.$G$48]-[.$C$48]/100;[.Q$67])-1)/([.$G$48]-[.$C$48]/100-1)" office:value-type="float" office:value="1" calcext:value-type="float">
            <text:p>1</text:p>
          </table:table-cell>
          <table:table-cell table:formula="of:=(POWER([.$G$48]-[.$C$48]/100;[.R$67])-1)/([.$G$48]-[.$C$48]/100-1)" office:value-type="float" office:value="1" calcext:value-type="float">
            <text:p>1</text:p>
          </table:table-cell>
          <table:table-cell table:formula="of:=(POWER([.$G$48]-[.$C$48]/100;[.S$67])-1)/([.$G$48]-[.$C$48]/100-1)" office:value-type="float" office:value="1" calcext:value-type="float">
            <text:p>1</text:p>
          </table:table-cell>
          <table:table-cell table:formula="of:=(POWER([.$G$48]-[.$C$48]/100;[.T$67])-1)/([.$G$48]-[.$C$48]/100-1)" office:value-type="float" office:value="1" calcext:value-type="float">
            <text:p>1</text:p>
          </table:table-cell>
          <table:table-cell table:formula="of:=(POWER([.$G$48]-[.$C$48]/100;[.U$67])-1)/([.$G$48]-[.$C$48]/100-1)" office:value-type="float" office:value="1" calcext:value-type="float">
            <text:p>1</text:p>
          </table:table-cell>
          <table:table-cell table:formula="of:=(POWER([.$G$48]-[.$C$48]/100;[.V$67])-1)/([.$G$48]-[.$C$48]/100-1)" office:value-type="float" office:value="1" calcext:value-type="float">
            <text:p>1</text:p>
          </table:table-cell>
          <table:table-cell table:formula="of:=(POWER([.$G$48]-[.$C$48]/100;[.W$67])-1)/([.$G$48]-[.$C$48]/100-1)" office:value-type="float" office:value="1" calcext:value-type="float">
            <text:p>1</text:p>
          </table:table-cell>
          <table:table-cell table:formula="of:=(POWER([.$G$48]-[.$C$48]/100;[.X$67])-1)/([.$G$48]-[.$C$48]/100-1)" office:value-type="float" office:value="1" calcext:value-type="float">
            <text:p>1</text:p>
          </table:table-cell>
          <table:table-cell table:formula="of:=(POWER([.$G$48]-[.$C$48]/100;[.Y$67])-1)/([.$G$48]-[.$C$48]/100-1)" office:value-type="float" office:value="1" calcext:value-type="float">
            <text:p>1</text:p>
          </table:table-cell>
          <table:table-cell table:formula="of:=(POWER([.$G$48]-[.$C$48]/100;[.Z$67])-1)/([.$G$48]-[.$C$48]/100-1)" office:value-type="float" office:value="1" calcext:value-type="float">
            <text:p>1</text:p>
          </table:table-cell>
          <table:table-cell table:formula="of:=(POWER([.$G$48]-[.$C$48]/100;[.AA$67])-1)/([.$G$48]-[.$C$48]/100-1)" office:value-type="float" office:value="1" calcext:value-type="float">
            <text:p>1</text:p>
          </table:table-cell>
          <table:table-cell table:formula="of:=(POWER([.$G$48]-[.$C$48]/100;[.AB$67])-1)/([.$G$48]-[.$C$48]/100-1)" office:value-type="float" office:value="1" calcext:value-type="float">
            <text:p>1</text:p>
          </table:table-cell>
          <table:table-cell table:formula="of:=(POWER([.$G$48]-[.$C$48]/100;[.AC$67])-1)/([.$G$48]-[.$C$48]/100-1)" office:value-type="float" office:value="1" calcext:value-type="float">
            <text:p>1</text:p>
          </table:table-cell>
          <table:table-cell table:formula="of:=(POWER([.$G$48]-[.$C$48]/100;[.AD$67])-1)/([.$G$48]-[.$C$48]/100-1)" office:value-type="float" office:value="1" calcext:value-type="float">
            <text:p>1</text:p>
          </table:table-cell>
          <table:table-cell table:formula="of:=(POWER([.$G$48]-[.$C$48]/100;[.AE$67])-1)/([.$G$48]-[.$C$48]/100-1)" office:value-type="float" office:value="1" calcext:value-type="float">
            <text:p>1</text:p>
          </table:table-cell>
          <table:table-cell table:formula="of:=(POWER([.$G$48]-[.$C$48]/100;[.AF$67])-1)/([.$G$48]-[.$C$48]/100-1)" office:value-type="float" office:value="1" calcext:value-type="float">
            <text:p>1</text:p>
          </table:table-cell>
          <table:table-cell table:formula="of:=(POWER([.$G$48]-[.$C$48]/100;[.AG$67])-1)/([.$G$48]-[.$C$48]/100-1)" office:value-type="float" office:value="1" calcext:value-type="float">
            <text:p>1</text:p>
          </table:table-cell>
          <table:table-cell table:formula="of:=(POWER([.$G$48]-[.$C$48]/100;[.AH$67])-1)/([.$G$48]-[.$C$48]/100-1)" office:value-type="float" office:value="1" calcext:value-type="float">
            <text:p>1</text:p>
          </table:table-cell>
          <table:table-cell table:formula="of:=(POWER([.$G$48]-[.$C$48]/100;[.AI$67])-1)/([.$G$48]-[.$C$48]/100-1)" office:value-type="float" office:value="1" calcext:value-type="float">
            <text:p>1</text:p>
          </table:table-cell>
          <table:table-cell table:formula="of:=(POWER([.$G$48]-[.$C$48]/100;[.AJ$67])-1)/([.$G$48]-[.$C$48]/100-1)" office:value-type="float" office:value="1" calcext:value-type="float">
            <text:p>1</text:p>
          </table:table-cell>
          <table:table-cell table:formula="of:=(POWER([.$G$48]-[.$C$48]/100;[.AK$67])-1)/([.$G$48]-[.$C$48]/100-1)" office:value-type="float" office:value="1" calcext:value-type="float">
            <text:p>1</text:p>
          </table:table-cell>
          <table:table-cell table:formula="of:=(POWER([.$G$48]-[.$C$48]/100;[.AL$67])-1)/([.$G$48]-[.$C$48]/100-1)" office:value-type="float" office:value="1" calcext:value-type="float">
            <text:p>1</text:p>
          </table:table-cell>
          <table:table-cell table:formula="of:=(POWER([.$G$48]-[.$C$48]/100;[.AM$67])-1)/([.$G$48]-[.$C$48]/100-1)" office:value-type="float" office:value="1" calcext:value-type="float">
            <text:p>1</text:p>
          </table:table-cell>
          <table:table-cell table:formula="of:=(POWER([.$G$48]-[.$C$48]/100;[.AN$67])-1)/([.$G$48]-[.$C$48]/100-1)" office:value-type="float" office:value="1" calcext:value-type="float">
            <text:p>1</text:p>
          </table:table-cell>
          <table:table-cell table:formula="of:=(POWER([.$G$48]-[.$C$48]/100;[.AO$67])-1)/([.$G$48]-[.$C$48]/100-1)" office:value-type="float" office:value="1" calcext:value-type="float">
            <text:p>1</text:p>
          </table:table-cell>
          <table:table-cell table:formula="of:=(POWER([.$G$48]-[.$C$48]/100;[.AP$67])-1)/([.$G$48]-[.$C$48]/100-1)" office:value-type="float" office:value="1" calcext:value-type="float">
            <text:p>1</text:p>
          </table:table-cell>
          <table:table-cell table:formula="of:=(POWER([.$G$48]-[.$C$48]/100;[.AQ$67])-1)/([.$G$48]-[.$C$48]/100-1)" office:value-type="float" office:value="1" calcext:value-type="float">
            <text:p>1</text:p>
          </table:table-cell>
          <table:table-cell table:formula="of:=(POWER([.$G$48]-[.$C$48]/100;[.AR$67])-1)/([.$G$48]-[.$C$48]/100-1)" office:value-type="float" office:value="1" calcext:value-type="float">
            <text:p>1</text:p>
          </table:table-cell>
          <table:table-cell table:formula="of:=(POWER([.$G$48]-[.$C$48]/100;[.AS$67])-1)/([.$G$48]-[.$C$48]/100-1)" office:value-type="float" office:value="1" calcext:value-type="float">
            <text:p>1</text:p>
          </table:table-cell>
          <table:table-cell table:formula="of:=(POWER([.$G$48]-[.$C$48]/100;[.AT$67])-1)/([.$G$48]-[.$C$48]/100-1)" office:value-type="float" office:value="1" calcext:value-type="float">
            <text:p>1</text:p>
          </table:table-cell>
          <table:table-cell table:formula="of:=(POWER([.$G$48]-[.$C$48]/100;[.AU$67])-1)/([.$G$48]-[.$C$48]/100-1)" office:value-type="float" office:value="1" calcext:value-type="float">
            <text:p>1</text:p>
          </table:table-cell>
          <table:table-cell table:formula="of:=(POWER([.$G$48]-[.$C$48]/100;[.AV$67])-1)/([.$G$48]-[.$C$48]/100-1)" office:value-type="float" office:value="1" calcext:value-type="float">
            <text:p>1</text:p>
          </table:table-cell>
          <table:table-cell table:number-columns-repeated="2"/>
          <table:table-cell table:formula="of:=[.$F48]*POWER([.$G48]-[.$C48]/100;[.$H$67])" office:value-type="float" office:value="0" calcext:value-type="float">
            <text:p>0</text:p>
          </table:table-cell>
          <table:table-cell table:formula="of:=[.$F48]*POWER([.$G48]-[.$C48]/100;[.$I$67])" office:value-type="float" office:value="0" calcext:value-type="float">
            <text:p>0</text:p>
          </table:table-cell>
          <table:table-cell table:formula="of:=[.$F48]*POWER([.$G48]-[.$C48]/100;[.$J$67])" office:value-type="float" office:value="0" calcext:value-type="float">
            <text:p>0</text:p>
          </table:table-cell>
          <table:table-cell table:formula="of:=[.$F48]*POWER([.$G48]-[.$C48]/100;[.$K$67])" office:value-type="float" office:value="0" calcext:value-type="float">
            <text:p>0</text:p>
          </table:table-cell>
          <table:table-cell table:formula="of:=[.$F48]*POWER([.$G48]-[.$C48]/100;[.$L$67])" office:value-type="float" office:value="0" calcext:value-type="float">
            <text:p>0</text:p>
          </table:table-cell>
          <table:table-cell table:formula="of:=[.$F48]*POWER([.$G48]-[.$C48]/100;[.$M$67])" office:value-type="float" office:value="0" calcext:value-type="float">
            <text:p>0</text:p>
          </table:table-cell>
          <table:table-cell table:formula="of:=[.$F48]*POWER([.$G48]-[.$C48]/100;[.$N$67])" office:value-type="float" office:value="0" calcext:value-type="float">
            <text:p>0</text:p>
          </table:table-cell>
          <table:table-cell table:formula="of:=[.$F48]*POWER([.$G48]-[.$C48]/100;[.$O$67])" office:value-type="float" office:value="0" calcext:value-type="float">
            <text:p>0</text:p>
          </table:table-cell>
          <table:table-cell table:formula="of:=[.$F48]*POWER([.$G48]-[.$C48]/100;[.$P$67])" office:value-type="float" office:value="0" calcext:value-type="float">
            <text:p>0</text:p>
          </table:table-cell>
          <table:table-cell table:formula="of:=[.$F48]*POWER([.$G48]-[.$C48]/100;[.$Q$67])" office:value-type="float" office:value="0" calcext:value-type="float">
            <text:p>0</text:p>
          </table:table-cell>
          <table:table-cell table:formula="of:=[.$F48]*POWER([.$G48]-[.$C48]/100;[.$R$67])" office:value-type="float" office:value="0" calcext:value-type="float">
            <text:p>0</text:p>
          </table:table-cell>
          <table:table-cell table:formula="of:=[.$F48]*POWER([.$G48]-[.$C48]/100;[.$S$67])" office:value-type="float" office:value="0" calcext:value-type="float">
            <text:p>0</text:p>
          </table:table-cell>
          <table:table-cell table:formula="of:=[.$F48]*POWER([.$G48]-[.$C48]/100;[.$T$67])" office:value-type="float" office:value="0" calcext:value-type="float">
            <text:p>0</text:p>
          </table:table-cell>
          <table:table-cell table:formula="of:=[.$F48]*POWER([.$G48]-[.$C48]/100;[.$U$67])" office:value-type="float" office:value="0" calcext:value-type="float">
            <text:p>0</text:p>
          </table:table-cell>
          <table:table-cell table:formula="of:=[.$F48]*POWER([.$G48]-[.$C48]/100;[.$V$67])" office:value-type="float" office:value="0" calcext:value-type="float">
            <text:p>0</text:p>
          </table:table-cell>
          <table:table-cell table:formula="of:=[.$F48]*POWER([.$G48]-[.$C48]/100;[.$W$67])" office:value-type="float" office:value="0" calcext:value-type="float">
            <text:p>0</text:p>
          </table:table-cell>
          <table:table-cell table:formula="of:=[.$F48]*POWER([.$G48]-[.$C48]/100;[.$X$67])" office:value-type="float" office:value="0" calcext:value-type="float">
            <text:p>0</text:p>
          </table:table-cell>
          <table:table-cell table:formula="of:=[.$F48]*POWER([.$G48]-[.$C48]/100;[.$Y$67])" office:value-type="float" office:value="0" calcext:value-type="float">
            <text:p>0</text:p>
          </table:table-cell>
          <table:table-cell table:formula="of:=[.$F48]*POWER([.$G48]-[.$C48]/100;[.$Z$67])" office:value-type="float" office:value="0" calcext:value-type="float">
            <text:p>0</text:p>
          </table:table-cell>
          <table:table-cell table:formula="of:=[.$F48]*POWER([.$G48]-[.$C48]/100;[.$AA$67])" office:value-type="float" office:value="0" calcext:value-type="float">
            <text:p>0</text:p>
          </table:table-cell>
          <table:table-cell table:formula="of:=[.$F48]*POWER([.$G48]-[.$C48]/100;[.$AB$67])" office:value-type="float" office:value="0" calcext:value-type="float">
            <text:p>0</text:p>
          </table:table-cell>
          <table:table-cell table:formula="of:=[.$F48]*POWER([.$G48]-[.$C48]/100;[.$AC$67])" office:value-type="float" office:value="0" calcext:value-type="float">
            <text:p>0</text:p>
          </table:table-cell>
          <table:table-cell table:formula="of:=[.$F48]*POWER([.$G48]-[.$C48]/100;[.$AD$67])" office:value-type="float" office:value="0" calcext:value-type="float">
            <text:p>0</text:p>
          </table:table-cell>
          <table:table-cell table:formula="of:=[.$F48]*POWER([.$G48]-[.$C48]/100;[.$AE$67])" office:value-type="float" office:value="0" calcext:value-type="float">
            <text:p>0</text:p>
          </table:table-cell>
          <table:table-cell table:formula="of:=[.$F48]*POWER([.$G48]-[.$C48]/100;[.$AF$67])" office:value-type="float" office:value="0" calcext:value-type="float">
            <text:p>0</text:p>
          </table:table-cell>
          <table:table-cell table:formula="of:=[.$F48]*POWER([.$G48]-[.$C48]/100;[.$AG$67])" office:value-type="float" office:value="0" calcext:value-type="float">
            <text:p>0</text:p>
          </table:table-cell>
          <table:table-cell table:formula="of:=[.$F48]*POWER([.$G48]-[.$C48]/100;[.$AH$67])" office:value-type="float" office:value="0" calcext:value-type="float">
            <text:p>0</text:p>
          </table:table-cell>
          <table:table-cell table:formula="of:=[.$F48]*POWER([.$G48]-[.$C48]/100;[.$AI$67])" office:value-type="float" office:value="0" calcext:value-type="float">
            <text:p>0</text:p>
          </table:table-cell>
          <table:table-cell table:formula="of:=[.$F48]*POWER([.$G48]-[.$C48]/100;[.$AJ$67])" office:value-type="float" office:value="0" calcext:value-type="float">
            <text:p>0</text:p>
          </table:table-cell>
          <table:table-cell table:formula="of:=[.$F48]*POWER([.$G48]-[.$C48]/100;[.$AK$67])" office:value-type="float" office:value="0" calcext:value-type="float">
            <text:p>0</text:p>
          </table:table-cell>
          <table:table-cell table:formula="of:=[.$F48]*POWER([.$G48]-[.$C48]/100;[.$AL$67])" office:value-type="float" office:value="0" calcext:value-type="float">
            <text:p>0</text:p>
          </table:table-cell>
          <table:table-cell table:formula="of:=[.$F48]*POWER([.$G48]-[.$C48]/100;[.$AM$67])" office:value-type="float" office:value="0" calcext:value-type="float">
            <text:p>0</text:p>
          </table:table-cell>
          <table:table-cell table:formula="of:=[.$F48]*POWER([.$G48]-[.$C48]/100;[.$AN$67])" office:value-type="float" office:value="0" calcext:value-type="float">
            <text:p>0</text:p>
          </table:table-cell>
          <table:table-cell table:formula="of:=[.$F48]*POWER([.$G48]-[.$C48]/100;[.$AO$67])" office:value-type="float" office:value="0" calcext:value-type="float">
            <text:p>0</text:p>
          </table:table-cell>
          <table:table-cell table:formula="of:=[.$F48]*POWER([.$G48]-[.$C48]/100;[.$AP$67])" office:value-type="float" office:value="0" calcext:value-type="float">
            <text:p>0</text:p>
          </table:table-cell>
          <table:table-cell table:formula="of:=[.$F48]*POWER([.$G48]-[.$C48]/100;[.$AQ$67])" office:value-type="float" office:value="0" calcext:value-type="float">
            <text:p>0</text:p>
          </table:table-cell>
          <table:table-cell table:formula="of:=[.$F48]*POWER([.$G48]-[.$C48]/100;[.$AR$67])" office:value-type="float" office:value="0" calcext:value-type="float">
            <text:p>0</text:p>
          </table:table-cell>
          <table:table-cell table:formula="of:=[.$F48]*POWER([.$G48]-[.$C48]/100;[.$AS$67])" office:value-type="float" office:value="0" calcext:value-type="float">
            <text:p>0</text:p>
          </table:table-cell>
          <table:table-cell table:formula="of:=[.$F48]*POWER([.$G48]-[.$C48]/100;[.$AT$67])" office:value-type="float" office:value="0" calcext:value-type="float">
            <text:p>0</text:p>
          </table:table-cell>
          <table:table-cell table:formula="of:=[.$F48]*POWER([.$G48]-[.$C48]/100;[.$AU$67])" office:value-type="float" office:value="0" calcext:value-type="float">
            <text:p>0</text:p>
          </table:table-cell>
          <table:table-cell table:formula="of:=[.$F48]*POWER([.$G48]-[.$C4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Saving ac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 Bank</text:p>
          </table:table-cell>
          <table:table-cell office:value-type="float" office:value="0" calcext:value-type="float">
            <text:p>0</text:p>
          </table:table-cell>
          <table:table-cell office:value-type="float" office:value="38.076" calcext:value-type="float">
            <text:p>38.076</text:p>
          </table:table-cell>
          <table:table-cell office:value-type="float" office:value="1.015" calcext:value-type="float">
            <text:p>1.015</text:p>
          </table:table-cell>
          <table:table-cell table:number-columns-repeated="71"/>
          <table:table-cell table:formula="of:=(POWER([.$G$50]-[.$C$50]/100;[.H$67])-1)/([.$G$50]-[.$C$50]/100-1)" office:value-type="float" office:value="0" calcext:value-type="float">
            <text:p>0</text:p>
          </table:table-cell>
          <table:table-cell table:formula="of:=(POWER([.$G$50]-[.$C$50]/100;[.I$67])-1)/([.$G$50]-[.$C$50]/100-1)" office:value-type="float" office:value="1" calcext:value-type="float">
            <text:p>1</text:p>
          </table:table-cell>
          <table:table-cell table:formula="of:=(POWER([.$G$50]-[.$C$50]/100;[.J$67])-1)/([.$G$50]-[.$C$50]/100-1)" office:value-type="float" office:value="2.015" calcext:value-type="float">
            <text:p>2.015</text:p>
          </table:table-cell>
          <table:table-cell table:formula="of:=(POWER([.$G$50]-[.$C$50]/100;[.K$67])-1)/([.$G$50]-[.$C$50]/100-1)" office:value-type="float" office:value="3.04522499999999" calcext:value-type="float">
            <text:p>3.04522499999999</text:p>
          </table:table-cell>
          <table:table-cell table:formula="of:=(POWER([.$G$50]-[.$C$50]/100;[.L$67])-1)/([.$G$50]-[.$C$50]/100-1)" office:value-type="float" office:value="4.090903375" calcext:value-type="float">
            <text:p>4.090903375</text:p>
          </table:table-cell>
          <table:table-cell table:formula="of:=(POWER([.$G$50]-[.$C$50]/100;[.M$67])-1)/([.$G$50]-[.$C$50]/100-1)" office:value-type="float" office:value="5.152266925625" calcext:value-type="float">
            <text:p>5.152266925625</text:p>
          </table:table-cell>
          <table:table-cell table:formula="of:=(POWER([.$G$50]-[.$C$50]/100;[.N$67])-1)/([.$G$50]-[.$C$50]/100-1)" office:value-type="float" office:value="6.22955092950937" calcext:value-type="float">
            <text:p>6.22955092950937</text:p>
          </table:table-cell>
          <table:table-cell table:formula="of:=(POWER([.$G$50]-[.$C$50]/100;[.O$67])-1)/([.$G$50]-[.$C$50]/100-1)" office:value-type="float" office:value="7.32299419345202" calcext:value-type="float">
            <text:p>7.32299419345202</text:p>
          </table:table-cell>
          <table:table-cell table:formula="of:=(POWER([.$G$50]-[.$C$50]/100;[.P$67])-1)/([.$G$50]-[.$C$50]/100-1)" office:value-type="float" office:value="8.4328391063538" calcext:value-type="float">
            <text:p>8.4328391063538</text:p>
          </table:table-cell>
          <table:table-cell table:formula="of:=(POWER([.$G$50]-[.$C$50]/100;[.Q$67])-1)/([.$G$50]-[.$C$50]/100-1)" office:value-type="float" office:value="9.5593316929491" calcext:value-type="float">
            <text:p>9.5593316929491</text:p>
          </table:table-cell>
          <table:table-cell table:formula="of:=(POWER([.$G$50]-[.$C$50]/100;[.R$67])-1)/([.$G$50]-[.$C$50]/100-1)" office:value-type="float" office:value="10.7027216683433" calcext:value-type="float">
            <text:p>10.7027216683433</text:p>
          </table:table-cell>
          <table:table-cell table:formula="of:=(POWER([.$G$50]-[.$C$50]/100;[.S$67])-1)/([.$G$50]-[.$C$50]/100-1)" office:value-type="float" office:value="11.8632624933685" calcext:value-type="float">
            <text:p>11.8632624933685</text:p>
          </table:table-cell>
          <table:table-cell table:formula="of:=(POWER([.$G$50]-[.$C$50]/100;[.T$67])-1)/([.$G$50]-[.$C$50]/100-1)" office:value-type="float" office:value="13.041211430769" calcext:value-type="float">
            <text:p>13.041211430769</text:p>
          </table:table-cell>
          <table:table-cell table:formula="of:=(POWER([.$G$50]-[.$C$50]/100;[.U$67])-1)/([.$G$50]-[.$C$50]/100-1)" office:value-type="float" office:value="14.2368296022306" calcext:value-type="float">
            <text:p>14.2368296022306</text:p>
          </table:table-cell>
          <table:table-cell table:formula="of:=(POWER([.$G$50]-[.$C$50]/100;[.V$67])-1)/([.$G$50]-[.$C$50]/100-1)" office:value-type="float" office:value="15.450382046264" calcext:value-type="float">
            <text:p>15.450382046264</text:p>
          </table:table-cell>
          <table:table-cell table:formula="of:=(POWER([.$G$50]-[.$C$50]/100;[.W$67])-1)/([.$G$50]-[.$C$50]/100-1)" office:value-type="float" office:value="16.682137776958" calcext:value-type="float">
            <text:p>16.682137776958</text:p>
          </table:table-cell>
          <table:table-cell table:formula="of:=(POWER([.$G$50]-[.$C$50]/100;[.X$67])-1)/([.$G$50]-[.$C$50]/100-1)" office:value-type="float" office:value="17.9323698436123" calcext:value-type="float">
            <text:p>17.9323698436123</text:p>
          </table:table-cell>
          <table:table-cell table:formula="of:=(POWER([.$G$50]-[.$C$50]/100;[.Y$67])-1)/([.$G$50]-[.$C$50]/100-1)" office:value-type="float" office:value="19.2013553912665" calcext:value-type="float">
            <text:p>19.2013553912665</text:p>
          </table:table-cell>
          <table:table-cell table:formula="of:=(POWER([.$G$50]-[.$C$50]/100;[.Z$67])-1)/([.$G$50]-[.$C$50]/100-1)" office:value-type="float" office:value="20.4893757221355" calcext:value-type="float">
            <text:p>20.4893757221355</text:p>
          </table:table-cell>
          <table:table-cell table:formula="of:=(POWER([.$G$50]-[.$C$50]/100;[.AA$67])-1)/([.$G$50]-[.$C$50]/100-1)" office:value-type="float" office:value="21.7967163579675" calcext:value-type="float">
            <text:p>21.7967163579675</text:p>
          </table:table-cell>
          <table:table-cell table:formula="of:=(POWER([.$G$50]-[.$C$50]/100;[.AB$67])-1)/([.$G$50]-[.$C$50]/100-1)" office:value-type="float" office:value="23.1236671033371" calcext:value-type="float">
            <text:p>23.1236671033371</text:p>
          </table:table-cell>
          <table:table-cell table:formula="of:=(POWER([.$G$50]-[.$C$50]/100;[.AC$67])-1)/([.$G$50]-[.$C$50]/100-1)" office:value-type="float" office:value="24.4705221098871" calcext:value-type="float">
            <text:p>24.4705221098871</text:p>
          </table:table-cell>
          <table:table-cell table:formula="of:=(POWER([.$G$50]-[.$C$50]/100;[.AD$67])-1)/([.$G$50]-[.$C$50]/100-1)" office:value-type="float" office:value="25.8375799415354" calcext:value-type="float">
            <text:p>25.8375799415354</text:p>
          </table:table-cell>
          <table:table-cell table:formula="of:=(POWER([.$G$50]-[.$C$50]/100;[.AE$67])-1)/([.$G$50]-[.$C$50]/100-1)" office:value-type="float" office:value="27.2251436406584" calcext:value-type="float">
            <text:p>27.2251436406584</text:p>
          </table:table-cell>
          <table:table-cell table:formula="of:=(POWER([.$G$50]-[.$C$50]/100;[.AF$67])-1)/([.$G$50]-[.$C$50]/100-1)" office:value-type="float" office:value="28.6335207952683" calcext:value-type="float">
            <text:p>28.6335207952683</text:p>
          </table:table-cell>
          <table:table-cell table:formula="of:=(POWER([.$G$50]-[.$C$50]/100;[.AG$67])-1)/([.$G$50]-[.$C$50]/100-1)" office:value-type="float" office:value="30.0630236071973" calcext:value-type="float">
            <text:p>30.0630236071973</text:p>
          </table:table-cell>
          <table:table-cell table:formula="of:=(POWER([.$G$50]-[.$C$50]/100;[.AH$67])-1)/([.$G$50]-[.$C$50]/100-1)" office:value-type="float" office:value="31.5139689613053" calcext:value-type="float">
            <text:p>31.5139689613053</text:p>
          </table:table-cell>
          <table:table-cell table:formula="of:=(POWER([.$G$50]-[.$C$50]/100;[.AI$67])-1)/([.$G$50]-[.$C$50]/100-1)" office:value-type="float" office:value="32.9866784957249" calcext:value-type="float">
            <text:p>32.9866784957249</text:p>
          </table:table-cell>
          <table:table-cell table:formula="of:=(POWER([.$G$50]-[.$C$50]/100;[.AJ$67])-1)/([.$G$50]-[.$C$50]/100-1)" office:value-type="float" office:value="34.4814786731607" calcext:value-type="float">
            <text:p>34.4814786731607</text:p>
          </table:table-cell>
          <table:table-cell table:formula="of:=(POWER([.$G$50]-[.$C$50]/100;[.AK$67])-1)/([.$G$50]-[.$C$50]/100-1)" office:value-type="float" office:value="35.9987008532581" calcext:value-type="float">
            <text:p>35.9987008532581</text:p>
          </table:table-cell>
          <table:table-cell table:formula="of:=(POWER([.$G$50]-[.$C$50]/100;[.AL$67])-1)/([.$G$50]-[.$C$50]/100-1)" office:value-type="float" office:value="37.538681366057" calcext:value-type="float">
            <text:p>37.538681366057</text:p>
          </table:table-cell>
          <table:table-cell table:formula="of:=(POWER([.$G$50]-[.$C$50]/100;[.AM$67])-1)/([.$G$50]-[.$C$50]/100-1)" office:value-type="float" office:value="39.1017615865479" calcext:value-type="float">
            <text:p>39.1017615865479</text:p>
          </table:table-cell>
          <table:table-cell table:formula="of:=(POWER([.$G$50]-[.$C$50]/100;[.AN$67])-1)/([.$G$50]-[.$C$50]/100-1)" office:value-type="float" office:value="40.6882880103461" calcext:value-type="float">
            <text:p>40.6882880103461</text:p>
          </table:table-cell>
          <table:table-cell table:formula="of:=(POWER([.$G$50]-[.$C$50]/100;[.AO$67])-1)/([.$G$50]-[.$C$50]/100-1)" office:value-type="float" office:value="42.2986123305013" calcext:value-type="float">
            <text:p>42.2986123305013</text:p>
          </table:table-cell>
          <table:table-cell table:formula="of:=(POWER([.$G$50]-[.$C$50]/100;[.AP$67])-1)/([.$G$50]-[.$C$50]/100-1)" office:value-type="float" office:value="43.9330915154588" calcext:value-type="float">
            <text:p>43.9330915154588</text:p>
          </table:table-cell>
          <table:table-cell table:formula="of:=(POWER([.$G$50]-[.$C$50]/100;[.AQ$67])-1)/([.$G$50]-[.$C$50]/100-1)" office:value-type="float" office:value="45.5920878881907" calcext:value-type="float">
            <text:p>45.5920878881907</text:p>
          </table:table-cell>
          <table:table-cell table:formula="of:=(POWER([.$G$50]-[.$C$50]/100;[.AR$67])-1)/([.$G$50]-[.$C$50]/100-1)" office:value-type="float" office:value="47.2759692065135" calcext:value-type="float">
            <text:p>47.2759692065135</text:p>
          </table:table-cell>
          <table:table-cell table:formula="of:=(POWER([.$G$50]-[.$C$50]/100;[.AS$67])-1)/([.$G$50]-[.$C$50]/100-1)" office:value-type="float" office:value="48.9851087446112" calcext:value-type="float">
            <text:p>48.9851087446112</text:p>
          </table:table-cell>
          <table:table-cell table:formula="of:=(POWER([.$G$50]-[.$C$50]/100;[.AT$67])-1)/([.$G$50]-[.$C$50]/100-1)" office:value-type="float" office:value="50.7198853757804" calcext:value-type="float">
            <text:p>50.7198853757804</text:p>
          </table:table-cell>
          <table:table-cell table:formula="of:=(POWER([.$G$50]-[.$C$50]/100;[.AU$67])-1)/([.$G$50]-[.$C$50]/100-1)" office:value-type="float" office:value="52.4806836564171" calcext:value-type="float">
            <text:p>52.4806836564171</text:p>
          </table:table-cell>
          <table:table-cell table:formula="of:=(POWER([.$G$50]-[.$C$50]/100;[.AV$67])-1)/([.$G$50]-[.$C$50]/100-1)" office:value-type="float" office:value="54.2678939112633" calcext:value-type="float">
            <text:p>54.2678939112633</text:p>
          </table:table-cell>
          <table:table-cell table:number-columns-repeated="2"/>
          <table:table-cell table:formula="of:=[.$F50]*POWER([.$G50]-[.$C50]/100;[.$H$67])" office:value-type="float" office:value="38.076" calcext:value-type="float">
            <text:p>38.076</text:p>
          </table:table-cell>
          <table:table-cell table:formula="of:=[.$F50]*POWER([.$G50]-[.$C50]/100;[.$I$67])" office:value-type="float" office:value="38.64714" calcext:value-type="float">
            <text:p>38.64714</text:p>
          </table:table-cell>
          <table:table-cell table:formula="of:=[.$F50]*POWER([.$G50]-[.$C50]/100;[.$J$67])" office:value-type="float" office:value="39.2268471" calcext:value-type="float">
            <text:p>39.2268471</text:p>
          </table:table-cell>
          <table:table-cell table:formula="of:=[.$F50]*POWER([.$G50]-[.$C50]/100;[.$K$67])" office:value-type="float" office:value="39.8152498065" calcext:value-type="float">
            <text:p>39.8152498065</text:p>
          </table:table-cell>
          <table:table-cell table:formula="of:=[.$F50]*POWER([.$G50]-[.$C50]/100;[.$L$67])" office:value-type="float" office:value="40.4124785535975" calcext:value-type="float">
            <text:p>40.4124785535975</text:p>
          </table:table-cell>
          <table:table-cell table:formula="of:=[.$F50]*POWER([.$G50]-[.$C50]/100;[.$M$67])" office:value-type="float" office:value="41.0186657319014" calcext:value-type="float">
            <text:p>41.0186657319014</text:p>
          </table:table-cell>
          <table:table-cell table:formula="of:=[.$F50]*POWER([.$G50]-[.$C50]/100;[.$N$67])" office:value-type="float" office:value="41.63394571788" calcext:value-type="float">
            <text:p>41.63394571788</text:p>
          </table:table-cell>
          <table:table-cell table:formula="of:=[.$F50]*POWER([.$G50]-[.$C50]/100;[.$O$67])" office:value-type="float" office:value="42.2584549036482" calcext:value-type="float">
            <text:p>42.2584549036482</text:p>
          </table:table-cell>
          <table:table-cell table:formula="of:=[.$F50]*POWER([.$G50]-[.$C50]/100;[.$P$67])" office:value-type="float" office:value="42.8923317272029" calcext:value-type="float">
            <text:p>42.8923317272029</text:p>
          </table:table-cell>
          <table:table-cell table:formula="of:=[.$F50]*POWER([.$G50]-[.$C50]/100;[.$Q$67])" office:value-type="float" office:value="43.5357167031109" calcext:value-type="float">
            <text:p>43.5357167031109</text:p>
          </table:table-cell>
          <table:table-cell table:formula="of:=[.$F50]*POWER([.$G50]-[.$C50]/100;[.$R$67])" office:value-type="float" office:value="44.1887524536576" calcext:value-type="float">
            <text:p>44.1887524536576</text:p>
          </table:table-cell>
          <table:table-cell table:formula="of:=[.$F50]*POWER([.$G50]-[.$C50]/100;[.$S$67])" office:value-type="float" office:value="44.8515837404624" calcext:value-type="float">
            <text:p>44.8515837404624</text:p>
          </table:table-cell>
          <table:table-cell table:formula="of:=[.$F50]*POWER([.$G50]-[.$C50]/100;[.$T$67])" office:value-type="float" office:value="45.5243574965694" calcext:value-type="float">
            <text:p>45.5243574965694</text:p>
          </table:table-cell>
          <table:table-cell table:formula="of:=[.$F50]*POWER([.$G50]-[.$C50]/100;[.$U$67])" office:value-type="float" office:value="46.2072228590179" calcext:value-type="float">
            <text:p>46.2072228590179</text:p>
          </table:table-cell>
          <table:table-cell table:formula="of:=[.$F50]*POWER([.$G50]-[.$C50]/100;[.$V$67])" office:value-type="float" office:value="46.9003312019032" calcext:value-type="float">
            <text:p>46.9003312019032</text:p>
          </table:table-cell>
          <table:table-cell table:formula="of:=[.$F50]*POWER([.$G50]-[.$C50]/100;[.$W$67])" office:value-type="float" office:value="47.6038361699317" calcext:value-type="float">
            <text:p>47.6038361699317</text:p>
          </table:table-cell>
          <table:table-cell table:formula="of:=[.$F50]*POWER([.$G50]-[.$C50]/100;[.$X$67])" office:value-type="float" office:value="48.3178937124807" calcext:value-type="float">
            <text:p>48.3178937124807</text:p>
          </table:table-cell>
          <table:table-cell table:formula="of:=[.$F50]*POWER([.$G50]-[.$C50]/100;[.$Y$67])" office:value-type="float" office:value="49.0426621181679" calcext:value-type="float">
            <text:p>49.0426621181679</text:p>
          </table:table-cell>
          <table:table-cell table:formula="of:=[.$F50]*POWER([.$G50]-[.$C50]/100;[.$Z$67])" office:value-type="float" office:value="49.7783020499404" calcext:value-type="float">
            <text:p>49.7783020499404</text:p>
          </table:table-cell>
          <table:table-cell table:formula="of:=[.$F50]*POWER([.$G50]-[.$C50]/100;[.$AA$67])" office:value-type="float" office:value="50.5249765806895" calcext:value-type="float">
            <text:p>50.5249765806895</text:p>
          </table:table-cell>
          <table:table-cell table:formula="of:=[.$F50]*POWER([.$G50]-[.$C50]/100;[.$AB$67])" office:value-type="float" office:value="51.2828512293998" calcext:value-type="float">
            <text:p>51.2828512293998</text:p>
          </table:table-cell>
          <table:table-cell table:formula="of:=[.$F50]*POWER([.$G50]-[.$C50]/100;[.$AC$67])" office:value-type="float" office:value="52.0520939978408" calcext:value-type="float">
            <text:p>52.0520939978408</text:p>
          </table:table-cell>
          <table:table-cell table:formula="of:=[.$F50]*POWER([.$G50]-[.$C50]/100;[.$AD$67])" office:value-type="float" office:value="52.8328754078084" calcext:value-type="float">
            <text:p>52.8328754078084</text:p>
          </table:table-cell>
          <table:table-cell table:formula="of:=[.$F50]*POWER([.$G50]-[.$C50]/100;[.$AE$67])" office:value-type="float" office:value="53.6253685389256" calcext:value-type="float">
            <text:p>53.6253685389256</text:p>
          </table:table-cell>
          <table:table-cell table:formula="of:=[.$F50]*POWER([.$G50]-[.$C50]/100;[.$AF$67])" office:value-type="float" office:value="54.4297490670094" calcext:value-type="float">
            <text:p>54.4297490670094</text:p>
          </table:table-cell>
          <table:table-cell table:formula="of:=[.$F50]*POWER([.$G50]-[.$C50]/100;[.$AG$67])" office:value-type="float" office:value="55.2461953030146" calcext:value-type="float">
            <text:p>55.2461953030146</text:p>
          </table:table-cell>
          <table:table-cell table:formula="of:=[.$F50]*POWER([.$G50]-[.$C50]/100;[.$AH$67])" office:value-type="float" office:value="56.0748882325598" calcext:value-type="float">
            <text:p>56.0748882325598</text:p>
          </table:table-cell>
          <table:table-cell table:formula="of:=[.$F50]*POWER([.$G50]-[.$C50]/100;[.$AI$67])" office:value-type="float" office:value="56.9160115560482" calcext:value-type="float">
            <text:p>56.9160115560482</text:p>
          </table:table-cell>
          <table:table-cell table:formula="of:=[.$F50]*POWER([.$G50]-[.$C50]/100;[.$AJ$67])" office:value-type="float" office:value="57.7697517293889" calcext:value-type="float">
            <text:p>57.7697517293889</text:p>
          </table:table-cell>
          <table:table-cell table:formula="of:=[.$F50]*POWER([.$G50]-[.$C50]/100;[.$AK$67])" office:value-type="float" office:value="58.6362980053297" calcext:value-type="float">
            <text:p>58.6362980053297</text:p>
          </table:table-cell>
          <table:table-cell table:formula="of:=[.$F50]*POWER([.$G50]-[.$C50]/100;[.$AL$67])" office:value-type="float" office:value="59.5158424754097" calcext:value-type="float">
            <text:p>59.5158424754097</text:p>
          </table:table-cell>
          <table:table-cell table:formula="of:=[.$F50]*POWER([.$G50]-[.$C50]/100;[.$AM$67])" office:value-type="float" office:value="60.4085801125408" calcext:value-type="float">
            <text:p>60.4085801125408</text:p>
          </table:table-cell>
          <table:table-cell table:formula="of:=[.$F50]*POWER([.$G50]-[.$C50]/100;[.$AN$67])" office:value-type="float" office:value="61.3147088142289" calcext:value-type="float">
            <text:p>61.3147088142289</text:p>
          </table:table-cell>
          <table:table-cell table:formula="of:=[.$F50]*POWER([.$G50]-[.$C50]/100;[.$AO$67])" office:value-type="float" office:value="62.2344294464423" calcext:value-type="float">
            <text:p>62.2344294464423</text:p>
          </table:table-cell>
          <table:table-cell table:formula="of:=[.$F50]*POWER([.$G50]-[.$C50]/100;[.$AP$67])" office:value-type="float" office:value="63.167945888139" calcext:value-type="float">
            <text:p>63.167945888139</text:p>
          </table:table-cell>
          <table:table-cell table:formula="of:=[.$F50]*POWER([.$G50]-[.$C50]/100;[.$AQ$67])" office:value-type="float" office:value="64.115465076461" calcext:value-type="float">
            <text:p>64.115465076461</text:p>
          </table:table-cell>
          <table:table-cell table:formula="of:=[.$F50]*POWER([.$G50]-[.$C50]/100;[.$AR$67])" office:value-type="float" office:value="65.0771970526079" calcext:value-type="float">
            <text:p>65.0771970526079</text:p>
          </table:table-cell>
          <table:table-cell table:formula="of:=[.$F50]*POWER([.$G50]-[.$C50]/100;[.$AS$67])" office:value-type="float" office:value="66.0533550083971" calcext:value-type="float">
            <text:p>66.0533550083971</text:p>
          </table:table-cell>
          <table:table-cell table:formula="of:=[.$F50]*POWER([.$G50]-[.$C50]/100;[.$AT$67])" office:value-type="float" office:value="67.044155333523" calcext:value-type="float">
            <text:p>67.044155333523</text:p>
          </table:table-cell>
          <table:table-cell table:formula="of:=[.$F50]*POWER([.$G50]-[.$C50]/100;[.$AU$67])" office:value-type="float" office:value="68.0498176635259" calcext:value-type="float">
            <text:p>68.0498176635259</text:p>
          </table:table-cell>
          <table:table-cell table:formula="of:=[.$F50]*POWER([.$G50]-[.$C50]/100;[.$AV$67])" office:value-type="float" office:value="69.0705649284787" calcext:value-type="float">
            <text:p>69.070564928478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hecking ac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 Bank</text:p>
          </table:table-cell>
          <table:table-cell office:value-type="float" office:value="0" calcext:value-type="float">
            <text:p>0</text:p>
          </table:table-cell>
          <table:table-cell office:value-type="float" office:value="1.153" calcext:value-type="float">
            <text:p>1.153</text:p>
          </table:table-cell>
          <table:table-cell office:value-type="float" office:value="1.00000000001" calcext:value-type="float">
            <text:p>1.00000000001</text:p>
          </table:table-cell>
          <table:table-cell table:number-columns-repeated="71"/>
          <table:table-cell table:formula="of:=(POWER([.$G$51]-[.$C$51]/100;[.H$67])-1)/([.$G$51]-[.$C$51]/100-1)" office:value-type="float" office:value="0" calcext:value-type="float">
            <text:p>0</text:p>
          </table:table-cell>
          <table:table-cell table:formula="of:=(POWER([.$G$51]-[.$C$51]/100;[.I$67])-1)/([.$G$51]-[.$C$51]/100-1)" office:value-type="float" office:value="1" calcext:value-type="float">
            <text:p>1</text:p>
          </table:table-cell>
          <table:table-cell table:formula="of:=(POWER([.$G$51]-[.$C$51]/100;[.J$67])-1)/([.$G$51]-[.$C$51]/100-1)" office:value-type="float" office:value="2" calcext:value-type="float">
            <text:p>2</text:p>
          </table:table-cell>
          <table:table-cell table:formula="of:=(POWER([.$G$51]-[.$C$51]/100;[.K$67])-1)/([.$G$51]-[.$C$51]/100-1)" office:value-type="float" office:value="3" calcext:value-type="float">
            <text:p>3</text:p>
          </table:table-cell>
          <table:table-cell table:formula="of:=(POWER([.$G$51]-[.$C$51]/100;[.L$67])-1)/([.$G$51]-[.$C$51]/100-1)" office:value-type="float" office:value="4" calcext:value-type="float">
            <text:p>4</text:p>
          </table:table-cell>
          <table:table-cell table:formula="of:=(POWER([.$G$51]-[.$C$51]/100;[.M$67])-1)/([.$G$51]-[.$C$51]/100-1)" office:value-type="float" office:value="5" calcext:value-type="float">
            <text:p>5</text:p>
          </table:table-cell>
          <table:table-cell table:formula="of:=(POWER([.$G$51]-[.$C$51]/100;[.N$67])-1)/([.$G$51]-[.$C$51]/100-1)" office:value-type="float" office:value="6" calcext:value-type="float">
            <text:p>6</text:p>
          </table:table-cell>
          <table:table-cell table:formula="of:=(POWER([.$G$51]-[.$C$51]/100;[.O$67])-1)/([.$G$51]-[.$C$51]/100-1)" office:value-type="float" office:value="7" calcext:value-type="float">
            <text:p>7</text:p>
          </table:table-cell>
          <table:table-cell table:formula="of:=(POWER([.$G$51]-[.$C$51]/100;[.P$67])-1)/([.$G$51]-[.$C$51]/100-1)" office:value-type="float" office:value="8" calcext:value-type="float">
            <text:p>8</text:p>
          </table:table-cell>
          <table:table-cell table:formula="of:=(POWER([.$G$51]-[.$C$51]/100;[.Q$67])-1)/([.$G$51]-[.$C$51]/100-1)" office:value-type="float" office:value="9" calcext:value-type="float">
            <text:p>9</text:p>
          </table:table-cell>
          <table:table-cell table:formula="of:=(POWER([.$G$51]-[.$C$51]/100;[.R$67])-1)/([.$G$51]-[.$C$51]/100-1)" office:value-type="float" office:value="10" calcext:value-type="float">
            <text:p>10</text:p>
          </table:table-cell>
          <table:table-cell table:formula="of:=(POWER([.$G$51]-[.$C$51]/100;[.S$67])-1)/([.$G$51]-[.$C$51]/100-1)" office:value-type="float" office:value="11" calcext:value-type="float">
            <text:p>11</text:p>
          </table:table-cell>
          <table:table-cell table:formula="of:=(POWER([.$G$51]-[.$C$51]/100;[.T$67])-1)/([.$G$51]-[.$C$51]/100-1)" office:value-type="float" office:value="12" calcext:value-type="float">
            <text:p>12</text:p>
          </table:table-cell>
          <table:table-cell table:formula="of:=(POWER([.$G$51]-[.$C$51]/100;[.U$67])-1)/([.$G$51]-[.$C$51]/100-1)" office:value-type="float" office:value="13" calcext:value-type="float">
            <text:p>13</text:p>
          </table:table-cell>
          <table:table-cell table:formula="of:=(POWER([.$G$51]-[.$C$51]/100;[.V$67])-1)/([.$G$51]-[.$C$51]/100-1)" office:value-type="float" office:value="14" calcext:value-type="float">
            <text:p>14</text:p>
          </table:table-cell>
          <table:table-cell table:formula="of:=(POWER([.$G$51]-[.$C$51]/100;[.W$67])-1)/([.$G$51]-[.$C$51]/100-1)" office:value-type="float" office:value="15" calcext:value-type="float">
            <text:p>15</text:p>
          </table:table-cell>
          <table:table-cell table:formula="of:=(POWER([.$G$51]-[.$C$51]/100;[.X$67])-1)/([.$G$51]-[.$C$51]/100-1)" office:value-type="float" office:value="16" calcext:value-type="float">
            <text:p>16</text:p>
          </table:table-cell>
          <table:table-cell table:formula="of:=(POWER([.$G$51]-[.$C$51]/100;[.Y$67])-1)/([.$G$51]-[.$C$51]/100-1)" office:value-type="float" office:value="17" calcext:value-type="float">
            <text:p>17</text:p>
          </table:table-cell>
          <table:table-cell table:formula="of:=(POWER([.$G$51]-[.$C$51]/100;[.Z$67])-1)/([.$G$51]-[.$C$51]/100-1)" office:value-type="float" office:value="18" calcext:value-type="float">
            <text:p>18</text:p>
          </table:table-cell>
          <table:table-cell table:formula="of:=(POWER([.$G$51]-[.$C$51]/100;[.AA$67])-1)/([.$G$51]-[.$C$51]/100-1)" office:value-type="float" office:value="19" calcext:value-type="float">
            <text:p>19</text:p>
          </table:table-cell>
          <table:table-cell table:formula="of:=(POWER([.$G$51]-[.$C$51]/100;[.AB$67])-1)/([.$G$51]-[.$C$51]/100-1)" office:value-type="float" office:value="20" calcext:value-type="float">
            <text:p>20</text:p>
          </table:table-cell>
          <table:table-cell table:formula="of:=(POWER([.$G$51]-[.$C$51]/100;[.AC$67])-1)/([.$G$51]-[.$C$51]/100-1)" office:value-type="float" office:value="21" calcext:value-type="float">
            <text:p>21</text:p>
          </table:table-cell>
          <table:table-cell table:formula="of:=(POWER([.$G$51]-[.$C$51]/100;[.AD$67])-1)/([.$G$51]-[.$C$51]/100-1)" office:value-type="float" office:value="22" calcext:value-type="float">
            <text:p>22</text:p>
          </table:table-cell>
          <table:table-cell table:formula="of:=(POWER([.$G$51]-[.$C$51]/100;[.AE$67])-1)/([.$G$51]-[.$C$51]/100-1)" office:value-type="float" office:value="23" calcext:value-type="float">
            <text:p>23</text:p>
          </table:table-cell>
          <table:table-cell table:formula="of:=(POWER([.$G$51]-[.$C$51]/100;[.AF$67])-1)/([.$G$51]-[.$C$51]/100-1)" office:value-type="float" office:value="24" calcext:value-type="float">
            <text:p>24</text:p>
          </table:table-cell>
          <table:table-cell table:formula="of:=(POWER([.$G$51]-[.$C$51]/100;[.AG$67])-1)/([.$G$51]-[.$C$51]/100-1)" office:value-type="float" office:value="25" calcext:value-type="float">
            <text:p>25</text:p>
          </table:table-cell>
          <table:table-cell table:formula="of:=(POWER([.$G$51]-[.$C$51]/100;[.AH$67])-1)/([.$G$51]-[.$C$51]/100-1)" office:value-type="float" office:value="26" calcext:value-type="float">
            <text:p>26</text:p>
          </table:table-cell>
          <table:table-cell table:formula="of:=(POWER([.$G$51]-[.$C$51]/100;[.AI$67])-1)/([.$G$51]-[.$C$51]/100-1)" office:value-type="float" office:value="27" calcext:value-type="float">
            <text:p>27</text:p>
          </table:table-cell>
          <table:table-cell table:formula="of:=(POWER([.$G$51]-[.$C$51]/100;[.AJ$67])-1)/([.$G$51]-[.$C$51]/100-1)" office:value-type="float" office:value="28" calcext:value-type="float">
            <text:p>28</text:p>
          </table:table-cell>
          <table:table-cell table:formula="of:=(POWER([.$G$51]-[.$C$51]/100;[.AK$67])-1)/([.$G$51]-[.$C$51]/100-1)" office:value-type="float" office:value="29" calcext:value-type="float">
            <text:p>29</text:p>
          </table:table-cell>
          <table:table-cell table:formula="of:=(POWER([.$G$51]-[.$C$51]/100;[.AL$67])-1)/([.$G$51]-[.$C$51]/100-1)" office:value-type="float" office:value="30" calcext:value-type="float">
            <text:p>30</text:p>
          </table:table-cell>
          <table:table-cell table:formula="of:=(POWER([.$G$51]-[.$C$51]/100;[.AM$67])-1)/([.$G$51]-[.$C$51]/100-1)" office:value-type="float" office:value="31" calcext:value-type="float">
            <text:p>31</text:p>
          </table:table-cell>
          <table:table-cell table:formula="of:=(POWER([.$G$51]-[.$C$51]/100;[.AN$67])-1)/([.$G$51]-[.$C$51]/100-1)" office:value-type="float" office:value="32" calcext:value-type="float">
            <text:p>32</text:p>
          </table:table-cell>
          <table:table-cell table:formula="of:=(POWER([.$G$51]-[.$C$51]/100;[.AO$67])-1)/([.$G$51]-[.$C$51]/100-1)" office:value-type="float" office:value="33" calcext:value-type="float">
            <text:p>33</text:p>
          </table:table-cell>
          <table:table-cell table:formula="of:=(POWER([.$G$51]-[.$C$51]/100;[.AP$67])-1)/([.$G$51]-[.$C$51]/100-1)" office:value-type="float" office:value="34" calcext:value-type="float">
            <text:p>34</text:p>
          </table:table-cell>
          <table:table-cell table:formula="of:=(POWER([.$G$51]-[.$C$51]/100;[.AQ$67])-1)/([.$G$51]-[.$C$51]/100-1)" office:value-type="float" office:value="35" calcext:value-type="float">
            <text:p>35</text:p>
          </table:table-cell>
          <table:table-cell table:formula="of:=(POWER([.$G$51]-[.$C$51]/100;[.AR$67])-1)/([.$G$51]-[.$C$51]/100-1)" office:value-type="float" office:value="36" calcext:value-type="float">
            <text:p>36</text:p>
          </table:table-cell>
          <table:table-cell table:formula="of:=(POWER([.$G$51]-[.$C$51]/100;[.AS$67])-1)/([.$G$51]-[.$C$51]/100-1)" office:value-type="float" office:value="37" calcext:value-type="float">
            <text:p>37</text:p>
          </table:table-cell>
          <table:table-cell table:formula="of:=(POWER([.$G$51]-[.$C$51]/100;[.AT$67])-1)/([.$G$51]-[.$C$51]/100-1)" office:value-type="float" office:value="38" calcext:value-type="float">
            <text:p>38</text:p>
          </table:table-cell>
          <table:table-cell table:formula="of:=(POWER([.$G$51]-[.$C$51]/100;[.AU$67])-1)/([.$G$51]-[.$C$51]/100-1)" office:value-type="float" office:value="39" calcext:value-type="float">
            <text:p>39</text:p>
          </table:table-cell>
          <table:table-cell table:formula="of:=(POWER([.$G$51]-[.$C$51]/100;[.AV$67])-1)/([.$G$51]-[.$C$51]/100-1)" office:value-type="float" office:value="40" calcext:value-type="float">
            <text:p>40</text:p>
          </table:table-cell>
          <table:table-cell table:number-columns-repeated="2"/>
          <table:table-cell table:formula="of:=[.$F51]*POWER([.$G51]-[.$C51]/100;[.$H$67])" office:value-type="float" office:value="1.153" calcext:value-type="float">
            <text:p>1.153</text:p>
          </table:table-cell>
          <table:table-cell table:formula="of:=[.$F51]*POWER([.$G51]-[.$C51]/100;[.$I$67])" office:value-type="float" office:value="1.15300000001153" calcext:value-type="float">
            <text:p>1.15300000001153</text:p>
          </table:table-cell>
          <table:table-cell table:formula="of:=[.$F51]*POWER([.$G51]-[.$C51]/100;[.$J$67])" office:value-type="float" office:value="1.15300000002306" calcext:value-type="float">
            <text:p>1.15300000002306</text:p>
          </table:table-cell>
          <table:table-cell table:formula="of:=[.$F51]*POWER([.$G51]-[.$C51]/100;[.$K$67])" office:value-type="float" office:value="1.15300000003459" calcext:value-type="float">
            <text:p>1.15300000003459</text:p>
          </table:table-cell>
          <table:table-cell table:formula="of:=[.$F51]*POWER([.$G51]-[.$C51]/100;[.$L$67])" office:value-type="float" office:value="1.15300000004612" calcext:value-type="float">
            <text:p>1.15300000004612</text:p>
          </table:table-cell>
          <table:table-cell table:formula="of:=[.$F51]*POWER([.$G51]-[.$C51]/100;[.$M$67])" office:value-type="float" office:value="1.15300000005765" calcext:value-type="float">
            <text:p>1.15300000005765</text:p>
          </table:table-cell>
          <table:table-cell table:formula="of:=[.$F51]*POWER([.$G51]-[.$C51]/100;[.$N$67])" office:value-type="float" office:value="1.15300000006918" calcext:value-type="float">
            <text:p>1.15300000006918</text:p>
          </table:table-cell>
          <table:table-cell table:formula="of:=[.$F51]*POWER([.$G51]-[.$C51]/100;[.$O$67])" office:value-type="float" office:value="1.15300000008071" calcext:value-type="float">
            <text:p>1.15300000008071</text:p>
          </table:table-cell>
          <table:table-cell table:formula="of:=[.$F51]*POWER([.$G51]-[.$C51]/100;[.$P$67])" office:value-type="float" office:value="1.15300000009224" calcext:value-type="float">
            <text:p>1.15300000009224</text:p>
          </table:table-cell>
          <table:table-cell table:formula="of:=[.$F51]*POWER([.$G51]-[.$C51]/100;[.$Q$67])" office:value-type="float" office:value="1.15300000010377" calcext:value-type="float">
            <text:p>1.15300000010377</text:p>
          </table:table-cell>
          <table:table-cell table:formula="of:=[.$F51]*POWER([.$G51]-[.$C51]/100;[.$R$67])" office:value-type="float" office:value="1.1530000001153" calcext:value-type="float">
            <text:p>1.1530000001153</text:p>
          </table:table-cell>
          <table:table-cell table:formula="of:=[.$F51]*POWER([.$G51]-[.$C51]/100;[.$S$67])" office:value-type="float" office:value="1.15300000012683" calcext:value-type="float">
            <text:p>1.15300000012683</text:p>
          </table:table-cell>
          <table:table-cell table:formula="of:=[.$F51]*POWER([.$G51]-[.$C51]/100;[.$T$67])" office:value-type="float" office:value="1.15300000013836" calcext:value-type="float">
            <text:p>1.15300000013836</text:p>
          </table:table-cell>
          <table:table-cell table:formula="of:=[.$F51]*POWER([.$G51]-[.$C51]/100;[.$U$67])" office:value-type="float" office:value="1.15300000014989" calcext:value-type="float">
            <text:p>1.15300000014989</text:p>
          </table:table-cell>
          <table:table-cell table:formula="of:=[.$F51]*POWER([.$G51]-[.$C51]/100;[.$V$67])" office:value-type="float" office:value="1.15300000016142" calcext:value-type="float">
            <text:p>1.15300000016142</text:p>
          </table:table-cell>
          <table:table-cell table:formula="of:=[.$F51]*POWER([.$G51]-[.$C51]/100;[.$W$67])" office:value-type="float" office:value="1.15300000017295" calcext:value-type="float">
            <text:p>1.15300000017295</text:p>
          </table:table-cell>
          <table:table-cell table:formula="of:=[.$F51]*POWER([.$G51]-[.$C51]/100;[.$X$67])" office:value-type="float" office:value="1.15300000018448" calcext:value-type="float">
            <text:p>1.15300000018448</text:p>
          </table:table-cell>
          <table:table-cell table:formula="of:=[.$F51]*POWER([.$G51]-[.$C51]/100;[.$Y$67])" office:value-type="float" office:value="1.15300000019601" calcext:value-type="float">
            <text:p>1.15300000019601</text:p>
          </table:table-cell>
          <table:table-cell table:formula="of:=[.$F51]*POWER([.$G51]-[.$C51]/100;[.$Z$67])" office:value-type="float" office:value="1.15300000020754" calcext:value-type="float">
            <text:p>1.15300000020754</text:p>
          </table:table-cell>
          <table:table-cell table:formula="of:=[.$F51]*POWER([.$G51]-[.$C51]/100;[.$AA$67])" office:value-type="float" office:value="1.15300000021907" calcext:value-type="float">
            <text:p>1.15300000021907</text:p>
          </table:table-cell>
          <table:table-cell table:formula="of:=[.$F51]*POWER([.$G51]-[.$C51]/100;[.$AB$67])" office:value-type="float" office:value="1.1530000002306" calcext:value-type="float">
            <text:p>1.1530000002306</text:p>
          </table:table-cell>
          <table:table-cell table:formula="of:=[.$F51]*POWER([.$G51]-[.$C51]/100;[.$AC$67])" office:value-type="float" office:value="1.15300000024213" calcext:value-type="float">
            <text:p>1.15300000024213</text:p>
          </table:table-cell>
          <table:table-cell table:formula="of:=[.$F51]*POWER([.$G51]-[.$C51]/100;[.$AD$67])" office:value-type="float" office:value="1.15300000025366" calcext:value-type="float">
            <text:p>1.15300000025366</text:p>
          </table:table-cell>
          <table:table-cell table:formula="of:=[.$F51]*POWER([.$G51]-[.$C51]/100;[.$AE$67])" office:value-type="float" office:value="1.15300000026519" calcext:value-type="float">
            <text:p>1.15300000026519</text:p>
          </table:table-cell>
          <table:table-cell table:formula="of:=[.$F51]*POWER([.$G51]-[.$C51]/100;[.$AF$67])" office:value-type="float" office:value="1.15300000027672" calcext:value-type="float">
            <text:p>1.15300000027672</text:p>
          </table:table-cell>
          <table:table-cell table:formula="of:=[.$F51]*POWER([.$G51]-[.$C51]/100;[.$AG$67])" office:value-type="float" office:value="1.15300000028825" calcext:value-type="float">
            <text:p>1.15300000028825</text:p>
          </table:table-cell>
          <table:table-cell table:formula="of:=[.$F51]*POWER([.$G51]-[.$C51]/100;[.$AH$67])" office:value-type="float" office:value="1.15300000029978" calcext:value-type="float">
            <text:p>1.15300000029978</text:p>
          </table:table-cell>
          <table:table-cell table:formula="of:=[.$F51]*POWER([.$G51]-[.$C51]/100;[.$AI$67])" office:value-type="float" office:value="1.15300000031131" calcext:value-type="float">
            <text:p>1.15300000031131</text:p>
          </table:table-cell>
          <table:table-cell table:formula="of:=[.$F51]*POWER([.$G51]-[.$C51]/100;[.$AJ$67])" office:value-type="float" office:value="1.15300000032284" calcext:value-type="float">
            <text:p>1.15300000032284</text:p>
          </table:table-cell>
          <table:table-cell table:formula="of:=[.$F51]*POWER([.$G51]-[.$C51]/100;[.$AK$67])" office:value-type="float" office:value="1.15300000033437" calcext:value-type="float">
            <text:p>1.15300000033437</text:p>
          </table:table-cell>
          <table:table-cell table:formula="of:=[.$F51]*POWER([.$G51]-[.$C51]/100;[.$AL$67])" office:value-type="float" office:value="1.1530000003459" calcext:value-type="float">
            <text:p>1.1530000003459</text:p>
          </table:table-cell>
          <table:table-cell table:formula="of:=[.$F51]*POWER([.$G51]-[.$C51]/100;[.$AM$67])" office:value-type="float" office:value="1.15300000035743" calcext:value-type="float">
            <text:p>1.15300000035743</text:p>
          </table:table-cell>
          <table:table-cell table:formula="of:=[.$F51]*POWER([.$G51]-[.$C51]/100;[.$AN$67])" office:value-type="float" office:value="1.15300000036896" calcext:value-type="float">
            <text:p>1.15300000036896</text:p>
          </table:table-cell>
          <table:table-cell table:formula="of:=[.$F51]*POWER([.$G51]-[.$C51]/100;[.$AO$67])" office:value-type="float" office:value="1.15300000038049" calcext:value-type="float">
            <text:p>1.15300000038049</text:p>
          </table:table-cell>
          <table:table-cell table:formula="of:=[.$F51]*POWER([.$G51]-[.$C51]/100;[.$AP$67])" office:value-type="float" office:value="1.15300000039202" calcext:value-type="float">
            <text:p>1.15300000039202</text:p>
          </table:table-cell>
          <table:table-cell table:formula="of:=[.$F51]*POWER([.$G51]-[.$C51]/100;[.$AQ$67])" office:value-type="float" office:value="1.15300000040355" calcext:value-type="float">
            <text:p>1.15300000040355</text:p>
          </table:table-cell>
          <table:table-cell table:formula="of:=[.$F51]*POWER([.$G51]-[.$C51]/100;[.$AR$67])" office:value-type="float" office:value="1.15300000041508" calcext:value-type="float">
            <text:p>1.15300000041508</text:p>
          </table:table-cell>
          <table:table-cell table:formula="of:=[.$F51]*POWER([.$G51]-[.$C51]/100;[.$AS$67])" office:value-type="float" office:value="1.15300000042661" calcext:value-type="float">
            <text:p>1.15300000042661</text:p>
          </table:table-cell>
          <table:table-cell table:formula="of:=[.$F51]*POWER([.$G51]-[.$C51]/100;[.$AT$67])" office:value-type="float" office:value="1.15300000043814" calcext:value-type="float">
            <text:p>1.15300000043814</text:p>
          </table:table-cell>
          <table:table-cell table:formula="of:=[.$F51]*POWER([.$G51]-[.$C51]/100;[.$AU$67])" office:value-type="float" office:value="1.15300000044967" calcext:value-type="float">
            <text:p>1.15300000044967</text:p>
          </table:table-cell>
          <table:table-cell table:formula="of:=[.$F51]*POWER([.$G51]-[.$C51]/100;[.$AV$67])" office:value-type="float" office:value="1.1530000004612" calcext:value-type="float">
            <text:p>1.1530000004612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2]-[.$C$52]/100;[.H$67])-1)/([.$G$52]-[.$C$52]/100-1)" office:value-type="float" office:value="-0" calcext:value-type="float">
            <text:p>0</text:p>
          </table:table-cell>
          <table:table-cell table:formula="of:=(POWER([.$G$52]-[.$C$52]/100;[.I$67])-1)/([.$G$52]-[.$C$52]/100-1)" office:value-type="float" office:value="1" calcext:value-type="float">
            <text:p>1</text:p>
          </table:table-cell>
          <table:table-cell table:formula="of:=(POWER([.$G$52]-[.$C$52]/100;[.J$67])-1)/([.$G$52]-[.$C$52]/100-1)" office:value-type="float" office:value="1" calcext:value-type="float">
            <text:p>1</text:p>
          </table:table-cell>
          <table:table-cell table:formula="of:=(POWER([.$G$52]-[.$C$52]/100;[.K$67])-1)/([.$G$52]-[.$C$52]/100-1)" office:value-type="float" office:value="1" calcext:value-type="float">
            <text:p>1</text:p>
          </table:table-cell>
          <table:table-cell table:formula="of:=(POWER([.$G$52]-[.$C$52]/100;[.L$67])-1)/([.$G$52]-[.$C$52]/100-1)" office:value-type="float" office:value="1" calcext:value-type="float">
            <text:p>1</text:p>
          </table:table-cell>
          <table:table-cell table:formula="of:=(POWER([.$G$52]-[.$C$52]/100;[.M$67])-1)/([.$G$52]-[.$C$52]/100-1)" office:value-type="float" office:value="1" calcext:value-type="float">
            <text:p>1</text:p>
          </table:table-cell>
          <table:table-cell table:formula="of:=(POWER([.$G$52]-[.$C$52]/100;[.N$67])-1)/([.$G$52]-[.$C$52]/100-1)" office:value-type="float" office:value="1" calcext:value-type="float">
            <text:p>1</text:p>
          </table:table-cell>
          <table:table-cell table:formula="of:=(POWER([.$G$52]-[.$C$52]/100;[.O$67])-1)/([.$G$52]-[.$C$52]/100-1)" office:value-type="float" office:value="1" calcext:value-type="float">
            <text:p>1</text:p>
          </table:table-cell>
          <table:table-cell table:formula="of:=(POWER([.$G$52]-[.$C$52]/100;[.P$67])-1)/([.$G$52]-[.$C$52]/100-1)" office:value-type="float" office:value="1" calcext:value-type="float">
            <text:p>1</text:p>
          </table:table-cell>
          <table:table-cell table:formula="of:=(POWER([.$G$52]-[.$C$52]/100;[.Q$67])-1)/([.$G$52]-[.$C$52]/100-1)" office:value-type="float" office:value="1" calcext:value-type="float">
            <text:p>1</text:p>
          </table:table-cell>
          <table:table-cell table:formula="of:=(POWER([.$G$52]-[.$C$52]/100;[.R$67])-1)/([.$G$52]-[.$C$52]/100-1)" office:value-type="float" office:value="1" calcext:value-type="float">
            <text:p>1</text:p>
          </table:table-cell>
          <table:table-cell table:formula="of:=(POWER([.$G$52]-[.$C$52]/100;[.S$67])-1)/([.$G$52]-[.$C$52]/100-1)" office:value-type="float" office:value="1" calcext:value-type="float">
            <text:p>1</text:p>
          </table:table-cell>
          <table:table-cell table:formula="of:=(POWER([.$G$52]-[.$C$52]/100;[.T$67])-1)/([.$G$52]-[.$C$52]/100-1)" office:value-type="float" office:value="1" calcext:value-type="float">
            <text:p>1</text:p>
          </table:table-cell>
          <table:table-cell table:formula="of:=(POWER([.$G$52]-[.$C$52]/100;[.U$67])-1)/([.$G$52]-[.$C$52]/100-1)" office:value-type="float" office:value="1" calcext:value-type="float">
            <text:p>1</text:p>
          </table:table-cell>
          <table:table-cell table:formula="of:=(POWER([.$G$52]-[.$C$52]/100;[.V$67])-1)/([.$G$52]-[.$C$52]/100-1)" office:value-type="float" office:value="1" calcext:value-type="float">
            <text:p>1</text:p>
          </table:table-cell>
          <table:table-cell table:formula="of:=(POWER([.$G$52]-[.$C$52]/100;[.W$67])-1)/([.$G$52]-[.$C$52]/100-1)" office:value-type="float" office:value="1" calcext:value-type="float">
            <text:p>1</text:p>
          </table:table-cell>
          <table:table-cell table:formula="of:=(POWER([.$G$52]-[.$C$52]/100;[.X$67])-1)/([.$G$52]-[.$C$52]/100-1)" office:value-type="float" office:value="1" calcext:value-type="float">
            <text:p>1</text:p>
          </table:table-cell>
          <table:table-cell table:formula="of:=(POWER([.$G$52]-[.$C$52]/100;[.Y$67])-1)/([.$G$52]-[.$C$52]/100-1)" office:value-type="float" office:value="1" calcext:value-type="float">
            <text:p>1</text:p>
          </table:table-cell>
          <table:table-cell table:formula="of:=(POWER([.$G$52]-[.$C$52]/100;[.Z$67])-1)/([.$G$52]-[.$C$52]/100-1)" office:value-type="float" office:value="1" calcext:value-type="float">
            <text:p>1</text:p>
          </table:table-cell>
          <table:table-cell table:formula="of:=(POWER([.$G$52]-[.$C$52]/100;[.AA$67])-1)/([.$G$52]-[.$C$52]/100-1)" office:value-type="float" office:value="1" calcext:value-type="float">
            <text:p>1</text:p>
          </table:table-cell>
          <table:table-cell table:formula="of:=(POWER([.$G$52]-[.$C$52]/100;[.AB$67])-1)/([.$G$52]-[.$C$52]/100-1)" office:value-type="float" office:value="1" calcext:value-type="float">
            <text:p>1</text:p>
          </table:table-cell>
          <table:table-cell table:formula="of:=(POWER([.$G$52]-[.$C$52]/100;[.AC$67])-1)/([.$G$52]-[.$C$52]/100-1)" office:value-type="float" office:value="1" calcext:value-type="float">
            <text:p>1</text:p>
          </table:table-cell>
          <table:table-cell table:formula="of:=(POWER([.$G$52]-[.$C$52]/100;[.AD$67])-1)/([.$G$52]-[.$C$52]/100-1)" office:value-type="float" office:value="1" calcext:value-type="float">
            <text:p>1</text:p>
          </table:table-cell>
          <table:table-cell table:formula="of:=(POWER([.$G$52]-[.$C$52]/100;[.AE$67])-1)/([.$G$52]-[.$C$52]/100-1)" office:value-type="float" office:value="1" calcext:value-type="float">
            <text:p>1</text:p>
          </table:table-cell>
          <table:table-cell table:formula="of:=(POWER([.$G$52]-[.$C$52]/100;[.AF$67])-1)/([.$G$52]-[.$C$52]/100-1)" office:value-type="float" office:value="1" calcext:value-type="float">
            <text:p>1</text:p>
          </table:table-cell>
          <table:table-cell table:formula="of:=(POWER([.$G$52]-[.$C$52]/100;[.AG$67])-1)/([.$G$52]-[.$C$52]/100-1)" office:value-type="float" office:value="1" calcext:value-type="float">
            <text:p>1</text:p>
          </table:table-cell>
          <table:table-cell table:formula="of:=(POWER([.$G$52]-[.$C$52]/100;[.AH$67])-1)/([.$G$52]-[.$C$52]/100-1)" office:value-type="float" office:value="1" calcext:value-type="float">
            <text:p>1</text:p>
          </table:table-cell>
          <table:table-cell table:formula="of:=(POWER([.$G$52]-[.$C$52]/100;[.AI$67])-1)/([.$G$52]-[.$C$52]/100-1)" office:value-type="float" office:value="1" calcext:value-type="float">
            <text:p>1</text:p>
          </table:table-cell>
          <table:table-cell table:formula="of:=(POWER([.$G$52]-[.$C$52]/100;[.AJ$67])-1)/([.$G$52]-[.$C$52]/100-1)" office:value-type="float" office:value="1" calcext:value-type="float">
            <text:p>1</text:p>
          </table:table-cell>
          <table:table-cell table:formula="of:=(POWER([.$G$52]-[.$C$52]/100;[.AK$67])-1)/([.$G$52]-[.$C$52]/100-1)" office:value-type="float" office:value="1" calcext:value-type="float">
            <text:p>1</text:p>
          </table:table-cell>
          <table:table-cell table:formula="of:=(POWER([.$G$52]-[.$C$52]/100;[.AL$67])-1)/([.$G$52]-[.$C$52]/100-1)" office:value-type="float" office:value="1" calcext:value-type="float">
            <text:p>1</text:p>
          </table:table-cell>
          <table:table-cell table:formula="of:=(POWER([.$G$52]-[.$C$52]/100;[.AM$67])-1)/([.$G$52]-[.$C$52]/100-1)" office:value-type="float" office:value="1" calcext:value-type="float">
            <text:p>1</text:p>
          </table:table-cell>
          <table:table-cell table:formula="of:=(POWER([.$G$52]-[.$C$52]/100;[.AN$67])-1)/([.$G$52]-[.$C$52]/100-1)" office:value-type="float" office:value="1" calcext:value-type="float">
            <text:p>1</text:p>
          </table:table-cell>
          <table:table-cell table:formula="of:=(POWER([.$G$52]-[.$C$52]/100;[.AO$67])-1)/([.$G$52]-[.$C$52]/100-1)" office:value-type="float" office:value="1" calcext:value-type="float">
            <text:p>1</text:p>
          </table:table-cell>
          <table:table-cell table:formula="of:=(POWER([.$G$52]-[.$C$52]/100;[.AP$67])-1)/([.$G$52]-[.$C$52]/100-1)" office:value-type="float" office:value="1" calcext:value-type="float">
            <text:p>1</text:p>
          </table:table-cell>
          <table:table-cell table:formula="of:=(POWER([.$G$52]-[.$C$52]/100;[.AQ$67])-1)/([.$G$52]-[.$C$52]/100-1)" office:value-type="float" office:value="1" calcext:value-type="float">
            <text:p>1</text:p>
          </table:table-cell>
          <table:table-cell table:formula="of:=(POWER([.$G$52]-[.$C$52]/100;[.AR$67])-1)/([.$G$52]-[.$C$52]/100-1)" office:value-type="float" office:value="1" calcext:value-type="float">
            <text:p>1</text:p>
          </table:table-cell>
          <table:table-cell table:formula="of:=(POWER([.$G$52]-[.$C$52]/100;[.AS$67])-1)/([.$G$52]-[.$C$52]/100-1)" office:value-type="float" office:value="1" calcext:value-type="float">
            <text:p>1</text:p>
          </table:table-cell>
          <table:table-cell table:formula="of:=(POWER([.$G$52]-[.$C$52]/100;[.AT$67])-1)/([.$G$52]-[.$C$52]/100-1)" office:value-type="float" office:value="1" calcext:value-type="float">
            <text:p>1</text:p>
          </table:table-cell>
          <table:table-cell table:formula="of:=(POWER([.$G$52]-[.$C$52]/100;[.AU$67])-1)/([.$G$52]-[.$C$52]/100-1)" office:value-type="float" office:value="1" calcext:value-type="float">
            <text:p>1</text:p>
          </table:table-cell>
          <table:table-cell table:formula="of:=(POWER([.$G$52]-[.$C$52]/100;[.AV$67])-1)/([.$G$52]-[.$C$52]/100-1)" office:value-type="float" office:value="1" calcext:value-type="float">
            <text:p>1</text:p>
          </table:table-cell>
          <table:table-cell table:number-columns-repeated="2"/>
          <table:table-cell table:formula="of:=[.$F52]*POWER([.$G52]-[.$C52]/100;[.$H$67])" office:value-type="float" office:value="0" calcext:value-type="float">
            <text:p>0</text:p>
          </table:table-cell>
          <table:table-cell table:formula="of:=[.$F52]*POWER([.$G52]-[.$C52]/100;[.$I$67])" office:value-type="float" office:value="0" calcext:value-type="float">
            <text:p>0</text:p>
          </table:table-cell>
          <table:table-cell table:formula="of:=[.$F52]*POWER([.$G52]-[.$C52]/100;[.$J$67])" office:value-type="float" office:value="0" calcext:value-type="float">
            <text:p>0</text:p>
          </table:table-cell>
          <table:table-cell table:formula="of:=[.$F52]*POWER([.$G52]-[.$C52]/100;[.$K$67])" office:value-type="float" office:value="0" calcext:value-type="float">
            <text:p>0</text:p>
          </table:table-cell>
          <table:table-cell table:formula="of:=[.$F52]*POWER([.$G52]-[.$C52]/100;[.$L$67])" office:value-type="float" office:value="0" calcext:value-type="float">
            <text:p>0</text:p>
          </table:table-cell>
          <table:table-cell table:formula="of:=[.$F52]*POWER([.$G52]-[.$C52]/100;[.$M$67])" office:value-type="float" office:value="0" calcext:value-type="float">
            <text:p>0</text:p>
          </table:table-cell>
          <table:table-cell table:formula="of:=[.$F52]*POWER([.$G52]-[.$C52]/100;[.$N$67])" office:value-type="float" office:value="0" calcext:value-type="float">
            <text:p>0</text:p>
          </table:table-cell>
          <table:table-cell table:formula="of:=[.$F52]*POWER([.$G52]-[.$C52]/100;[.$O$67])" office:value-type="float" office:value="0" calcext:value-type="float">
            <text:p>0</text:p>
          </table:table-cell>
          <table:table-cell table:formula="of:=[.$F52]*POWER([.$G52]-[.$C52]/100;[.$P$67])" office:value-type="float" office:value="0" calcext:value-type="float">
            <text:p>0</text:p>
          </table:table-cell>
          <table:table-cell table:formula="of:=[.$F52]*POWER([.$G52]-[.$C52]/100;[.$Q$67])" office:value-type="float" office:value="0" calcext:value-type="float">
            <text:p>0</text:p>
          </table:table-cell>
          <table:table-cell table:formula="of:=[.$F52]*POWER([.$G52]-[.$C52]/100;[.$R$67])" office:value-type="float" office:value="0" calcext:value-type="float">
            <text:p>0</text:p>
          </table:table-cell>
          <table:table-cell table:formula="of:=[.$F52]*POWER([.$G52]-[.$C52]/100;[.$S$67])" office:value-type="float" office:value="0" calcext:value-type="float">
            <text:p>0</text:p>
          </table:table-cell>
          <table:table-cell table:formula="of:=[.$F52]*POWER([.$G52]-[.$C52]/100;[.$T$67])" office:value-type="float" office:value="0" calcext:value-type="float">
            <text:p>0</text:p>
          </table:table-cell>
          <table:table-cell table:formula="of:=[.$F52]*POWER([.$G52]-[.$C52]/100;[.$U$67])" office:value-type="float" office:value="0" calcext:value-type="float">
            <text:p>0</text:p>
          </table:table-cell>
          <table:table-cell table:formula="of:=[.$F52]*POWER([.$G52]-[.$C52]/100;[.$V$67])" office:value-type="float" office:value="0" calcext:value-type="float">
            <text:p>0</text:p>
          </table:table-cell>
          <table:table-cell table:formula="of:=[.$F52]*POWER([.$G52]-[.$C52]/100;[.$W$67])" office:value-type="float" office:value="0" calcext:value-type="float">
            <text:p>0</text:p>
          </table:table-cell>
          <table:table-cell table:formula="of:=[.$F52]*POWER([.$G52]-[.$C52]/100;[.$X$67])" office:value-type="float" office:value="0" calcext:value-type="float">
            <text:p>0</text:p>
          </table:table-cell>
          <table:table-cell table:formula="of:=[.$F52]*POWER([.$G52]-[.$C52]/100;[.$Y$67])" office:value-type="float" office:value="0" calcext:value-type="float">
            <text:p>0</text:p>
          </table:table-cell>
          <table:table-cell table:formula="of:=[.$F52]*POWER([.$G52]-[.$C52]/100;[.$Z$67])" office:value-type="float" office:value="0" calcext:value-type="float">
            <text:p>0</text:p>
          </table:table-cell>
          <table:table-cell table:formula="of:=[.$F52]*POWER([.$G52]-[.$C52]/100;[.$AA$67])" office:value-type="float" office:value="0" calcext:value-type="float">
            <text:p>0</text:p>
          </table:table-cell>
          <table:table-cell table:formula="of:=[.$F52]*POWER([.$G52]-[.$C52]/100;[.$AB$67])" office:value-type="float" office:value="0" calcext:value-type="float">
            <text:p>0</text:p>
          </table:table-cell>
          <table:table-cell table:formula="of:=[.$F52]*POWER([.$G52]-[.$C52]/100;[.$AC$67])" office:value-type="float" office:value="0" calcext:value-type="float">
            <text:p>0</text:p>
          </table:table-cell>
          <table:table-cell table:formula="of:=[.$F52]*POWER([.$G52]-[.$C52]/100;[.$AD$67])" office:value-type="float" office:value="0" calcext:value-type="float">
            <text:p>0</text:p>
          </table:table-cell>
          <table:table-cell table:formula="of:=[.$F52]*POWER([.$G52]-[.$C52]/100;[.$AE$67])" office:value-type="float" office:value="0" calcext:value-type="float">
            <text:p>0</text:p>
          </table:table-cell>
          <table:table-cell table:formula="of:=[.$F52]*POWER([.$G52]-[.$C52]/100;[.$AF$67])" office:value-type="float" office:value="0" calcext:value-type="float">
            <text:p>0</text:p>
          </table:table-cell>
          <table:table-cell table:formula="of:=[.$F52]*POWER([.$G52]-[.$C52]/100;[.$AG$67])" office:value-type="float" office:value="0" calcext:value-type="float">
            <text:p>0</text:p>
          </table:table-cell>
          <table:table-cell table:formula="of:=[.$F52]*POWER([.$G52]-[.$C52]/100;[.$AH$67])" office:value-type="float" office:value="0" calcext:value-type="float">
            <text:p>0</text:p>
          </table:table-cell>
          <table:table-cell table:formula="of:=[.$F52]*POWER([.$G52]-[.$C52]/100;[.$AI$67])" office:value-type="float" office:value="0" calcext:value-type="float">
            <text:p>0</text:p>
          </table:table-cell>
          <table:table-cell table:formula="of:=[.$F52]*POWER([.$G52]-[.$C52]/100;[.$AJ$67])" office:value-type="float" office:value="0" calcext:value-type="float">
            <text:p>0</text:p>
          </table:table-cell>
          <table:table-cell table:formula="of:=[.$F52]*POWER([.$G52]-[.$C52]/100;[.$AK$67])" office:value-type="float" office:value="0" calcext:value-type="float">
            <text:p>0</text:p>
          </table:table-cell>
          <table:table-cell table:formula="of:=[.$F52]*POWER([.$G52]-[.$C52]/100;[.$AL$67])" office:value-type="float" office:value="0" calcext:value-type="float">
            <text:p>0</text:p>
          </table:table-cell>
          <table:table-cell table:formula="of:=[.$F52]*POWER([.$G52]-[.$C52]/100;[.$AM$67])" office:value-type="float" office:value="0" calcext:value-type="float">
            <text:p>0</text:p>
          </table:table-cell>
          <table:table-cell table:formula="of:=[.$F52]*POWER([.$G52]-[.$C52]/100;[.$AN$67])" office:value-type="float" office:value="0" calcext:value-type="float">
            <text:p>0</text:p>
          </table:table-cell>
          <table:table-cell table:formula="of:=[.$F52]*POWER([.$G52]-[.$C52]/100;[.$AO$67])" office:value-type="float" office:value="0" calcext:value-type="float">
            <text:p>0</text:p>
          </table:table-cell>
          <table:table-cell table:formula="of:=[.$F52]*POWER([.$G52]-[.$C52]/100;[.$AP$67])" office:value-type="float" office:value="0" calcext:value-type="float">
            <text:p>0</text:p>
          </table:table-cell>
          <table:table-cell table:formula="of:=[.$F52]*POWER([.$G52]-[.$C52]/100;[.$AQ$67])" office:value-type="float" office:value="0" calcext:value-type="float">
            <text:p>0</text:p>
          </table:table-cell>
          <table:table-cell table:formula="of:=[.$F52]*POWER([.$G52]-[.$C52]/100;[.$AR$67])" office:value-type="float" office:value="0" calcext:value-type="float">
            <text:p>0</text:p>
          </table:table-cell>
          <table:table-cell table:formula="of:=[.$F52]*POWER([.$G52]-[.$C52]/100;[.$AS$67])" office:value-type="float" office:value="0" calcext:value-type="float">
            <text:p>0</text:p>
          </table:table-cell>
          <table:table-cell table:formula="of:=[.$F52]*POWER([.$G52]-[.$C52]/100;[.$AT$67])" office:value-type="float" office:value="0" calcext:value-type="float">
            <text:p>0</text:p>
          </table:table-cell>
          <table:table-cell table:formula="of:=[.$F52]*POWER([.$G52]-[.$C52]/100;[.$AU$67])" office:value-type="float" office:value="0" calcext:value-type="float">
            <text:p>0</text:p>
          </table:table-cell>
          <table:table-cell table:formula="of:=[.$F52]*POWER([.$G52]-[.$C5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3]-[.$C$53]/100;[.H$67])-1)/([.$G$53]-[.$C$53]/100-1)" office:value-type="float" office:value="-0" calcext:value-type="float">
            <text:p>0</text:p>
          </table:table-cell>
          <table:table-cell table:formula="of:=(POWER([.$G$53]-[.$C$53]/100;[.I$67])-1)/([.$G$53]-[.$C$53]/100-1)" office:value-type="float" office:value="1" calcext:value-type="float">
            <text:p>1</text:p>
          </table:table-cell>
          <table:table-cell table:formula="of:=(POWER([.$G$53]-[.$C$53]/100;[.J$67])-1)/([.$G$53]-[.$C$53]/100-1)" office:value-type="float" office:value="1" calcext:value-type="float">
            <text:p>1</text:p>
          </table:table-cell>
          <table:table-cell table:formula="of:=(POWER([.$G$53]-[.$C$53]/100;[.K$67])-1)/([.$G$53]-[.$C$53]/100-1)" office:value-type="float" office:value="1" calcext:value-type="float">
            <text:p>1</text:p>
          </table:table-cell>
          <table:table-cell table:formula="of:=(POWER([.$G$53]-[.$C$53]/100;[.L$67])-1)/([.$G$53]-[.$C$53]/100-1)" office:value-type="float" office:value="1" calcext:value-type="float">
            <text:p>1</text:p>
          </table:table-cell>
          <table:table-cell table:formula="of:=(POWER([.$G$53]-[.$C$53]/100;[.M$67])-1)/([.$G$53]-[.$C$53]/100-1)" office:value-type="float" office:value="1" calcext:value-type="float">
            <text:p>1</text:p>
          </table:table-cell>
          <table:table-cell table:formula="of:=(POWER([.$G$53]-[.$C$53]/100;[.N$67])-1)/([.$G$53]-[.$C$53]/100-1)" office:value-type="float" office:value="1" calcext:value-type="float">
            <text:p>1</text:p>
          </table:table-cell>
          <table:table-cell table:formula="of:=(POWER([.$G$53]-[.$C$53]/100;[.O$67])-1)/([.$G$53]-[.$C$53]/100-1)" office:value-type="float" office:value="1" calcext:value-type="float">
            <text:p>1</text:p>
          </table:table-cell>
          <table:table-cell table:formula="of:=(POWER([.$G$53]-[.$C$53]/100;[.P$67])-1)/([.$G$53]-[.$C$53]/100-1)" office:value-type="float" office:value="1" calcext:value-type="float">
            <text:p>1</text:p>
          </table:table-cell>
          <table:table-cell table:formula="of:=(POWER([.$G$53]-[.$C$53]/100;[.Q$67])-1)/([.$G$53]-[.$C$53]/100-1)" office:value-type="float" office:value="1" calcext:value-type="float">
            <text:p>1</text:p>
          </table:table-cell>
          <table:table-cell table:formula="of:=(POWER([.$G$53]-[.$C$53]/100;[.R$67])-1)/([.$G$53]-[.$C$53]/100-1)" office:value-type="float" office:value="1" calcext:value-type="float">
            <text:p>1</text:p>
          </table:table-cell>
          <table:table-cell table:formula="of:=(POWER([.$G$53]-[.$C$53]/100;[.S$67])-1)/([.$G$53]-[.$C$53]/100-1)" office:value-type="float" office:value="1" calcext:value-type="float">
            <text:p>1</text:p>
          </table:table-cell>
          <table:table-cell table:formula="of:=(POWER([.$G$53]-[.$C$53]/100;[.T$67])-1)/([.$G$53]-[.$C$53]/100-1)" office:value-type="float" office:value="1" calcext:value-type="float">
            <text:p>1</text:p>
          </table:table-cell>
          <table:table-cell table:formula="of:=(POWER([.$G$53]-[.$C$53]/100;[.U$67])-1)/([.$G$53]-[.$C$53]/100-1)" office:value-type="float" office:value="1" calcext:value-type="float">
            <text:p>1</text:p>
          </table:table-cell>
          <table:table-cell table:formula="of:=(POWER([.$G$53]-[.$C$53]/100;[.V$67])-1)/([.$G$53]-[.$C$53]/100-1)" office:value-type="float" office:value="1" calcext:value-type="float">
            <text:p>1</text:p>
          </table:table-cell>
          <table:table-cell table:formula="of:=(POWER([.$G$53]-[.$C$53]/100;[.W$67])-1)/([.$G$53]-[.$C$53]/100-1)" office:value-type="float" office:value="1" calcext:value-type="float">
            <text:p>1</text:p>
          </table:table-cell>
          <table:table-cell table:formula="of:=(POWER([.$G$53]-[.$C$53]/100;[.X$67])-1)/([.$G$53]-[.$C$53]/100-1)" office:value-type="float" office:value="1" calcext:value-type="float">
            <text:p>1</text:p>
          </table:table-cell>
          <table:table-cell table:formula="of:=(POWER([.$G$53]-[.$C$53]/100;[.Y$67])-1)/([.$G$53]-[.$C$53]/100-1)" office:value-type="float" office:value="1" calcext:value-type="float">
            <text:p>1</text:p>
          </table:table-cell>
          <table:table-cell table:formula="of:=(POWER([.$G$53]-[.$C$53]/100;[.Z$67])-1)/([.$G$53]-[.$C$53]/100-1)" office:value-type="float" office:value="1" calcext:value-type="float">
            <text:p>1</text:p>
          </table:table-cell>
          <table:table-cell table:formula="of:=(POWER([.$G$53]-[.$C$53]/100;[.AA$67])-1)/([.$G$53]-[.$C$53]/100-1)" office:value-type="float" office:value="1" calcext:value-type="float">
            <text:p>1</text:p>
          </table:table-cell>
          <table:table-cell table:formula="of:=(POWER([.$G$53]-[.$C$53]/100;[.AB$67])-1)/([.$G$53]-[.$C$53]/100-1)" office:value-type="float" office:value="1" calcext:value-type="float">
            <text:p>1</text:p>
          </table:table-cell>
          <table:table-cell table:formula="of:=(POWER([.$G$53]-[.$C$53]/100;[.AC$67])-1)/([.$G$53]-[.$C$53]/100-1)" office:value-type="float" office:value="1" calcext:value-type="float">
            <text:p>1</text:p>
          </table:table-cell>
          <table:table-cell table:formula="of:=(POWER([.$G$53]-[.$C$53]/100;[.AD$67])-1)/([.$G$53]-[.$C$53]/100-1)" office:value-type="float" office:value="1" calcext:value-type="float">
            <text:p>1</text:p>
          </table:table-cell>
          <table:table-cell table:formula="of:=(POWER([.$G$53]-[.$C$53]/100;[.AE$67])-1)/([.$G$53]-[.$C$53]/100-1)" office:value-type="float" office:value="1" calcext:value-type="float">
            <text:p>1</text:p>
          </table:table-cell>
          <table:table-cell table:formula="of:=(POWER([.$G$53]-[.$C$53]/100;[.AF$67])-1)/([.$G$53]-[.$C$53]/100-1)" office:value-type="float" office:value="1" calcext:value-type="float">
            <text:p>1</text:p>
          </table:table-cell>
          <table:table-cell table:formula="of:=(POWER([.$G$53]-[.$C$53]/100;[.AG$67])-1)/([.$G$53]-[.$C$53]/100-1)" office:value-type="float" office:value="1" calcext:value-type="float">
            <text:p>1</text:p>
          </table:table-cell>
          <table:table-cell table:formula="of:=(POWER([.$G$53]-[.$C$53]/100;[.AH$67])-1)/([.$G$53]-[.$C$53]/100-1)" office:value-type="float" office:value="1" calcext:value-type="float">
            <text:p>1</text:p>
          </table:table-cell>
          <table:table-cell table:formula="of:=(POWER([.$G$53]-[.$C$53]/100;[.AI$67])-1)/([.$G$53]-[.$C$53]/100-1)" office:value-type="float" office:value="1" calcext:value-type="float">
            <text:p>1</text:p>
          </table:table-cell>
          <table:table-cell table:formula="of:=(POWER([.$G$53]-[.$C$53]/100;[.AJ$67])-1)/([.$G$53]-[.$C$53]/100-1)" office:value-type="float" office:value="1" calcext:value-type="float">
            <text:p>1</text:p>
          </table:table-cell>
          <table:table-cell table:formula="of:=(POWER([.$G$53]-[.$C$53]/100;[.AK$67])-1)/([.$G$53]-[.$C$53]/100-1)" office:value-type="float" office:value="1" calcext:value-type="float">
            <text:p>1</text:p>
          </table:table-cell>
          <table:table-cell table:formula="of:=(POWER([.$G$53]-[.$C$53]/100;[.AL$67])-1)/([.$G$53]-[.$C$53]/100-1)" office:value-type="float" office:value="1" calcext:value-type="float">
            <text:p>1</text:p>
          </table:table-cell>
          <table:table-cell table:formula="of:=(POWER([.$G$53]-[.$C$53]/100;[.AM$67])-1)/([.$G$53]-[.$C$53]/100-1)" office:value-type="float" office:value="1" calcext:value-type="float">
            <text:p>1</text:p>
          </table:table-cell>
          <table:table-cell table:formula="of:=(POWER([.$G$53]-[.$C$53]/100;[.AN$67])-1)/([.$G$53]-[.$C$53]/100-1)" office:value-type="float" office:value="1" calcext:value-type="float">
            <text:p>1</text:p>
          </table:table-cell>
          <table:table-cell table:formula="of:=(POWER([.$G$53]-[.$C$53]/100;[.AO$67])-1)/([.$G$53]-[.$C$53]/100-1)" office:value-type="float" office:value="1" calcext:value-type="float">
            <text:p>1</text:p>
          </table:table-cell>
          <table:table-cell table:formula="of:=(POWER([.$G$53]-[.$C$53]/100;[.AP$67])-1)/([.$G$53]-[.$C$53]/100-1)" office:value-type="float" office:value="1" calcext:value-type="float">
            <text:p>1</text:p>
          </table:table-cell>
          <table:table-cell table:formula="of:=(POWER([.$G$53]-[.$C$53]/100;[.AQ$67])-1)/([.$G$53]-[.$C$53]/100-1)" office:value-type="float" office:value="1" calcext:value-type="float">
            <text:p>1</text:p>
          </table:table-cell>
          <table:table-cell table:formula="of:=(POWER([.$G$53]-[.$C$53]/100;[.AR$67])-1)/([.$G$53]-[.$C$53]/100-1)" office:value-type="float" office:value="1" calcext:value-type="float">
            <text:p>1</text:p>
          </table:table-cell>
          <table:table-cell table:formula="of:=(POWER([.$G$53]-[.$C$53]/100;[.AS$67])-1)/([.$G$53]-[.$C$53]/100-1)" office:value-type="float" office:value="1" calcext:value-type="float">
            <text:p>1</text:p>
          </table:table-cell>
          <table:table-cell table:formula="of:=(POWER([.$G$53]-[.$C$53]/100;[.AT$67])-1)/([.$G$53]-[.$C$53]/100-1)" office:value-type="float" office:value="1" calcext:value-type="float">
            <text:p>1</text:p>
          </table:table-cell>
          <table:table-cell table:formula="of:=(POWER([.$G$53]-[.$C$53]/100;[.AU$67])-1)/([.$G$53]-[.$C$53]/100-1)" office:value-type="float" office:value="1" calcext:value-type="float">
            <text:p>1</text:p>
          </table:table-cell>
          <table:table-cell table:formula="of:=(POWER([.$G$53]-[.$C$53]/100;[.AV$67])-1)/([.$G$53]-[.$C$53]/100-1)" office:value-type="float" office:value="1" calcext:value-type="float">
            <text:p>1</text:p>
          </table:table-cell>
          <table:table-cell table:number-columns-repeated="2"/>
          <table:table-cell table:formula="of:=[.$F53]*POWER([.$G53]-[.$C53]/100;[.$H$67])" office:value-type="float" office:value="0" calcext:value-type="float">
            <text:p>0</text:p>
          </table:table-cell>
          <table:table-cell table:formula="of:=[.$F53]*POWER([.$G53]-[.$C53]/100;[.$I$67])" office:value-type="float" office:value="0" calcext:value-type="float">
            <text:p>0</text:p>
          </table:table-cell>
          <table:table-cell table:formula="of:=[.$F53]*POWER([.$G53]-[.$C53]/100;[.$J$67])" office:value-type="float" office:value="0" calcext:value-type="float">
            <text:p>0</text:p>
          </table:table-cell>
          <table:table-cell table:formula="of:=[.$F53]*POWER([.$G53]-[.$C53]/100;[.$K$67])" office:value-type="float" office:value="0" calcext:value-type="float">
            <text:p>0</text:p>
          </table:table-cell>
          <table:table-cell table:formula="of:=[.$F53]*POWER([.$G53]-[.$C53]/100;[.$L$67])" office:value-type="float" office:value="0" calcext:value-type="float">
            <text:p>0</text:p>
          </table:table-cell>
          <table:table-cell table:formula="of:=[.$F53]*POWER([.$G53]-[.$C53]/100;[.$M$67])" office:value-type="float" office:value="0" calcext:value-type="float">
            <text:p>0</text:p>
          </table:table-cell>
          <table:table-cell table:formula="of:=[.$F53]*POWER([.$G53]-[.$C53]/100;[.$N$67])" office:value-type="float" office:value="0" calcext:value-type="float">
            <text:p>0</text:p>
          </table:table-cell>
          <table:table-cell table:formula="of:=[.$F53]*POWER([.$G53]-[.$C53]/100;[.$O$67])" office:value-type="float" office:value="0" calcext:value-type="float">
            <text:p>0</text:p>
          </table:table-cell>
          <table:table-cell table:formula="of:=[.$F53]*POWER([.$G53]-[.$C53]/100;[.$P$67])" office:value-type="float" office:value="0" calcext:value-type="float">
            <text:p>0</text:p>
          </table:table-cell>
          <table:table-cell table:formula="of:=[.$F53]*POWER([.$G53]-[.$C53]/100;[.$Q$67])" office:value-type="float" office:value="0" calcext:value-type="float">
            <text:p>0</text:p>
          </table:table-cell>
          <table:table-cell table:formula="of:=[.$F53]*POWER([.$G53]-[.$C53]/100;[.$R$67])" office:value-type="float" office:value="0" calcext:value-type="float">
            <text:p>0</text:p>
          </table:table-cell>
          <table:table-cell table:formula="of:=[.$F53]*POWER([.$G53]-[.$C53]/100;[.$S$67])" office:value-type="float" office:value="0" calcext:value-type="float">
            <text:p>0</text:p>
          </table:table-cell>
          <table:table-cell table:formula="of:=[.$F53]*POWER([.$G53]-[.$C53]/100;[.$T$67])" office:value-type="float" office:value="0" calcext:value-type="float">
            <text:p>0</text:p>
          </table:table-cell>
          <table:table-cell table:formula="of:=[.$F53]*POWER([.$G53]-[.$C53]/100;[.$U$67])" office:value-type="float" office:value="0" calcext:value-type="float">
            <text:p>0</text:p>
          </table:table-cell>
          <table:table-cell table:formula="of:=[.$F53]*POWER([.$G53]-[.$C53]/100;[.$V$67])" office:value-type="float" office:value="0" calcext:value-type="float">
            <text:p>0</text:p>
          </table:table-cell>
          <table:table-cell table:formula="of:=[.$F53]*POWER([.$G53]-[.$C53]/100;[.$W$67])" office:value-type="float" office:value="0" calcext:value-type="float">
            <text:p>0</text:p>
          </table:table-cell>
          <table:table-cell table:formula="of:=[.$F53]*POWER([.$G53]-[.$C53]/100;[.$X$67])" office:value-type="float" office:value="0" calcext:value-type="float">
            <text:p>0</text:p>
          </table:table-cell>
          <table:table-cell table:formula="of:=[.$F53]*POWER([.$G53]-[.$C53]/100;[.$Y$67])" office:value-type="float" office:value="0" calcext:value-type="float">
            <text:p>0</text:p>
          </table:table-cell>
          <table:table-cell table:formula="of:=[.$F53]*POWER([.$G53]-[.$C53]/100;[.$Z$67])" office:value-type="float" office:value="0" calcext:value-type="float">
            <text:p>0</text:p>
          </table:table-cell>
          <table:table-cell table:formula="of:=[.$F53]*POWER([.$G53]-[.$C53]/100;[.$AA$67])" office:value-type="float" office:value="0" calcext:value-type="float">
            <text:p>0</text:p>
          </table:table-cell>
          <table:table-cell table:formula="of:=[.$F53]*POWER([.$G53]-[.$C53]/100;[.$AB$67])" office:value-type="float" office:value="0" calcext:value-type="float">
            <text:p>0</text:p>
          </table:table-cell>
          <table:table-cell table:formula="of:=[.$F53]*POWER([.$G53]-[.$C53]/100;[.$AC$67])" office:value-type="float" office:value="0" calcext:value-type="float">
            <text:p>0</text:p>
          </table:table-cell>
          <table:table-cell table:formula="of:=[.$F53]*POWER([.$G53]-[.$C53]/100;[.$AD$67])" office:value-type="float" office:value="0" calcext:value-type="float">
            <text:p>0</text:p>
          </table:table-cell>
          <table:table-cell table:formula="of:=[.$F53]*POWER([.$G53]-[.$C53]/100;[.$AE$67])" office:value-type="float" office:value="0" calcext:value-type="float">
            <text:p>0</text:p>
          </table:table-cell>
          <table:table-cell table:formula="of:=[.$F53]*POWER([.$G53]-[.$C53]/100;[.$AF$67])" office:value-type="float" office:value="0" calcext:value-type="float">
            <text:p>0</text:p>
          </table:table-cell>
          <table:table-cell table:formula="of:=[.$F53]*POWER([.$G53]-[.$C53]/100;[.$AG$67])" office:value-type="float" office:value="0" calcext:value-type="float">
            <text:p>0</text:p>
          </table:table-cell>
          <table:table-cell table:formula="of:=[.$F53]*POWER([.$G53]-[.$C53]/100;[.$AH$67])" office:value-type="float" office:value="0" calcext:value-type="float">
            <text:p>0</text:p>
          </table:table-cell>
          <table:table-cell table:formula="of:=[.$F53]*POWER([.$G53]-[.$C53]/100;[.$AI$67])" office:value-type="float" office:value="0" calcext:value-type="float">
            <text:p>0</text:p>
          </table:table-cell>
          <table:table-cell table:formula="of:=[.$F53]*POWER([.$G53]-[.$C53]/100;[.$AJ$67])" office:value-type="float" office:value="0" calcext:value-type="float">
            <text:p>0</text:p>
          </table:table-cell>
          <table:table-cell table:formula="of:=[.$F53]*POWER([.$G53]-[.$C53]/100;[.$AK$67])" office:value-type="float" office:value="0" calcext:value-type="float">
            <text:p>0</text:p>
          </table:table-cell>
          <table:table-cell table:formula="of:=[.$F53]*POWER([.$G53]-[.$C53]/100;[.$AL$67])" office:value-type="float" office:value="0" calcext:value-type="float">
            <text:p>0</text:p>
          </table:table-cell>
          <table:table-cell table:formula="of:=[.$F53]*POWER([.$G53]-[.$C53]/100;[.$AM$67])" office:value-type="float" office:value="0" calcext:value-type="float">
            <text:p>0</text:p>
          </table:table-cell>
          <table:table-cell table:formula="of:=[.$F53]*POWER([.$G53]-[.$C53]/100;[.$AN$67])" office:value-type="float" office:value="0" calcext:value-type="float">
            <text:p>0</text:p>
          </table:table-cell>
          <table:table-cell table:formula="of:=[.$F53]*POWER([.$G53]-[.$C53]/100;[.$AO$67])" office:value-type="float" office:value="0" calcext:value-type="float">
            <text:p>0</text:p>
          </table:table-cell>
          <table:table-cell table:formula="of:=[.$F53]*POWER([.$G53]-[.$C53]/100;[.$AP$67])" office:value-type="float" office:value="0" calcext:value-type="float">
            <text:p>0</text:p>
          </table:table-cell>
          <table:table-cell table:formula="of:=[.$F53]*POWER([.$G53]-[.$C53]/100;[.$AQ$67])" office:value-type="float" office:value="0" calcext:value-type="float">
            <text:p>0</text:p>
          </table:table-cell>
          <table:table-cell table:formula="of:=[.$F53]*POWER([.$G53]-[.$C53]/100;[.$AR$67])" office:value-type="float" office:value="0" calcext:value-type="float">
            <text:p>0</text:p>
          </table:table-cell>
          <table:table-cell table:formula="of:=[.$F53]*POWER([.$G53]-[.$C53]/100;[.$AS$67])" office:value-type="float" office:value="0" calcext:value-type="float">
            <text:p>0</text:p>
          </table:table-cell>
          <table:table-cell table:formula="of:=[.$F53]*POWER([.$G53]-[.$C53]/100;[.$AT$67])" office:value-type="float" office:value="0" calcext:value-type="float">
            <text:p>0</text:p>
          </table:table-cell>
          <table:table-cell table:formula="of:=[.$F53]*POWER([.$G53]-[.$C53]/100;[.$AU$67])" office:value-type="float" office:value="0" calcext:value-type="float">
            <text:p>0</text:p>
          </table:table-cell>
          <table:table-cell table:formula="of:=[.$F53]*POWER([.$G53]-[.$C5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4]-[.$C$54]/100;[.H$67])-1)/([.$G$54]-[.$C$54]/100-1)" office:value-type="float" office:value="-0" calcext:value-type="float">
            <text:p>0</text:p>
          </table:table-cell>
          <table:table-cell table:formula="of:=(POWER([.$G$54]-[.$C$54]/100;[.I$67])-1)/([.$G$54]-[.$C$54]/100-1)" office:value-type="float" office:value="1" calcext:value-type="float">
            <text:p>1</text:p>
          </table:table-cell>
          <table:table-cell table:formula="of:=(POWER([.$G$54]-[.$C$54]/100;[.J$67])-1)/([.$G$54]-[.$C$54]/100-1)" office:value-type="float" office:value="1" calcext:value-type="float">
            <text:p>1</text:p>
          </table:table-cell>
          <table:table-cell table:formula="of:=(POWER([.$G$54]-[.$C$54]/100;[.K$67])-1)/([.$G$54]-[.$C$54]/100-1)" office:value-type="float" office:value="1" calcext:value-type="float">
            <text:p>1</text:p>
          </table:table-cell>
          <table:table-cell table:formula="of:=(POWER([.$G$54]-[.$C$54]/100;[.L$67])-1)/([.$G$54]-[.$C$54]/100-1)" office:value-type="float" office:value="1" calcext:value-type="float">
            <text:p>1</text:p>
          </table:table-cell>
          <table:table-cell table:formula="of:=(POWER([.$G$54]-[.$C$54]/100;[.M$67])-1)/([.$G$54]-[.$C$54]/100-1)" office:value-type="float" office:value="1" calcext:value-type="float">
            <text:p>1</text:p>
          </table:table-cell>
          <table:table-cell table:formula="of:=(POWER([.$G$54]-[.$C$54]/100;[.N$67])-1)/([.$G$54]-[.$C$54]/100-1)" office:value-type="float" office:value="1" calcext:value-type="float">
            <text:p>1</text:p>
          </table:table-cell>
          <table:table-cell table:formula="of:=(POWER([.$G$54]-[.$C$54]/100;[.O$67])-1)/([.$G$54]-[.$C$54]/100-1)" office:value-type="float" office:value="1" calcext:value-type="float">
            <text:p>1</text:p>
          </table:table-cell>
          <table:table-cell table:formula="of:=(POWER([.$G$54]-[.$C$54]/100;[.P$67])-1)/([.$G$54]-[.$C$54]/100-1)" office:value-type="float" office:value="1" calcext:value-type="float">
            <text:p>1</text:p>
          </table:table-cell>
          <table:table-cell table:formula="of:=(POWER([.$G$54]-[.$C$54]/100;[.Q$67])-1)/([.$G$54]-[.$C$54]/100-1)" office:value-type="float" office:value="1" calcext:value-type="float">
            <text:p>1</text:p>
          </table:table-cell>
          <table:table-cell table:formula="of:=(POWER([.$G$54]-[.$C$54]/100;[.R$67])-1)/([.$G$54]-[.$C$54]/100-1)" office:value-type="float" office:value="1" calcext:value-type="float">
            <text:p>1</text:p>
          </table:table-cell>
          <table:table-cell table:formula="of:=(POWER([.$G$54]-[.$C$54]/100;[.S$67])-1)/([.$G$54]-[.$C$54]/100-1)" office:value-type="float" office:value="1" calcext:value-type="float">
            <text:p>1</text:p>
          </table:table-cell>
          <table:table-cell table:formula="of:=(POWER([.$G$54]-[.$C$54]/100;[.T$67])-1)/([.$G$54]-[.$C$54]/100-1)" office:value-type="float" office:value="1" calcext:value-type="float">
            <text:p>1</text:p>
          </table:table-cell>
          <table:table-cell table:formula="of:=(POWER([.$G$54]-[.$C$54]/100;[.U$67])-1)/([.$G$54]-[.$C$54]/100-1)" office:value-type="float" office:value="1" calcext:value-type="float">
            <text:p>1</text:p>
          </table:table-cell>
          <table:table-cell table:formula="of:=(POWER([.$G$54]-[.$C$54]/100;[.V$67])-1)/([.$G$54]-[.$C$54]/100-1)" office:value-type="float" office:value="1" calcext:value-type="float">
            <text:p>1</text:p>
          </table:table-cell>
          <table:table-cell table:formula="of:=(POWER([.$G$54]-[.$C$54]/100;[.W$67])-1)/([.$G$54]-[.$C$54]/100-1)" office:value-type="float" office:value="1" calcext:value-type="float">
            <text:p>1</text:p>
          </table:table-cell>
          <table:table-cell table:formula="of:=(POWER([.$G$54]-[.$C$54]/100;[.X$67])-1)/([.$G$54]-[.$C$54]/100-1)" office:value-type="float" office:value="1" calcext:value-type="float">
            <text:p>1</text:p>
          </table:table-cell>
          <table:table-cell table:formula="of:=(POWER([.$G$54]-[.$C$54]/100;[.Y$67])-1)/([.$G$54]-[.$C$54]/100-1)" office:value-type="float" office:value="1" calcext:value-type="float">
            <text:p>1</text:p>
          </table:table-cell>
          <table:table-cell table:formula="of:=(POWER([.$G$54]-[.$C$54]/100;[.Z$67])-1)/([.$G$54]-[.$C$54]/100-1)" office:value-type="float" office:value="1" calcext:value-type="float">
            <text:p>1</text:p>
          </table:table-cell>
          <table:table-cell table:formula="of:=(POWER([.$G$54]-[.$C$54]/100;[.AA$67])-1)/([.$G$54]-[.$C$54]/100-1)" office:value-type="float" office:value="1" calcext:value-type="float">
            <text:p>1</text:p>
          </table:table-cell>
          <table:table-cell table:formula="of:=(POWER([.$G$54]-[.$C$54]/100;[.AB$67])-1)/([.$G$54]-[.$C$54]/100-1)" office:value-type="float" office:value="1" calcext:value-type="float">
            <text:p>1</text:p>
          </table:table-cell>
          <table:table-cell table:formula="of:=(POWER([.$G$54]-[.$C$54]/100;[.AC$67])-1)/([.$G$54]-[.$C$54]/100-1)" office:value-type="float" office:value="1" calcext:value-type="float">
            <text:p>1</text:p>
          </table:table-cell>
          <table:table-cell table:formula="of:=(POWER([.$G$54]-[.$C$54]/100;[.AD$67])-1)/([.$G$54]-[.$C$54]/100-1)" office:value-type="float" office:value="1" calcext:value-type="float">
            <text:p>1</text:p>
          </table:table-cell>
          <table:table-cell table:formula="of:=(POWER([.$G$54]-[.$C$54]/100;[.AE$67])-1)/([.$G$54]-[.$C$54]/100-1)" office:value-type="float" office:value="1" calcext:value-type="float">
            <text:p>1</text:p>
          </table:table-cell>
          <table:table-cell table:formula="of:=(POWER([.$G$54]-[.$C$54]/100;[.AF$67])-1)/([.$G$54]-[.$C$54]/100-1)" office:value-type="float" office:value="1" calcext:value-type="float">
            <text:p>1</text:p>
          </table:table-cell>
          <table:table-cell table:formula="of:=(POWER([.$G$54]-[.$C$54]/100;[.AG$67])-1)/([.$G$54]-[.$C$54]/100-1)" office:value-type="float" office:value="1" calcext:value-type="float">
            <text:p>1</text:p>
          </table:table-cell>
          <table:table-cell table:formula="of:=(POWER([.$G$54]-[.$C$54]/100;[.AH$67])-1)/([.$G$54]-[.$C$54]/100-1)" office:value-type="float" office:value="1" calcext:value-type="float">
            <text:p>1</text:p>
          </table:table-cell>
          <table:table-cell table:formula="of:=(POWER([.$G$54]-[.$C$54]/100;[.AI$67])-1)/([.$G$54]-[.$C$54]/100-1)" office:value-type="float" office:value="1" calcext:value-type="float">
            <text:p>1</text:p>
          </table:table-cell>
          <table:table-cell table:formula="of:=(POWER([.$G$54]-[.$C$54]/100;[.AJ$67])-1)/([.$G$54]-[.$C$54]/100-1)" office:value-type="float" office:value="1" calcext:value-type="float">
            <text:p>1</text:p>
          </table:table-cell>
          <table:table-cell table:formula="of:=(POWER([.$G$54]-[.$C$54]/100;[.AK$67])-1)/([.$G$54]-[.$C$54]/100-1)" office:value-type="float" office:value="1" calcext:value-type="float">
            <text:p>1</text:p>
          </table:table-cell>
          <table:table-cell table:formula="of:=(POWER([.$G$54]-[.$C$54]/100;[.AL$67])-1)/([.$G$54]-[.$C$54]/100-1)" office:value-type="float" office:value="1" calcext:value-type="float">
            <text:p>1</text:p>
          </table:table-cell>
          <table:table-cell table:formula="of:=(POWER([.$G$54]-[.$C$54]/100;[.AM$67])-1)/([.$G$54]-[.$C$54]/100-1)" office:value-type="float" office:value="1" calcext:value-type="float">
            <text:p>1</text:p>
          </table:table-cell>
          <table:table-cell table:formula="of:=(POWER([.$G$54]-[.$C$54]/100;[.AN$67])-1)/([.$G$54]-[.$C$54]/100-1)" office:value-type="float" office:value="1" calcext:value-type="float">
            <text:p>1</text:p>
          </table:table-cell>
          <table:table-cell table:formula="of:=(POWER([.$G$54]-[.$C$54]/100;[.AO$67])-1)/([.$G$54]-[.$C$54]/100-1)" office:value-type="float" office:value="1" calcext:value-type="float">
            <text:p>1</text:p>
          </table:table-cell>
          <table:table-cell table:formula="of:=(POWER([.$G$54]-[.$C$54]/100;[.AP$67])-1)/([.$G$54]-[.$C$54]/100-1)" office:value-type="float" office:value="1" calcext:value-type="float">
            <text:p>1</text:p>
          </table:table-cell>
          <table:table-cell table:formula="of:=(POWER([.$G$54]-[.$C$54]/100;[.AQ$67])-1)/([.$G$54]-[.$C$54]/100-1)" office:value-type="float" office:value="1" calcext:value-type="float">
            <text:p>1</text:p>
          </table:table-cell>
          <table:table-cell table:formula="of:=(POWER([.$G$54]-[.$C$54]/100;[.AR$67])-1)/([.$G$54]-[.$C$54]/100-1)" office:value-type="float" office:value="1" calcext:value-type="float">
            <text:p>1</text:p>
          </table:table-cell>
          <table:table-cell table:formula="of:=(POWER([.$G$54]-[.$C$54]/100;[.AS$67])-1)/([.$G$54]-[.$C$54]/100-1)" office:value-type="float" office:value="1" calcext:value-type="float">
            <text:p>1</text:p>
          </table:table-cell>
          <table:table-cell table:formula="of:=(POWER([.$G$54]-[.$C$54]/100;[.AT$67])-1)/([.$G$54]-[.$C$54]/100-1)" office:value-type="float" office:value="1" calcext:value-type="float">
            <text:p>1</text:p>
          </table:table-cell>
          <table:table-cell table:formula="of:=(POWER([.$G$54]-[.$C$54]/100;[.AU$67])-1)/([.$G$54]-[.$C$54]/100-1)" office:value-type="float" office:value="1" calcext:value-type="float">
            <text:p>1</text:p>
          </table:table-cell>
          <table:table-cell table:formula="of:=(POWER([.$G$54]-[.$C$54]/100;[.AV$67])-1)/([.$G$54]-[.$C$54]/100-1)" office:value-type="float" office:value="1" calcext:value-type="float">
            <text:p>1</text:p>
          </table:table-cell>
          <table:table-cell table:number-columns-repeated="2"/>
          <table:table-cell table:formula="of:=[.$F54]*POWER([.$G54]-[.$C54]/100;[.$H$67])" office:value-type="float" office:value="0" calcext:value-type="float">
            <text:p>0</text:p>
          </table:table-cell>
          <table:table-cell table:formula="of:=[.$F54]*POWER([.$G54]-[.$C54]/100;[.$I$67])" office:value-type="float" office:value="0" calcext:value-type="float">
            <text:p>0</text:p>
          </table:table-cell>
          <table:table-cell table:formula="of:=[.$F54]*POWER([.$G54]-[.$C54]/100;[.$J$67])" office:value-type="float" office:value="0" calcext:value-type="float">
            <text:p>0</text:p>
          </table:table-cell>
          <table:table-cell table:formula="of:=[.$F54]*POWER([.$G54]-[.$C54]/100;[.$K$67])" office:value-type="float" office:value="0" calcext:value-type="float">
            <text:p>0</text:p>
          </table:table-cell>
          <table:table-cell table:formula="of:=[.$F54]*POWER([.$G54]-[.$C54]/100;[.$L$67])" office:value-type="float" office:value="0" calcext:value-type="float">
            <text:p>0</text:p>
          </table:table-cell>
          <table:table-cell table:formula="of:=[.$F54]*POWER([.$G54]-[.$C54]/100;[.$M$67])" office:value-type="float" office:value="0" calcext:value-type="float">
            <text:p>0</text:p>
          </table:table-cell>
          <table:table-cell table:formula="of:=[.$F54]*POWER([.$G54]-[.$C54]/100;[.$N$67])" office:value-type="float" office:value="0" calcext:value-type="float">
            <text:p>0</text:p>
          </table:table-cell>
          <table:table-cell table:formula="of:=[.$F54]*POWER([.$G54]-[.$C54]/100;[.$O$67])" office:value-type="float" office:value="0" calcext:value-type="float">
            <text:p>0</text:p>
          </table:table-cell>
          <table:table-cell table:formula="of:=[.$F54]*POWER([.$G54]-[.$C54]/100;[.$P$67])" office:value-type="float" office:value="0" calcext:value-type="float">
            <text:p>0</text:p>
          </table:table-cell>
          <table:table-cell table:formula="of:=[.$F54]*POWER([.$G54]-[.$C54]/100;[.$Q$67])" office:value-type="float" office:value="0" calcext:value-type="float">
            <text:p>0</text:p>
          </table:table-cell>
          <table:table-cell table:formula="of:=[.$F54]*POWER([.$G54]-[.$C54]/100;[.$R$67])" office:value-type="float" office:value="0" calcext:value-type="float">
            <text:p>0</text:p>
          </table:table-cell>
          <table:table-cell table:formula="of:=[.$F54]*POWER([.$G54]-[.$C54]/100;[.$S$67])" office:value-type="float" office:value="0" calcext:value-type="float">
            <text:p>0</text:p>
          </table:table-cell>
          <table:table-cell table:formula="of:=[.$F54]*POWER([.$G54]-[.$C54]/100;[.$T$67])" office:value-type="float" office:value="0" calcext:value-type="float">
            <text:p>0</text:p>
          </table:table-cell>
          <table:table-cell table:formula="of:=[.$F54]*POWER([.$G54]-[.$C54]/100;[.$U$67])" office:value-type="float" office:value="0" calcext:value-type="float">
            <text:p>0</text:p>
          </table:table-cell>
          <table:table-cell table:formula="of:=[.$F54]*POWER([.$G54]-[.$C54]/100;[.$V$67])" office:value-type="float" office:value="0" calcext:value-type="float">
            <text:p>0</text:p>
          </table:table-cell>
          <table:table-cell table:formula="of:=[.$F54]*POWER([.$G54]-[.$C54]/100;[.$W$67])" office:value-type="float" office:value="0" calcext:value-type="float">
            <text:p>0</text:p>
          </table:table-cell>
          <table:table-cell table:formula="of:=[.$F54]*POWER([.$G54]-[.$C54]/100;[.$X$67])" office:value-type="float" office:value="0" calcext:value-type="float">
            <text:p>0</text:p>
          </table:table-cell>
          <table:table-cell table:formula="of:=[.$F54]*POWER([.$G54]-[.$C54]/100;[.$Y$67])" office:value-type="float" office:value="0" calcext:value-type="float">
            <text:p>0</text:p>
          </table:table-cell>
          <table:table-cell table:formula="of:=[.$F54]*POWER([.$G54]-[.$C54]/100;[.$Z$67])" office:value-type="float" office:value="0" calcext:value-type="float">
            <text:p>0</text:p>
          </table:table-cell>
          <table:table-cell table:formula="of:=[.$F54]*POWER([.$G54]-[.$C54]/100;[.$AA$67])" office:value-type="float" office:value="0" calcext:value-type="float">
            <text:p>0</text:p>
          </table:table-cell>
          <table:table-cell table:formula="of:=[.$F54]*POWER([.$G54]-[.$C54]/100;[.$AB$67])" office:value-type="float" office:value="0" calcext:value-type="float">
            <text:p>0</text:p>
          </table:table-cell>
          <table:table-cell table:formula="of:=[.$F54]*POWER([.$G54]-[.$C54]/100;[.$AC$67])" office:value-type="float" office:value="0" calcext:value-type="float">
            <text:p>0</text:p>
          </table:table-cell>
          <table:table-cell table:formula="of:=[.$F54]*POWER([.$G54]-[.$C54]/100;[.$AD$67])" office:value-type="float" office:value="0" calcext:value-type="float">
            <text:p>0</text:p>
          </table:table-cell>
          <table:table-cell table:formula="of:=[.$F54]*POWER([.$G54]-[.$C54]/100;[.$AE$67])" office:value-type="float" office:value="0" calcext:value-type="float">
            <text:p>0</text:p>
          </table:table-cell>
          <table:table-cell table:formula="of:=[.$F54]*POWER([.$G54]-[.$C54]/100;[.$AF$67])" office:value-type="float" office:value="0" calcext:value-type="float">
            <text:p>0</text:p>
          </table:table-cell>
          <table:table-cell table:formula="of:=[.$F54]*POWER([.$G54]-[.$C54]/100;[.$AG$67])" office:value-type="float" office:value="0" calcext:value-type="float">
            <text:p>0</text:p>
          </table:table-cell>
          <table:table-cell table:formula="of:=[.$F54]*POWER([.$G54]-[.$C54]/100;[.$AH$67])" office:value-type="float" office:value="0" calcext:value-type="float">
            <text:p>0</text:p>
          </table:table-cell>
          <table:table-cell table:formula="of:=[.$F54]*POWER([.$G54]-[.$C54]/100;[.$AI$67])" office:value-type="float" office:value="0" calcext:value-type="float">
            <text:p>0</text:p>
          </table:table-cell>
          <table:table-cell table:formula="of:=[.$F54]*POWER([.$G54]-[.$C54]/100;[.$AJ$67])" office:value-type="float" office:value="0" calcext:value-type="float">
            <text:p>0</text:p>
          </table:table-cell>
          <table:table-cell table:formula="of:=[.$F54]*POWER([.$G54]-[.$C54]/100;[.$AK$67])" office:value-type="float" office:value="0" calcext:value-type="float">
            <text:p>0</text:p>
          </table:table-cell>
          <table:table-cell table:formula="of:=[.$F54]*POWER([.$G54]-[.$C54]/100;[.$AL$67])" office:value-type="float" office:value="0" calcext:value-type="float">
            <text:p>0</text:p>
          </table:table-cell>
          <table:table-cell table:formula="of:=[.$F54]*POWER([.$G54]-[.$C54]/100;[.$AM$67])" office:value-type="float" office:value="0" calcext:value-type="float">
            <text:p>0</text:p>
          </table:table-cell>
          <table:table-cell table:formula="of:=[.$F54]*POWER([.$G54]-[.$C54]/100;[.$AN$67])" office:value-type="float" office:value="0" calcext:value-type="float">
            <text:p>0</text:p>
          </table:table-cell>
          <table:table-cell table:formula="of:=[.$F54]*POWER([.$G54]-[.$C54]/100;[.$AO$67])" office:value-type="float" office:value="0" calcext:value-type="float">
            <text:p>0</text:p>
          </table:table-cell>
          <table:table-cell table:formula="of:=[.$F54]*POWER([.$G54]-[.$C54]/100;[.$AP$67])" office:value-type="float" office:value="0" calcext:value-type="float">
            <text:p>0</text:p>
          </table:table-cell>
          <table:table-cell table:formula="of:=[.$F54]*POWER([.$G54]-[.$C54]/100;[.$AQ$67])" office:value-type="float" office:value="0" calcext:value-type="float">
            <text:p>0</text:p>
          </table:table-cell>
          <table:table-cell table:formula="of:=[.$F54]*POWER([.$G54]-[.$C54]/100;[.$AR$67])" office:value-type="float" office:value="0" calcext:value-type="float">
            <text:p>0</text:p>
          </table:table-cell>
          <table:table-cell table:formula="of:=[.$F54]*POWER([.$G54]-[.$C54]/100;[.$AS$67])" office:value-type="float" office:value="0" calcext:value-type="float">
            <text:p>0</text:p>
          </table:table-cell>
          <table:table-cell table:formula="of:=[.$F54]*POWER([.$G54]-[.$C54]/100;[.$AT$67])" office:value-type="float" office:value="0" calcext:value-type="float">
            <text:p>0</text:p>
          </table:table-cell>
          <table:table-cell table:formula="of:=[.$F54]*POWER([.$G54]-[.$C54]/100;[.$AU$67])" office:value-type="float" office:value="0" calcext:value-type="float">
            <text:p>0</text:p>
          </table:table-cell>
          <table:table-cell table:formula="of:=[.$F54]*POWER([.$G54]-[.$C5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5]-[.$C$55]/100;[.H$67])-1)/([.$G$55]-[.$C$55]/100-1)" office:value-type="float" office:value="-0" calcext:value-type="float">
            <text:p>0</text:p>
          </table:table-cell>
          <table:table-cell table:formula="of:=(POWER([.$G$55]-[.$C$55]/100;[.I$67])-1)/([.$G$55]-[.$C$55]/100-1)" office:value-type="float" office:value="1" calcext:value-type="float">
            <text:p>1</text:p>
          </table:table-cell>
          <table:table-cell table:formula="of:=(POWER([.$G$55]-[.$C$55]/100;[.J$67])-1)/([.$G$55]-[.$C$55]/100-1)" office:value-type="float" office:value="1" calcext:value-type="float">
            <text:p>1</text:p>
          </table:table-cell>
          <table:table-cell table:formula="of:=(POWER([.$G$55]-[.$C$55]/100;[.K$67])-1)/([.$G$55]-[.$C$55]/100-1)" office:value-type="float" office:value="1" calcext:value-type="float">
            <text:p>1</text:p>
          </table:table-cell>
          <table:table-cell table:formula="of:=(POWER([.$G$55]-[.$C$55]/100;[.L$67])-1)/([.$G$55]-[.$C$55]/100-1)" office:value-type="float" office:value="1" calcext:value-type="float">
            <text:p>1</text:p>
          </table:table-cell>
          <table:table-cell table:formula="of:=(POWER([.$G$55]-[.$C$55]/100;[.M$67])-1)/([.$G$55]-[.$C$55]/100-1)" office:value-type="float" office:value="1" calcext:value-type="float">
            <text:p>1</text:p>
          </table:table-cell>
          <table:table-cell table:formula="of:=(POWER([.$G$55]-[.$C$55]/100;[.N$67])-1)/([.$G$55]-[.$C$55]/100-1)" office:value-type="float" office:value="1" calcext:value-type="float">
            <text:p>1</text:p>
          </table:table-cell>
          <table:table-cell table:formula="of:=(POWER([.$G$55]-[.$C$55]/100;[.O$67])-1)/([.$G$55]-[.$C$55]/100-1)" office:value-type="float" office:value="1" calcext:value-type="float">
            <text:p>1</text:p>
          </table:table-cell>
          <table:table-cell table:formula="of:=(POWER([.$G$55]-[.$C$55]/100;[.P$67])-1)/([.$G$55]-[.$C$55]/100-1)" office:value-type="float" office:value="1" calcext:value-type="float">
            <text:p>1</text:p>
          </table:table-cell>
          <table:table-cell table:formula="of:=(POWER([.$G$55]-[.$C$55]/100;[.Q$67])-1)/([.$G$55]-[.$C$55]/100-1)" office:value-type="float" office:value="1" calcext:value-type="float">
            <text:p>1</text:p>
          </table:table-cell>
          <table:table-cell table:formula="of:=(POWER([.$G$55]-[.$C$55]/100;[.R$67])-1)/([.$G$55]-[.$C$55]/100-1)" office:value-type="float" office:value="1" calcext:value-type="float">
            <text:p>1</text:p>
          </table:table-cell>
          <table:table-cell table:formula="of:=(POWER([.$G$55]-[.$C$55]/100;[.S$67])-1)/([.$G$55]-[.$C$55]/100-1)" office:value-type="float" office:value="1" calcext:value-type="float">
            <text:p>1</text:p>
          </table:table-cell>
          <table:table-cell table:formula="of:=(POWER([.$G$55]-[.$C$55]/100;[.T$67])-1)/([.$G$55]-[.$C$55]/100-1)" office:value-type="float" office:value="1" calcext:value-type="float">
            <text:p>1</text:p>
          </table:table-cell>
          <table:table-cell table:formula="of:=(POWER([.$G$55]-[.$C$55]/100;[.U$67])-1)/([.$G$55]-[.$C$55]/100-1)" office:value-type="float" office:value="1" calcext:value-type="float">
            <text:p>1</text:p>
          </table:table-cell>
          <table:table-cell table:formula="of:=(POWER([.$G$55]-[.$C$55]/100;[.V$67])-1)/([.$G$55]-[.$C$55]/100-1)" office:value-type="float" office:value="1" calcext:value-type="float">
            <text:p>1</text:p>
          </table:table-cell>
          <table:table-cell table:formula="of:=(POWER([.$G$55]-[.$C$55]/100;[.W$67])-1)/([.$G$55]-[.$C$55]/100-1)" office:value-type="float" office:value="1" calcext:value-type="float">
            <text:p>1</text:p>
          </table:table-cell>
          <table:table-cell table:formula="of:=(POWER([.$G$55]-[.$C$55]/100;[.X$67])-1)/([.$G$55]-[.$C$55]/100-1)" office:value-type="float" office:value="1" calcext:value-type="float">
            <text:p>1</text:p>
          </table:table-cell>
          <table:table-cell table:formula="of:=(POWER([.$G$55]-[.$C$55]/100;[.Y$67])-1)/([.$G$55]-[.$C$55]/100-1)" office:value-type="float" office:value="1" calcext:value-type="float">
            <text:p>1</text:p>
          </table:table-cell>
          <table:table-cell table:formula="of:=(POWER([.$G$55]-[.$C$55]/100;[.Z$67])-1)/([.$G$55]-[.$C$55]/100-1)" office:value-type="float" office:value="1" calcext:value-type="float">
            <text:p>1</text:p>
          </table:table-cell>
          <table:table-cell table:formula="of:=(POWER([.$G$55]-[.$C$55]/100;[.AA$67])-1)/([.$G$55]-[.$C$55]/100-1)" office:value-type="float" office:value="1" calcext:value-type="float">
            <text:p>1</text:p>
          </table:table-cell>
          <table:table-cell table:formula="of:=(POWER([.$G$55]-[.$C$55]/100;[.AB$67])-1)/([.$G$55]-[.$C$55]/100-1)" office:value-type="float" office:value="1" calcext:value-type="float">
            <text:p>1</text:p>
          </table:table-cell>
          <table:table-cell table:formula="of:=(POWER([.$G$55]-[.$C$55]/100;[.AC$67])-1)/([.$G$55]-[.$C$55]/100-1)" office:value-type="float" office:value="1" calcext:value-type="float">
            <text:p>1</text:p>
          </table:table-cell>
          <table:table-cell table:formula="of:=(POWER([.$G$55]-[.$C$55]/100;[.AD$67])-1)/([.$G$55]-[.$C$55]/100-1)" office:value-type="float" office:value="1" calcext:value-type="float">
            <text:p>1</text:p>
          </table:table-cell>
          <table:table-cell table:formula="of:=(POWER([.$G$55]-[.$C$55]/100;[.AE$67])-1)/([.$G$55]-[.$C$55]/100-1)" office:value-type="float" office:value="1" calcext:value-type="float">
            <text:p>1</text:p>
          </table:table-cell>
          <table:table-cell table:formula="of:=(POWER([.$G$55]-[.$C$55]/100;[.AF$67])-1)/([.$G$55]-[.$C$55]/100-1)" office:value-type="float" office:value="1" calcext:value-type="float">
            <text:p>1</text:p>
          </table:table-cell>
          <table:table-cell table:formula="of:=(POWER([.$G$55]-[.$C$55]/100;[.AG$67])-1)/([.$G$55]-[.$C$55]/100-1)" office:value-type="float" office:value="1" calcext:value-type="float">
            <text:p>1</text:p>
          </table:table-cell>
          <table:table-cell table:formula="of:=(POWER([.$G$55]-[.$C$55]/100;[.AH$67])-1)/([.$G$55]-[.$C$55]/100-1)" office:value-type="float" office:value="1" calcext:value-type="float">
            <text:p>1</text:p>
          </table:table-cell>
          <table:table-cell table:formula="of:=(POWER([.$G$55]-[.$C$55]/100;[.AI$67])-1)/([.$G$55]-[.$C$55]/100-1)" office:value-type="float" office:value="1" calcext:value-type="float">
            <text:p>1</text:p>
          </table:table-cell>
          <table:table-cell table:formula="of:=(POWER([.$G$55]-[.$C$55]/100;[.AJ$67])-1)/([.$G$55]-[.$C$55]/100-1)" office:value-type="float" office:value="1" calcext:value-type="float">
            <text:p>1</text:p>
          </table:table-cell>
          <table:table-cell table:formula="of:=(POWER([.$G$55]-[.$C$55]/100;[.AK$67])-1)/([.$G$55]-[.$C$55]/100-1)" office:value-type="float" office:value="1" calcext:value-type="float">
            <text:p>1</text:p>
          </table:table-cell>
          <table:table-cell table:formula="of:=(POWER([.$G$55]-[.$C$55]/100;[.AL$67])-1)/([.$G$55]-[.$C$55]/100-1)" office:value-type="float" office:value="1" calcext:value-type="float">
            <text:p>1</text:p>
          </table:table-cell>
          <table:table-cell table:formula="of:=(POWER([.$G$55]-[.$C$55]/100;[.AM$67])-1)/([.$G$55]-[.$C$55]/100-1)" office:value-type="float" office:value="1" calcext:value-type="float">
            <text:p>1</text:p>
          </table:table-cell>
          <table:table-cell table:formula="of:=(POWER([.$G$55]-[.$C$55]/100;[.AN$67])-1)/([.$G$55]-[.$C$55]/100-1)" office:value-type="float" office:value="1" calcext:value-type="float">
            <text:p>1</text:p>
          </table:table-cell>
          <table:table-cell table:formula="of:=(POWER([.$G$55]-[.$C$55]/100;[.AO$67])-1)/([.$G$55]-[.$C$55]/100-1)" office:value-type="float" office:value="1" calcext:value-type="float">
            <text:p>1</text:p>
          </table:table-cell>
          <table:table-cell table:formula="of:=(POWER([.$G$55]-[.$C$55]/100;[.AP$67])-1)/([.$G$55]-[.$C$55]/100-1)" office:value-type="float" office:value="1" calcext:value-type="float">
            <text:p>1</text:p>
          </table:table-cell>
          <table:table-cell table:formula="of:=(POWER([.$G$55]-[.$C$55]/100;[.AQ$67])-1)/([.$G$55]-[.$C$55]/100-1)" office:value-type="float" office:value="1" calcext:value-type="float">
            <text:p>1</text:p>
          </table:table-cell>
          <table:table-cell table:formula="of:=(POWER([.$G$55]-[.$C$55]/100;[.AR$67])-1)/([.$G$55]-[.$C$55]/100-1)" office:value-type="float" office:value="1" calcext:value-type="float">
            <text:p>1</text:p>
          </table:table-cell>
          <table:table-cell table:formula="of:=(POWER([.$G$55]-[.$C$55]/100;[.AS$67])-1)/([.$G$55]-[.$C$55]/100-1)" office:value-type="float" office:value="1" calcext:value-type="float">
            <text:p>1</text:p>
          </table:table-cell>
          <table:table-cell table:formula="of:=(POWER([.$G$55]-[.$C$55]/100;[.AT$67])-1)/([.$G$55]-[.$C$55]/100-1)" office:value-type="float" office:value="1" calcext:value-type="float">
            <text:p>1</text:p>
          </table:table-cell>
          <table:table-cell table:formula="of:=(POWER([.$G$55]-[.$C$55]/100;[.AU$67])-1)/([.$G$55]-[.$C$55]/100-1)" office:value-type="float" office:value="1" calcext:value-type="float">
            <text:p>1</text:p>
          </table:table-cell>
          <table:table-cell table:formula="of:=(POWER([.$G$55]-[.$C$55]/100;[.AV$67])-1)/([.$G$55]-[.$C$55]/100-1)" office:value-type="float" office:value="1" calcext:value-type="float">
            <text:p>1</text:p>
          </table:table-cell>
          <table:table-cell table:number-columns-repeated="2"/>
          <table:table-cell table:formula="of:=[.$F55]*POWER([.$G55]-[.$C55]/100;[.$H$67])" office:value-type="float" office:value="0" calcext:value-type="float">
            <text:p>0</text:p>
          </table:table-cell>
          <table:table-cell table:formula="of:=[.$F55]*POWER([.$G55]-[.$C55]/100;[.$I$67])" office:value-type="float" office:value="0" calcext:value-type="float">
            <text:p>0</text:p>
          </table:table-cell>
          <table:table-cell table:formula="of:=[.$F55]*POWER([.$G55]-[.$C55]/100;[.$J$67])" office:value-type="float" office:value="0" calcext:value-type="float">
            <text:p>0</text:p>
          </table:table-cell>
          <table:table-cell table:formula="of:=[.$F55]*POWER([.$G55]-[.$C55]/100;[.$K$67])" office:value-type="float" office:value="0" calcext:value-type="float">
            <text:p>0</text:p>
          </table:table-cell>
          <table:table-cell table:formula="of:=[.$F55]*POWER([.$G55]-[.$C55]/100;[.$L$67])" office:value-type="float" office:value="0" calcext:value-type="float">
            <text:p>0</text:p>
          </table:table-cell>
          <table:table-cell table:formula="of:=[.$F55]*POWER([.$G55]-[.$C55]/100;[.$M$67])" office:value-type="float" office:value="0" calcext:value-type="float">
            <text:p>0</text:p>
          </table:table-cell>
          <table:table-cell table:formula="of:=[.$F55]*POWER([.$G55]-[.$C55]/100;[.$N$67])" office:value-type="float" office:value="0" calcext:value-type="float">
            <text:p>0</text:p>
          </table:table-cell>
          <table:table-cell table:formula="of:=[.$F55]*POWER([.$G55]-[.$C55]/100;[.$O$67])" office:value-type="float" office:value="0" calcext:value-type="float">
            <text:p>0</text:p>
          </table:table-cell>
          <table:table-cell table:formula="of:=[.$F55]*POWER([.$G55]-[.$C55]/100;[.$P$67])" office:value-type="float" office:value="0" calcext:value-type="float">
            <text:p>0</text:p>
          </table:table-cell>
          <table:table-cell table:formula="of:=[.$F55]*POWER([.$G55]-[.$C55]/100;[.$Q$67])" office:value-type="float" office:value="0" calcext:value-type="float">
            <text:p>0</text:p>
          </table:table-cell>
          <table:table-cell table:formula="of:=[.$F55]*POWER([.$G55]-[.$C55]/100;[.$R$67])" office:value-type="float" office:value="0" calcext:value-type="float">
            <text:p>0</text:p>
          </table:table-cell>
          <table:table-cell table:formula="of:=[.$F55]*POWER([.$G55]-[.$C55]/100;[.$S$67])" office:value-type="float" office:value="0" calcext:value-type="float">
            <text:p>0</text:p>
          </table:table-cell>
          <table:table-cell table:formula="of:=[.$F55]*POWER([.$G55]-[.$C55]/100;[.$T$67])" office:value-type="float" office:value="0" calcext:value-type="float">
            <text:p>0</text:p>
          </table:table-cell>
          <table:table-cell table:formula="of:=[.$F55]*POWER([.$G55]-[.$C55]/100;[.$U$67])" office:value-type="float" office:value="0" calcext:value-type="float">
            <text:p>0</text:p>
          </table:table-cell>
          <table:table-cell table:formula="of:=[.$F55]*POWER([.$G55]-[.$C55]/100;[.$V$67])" office:value-type="float" office:value="0" calcext:value-type="float">
            <text:p>0</text:p>
          </table:table-cell>
          <table:table-cell table:formula="of:=[.$F55]*POWER([.$G55]-[.$C55]/100;[.$W$67])" office:value-type="float" office:value="0" calcext:value-type="float">
            <text:p>0</text:p>
          </table:table-cell>
          <table:table-cell table:formula="of:=[.$F55]*POWER([.$G55]-[.$C55]/100;[.$X$67])" office:value-type="float" office:value="0" calcext:value-type="float">
            <text:p>0</text:p>
          </table:table-cell>
          <table:table-cell table:formula="of:=[.$F55]*POWER([.$G55]-[.$C55]/100;[.$Y$67])" office:value-type="float" office:value="0" calcext:value-type="float">
            <text:p>0</text:p>
          </table:table-cell>
          <table:table-cell table:formula="of:=[.$F55]*POWER([.$G55]-[.$C55]/100;[.$Z$67])" office:value-type="float" office:value="0" calcext:value-type="float">
            <text:p>0</text:p>
          </table:table-cell>
          <table:table-cell table:formula="of:=[.$F55]*POWER([.$G55]-[.$C55]/100;[.$AA$67])" office:value-type="float" office:value="0" calcext:value-type="float">
            <text:p>0</text:p>
          </table:table-cell>
          <table:table-cell table:formula="of:=[.$F55]*POWER([.$G55]-[.$C55]/100;[.$AB$67])" office:value-type="float" office:value="0" calcext:value-type="float">
            <text:p>0</text:p>
          </table:table-cell>
          <table:table-cell table:formula="of:=[.$F55]*POWER([.$G55]-[.$C55]/100;[.$AC$67])" office:value-type="float" office:value="0" calcext:value-type="float">
            <text:p>0</text:p>
          </table:table-cell>
          <table:table-cell table:formula="of:=[.$F55]*POWER([.$G55]-[.$C55]/100;[.$AD$67])" office:value-type="float" office:value="0" calcext:value-type="float">
            <text:p>0</text:p>
          </table:table-cell>
          <table:table-cell table:formula="of:=[.$F55]*POWER([.$G55]-[.$C55]/100;[.$AE$67])" office:value-type="float" office:value="0" calcext:value-type="float">
            <text:p>0</text:p>
          </table:table-cell>
          <table:table-cell table:formula="of:=[.$F55]*POWER([.$G55]-[.$C55]/100;[.$AF$67])" office:value-type="float" office:value="0" calcext:value-type="float">
            <text:p>0</text:p>
          </table:table-cell>
          <table:table-cell table:formula="of:=[.$F55]*POWER([.$G55]-[.$C55]/100;[.$AG$67])" office:value-type="float" office:value="0" calcext:value-type="float">
            <text:p>0</text:p>
          </table:table-cell>
          <table:table-cell table:formula="of:=[.$F55]*POWER([.$G55]-[.$C55]/100;[.$AH$67])" office:value-type="float" office:value="0" calcext:value-type="float">
            <text:p>0</text:p>
          </table:table-cell>
          <table:table-cell table:formula="of:=[.$F55]*POWER([.$G55]-[.$C55]/100;[.$AI$67])" office:value-type="float" office:value="0" calcext:value-type="float">
            <text:p>0</text:p>
          </table:table-cell>
          <table:table-cell table:formula="of:=[.$F55]*POWER([.$G55]-[.$C55]/100;[.$AJ$67])" office:value-type="float" office:value="0" calcext:value-type="float">
            <text:p>0</text:p>
          </table:table-cell>
          <table:table-cell table:formula="of:=[.$F55]*POWER([.$G55]-[.$C55]/100;[.$AK$67])" office:value-type="float" office:value="0" calcext:value-type="float">
            <text:p>0</text:p>
          </table:table-cell>
          <table:table-cell table:formula="of:=[.$F55]*POWER([.$G55]-[.$C55]/100;[.$AL$67])" office:value-type="float" office:value="0" calcext:value-type="float">
            <text:p>0</text:p>
          </table:table-cell>
          <table:table-cell table:formula="of:=[.$F55]*POWER([.$G55]-[.$C55]/100;[.$AM$67])" office:value-type="float" office:value="0" calcext:value-type="float">
            <text:p>0</text:p>
          </table:table-cell>
          <table:table-cell table:formula="of:=[.$F55]*POWER([.$G55]-[.$C55]/100;[.$AN$67])" office:value-type="float" office:value="0" calcext:value-type="float">
            <text:p>0</text:p>
          </table:table-cell>
          <table:table-cell table:formula="of:=[.$F55]*POWER([.$G55]-[.$C55]/100;[.$AO$67])" office:value-type="float" office:value="0" calcext:value-type="float">
            <text:p>0</text:p>
          </table:table-cell>
          <table:table-cell table:formula="of:=[.$F55]*POWER([.$G55]-[.$C55]/100;[.$AP$67])" office:value-type="float" office:value="0" calcext:value-type="float">
            <text:p>0</text:p>
          </table:table-cell>
          <table:table-cell table:formula="of:=[.$F55]*POWER([.$G55]-[.$C55]/100;[.$AQ$67])" office:value-type="float" office:value="0" calcext:value-type="float">
            <text:p>0</text:p>
          </table:table-cell>
          <table:table-cell table:formula="of:=[.$F55]*POWER([.$G55]-[.$C55]/100;[.$AR$67])" office:value-type="float" office:value="0" calcext:value-type="float">
            <text:p>0</text:p>
          </table:table-cell>
          <table:table-cell table:formula="of:=[.$F55]*POWER([.$G55]-[.$C55]/100;[.$AS$67])" office:value-type="float" office:value="0" calcext:value-type="float">
            <text:p>0</text:p>
          </table:table-cell>
          <table:table-cell table:formula="of:=[.$F55]*POWER([.$G55]-[.$C55]/100;[.$AT$67])" office:value-type="float" office:value="0" calcext:value-type="float">
            <text:p>0</text:p>
          </table:table-cell>
          <table:table-cell table:formula="of:=[.$F55]*POWER([.$G55]-[.$C55]/100;[.$AU$67])" office:value-type="float" office:value="0" calcext:value-type="float">
            <text:p>0</text:p>
          </table:table-cell>
          <table:table-cell table:formula="of:=[.$F55]*POWER([.$G55]-[.$C5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6]-[.$C$56]/100;[.H$67])-1)/([.$G$56]-[.$C$56]/100-1)" office:value-type="float" office:value="-0" calcext:value-type="float">
            <text:p>0</text:p>
          </table:table-cell>
          <table:table-cell table:formula="of:=(POWER([.$G$56]-[.$C$56]/100;[.I$67])-1)/([.$G$56]-[.$C$56]/100-1)" office:value-type="float" office:value="1" calcext:value-type="float">
            <text:p>1</text:p>
          </table:table-cell>
          <table:table-cell table:formula="of:=(POWER([.$G$56]-[.$C$56]/100;[.J$67])-1)/([.$G$56]-[.$C$56]/100-1)" office:value-type="float" office:value="1" calcext:value-type="float">
            <text:p>1</text:p>
          </table:table-cell>
          <table:table-cell table:formula="of:=(POWER([.$G$56]-[.$C$56]/100;[.K$67])-1)/([.$G$56]-[.$C$56]/100-1)" office:value-type="float" office:value="1" calcext:value-type="float">
            <text:p>1</text:p>
          </table:table-cell>
          <table:table-cell table:formula="of:=(POWER([.$G$56]-[.$C$56]/100;[.L$67])-1)/([.$G$56]-[.$C$56]/100-1)" office:value-type="float" office:value="1" calcext:value-type="float">
            <text:p>1</text:p>
          </table:table-cell>
          <table:table-cell table:formula="of:=(POWER([.$G$56]-[.$C$56]/100;[.M$67])-1)/([.$G$56]-[.$C$56]/100-1)" office:value-type="float" office:value="1" calcext:value-type="float">
            <text:p>1</text:p>
          </table:table-cell>
          <table:table-cell table:formula="of:=(POWER([.$G$56]-[.$C$56]/100;[.N$67])-1)/([.$G$56]-[.$C$56]/100-1)" office:value-type="float" office:value="1" calcext:value-type="float">
            <text:p>1</text:p>
          </table:table-cell>
          <table:table-cell table:formula="of:=(POWER([.$G$56]-[.$C$56]/100;[.O$67])-1)/([.$G$56]-[.$C$56]/100-1)" office:value-type="float" office:value="1" calcext:value-type="float">
            <text:p>1</text:p>
          </table:table-cell>
          <table:table-cell table:formula="of:=(POWER([.$G$56]-[.$C$56]/100;[.P$67])-1)/([.$G$56]-[.$C$56]/100-1)" office:value-type="float" office:value="1" calcext:value-type="float">
            <text:p>1</text:p>
          </table:table-cell>
          <table:table-cell table:formula="of:=(POWER([.$G$56]-[.$C$56]/100;[.Q$67])-1)/([.$G$56]-[.$C$56]/100-1)" office:value-type="float" office:value="1" calcext:value-type="float">
            <text:p>1</text:p>
          </table:table-cell>
          <table:table-cell table:formula="of:=(POWER([.$G$56]-[.$C$56]/100;[.R$67])-1)/([.$G$56]-[.$C$56]/100-1)" office:value-type="float" office:value="1" calcext:value-type="float">
            <text:p>1</text:p>
          </table:table-cell>
          <table:table-cell table:formula="of:=(POWER([.$G$56]-[.$C$56]/100;[.S$67])-1)/([.$G$56]-[.$C$56]/100-1)" office:value-type="float" office:value="1" calcext:value-type="float">
            <text:p>1</text:p>
          </table:table-cell>
          <table:table-cell table:formula="of:=(POWER([.$G$56]-[.$C$56]/100;[.T$67])-1)/([.$G$56]-[.$C$56]/100-1)" office:value-type="float" office:value="1" calcext:value-type="float">
            <text:p>1</text:p>
          </table:table-cell>
          <table:table-cell table:formula="of:=(POWER([.$G$56]-[.$C$56]/100;[.U$67])-1)/([.$G$56]-[.$C$56]/100-1)" office:value-type="float" office:value="1" calcext:value-type="float">
            <text:p>1</text:p>
          </table:table-cell>
          <table:table-cell table:formula="of:=(POWER([.$G$56]-[.$C$56]/100;[.V$67])-1)/([.$G$56]-[.$C$56]/100-1)" office:value-type="float" office:value="1" calcext:value-type="float">
            <text:p>1</text:p>
          </table:table-cell>
          <table:table-cell table:formula="of:=(POWER([.$G$56]-[.$C$56]/100;[.W$67])-1)/([.$G$56]-[.$C$56]/100-1)" office:value-type="float" office:value="1" calcext:value-type="float">
            <text:p>1</text:p>
          </table:table-cell>
          <table:table-cell table:formula="of:=(POWER([.$G$56]-[.$C$56]/100;[.X$67])-1)/([.$G$56]-[.$C$56]/100-1)" office:value-type="float" office:value="1" calcext:value-type="float">
            <text:p>1</text:p>
          </table:table-cell>
          <table:table-cell table:formula="of:=(POWER([.$G$56]-[.$C$56]/100;[.Y$67])-1)/([.$G$56]-[.$C$56]/100-1)" office:value-type="float" office:value="1" calcext:value-type="float">
            <text:p>1</text:p>
          </table:table-cell>
          <table:table-cell table:formula="of:=(POWER([.$G$56]-[.$C$56]/100;[.Z$67])-1)/([.$G$56]-[.$C$56]/100-1)" office:value-type="float" office:value="1" calcext:value-type="float">
            <text:p>1</text:p>
          </table:table-cell>
          <table:table-cell table:formula="of:=(POWER([.$G$56]-[.$C$56]/100;[.AA$67])-1)/([.$G$56]-[.$C$56]/100-1)" office:value-type="float" office:value="1" calcext:value-type="float">
            <text:p>1</text:p>
          </table:table-cell>
          <table:table-cell table:formula="of:=(POWER([.$G$56]-[.$C$56]/100;[.AB$67])-1)/([.$G$56]-[.$C$56]/100-1)" office:value-type="float" office:value="1" calcext:value-type="float">
            <text:p>1</text:p>
          </table:table-cell>
          <table:table-cell table:formula="of:=(POWER([.$G$56]-[.$C$56]/100;[.AC$67])-1)/([.$G$56]-[.$C$56]/100-1)" office:value-type="float" office:value="1" calcext:value-type="float">
            <text:p>1</text:p>
          </table:table-cell>
          <table:table-cell table:formula="of:=(POWER([.$G$56]-[.$C$56]/100;[.AD$67])-1)/([.$G$56]-[.$C$56]/100-1)" office:value-type="float" office:value="1" calcext:value-type="float">
            <text:p>1</text:p>
          </table:table-cell>
          <table:table-cell table:formula="of:=(POWER([.$G$56]-[.$C$56]/100;[.AE$67])-1)/([.$G$56]-[.$C$56]/100-1)" office:value-type="float" office:value="1" calcext:value-type="float">
            <text:p>1</text:p>
          </table:table-cell>
          <table:table-cell table:formula="of:=(POWER([.$G$56]-[.$C$56]/100;[.AF$67])-1)/([.$G$56]-[.$C$56]/100-1)" office:value-type="float" office:value="1" calcext:value-type="float">
            <text:p>1</text:p>
          </table:table-cell>
          <table:table-cell table:formula="of:=(POWER([.$G$56]-[.$C$56]/100;[.AG$67])-1)/([.$G$56]-[.$C$56]/100-1)" office:value-type="float" office:value="1" calcext:value-type="float">
            <text:p>1</text:p>
          </table:table-cell>
          <table:table-cell table:formula="of:=(POWER([.$G$56]-[.$C$56]/100;[.AH$67])-1)/([.$G$56]-[.$C$56]/100-1)" office:value-type="float" office:value="1" calcext:value-type="float">
            <text:p>1</text:p>
          </table:table-cell>
          <table:table-cell table:formula="of:=(POWER([.$G$56]-[.$C$56]/100;[.AI$67])-1)/([.$G$56]-[.$C$56]/100-1)" office:value-type="float" office:value="1" calcext:value-type="float">
            <text:p>1</text:p>
          </table:table-cell>
          <table:table-cell table:formula="of:=(POWER([.$G$56]-[.$C$56]/100;[.AJ$67])-1)/([.$G$56]-[.$C$56]/100-1)" office:value-type="float" office:value="1" calcext:value-type="float">
            <text:p>1</text:p>
          </table:table-cell>
          <table:table-cell table:formula="of:=(POWER([.$G$56]-[.$C$56]/100;[.AK$67])-1)/([.$G$56]-[.$C$56]/100-1)" office:value-type="float" office:value="1" calcext:value-type="float">
            <text:p>1</text:p>
          </table:table-cell>
          <table:table-cell table:formula="of:=(POWER([.$G$56]-[.$C$56]/100;[.AL$67])-1)/([.$G$56]-[.$C$56]/100-1)" office:value-type="float" office:value="1" calcext:value-type="float">
            <text:p>1</text:p>
          </table:table-cell>
          <table:table-cell table:formula="of:=(POWER([.$G$56]-[.$C$56]/100;[.AM$67])-1)/([.$G$56]-[.$C$56]/100-1)" office:value-type="float" office:value="1" calcext:value-type="float">
            <text:p>1</text:p>
          </table:table-cell>
          <table:table-cell table:formula="of:=(POWER([.$G$56]-[.$C$56]/100;[.AN$67])-1)/([.$G$56]-[.$C$56]/100-1)" office:value-type="float" office:value="1" calcext:value-type="float">
            <text:p>1</text:p>
          </table:table-cell>
          <table:table-cell table:formula="of:=(POWER([.$G$56]-[.$C$56]/100;[.AO$67])-1)/([.$G$56]-[.$C$56]/100-1)" office:value-type="float" office:value="1" calcext:value-type="float">
            <text:p>1</text:p>
          </table:table-cell>
          <table:table-cell table:formula="of:=(POWER([.$G$56]-[.$C$56]/100;[.AP$67])-1)/([.$G$56]-[.$C$56]/100-1)" office:value-type="float" office:value="1" calcext:value-type="float">
            <text:p>1</text:p>
          </table:table-cell>
          <table:table-cell table:formula="of:=(POWER([.$G$56]-[.$C$56]/100;[.AQ$67])-1)/([.$G$56]-[.$C$56]/100-1)" office:value-type="float" office:value="1" calcext:value-type="float">
            <text:p>1</text:p>
          </table:table-cell>
          <table:table-cell table:formula="of:=(POWER([.$G$56]-[.$C$56]/100;[.AR$67])-1)/([.$G$56]-[.$C$56]/100-1)" office:value-type="float" office:value="1" calcext:value-type="float">
            <text:p>1</text:p>
          </table:table-cell>
          <table:table-cell table:formula="of:=(POWER([.$G$56]-[.$C$56]/100;[.AS$67])-1)/([.$G$56]-[.$C$56]/100-1)" office:value-type="float" office:value="1" calcext:value-type="float">
            <text:p>1</text:p>
          </table:table-cell>
          <table:table-cell table:formula="of:=(POWER([.$G$56]-[.$C$56]/100;[.AT$67])-1)/([.$G$56]-[.$C$56]/100-1)" office:value-type="float" office:value="1" calcext:value-type="float">
            <text:p>1</text:p>
          </table:table-cell>
          <table:table-cell table:formula="of:=(POWER([.$G$56]-[.$C$56]/100;[.AU$67])-1)/([.$G$56]-[.$C$56]/100-1)" office:value-type="float" office:value="1" calcext:value-type="float">
            <text:p>1</text:p>
          </table:table-cell>
          <table:table-cell table:formula="of:=(POWER([.$G$56]-[.$C$56]/100;[.AV$67])-1)/([.$G$56]-[.$C$56]/100-1)" office:value-type="float" office:value="1" calcext:value-type="float">
            <text:p>1</text:p>
          </table:table-cell>
          <table:table-cell table:number-columns-repeated="2"/>
          <table:table-cell table:formula="of:=[.$F56]*POWER([.$G56]-[.$C56]/100;[.$H$67])" office:value-type="float" office:value="0" calcext:value-type="float">
            <text:p>0</text:p>
          </table:table-cell>
          <table:table-cell table:formula="of:=[.$F56]*POWER([.$G56]-[.$C56]/100;[.$I$67])" office:value-type="float" office:value="0" calcext:value-type="float">
            <text:p>0</text:p>
          </table:table-cell>
          <table:table-cell table:formula="of:=[.$F56]*POWER([.$G56]-[.$C56]/100;[.$J$67])" office:value-type="float" office:value="0" calcext:value-type="float">
            <text:p>0</text:p>
          </table:table-cell>
          <table:table-cell table:formula="of:=[.$F56]*POWER([.$G56]-[.$C56]/100;[.$K$67])" office:value-type="float" office:value="0" calcext:value-type="float">
            <text:p>0</text:p>
          </table:table-cell>
          <table:table-cell table:formula="of:=[.$F56]*POWER([.$G56]-[.$C56]/100;[.$L$67])" office:value-type="float" office:value="0" calcext:value-type="float">
            <text:p>0</text:p>
          </table:table-cell>
          <table:table-cell table:formula="of:=[.$F56]*POWER([.$G56]-[.$C56]/100;[.$M$67])" office:value-type="float" office:value="0" calcext:value-type="float">
            <text:p>0</text:p>
          </table:table-cell>
          <table:table-cell table:formula="of:=[.$F56]*POWER([.$G56]-[.$C56]/100;[.$N$67])" office:value-type="float" office:value="0" calcext:value-type="float">
            <text:p>0</text:p>
          </table:table-cell>
          <table:table-cell table:formula="of:=[.$F56]*POWER([.$G56]-[.$C56]/100;[.$O$67])" office:value-type="float" office:value="0" calcext:value-type="float">
            <text:p>0</text:p>
          </table:table-cell>
          <table:table-cell table:formula="of:=[.$F56]*POWER([.$G56]-[.$C56]/100;[.$P$67])" office:value-type="float" office:value="0" calcext:value-type="float">
            <text:p>0</text:p>
          </table:table-cell>
          <table:table-cell table:formula="of:=[.$F56]*POWER([.$G56]-[.$C56]/100;[.$Q$67])" office:value-type="float" office:value="0" calcext:value-type="float">
            <text:p>0</text:p>
          </table:table-cell>
          <table:table-cell table:formula="of:=[.$F56]*POWER([.$G56]-[.$C56]/100;[.$R$67])" office:value-type="float" office:value="0" calcext:value-type="float">
            <text:p>0</text:p>
          </table:table-cell>
          <table:table-cell table:formula="of:=[.$F56]*POWER([.$G56]-[.$C56]/100;[.$S$67])" office:value-type="float" office:value="0" calcext:value-type="float">
            <text:p>0</text:p>
          </table:table-cell>
          <table:table-cell table:formula="of:=[.$F56]*POWER([.$G56]-[.$C56]/100;[.$T$67])" office:value-type="float" office:value="0" calcext:value-type="float">
            <text:p>0</text:p>
          </table:table-cell>
          <table:table-cell table:formula="of:=[.$F56]*POWER([.$G56]-[.$C56]/100;[.$U$67])" office:value-type="float" office:value="0" calcext:value-type="float">
            <text:p>0</text:p>
          </table:table-cell>
          <table:table-cell table:formula="of:=[.$F56]*POWER([.$G56]-[.$C56]/100;[.$V$67])" office:value-type="float" office:value="0" calcext:value-type="float">
            <text:p>0</text:p>
          </table:table-cell>
          <table:table-cell table:formula="of:=[.$F56]*POWER([.$G56]-[.$C56]/100;[.$W$67])" office:value-type="float" office:value="0" calcext:value-type="float">
            <text:p>0</text:p>
          </table:table-cell>
          <table:table-cell table:formula="of:=[.$F56]*POWER([.$G56]-[.$C56]/100;[.$X$67])" office:value-type="float" office:value="0" calcext:value-type="float">
            <text:p>0</text:p>
          </table:table-cell>
          <table:table-cell table:formula="of:=[.$F56]*POWER([.$G56]-[.$C56]/100;[.$Y$67])" office:value-type="float" office:value="0" calcext:value-type="float">
            <text:p>0</text:p>
          </table:table-cell>
          <table:table-cell table:formula="of:=[.$F56]*POWER([.$G56]-[.$C56]/100;[.$Z$67])" office:value-type="float" office:value="0" calcext:value-type="float">
            <text:p>0</text:p>
          </table:table-cell>
          <table:table-cell table:formula="of:=[.$F56]*POWER([.$G56]-[.$C56]/100;[.$AA$67])" office:value-type="float" office:value="0" calcext:value-type="float">
            <text:p>0</text:p>
          </table:table-cell>
          <table:table-cell table:formula="of:=[.$F56]*POWER([.$G56]-[.$C56]/100;[.$AB$67])" office:value-type="float" office:value="0" calcext:value-type="float">
            <text:p>0</text:p>
          </table:table-cell>
          <table:table-cell table:formula="of:=[.$F56]*POWER([.$G56]-[.$C56]/100;[.$AC$67])" office:value-type="float" office:value="0" calcext:value-type="float">
            <text:p>0</text:p>
          </table:table-cell>
          <table:table-cell table:formula="of:=[.$F56]*POWER([.$G56]-[.$C56]/100;[.$AD$67])" office:value-type="float" office:value="0" calcext:value-type="float">
            <text:p>0</text:p>
          </table:table-cell>
          <table:table-cell table:formula="of:=[.$F56]*POWER([.$G56]-[.$C56]/100;[.$AE$67])" office:value-type="float" office:value="0" calcext:value-type="float">
            <text:p>0</text:p>
          </table:table-cell>
          <table:table-cell table:formula="of:=[.$F56]*POWER([.$G56]-[.$C56]/100;[.$AF$67])" office:value-type="float" office:value="0" calcext:value-type="float">
            <text:p>0</text:p>
          </table:table-cell>
          <table:table-cell table:formula="of:=[.$F56]*POWER([.$G56]-[.$C56]/100;[.$AG$67])" office:value-type="float" office:value="0" calcext:value-type="float">
            <text:p>0</text:p>
          </table:table-cell>
          <table:table-cell table:formula="of:=[.$F56]*POWER([.$G56]-[.$C56]/100;[.$AH$67])" office:value-type="float" office:value="0" calcext:value-type="float">
            <text:p>0</text:p>
          </table:table-cell>
          <table:table-cell table:formula="of:=[.$F56]*POWER([.$G56]-[.$C56]/100;[.$AI$67])" office:value-type="float" office:value="0" calcext:value-type="float">
            <text:p>0</text:p>
          </table:table-cell>
          <table:table-cell table:formula="of:=[.$F56]*POWER([.$G56]-[.$C56]/100;[.$AJ$67])" office:value-type="float" office:value="0" calcext:value-type="float">
            <text:p>0</text:p>
          </table:table-cell>
          <table:table-cell table:formula="of:=[.$F56]*POWER([.$G56]-[.$C56]/100;[.$AK$67])" office:value-type="float" office:value="0" calcext:value-type="float">
            <text:p>0</text:p>
          </table:table-cell>
          <table:table-cell table:formula="of:=[.$F56]*POWER([.$G56]-[.$C56]/100;[.$AL$67])" office:value-type="float" office:value="0" calcext:value-type="float">
            <text:p>0</text:p>
          </table:table-cell>
          <table:table-cell table:formula="of:=[.$F56]*POWER([.$G56]-[.$C56]/100;[.$AM$67])" office:value-type="float" office:value="0" calcext:value-type="float">
            <text:p>0</text:p>
          </table:table-cell>
          <table:table-cell table:formula="of:=[.$F56]*POWER([.$G56]-[.$C56]/100;[.$AN$67])" office:value-type="float" office:value="0" calcext:value-type="float">
            <text:p>0</text:p>
          </table:table-cell>
          <table:table-cell table:formula="of:=[.$F56]*POWER([.$G56]-[.$C56]/100;[.$AO$67])" office:value-type="float" office:value="0" calcext:value-type="float">
            <text:p>0</text:p>
          </table:table-cell>
          <table:table-cell table:formula="of:=[.$F56]*POWER([.$G56]-[.$C56]/100;[.$AP$67])" office:value-type="float" office:value="0" calcext:value-type="float">
            <text:p>0</text:p>
          </table:table-cell>
          <table:table-cell table:formula="of:=[.$F56]*POWER([.$G56]-[.$C56]/100;[.$AQ$67])" office:value-type="float" office:value="0" calcext:value-type="float">
            <text:p>0</text:p>
          </table:table-cell>
          <table:table-cell table:formula="of:=[.$F56]*POWER([.$G56]-[.$C56]/100;[.$AR$67])" office:value-type="float" office:value="0" calcext:value-type="float">
            <text:p>0</text:p>
          </table:table-cell>
          <table:table-cell table:formula="of:=[.$F56]*POWER([.$G56]-[.$C56]/100;[.$AS$67])" office:value-type="float" office:value="0" calcext:value-type="float">
            <text:p>0</text:p>
          </table:table-cell>
          <table:table-cell table:formula="of:=[.$F56]*POWER([.$G56]-[.$C56]/100;[.$AT$67])" office:value-type="float" office:value="0" calcext:value-type="float">
            <text:p>0</text:p>
          </table:table-cell>
          <table:table-cell table:formula="of:=[.$F56]*POWER([.$G56]-[.$C56]/100;[.$AU$67])" office:value-type="float" office:value="0" calcext:value-type="float">
            <text:p>0</text:p>
          </table:table-cell>
          <table:table-cell table:formula="of:=[.$F56]*POWER([.$G56]-[.$C5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7]-[.$C$57]/100;[.H$67])-1)/([.$G$57]-[.$C$57]/100-1)" office:value-type="float" office:value="-0" calcext:value-type="float">
            <text:p>0</text:p>
          </table:table-cell>
          <table:table-cell table:formula="of:=(POWER([.$G$57]-[.$C$57]/100;[.I$67])-1)/([.$G$57]-[.$C$57]/100-1)" office:value-type="float" office:value="1" calcext:value-type="float">
            <text:p>1</text:p>
          </table:table-cell>
          <table:table-cell table:formula="of:=(POWER([.$G$57]-[.$C$57]/100;[.J$67])-1)/([.$G$57]-[.$C$57]/100-1)" office:value-type="float" office:value="1" calcext:value-type="float">
            <text:p>1</text:p>
          </table:table-cell>
          <table:table-cell table:formula="of:=(POWER([.$G$57]-[.$C$57]/100;[.K$67])-1)/([.$G$57]-[.$C$57]/100-1)" office:value-type="float" office:value="1" calcext:value-type="float">
            <text:p>1</text:p>
          </table:table-cell>
          <table:table-cell table:formula="of:=(POWER([.$G$57]-[.$C$57]/100;[.L$67])-1)/([.$G$57]-[.$C$57]/100-1)" office:value-type="float" office:value="1" calcext:value-type="float">
            <text:p>1</text:p>
          </table:table-cell>
          <table:table-cell table:formula="of:=(POWER([.$G$57]-[.$C$57]/100;[.M$67])-1)/([.$G$57]-[.$C$57]/100-1)" office:value-type="float" office:value="1" calcext:value-type="float">
            <text:p>1</text:p>
          </table:table-cell>
          <table:table-cell table:formula="of:=(POWER([.$G$57]-[.$C$57]/100;[.N$67])-1)/([.$G$57]-[.$C$57]/100-1)" office:value-type="float" office:value="1" calcext:value-type="float">
            <text:p>1</text:p>
          </table:table-cell>
          <table:table-cell table:formula="of:=(POWER([.$G$57]-[.$C$57]/100;[.O$67])-1)/([.$G$57]-[.$C$57]/100-1)" office:value-type="float" office:value="1" calcext:value-type="float">
            <text:p>1</text:p>
          </table:table-cell>
          <table:table-cell table:formula="of:=(POWER([.$G$57]-[.$C$57]/100;[.P$67])-1)/([.$G$57]-[.$C$57]/100-1)" office:value-type="float" office:value="1" calcext:value-type="float">
            <text:p>1</text:p>
          </table:table-cell>
          <table:table-cell table:formula="of:=(POWER([.$G$57]-[.$C$57]/100;[.Q$67])-1)/([.$G$57]-[.$C$57]/100-1)" office:value-type="float" office:value="1" calcext:value-type="float">
            <text:p>1</text:p>
          </table:table-cell>
          <table:table-cell table:formula="of:=(POWER([.$G$57]-[.$C$57]/100;[.R$67])-1)/([.$G$57]-[.$C$57]/100-1)" office:value-type="float" office:value="1" calcext:value-type="float">
            <text:p>1</text:p>
          </table:table-cell>
          <table:table-cell table:formula="of:=(POWER([.$G$57]-[.$C$57]/100;[.S$67])-1)/([.$G$57]-[.$C$57]/100-1)" office:value-type="float" office:value="1" calcext:value-type="float">
            <text:p>1</text:p>
          </table:table-cell>
          <table:table-cell table:formula="of:=(POWER([.$G$57]-[.$C$57]/100;[.T$67])-1)/([.$G$57]-[.$C$57]/100-1)" office:value-type="float" office:value="1" calcext:value-type="float">
            <text:p>1</text:p>
          </table:table-cell>
          <table:table-cell table:formula="of:=(POWER([.$G$57]-[.$C$57]/100;[.U$67])-1)/([.$G$57]-[.$C$57]/100-1)" office:value-type="float" office:value="1" calcext:value-type="float">
            <text:p>1</text:p>
          </table:table-cell>
          <table:table-cell table:formula="of:=(POWER([.$G$57]-[.$C$57]/100;[.V$67])-1)/([.$G$57]-[.$C$57]/100-1)" office:value-type="float" office:value="1" calcext:value-type="float">
            <text:p>1</text:p>
          </table:table-cell>
          <table:table-cell table:formula="of:=(POWER([.$G$57]-[.$C$57]/100;[.W$67])-1)/([.$G$57]-[.$C$57]/100-1)" office:value-type="float" office:value="1" calcext:value-type="float">
            <text:p>1</text:p>
          </table:table-cell>
          <table:table-cell table:formula="of:=(POWER([.$G$57]-[.$C$57]/100;[.X$67])-1)/([.$G$57]-[.$C$57]/100-1)" office:value-type="float" office:value="1" calcext:value-type="float">
            <text:p>1</text:p>
          </table:table-cell>
          <table:table-cell table:formula="of:=(POWER([.$G$57]-[.$C$57]/100;[.Y$67])-1)/([.$G$57]-[.$C$57]/100-1)" office:value-type="float" office:value="1" calcext:value-type="float">
            <text:p>1</text:p>
          </table:table-cell>
          <table:table-cell table:formula="of:=(POWER([.$G$57]-[.$C$57]/100;[.Z$67])-1)/([.$G$57]-[.$C$57]/100-1)" office:value-type="float" office:value="1" calcext:value-type="float">
            <text:p>1</text:p>
          </table:table-cell>
          <table:table-cell table:formula="of:=(POWER([.$G$57]-[.$C$57]/100;[.AA$67])-1)/([.$G$57]-[.$C$57]/100-1)" office:value-type="float" office:value="1" calcext:value-type="float">
            <text:p>1</text:p>
          </table:table-cell>
          <table:table-cell table:formula="of:=(POWER([.$G$57]-[.$C$57]/100;[.AB$67])-1)/([.$G$57]-[.$C$57]/100-1)" office:value-type="float" office:value="1" calcext:value-type="float">
            <text:p>1</text:p>
          </table:table-cell>
          <table:table-cell table:formula="of:=(POWER([.$G$57]-[.$C$57]/100;[.AC$67])-1)/([.$G$57]-[.$C$57]/100-1)" office:value-type="float" office:value="1" calcext:value-type="float">
            <text:p>1</text:p>
          </table:table-cell>
          <table:table-cell table:formula="of:=(POWER([.$G$57]-[.$C$57]/100;[.AD$67])-1)/([.$G$57]-[.$C$57]/100-1)" office:value-type="float" office:value="1" calcext:value-type="float">
            <text:p>1</text:p>
          </table:table-cell>
          <table:table-cell table:formula="of:=(POWER([.$G$57]-[.$C$57]/100;[.AE$67])-1)/([.$G$57]-[.$C$57]/100-1)" office:value-type="float" office:value="1" calcext:value-type="float">
            <text:p>1</text:p>
          </table:table-cell>
          <table:table-cell table:formula="of:=(POWER([.$G$57]-[.$C$57]/100;[.AF$67])-1)/([.$G$57]-[.$C$57]/100-1)" office:value-type="float" office:value="1" calcext:value-type="float">
            <text:p>1</text:p>
          </table:table-cell>
          <table:table-cell table:formula="of:=(POWER([.$G$57]-[.$C$57]/100;[.AG$67])-1)/([.$G$57]-[.$C$57]/100-1)" office:value-type="float" office:value="1" calcext:value-type="float">
            <text:p>1</text:p>
          </table:table-cell>
          <table:table-cell table:formula="of:=(POWER([.$G$57]-[.$C$57]/100;[.AH$67])-1)/([.$G$57]-[.$C$57]/100-1)" office:value-type="float" office:value="1" calcext:value-type="float">
            <text:p>1</text:p>
          </table:table-cell>
          <table:table-cell table:formula="of:=(POWER([.$G$57]-[.$C$57]/100;[.AI$67])-1)/([.$G$57]-[.$C$57]/100-1)" office:value-type="float" office:value="1" calcext:value-type="float">
            <text:p>1</text:p>
          </table:table-cell>
          <table:table-cell table:formula="of:=(POWER([.$G$57]-[.$C$57]/100;[.AJ$67])-1)/([.$G$57]-[.$C$57]/100-1)" office:value-type="float" office:value="1" calcext:value-type="float">
            <text:p>1</text:p>
          </table:table-cell>
          <table:table-cell table:formula="of:=(POWER([.$G$57]-[.$C$57]/100;[.AK$67])-1)/([.$G$57]-[.$C$57]/100-1)" office:value-type="float" office:value="1" calcext:value-type="float">
            <text:p>1</text:p>
          </table:table-cell>
          <table:table-cell table:formula="of:=(POWER([.$G$57]-[.$C$57]/100;[.AL$67])-1)/([.$G$57]-[.$C$57]/100-1)" office:value-type="float" office:value="1" calcext:value-type="float">
            <text:p>1</text:p>
          </table:table-cell>
          <table:table-cell table:formula="of:=(POWER([.$G$57]-[.$C$57]/100;[.AM$67])-1)/([.$G$57]-[.$C$57]/100-1)" office:value-type="float" office:value="1" calcext:value-type="float">
            <text:p>1</text:p>
          </table:table-cell>
          <table:table-cell table:formula="of:=(POWER([.$G$57]-[.$C$57]/100;[.AN$67])-1)/([.$G$57]-[.$C$57]/100-1)" office:value-type="float" office:value="1" calcext:value-type="float">
            <text:p>1</text:p>
          </table:table-cell>
          <table:table-cell table:formula="of:=(POWER([.$G$57]-[.$C$57]/100;[.AO$67])-1)/([.$G$57]-[.$C$57]/100-1)" office:value-type="float" office:value="1" calcext:value-type="float">
            <text:p>1</text:p>
          </table:table-cell>
          <table:table-cell table:formula="of:=(POWER([.$G$57]-[.$C$57]/100;[.AP$67])-1)/([.$G$57]-[.$C$57]/100-1)" office:value-type="float" office:value="1" calcext:value-type="float">
            <text:p>1</text:p>
          </table:table-cell>
          <table:table-cell table:formula="of:=(POWER([.$G$57]-[.$C$57]/100;[.AQ$67])-1)/([.$G$57]-[.$C$57]/100-1)" office:value-type="float" office:value="1" calcext:value-type="float">
            <text:p>1</text:p>
          </table:table-cell>
          <table:table-cell table:formula="of:=(POWER([.$G$57]-[.$C$57]/100;[.AR$67])-1)/([.$G$57]-[.$C$57]/100-1)" office:value-type="float" office:value="1" calcext:value-type="float">
            <text:p>1</text:p>
          </table:table-cell>
          <table:table-cell table:formula="of:=(POWER([.$G$57]-[.$C$57]/100;[.AS$67])-1)/([.$G$57]-[.$C$57]/100-1)" office:value-type="float" office:value="1" calcext:value-type="float">
            <text:p>1</text:p>
          </table:table-cell>
          <table:table-cell table:formula="of:=(POWER([.$G$57]-[.$C$57]/100;[.AT$67])-1)/([.$G$57]-[.$C$57]/100-1)" office:value-type="float" office:value="1" calcext:value-type="float">
            <text:p>1</text:p>
          </table:table-cell>
          <table:table-cell table:formula="of:=(POWER([.$G$57]-[.$C$57]/100;[.AU$67])-1)/([.$G$57]-[.$C$57]/100-1)" office:value-type="float" office:value="1" calcext:value-type="float">
            <text:p>1</text:p>
          </table:table-cell>
          <table:table-cell table:formula="of:=(POWER([.$G$57]-[.$C$57]/100;[.AV$67])-1)/([.$G$57]-[.$C$57]/100-1)" office:value-type="float" office:value="1" calcext:value-type="float">
            <text:p>1</text:p>
          </table:table-cell>
          <table:table-cell table:number-columns-repeated="2"/>
          <table:table-cell table:formula="of:=[.$F57]*POWER([.$G57]-[.$C57]/100;[.$H$67])" office:value-type="float" office:value="0" calcext:value-type="float">
            <text:p>0</text:p>
          </table:table-cell>
          <table:table-cell table:formula="of:=[.$F57]*POWER([.$G57]-[.$C57]/100;[.$I$67])" office:value-type="float" office:value="0" calcext:value-type="float">
            <text:p>0</text:p>
          </table:table-cell>
          <table:table-cell table:formula="of:=[.$F57]*POWER([.$G57]-[.$C57]/100;[.$J$67])" office:value-type="float" office:value="0" calcext:value-type="float">
            <text:p>0</text:p>
          </table:table-cell>
          <table:table-cell table:formula="of:=[.$F57]*POWER([.$G57]-[.$C57]/100;[.$K$67])" office:value-type="float" office:value="0" calcext:value-type="float">
            <text:p>0</text:p>
          </table:table-cell>
          <table:table-cell table:formula="of:=[.$F57]*POWER([.$G57]-[.$C57]/100;[.$L$67])" office:value-type="float" office:value="0" calcext:value-type="float">
            <text:p>0</text:p>
          </table:table-cell>
          <table:table-cell table:formula="of:=[.$F57]*POWER([.$G57]-[.$C57]/100;[.$M$67])" office:value-type="float" office:value="0" calcext:value-type="float">
            <text:p>0</text:p>
          </table:table-cell>
          <table:table-cell table:formula="of:=[.$F57]*POWER([.$G57]-[.$C57]/100;[.$N$67])" office:value-type="float" office:value="0" calcext:value-type="float">
            <text:p>0</text:p>
          </table:table-cell>
          <table:table-cell table:formula="of:=[.$F57]*POWER([.$G57]-[.$C57]/100;[.$O$67])" office:value-type="float" office:value="0" calcext:value-type="float">
            <text:p>0</text:p>
          </table:table-cell>
          <table:table-cell table:formula="of:=[.$F57]*POWER([.$G57]-[.$C57]/100;[.$P$67])" office:value-type="float" office:value="0" calcext:value-type="float">
            <text:p>0</text:p>
          </table:table-cell>
          <table:table-cell table:formula="of:=[.$F57]*POWER([.$G57]-[.$C57]/100;[.$Q$67])" office:value-type="float" office:value="0" calcext:value-type="float">
            <text:p>0</text:p>
          </table:table-cell>
          <table:table-cell table:formula="of:=[.$F57]*POWER([.$G57]-[.$C57]/100;[.$R$67])" office:value-type="float" office:value="0" calcext:value-type="float">
            <text:p>0</text:p>
          </table:table-cell>
          <table:table-cell table:formula="of:=[.$F57]*POWER([.$G57]-[.$C57]/100;[.$S$67])" office:value-type="float" office:value="0" calcext:value-type="float">
            <text:p>0</text:p>
          </table:table-cell>
          <table:table-cell table:formula="of:=[.$F57]*POWER([.$G57]-[.$C57]/100;[.$T$67])" office:value-type="float" office:value="0" calcext:value-type="float">
            <text:p>0</text:p>
          </table:table-cell>
          <table:table-cell table:formula="of:=[.$F57]*POWER([.$G57]-[.$C57]/100;[.$U$67])" office:value-type="float" office:value="0" calcext:value-type="float">
            <text:p>0</text:p>
          </table:table-cell>
          <table:table-cell table:formula="of:=[.$F57]*POWER([.$G57]-[.$C57]/100;[.$V$67])" office:value-type="float" office:value="0" calcext:value-type="float">
            <text:p>0</text:p>
          </table:table-cell>
          <table:table-cell table:formula="of:=[.$F57]*POWER([.$G57]-[.$C57]/100;[.$W$67])" office:value-type="float" office:value="0" calcext:value-type="float">
            <text:p>0</text:p>
          </table:table-cell>
          <table:table-cell table:formula="of:=[.$F57]*POWER([.$G57]-[.$C57]/100;[.$X$67])" office:value-type="float" office:value="0" calcext:value-type="float">
            <text:p>0</text:p>
          </table:table-cell>
          <table:table-cell table:formula="of:=[.$F57]*POWER([.$G57]-[.$C57]/100;[.$Y$67])" office:value-type="float" office:value="0" calcext:value-type="float">
            <text:p>0</text:p>
          </table:table-cell>
          <table:table-cell table:formula="of:=[.$F57]*POWER([.$G57]-[.$C57]/100;[.$Z$67])" office:value-type="float" office:value="0" calcext:value-type="float">
            <text:p>0</text:p>
          </table:table-cell>
          <table:table-cell table:formula="of:=[.$F57]*POWER([.$G57]-[.$C57]/100;[.$AA$67])" office:value-type="float" office:value="0" calcext:value-type="float">
            <text:p>0</text:p>
          </table:table-cell>
          <table:table-cell table:formula="of:=[.$F57]*POWER([.$G57]-[.$C57]/100;[.$AB$67])" office:value-type="float" office:value="0" calcext:value-type="float">
            <text:p>0</text:p>
          </table:table-cell>
          <table:table-cell table:formula="of:=[.$F57]*POWER([.$G57]-[.$C57]/100;[.$AC$67])" office:value-type="float" office:value="0" calcext:value-type="float">
            <text:p>0</text:p>
          </table:table-cell>
          <table:table-cell table:formula="of:=[.$F57]*POWER([.$G57]-[.$C57]/100;[.$AD$67])" office:value-type="float" office:value="0" calcext:value-type="float">
            <text:p>0</text:p>
          </table:table-cell>
          <table:table-cell table:formula="of:=[.$F57]*POWER([.$G57]-[.$C57]/100;[.$AE$67])" office:value-type="float" office:value="0" calcext:value-type="float">
            <text:p>0</text:p>
          </table:table-cell>
          <table:table-cell table:formula="of:=[.$F57]*POWER([.$G57]-[.$C57]/100;[.$AF$67])" office:value-type="float" office:value="0" calcext:value-type="float">
            <text:p>0</text:p>
          </table:table-cell>
          <table:table-cell table:formula="of:=[.$F57]*POWER([.$G57]-[.$C57]/100;[.$AG$67])" office:value-type="float" office:value="0" calcext:value-type="float">
            <text:p>0</text:p>
          </table:table-cell>
          <table:table-cell table:formula="of:=[.$F57]*POWER([.$G57]-[.$C57]/100;[.$AH$67])" office:value-type="float" office:value="0" calcext:value-type="float">
            <text:p>0</text:p>
          </table:table-cell>
          <table:table-cell table:formula="of:=[.$F57]*POWER([.$G57]-[.$C57]/100;[.$AI$67])" office:value-type="float" office:value="0" calcext:value-type="float">
            <text:p>0</text:p>
          </table:table-cell>
          <table:table-cell table:formula="of:=[.$F57]*POWER([.$G57]-[.$C57]/100;[.$AJ$67])" office:value-type="float" office:value="0" calcext:value-type="float">
            <text:p>0</text:p>
          </table:table-cell>
          <table:table-cell table:formula="of:=[.$F57]*POWER([.$G57]-[.$C57]/100;[.$AK$67])" office:value-type="float" office:value="0" calcext:value-type="float">
            <text:p>0</text:p>
          </table:table-cell>
          <table:table-cell table:formula="of:=[.$F57]*POWER([.$G57]-[.$C57]/100;[.$AL$67])" office:value-type="float" office:value="0" calcext:value-type="float">
            <text:p>0</text:p>
          </table:table-cell>
          <table:table-cell table:formula="of:=[.$F57]*POWER([.$G57]-[.$C57]/100;[.$AM$67])" office:value-type="float" office:value="0" calcext:value-type="float">
            <text:p>0</text:p>
          </table:table-cell>
          <table:table-cell table:formula="of:=[.$F57]*POWER([.$G57]-[.$C57]/100;[.$AN$67])" office:value-type="float" office:value="0" calcext:value-type="float">
            <text:p>0</text:p>
          </table:table-cell>
          <table:table-cell table:formula="of:=[.$F57]*POWER([.$G57]-[.$C57]/100;[.$AO$67])" office:value-type="float" office:value="0" calcext:value-type="float">
            <text:p>0</text:p>
          </table:table-cell>
          <table:table-cell table:formula="of:=[.$F57]*POWER([.$G57]-[.$C57]/100;[.$AP$67])" office:value-type="float" office:value="0" calcext:value-type="float">
            <text:p>0</text:p>
          </table:table-cell>
          <table:table-cell table:formula="of:=[.$F57]*POWER([.$G57]-[.$C57]/100;[.$AQ$67])" office:value-type="float" office:value="0" calcext:value-type="float">
            <text:p>0</text:p>
          </table:table-cell>
          <table:table-cell table:formula="of:=[.$F57]*POWER([.$G57]-[.$C57]/100;[.$AR$67])" office:value-type="float" office:value="0" calcext:value-type="float">
            <text:p>0</text:p>
          </table:table-cell>
          <table:table-cell table:formula="of:=[.$F57]*POWER([.$G57]-[.$C57]/100;[.$AS$67])" office:value-type="float" office:value="0" calcext:value-type="float">
            <text:p>0</text:p>
          </table:table-cell>
          <table:table-cell table:formula="of:=[.$F57]*POWER([.$G57]-[.$C57]/100;[.$AT$67])" office:value-type="float" office:value="0" calcext:value-type="float">
            <text:p>0</text:p>
          </table:table-cell>
          <table:table-cell table:formula="of:=[.$F57]*POWER([.$G57]-[.$C57]/100;[.$AU$67])" office:value-type="float" office:value="0" calcext:value-type="float">
            <text:p>0</text:p>
          </table:table-cell>
          <table:table-cell table:formula="of:=[.$F57]*POWER([.$G57]-[.$C5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8]-[.$C$58]/100;[.H$67])-1)/([.$G$58]-[.$C$58]/100-1)" office:value-type="float" office:value="-0" calcext:value-type="float">
            <text:p>0</text:p>
          </table:table-cell>
          <table:table-cell table:formula="of:=(POWER([.$G$58]-[.$C$58]/100;[.I$67])-1)/([.$G$58]-[.$C$58]/100-1)" office:value-type="float" office:value="1" calcext:value-type="float">
            <text:p>1</text:p>
          </table:table-cell>
          <table:table-cell table:formula="of:=(POWER([.$G$58]-[.$C$58]/100;[.J$67])-1)/([.$G$58]-[.$C$58]/100-1)" office:value-type="float" office:value="1" calcext:value-type="float">
            <text:p>1</text:p>
          </table:table-cell>
          <table:table-cell table:formula="of:=(POWER([.$G$58]-[.$C$58]/100;[.K$67])-1)/([.$G$58]-[.$C$58]/100-1)" office:value-type="float" office:value="1" calcext:value-type="float">
            <text:p>1</text:p>
          </table:table-cell>
          <table:table-cell table:formula="of:=(POWER([.$G$58]-[.$C$58]/100;[.L$67])-1)/([.$G$58]-[.$C$58]/100-1)" office:value-type="float" office:value="1" calcext:value-type="float">
            <text:p>1</text:p>
          </table:table-cell>
          <table:table-cell table:formula="of:=(POWER([.$G$58]-[.$C$58]/100;[.M$67])-1)/([.$G$58]-[.$C$58]/100-1)" office:value-type="float" office:value="1" calcext:value-type="float">
            <text:p>1</text:p>
          </table:table-cell>
          <table:table-cell table:formula="of:=(POWER([.$G$58]-[.$C$58]/100;[.N$67])-1)/([.$G$58]-[.$C$58]/100-1)" office:value-type="float" office:value="1" calcext:value-type="float">
            <text:p>1</text:p>
          </table:table-cell>
          <table:table-cell table:formula="of:=(POWER([.$G$58]-[.$C$58]/100;[.O$67])-1)/([.$G$58]-[.$C$58]/100-1)" office:value-type="float" office:value="1" calcext:value-type="float">
            <text:p>1</text:p>
          </table:table-cell>
          <table:table-cell table:formula="of:=(POWER([.$G$58]-[.$C$58]/100;[.P$67])-1)/([.$G$58]-[.$C$58]/100-1)" office:value-type="float" office:value="1" calcext:value-type="float">
            <text:p>1</text:p>
          </table:table-cell>
          <table:table-cell table:formula="of:=(POWER([.$G$58]-[.$C$58]/100;[.Q$67])-1)/([.$G$58]-[.$C$58]/100-1)" office:value-type="float" office:value="1" calcext:value-type="float">
            <text:p>1</text:p>
          </table:table-cell>
          <table:table-cell table:formula="of:=(POWER([.$G$58]-[.$C$58]/100;[.R$67])-1)/([.$G$58]-[.$C$58]/100-1)" office:value-type="float" office:value="1" calcext:value-type="float">
            <text:p>1</text:p>
          </table:table-cell>
          <table:table-cell table:formula="of:=(POWER([.$G$58]-[.$C$58]/100;[.S$67])-1)/([.$G$58]-[.$C$58]/100-1)" office:value-type="float" office:value="1" calcext:value-type="float">
            <text:p>1</text:p>
          </table:table-cell>
          <table:table-cell table:formula="of:=(POWER([.$G$58]-[.$C$58]/100;[.T$67])-1)/([.$G$58]-[.$C$58]/100-1)" office:value-type="float" office:value="1" calcext:value-type="float">
            <text:p>1</text:p>
          </table:table-cell>
          <table:table-cell table:formula="of:=(POWER([.$G$58]-[.$C$58]/100;[.U$67])-1)/([.$G$58]-[.$C$58]/100-1)" office:value-type="float" office:value="1" calcext:value-type="float">
            <text:p>1</text:p>
          </table:table-cell>
          <table:table-cell table:formula="of:=(POWER([.$G$58]-[.$C$58]/100;[.V$67])-1)/([.$G$58]-[.$C$58]/100-1)" office:value-type="float" office:value="1" calcext:value-type="float">
            <text:p>1</text:p>
          </table:table-cell>
          <table:table-cell table:formula="of:=(POWER([.$G$58]-[.$C$58]/100;[.W$67])-1)/([.$G$58]-[.$C$58]/100-1)" office:value-type="float" office:value="1" calcext:value-type="float">
            <text:p>1</text:p>
          </table:table-cell>
          <table:table-cell table:formula="of:=(POWER([.$G$58]-[.$C$58]/100;[.X$67])-1)/([.$G$58]-[.$C$58]/100-1)" office:value-type="float" office:value="1" calcext:value-type="float">
            <text:p>1</text:p>
          </table:table-cell>
          <table:table-cell table:formula="of:=(POWER([.$G$58]-[.$C$58]/100;[.Y$67])-1)/([.$G$58]-[.$C$58]/100-1)" office:value-type="float" office:value="1" calcext:value-type="float">
            <text:p>1</text:p>
          </table:table-cell>
          <table:table-cell table:formula="of:=(POWER([.$G$58]-[.$C$58]/100;[.Z$67])-1)/([.$G$58]-[.$C$58]/100-1)" office:value-type="float" office:value="1" calcext:value-type="float">
            <text:p>1</text:p>
          </table:table-cell>
          <table:table-cell table:formula="of:=(POWER([.$G$58]-[.$C$58]/100;[.AA$67])-1)/([.$G$58]-[.$C$58]/100-1)" office:value-type="float" office:value="1" calcext:value-type="float">
            <text:p>1</text:p>
          </table:table-cell>
          <table:table-cell table:formula="of:=(POWER([.$G$58]-[.$C$58]/100;[.AB$67])-1)/([.$G$58]-[.$C$58]/100-1)" office:value-type="float" office:value="1" calcext:value-type="float">
            <text:p>1</text:p>
          </table:table-cell>
          <table:table-cell table:formula="of:=(POWER([.$G$58]-[.$C$58]/100;[.AC$67])-1)/([.$G$58]-[.$C$58]/100-1)" office:value-type="float" office:value="1" calcext:value-type="float">
            <text:p>1</text:p>
          </table:table-cell>
          <table:table-cell table:formula="of:=(POWER([.$G$58]-[.$C$58]/100;[.AD$67])-1)/([.$G$58]-[.$C$58]/100-1)" office:value-type="float" office:value="1" calcext:value-type="float">
            <text:p>1</text:p>
          </table:table-cell>
          <table:table-cell table:formula="of:=(POWER([.$G$58]-[.$C$58]/100;[.AE$67])-1)/([.$G$58]-[.$C$58]/100-1)" office:value-type="float" office:value="1" calcext:value-type="float">
            <text:p>1</text:p>
          </table:table-cell>
          <table:table-cell table:formula="of:=(POWER([.$G$58]-[.$C$58]/100;[.AF$67])-1)/([.$G$58]-[.$C$58]/100-1)" office:value-type="float" office:value="1" calcext:value-type="float">
            <text:p>1</text:p>
          </table:table-cell>
          <table:table-cell table:formula="of:=(POWER([.$G$58]-[.$C$58]/100;[.AG$67])-1)/([.$G$58]-[.$C$58]/100-1)" office:value-type="float" office:value="1" calcext:value-type="float">
            <text:p>1</text:p>
          </table:table-cell>
          <table:table-cell table:formula="of:=(POWER([.$G$58]-[.$C$58]/100;[.AH$67])-1)/([.$G$58]-[.$C$58]/100-1)" office:value-type="float" office:value="1" calcext:value-type="float">
            <text:p>1</text:p>
          </table:table-cell>
          <table:table-cell table:formula="of:=(POWER([.$G$58]-[.$C$58]/100;[.AI$67])-1)/([.$G$58]-[.$C$58]/100-1)" office:value-type="float" office:value="1" calcext:value-type="float">
            <text:p>1</text:p>
          </table:table-cell>
          <table:table-cell table:formula="of:=(POWER([.$G$58]-[.$C$58]/100;[.AJ$67])-1)/([.$G$58]-[.$C$58]/100-1)" office:value-type="float" office:value="1" calcext:value-type="float">
            <text:p>1</text:p>
          </table:table-cell>
          <table:table-cell table:formula="of:=(POWER([.$G$58]-[.$C$58]/100;[.AK$67])-1)/([.$G$58]-[.$C$58]/100-1)" office:value-type="float" office:value="1" calcext:value-type="float">
            <text:p>1</text:p>
          </table:table-cell>
          <table:table-cell table:formula="of:=(POWER([.$G$58]-[.$C$58]/100;[.AL$67])-1)/([.$G$58]-[.$C$58]/100-1)" office:value-type="float" office:value="1" calcext:value-type="float">
            <text:p>1</text:p>
          </table:table-cell>
          <table:table-cell table:formula="of:=(POWER([.$G$58]-[.$C$58]/100;[.AM$67])-1)/([.$G$58]-[.$C$58]/100-1)" office:value-type="float" office:value="1" calcext:value-type="float">
            <text:p>1</text:p>
          </table:table-cell>
          <table:table-cell table:formula="of:=(POWER([.$G$58]-[.$C$58]/100;[.AN$67])-1)/([.$G$58]-[.$C$58]/100-1)" office:value-type="float" office:value="1" calcext:value-type="float">
            <text:p>1</text:p>
          </table:table-cell>
          <table:table-cell table:formula="of:=(POWER([.$G$58]-[.$C$58]/100;[.AO$67])-1)/([.$G$58]-[.$C$58]/100-1)" office:value-type="float" office:value="1" calcext:value-type="float">
            <text:p>1</text:p>
          </table:table-cell>
          <table:table-cell table:formula="of:=(POWER([.$G$58]-[.$C$58]/100;[.AP$67])-1)/([.$G$58]-[.$C$58]/100-1)" office:value-type="float" office:value="1" calcext:value-type="float">
            <text:p>1</text:p>
          </table:table-cell>
          <table:table-cell table:formula="of:=(POWER([.$G$58]-[.$C$58]/100;[.AQ$67])-1)/([.$G$58]-[.$C$58]/100-1)" office:value-type="float" office:value="1" calcext:value-type="float">
            <text:p>1</text:p>
          </table:table-cell>
          <table:table-cell table:formula="of:=(POWER([.$G$58]-[.$C$58]/100;[.AR$67])-1)/([.$G$58]-[.$C$58]/100-1)" office:value-type="float" office:value="1" calcext:value-type="float">
            <text:p>1</text:p>
          </table:table-cell>
          <table:table-cell table:formula="of:=(POWER([.$G$58]-[.$C$58]/100;[.AS$67])-1)/([.$G$58]-[.$C$58]/100-1)" office:value-type="float" office:value="1" calcext:value-type="float">
            <text:p>1</text:p>
          </table:table-cell>
          <table:table-cell table:formula="of:=(POWER([.$G$58]-[.$C$58]/100;[.AT$67])-1)/([.$G$58]-[.$C$58]/100-1)" office:value-type="float" office:value="1" calcext:value-type="float">
            <text:p>1</text:p>
          </table:table-cell>
          <table:table-cell table:formula="of:=(POWER([.$G$58]-[.$C$58]/100;[.AU$67])-1)/([.$G$58]-[.$C$58]/100-1)" office:value-type="float" office:value="1" calcext:value-type="float">
            <text:p>1</text:p>
          </table:table-cell>
          <table:table-cell table:formula="of:=(POWER([.$G$58]-[.$C$58]/100;[.AV$67])-1)/([.$G$58]-[.$C$58]/100-1)" office:value-type="float" office:value="1" calcext:value-type="float">
            <text:p>1</text:p>
          </table:table-cell>
          <table:table-cell table:number-columns-repeated="2"/>
          <table:table-cell table:formula="of:=[.$F58]*POWER([.$G58]-[.$C58]/100;[.$H$67])" office:value-type="float" office:value="0" calcext:value-type="float">
            <text:p>0</text:p>
          </table:table-cell>
          <table:table-cell table:formula="of:=[.$F58]*POWER([.$G58]-[.$C58]/100;[.$I$67])" office:value-type="float" office:value="0" calcext:value-type="float">
            <text:p>0</text:p>
          </table:table-cell>
          <table:table-cell table:formula="of:=[.$F58]*POWER([.$G58]-[.$C58]/100;[.$J$67])" office:value-type="float" office:value="0" calcext:value-type="float">
            <text:p>0</text:p>
          </table:table-cell>
          <table:table-cell table:formula="of:=[.$F58]*POWER([.$G58]-[.$C58]/100;[.$K$67])" office:value-type="float" office:value="0" calcext:value-type="float">
            <text:p>0</text:p>
          </table:table-cell>
          <table:table-cell table:formula="of:=[.$F58]*POWER([.$G58]-[.$C58]/100;[.$L$67])" office:value-type="float" office:value="0" calcext:value-type="float">
            <text:p>0</text:p>
          </table:table-cell>
          <table:table-cell table:formula="of:=[.$F58]*POWER([.$G58]-[.$C58]/100;[.$M$67])" office:value-type="float" office:value="0" calcext:value-type="float">
            <text:p>0</text:p>
          </table:table-cell>
          <table:table-cell table:formula="of:=[.$F58]*POWER([.$G58]-[.$C58]/100;[.$N$67])" office:value-type="float" office:value="0" calcext:value-type="float">
            <text:p>0</text:p>
          </table:table-cell>
          <table:table-cell table:formula="of:=[.$F58]*POWER([.$G58]-[.$C58]/100;[.$O$67])" office:value-type="float" office:value="0" calcext:value-type="float">
            <text:p>0</text:p>
          </table:table-cell>
          <table:table-cell table:formula="of:=[.$F58]*POWER([.$G58]-[.$C58]/100;[.$P$67])" office:value-type="float" office:value="0" calcext:value-type="float">
            <text:p>0</text:p>
          </table:table-cell>
          <table:table-cell table:formula="of:=[.$F58]*POWER([.$G58]-[.$C58]/100;[.$Q$67])" office:value-type="float" office:value="0" calcext:value-type="float">
            <text:p>0</text:p>
          </table:table-cell>
          <table:table-cell table:formula="of:=[.$F58]*POWER([.$G58]-[.$C58]/100;[.$R$67])" office:value-type="float" office:value="0" calcext:value-type="float">
            <text:p>0</text:p>
          </table:table-cell>
          <table:table-cell table:formula="of:=[.$F58]*POWER([.$G58]-[.$C58]/100;[.$S$67])" office:value-type="float" office:value="0" calcext:value-type="float">
            <text:p>0</text:p>
          </table:table-cell>
          <table:table-cell table:formula="of:=[.$F58]*POWER([.$G58]-[.$C58]/100;[.$T$67])" office:value-type="float" office:value="0" calcext:value-type="float">
            <text:p>0</text:p>
          </table:table-cell>
          <table:table-cell table:formula="of:=[.$F58]*POWER([.$G58]-[.$C58]/100;[.$U$67])" office:value-type="float" office:value="0" calcext:value-type="float">
            <text:p>0</text:p>
          </table:table-cell>
          <table:table-cell table:formula="of:=[.$F58]*POWER([.$G58]-[.$C58]/100;[.$V$67])" office:value-type="float" office:value="0" calcext:value-type="float">
            <text:p>0</text:p>
          </table:table-cell>
          <table:table-cell table:formula="of:=[.$F58]*POWER([.$G58]-[.$C58]/100;[.$W$67])" office:value-type="float" office:value="0" calcext:value-type="float">
            <text:p>0</text:p>
          </table:table-cell>
          <table:table-cell table:formula="of:=[.$F58]*POWER([.$G58]-[.$C58]/100;[.$X$67])" office:value-type="float" office:value="0" calcext:value-type="float">
            <text:p>0</text:p>
          </table:table-cell>
          <table:table-cell table:formula="of:=[.$F58]*POWER([.$G58]-[.$C58]/100;[.$Y$67])" office:value-type="float" office:value="0" calcext:value-type="float">
            <text:p>0</text:p>
          </table:table-cell>
          <table:table-cell table:formula="of:=[.$F58]*POWER([.$G58]-[.$C58]/100;[.$Z$67])" office:value-type="float" office:value="0" calcext:value-type="float">
            <text:p>0</text:p>
          </table:table-cell>
          <table:table-cell table:formula="of:=[.$F58]*POWER([.$G58]-[.$C58]/100;[.$AA$67])" office:value-type="float" office:value="0" calcext:value-type="float">
            <text:p>0</text:p>
          </table:table-cell>
          <table:table-cell table:formula="of:=[.$F58]*POWER([.$G58]-[.$C58]/100;[.$AB$67])" office:value-type="float" office:value="0" calcext:value-type="float">
            <text:p>0</text:p>
          </table:table-cell>
          <table:table-cell table:formula="of:=[.$F58]*POWER([.$G58]-[.$C58]/100;[.$AC$67])" office:value-type="float" office:value="0" calcext:value-type="float">
            <text:p>0</text:p>
          </table:table-cell>
          <table:table-cell table:formula="of:=[.$F58]*POWER([.$G58]-[.$C58]/100;[.$AD$67])" office:value-type="float" office:value="0" calcext:value-type="float">
            <text:p>0</text:p>
          </table:table-cell>
          <table:table-cell table:formula="of:=[.$F58]*POWER([.$G58]-[.$C58]/100;[.$AE$67])" office:value-type="float" office:value="0" calcext:value-type="float">
            <text:p>0</text:p>
          </table:table-cell>
          <table:table-cell table:formula="of:=[.$F58]*POWER([.$G58]-[.$C58]/100;[.$AF$67])" office:value-type="float" office:value="0" calcext:value-type="float">
            <text:p>0</text:p>
          </table:table-cell>
          <table:table-cell table:formula="of:=[.$F58]*POWER([.$G58]-[.$C58]/100;[.$AG$67])" office:value-type="float" office:value="0" calcext:value-type="float">
            <text:p>0</text:p>
          </table:table-cell>
          <table:table-cell table:formula="of:=[.$F58]*POWER([.$G58]-[.$C58]/100;[.$AH$67])" office:value-type="float" office:value="0" calcext:value-type="float">
            <text:p>0</text:p>
          </table:table-cell>
          <table:table-cell table:formula="of:=[.$F58]*POWER([.$G58]-[.$C58]/100;[.$AI$67])" office:value-type="float" office:value="0" calcext:value-type="float">
            <text:p>0</text:p>
          </table:table-cell>
          <table:table-cell table:formula="of:=[.$F58]*POWER([.$G58]-[.$C58]/100;[.$AJ$67])" office:value-type="float" office:value="0" calcext:value-type="float">
            <text:p>0</text:p>
          </table:table-cell>
          <table:table-cell table:formula="of:=[.$F58]*POWER([.$G58]-[.$C58]/100;[.$AK$67])" office:value-type="float" office:value="0" calcext:value-type="float">
            <text:p>0</text:p>
          </table:table-cell>
          <table:table-cell table:formula="of:=[.$F58]*POWER([.$G58]-[.$C58]/100;[.$AL$67])" office:value-type="float" office:value="0" calcext:value-type="float">
            <text:p>0</text:p>
          </table:table-cell>
          <table:table-cell table:formula="of:=[.$F58]*POWER([.$G58]-[.$C58]/100;[.$AM$67])" office:value-type="float" office:value="0" calcext:value-type="float">
            <text:p>0</text:p>
          </table:table-cell>
          <table:table-cell table:formula="of:=[.$F58]*POWER([.$G58]-[.$C58]/100;[.$AN$67])" office:value-type="float" office:value="0" calcext:value-type="float">
            <text:p>0</text:p>
          </table:table-cell>
          <table:table-cell table:formula="of:=[.$F58]*POWER([.$G58]-[.$C58]/100;[.$AO$67])" office:value-type="float" office:value="0" calcext:value-type="float">
            <text:p>0</text:p>
          </table:table-cell>
          <table:table-cell table:formula="of:=[.$F58]*POWER([.$G58]-[.$C58]/100;[.$AP$67])" office:value-type="float" office:value="0" calcext:value-type="float">
            <text:p>0</text:p>
          </table:table-cell>
          <table:table-cell table:formula="of:=[.$F58]*POWER([.$G58]-[.$C58]/100;[.$AQ$67])" office:value-type="float" office:value="0" calcext:value-type="float">
            <text:p>0</text:p>
          </table:table-cell>
          <table:table-cell table:formula="of:=[.$F58]*POWER([.$G58]-[.$C58]/100;[.$AR$67])" office:value-type="float" office:value="0" calcext:value-type="float">
            <text:p>0</text:p>
          </table:table-cell>
          <table:table-cell table:formula="of:=[.$F58]*POWER([.$G58]-[.$C58]/100;[.$AS$67])" office:value-type="float" office:value="0" calcext:value-type="float">
            <text:p>0</text:p>
          </table:table-cell>
          <table:table-cell table:formula="of:=[.$F58]*POWER([.$G58]-[.$C58]/100;[.$AT$67])" office:value-type="float" office:value="0" calcext:value-type="float">
            <text:p>0</text:p>
          </table:table-cell>
          <table:table-cell table:formula="of:=[.$F58]*POWER([.$G58]-[.$C58]/100;[.$AU$67])" office:value-type="float" office:value="0" calcext:value-type="float">
            <text:p>0</text:p>
          </table:table-cell>
          <table:table-cell table:formula="of:=[.$F58]*POWER([.$G58]-[.$C5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9]-[.$C$59]/100;[.H$67])-1)/([.$G$59]-[.$C$59]/100-1)" office:value-type="float" office:value="-0" calcext:value-type="float">
            <text:p>0</text:p>
          </table:table-cell>
          <table:table-cell table:formula="of:=(POWER([.$G$59]-[.$C$59]/100;[.I$67])-1)/([.$G$59]-[.$C$59]/100-1)" office:value-type="float" office:value="1" calcext:value-type="float">
            <text:p>1</text:p>
          </table:table-cell>
          <table:table-cell table:formula="of:=(POWER([.$G$59]-[.$C$59]/100;[.J$67])-1)/([.$G$59]-[.$C$59]/100-1)" office:value-type="float" office:value="1" calcext:value-type="float">
            <text:p>1</text:p>
          </table:table-cell>
          <table:table-cell table:formula="of:=(POWER([.$G$59]-[.$C$59]/100;[.K$67])-1)/([.$G$59]-[.$C$59]/100-1)" office:value-type="float" office:value="1" calcext:value-type="float">
            <text:p>1</text:p>
          </table:table-cell>
          <table:table-cell table:formula="of:=(POWER([.$G$59]-[.$C$59]/100;[.L$67])-1)/([.$G$59]-[.$C$59]/100-1)" office:value-type="float" office:value="1" calcext:value-type="float">
            <text:p>1</text:p>
          </table:table-cell>
          <table:table-cell table:formula="of:=(POWER([.$G$59]-[.$C$59]/100;[.M$67])-1)/([.$G$59]-[.$C$59]/100-1)" office:value-type="float" office:value="1" calcext:value-type="float">
            <text:p>1</text:p>
          </table:table-cell>
          <table:table-cell table:formula="of:=(POWER([.$G$59]-[.$C$59]/100;[.N$67])-1)/([.$G$59]-[.$C$59]/100-1)" office:value-type="float" office:value="1" calcext:value-type="float">
            <text:p>1</text:p>
          </table:table-cell>
          <table:table-cell table:formula="of:=(POWER([.$G$59]-[.$C$59]/100;[.O$67])-1)/([.$G$59]-[.$C$59]/100-1)" office:value-type="float" office:value="1" calcext:value-type="float">
            <text:p>1</text:p>
          </table:table-cell>
          <table:table-cell table:formula="of:=(POWER([.$G$59]-[.$C$59]/100;[.P$67])-1)/([.$G$59]-[.$C$59]/100-1)" office:value-type="float" office:value="1" calcext:value-type="float">
            <text:p>1</text:p>
          </table:table-cell>
          <table:table-cell table:formula="of:=(POWER([.$G$59]-[.$C$59]/100;[.Q$67])-1)/([.$G$59]-[.$C$59]/100-1)" office:value-type="float" office:value="1" calcext:value-type="float">
            <text:p>1</text:p>
          </table:table-cell>
          <table:table-cell table:formula="of:=(POWER([.$G$59]-[.$C$59]/100;[.R$67])-1)/([.$G$59]-[.$C$59]/100-1)" office:value-type="float" office:value="1" calcext:value-type="float">
            <text:p>1</text:p>
          </table:table-cell>
          <table:table-cell table:formula="of:=(POWER([.$G$59]-[.$C$59]/100;[.S$67])-1)/([.$G$59]-[.$C$59]/100-1)" office:value-type="float" office:value="1" calcext:value-type="float">
            <text:p>1</text:p>
          </table:table-cell>
          <table:table-cell table:formula="of:=(POWER([.$G$59]-[.$C$59]/100;[.T$67])-1)/([.$G$59]-[.$C$59]/100-1)" office:value-type="float" office:value="1" calcext:value-type="float">
            <text:p>1</text:p>
          </table:table-cell>
          <table:table-cell table:formula="of:=(POWER([.$G$59]-[.$C$59]/100;[.U$67])-1)/([.$G$59]-[.$C$59]/100-1)" office:value-type="float" office:value="1" calcext:value-type="float">
            <text:p>1</text:p>
          </table:table-cell>
          <table:table-cell table:formula="of:=(POWER([.$G$59]-[.$C$59]/100;[.V$67])-1)/([.$G$59]-[.$C$59]/100-1)" office:value-type="float" office:value="1" calcext:value-type="float">
            <text:p>1</text:p>
          </table:table-cell>
          <table:table-cell table:formula="of:=(POWER([.$G$59]-[.$C$59]/100;[.W$67])-1)/([.$G$59]-[.$C$59]/100-1)" office:value-type="float" office:value="1" calcext:value-type="float">
            <text:p>1</text:p>
          </table:table-cell>
          <table:table-cell table:formula="of:=(POWER([.$G$59]-[.$C$59]/100;[.X$67])-1)/([.$G$59]-[.$C$59]/100-1)" office:value-type="float" office:value="1" calcext:value-type="float">
            <text:p>1</text:p>
          </table:table-cell>
          <table:table-cell table:formula="of:=(POWER([.$G$59]-[.$C$59]/100;[.Y$67])-1)/([.$G$59]-[.$C$59]/100-1)" office:value-type="float" office:value="1" calcext:value-type="float">
            <text:p>1</text:p>
          </table:table-cell>
          <table:table-cell table:formula="of:=(POWER([.$G$59]-[.$C$59]/100;[.Z$67])-1)/([.$G$59]-[.$C$59]/100-1)" office:value-type="float" office:value="1" calcext:value-type="float">
            <text:p>1</text:p>
          </table:table-cell>
          <table:table-cell table:formula="of:=(POWER([.$G$59]-[.$C$59]/100;[.AA$67])-1)/([.$G$59]-[.$C$59]/100-1)" office:value-type="float" office:value="1" calcext:value-type="float">
            <text:p>1</text:p>
          </table:table-cell>
          <table:table-cell table:formula="of:=(POWER([.$G$59]-[.$C$59]/100;[.AB$67])-1)/([.$G$59]-[.$C$59]/100-1)" office:value-type="float" office:value="1" calcext:value-type="float">
            <text:p>1</text:p>
          </table:table-cell>
          <table:table-cell table:formula="of:=(POWER([.$G$59]-[.$C$59]/100;[.AC$67])-1)/([.$G$59]-[.$C$59]/100-1)" office:value-type="float" office:value="1" calcext:value-type="float">
            <text:p>1</text:p>
          </table:table-cell>
          <table:table-cell table:formula="of:=(POWER([.$G$59]-[.$C$59]/100;[.AD$67])-1)/([.$G$59]-[.$C$59]/100-1)" office:value-type="float" office:value="1" calcext:value-type="float">
            <text:p>1</text:p>
          </table:table-cell>
          <table:table-cell table:formula="of:=(POWER([.$G$59]-[.$C$59]/100;[.AE$67])-1)/([.$G$59]-[.$C$59]/100-1)" office:value-type="float" office:value="1" calcext:value-type="float">
            <text:p>1</text:p>
          </table:table-cell>
          <table:table-cell table:formula="of:=(POWER([.$G$59]-[.$C$59]/100;[.AF$67])-1)/([.$G$59]-[.$C$59]/100-1)" office:value-type="float" office:value="1" calcext:value-type="float">
            <text:p>1</text:p>
          </table:table-cell>
          <table:table-cell table:formula="of:=(POWER([.$G$59]-[.$C$59]/100;[.AG$67])-1)/([.$G$59]-[.$C$59]/100-1)" office:value-type="float" office:value="1" calcext:value-type="float">
            <text:p>1</text:p>
          </table:table-cell>
          <table:table-cell table:formula="of:=(POWER([.$G$59]-[.$C$59]/100;[.AH$67])-1)/([.$G$59]-[.$C$59]/100-1)" office:value-type="float" office:value="1" calcext:value-type="float">
            <text:p>1</text:p>
          </table:table-cell>
          <table:table-cell table:formula="of:=(POWER([.$G$59]-[.$C$59]/100;[.AI$67])-1)/([.$G$59]-[.$C$59]/100-1)" office:value-type="float" office:value="1" calcext:value-type="float">
            <text:p>1</text:p>
          </table:table-cell>
          <table:table-cell table:formula="of:=(POWER([.$G$59]-[.$C$59]/100;[.AJ$67])-1)/([.$G$59]-[.$C$59]/100-1)" office:value-type="float" office:value="1" calcext:value-type="float">
            <text:p>1</text:p>
          </table:table-cell>
          <table:table-cell table:formula="of:=(POWER([.$G$59]-[.$C$59]/100;[.AK$67])-1)/([.$G$59]-[.$C$59]/100-1)" office:value-type="float" office:value="1" calcext:value-type="float">
            <text:p>1</text:p>
          </table:table-cell>
          <table:table-cell table:formula="of:=(POWER([.$G$59]-[.$C$59]/100;[.AL$67])-1)/([.$G$59]-[.$C$59]/100-1)" office:value-type="float" office:value="1" calcext:value-type="float">
            <text:p>1</text:p>
          </table:table-cell>
          <table:table-cell table:formula="of:=(POWER([.$G$59]-[.$C$59]/100;[.AM$67])-1)/([.$G$59]-[.$C$59]/100-1)" office:value-type="float" office:value="1" calcext:value-type="float">
            <text:p>1</text:p>
          </table:table-cell>
          <table:table-cell table:formula="of:=(POWER([.$G$59]-[.$C$59]/100;[.AN$67])-1)/([.$G$59]-[.$C$59]/100-1)" office:value-type="float" office:value="1" calcext:value-type="float">
            <text:p>1</text:p>
          </table:table-cell>
          <table:table-cell table:formula="of:=(POWER([.$G$59]-[.$C$59]/100;[.AO$67])-1)/([.$G$59]-[.$C$59]/100-1)" office:value-type="float" office:value="1" calcext:value-type="float">
            <text:p>1</text:p>
          </table:table-cell>
          <table:table-cell table:formula="of:=(POWER([.$G$59]-[.$C$59]/100;[.AP$67])-1)/([.$G$59]-[.$C$59]/100-1)" office:value-type="float" office:value="1" calcext:value-type="float">
            <text:p>1</text:p>
          </table:table-cell>
          <table:table-cell table:formula="of:=(POWER([.$G$59]-[.$C$59]/100;[.AQ$67])-1)/([.$G$59]-[.$C$59]/100-1)" office:value-type="float" office:value="1" calcext:value-type="float">
            <text:p>1</text:p>
          </table:table-cell>
          <table:table-cell table:formula="of:=(POWER([.$G$59]-[.$C$59]/100;[.AR$67])-1)/([.$G$59]-[.$C$59]/100-1)" office:value-type="float" office:value="1" calcext:value-type="float">
            <text:p>1</text:p>
          </table:table-cell>
          <table:table-cell table:formula="of:=(POWER([.$G$59]-[.$C$59]/100;[.AS$67])-1)/([.$G$59]-[.$C$59]/100-1)" office:value-type="float" office:value="1" calcext:value-type="float">
            <text:p>1</text:p>
          </table:table-cell>
          <table:table-cell table:formula="of:=(POWER([.$G$59]-[.$C$59]/100;[.AT$67])-1)/([.$G$59]-[.$C$59]/100-1)" office:value-type="float" office:value="1" calcext:value-type="float">
            <text:p>1</text:p>
          </table:table-cell>
          <table:table-cell table:formula="of:=(POWER([.$G$59]-[.$C$59]/100;[.AU$67])-1)/([.$G$59]-[.$C$59]/100-1)" office:value-type="float" office:value="1" calcext:value-type="float">
            <text:p>1</text:p>
          </table:table-cell>
          <table:table-cell table:formula="of:=(POWER([.$G$59]-[.$C$59]/100;[.AV$67])-1)/([.$G$59]-[.$C$59]/100-1)" office:value-type="float" office:value="1" calcext:value-type="float">
            <text:p>1</text:p>
          </table:table-cell>
          <table:table-cell table:number-columns-repeated="2"/>
          <table:table-cell table:formula="of:=[.$F59]*POWER([.$G59]-[.$C59]/100;[.$H$67])" office:value-type="float" office:value="0" calcext:value-type="float">
            <text:p>0</text:p>
          </table:table-cell>
          <table:table-cell table:formula="of:=[.$F59]*POWER([.$G59]-[.$C59]/100;[.$I$67])" office:value-type="float" office:value="0" calcext:value-type="float">
            <text:p>0</text:p>
          </table:table-cell>
          <table:table-cell table:formula="of:=[.$F59]*POWER([.$G59]-[.$C59]/100;[.$J$67])" office:value-type="float" office:value="0" calcext:value-type="float">
            <text:p>0</text:p>
          </table:table-cell>
          <table:table-cell table:formula="of:=[.$F59]*POWER([.$G59]-[.$C59]/100;[.$K$67])" office:value-type="float" office:value="0" calcext:value-type="float">
            <text:p>0</text:p>
          </table:table-cell>
          <table:table-cell table:formula="of:=[.$F59]*POWER([.$G59]-[.$C59]/100;[.$L$67])" office:value-type="float" office:value="0" calcext:value-type="float">
            <text:p>0</text:p>
          </table:table-cell>
          <table:table-cell table:formula="of:=[.$F59]*POWER([.$G59]-[.$C59]/100;[.$M$67])" office:value-type="float" office:value="0" calcext:value-type="float">
            <text:p>0</text:p>
          </table:table-cell>
          <table:table-cell table:formula="of:=[.$F59]*POWER([.$G59]-[.$C59]/100;[.$N$67])" office:value-type="float" office:value="0" calcext:value-type="float">
            <text:p>0</text:p>
          </table:table-cell>
          <table:table-cell table:formula="of:=[.$F59]*POWER([.$G59]-[.$C59]/100;[.$O$67])" office:value-type="float" office:value="0" calcext:value-type="float">
            <text:p>0</text:p>
          </table:table-cell>
          <table:table-cell table:formula="of:=[.$F59]*POWER([.$G59]-[.$C59]/100;[.$P$67])" office:value-type="float" office:value="0" calcext:value-type="float">
            <text:p>0</text:p>
          </table:table-cell>
          <table:table-cell table:formula="of:=[.$F59]*POWER([.$G59]-[.$C59]/100;[.$Q$67])" office:value-type="float" office:value="0" calcext:value-type="float">
            <text:p>0</text:p>
          </table:table-cell>
          <table:table-cell table:formula="of:=[.$F59]*POWER([.$G59]-[.$C59]/100;[.$R$67])" office:value-type="float" office:value="0" calcext:value-type="float">
            <text:p>0</text:p>
          </table:table-cell>
          <table:table-cell table:formula="of:=[.$F59]*POWER([.$G59]-[.$C59]/100;[.$S$67])" office:value-type="float" office:value="0" calcext:value-type="float">
            <text:p>0</text:p>
          </table:table-cell>
          <table:table-cell table:formula="of:=[.$F59]*POWER([.$G59]-[.$C59]/100;[.$T$67])" office:value-type="float" office:value="0" calcext:value-type="float">
            <text:p>0</text:p>
          </table:table-cell>
          <table:table-cell table:formula="of:=[.$F59]*POWER([.$G59]-[.$C59]/100;[.$U$67])" office:value-type="float" office:value="0" calcext:value-type="float">
            <text:p>0</text:p>
          </table:table-cell>
          <table:table-cell table:formula="of:=[.$F59]*POWER([.$G59]-[.$C59]/100;[.$V$67])" office:value-type="float" office:value="0" calcext:value-type="float">
            <text:p>0</text:p>
          </table:table-cell>
          <table:table-cell table:formula="of:=[.$F59]*POWER([.$G59]-[.$C59]/100;[.$W$67])" office:value-type="float" office:value="0" calcext:value-type="float">
            <text:p>0</text:p>
          </table:table-cell>
          <table:table-cell table:formula="of:=[.$F59]*POWER([.$G59]-[.$C59]/100;[.$X$67])" office:value-type="float" office:value="0" calcext:value-type="float">
            <text:p>0</text:p>
          </table:table-cell>
          <table:table-cell table:formula="of:=[.$F59]*POWER([.$G59]-[.$C59]/100;[.$Y$67])" office:value-type="float" office:value="0" calcext:value-type="float">
            <text:p>0</text:p>
          </table:table-cell>
          <table:table-cell table:formula="of:=[.$F59]*POWER([.$G59]-[.$C59]/100;[.$Z$67])" office:value-type="float" office:value="0" calcext:value-type="float">
            <text:p>0</text:p>
          </table:table-cell>
          <table:table-cell table:formula="of:=[.$F59]*POWER([.$G59]-[.$C59]/100;[.$AA$67])" office:value-type="float" office:value="0" calcext:value-type="float">
            <text:p>0</text:p>
          </table:table-cell>
          <table:table-cell table:formula="of:=[.$F59]*POWER([.$G59]-[.$C59]/100;[.$AB$67])" office:value-type="float" office:value="0" calcext:value-type="float">
            <text:p>0</text:p>
          </table:table-cell>
          <table:table-cell table:formula="of:=[.$F59]*POWER([.$G59]-[.$C59]/100;[.$AC$67])" office:value-type="float" office:value="0" calcext:value-type="float">
            <text:p>0</text:p>
          </table:table-cell>
          <table:table-cell table:formula="of:=[.$F59]*POWER([.$G59]-[.$C59]/100;[.$AD$67])" office:value-type="float" office:value="0" calcext:value-type="float">
            <text:p>0</text:p>
          </table:table-cell>
          <table:table-cell table:formula="of:=[.$F59]*POWER([.$G59]-[.$C59]/100;[.$AE$67])" office:value-type="float" office:value="0" calcext:value-type="float">
            <text:p>0</text:p>
          </table:table-cell>
          <table:table-cell table:formula="of:=[.$F59]*POWER([.$G59]-[.$C59]/100;[.$AF$67])" office:value-type="float" office:value="0" calcext:value-type="float">
            <text:p>0</text:p>
          </table:table-cell>
          <table:table-cell table:formula="of:=[.$F59]*POWER([.$G59]-[.$C59]/100;[.$AG$67])" office:value-type="float" office:value="0" calcext:value-type="float">
            <text:p>0</text:p>
          </table:table-cell>
          <table:table-cell table:formula="of:=[.$F59]*POWER([.$G59]-[.$C59]/100;[.$AH$67])" office:value-type="float" office:value="0" calcext:value-type="float">
            <text:p>0</text:p>
          </table:table-cell>
          <table:table-cell table:formula="of:=[.$F59]*POWER([.$G59]-[.$C59]/100;[.$AI$67])" office:value-type="float" office:value="0" calcext:value-type="float">
            <text:p>0</text:p>
          </table:table-cell>
          <table:table-cell table:formula="of:=[.$F59]*POWER([.$G59]-[.$C59]/100;[.$AJ$67])" office:value-type="float" office:value="0" calcext:value-type="float">
            <text:p>0</text:p>
          </table:table-cell>
          <table:table-cell table:formula="of:=[.$F59]*POWER([.$G59]-[.$C59]/100;[.$AK$67])" office:value-type="float" office:value="0" calcext:value-type="float">
            <text:p>0</text:p>
          </table:table-cell>
          <table:table-cell table:formula="of:=[.$F59]*POWER([.$G59]-[.$C59]/100;[.$AL$67])" office:value-type="float" office:value="0" calcext:value-type="float">
            <text:p>0</text:p>
          </table:table-cell>
          <table:table-cell table:formula="of:=[.$F59]*POWER([.$G59]-[.$C59]/100;[.$AM$67])" office:value-type="float" office:value="0" calcext:value-type="float">
            <text:p>0</text:p>
          </table:table-cell>
          <table:table-cell table:formula="of:=[.$F59]*POWER([.$G59]-[.$C59]/100;[.$AN$67])" office:value-type="float" office:value="0" calcext:value-type="float">
            <text:p>0</text:p>
          </table:table-cell>
          <table:table-cell table:formula="of:=[.$F59]*POWER([.$G59]-[.$C59]/100;[.$AO$67])" office:value-type="float" office:value="0" calcext:value-type="float">
            <text:p>0</text:p>
          </table:table-cell>
          <table:table-cell table:formula="of:=[.$F59]*POWER([.$G59]-[.$C59]/100;[.$AP$67])" office:value-type="float" office:value="0" calcext:value-type="float">
            <text:p>0</text:p>
          </table:table-cell>
          <table:table-cell table:formula="of:=[.$F59]*POWER([.$G59]-[.$C59]/100;[.$AQ$67])" office:value-type="float" office:value="0" calcext:value-type="float">
            <text:p>0</text:p>
          </table:table-cell>
          <table:table-cell table:formula="of:=[.$F59]*POWER([.$G59]-[.$C59]/100;[.$AR$67])" office:value-type="float" office:value="0" calcext:value-type="float">
            <text:p>0</text:p>
          </table:table-cell>
          <table:table-cell table:formula="of:=[.$F59]*POWER([.$G59]-[.$C59]/100;[.$AS$67])" office:value-type="float" office:value="0" calcext:value-type="float">
            <text:p>0</text:p>
          </table:table-cell>
          <table:table-cell table:formula="of:=[.$F59]*POWER([.$G59]-[.$C59]/100;[.$AT$67])" office:value-type="float" office:value="0" calcext:value-type="float">
            <text:p>0</text:p>
          </table:table-cell>
          <table:table-cell table:formula="of:=[.$F59]*POWER([.$G59]-[.$C59]/100;[.$AU$67])" office:value-type="float" office:value="0" calcext:value-type="float">
            <text:p>0</text:p>
          </table:table-cell>
          <table:table-cell table:formula="of:=[.$F59]*POWER([.$G59]-[.$C59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Investment per month (k€)</text:p>
          </table:table-cell>
          <table:table-cell table:formula="of:=SUM([.E4:.E48])" office:value-type="float" office:value="3.90338" calcext:value-type="float">
            <text:p>3.90338</text:p>
          </table:table-cell>
          <table:table-cell table:number-columns-repeated="4"/>
          <table:table-cell office:value-type="string" calcext:value-type="string">
            <text:p>Count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untry</text:p>
          </table:table-cell>
          <table:table-cell table:number-columns-repeated="479"/>
        </table:table-row>
        <table:table-row table:style-name="ro1">
          <table:table-cell office:value-type="string" calcext:value-type="string">
            <text:p>Saving per month (k€)</text:p>
          </table:table-cell>
          <table:table-cell table:formula="of:=SUM([.E50:.E59]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Weight at 1 yr</text:p>
          </table:table-cell>
          <table:table-cell table:formula="of:=(SUMPRODUCT([.H$4:.H$38];[.$DS$4:.$DS$38])+12*SUMPRODUCT([.H$4:.H$38];[.$E$4:.$E$38];[.$CB$4:.$CB$38]))/(SUM([.$I$70:.$I$71])/100*[.$I$69])" office:value-type="float" office:value="54.098131521652" calcext:value-type="float">
            <text:p>54.098131521652</text:p>
          </table:table-cell>
          <table:table-cell table:formula="of:=(SUMPRODUCT([.I$4:.I$38];[.$DS$4:.$DS$38])+12*SUMPRODUCT([.I$4:.I$38];[.$E$4:.$E$38];[.$CB$4:.$CB$38]))/(SUM([.$I$70:.$I$71])/100*[.$I$69])" office:value-type="float" office:value="3.39203165908152" calcext:value-type="float">
            <text:p>3.39203165908152</text:p>
          </table:table-cell>
          <table:table-cell table:formula="of:=(SUMPRODUCT([.J$4:.J$38];[.$DS$4:.$DS$38])+12*SUMPRODUCT([.J$4:.J$38];[.$E$4:.$E$38];[.$CB$4:.$CB$38]))/(SUM([.$I$70:.$I$71])/100*[.$I$69])" office:value-type="float" office:value="0.0876612417650562" calcext:value-type="float">
            <text:p>0.0876612417650562</text:p>
          </table:table-cell>
          <table:table-cell table:formula="of:=(SUMPRODUCT([.K$4:.K$38];[.$DS$4:.$DS$38])+12*SUMPRODUCT([.K$4:.K$38];[.$E$4:.$E$38];[.$CB$4:.$CB$38]))/(SUM([.$I$70:.$I$71])/100*[.$I$69])" office:value-type="float" office:value="0.0600514018390542" calcext:value-type="float">
            <text:p>0.0600514018390542</text:p>
          </table:table-cell>
          <table:table-cell table:formula="of:=(SUMPRODUCT([.L$4:.L$38];[.$DS$4:.$DS$38])+12*SUMPRODUCT([.L$4:.L$38];[.$E$4:.$E$38];[.$CB$4:.$CB$38]))/(SUM([.$I$70:.$I$71])/100*[.$I$69])" office:value-type="float" office:value="0.225607629187637" calcext:value-type="float">
            <text:p>0.225607629187637</text:p>
          </table:table-cell>
          <table:table-cell table:formula="of:=(SUMPRODUCT([.M$4:.M$38];[.$DS$4:.$DS$38])+12*SUMPRODUCT([.M$4:.M$38];[.$E$4:.$E$38];[.$CB$4:.$CB$38]))/(SUM([.$I$70:.$I$71])/100*[.$I$69])" office:value-type="float" office:value="1.98300336614839" calcext:value-type="float">
            <text:p>1.98300336614839</text:p>
          </table:table-cell>
          <table:table-cell table:formula="of:=(SUMPRODUCT([.N$4:.N$38];[.$DS$4:.$DS$38])+12*SUMPRODUCT([.N$4:.N$38];[.$E$4:.$E$38];[.$CB$4:.$CB$38]))/(SUM([.$I$70:.$I$71])/100*[.$I$69])" office:value-type="float" office:value="2.42228953551739" calcext:value-type="float">
            <text:p>2.42228953551739</text:p>
          </table:table-cell>
          <table:table-cell table:formula="of:=(SUMPRODUCT([.O$4:.O$38];[.$DS$4:.$DS$38])+12*SUMPRODUCT([.O$4:.O$38];[.$E$4:.$E$38];[.$CB$4:.$CB$38]))/(SUM([.$I$70:.$I$71])/100*[.$I$69])" office:value-type="float" office:value="0.770905561391771" calcext:value-type="float">
            <text:p>0.770905561391771</text:p>
          </table:table-cell>
          <table:table-cell table:formula="of:=(SUMPRODUCT([.P$4:.P$38];[.$DS$4:.$DS$38])+12*SUMPRODUCT([.P$4:.P$38];[.$E$4:.$E$38];[.$CB$4:.$CB$38]))/(SUM([.$I$70:.$I$71])/100*[.$I$69])" office:value-type="float" office:value="1.30663278506896" calcext:value-type="float">
            <text:p>1.30663278506896</text:p>
          </table:table-cell>
          <table:table-cell table:formula="of:=(SUMPRODUCT([.Q$4:.Q$38];[.$DS$4:.$DS$38])+12*SUMPRODUCT([.Q$4:.Q$38];[.$E$4:.$E$38];[.$CB$4:.$CB$38]))/(SUM([.$I$70:.$I$71])/100*[.$I$69])" office:value-type="float" office:value="1.57374677243645" calcext:value-type="float">
            <text:p>1.57374677243645</text:p>
          </table:table-cell>
          <table:table-cell table:formula="of:=(SUMPRODUCT([.R$4:.R$38];[.$DS$4:.$DS$38])+12*SUMPRODUCT([.R$4:.R$38];[.$E$4:.$E$38];[.$CB$4:.$CB$38]))/(SUM([.$I$70:.$I$71])/100*[.$I$69])" office:value-type="float" office:value="0.196720109472764" calcext:value-type="float">
            <text:p>0.196720109472764</text:p>
          </table:table-cell>
          <table:table-cell table:formula="of:=(SUMPRODUCT([.S$4:.S$38];[.$DS$4:.$DS$38])+12*SUMPRODUCT([.S$4:.S$38];[.$E$4:.$E$38];[.$CB$4:.$CB$38]))/(SUM([.$I$70:.$I$71])/100*[.$I$69])" office:value-type="float" office:value="0.0134863144767468" calcext:value-type="float">
            <text:p>0.0134863144767468</text:p>
          </table:table-cell>
          <table:table-cell table:formula="of:=(SUMPRODUCT([.T$4:.T$38];[.$DS$4:.$DS$38])+12*SUMPRODUCT([.T$4:.T$38];[.$E$4:.$E$38];[.$CB$4:.$CB$38]))/(SUM([.$I$70:.$I$71])/100*[.$I$69])" office:value-type="float" office:value="0.0202294717151203" calcext:value-type="float">
            <text:p>0.0202294717151203</text:p>
          </table:table-cell>
          <table:table-cell table:formula="of:=(SUMPRODUCT([.U$4:.U$38];[.$DS$4:.$DS$38])+12*SUMPRODUCT([.U$4:.U$38];[.$E$4:.$E$38];[.$CB$4:.$CB$38]))/(SUM([.$I$70:.$I$71])/100*[.$I$69])" office:value-type="float" office:value="0.182200918814448" calcext:value-type="float">
            <text:p>0.182200918814448</text:p>
          </table:table-cell>
          <table:table-cell table:formula="of:=(SUMPRODUCT([.V$4:.V$38];[.$DS$4:.$DS$38])+12*SUMPRODUCT([.V$4:.V$38];[.$E$4:.$E$38];[.$CB$4:.$CB$38]))/(SUM([.$I$70:.$I$71])/100*[.$I$69])" office:value-type="float" office:value="0.271956923271119" calcext:value-type="float">
            <text:p>0.271956923271119</text:p>
          </table:table-cell>
          <table:table-cell table:formula="of:=(SUMPRODUCT([.W$4:.W$38];[.$DS$4:.$DS$38])+12*SUMPRODUCT([.W$4:.W$38];[.$E$4:.$E$38];[.$CB$4:.$CB$38]))/(SUM([.$I$70:.$I$71])/100*[.$I$69])" office:value-type="float" office:value="0.0579806638446041" calcext:value-type="float">
            <text:p>0.0579806638446041</text:p>
          </table:table-cell>
          <table:table-cell table:formula="of:=(SUMPRODUCT([.X$4:.X$38];[.$DS$4:.$DS$38])+12*SUMPRODUCT([.X$4:.X$38];[.$E$4:.$E$38];[.$CB$4:.$CB$38]))/(SUM([.$I$70:.$I$71])/100*[.$I$69])" office:value-type="float" office:value="0.00422613420157107" calcext:value-type="float">
            <text:p>0.00422613420157107</text:p>
          </table:table-cell>
          <table:table-cell table:formula="of:=(SUMPRODUCT([.Y$4:.Y$38];[.$DS$4:.$DS$38])+12*SUMPRODUCT([.Y$4:.Y$38];[.$E$4:.$E$38];[.$CB$4:.$CB$38]))/(SUM([.$I$70:.$I$71])/100*[.$I$69])" office:value-type="float" office:value="0.129200159200586" calcext:value-type="float">
            <text:p>0.129200159200586</text:p>
          </table:table-cell>
          <table:table-cell table:formula="of:=(SUMPRODUCT([.Z$4:.Z$38];[.$DS$4:.$DS$38])+12*SUMPRODUCT([.Z$4:.Z$38];[.$E$4:.$E$38];[.$CB$4:.$CB$38]))/(SUM([.$I$70:.$I$71])/100*[.$I$69])" office:value-type="float" office:value="0.111745736993106" calcext:value-type="float">
            <text:p>0.111745736993106</text:p>
          </table:table-cell>
          <table:table-cell table:formula="of:=(SUMPRODUCT([.AA$4:.AA$38];[.$DS$4:.$DS$38])+12*SUMPRODUCT([.AA$4:.AA$38];[.$E$4:.$E$38];[.$CB$4:.$CB$38]))/(SUM([.$I$70:.$I$71])/100*[.$I$69])" office:value-type="float" office:value="0.077693451513161" calcext:value-type="float">
            <text:p>0.077693451513161</text:p>
          </table:table-cell>
          <table:table-cell table:formula="of:=(SUMPRODUCT([.AB$4:.AB$38];[.$DS$4:.$DS$38])+12*SUMPRODUCT([.AB$4:.AB$38];[.$E$4:.$E$38];[.$CB$4:.$CB$38]))/(SUM([.$I$70:.$I$71])/100*[.$I$69])" office:value-type="float" office:value="0.00897319797595063" calcext:value-type="float">
            <text:p>0.00897319797595063</text:p>
          </table:table-cell>
          <table:table-cell table:formula="of:=(SUMPRODUCT([.AC$4:.AC$38];[.$DS$4:.$DS$38])+12*SUMPRODUCT([.AC$4:.AC$38];[.$E$4:.$E$38];[.$CB$4:.$CB$38]))/(SUM([.$I$70:.$I$71])/100*[.$I$69])" office:value-type="float" office:value="0.000422613420157107" calcext:value-type="float">
            <text:p>0.000422613420157107</text:p>
          </table:table-cell>
          <table:table-cell table:formula="of:=(SUMPRODUCT([.AD$4:.AD$38];[.$DS$4:.$DS$38])+12*SUMPRODUCT([.AD$4:.AD$38];[.$E$4:.$E$38];[.$CB$4:.$CB$38]))/(SUM([.$I$70:.$I$71])/100*[.$I$69])" office:value-type="float" office:value="0.153268377046636" calcext:value-type="float">
            <text:p>0.153268377046636</text:p>
          </table:table-cell>
          <table:table-cell table:formula="of:=(SUMPRODUCT([.AE$4:.AE$38];[.$DS$4:.$DS$38])+12*SUMPRODUCT([.AE$4:.AE$38];[.$E$4:.$E$38];[.$CB$4:.$CB$38]))/(SUM([.$I$70:.$I$71])/100*[.$I$69])" office:value-type="float" office:value="0.0309542784081556" calcext:value-type="float">
            <text:p>0.0309542784081556</text:p>
          </table:table-cell>
          <table:table-cell table:formula="of:=(SUMPRODUCT([.AF$4:.AF$38];[.$DS$4:.$DS$38])+12*SUMPRODUCT([.AF$4:.AF$38];[.$E$4:.$E$38];[.$CB$4:.$CB$38]))/(SUM([.$I$70:.$I$71])/100*[.$I$69])" office:value-type="float" office:value="2.12118278987741" calcext:value-type="float">
            <text:p>2.12118278987741</text:p>
          </table:table-cell>
          <table:table-cell table:formula="of:=(SUMPRODUCT([.AG$4:.AG$38];[.$DS$4:.$DS$38])+12*SUMPRODUCT([.AG$4:.AG$38];[.$E$4:.$E$38];[.$CB$4:.$CB$38]))/(SUM([.$I$70:.$I$71])/100*[.$I$69])" office:value-type="float" office:value="0.00979618874688649" calcext:value-type="float">
            <text:p>0.00979618874688649</text:p>
          </table:table-cell>
          <table:table-cell table:formula="of:=(SUMPRODUCT([.AH$4:.AH$38];[.$DS$4:.$DS$38])+12*SUMPRODUCT([.AH$4:.AH$38];[.$E$4:.$E$38];[.$CB$4:.$CB$38]))/(SUM([.$I$70:.$I$71])/100*[.$I$69])" office:value-type="float" office:value="0.13666870763371" calcext:value-type="float">
            <text:p>0.13666870763371</text:p>
          </table:table-cell>
          <table:table-cell table:formula="of:=(SUMPRODUCT([.AI$4:.AI$38];[.$DS$4:.$DS$38])+12*SUMPRODUCT([.AI$4:.AI$38];[.$E$4:.$E$38];[.$CB$4:.$CB$38]))/(SUM([.$I$70:.$I$71])/100*[.$I$69])" office:value-type="float" office:value="0.173488026859539" calcext:value-type="float">
            <text:p>0.173488026859539</text:p>
          </table:table-cell>
          <table:table-cell table:formula="of:=(SUMPRODUCT([.AJ$4:.AJ$38];[.$DS$4:.$DS$38])+12*SUMPRODUCT([.AJ$4:.AJ$38];[.$E$4:.$E$38];[.$CB$4:.$CB$38]))/(SUM([.$I$70:.$I$71])/100*[.$I$69])" office:value-type="float" office:value="0.00241902470675583" calcext:value-type="float">
            <text:p>0.00241902470675583</text:p>
          </table:table-cell>
          <table:table-cell table:formula="of:=(SUMPRODUCT([.AK$4:.AK$38];[.$DS$4:.$DS$38])+12*SUMPRODUCT([.AK$4:.AK$38];[.$E$4:.$E$38];[.$CB$4:.$CB$38]))/(SUM([.$I$70:.$I$71])/100*[.$I$69])" office:value-type="float" office:value="0.10150404816084" calcext:value-type="float">
            <text:p>0.10150404816084</text:p>
          </table:table-cell>
          <table:table-cell table:formula="of:=(SUMPRODUCT([.AL$4:.AL$38];[.$DS$4:.$DS$38])+12*SUMPRODUCT([.AL$4:.AL$38];[.$E$4:.$E$38];[.$CB$4:.$CB$38]))/(SUM([.$I$70:.$I$71])/100*[.$I$69])" office:value-type="float" office:value="0.00674315723837342" calcext:value-type="float">
            <text:p>0.00674315723837342</text:p>
          </table:table-cell>
          <table:table-cell table:formula="of:=(SUMPRODUCT([.AM$4:.AM$38];[.$DS$4:.$DS$38])+12*SUMPRODUCT([.AM$4:.AM$38];[.$E$4:.$E$38];[.$CB$4:.$CB$38]))/(SUM([.$I$70:.$I$71])/100*[.$I$69])" office:value-type="float" office:value="0.055909925850154" calcext:value-type="float">
            <text:p>0.055909925850154</text:p>
          </table:table-cell>
          <table:table-cell table:formula="of:=(SUMPRODUCT([.AN$4:.AN$38];[.$DS$4:.$DS$38])+12*SUMPRODUCT([.AN$4:.AN$38];[.$E$4:.$E$38];[.$CB$4:.$CB$38]))/(SUM([.$I$70:.$I$71])/100*[.$I$69])" office:value-type="float" office:value="0.000248410277680588" calcext:value-type="float">
            <text:p>0.000248410277680588</text:p>
          </table:table-cell>
          <table:table-cell table:formula="of:=(SUMPRODUCT([.AO$4:.AO$38];[.$DS$4:.$DS$38])+12*SUMPRODUCT([.AO$4:.AO$38];[.$E$4:.$E$38];[.$CB$4:.$CB$38]))/(SUM([.$I$70:.$I$71])/100*[.$I$69])" office:value-type="float" office:value="6.88658489137528" calcext:value-type="float">
            <text:p>6.88658489137528</text:p>
          </table:table-cell>
          <table:table-cell table:formula="of:=(SUMPRODUCT([.AP$4:.AP$38];[.$DS$4:.$DS$38])+12*SUMPRODUCT([.AP$4:.AP$38];[.$E$4:.$E$38];[.$CB$4:.$CB$38]))/(SUM([.$I$70:.$I$71])/100*[.$I$69])" office:value-type="float" office:value="1.49111496805778" calcext:value-type="float">
            <text:p>1.49111496805778</text:p>
          </table:table-cell>
          <table:table-cell table:formula="of:=(SUMPRODUCT([.AQ$4:.AQ$38];[.$DS$4:.$DS$38])+12*SUMPRODUCT([.AQ$4:.AQ$38];[.$E$4:.$E$38];[.$CB$4:.$CB$38]))/(SUM([.$I$70:.$I$71])/100*[.$I$69])" office:value-type="float" office:value="0.056889239874589" calcext:value-type="float">
            <text:p>0.056889239874589</text:p>
          </table:table-cell>
          <table:table-cell table:formula="of:=(SUMPRODUCT([.AR$4:.AR$38];[.$DS$4:.$DS$38])+12*SUMPRODUCT([.AR$4:.AR$38];[.$E$4:.$E$38];[.$CB$4:.$CB$38]))/(SUM([.$I$70:.$I$71])/100*[.$I$69])" office:value-type="float" office:value="0.0103445012342811" calcext:value-type="float">
            <text:p>0.0103445012342811</text:p>
          </table:table-cell>
          <table:table-cell table:formula="of:=(SUMPRODUCT([.AS$4:.AS$38];[.$DS$4:.$DS$38])+12*SUMPRODUCT([.AS$4:.AS$38];[.$E$4:.$E$38];[.$CB$4:.$CB$38]))/(SUM([.$I$70:.$I$71])/100*[.$I$69])" office:value-type="float" office:value="1.27674234609671" calcext:value-type="float">
            <text:p>1.27674234609671</text:p>
          </table:table-cell>
          <table:table-cell table:formula="of:=(SUMPRODUCT([.AT$4:.AT$38];[.$DS$4:.$DS$38])+12*SUMPRODUCT([.AT$4:.AT$38];[.$E$4:.$E$38];[.$CB$4:.$CB$38]))/(SUM([.$I$70:.$I$71])/100*[.$I$69])" office:value-type="float" office:value="0.231016565995735" calcext:value-type="float">
            <text:p>0.231016565995735</text:p>
          </table:table-cell>
          <table:table-cell table:formula="of:=(SUMPRODUCT([.AU$4:.AU$38];[.$DS$4:.$DS$38])+12*SUMPRODUCT([.AU$4:.AU$38];[.$E$4:.$E$38];[.$CB$4:.$CB$38]))/(SUM([.$I$70:.$I$71])/100*[.$I$69])" office:value-type="float" office:value="2.15525670034791" calcext:value-type="float">
            <text:p>2.15525670034791</text:p>
          </table:table-cell>
          <table:table-cell table:formula="of:=(SUMPRODUCT([.AV$4:.AV$38];[.$DS$4:.$DS$38])+12*SUMPRODUCT([.AV$4:.AV$38];[.$E$4:.$E$38];[.$CB$4:.$CB$38]))/(SUM([.$I$70:.$I$71])/100*[.$I$69])" office:value-type="float" office:value="0.0151854119593011" calcext:value-type="float">
            <text:p>0.0151854119593011</text:p>
          </table:table-cell>
          <table:table-cell table:formula="of:=(SUMPRODUCT([.AW$4:.AW$38];[.$DS$4:.$DS$38])+12*SUMPRODUCT([.AW$4:.AW$38];[.$E$4:.$E$38];[.$CB$4:.$CB$38]))/(SUM([.$I$70:.$I$71])/100*[.$I$69])" office:value-type="float" office:value="0.400829061279981" calcext:value-type="float">
            <text:p>0.400829061279981</text:p>
          </table:table-cell>
          <table:table-cell table:formula="of:=(SUMPRODUCT([.AX$4:.AX$38];[.$DS$4:.$DS$38])+12*SUMPRODUCT([.AX$4:.AX$38];[.$E$4:.$E$38];[.$CB$4:.$CB$38]))/(SUM([.$I$70:.$I$71])/100*[.$I$69])" office:value-type="float" office:value="0.00450471700067474" calcext:value-type="float">
            <text:p>0.00450471700067474</text:p>
          </table:table-cell>
          <table:table-cell table:formula="of:=(SUMPRODUCT([.AY$4:.AY$38];[.$DS$4:.$DS$38])+12*SUMPRODUCT([.AY$4:.AY$38];[.$E$4:.$E$38];[.$CB$4:.$CB$38]))/(SUM([.$I$70:.$I$71])/100*[.$I$69])" office:value-type="float" office:value="0.0331318079112023" calcext:value-type="float">
            <text:p>0.0331318079112023</text:p>
          </table:table-cell>
          <table:table-cell table:formula="of:=(SUMPRODUCT([.AZ$4:.AZ$38];[.$DS$4:.$DS$38])+12*SUMPRODUCT([.AZ$4:.AZ$38];[.$E$4:.$E$38];[.$CB$4:.$CB$38]))/(SUM([.$I$70:.$I$71])/100*[.$I$69])" office:value-type="float" office:value="2.65492496781515" calcext:value-type="float">
            <text:p>2.65492496781515</text:p>
          </table:table-cell>
          <table:table-cell table:formula="of:=(SUMPRODUCT([.BA$4:.BA$38];[.$DS$4:.$DS$38])+12*SUMPRODUCT([.BA$4:.BA$38];[.$E$4:.$E$38];[.$CB$4:.$CB$38]))/(SUM([.$I$70:.$I$71])/100*[.$I$69])" office:value-type="float" office:value="3.33771305884907" calcext:value-type="float">
            <text:p>3.33771305884907</text:p>
          </table:table-cell>
          <table:table-cell table:formula="of:=(SUMPRODUCT([.BB$4:.BB$38];[.$DS$4:.$DS$38])+12*SUMPRODUCT([.BB$4:.BB$38];[.$E$4:.$E$38];[.$CB$4:.$CB$38]))/(SUM([.$I$70:.$I$71])/100*[.$I$69])" office:value-type="float" office:value="4.64834696023426" calcext:value-type="float">
            <text:p>4.64834696023426</text:p>
          </table:table-cell>
          <table:table-cell table:formula="of:=(SUMPRODUCT([.BC$4:.BC$38];[.$DS$4:.$DS$38])+12*SUMPRODUCT([.BC$4:.BC$38];[.$E$4:.$E$38];[.$CB$4:.$CB$38]))/(SUM([.$I$70:.$I$71])/100*[.$I$69])" office:value-type="float" office:value="0.426314820433074" calcext:value-type="float">
            <text:p>0.426314820433074</text:p>
          </table:table-cell>
          <table:table-cell table:formula="of:=(SUMPRODUCT([.BD$4:.BD$38];[.$DS$4:.$DS$38])+12*SUMPRODUCT([.BD$4:.BD$38];[.$E$4:.$E$38];[.$CB$4:.$CB$38]))/(SUM([.$I$70:.$I$71])/100*[.$I$69])" office:value-type="float" office:value="0.00897319797595063" calcext:value-type="float">
            <text:p>0.00897319797595063</text:p>
          </table:table-cell>
          <table:table-cell table:formula="of:=(SUMPRODUCT([.BE$4:.BE$38];[.$DS$4:.$DS$38])+12*SUMPRODUCT([.BE$4:.BE$38];[.$E$4:.$E$38];[.$CB$4:.$CB$38]))/(SUM([.$I$70:.$I$71])/100*[.$I$69])" office:value-type="float" office:value="0.717327262794019" calcext:value-type="float">
            <text:p>0.717327262794019</text:p>
          </table:table-cell>
          <table:table-cell table:formula="of:=(SUMPRODUCT([.BF$4:.BF$38];[.$DS$4:.$DS$38])+12*SUMPRODUCT([.BF$4:.BF$38];[.$E$4:.$E$38];[.$CB$4:.$CB$38]))/(SUM([.$I$70:.$I$71])/100*[.$I$69])" office:value-type="float" office:value="0.00966344397410068" calcext:value-type="float">
            <text:p>0.00966344397410068</text:p>
          </table:table-cell>
          <table:table-cell table:formula="of:=(SUMPRODUCT([.BG$4:.BG$38];[.$DS$4:.$DS$38])+12*SUMPRODUCT([.BG$4:.BG$38];[.$E$4:.$E$38];[.$CB$4:.$CB$38]))/(SUM([.$I$70:.$I$71])/100*[.$I$69])" office:value-type="float" office:value="0.00297205369782198" calcext:value-type="float">
            <text:p>0.00297205369782198</text:p>
          </table:table-cell>
          <table:table-cell table:formula="of:=(SUMPRODUCT([.BH$4:.BH$38];[.$DS$4:.$DS$38])+12*SUMPRODUCT([.BH$4:.BH$38];[.$E$4:.$E$38];[.$CB$4:.$CB$38]))/(SUM([.$I$70:.$I$71])/100*[.$I$69])" office:value-type="float" office:value="0.00674315723837342" calcext:value-type="float">
            <text:p>0.00674315723837342</text:p>
          </table:table-cell>
          <table:table-cell table:formula="of:=(SUMPRODUCT([.BI$4:.BI$38];[.$DS$4:.$DS$38])+12*SUMPRODUCT([.BI$4:.BI$38];[.$E$4:.$E$38];[.$CB$4:.$CB$38]))/(SUM([.$I$70:.$I$71])/100*[.$I$69])" office:value-type="float" office:value="2.79769660094059" calcext:value-type="float">
            <text:p>2.79769660094059</text:p>
          </table:table-cell>
          <table:table-cell table:formula="of:=(SUMPRODUCT([.BJ$4:.BJ$38];[.$DS$4:.$DS$38])+12*SUMPRODUCT([.BJ$4:.BJ$38];[.$E$4:.$E$38];[.$CB$4:.$CB$38]))/(SUM([.$I$70:.$I$71])/100*[.$I$69])" office:value-type="float" office:value="0.0379635298982527" calcext:value-type="float">
            <text:p>0.0379635298982527</text:p>
          </table:table-cell>
          <table:table-cell table:formula="of:=(SUMPRODUCT([.BK$4:.BK$38];[.$DS$4:.$DS$38])+12*SUMPRODUCT([.BK$4:.BK$38];[.$E$4:.$E$38];[.$CB$4:.$CB$38]))/(SUM([.$I$70:.$I$71])/100*[.$I$69])" office:value-type="float" office:value="0.033744333147959" calcext:value-type="float">
            <text:p>0.033744333147959</text:p>
          </table:table-cell>
          <table:table-cell table:formula="of:=(SUMPRODUCT([.BL$4:.BL$38];[.$DS$4:.$DS$38])+12*SUMPRODUCT([.BL$4:.BL$38];[.$E$4:.$E$38];[.$CB$4:.$CB$38]))/(SUM([.$I$70:.$I$71])/100*[.$I$69])" office:value-type="float" office:value="0.913106603086817" calcext:value-type="float">
            <text:p>0.913106603086817</text:p>
          </table:table-cell>
          <table:table-cell table:formula="of:=(SUMPRODUCT([.BM$4:.BM$38];[.$DS$4:.$DS$38])+12*SUMPRODUCT([.BM$4:.BM$38];[.$E$4:.$E$38];[.$CB$4:.$CB$38]))/(SUM([.$I$70:.$I$71])/100*[.$I$69])" office:value-type="float" office:value="0.365140133021376" calcext:value-type="float">
            <text:p>0.365140133021376</text:p>
          </table:table-cell>
          <table:table-cell table:formula="of:=(SUMPRODUCT([.BN$4:.BN$38];[.$DS$4:.$DS$38])+12*SUMPRODUCT([.BN$4:.BN$38];[.$E$4:.$E$38];[.$CB$4:.$CB$38]))/(SUM([.$I$70:.$I$71])/100*[.$I$69])" office:value-type="float" office:value="0.0830990407476519" calcext:value-type="float">
            <text:p>0.0830990407476519</text:p>
          </table:table-cell>
          <table:table-cell table:formula="of:=(SUMPRODUCT([.BO$4:.BO$38];[.$DS$4:.$DS$38])+12*SUMPRODUCT([.BO$4:.BO$38];[.$E$4:.$E$38];[.$CB$4:.$CB$38]))/(SUM([.$I$70:.$I$71])/100*[.$I$69])" office:value-type="float" office:value="0.476160359911917" calcext:value-type="float">
            <text:p>0.476160359911917</text:p>
          </table:table-cell>
          <table:table-cell table:formula="of:=(SUMPRODUCT([.BP$4:.BP$38];[.$DS$4:.$DS$38])+12*SUMPRODUCT([.BP$4:.BP$38];[.$E$4:.$E$38];[.$CB$4:.$CB$38]))/(SUM([.$I$70:.$I$71])/100*[.$I$69])" office:value-type="float" office:value="0.000563484560209476" calcext:value-type="float">
            <text:p>0.000563484560209476</text:p>
          </table:table-cell>
          <table:table-cell table:formula="of:=(SUMPRODUCT([.BQ$4:.BQ$38];[.$DS$4:.$DS$38])+12*SUMPRODUCT([.BQ$4:.BQ$38];[.$E$4:.$E$38];[.$CB$4:.$CB$38]))/(SUM([.$I$70:.$I$71])/100*[.$I$69])" office:value-type="float" office:value="0.202600708420424" calcext:value-type="float">
            <text:p>0.202600708420424</text:p>
          </table:table-cell>
          <table:table-cell table:formula="of:=(SUMPRODUCT([.BR$4:.BR$38];[.$DS$4:.$DS$38])+12*SUMPRODUCT([.BR$4:.BR$38];[.$E$4:.$E$38];[.$CB$4:.$CB$38]))/(SUM([.$I$70:.$I$71])/100*[.$I$69])" office:value-type="float" office:value="0.50142456682437" calcext:value-type="float">
            <text:p>0.50142456682437</text:p>
          </table:table-cell>
          <table:table-cell office:value-type="string" calcext:value-type="string">
            <text:p>Weight at 1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20 yr</text:p>
          </table:table-cell>
          <table:table-cell table:formula="of:=(SUMPRODUCT([.H$4:.H$38];[.$EL$4:.$EL$38])+12*SUMPRODUCT([.H$4:.H$38];[.$E$4:.$E$38];[.$CU$4:.$CU$38]))/(SUM([.$AB$70:.$AB$71])/100*[.$AB$69])" office:value-type="float" office:value="56.9981983022825" calcext:value-type="float">
            <text:p>56.9981983022825</text:p>
          </table:table-cell>
          <table:table-cell table:formula="of:=(SUMPRODUCT([.I$4:.I$38];[.$EL$4:.$EL$38])+12*SUMPRODUCT([.I$4:.I$38];[.$E$4:.$E$38];[.$CU$4:.$CU$38]))/(SUM([.$AB$70:.$AB$71])/100*[.$AB$69])" office:value-type="float" office:value="2.94474277585555" calcext:value-type="float">
            <text:p>2.94474277585555</text:p>
          </table:table-cell>
          <table:table-cell table:formula="of:=(SUMPRODUCT([.J$4:.J$38];[.$EL$4:.$EL$38])+12*SUMPRODUCT([.J$4:.J$38];[.$E$4:.$E$38];[.$CU$4:.$CU$38]))/(SUM([.$AB$70:.$AB$71])/100*[.$AB$69])" office:value-type="float" office:value="0.0551787593286888" calcext:value-type="float">
            <text:p>0.0551787593286888</text:p>
          </table:table-cell>
          <table:table-cell table:formula="of:=(SUMPRODUCT([.K$4:.K$38];[.$EL$4:.$EL$38])+12*SUMPRODUCT([.K$4:.K$38];[.$E$4:.$E$38];[.$CU$4:.$CU$38]))/(SUM([.$AB$70:.$AB$71])/100*[.$AB$69])" office:value-type="float" office:value="0.0377996225322514" calcext:value-type="float">
            <text:p>0.0377996225322514</text:p>
          </table:table-cell>
          <table:table-cell table:formula="of:=(SUMPRODUCT([.L$4:.L$38];[.$EL$4:.$EL$38])+12*SUMPRODUCT([.L$4:.L$38];[.$E$4:.$E$38];[.$CU$4:.$CU$38]))/(SUM([.$AB$70:.$AB$71])/100*[.$AB$69])" office:value-type="float" office:value="0.183319039989253" calcext:value-type="float">
            <text:p>0.183319039989253</text:p>
          </table:table-cell>
          <table:table-cell table:formula="of:=(SUMPRODUCT([.M$4:.M$38];[.$EL$4:.$EL$38])+12*SUMPRODUCT([.M$4:.M$38];[.$E$4:.$E$38];[.$CU$4:.$CU$38]))/(SUM([.$AB$70:.$AB$71])/100*[.$AB$69])" office:value-type="float" office:value="1.62312919918222" calcext:value-type="float">
            <text:p>1.62312919918222</text:p>
          </table:table-cell>
          <table:table-cell table:formula="of:=(SUMPRODUCT([.N$4:.N$38];[.$EL$4:.$EL$38])+12*SUMPRODUCT([.N$4:.N$38];[.$E$4:.$E$38];[.$CU$4:.$CU$38]))/(SUM([.$AB$70:.$AB$71])/100*[.$AB$69])" office:value-type="float" office:value="2.10132745124692" calcext:value-type="float">
            <text:p>2.10132745124692</text:p>
          </table:table-cell>
          <table:table-cell table:formula="of:=(SUMPRODUCT([.O$4:.O$38];[.$EL$4:.$EL$38])+12*SUMPRODUCT([.O$4:.O$38];[.$E$4:.$E$38];[.$CU$4:.$CU$38]))/(SUM([.$AB$70:.$AB$71])/100*[.$AB$69])" office:value-type="float" office:value="0.656343608668188" calcext:value-type="float">
            <text:p>0.656343608668188</text:p>
          </table:table-cell>
          <table:table-cell table:formula="of:=(SUMPRODUCT([.P$4:.P$38];[.$EL$4:.$EL$38])+12*SUMPRODUCT([.P$4:.P$38];[.$E$4:.$E$38];[.$CU$4:.$CU$38]))/(SUM([.$AB$70:.$AB$71])/100*[.$AB$69])" office:value-type="float" office:value="1.04323367996072" calcext:value-type="float">
            <text:p>1.04323367996072</text:p>
          </table:table-cell>
          <table:table-cell table:formula="of:=(SUMPRODUCT([.Q$4:.Q$38];[.$EL$4:.$EL$38])+12*SUMPRODUCT([.Q$4:.Q$38];[.$E$4:.$E$38];[.$CU$4:.$CU$38]))/(SUM([.$AB$70:.$AB$71])/100*[.$AB$69])" office:value-type="float" office:value="1.29710326054594" calcext:value-type="float">
            <text:p>1.29710326054594</text:p>
          </table:table-cell>
          <table:table-cell table:formula="of:=(SUMPRODUCT([.R$4:.R$38];[.$EL$4:.$EL$38])+12*SUMPRODUCT([.R$4:.R$38];[.$E$4:.$E$38];[.$CU$4:.$CU$38]))/(SUM([.$AB$70:.$AB$71])/100*[.$AB$69])" office:value-type="float" office:value="0.123826349674617" calcext:value-type="float">
            <text:p>0.123826349674617</text:p>
          </table:table-cell>
          <table:table-cell table:formula="of:=(SUMPRODUCT([.S$4:.S$38];[.$EL$4:.$EL$38])+12*SUMPRODUCT([.S$4:.S$38];[.$E$4:.$E$38];[.$CU$4:.$CU$38]))/(SUM([.$AB$70:.$AB$71])/100*[.$AB$69])" office:value-type="float" office:value="0.00886801657800352" calcext:value-type="float">
            <text:p>0.00886801657800352</text:p>
          </table:table-cell>
          <table:table-cell table:formula="of:=(SUMPRODUCT([.T$4:.T$38];[.$EL$4:.$EL$38])+12*SUMPRODUCT([.T$4:.T$38];[.$E$4:.$E$38];[.$CU$4:.$CU$38]))/(SUM([.$AB$70:.$AB$71])/100*[.$AB$69])" office:value-type="float" office:value="0.0133020248670053" calcext:value-type="float">
            <text:p>0.0133020248670053</text:p>
          </table:table-cell>
          <table:table-cell table:formula="of:=(SUMPRODUCT([.U$4:.U$38];[.$EL$4:.$EL$38])+12*SUMPRODUCT([.U$4:.U$38];[.$E$4:.$E$38];[.$CU$4:.$CU$38]))/(SUM([.$AB$70:.$AB$71])/100*[.$AB$69])" office:value-type="float" office:value="0.160329035258969" calcext:value-type="float">
            <text:p>0.160329035258969</text:p>
          </table:table-cell>
          <table:table-cell table:formula="of:=(SUMPRODUCT([.V$4:.V$38];[.$EL$4:.$EL$38])+12*SUMPRODUCT([.V$4:.V$38];[.$E$4:.$E$38];[.$CU$4:.$CU$38]))/(SUM([.$AB$70:.$AB$71])/100*[.$AB$69])" office:value-type="float" office:value="0.171184497444909" calcext:value-type="float">
            <text:p>0.171184497444909</text:p>
          </table:table-cell>
          <table:table-cell table:formula="of:=(SUMPRODUCT([.W$4:.W$38];[.$EL$4:.$EL$38])+12*SUMPRODUCT([.W$4:.W$38];[.$E$4:.$E$38];[.$CU$4:.$CU$38]))/(SUM([.$AB$70:.$AB$71])/100*[.$AB$69])" office:value-type="float" office:value="0.0364961872725186" calcext:value-type="float">
            <text:p>0.0364961872725186</text:p>
          </table:table-cell>
          <table:table-cell table:formula="of:=(SUMPRODUCT([.X$4:.X$38];[.$EL$4:.$EL$38])+12*SUMPRODUCT([.X$4:.X$38];[.$E$4:.$E$38];[.$CU$4:.$CU$38]))/(SUM([.$AB$70:.$AB$71])/100*[.$AB$69])" office:value-type="float" office:value="0.0047465155705484" calcext:value-type="float">
            <text:p>0.0047465155705484</text:p>
          </table:table-cell>
          <table:table-cell table:formula="of:=(SUMPRODUCT([.Y$4:.Y$38];[.$EL$4:.$EL$38])+12*SUMPRODUCT([.Y$4:.Y$38];[.$E$4:.$E$38];[.$CU$4:.$CU$38]))/(SUM([.$AB$70:.$AB$71])/100*[.$AB$69])" office:value-type="float" office:value="0.0989080773358364" calcext:value-type="float">
            <text:p>0.0989080773358364</text:p>
          </table:table-cell>
          <table:table-cell table:formula="of:=(SUMPRODUCT([.Z$4:.Z$38];[.$EL$4:.$EL$38])+12*SUMPRODUCT([.Z$4:.Z$38];[.$E$4:.$E$38];[.$CU$4:.$CU$38]))/(SUM([.$AB$70:.$AB$71])/100*[.$AB$69])" office:value-type="float" office:value="0.0801680512317898" calcext:value-type="float">
            <text:p>0.0801680512317898</text:p>
          </table:table-cell>
          <table:table-cell table:formula="of:=(SUMPRODUCT([.AA$4:.AA$38];[.$EL$4:.$EL$38])+12*SUMPRODUCT([.AA$4:.AA$38];[.$E$4:.$E$38];[.$CU$4:.$CU$38]))/(SUM([.$AB$70:.$AB$71])/100*[.$AB$69])" office:value-type="float" office:value="0.0634733985707372" calcext:value-type="float">
            <text:p>0.0634733985707372</text:p>
          </table:table-cell>
          <table:table-cell table:formula="of:=(SUMPRODUCT([.AB$4:.AB$38];[.$EL$4:.$EL$38])+12*SUMPRODUCT([.AB$4:.AB$38];[.$E$4:.$E$38];[.$CU$4:.$CU$38]))/(SUM([.$AB$70:.$AB$71])/100*[.$AB$69])" office:value-type="float" office:value="0.00564821945884216" calcext:value-type="float">
            <text:p>0.00564821945884216</text:p>
          </table:table-cell>
          <table:table-cell table:formula="of:=(SUMPRODUCT([.AC$4:.AC$38];[.$EL$4:.$EL$38])+12*SUMPRODUCT([.AC$4:.AC$38];[.$E$4:.$E$38];[.$CU$4:.$CU$38]))/(SUM([.$AB$70:.$AB$71])/100*[.$AB$69])" office:value-type="float" office:value="0.00047465155705484" calcext:value-type="float">
            <text:p>0.00047465155705484</text:p>
          </table:table-cell>
          <table:table-cell table:formula="of:=(SUMPRODUCT([.AD$4:.AD$38];[.$EL$4:.$EL$38])+12*SUMPRODUCT([.AD$4:.AD$38];[.$E$4:.$E$38];[.$CU$4:.$CU$38]))/(SUM([.$AB$70:.$AB$71])/100*[.$AB$69])" office:value-type="float" office:value="0.130394613253699" calcext:value-type="float">
            <text:p>0.130394613253699</text:p>
          </table:table-cell>
          <table:table-cell table:formula="of:=(SUMPRODUCT([.AE$4:.AE$38];[.$EL$4:.$EL$38])+12*SUMPRODUCT([.AE$4:.AE$38];[.$E$4:.$E$38];[.$CU$4:.$CU$38]))/(SUM([.$AB$70:.$AB$71])/100*[.$AB$69])" office:value-type="float" office:value="0.0273526748063555" calcext:value-type="float">
            <text:p>0.0273526748063555</text:p>
          </table:table-cell>
          <table:table-cell table:formula="of:=(SUMPRODUCT([.AF$4:.AF$38];[.$EL$4:.$EL$38])+12*SUMPRODUCT([.AF$4:.AF$38];[.$E$4:.$E$38];[.$CU$4:.$CU$38]))/(SUM([.$AB$70:.$AB$71])/100*[.$AB$69])" office:value-type="float" office:value="1.83947560842828" calcext:value-type="float">
            <text:p>1.83947560842828</text:p>
          </table:table-cell>
          <table:table-cell table:formula="of:=(SUMPRODUCT([.AG$4:.AG$38];[.$EL$4:.$EL$38])+12*SUMPRODUCT([.AG$4:.AG$38];[.$E$4:.$E$38];[.$CU$4:.$CU$38]))/(SUM([.$AB$70:.$AB$71])/100*[.$AB$69])" office:value-type="float" office:value="0.00966064677020008" calcext:value-type="float">
            <text:p>0.00966064677020008</text:p>
          </table:table-cell>
          <table:table-cell table:formula="of:=(SUMPRODUCT([.AH$4:.AH$38];[.$EL$4:.$EL$38])+12*SUMPRODUCT([.AH$4:.AH$38];[.$E$4:.$E$38];[.$CU$4:.$CU$38]))/(SUM([.$AB$70:.$AB$71])/100*[.$AB$69])" office:value-type="float" office:value="0.0860267271423653" calcext:value-type="float">
            <text:p>0.0860267271423653</text:p>
          </table:table-cell>
          <table:table-cell table:formula="of:=(SUMPRODUCT([.AI$4:.AI$38];[.$EL$4:.$EL$38])+12*SUMPRODUCT([.AI$4:.AI$38];[.$E$4:.$E$38];[.$CU$4:.$CU$38]))/(SUM([.$AB$70:.$AB$71])/100*[.$AB$69])" office:value-type="float" office:value="0.140553629085837" calcext:value-type="float">
            <text:p>0.140553629085837</text:p>
          </table:table-cell>
          <table:table-cell table:formula="of:=(SUMPRODUCT([.AJ$4:.AJ$38];[.$EL$4:.$EL$38])+12*SUMPRODUCT([.AJ$4:.AJ$38];[.$E$4:.$E$38];[.$CU$4:.$CU$38]))/(SUM([.$AB$70:.$AB$71])/100*[.$AB$69])" office:value-type="float" office:value="0.00212832210389989" calcext:value-type="float">
            <text:p>0.00212832210389989</text:p>
          </table:table-cell>
          <table:table-cell table:formula="of:=(SUMPRODUCT([.AK$4:.AK$38];[.$EL$4:.$EL$38])+12*SUMPRODUCT([.AK$4:.AK$38];[.$E$4:.$E$38];[.$CU$4:.$CU$38]))/(SUM([.$AB$70:.$AB$71])/100*[.$AB$69])" office:value-type="float" office:value="0.0837153973665624" calcext:value-type="float">
            <text:p>0.0837153973665624</text:p>
          </table:table-cell>
          <table:table-cell table:formula="of:=(SUMPRODUCT([.AL$4:.AL$38];[.$EL$4:.$EL$38])+12*SUMPRODUCT([.AL$4:.AL$38];[.$E$4:.$E$38];[.$CU$4:.$CU$38]))/(SUM([.$AB$70:.$AB$71])/100*[.$AB$69])" office:value-type="float" office:value="0.00443400828900176" calcext:value-type="float">
            <text:p>0.00443400828900176</text:p>
          </table:table-cell>
          <table:table-cell table:formula="of:=(SUMPRODUCT([.AM$4:.AM$38];[.$EL$4:.$EL$38])+12*SUMPRODUCT([.AM$4:.AM$38];[.$E$4:.$E$38];[.$CU$4:.$CU$38]))/(SUM([.$AB$70:.$AB$71])/100*[.$AB$69])" office:value-type="float" office:value="0.0351927520127858" calcext:value-type="float">
            <text:p>0.0351927520127858</text:p>
          </table:table-cell>
          <table:table-cell table:formula="of:=(SUMPRODUCT([.AN$4:.AN$38];[.$EL$4:.$EL$38])+12*SUMPRODUCT([.AN$4:.AN$38];[.$E$4:.$E$38];[.$CU$4:.$CU$38]))/(SUM([.$AB$70:.$AB$71])/100*[.$AB$69])" office:value-type="float" office:value="0.000217945899189499" calcext:value-type="float">
            <text:p>0.000217945899189499</text:p>
          </table:table-cell>
          <table:table-cell table:formula="of:=(SUMPRODUCT([.AO$4:.AO$38];[.$EL$4:.$EL$38])+12*SUMPRODUCT([.AO$4:.AO$38];[.$E$4:.$E$38];[.$CU$4:.$CU$38]))/(SUM([.$AB$70:.$AB$71])/100*[.$AB$69])" office:value-type="float" office:value="10.2331486248628" calcext:value-type="float">
            <text:p>10.2331486248628</text:p>
          </table:table-cell>
          <table:table-cell table:formula="of:=(SUMPRODUCT([.AP$4:.AP$38];[.$EL$4:.$EL$38])+12*SUMPRODUCT([.AP$4:.AP$38];[.$E$4:.$E$38];[.$CU$4:.$CU$38]))/(SUM([.$AB$70:.$AB$71])/100*[.$AB$69])" office:value-type="float" office:value="1.14808744931241" calcext:value-type="float">
            <text:p>1.14808744931241</text:p>
          </table:table-cell>
          <table:table-cell table:formula="of:=(SUMPRODUCT([.AQ$4:.AQ$38];[.$EL$4:.$EL$38])+12*SUMPRODUCT([.AQ$4:.AQ$38];[.$E$4:.$E$38];[.$CU$4:.$CU$38]))/(SUM([.$AB$70:.$AB$71])/100*[.$AB$69])" office:value-type="float" office:value="0.0506520644412827" calcext:value-type="float">
            <text:p>0.0506520644412827</text:p>
          </table:table-cell>
          <table:table-cell table:formula="of:=(SUMPRODUCT([.AR$4:.AR$38];[.$EL$4:.$EL$38])+12*SUMPRODUCT([.AR$4:.AR$38];[.$E$4:.$E$38];[.$CU$4:.$CU$38]))/(SUM([.$AB$70:.$AB$71])/100*[.$AB$69])" office:value-type="float" office:value="0.00875524846724535" calcext:value-type="float">
            <text:p>0.00875524846724535</text:p>
          </table:table-cell>
          <table:table-cell table:formula="of:=(SUMPRODUCT([.AS$4:.AS$38];[.$EL$4:.$EL$38])+12*SUMPRODUCT([.AS$4:.AS$38];[.$E$4:.$E$38];[.$CU$4:.$CU$38]))/(SUM([.$AB$70:.$AB$71])/100*[.$AB$69])" office:value-type="float" office:value="1.26720401050856" calcext:value-type="float">
            <text:p>1.26720401050856</text:p>
          </table:table-cell>
          <table:table-cell table:formula="of:=(SUMPRODUCT([.AT$4:.AT$38];[.$EL$4:.$EL$38])+12*SUMPRODUCT([.AT$4:.AT$38];[.$E$4:.$E$38];[.$CU$4:.$CU$38]))/(SUM([.$AB$70:.$AB$71])/100*[.$AB$69])" office:value-type="float" office:value="0.190043217678602" calcext:value-type="float">
            <text:p>0.190043217678602</text:p>
          </table:table-cell>
          <table:table-cell table:formula="of:=(SUMPRODUCT([.AU$4:.AU$38];[.$EL$4:.$EL$38])+12*SUMPRODUCT([.AU$4:.AU$38];[.$E$4:.$E$38];[.$CU$4:.$CU$38]))/(SUM([.$AB$70:.$AB$71])/100*[.$AB$69])" office:value-type="float" office:value="1.71387014952287" calcext:value-type="float">
            <text:p>1.71387014952287</text:p>
          </table:table-cell>
          <table:table-cell table:formula="of:=(SUMPRODUCT([.AV$4:.AV$38];[.$EL$4:.$EL$38])+12*SUMPRODUCT([.AV$4:.AV$38];[.$E$4:.$E$38];[.$CU$4:.$CU$38]))/(SUM([.$AB$70:.$AB$71])/100*[.$AB$69])" office:value-type="float" office:value="0.00955852523804059" calcext:value-type="float">
            <text:p>0.00955852523804059</text:p>
          </table:table-cell>
          <table:table-cell table:formula="of:=(SUMPRODUCT([.AW$4:.AW$38];[.$EL$4:.$EL$38])+12*SUMPRODUCT([.AW$4:.AW$38];[.$E$4:.$E$38];[.$CU$4:.$CU$38]))/(SUM([.$AB$70:.$AB$71])/100*[.$AB$69])" office:value-type="float" office:value="0.338843737897882" calcext:value-type="float">
            <text:p>0.338843737897882</text:p>
          </table:table-cell>
          <table:table-cell table:formula="of:=(SUMPRODUCT([.AX$4:.AX$38];[.$EL$4:.$EL$38])+12*SUMPRODUCT([.AX$4:.AX$38];[.$E$4:.$E$38];[.$CU$4:.$CU$38]))/(SUM([.$AB$70:.$AB$71])/100*[.$AB$69])" office:value-type="float" office:value="0.00402151465759137" calcext:value-type="float">
            <text:p>0.00402151465759137</text:p>
          </table:table-cell>
          <table:table-cell table:formula="of:=(SUMPRODUCT([.AY$4:.AY$38];[.$EL$4:.$EL$38])+12*SUMPRODUCT([.AY$4:.AY$38];[.$E$4:.$E$38];[.$CU$4:.$CU$38]))/(SUM([.$AB$70:.$AB$71])/100*[.$AB$69])" office:value-type="float" office:value="0.0208549641557249" calcext:value-type="float">
            <text:p>0.0208549641557249</text:p>
          </table:table-cell>
          <table:table-cell table:formula="of:=(SUMPRODUCT([.AZ$4:.AZ$38];[.$EL$4:.$EL$38])+12*SUMPRODUCT([.AZ$4:.AZ$38];[.$E$4:.$E$38];[.$CU$4:.$CU$38]))/(SUM([.$AB$70:.$AB$71])/100*[.$AB$69])" office:value-type="float" office:value="2.70642676447897" calcext:value-type="float">
            <text:p>2.70642676447897</text:p>
          </table:table-cell>
          <table:table-cell table:formula="of:=(SUMPRODUCT([.BA$4:.BA$38];[.$EL$4:.$EL$38])+12*SUMPRODUCT([.BA$4:.BA$38];[.$E$4:.$E$38];[.$CU$4:.$CU$38]))/(SUM([.$AB$70:.$AB$71])/100*[.$AB$69])" office:value-type="float" office:value="2.79514844464694" calcext:value-type="float">
            <text:p>2.79514844464694</text:p>
          </table:table-cell>
          <table:table-cell table:formula="of:=(SUMPRODUCT([.BB$4:.BB$38];[.$EL$4:.$EL$38])+12*SUMPRODUCT([.BB$4:.BB$38];[.$E$4:.$E$38];[.$CU$4:.$CU$38]))/(SUM([.$AB$70:.$AB$71])/100*[.$AB$69])" office:value-type="float" office:value="3.59459190420395" calcext:value-type="float">
            <text:p>3.59459190420395</text:p>
          </table:table-cell>
          <table:table-cell table:formula="of:=(SUMPRODUCT([.BC$4:.BC$38];[.$EL$4:.$EL$38])+12*SUMPRODUCT([.BC$4:.BC$38];[.$E$4:.$E$38];[.$CU$4:.$CU$38]))/(SUM([.$AB$70:.$AB$71])/100*[.$AB$69])" office:value-type="float" office:value="0.363782639221605" calcext:value-type="float">
            <text:p>0.363782639221605</text:p>
          </table:table-cell>
          <table:table-cell table:formula="of:=(SUMPRODUCT([.BD$4:.BD$38];[.$EL$4:.$EL$38])+12*SUMPRODUCT([.BD$4:.BD$38];[.$E$4:.$E$38];[.$CU$4:.$CU$38]))/(SUM([.$AB$70:.$AB$71])/100*[.$AB$69])" office:value-type="float" office:value="0.00564821945884216" calcext:value-type="float">
            <text:p>0.00564821945884216</text:p>
          </table:table-cell>
          <table:table-cell table:formula="of:=(SUMPRODUCT([.BE$4:.BE$38];[.$EL$4:.$EL$38])+12*SUMPRODUCT([.BE$4:.BE$38];[.$E$4:.$E$38];[.$CU$4:.$CU$38]))/(SUM([.$AB$70:.$AB$71])/100*[.$AB$69])" office:value-type="float" office:value="0.609494919814852" calcext:value-type="float">
            <text:p>0.609494919814852</text:p>
          </table:table-cell>
          <table:table-cell table:formula="of:=(SUMPRODUCT([.BF$4:.BF$38];[.$EL$4:.$EL$38])+12*SUMPRODUCT([.BF$4:.BF$38];[.$E$4:.$E$38];[.$CU$4:.$CU$38]))/(SUM([.$AB$70:.$AB$71])/100*[.$AB$69])" office:value-type="float" office:value="0.0060826978787531" calcext:value-type="float">
            <text:p>0.0060826978787531</text:p>
          </table:table-cell>
          <table:table-cell table:formula="of:=(SUMPRODUCT([.BG$4:.BG$38];[.$EL$4:.$EL$38])+12*SUMPRODUCT([.BG$4:.BG$38];[.$E$4:.$E$38];[.$CU$4:.$CU$38]))/(SUM([.$AB$70:.$AB$71])/100*[.$AB$69])" office:value-type="float" office:value="0.00248509738625455" calcext:value-type="float">
            <text:p>0.00248509738625455</text:p>
          </table:table-cell>
          <table:table-cell table:formula="of:=(SUMPRODUCT([.BH$4:.BH$38];[.$EL$4:.$EL$38])+12*SUMPRODUCT([.BH$4:.BH$38];[.$E$4:.$E$38];[.$CU$4:.$CU$38]))/(SUM([.$AB$70:.$AB$71])/100*[.$AB$69])" office:value-type="float" office:value="0.00443400828900176" calcext:value-type="float">
            <text:p>0.00443400828900176</text:p>
          </table:table-cell>
          <table:table-cell table:formula="of:=(SUMPRODUCT([.BI$4:.BI$38];[.$EL$4:.$EL$38])+12*SUMPRODUCT([.BI$4:.BI$38];[.$E$4:.$E$38];[.$CU$4:.$CU$38]))/(SUM([.$AB$70:.$AB$71])/100*[.$AB$69])" office:value-type="float" office:value="2.31875071687945" calcext:value-type="float">
            <text:p>2.31875071687945</text:p>
          </table:table-cell>
          <table:table-cell table:formula="of:=(SUMPRODUCT([.BJ$4:.BJ$38];[.$EL$4:.$EL$38])+12*SUMPRODUCT([.BJ$4:.BJ$38];[.$E$4:.$E$38];[.$CU$4:.$CU$38]))/(SUM([.$AB$70:.$AB$71])/100*[.$AB$69])" office:value-type="float" office:value="0.0238963130951015" calcext:value-type="float">
            <text:p>0.0238963130951015</text:p>
          </table:table-cell>
          <table:table-cell table:formula="of:=(SUMPRODUCT([.BK$4:.BK$38];[.$EL$4:.$EL$38])+12*SUMPRODUCT([.BK$4:.BK$38];[.$E$4:.$E$38];[.$CU$4:.$CU$38]))/(SUM([.$AB$70:.$AB$71])/100*[.$AB$69])" office:value-type="float" office:value="0.0301838458257946" calcext:value-type="float">
            <text:p>0.0301838458257946</text:p>
          </table:table-cell>
          <table:table-cell table:formula="of:=(SUMPRODUCT([.BL$4:.BL$38];[.$EL$4:.$EL$38])+12*SUMPRODUCT([.BL$4:.BL$38];[.$E$4:.$E$38];[.$CU$4:.$CU$38]))/(SUM([.$AB$70:.$AB$71])/100*[.$AB$69])" office:value-type="float" office:value="0.82019454399622" calcext:value-type="float">
            <text:p>0.82019454399622</text:p>
          </table:table-cell>
          <table:table-cell table:formula="of:=(SUMPRODUCT([.BM$4:.BM$38];[.$EL$4:.$EL$38])+12*SUMPRODUCT([.BM$4:.BM$38];[.$E$4:.$E$38];[.$CU$4:.$CU$38]))/(SUM([.$AB$70:.$AB$71])/100*[.$AB$69])" office:value-type="float" office:value="0.229839084132885" calcext:value-type="float">
            <text:p>0.229839084132885</text:p>
          </table:table-cell>
          <table:table-cell table:formula="of:=(SUMPRODUCT([.BN$4:.BN$38];[.$EL$4:.$EL$38])+12*SUMPRODUCT([.BN$4:.BN$38];[.$E$4:.$E$38];[.$CU$4:.$CU$38]))/(SUM([.$AB$70:.$AB$71])/100*[.$AB$69])" office:value-type="float" office:value="0.0881063799506112" calcext:value-type="float">
            <text:p>0.0881063799506112</text:p>
          </table:table-cell>
          <table:table-cell table:formula="of:=(SUMPRODUCT([.BO$4:.BO$38];[.$EL$4:.$EL$38])+12*SUMPRODUCT([.BO$4:.BO$38];[.$E$4:.$E$38];[.$CU$4:.$CU$38]))/(SUM([.$AB$70:.$AB$71])/100*[.$AB$69])" office:value-type="float" office:value="0.38012145739589" calcext:value-type="float">
            <text:p>0.38012145739589</text:p>
          </table:table-cell>
          <table:table-cell table:formula="of:=(SUMPRODUCT([.BP$4:.BP$38];[.$EL$4:.$EL$38])+12*SUMPRODUCT([.BP$4:.BP$38];[.$E$4:.$E$38];[.$CU$4:.$CU$38]))/(SUM([.$AB$70:.$AB$71])/100*[.$AB$69])" office:value-type="float" office:value="0.000632868742739787" calcext:value-type="float">
            <text:p>0.000632868742739787</text:p>
          </table:table-cell>
          <table:table-cell table:formula="of:=(SUMPRODUCT([.BQ$4:.BQ$38];[.$EL$4:.$EL$38])+12*SUMPRODUCT([.BQ$4:.BQ$38];[.$E$4:.$E$38];[.$CU$4:.$CU$38]))/(SUM([.$AB$70:.$AB$71])/100*[.$AB$69])" office:value-type="float" office:value="0.15241627509092" calcext:value-type="float">
            <text:p>0.15241627509092</text:p>
          </table:table-cell>
          <table:table-cell table:formula="of:=(SUMPRODUCT([.BR$4:.BR$38];[.$EL$4:.$EL$38])+12*SUMPRODUCT([.BR$4:.BR$38];[.$E$4:.$E$38];[.$CU$4:.$CU$38]))/(SUM([.$AB$70:.$AB$71])/100*[.$AB$69])" office:value-type="float" office:value="0.441269365256777" calcext:value-type="float">
            <text:p>0.441269365256777</text:p>
          </table:table-cell>
          <table:table-cell office:value-type="string" calcext:value-type="string">
            <text:p>Weight at 2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30 yr</text:p>
          </table:table-cell>
          <table:table-cell table:formula="of:=(SUMPRODUCT([.H$4:.H$38];[.$EV$4:.$EV$38])+12*SUMPRODUCT([.H$4:.H$38];[.$E$4:.$E$38];[.$DE$4:.$DE$38]))/(SUM([.$AL$70:.$AL$71])/100*[.$AL$69])" office:value-type="float" office:value="57.7325419176066" calcext:value-type="float">
            <text:p>57.7325419176066</text:p>
          </table:table-cell>
          <table:table-cell table:formula="of:=(SUMPRODUCT([.I$4:.I$38];[.$EV$4:.$EV$38])+12*SUMPRODUCT([.I$4:.I$38];[.$E$4:.$E$38];[.$DE$4:.$DE$38]))/(SUM([.$AL$70:.$AL$71])/100*[.$AL$69])" office:value-type="float" office:value="2.72370959187818" calcext:value-type="float">
            <text:p>2.72370959187818</text:p>
          </table:table-cell>
          <table:table-cell table:formula="of:=(SUMPRODUCT([.J$4:.J$38];[.$EV$4:.$EV$38])+12*SUMPRODUCT([.J$4:.J$38];[.$E$4:.$E$38];[.$DE$4:.$DE$38]))/(SUM([.$AL$70:.$AL$71])/100*[.$AL$69])" office:value-type="float" office:value="0.041411328204953" calcext:value-type="float">
            <text:p>0.041411328204953</text:p>
          </table:table-cell>
          <table:table-cell table:formula="of:=(SUMPRODUCT([.K$4:.K$38];[.$EV$4:.$EV$38])+12*SUMPRODUCT([.K$4:.K$38];[.$E$4:.$E$38];[.$DE$4:.$DE$38]))/(SUM([.$AL$70:.$AL$71])/100*[.$AL$69])" office:value-type="float" office:value="0.028368390187645" calcext:value-type="float">
            <text:p>0.028368390187645</text:p>
          </table:table-cell>
          <table:table-cell table:formula="of:=(SUMPRODUCT([.L$4:.L$38];[.$EV$4:.$EV$38])+12*SUMPRODUCT([.L$4:.L$38];[.$E$4:.$E$38];[.$DE$4:.$DE$38]))/(SUM([.$AL$70:.$AL$71])/100*[.$AL$69])" office:value-type="float" office:value="0.155182771072432" calcext:value-type="float">
            <text:p>0.155182771072432</text:p>
          </table:table-cell>
          <table:table-cell table:formula="of:=(SUMPRODUCT([.M$4:.M$38];[.$EV$4:.$EV$38])+12*SUMPRODUCT([.M$4:.M$38];[.$E$4:.$E$38];[.$DE$4:.$DE$38]))/(SUM([.$AL$70:.$AL$71])/100*[.$AL$69])" office:value-type="float" office:value="1.37791104495171" calcext:value-type="float">
            <text:p>1.37791104495171</text:p>
          </table:table-cell>
          <table:table-cell table:formula="of:=(SUMPRODUCT([.N$4:.N$38];[.$EV$4:.$EV$38])+12*SUMPRODUCT([.N$4:.N$38];[.$E$4:.$E$38];[.$DE$4:.$DE$38]))/(SUM([.$AL$70:.$AL$71])/100*[.$AL$69])" office:value-type="float" office:value="1.94966370011797" calcext:value-type="float">
            <text:p>1.94966370011797</text:p>
          </table:table-cell>
          <table:table-cell table:formula="of:=(SUMPRODUCT([.O$4:.O$38];[.$EV$4:.$EV$38])+12*SUMPRODUCT([.O$4:.O$38];[.$E$4:.$E$38];[.$DE$4:.$DE$38]))/(SUM([.$AL$70:.$AL$71])/100*[.$AL$69])" office:value-type="float" office:value="0.597515471332264" calcext:value-type="float">
            <text:p>0.597515471332264</text:p>
          </table:table-cell>
          <table:table-cell table:formula="of:=(SUMPRODUCT([.P$4:.P$38];[.$EV$4:.$EV$38])+12*SUMPRODUCT([.P$4:.P$38];[.$E$4:.$E$38];[.$DE$4:.$DE$38]))/(SUM([.$AL$70:.$AL$71])/100*[.$AL$69])" office:value-type="float" office:value="0.871106077490854" calcext:value-type="float">
            <text:p>0.871106077490854</text:p>
          </table:table-cell>
          <table:table-cell table:formula="of:=(SUMPRODUCT([.Q$4:.Q$38];[.$EV$4:.$EV$38])+12*SUMPRODUCT([.Q$4:.Q$38];[.$E$4:.$E$38];[.$DE$4:.$DE$38]))/(SUM([.$AL$70:.$AL$71])/100*[.$AL$69])" office:value-type="float" office:value="1.10401087752894" calcext:value-type="float">
            <text:p>1.10401087752894</text:p>
          </table:table-cell>
          <table:table-cell table:formula="of:=(SUMPRODUCT([.R$4:.R$38];[.$EV$4:.$EV$38])+12*SUMPRODUCT([.R$4:.R$38];[.$E$4:.$E$38];[.$DE$4:.$DE$38]))/(SUM([.$AL$70:.$AL$71])/100*[.$AL$69])" office:value-type="float" office:value="0.0929309333733197" calcext:value-type="float">
            <text:p>0.0929309333733197</text:p>
          </table:table-cell>
          <table:table-cell table:formula="of:=(SUMPRODUCT([.S$4:.S$38];[.$EV$4:.$EV$38])+12*SUMPRODUCT([.S$4:.S$38];[.$E$4:.$E$38];[.$DE$4:.$DE$38]))/(SUM([.$AL$70:.$AL$71])/100*[.$AL$69])" office:value-type="float" office:value="0.00611543038686194" calcext:value-type="float">
            <text:p>0.00611543038686194</text:p>
          </table:table-cell>
          <table:table-cell table:formula="of:=(SUMPRODUCT([.T$4:.T$38];[.$EV$4:.$EV$38])+12*SUMPRODUCT([.T$4:.T$38];[.$E$4:.$E$38];[.$DE$4:.$DE$38]))/(SUM([.$AL$70:.$AL$71])/100*[.$AL$69])" office:value-type="float" office:value="0.00917314558029291" calcext:value-type="float">
            <text:p>0.00917314558029291</text:p>
          </table:table-cell>
          <table:table-cell table:formula="of:=(SUMPRODUCT([.U$4:.U$38];[.$EV$4:.$EV$38])+12*SUMPRODUCT([.U$4:.U$38];[.$E$4:.$E$38];[.$DE$4:.$DE$38]))/(SUM([.$AL$70:.$AL$71])/100*[.$AL$69])" office:value-type="float" office:value="0.154044495802658" calcext:value-type="float">
            <text:p>0.154044495802658</text:p>
          </table:table-cell>
          <table:table-cell table:formula="of:=(SUMPRODUCT([.V$4:.V$38];[.$EV$4:.$EV$38])+12*SUMPRODUCT([.V$4:.V$38];[.$E$4:.$E$38];[.$DE$4:.$DE$38]))/(SUM([.$AL$70:.$AL$71])/100*[.$AL$69])" office:value-type="float" office:value="0.128472939470484" calcext:value-type="float">
            <text:p>0.128472939470484</text:p>
          </table:table-cell>
          <table:table-cell table:formula="of:=(SUMPRODUCT([.W$4:.W$38];[.$EV$4:.$EV$38])+12*SUMPRODUCT([.W$4:.W$38];[.$E$4:.$E$38];[.$DE$4:.$DE$38]))/(SUM([.$AL$70:.$AL$71])/100*[.$AL$69])" office:value-type="float" office:value="0.0273901698363469" calcext:value-type="float">
            <text:p>0.0273901698363469</text:p>
          </table:table-cell>
          <table:table-cell table:formula="of:=(SUMPRODUCT([.X$4:.X$38];[.$EV$4:.$EV$38])+12*SUMPRODUCT([.X$4:.X$38];[.$E$4:.$E$38];[.$DE$4:.$DE$38]))/(SUM([.$AL$70:.$AL$71])/100*[.$AL$69])" office:value-type="float" office:value="0.00469437540393139" calcext:value-type="float">
            <text:p>0.00469437540393139</text:p>
          </table:table-cell>
          <table:table-cell table:formula="of:=(SUMPRODUCT([.Y$4:.Y$38];[.$EV$4:.$EV$38])+12*SUMPRODUCT([.Y$4:.Y$38];[.$E$4:.$E$38];[.$DE$4:.$DE$38]))/(SUM([.$AL$70:.$AL$71])/100*[.$AL$69])" office:value-type="float" office:value="0.0801155641401287" calcext:value-type="float">
            <text:p>0.0801155641401287</text:p>
          </table:table-cell>
          <table:table-cell table:formula="of:=(SUMPRODUCT([.Z$4:.Z$38];[.$EV$4:.$EV$38])+12*SUMPRODUCT([.Z$4:.Z$38];[.$E$4:.$E$38];[.$DE$4:.$DE$38]))/(SUM([.$AL$70:.$AL$71])/100*[.$AL$69])" office:value-type="float" office:value="0.0636910297167462" calcext:value-type="float">
            <text:p>0.0636910297167462</text:p>
          </table:table-cell>
          <table:table-cell table:formula="of:=(SUMPRODUCT([.AA$4:.AA$38];[.$EV$4:.$EV$38])+12*SUMPRODUCT([.AA$4:.AA$38];[.$E$4:.$E$38];[.$DE$4:.$DE$38]))/(SUM([.$AL$70:.$AL$71])/100*[.$AL$69])" office:value-type="float" office:value="0.0538445815038349" calcext:value-type="float">
            <text:p>0.0538445815038349</text:p>
          </table:table-cell>
          <table:table-cell table:formula="of:=(SUMPRODUCT([.AB$4:.AB$38];[.$EV$4:.$EV$38])+12*SUMPRODUCT([.AB$4:.AB$38];[.$E$4:.$E$38];[.$DE$4:.$DE$38]))/(SUM([.$AL$70:.$AL$71])/100*[.$AL$69])" office:value-type="float" office:value="0.00423895485562511" calcext:value-type="float">
            <text:p>0.00423895485562511</text:p>
          </table:table-cell>
          <table:table-cell table:formula="of:=(SUMPRODUCT([.AC$4:.AC$38];[.$EV$4:.$EV$38])+12*SUMPRODUCT([.AC$4:.AC$38];[.$E$4:.$E$38];[.$DE$4:.$DE$38]))/(SUM([.$AL$70:.$AL$71])/100*[.$AL$69])" office:value-type="float" office:value="0.000469437540393139" calcext:value-type="float">
            <text:p>0.000469437540393139</text:p>
          </table:table-cell>
          <table:table-cell table:formula="of:=(SUMPRODUCT([.AD$4:.AD$38];[.$EV$4:.$EV$38])+12*SUMPRODUCT([.AD$4:.AD$38];[.$E$4:.$E$38];[.$DE$4:.$DE$38]))/(SUM([.$AL$70:.$AL$71])/100*[.$AL$69])" office:value-type="float" office:value="0.119820147736724" calcext:value-type="float">
            <text:p>0.119820147736724</text:p>
          </table:table-cell>
          <table:table-cell table:formula="of:=(SUMPRODUCT([.AE$4:.AE$38];[.$EV$4:.$EV$38])+12*SUMPRODUCT([.AE$4:.AE$38];[.$E$4:.$E$38];[.$DE$4:.$DE$38]))/(SUM([.$AL$70:.$AL$71])/100*[.$AL$69])" office:value-type="float" office:value="0.0281407786855279" calcext:value-type="float">
            <text:p>0.0281407786855279</text:p>
          </table:table-cell>
          <table:table-cell table:formula="of:=(SUMPRODUCT([.AF$4:.AF$38];[.$EV$4:.$EV$38])+12*SUMPRODUCT([.AF$4:.AF$38];[.$E$4:.$E$38];[.$DE$4:.$DE$38]))/(SUM([.$AL$70:.$AL$71])/100*[.$AL$69])" office:value-type="float" office:value="1.65879867748925" calcext:value-type="float">
            <text:p>1.65879867748925</text:p>
          </table:table-cell>
          <table:table-cell table:formula="of:=(SUMPRODUCT([.AG$4:.AG$38];[.$EV$4:.$EV$38])+12*SUMPRODUCT([.AG$4:.AG$38];[.$E$4:.$E$38];[.$DE$4:.$DE$38]))/(SUM([.$AL$70:.$AL$71])/100*[.$AL$69])" office:value-type="float" office:value="0.00871641098104361" calcext:value-type="float">
            <text:p>0.00871641098104361</text:p>
          </table:table-cell>
          <table:table-cell table:formula="of:=(SUMPRODUCT([.AH$4:.AH$38];[.$EV$4:.$EV$38])+12*SUMPRODUCT([.AH$4:.AH$38];[.$E$4:.$E$38];[.$DE$4:.$DE$38]))/(SUM([.$AL$70:.$AL$71])/100*[.$AL$69])" office:value-type="float" office:value="0.0645625431856748" calcext:value-type="float">
            <text:p>0.0645625431856748</text:p>
          </table:table-cell>
          <table:table-cell table:formula="of:=(SUMPRODUCT([.AI$4:.AI$38];[.$EV$4:.$EV$38])+12*SUMPRODUCT([.AI$4:.AI$38];[.$E$4:.$E$38];[.$DE$4:.$DE$38]))/(SUM([.$AL$70:.$AL$71])/100*[.$AL$69])" office:value-type="float" office:value="0.118844022954606" calcext:value-type="float">
            <text:p>0.118844022954606</text:p>
          </table:table-cell>
          <table:table-cell table:formula="of:=(SUMPRODUCT([.AJ$4:.AJ$38];[.$EV$4:.$EV$38])+12*SUMPRODUCT([.AJ$4:.AJ$38];[.$E$4:.$E$38];[.$DE$4:.$DE$38]))/(SUM([.$AL$70:.$AL$71])/100*[.$AL$69])" office:value-type="float" office:value="0.00230614812318879" calcext:value-type="float">
            <text:p>0.00230614812318879</text:p>
          </table:table-cell>
          <table:table-cell table:formula="of:=(SUMPRODUCT([.AK$4:.AK$38];[.$EV$4:.$EV$38])+12*SUMPRODUCT([.AK$4:.AK$38];[.$E$4:.$E$38];[.$DE$4:.$DE$38]))/(SUM([.$AL$70:.$AL$71])/100*[.$AL$69])" office:value-type="float" office:value="0.0731430882056939" calcext:value-type="float">
            <text:p>0.0731430882056939</text:p>
          </table:table-cell>
          <table:table-cell table:formula="of:=(SUMPRODUCT([.AL$4:.AL$38];[.$EV$4:.$EV$38])+12*SUMPRODUCT([.AL$4:.AL$38];[.$E$4:.$E$38];[.$DE$4:.$DE$38]))/(SUM([.$AL$70:.$AL$71])/100*[.$AL$69])" office:value-type="float" office:value="0.00305771519343097" calcext:value-type="float">
            <text:p>0.00305771519343097</text:p>
          </table:table-cell>
          <table:table-cell table:formula="of:=(SUMPRODUCT([.AM$4:.AM$38];[.$EV$4:.$EV$38])+12*SUMPRODUCT([.AM$4:.AM$38];[.$E$4:.$E$38];[.$DE$4:.$DE$38]))/(SUM([.$AL$70:.$AL$71])/100*[.$AL$69])" office:value-type="float" office:value="0.0264119494850488" calcext:value-type="float">
            <text:p>0.0264119494850488</text:p>
          </table:table-cell>
          <table:table-cell table:formula="of:=(SUMPRODUCT([.AN$4:.AN$38];[.$EV$4:.$EV$38])+12*SUMPRODUCT([.AN$4:.AN$38];[.$E$4:.$E$38];[.$DE$4:.$DE$38]))/(SUM([.$AL$70:.$AL$71])/100*[.$AL$69])" office:value-type="float" office:value="0.000182561792894838" calcext:value-type="float">
            <text:p>0.000182561792894838</text:p>
          </table:table-cell>
          <table:table-cell table:formula="of:=(SUMPRODUCT([.AO$4:.AO$38];[.$EV$4:.$EV$38])+12*SUMPRODUCT([.AO$4:.AO$38];[.$E$4:.$E$38];[.$DE$4:.$DE$38]))/(SUM([.$AL$70:.$AL$71])/100*[.$AL$69])" office:value-type="float" office:value="13.1626555632518" calcext:value-type="float">
            <text:p>13.1626555632518</text:p>
          </table:table-cell>
          <table:table-cell table:formula="of:=(SUMPRODUCT([.AP$4:.AP$38];[.$EV$4:.$EV$38])+12*SUMPRODUCT([.AP$4:.AP$38];[.$E$4:.$E$38];[.$DE$4:.$DE$38]))/(SUM([.$AL$70:.$AL$71])/100*[.$AL$69])" office:value-type="float" office:value="0.929363432570089" calcext:value-type="float">
            <text:p>0.929363432570089</text:p>
          </table:table-cell>
          <table:table-cell table:formula="of:=(SUMPRODUCT([.AQ$4:.AQ$38];[.$EV$4:.$EV$38])+12*SUMPRODUCT([.AQ$4:.AQ$38];[.$E$4:.$E$38];[.$DE$4:.$DE$38]))/(SUM([.$AL$70:.$AL$71])/100*[.$AL$69])" office:value-type="float" office:value="0.0527706082655076" calcext:value-type="float">
            <text:p>0.0527706082655076</text:p>
          </table:table-cell>
          <table:table-cell table:formula="of:=(SUMPRODUCT([.AR$4:.AR$38];[.$EV$4:.$EV$38])+12*SUMPRODUCT([.AR$4:.AR$38];[.$E$4:.$E$38];[.$DE$4:.$DE$38]))/(SUM([.$AL$70:.$AL$71])/100*[.$AL$69])" office:value-type="float" office:value="0.00786718126093962" calcext:value-type="float">
            <text:p>0.00786718126093962</text:p>
          </table:table-cell>
          <table:table-cell table:formula="of:=(SUMPRODUCT([.AS$4:.AS$38];[.$EV$4:.$EV$38])+12*SUMPRODUCT([.AS$4:.AS$38];[.$E$4:.$E$38];[.$DE$4:.$DE$38]))/(SUM([.$AL$70:.$AL$71])/100*[.$AL$69])" office:value-type="float" office:value="1.24887181765774" calcext:value-type="float">
            <text:p>1.24887181765774</text:p>
          </table:table-cell>
          <table:table-cell table:formula="of:=(SUMPRODUCT([.AT$4:.AT$38];[.$EV$4:.$EV$38])+12*SUMPRODUCT([.AT$4:.AT$38];[.$E$4:.$E$38];[.$DE$4:.$DE$38]))/(SUM([.$AL$70:.$AL$71])/100*[.$AL$69])" office:value-type="float" office:value="0.161643747304206" calcext:value-type="float">
            <text:p>0.161643747304206</text:p>
          </table:table-cell>
          <table:table-cell table:formula="of:=(SUMPRODUCT([.AU$4:.AU$38];[.$EV$4:.$EV$38])+12*SUMPRODUCT([.AU$4:.AU$38];[.$E$4:.$E$38];[.$DE$4:.$DE$38]))/(SUM([.$AL$70:.$AL$71])/100*[.$AL$69])" office:value-type="float" office:value="1.45435925546657" calcext:value-type="float">
            <text:p>1.45435925546657</text:p>
          </table:table-cell>
          <table:table-cell table:formula="of:=(SUMPRODUCT([.AV$4:.AV$38];[.$EV$4:.$EV$38])+12*SUMPRODUCT([.AV$4:.AV$38];[.$E$4:.$E$38];[.$DE$4:.$DE$38]))/(SUM([.$AL$70:.$AL$71])/100*[.$AL$69])" office:value-type="float" office:value="0.00717361590951942" calcext:value-type="float">
            <text:p>0.00717361590951942</text:p>
          </table:table-cell>
          <table:table-cell table:formula="of:=(SUMPRODUCT([.AW$4:.AW$38];[.$EV$4:.$EV$38])+12*SUMPRODUCT([.AW$4:.AW$38];[.$E$4:.$E$38];[.$DE$4:.$DE$38]))/(SUM([.$AL$70:.$AL$71])/100*[.$AL$69])" office:value-type="float" office:value="0.310868208093449" calcext:value-type="float">
            <text:p>0.310868208093449</text:p>
          </table:table-cell>
          <table:table-cell table:formula="of:=(SUMPRODUCT([.AX$4:.AX$38];[.$EV$4:.$EV$38])+12*SUMPRODUCT([.AX$4:.AX$38];[.$E$4:.$E$38];[.$DE$4:.$DE$38]))/(SUM([.$AL$70:.$AL$71])/100*[.$AL$69])" office:value-type="float" office:value="0.00341650883947435" calcext:value-type="float">
            <text:p>0.00341650883947435</text:p>
          </table:table-cell>
          <table:table-cell table:formula="of:=(SUMPRODUCT([.AY$4:.AY$38];[.$EV$4:.$EV$38])+12*SUMPRODUCT([.AY$4:.AY$38];[.$E$4:.$E$38];[.$DE$4:.$DE$38]))/(SUM([.$AL$70:.$AL$71])/100*[.$AL$69])" office:value-type="float" office:value="0.0156515256207696" calcext:value-type="float">
            <text:p>0.0156515256207696</text:p>
          </table:table-cell>
          <table:table-cell table:formula="of:=(SUMPRODUCT([.AZ$4:.AZ$38];[.$EV$4:.$EV$38])+12*SUMPRODUCT([.AZ$4:.AZ$38];[.$E$4:.$E$38];[.$DE$4:.$DE$38]))/(SUM([.$AL$70:.$AL$71])/100*[.$AL$69])" office:value-type="float" office:value="2.48130313772708" calcext:value-type="float">
            <text:p>2.48130313772708</text:p>
          </table:table-cell>
          <table:table-cell table:formula="of:=(SUMPRODUCT([.BA$4:.BA$38];[.$EV$4:.$EV$38])+12*SUMPRODUCT([.BA$4:.BA$38];[.$E$4:.$E$38];[.$DE$4:.$DE$38]))/(SUM([.$AL$70:.$AL$71])/100*[.$AL$69])" office:value-type="float" office:value="2.42941033507793" calcext:value-type="float">
            <text:p>2.42941033507793</text:p>
          </table:table-cell>
          <table:table-cell table:formula="of:=(SUMPRODUCT([.BB$4:.BB$38];[.$EV$4:.$EV$38])+12*SUMPRODUCT([.BB$4:.BB$38];[.$E$4:.$E$38];[.$DE$4:.$DE$38]))/(SUM([.$AL$70:.$AL$71])/100*[.$AL$69])" office:value-type="float" office:value="3.11431856868537" calcext:value-type="float">
            <text:p>3.11431856868537</text:p>
          </table:table-cell>
          <table:table-cell table:formula="of:=(SUMPRODUCT([.BC$4:.BC$38];[.$EV$4:.$EV$38])+12*SUMPRODUCT([.BC$4:.BC$38];[.$E$4:.$E$38];[.$DE$4:.$DE$38]))/(SUM([.$AL$70:.$AL$71])/100*[.$AL$69])" office:value-type="float" office:value="0.320003525817667" calcext:value-type="float">
            <text:p>0.320003525817667</text:p>
          </table:table-cell>
          <table:table-cell table:formula="of:=(SUMPRODUCT([.BD$4:.BD$38];[.$EV$4:.$EV$38])+12*SUMPRODUCT([.BD$4:.BD$38];[.$E$4:.$E$38];[.$DE$4:.$DE$38]))/(SUM([.$AL$70:.$AL$71])/100*[.$AL$69])" office:value-type="float" office:value="0.00423895485562511" calcext:value-type="float">
            <text:p>0.00423895485562511</text:p>
          </table:table-cell>
          <table:table-cell table:formula="of:=(SUMPRODUCT([.BE$4:.BE$38];[.$EV$4:.$EV$38])+12*SUMPRODUCT([.BE$4:.BE$38];[.$E$4:.$E$38];[.$DE$4:.$DE$38]))/(SUM([.$AL$70:.$AL$71])/100*[.$AL$69])" office:value-type="float" office:value="0.558792686772434" calcext:value-type="float">
            <text:p>0.558792686772434</text:p>
          </table:table-cell>
          <table:table-cell table:formula="of:=(SUMPRODUCT([.BF$4:.BF$38];[.$EV$4:.$EV$38])+12*SUMPRODUCT([.BF$4:.BF$38];[.$E$4:.$E$38];[.$DE$4:.$DE$38]))/(SUM([.$AL$70:.$AL$71])/100*[.$AL$69])" office:value-type="float" office:value="0.00456502830605781" calcext:value-type="float">
            <text:p>0.00456502830605781</text:p>
          </table:table-cell>
          <table:table-cell table:formula="of:=(SUMPRODUCT([.BG$4:.BG$38];[.$EV$4:.$EV$38])+12*SUMPRODUCT([.BG$4:.BG$38];[.$E$4:.$E$38];[.$DE$4:.$DE$38]))/(SUM([.$AL$70:.$AL$71])/100*[.$AL$69])" office:value-type="float" office:value="0.00208538742665656" calcext:value-type="float">
            <text:p>0.00208538742665656</text:p>
          </table:table-cell>
          <table:table-cell table:formula="of:=(SUMPRODUCT([.BH$4:.BH$38];[.$EV$4:.$EV$38])+12*SUMPRODUCT([.BH$4:.BH$38];[.$E$4:.$E$38];[.$DE$4:.$DE$38]))/(SUM([.$AL$70:.$AL$71])/100*[.$AL$69])" office:value-type="float" office:value="0.00305771519343097" calcext:value-type="float">
            <text:p>0.00305771519343097</text:p>
          </table:table-cell>
          <table:table-cell table:formula="of:=(SUMPRODUCT([.BI$4:.BI$38];[.$EV$4:.$EV$38])+12*SUMPRODUCT([.BI$4:.BI$38];[.$E$4:.$E$38];[.$DE$4:.$DE$38]))/(SUM([.$AL$70:.$AL$71])/100*[.$AL$69])" office:value-type="float" office:value="1.97832117589763" calcext:value-type="float">
            <text:p>1.97832117589763</text:p>
          </table:table-cell>
          <table:table-cell table:formula="of:=(SUMPRODUCT([.BJ$4:.BJ$38];[.$EV$4:.$EV$38])+12*SUMPRODUCT([.BJ$4:.BJ$38];[.$E$4:.$E$38];[.$DE$4:.$DE$38]))/(SUM([.$AL$70:.$AL$71])/100*[.$AL$69])" office:value-type="float" office:value="0.0179340397737986" calcext:value-type="float">
            <text:p>0.0179340397737986</text:p>
          </table:table-cell>
          <table:table-cell table:formula="of:=(SUMPRODUCT([.BK$4:.BK$38];[.$EV$4:.$EV$38])+12*SUMPRODUCT([.BK$4:.BK$38];[.$E$4:.$E$38];[.$DE$4:.$DE$38]))/(SUM([.$AL$70:.$AL$71])/100*[.$AL$69])" office:value-type="float" office:value="0.0269256506011659" calcext:value-type="float">
            <text:p>0.0269256506011659</text:p>
          </table:table-cell>
          <table:table-cell table:formula="of:=(SUMPRODUCT([.BL$4:.BL$38];[.$EV$4:.$EV$38])+12*SUMPRODUCT([.BL$4:.BL$38];[.$E$4:.$E$38];[.$DE$4:.$DE$38]))/(SUM([.$AL$70:.$AL$71])/100*[.$AL$69])" office:value-type="float" office:value="0.874833248988394" calcext:value-type="float">
            <text:p>0.874833248988394</text:p>
          </table:table-cell>
          <table:table-cell table:formula="of:=(SUMPRODUCT([.BM$4:.BM$38];[.$EV$4:.$EV$38])+12*SUMPRODUCT([.BM$4:.BM$38];[.$E$4:.$E$38];[.$DE$4:.$DE$38]))/(SUM([.$AL$70:.$AL$71])/100*[.$AL$69])" office:value-type="float" office:value="0.172492855278899" calcext:value-type="float">
            <text:p>0.172492855278899</text:p>
          </table:table-cell>
          <table:table-cell table:formula="of:=(SUMPRODUCT([.BN$4:.BN$38];[.$EV$4:.$EV$38])+12*SUMPRODUCT([.BN$4:.BN$38];[.$E$4:.$E$38];[.$DE$4:.$DE$38]))/(SUM([.$AL$70:.$AL$71])/100*[.$AL$69])" office:value-type="float" office:value="0.0881965965940493" calcext:value-type="float">
            <text:p>0.0881965965940493</text:p>
          </table:table-cell>
          <table:table-cell table:formula="of:=(SUMPRODUCT([.BO$4:.BO$38];[.$EV$4:.$EV$38])+12*SUMPRODUCT([.BO$4:.BO$38];[.$E$4:.$E$38];[.$DE$4:.$DE$38]))/(SUM([.$AL$70:.$AL$71])/100*[.$AL$69])" office:value-type="float" office:value="0.316415394487663" calcext:value-type="float">
            <text:p>0.316415394487663</text:p>
          </table:table-cell>
          <table:table-cell table:formula="of:=(SUMPRODUCT([.BP$4:.BP$38];[.$EV$4:.$EV$38])+12*SUMPRODUCT([.BP$4:.BP$38];[.$E$4:.$E$38];[.$DE$4:.$DE$38]))/(SUM([.$AL$70:.$AL$71])/100*[.$AL$69])" office:value-type="float" office:value="0.000625916720524185" calcext:value-type="float">
            <text:p>0.000625916720524185</text:p>
          </table:table-cell>
          <table:table-cell table:formula="of:=(SUMPRODUCT([.BQ$4:.BQ$38];[.$EV$4:.$EV$38])+12*SUMPRODUCT([.BQ$4:.BQ$38];[.$E$4:.$E$38];[.$DE$4:.$DE$38]))/(SUM([.$AL$70:.$AL$71])/100*[.$AL$69])" office:value-type="float" office:value="0.120344869310675" calcext:value-type="float">
            <text:p>0.120344869310675</text:p>
          </table:table-cell>
          <table:table-cell table:formula="of:=(SUMPRODUCT([.BR$4:.BR$38];[.$EV$4:.$EV$38])+12*SUMPRODUCT([.BR$4:.BR$38];[.$E$4:.$E$38];[.$DE$4:.$DE$38]))/(SUM([.$AL$70:.$AL$71])/100*[.$AL$69])" office:value-type="float" office:value="0.467445482372769" calcext:value-type="float">
            <text:p>0.467445482372769</text:p>
          </table:table-cell>
          <table:table-cell office:value-type="string" calcext:value-type="string">
            <text:p>Weight at 3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40 yr</text:p>
          </table:table-cell>
          <table:table-cell table:formula="of:=(SUMPRODUCT([.H$4:.H$38];[.$FF$4:.$FF$38])+12*SUMPRODUCT([.H$4:.H$38];[.$E$4:.$E$38];[.$DO$4:.$DO$38]))/(SUM([.$AV$70:.$AV$71])/100*[.$AV$69])" office:value-type="float" office:value="57.6345625030723" calcext:value-type="float">
            <text:p>57.6345625030723</text:p>
          </table:table-cell>
          <table:table-cell table:formula="of:=(SUMPRODUCT([.I$4:.I$38];[.$FF$4:.$FF$38])+12*SUMPRODUCT([.I$4:.I$38];[.$E$4:.$E$38];[.$DO$4:.$DO$38]))/(SUM([.$AV$70:.$AV$71])/100*[.$AV$69])" office:value-type="float" office:value="2.48126468039427" calcext:value-type="float">
            <text:p>2.48126468039427</text:p>
          </table:table-cell>
          <table:table-cell table:formula="of:=(SUMPRODUCT([.J$4:.J$38];[.$FF$4:.$FF$38])+12*SUMPRODUCT([.J$4:.J$38];[.$E$4:.$E$38];[.$DO$4:.$DO$38]))/(SUM([.$AV$70:.$AV$71])/100*[.$AV$69])" office:value-type="float" office:value="0.029471869552848" calcext:value-type="float">
            <text:p>0.029471869552848</text:p>
          </table:table-cell>
          <table:table-cell table:formula="of:=(SUMPRODUCT([.K$4:.K$38];[.$FF$4:.$FF$38])+12*SUMPRODUCT([.K$4:.K$38];[.$E$4:.$E$38];[.$DO$4:.$DO$38]))/(SUM([.$AV$70:.$AV$71])/100*[.$AV$69])" office:value-type="float" office:value="0.0201893909535258" calcext:value-type="float">
            <text:p>0.0201893909535258</text:p>
          </table:table-cell>
          <table:table-cell table:formula="of:=(SUMPRODUCT([.L$4:.L$38];[.$FF$4:.$FF$38])+12*SUMPRODUCT([.L$4:.L$38];[.$E$4:.$E$38];[.$DO$4:.$DO$38]))/(SUM([.$AV$70:.$AV$71])/100*[.$AV$69])" office:value-type="float" office:value="0.127372797896772" calcext:value-type="float">
            <text:p>0.127372797896772</text:p>
          </table:table-cell>
          <table:table-cell table:formula="of:=(SUMPRODUCT([.M$4:.M$38];[.$FF$4:.$FF$38])+12*SUMPRODUCT([.M$4:.M$38];[.$E$4:.$E$38];[.$DO$4:.$DO$38]))/(SUM([.$AV$70:.$AV$71])/100*[.$AV$69])" office:value-type="float" office:value="1.13430749704505" calcext:value-type="float">
            <text:p>1.13430749704505</text:p>
          </table:table-cell>
          <table:table-cell table:formula="of:=(SUMPRODUCT([.N$4:.N$38];[.$FF$4:.$FF$38])+12*SUMPRODUCT([.N$4:.N$38];[.$E$4:.$E$38];[.$DO$4:.$DO$38]))/(SUM([.$AV$70:.$AV$71])/100*[.$AV$69])" office:value-type="float" office:value="1.78234640779656" calcext:value-type="float">
            <text:p>1.78234640779656</text:p>
          </table:table-cell>
          <table:table-cell table:formula="of:=(SUMPRODUCT([.O$4:.O$38];[.$FF$4:.$FF$38])+12*SUMPRODUCT([.O$4:.O$38];[.$E$4:.$E$38];[.$DO$4:.$DO$38]))/(SUM([.$AV$70:.$AV$71])/100*[.$AV$69])" office:value-type="float" office:value="0.534716890666152" calcext:value-type="float">
            <text:p>0.534716890666152</text:p>
          </table:table-cell>
          <table:table-cell table:formula="of:=(SUMPRODUCT([.P$4:.P$38];[.$FF$4:.$FF$38])+12*SUMPRODUCT([.P$4:.P$38];[.$E$4:.$E$38];[.$DO$4:.$DO$38]))/(SUM([.$AV$70:.$AV$71])/100*[.$AV$69])" office:value-type="float" office:value="0.713885484206306" calcext:value-type="float">
            <text:p>0.713885484206306</text:p>
          </table:table-cell>
          <table:table-cell table:formula="of:=(SUMPRODUCT([.Q$4:.Q$38];[.$FF$4:.$FF$38])+12*SUMPRODUCT([.Q$4:.Q$38];[.$E$4:.$E$38];[.$DO$4:.$DO$38]))/(SUM([.$AV$70:.$AV$71])/100*[.$AV$69])" office:value-type="float" office:value="0.911253966261034" calcext:value-type="float">
            <text:p>0.911253966261034</text:p>
          </table:table-cell>
          <table:table-cell table:formula="of:=(SUMPRODUCT([.R$4:.R$38];[.$FF$4:.$FF$38])+12*SUMPRODUCT([.R$4:.R$38];[.$E$4:.$E$38];[.$DO$4:.$DO$38]))/(SUM([.$AV$70:.$AV$71])/100*[.$AV$69])" office:value-type="float" office:value="0.0661376600201706" calcext:value-type="float">
            <text:p>0.0661376600201706</text:p>
          </table:table-cell>
          <table:table-cell table:formula="of:=(SUMPRODUCT([.S$4:.S$38];[.$FF$4:.$FF$38])+12*SUMPRODUCT([.S$4:.S$38];[.$E$4:.$E$38];[.$DO$4:.$DO$38]))/(SUM([.$AV$70:.$AV$71])/100*[.$AV$69])" office:value-type="float" office:value="0.00395971067185124" calcext:value-type="float">
            <text:p>0.00395971067185124</text:p>
          </table:table-cell>
          <table:table-cell table:formula="of:=(SUMPRODUCT([.T$4:.T$38];[.$FF$4:.$FF$38])+12*SUMPRODUCT([.T$4:.T$38];[.$E$4:.$E$38];[.$DO$4:.$DO$38]))/(SUM([.$AV$70:.$AV$71])/100*[.$AV$69])" office:value-type="float" office:value="0.00593956600777686" calcext:value-type="float">
            <text:p>0.00593956600777686</text:p>
          </table:table-cell>
          <table:table-cell table:formula="of:=(SUMPRODUCT([.U$4:.U$38];[.$FF$4:.$FF$38])+12*SUMPRODUCT([.U$4:.U$38];[.$E$4:.$E$38];[.$DO$4:.$DO$38]))/(SUM([.$AV$70:.$AV$71])/100*[.$AV$69])" office:value-type="float" office:value="0.146577341939634" calcext:value-type="float">
            <text:p>0.146577341939634</text:p>
          </table:table-cell>
          <table:table-cell table:formula="of:=(SUMPRODUCT([.V$4:.V$38];[.$FF$4:.$FF$38])+12*SUMPRODUCT([.V$4:.V$38];[.$E$4:.$E$38];[.$DO$4:.$DO$38]))/(SUM([.$AV$70:.$AV$71])/100*[.$AV$69])" office:value-type="float" office:value="0.0914324142033236" calcext:value-type="float">
            <text:p>0.0914324142033236</text:p>
          </table:table-cell>
          <table:table-cell table:formula="of:=(SUMPRODUCT([.W$4:.W$38];[.$FF$4:.$FF$38])+12*SUMPRODUCT([.W$4:.W$38];[.$E$4:.$E$38];[.$DO$4:.$DO$38]))/(SUM([.$AV$70:.$AV$71])/100*[.$AV$69])" office:value-type="float" office:value="0.0194932050585766" calcext:value-type="float">
            <text:p>0.0194932050585766</text:p>
          </table:table-cell>
          <table:table-cell table:formula="of:=(SUMPRODUCT([.X$4:.X$38];[.$FF$4:.$FF$38])+12*SUMPRODUCT([.X$4:.X$38];[.$E$4:.$E$38];[.$DO$4:.$DO$38]))/(SUM([.$AV$70:.$AV$71])/100*[.$AV$69])" office:value-type="float" office:value="0.00451299201225777" calcext:value-type="float">
            <text:p>0.00451299201225777</text:p>
          </table:table-cell>
          <table:table-cell table:formula="of:=(SUMPRODUCT([.Y$4:.Y$38];[.$FF$4:.$FF$38])+12*SUMPRODUCT([.Y$4:.Y$38];[.$E$4:.$E$38];[.$DO$4:.$DO$38]))/(SUM([.$AV$70:.$AV$71])/100*[.$AV$69])" office:value-type="float" office:value="0.0638086284599361" calcext:value-type="float">
            <text:p>0.0638086284599361</text:p>
          </table:table-cell>
          <table:table-cell table:formula="of:=(SUMPRODUCT([.Z$4:.Z$38];[.$FF$4:.$FF$38])+12*SUMPRODUCT([.Z$4:.Z$38];[.$E$4:.$E$38];[.$DO$4:.$DO$38]))/(SUM([.$AV$70:.$AV$71])/100*[.$AV$69])" office:value-type="float" office:value="0.0483793393467945" calcext:value-type="float">
            <text:p>0.0483793393467945</text:p>
          </table:table-cell>
          <table:table-cell table:formula="of:=(SUMPRODUCT([.AA$4:.AA$38];[.$FF$4:.$FF$38])+12*SUMPRODUCT([.AA$4:.AA$38];[.$E$4:.$E$38];[.$DO$4:.$DO$38]))/(SUM([.$AV$70:.$AV$71])/100*[.$AV$69])" office:value-type="float" office:value="0.0442917739247109" calcext:value-type="float">
            <text:p>0.0442917739247109</text:p>
          </table:table-cell>
          <table:table-cell table:formula="of:=(SUMPRODUCT([.AB$4:.AB$38];[.$FF$4:.$FF$38])+12*SUMPRODUCT([.AB$4:.AB$38];[.$E$4:.$E$38];[.$DO$4:.$DO$38]))/(SUM([.$AV$70:.$AV$71])/100*[.$AV$69])" office:value-type="float" office:value="0.00301680554477971" calcext:value-type="float">
            <text:p>0.00301680554477971</text:p>
          </table:table-cell>
          <table:table-cell table:formula="of:=(SUMPRODUCT([.AC$4:.AC$38];[.$FF$4:.$FF$38])+12*SUMPRODUCT([.AC$4:.AC$38];[.$E$4:.$E$38];[.$DO$4:.$DO$38]))/(SUM([.$AV$70:.$AV$71])/100*[.$AV$69])" office:value-type="float" office:value="0.000451299201225777" calcext:value-type="float">
            <text:p>0.000451299201225777</text:p>
          </table:table-cell>
          <table:table-cell table:formula="of:=(SUMPRODUCT([.AD$4:.AD$38];[.$FF$4:.$FF$38])+12*SUMPRODUCT([.AD$4:.AD$38];[.$E$4:.$E$38];[.$DO$4:.$DO$38]))/(SUM([.$AV$70:.$AV$71])/100*[.$AV$69])" office:value-type="float" office:value="0.108430351259183" calcext:value-type="float">
            <text:p>0.108430351259183</text:p>
          </table:table-cell>
          <table:table-cell table:formula="of:=(SUMPRODUCT([.AE$4:.AE$38];[.$FF$4:.$FF$38])+12*SUMPRODUCT([.AE$4:.AE$38];[.$E$4:.$E$38];[.$DO$4:.$DO$38]))/(SUM([.$AV$70:.$AV$71])/100*[.$AV$69])" office:value-type="float" office:value="0.0286852248831125" calcext:value-type="float">
            <text:p>0.0286852248831125</text:p>
          </table:table-cell>
          <table:table-cell table:formula="of:=(SUMPRODUCT([.AF$4:.AF$38];[.$FF$4:.$FF$38])+12*SUMPRODUCT([.AF$4:.AF$38];[.$E$4:.$E$38];[.$DO$4:.$DO$38]))/(SUM([.$AV$70:.$AV$71])/100*[.$AV$69])" office:value-type="float" office:value="1.46926590601901" calcext:value-type="float">
            <text:p>1.46926590601901</text:p>
          </table:table-cell>
          <table:table-cell table:formula="of:=(SUMPRODUCT([.AG$4:.AG$38];[.$FF$4:.$FF$38])+12*SUMPRODUCT([.AG$4:.AG$38];[.$E$4:.$E$38];[.$DO$4:.$DO$38]))/(SUM([.$AV$70:.$AV$71])/100*[.$AV$69])" office:value-type="float" office:value="0.00760375423800243" calcext:value-type="float">
            <text:p>0.00760375423800243</text:p>
          </table:table-cell>
          <table:table-cell table:formula="of:=(SUMPRODUCT([.AH$4:.AH$38];[.$FF$4:.$FF$38])+12*SUMPRODUCT([.AH$4:.AH$38];[.$E$4:.$E$38];[.$DO$4:.$DO$38]))/(SUM([.$AV$70:.$AV$71])/100*[.$AV$69])" office:value-type="float" office:value="0.0459482690666448" calcext:value-type="float">
            <text:p>0.0459482690666448</text:p>
          </table:table-cell>
          <table:table-cell table:formula="of:=(SUMPRODUCT([.AI$4:.AI$38];[.$FF$4:.$FF$38])+12*SUMPRODUCT([.AI$4:.AI$38];[.$E$4:.$E$38];[.$DO$4:.$DO$38]))/(SUM([.$AV$70:.$AV$71])/100*[.$AV$69])" office:value-type="float" office:value="0.0974293448601727" calcext:value-type="float">
            <text:p>0.0974293448601727</text:p>
          </table:table-cell>
          <table:table-cell table:formula="of:=(SUMPRODUCT([.AJ$4:.AJ$38];[.$FF$4:.$FF$38])+12*SUMPRODUCT([.AJ$4:.AJ$38];[.$E$4:.$E$38];[.$DO$4:.$DO$38]))/(SUM([.$AV$70:.$AV$71])/100*[.$AV$69])" office:value-type="float" office:value="0.00246239494159187" calcext:value-type="float">
            <text:p>0.00246239494159187</text:p>
          </table:table-cell>
          <table:table-cell table:formula="of:=(SUMPRODUCT([.AK$4:.AK$38];[.$FF$4:.$FF$38])+12*SUMPRODUCT([.AK$4:.AK$38];[.$E$4:.$E$38];[.$DO$4:.$DO$38]))/(SUM([.$AV$70:.$AV$71])/100*[.$AV$69])" office:value-type="float" office:value="0.06241147236778" calcext:value-type="float">
            <text:p>0.06241147236778</text:p>
          </table:table-cell>
          <table:table-cell table:formula="of:=(SUMPRODUCT([.AL$4:.AL$38];[.$FF$4:.$FF$38])+12*SUMPRODUCT([.AL$4:.AL$38];[.$E$4:.$E$38];[.$DO$4:.$DO$38]))/(SUM([.$AV$70:.$AV$71])/100*[.$AV$69])" office:value-type="float" office:value="0.00197985533592562" calcext:value-type="float">
            <text:p>0.00197985533592562</text:p>
          </table:table-cell>
          <table:table-cell table:formula="of:=(SUMPRODUCT([.AM$4:.AM$38];[.$FF$4:.$FF$38])+12*SUMPRODUCT([.AM$4:.AM$38];[.$E$4:.$E$38];[.$DO$4:.$DO$38]))/(SUM([.$AV$70:.$AV$71])/100*[.$AV$69])" office:value-type="float" office:value="0.0187970191636274" calcext:value-type="float">
            <text:p>0.0187970191636274</text:p>
          </table:table-cell>
          <table:table-cell table:formula="of:=(SUMPRODUCT([.AN$4:.AN$38];[.$FF$4:.$FF$38])+12*SUMPRODUCT([.AN$4:.AN$38];[.$E$4:.$E$38];[.$DO$4:.$DO$38]))/(SUM([.$AV$70:.$AV$71])/100*[.$AV$69])" office:value-type="float" office:value="0.00014623386618115" calcext:value-type="float">
            <text:p>0.00014623386618115</text:p>
          </table:table-cell>
          <table:table-cell table:formula="of:=(SUMPRODUCT([.AO$4:.AO$38];[.$FF$4:.$FF$38])+12*SUMPRODUCT([.AO$4:.AO$38];[.$E$4:.$E$38];[.$DO$4:.$DO$38]))/(SUM([.$AV$70:.$AV$71])/100*[.$AV$69])" office:value-type="float" office:value="16.9651441710225" calcext:value-type="float">
            <text:p>16.9651441710225</text:p>
          </table:table-cell>
          <table:table-cell table:formula="of:=(SUMPRODUCT([.AP$4:.AP$38];[.$FF$4:.$FF$38])+12*SUMPRODUCT([.AP$4:.AP$38];[.$E$4:.$E$38];[.$DO$4:.$DO$38]))/(SUM([.$AV$70:.$AV$71])/100*[.$AV$69])" office:value-type="float" office:value="0.737571476173228" calcext:value-type="float">
            <text:p>0.737571476173228</text:p>
          </table:table-cell>
          <table:table-cell table:formula="of:=(SUMPRODUCT([.AQ$4:.AQ$38];[.$FF$4:.$FF$38])+12*SUMPRODUCT([.AQ$4:.AQ$38];[.$E$4:.$E$38];[.$DO$4:.$DO$38]))/(SUM([.$AV$70:.$AV$71])/100*[.$AV$69])" office:value-type="float" office:value="0.054375059016093" calcext:value-type="float">
            <text:p>0.054375059016093</text:p>
          </table:table-cell>
          <table:table-cell table:formula="of:=(SUMPRODUCT([.AR$4:.AR$38];[.$FF$4:.$FF$38])+12*SUMPRODUCT([.AR$4:.AR$38];[.$E$4:.$E$38];[.$DO$4:.$DO$38]))/(SUM([.$AV$70:.$AV$71])/100*[.$AV$69])" office:value-type="float" office:value="0.00692865770882028" calcext:value-type="float">
            <text:p>0.00692865770882028</text:p>
          </table:table-cell>
          <table:table-cell table:formula="of:=(SUMPRODUCT([.AS$4:.AS$38];[.$FF$4:.$FF$38])+12*SUMPRODUCT([.AS$4:.AS$38];[.$E$4:.$E$38];[.$DO$4:.$DO$38]))/(SUM([.$AV$70:.$AV$71])/100*[.$AV$69])" office:value-type="float" office:value="1.21529792084182" calcext:value-type="float">
            <text:p>1.21529792084182</text:p>
          </table:table-cell>
          <table:table-cell table:formula="of:=(SUMPRODUCT([.AT$4:.AT$38];[.$FF$4:.$FF$38])+12*SUMPRODUCT([.AT$4:.AT$38];[.$E$4:.$E$38];[.$DO$4:.$DO$38]))/(SUM([.$AV$70:.$AV$71])/100*[.$AV$69])" office:value-type="float" office:value="0.133331541515932" calcext:value-type="float">
            <text:p>0.133331541515932</text:p>
          </table:table-cell>
          <table:table-cell table:formula="of:=(SUMPRODUCT([.AU$4:.AU$38];[.$FF$4:.$FF$38])+12*SUMPRODUCT([.AU$4:.AU$38];[.$E$4:.$E$38];[.$DO$4:.$DO$38]))/(SUM([.$AV$70:.$AV$71])/100*[.$AV$69])" office:value-type="float" office:value="1.19714216791177" calcext:value-type="float">
            <text:p>1.19714216791177</text:p>
          </table:table-cell>
          <table:table-cell table:formula="of:=(SUMPRODUCT([.AV$4:.AV$38];[.$FF$4:.$FF$38])+12*SUMPRODUCT([.AV$4:.AV$38];[.$E$4:.$E$38];[.$DO$4:.$DO$38]))/(SUM([.$AV$70:.$AV$71])/100*[.$AV$69])" office:value-type="float" office:value="0.0051053632296272" calcext:value-type="float">
            <text:p>0.0051053632296272</text:p>
          </table:table-cell>
          <table:table-cell table:formula="of:=(SUMPRODUCT([.AW$4:.AW$38];[.$FF$4:.$FF$38])+12*SUMPRODUCT([.AW$4:.AW$38];[.$E$4:.$E$38];[.$DO$4:.$DO$38]))/(SUM([.$AV$70:.$AV$71])/100*[.$AV$69])" office:value-type="float" office:value="0.281811525448318" calcext:value-type="float">
            <text:p>0.281811525448318</text:p>
          </table:table-cell>
          <table:table-cell table:formula="of:=(SUMPRODUCT([.AX$4:.AX$38];[.$FF$4:.$FF$38])+12*SUMPRODUCT([.AX$4:.AX$38];[.$E$4:.$E$38];[.$DO$4:.$DO$38]))/(SUM([.$AV$70:.$AV$71])/100*[.$AV$69])" office:value-type="float" office:value="0.00278684185923006" calcext:value-type="float">
            <text:p>0.00278684185923006</text:p>
          </table:table-cell>
          <table:table-cell table:formula="of:=(SUMPRODUCT([.AY$4:.AY$38];[.$FF$4:.$FF$38])+12*SUMPRODUCT([.AY$4:.AY$38];[.$E$4:.$E$38];[.$DO$4:.$DO$38]))/(SUM([.$AV$70:.$AV$71])/100*[.$AV$69])" office:value-type="float" office:value="0.0111389743191866" calcext:value-type="float">
            <text:p>0.0111389743191866</text:p>
          </table:table-cell>
          <table:table-cell table:formula="of:=(SUMPRODUCT([.AZ$4:.AZ$38];[.$FF$4:.$FF$38])+12*SUMPRODUCT([.AZ$4:.AZ$38];[.$E$4:.$E$38];[.$DO$4:.$DO$38]))/(SUM([.$AV$70:.$AV$71])/100*[.$AV$69])" office:value-type="float" office:value="2.19465515813326" calcext:value-type="float">
            <text:p>2.19465515813326</text:p>
          </table:table-cell>
          <table:table-cell table:formula="of:=(SUMPRODUCT([.BA$4:.BA$38];[.$FF$4:.$FF$38])+12*SUMPRODUCT([.BA$4:.BA$38];[.$E$4:.$E$38];[.$DO$4:.$DO$38]))/(SUM([.$AV$70:.$AV$71])/100*[.$AV$69])" office:value-type="float" office:value="2.07116821413778" calcext:value-type="float">
            <text:p>2.07116821413778</text:p>
          </table:table-cell>
          <table:table-cell table:formula="of:=(SUMPRODUCT([.BB$4:.BB$38];[.$FF$4:.$FF$38])+12*SUMPRODUCT([.BB$4:.BB$38];[.$E$4:.$E$38];[.$DO$4:.$DO$38]))/(SUM([.$AV$70:.$AV$71])/100*[.$AV$69])" office:value-type="float" office:value="2.64769512484828" calcext:value-type="float">
            <text:p>2.64769512484828</text:p>
          </table:table-cell>
          <table:table-cell table:formula="of:=(SUMPRODUCT([.BC$4:.BC$38];[.$FF$4:.$FF$38])+12*SUMPRODUCT([.BC$4:.BC$38];[.$E$4:.$E$38];[.$DO$4:.$DO$38]))/(SUM([.$AV$70:.$AV$71])/100*[.$AV$69])" office:value-type="float" office:value="0.275573142024698" calcext:value-type="float">
            <text:p>0.275573142024698</text:p>
          </table:table-cell>
          <table:table-cell table:formula="of:=(SUMPRODUCT([.BD$4:.BD$38];[.$FF$4:.$FF$38])+12*SUMPRODUCT([.BD$4:.BD$38];[.$E$4:.$E$38];[.$DO$4:.$DO$38]))/(SUM([.$AV$70:.$AV$71])/100*[.$AV$69])" office:value-type="float" office:value="0.00301680554477971" calcext:value-type="float">
            <text:p>0.00301680554477971</text:p>
          </table:table-cell>
          <table:table-cell table:formula="of:=(SUMPRODUCT([.BE$4:.BE$38];[.$FF$4:.$FF$38])+12*SUMPRODUCT([.BE$4:.BE$38];[.$E$4:.$E$38];[.$DO$4:.$DO$38]))/(SUM([.$AV$70:.$AV$71])/100*[.$AV$69])" office:value-type="float" office:value="0.50431374647119" calcext:value-type="float">
            <text:p>0.50431374647119</text:p>
          </table:table-cell>
          <table:table-cell table:formula="of:=(SUMPRODUCT([.BF$4:.BF$38];[.$FF$4:.$FF$38])+12*SUMPRODUCT([.BF$4:.BF$38];[.$E$4:.$E$38];[.$DO$4:.$DO$38]))/(SUM([.$AV$70:.$AV$71])/100*[.$AV$69])" office:value-type="float" office:value="0.00324886750976277" calcext:value-type="float">
            <text:p>0.00324886750976277</text:p>
          </table:table-cell>
          <table:table-cell table:formula="of:=(SUMPRODUCT([.BG$4:.BG$38];[.$FF$4:.$FF$38])+12*SUMPRODUCT([.BG$4:.BG$38];[.$E$4:.$E$38];[.$DO$4:.$DO$38]))/(SUM([.$AV$70:.$AV$71])/100*[.$AV$69])" office:value-type="float" office:value="0.00167484853771065" calcext:value-type="float">
            <text:p>0.00167484853771065</text:p>
          </table:table-cell>
          <table:table-cell table:formula="of:=(SUMPRODUCT([.BH$4:.BH$38];[.$FF$4:.$FF$38])+12*SUMPRODUCT([.BH$4:.BH$38];[.$E$4:.$E$38];[.$DO$4:.$DO$38]))/(SUM([.$AV$70:.$AV$71])/100*[.$AV$69])" office:value-type="float" office:value="0.00197985533592562" calcext:value-type="float">
            <text:p>0.00197985533592562</text:p>
          </table:table-cell>
          <table:table-cell table:formula="of:=(SUMPRODUCT([.BI$4:.BI$38];[.$FF$4:.$FF$38])+12*SUMPRODUCT([.BI$4:.BI$38];[.$E$4:.$E$38];[.$DO$4:.$DO$38]))/(SUM([.$AV$70:.$AV$71])/100*[.$AV$69])" office:value-type="float" office:value="1.63711164227011" calcext:value-type="float">
            <text:p>1.63711164227011</text:p>
          </table:table-cell>
          <table:table-cell table:formula="of:=(SUMPRODUCT([.BJ$4:.BJ$38];[.$FF$4:.$FF$38])+12*SUMPRODUCT([.BJ$4:.BJ$38];[.$E$4:.$E$38];[.$DO$4:.$DO$38]))/(SUM([.$AV$70:.$AV$71])/100*[.$AV$69])" office:value-type="float" office:value="0.012763408074068" calcext:value-type="float">
            <text:p>0.012763408074068</text:p>
          </table:table-cell>
          <table:table-cell table:formula="of:=(SUMPRODUCT([.BK$4:.BK$38];[.$FF$4:.$FF$38])+12*SUMPRODUCT([.BK$4:.BK$38];[.$E$4:.$E$38];[.$DO$4:.$DO$38]))/(SUM([.$AV$70:.$AV$71])/100*[.$AV$69])" office:value-type="float" office:value="0.0234303803590976" calcext:value-type="float">
            <text:p>0.0234303803590976</text:p>
          </table:table-cell>
          <table:table-cell table:formula="of:=(SUMPRODUCT([.BL$4:.BL$38];[.$FF$4:.$FF$38])+12*SUMPRODUCT([.BL$4:.BL$38];[.$E$4:.$E$38];[.$DO$4:.$DO$38]))/(SUM([.$AV$70:.$AV$71])/100*[.$AV$69])" office:value-type="float" office:value="0.921203603117755" calcext:value-type="float">
            <text:p>0.921203603117755</text:p>
          </table:table-cell>
          <table:table-cell table:formula="of:=(SUMPRODUCT([.BM$4:.BM$38];[.$FF$4:.$FF$38])+12*SUMPRODUCT([.BM$4:.BM$38];[.$E$4:.$E$38];[.$DO$4:.$DO$38]))/(SUM([.$AV$70:.$AV$71])/100*[.$AV$69])" office:value-type="float" office:value="0.122760779476036" calcext:value-type="float">
            <text:p>0.122760779476036</text:p>
          </table:table-cell>
          <table:table-cell table:formula="of:=(SUMPRODUCT([.BN$4:.BN$38];[.$FF$4:.$FF$38])+12*SUMPRODUCT([.BN$4:.BN$38];[.$E$4:.$E$38];[.$DO$4:.$DO$38]))/(SUM([.$AV$70:.$AV$71])/100*[.$AV$69])" office:value-type="float" office:value="0.0863939264454004" calcext:value-type="float">
            <text:p>0.0863939264454004</text:p>
          </table:table-cell>
          <table:table-cell table:formula="of:=(SUMPRODUCT([.BO$4:.BO$38];[.$FF$4:.$FF$38])+12*SUMPRODUCT([.BO$4:.BO$38];[.$E$4:.$E$38];[.$DO$4:.$DO$38]))/(SUM([.$AV$70:.$AV$71])/100*[.$AV$69])" office:value-type="float" office:value="0.258220556775356" calcext:value-type="float">
            <text:p>0.258220556775356</text:p>
          </table:table-cell>
          <table:table-cell table:formula="of:=(SUMPRODUCT([.BP$4:.BP$38];[.$FF$4:.$FF$38])+12*SUMPRODUCT([.BP$4:.BP$38];[.$E$4:.$E$38];[.$DO$4:.$DO$38]))/(SUM([.$AV$70:.$AV$71])/100*[.$AV$69])" office:value-type="float" office:value="0.000601732268301037" calcext:value-type="float">
            <text:p>0.000601732268301037</text:p>
          </table:table-cell>
          <table:table-cell table:formula="of:=(SUMPRODUCT([.BQ$4:.BQ$38];[.$FF$4:.$FF$38])+12*SUMPRODUCT([.BQ$4:.BQ$38];[.$E$4:.$E$38];[.$DO$4:.$DO$38]))/(SUM([.$AV$70:.$AV$71])/100*[.$AV$69])" office:value-type="float" office:value="0.0928188861582734" calcext:value-type="float">
            <text:p>0.0928188861582734</text:p>
          </table:table-cell>
          <table:table-cell table:formula="of:=(SUMPRODUCT([.BR$4:.BR$38];[.$FF$4:.$FF$38])+12*SUMPRODUCT([.BR$4:.BR$38];[.$E$4:.$E$38];[.$DO$4:.$DO$38]))/(SUM([.$AV$70:.$AV$71])/100*[.$AV$69])" office:value-type="float" office:value="0.489410537058449" calcext:value-type="float">
            <text:p>0.489410537058449</text:p>
          </table:table-cell>
          <table:table-cell office:value-type="string" calcext:value-type="string">
            <text:p>Weight at 40 yr</text:p>
          </table:table-cell>
          <table:table-cell table:number-columns-repeated="479"/>
        </table:table-row>
        <table:table-row table:style-name="ro1" table:number-rows-repeated="2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number-columns-repeated="501"/>
        </table:table-row>
        <table:table-row table:style-name="ro1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Investment (k€)</text:p>
          </table:table-cell>
          <table:table-cell table:formula="of:=SUM([.DR$4:.DR$59])+12*SUMPRODUCT([.$E$4:.$E$59];[.CA$4:.CA$59])" office:value-type="float" office:value="60.08846" calcext:value-type="float">
            <text:p>60.08846</text:p>
          </table:table-cell>
          <table:table-cell table:formula="of:=SUM([.DS$4:.DS$59])+12*SUMPRODUCT([.$E$4:.$E$59];[.CB$4:.CB$59])" office:value-type="float" office:value="109.489586700012" calcext:value-type="float">
            <text:p>109.489586700012</text:p>
          </table:table-cell>
          <table:table-cell table:formula="of:=SUM([.DT$4:.DT$59])+12*SUMPRODUCT([.$E$4:.$E$59];[.CC$4:.CC$59])" office:value-type="float" office:value="163.122528617347" calcext:value-type="float">
            <text:p>163.122528617347</text:p>
          </table:table-cell>
          <table:table-cell table:formula="of:=SUM([.DU$4:.DU$59])+12*SUMPRODUCT([.$E$4:.$E$59];[.CD$4:.CD$59])" office:value-type="float" office:value="221.38673216172" calcext:value-type="float">
            <text:p>221.38673216172</text:p>
          </table:table-cell>
          <table:table-cell table:formula="of:=SUM([.DV$4:.DV$59])+12*SUMPRODUCT([.$E$4:.$E$59];[.CE$4:.CE$59])" office:value-type="float" office:value="284.722332072153" calcext:value-type="float">
            <text:p>284.722332072153</text:p>
          </table:table-cell>
          <table:table-cell table:formula="of:=SUM([.DW$4:.DW$59])+12*SUMPRODUCT([.$E$4:.$E$59];[.CF$4:.CF$59])" office:value-type="float" office:value="353.614564883617" calcext:value-type="float">
            <text:p>353.614564883617</text:p>
          </table:table-cell>
          <table:table-cell table:formula="of:=SUM([.DX$4:.DX$59])+12*SUMPRODUCT([.$E$4:.$E$59];[.CG$4:.CG$59])" office:value-type="float" office:value="428.59868676162" calcext:value-type="float">
            <text:p>428.59868676162</text:p>
          </table:table-cell>
          <table:table-cell table:formula="of:=SUM([.DY$4:.DY$59])+12*SUMPRODUCT([.$E$4:.$E$59];[.CH$4:.CH$59])" office:value-type="float" office:value="510.265455867525" calcext:value-type="float">
            <text:p>510.265455867525</text:p>
          </table:table-cell>
          <table:table-cell table:formula="of:=SUM([.DZ$4:.DZ$59])+12*SUMPRODUCT([.$E$4:.$E$59];[.CI$4:.CI$59])" office:value-type="float" office:value="599.267246846719" calcext:value-type="float">
            <text:p>599.267246846719</text:p>
          </table:table-cell>
          <table:table-cell table:formula="of:=SUM([.EA$4:.EA$59])+12*SUMPRODUCT([.$E$4:.$E$59];[.CJ$4:.CJ$59])" office:value-type="float" office:value="696.324873404176" calcext:value-type="float">
            <text:p>696.324873404176</text:p>
          </table:table-cell>
          <table:table-cell table:formula="of:=SUM([.EB$4:.EB$59])+12*SUMPRODUCT([.$E$4:.$E$59];[.CK$4:.CK$59])" office:value-type="float" office:value="802.235204369647" calcext:value-type="float">
            <text:p>802.235204369647</text:p>
          </table:table-cell>
          <table:table-cell table:formula="of:=SUM([.EC$4:.EC$59])+12*SUMPRODUCT([.$E$4:.$E$59];[.CL$4:.CL$59])" office:value-type="float" office:value="917.879669296235" calcext:value-type="float">
            <text:p>917.879669296235</text:p>
          </table:table-cell>
          <table:table-cell table:formula="of:=SUM([.ED$4:.ED$59])+12*SUMPRODUCT([.$E$4:.$E$59];[.CM$4:.CM$59])" office:value-type="float" office:value="1044.23376163805" calcext:value-type="float">
            <text:p>1044.23376163805</text:p>
          </table:table-cell>
          <table:table-cell table:formula="of:=SUM([.EE$4:.EE$59])+12*SUMPRODUCT([.$E$4:.$E$59];[.CN$4:.CN$59])" office:value-type="float" office:value="1182.37766109252" calcext:value-type="float">
            <text:p>1182.37766109252</text:p>
          </table:table-cell>
          <table:table-cell table:formula="of:=SUM([.EF$4:.EF$59])+12*SUMPRODUCT([.$E$4:.$E$59];[.CO$4:.CO$59])" office:value-type="float" office:value="1333.50811197175" calcext:value-type="float">
            <text:p>1333.50811197175</text:p>
          </table:table-cell>
          <table:table-cell table:formula="of:=SUM([.EG$4:.EG$59])+12*SUMPRODUCT([.$E$4:.$E$59];[.CP$4:.CP$59])" office:value-type="float" office:value="1498.95171171231" calcext:value-type="float">
            <text:p>1498.95171171231</text:p>
          </table:table-cell>
          <table:table-cell table:formula="of:=SUM([.EH$4:.EH$59])+12*SUMPRODUCT([.$E$4:.$E$59];[.CQ$4:.CQ$59])" office:value-type="float" office:value="1680.17978310253" calcext:value-type="float">
            <text:p>1680.17978310253</text:p>
          </table:table-cell>
          <table:table-cell table:formula="of:=SUM([.EI$4:.EI$59])+12*SUMPRODUCT([.$E$4:.$E$59];[.CR$4:.CR$59])" office:value-type="float" office:value="1878.82502579193" calcext:value-type="float">
            <text:p>1878.82502579193</text:p>
          </table:table-cell>
          <table:table-cell table:formula="of:=SUM([.EJ$4:.EJ$59])+12*SUMPRODUCT([.$E$4:.$E$59];[.CS$4:.CS$59])" office:value-type="float" office:value="2096.70016748071" calcext:value-type="float">
            <text:p>2096.70016748071</text:p>
          </table:table-cell>
          <table:table-cell table:formula="of:=SUM([.EK$4:.EK$59])+12*SUMPRODUCT([.$E$4:.$E$59];[.CT$4:.CT$59])" office:value-type="float" office:value="2335.8188632427" calcext:value-type="float">
            <text:p>2335.8188632427</text:p>
          </table:table-cell>
          <table:table-cell table:formula="of:=SUM([.EL$4:.EL$59])+12*SUMPRODUCT([.$E$4:.$E$59];[.CU$4:.CU$59])" office:value-type="float" office:value="2598.41912313846" calcext:value-type="float">
            <text:p>2598.41912313846</text:p>
          </table:table-cell>
          <table:table-cell table:formula="of:=SUM([.EM$4:.EM$59])+12*SUMPRODUCT([.$E$4:.$E$59];[.CV$4:.CV$59])" office:value-type="float" office:value="2886.98958410797" calcext:value-type="float">
            <text:p>2886.98958410797</text:p>
          </table:table-cell>
          <table:table-cell table:formula="of:=SUM([.EN$4:.EN$59])+12*SUMPRODUCT([.$E$4:.$E$59];[.CW$4:.CW$59])" office:value-type="float" office:value="3204.29898264122" calcext:value-type="float">
            <text:p>3204.29898264122</text:p>
          </table:table-cell>
          <table:table-cell table:formula="of:=SUM([.EO$4:.EO$59])+12*SUMPRODUCT([.$E$4:.$E$59];[.CX$4:.CX$59])" office:value-type="float" office:value="3553.42923052999" calcext:value-type="float">
            <text:p>3553.42923052999</text:p>
          </table:table-cell>
          <table:table-cell table:formula="of:=SUM([.EP$4:.EP$59])+12*SUMPRODUCT([.$E$4:.$E$59];[.CY$4:.CY$59])" office:value-type="float" office:value="3937.81254780675" calcext:value-type="float">
            <text:p>3937.81254780675</text:p>
          </table:table-cell>
          <table:table-cell table:formula="of:=SUM([.EQ$4:.EQ$59])+12*SUMPRODUCT([.$E$4:.$E$59];[.CZ$4:.CZ$59])" office:value-type="float" office:value="4361.27316557581" calcext:value-type="float">
            <text:p>4361.27316557581</text:p>
          </table:table-cell>
          <table:table-cell table:formula="of:=SUM([.ER$4:.ER$59])+12*SUMPRODUCT([.$E$4:.$E$59];[.DA$4:.DA$59])" office:value-type="float" office:value="4828.07417774005" calcext:value-type="float">
            <text:p>4828.07417774005</text:p>
          </table:table-cell>
          <table:table-cell table:formula="of:=SUM([.ES$4:.ES$59])+12*SUMPRODUCT([.$E$4:.$E$59];[.DB$4:.DB$59])" office:value-type="float" office:value="5342.97019565039" calcext:value-type="float">
            <text:p>5342.97019565039</text:p>
          </table:table-cell>
          <table:table-cell table:formula="of:=SUM([.ET$4:.ET$59])+12*SUMPRODUCT([.$E$4:.$E$59];[.DC$4:.DC$59])" office:value-type="float" office:value="5911.26654461853" calcext:value-type="float">
            <text:p>5911.26654461853</text:p>
          </table:table-cell>
          <table:table-cell table:formula="of:=SUM([.EU$4:.EU$59])+12*SUMPRODUCT([.$E$4:.$E$59];[.DD$4:.DD$59])" office:value-type="float" office:value="6538.88583735609" calcext:value-type="float">
            <text:p>6538.88583735609</text:p>
          </table:table-cell>
          <table:table-cell table:formula="of:=SUM([.EV$4:.EV$59])+12*SUMPRODUCT([.$E$4:.$E$59];[.DE$4:.DE$59])" office:value-type="float" office:value="7232.4428682357" calcext:value-type="float">
            <text:p>7232.4428682357</text:p>
          </table:table-cell>
          <table:table-cell table:formula="of:=SUM([.EW$4:.EW$59])+12*SUMPRODUCT([.$E$4:.$E$59];[.DF$4:.DF$59])" office:value-type="float" office:value="7999.32889551022" calcext:value-type="float">
            <text:p>7999.32889551022</text:p>
          </table:table-cell>
          <table:table-cell table:formula="of:=SUM([.EX$4:.EX$59])+12*SUMPRODUCT([.$E$4:.$E$59];[.DG$4:.DG$59])" office:value-type="float" office:value="8847.80651820909" calcext:value-type="float">
            <text:p>8847.80651820909</text:p>
          </table:table-cell>
          <table:table-cell table:formula="of:=SUM([.EY$4:.EY$59])+12*SUMPRODUCT([.$E$4:.$E$59];[.DH$4:.DH$59])" office:value-type="float" office:value="9787.11651254502" calcext:value-type="float">
            <text:p>9787.11651254502</text:p>
          </table:table-cell>
          <table:table-cell table:formula="of:=SUM([.EZ$4:.EZ$59])+12*SUMPRODUCT([.$E$4:.$E$59];[.DI$4:.DI$59])" office:value-type="float" office:value="10827.5981718004" calcext:value-type="float">
            <text:p>10827.5981718004</text:p>
          </table:table-cell>
          <table:table-cell table:formula="of:=SUM([.FA$4:.FA$59])+12*SUMPRODUCT([.$E$4:.$E$59];[.DJ$4:.DJ$59])" office:value-type="float" office:value="11980.8248966456" calcext:value-type="float">
            <text:p>11980.8248966456</text:p>
          </table:table-cell>
          <table:table-cell table:formula="of:=SUM([.FB$4:.FB$59])+12*SUMPRODUCT([.$E$4:.$E$59];[.DK$4:.DK$59])" office:value-type="float" office:value="13259.7570128801" calcext:value-type="float">
            <text:p>13259.7570128801</text:p>
          </table:table-cell>
          <table:table-cell table:formula="of:=SUM([.FC$4:.FC$59])+12*SUMPRODUCT([.$E$4:.$E$59];[.DL$4:.DL$59])" office:value-type="float" office:value="14678.9140543244" calcext:value-type="float">
            <text:p>14678.9140543244</text:p>
          </table:table-cell>
          <table:table-cell table:formula="of:=SUM([.FD$4:.FD$59])+12*SUMPRODUCT([.$E$4:.$E$59];[.DM$4:.DM$59])" office:value-type="float" office:value="16254.569044169" calcext:value-type="float">
            <text:p>16254.569044169</text:p>
          </table:table-cell>
          <table:table-cell table:formula="of:=SUM([.FE$4:.FE$59])+12*SUMPRODUCT([.$E$4:.$E$59];[.DN$4:.DN$59])" office:value-type="float" office:value="18004.967643199" calcext:value-type="float">
            <text:p>18004.967643199</text:p>
          </table:table-cell>
          <table:table-cell table:formula="of:=SUM([.FF$4:.FF$59])+12*SUMPRODUCT([.$E$4:.$E$59];[.DO$4:.DO$59])" office:value-type="float" office:value="19950.575413309" calcext:value-type="float">
            <text:p>19950.575413309</text:p>
          </table:table-cell>
          <table:table-cell office:value-type="string" calcext:value-type="string">
            <text:p>Investment (k€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Stocks (%)</text:p>
          </table:table-cell>
          <table:table-cell table:formula="of:=(SUM([.DR$4:.DR$26])+12*SUMPRODUCT([.$E$4:.$E$26];[.CA$4:.CA$26]))/[.H$69]*100" office:value-type="float" office:value="25.6921212492382" calcext:value-type="float">
            <text:p>25.6921212492382</text:p>
          </table:table-cell>
          <table:table-cell table:formula="of:=(SUM([.DS$4:.DS$26])+12*SUMPRODUCT([.$E$4:.$E$26];[.CB$4:.CB$26]))/[.I$69]*100" office:value-type="float" office:value="48.7097335074646" calcext:value-type="float">
            <text:p>48.7097335074646</text:p>
          </table:table-cell>
          <table:table-cell table:formula="of:=(SUM([.DT$4:.DT$26])+12*SUMPRODUCT([.$E$4:.$E$26];[.CC$4:.CC$26]))/[.J$69]*100" office:value-type="float" office:value="57.9312861412539" calcext:value-type="float">
            <text:p>57.9312861412539</text:p>
          </table:table-cell>
          <table:table-cell table:formula="of:=(SUM([.DU$4:.DU$26])+12*SUMPRODUCT([.$E$4:.$E$26];[.CD$4:.CD$26]))/[.K$69]*100" office:value-type="float" office:value="62.8924096887096" calcext:value-type="float">
            <text:p>62.8924096887096</text:p>
          </table:table-cell>
          <table:table-cell table:formula="of:=(SUM([.DV$4:.DV$26])+12*SUMPRODUCT([.$E$4:.$E$26];[.CE$4:.CE$26]))/[.L$69]*100" office:value-type="float" office:value="65.9822824000123" calcext:value-type="float">
            <text:p>65.9822824000123</text:p>
          </table:table-cell>
          <table:table-cell table:formula="of:=(SUM([.DW$4:.DW$26])+12*SUMPRODUCT([.$E$4:.$E$26];[.CF$4:.CF$26]))/[.M$69]*100" office:value-type="float" office:value="68.0817703469664" calcext:value-type="float">
            <text:p>68.0817703469664</text:p>
          </table:table-cell>
          <table:table-cell table:formula="of:=(SUM([.DX$4:.DX$26])+12*SUMPRODUCT([.$E$4:.$E$26];[.CG$4:.CG$26]))/[.N$69]*100" office:value-type="float" office:value="69.5912207277232" calcext:value-type="float">
            <text:p>69.5912207277232</text:p>
          </table:table-cell>
          <table:table-cell table:formula="of:=(SUM([.DY$4:.DY$26])+12*SUMPRODUCT([.$E$4:.$E$26];[.CH$4:.CH$26]))/[.O$69]*100" office:value-type="float" office:value="70.7186232410117" calcext:value-type="float">
            <text:p>70.7186232410117</text:p>
          </table:table-cell>
          <table:table-cell table:formula="of:=(SUM([.DZ$4:.DZ$26])+12*SUMPRODUCT([.$E$4:.$E$26];[.CI$4:.CI$26]))/[.P$69]*100" office:value-type="float" office:value="71.5826108022484" calcext:value-type="float">
            <text:p>71.5826108022484</text:p>
          </table:table-cell>
          <table:table-cell table:formula="of:=(SUM([.EA$4:.EA$26])+12*SUMPRODUCT([.$E$4:.$E$26];[.CJ$4:.CJ$26]))/[.Q$69]*100" office:value-type="float" office:value="72.2556794930321" calcext:value-type="float">
            <text:p>72.2556794930321</text:p>
          </table:table-cell>
          <table:table-cell table:formula="of:=(SUM([.EB$4:.EB$26])+12*SUMPRODUCT([.$E$4:.$E$26];[.CK$4:.CK$26]))/[.R$69]*100" office:value-type="float" office:value="72.78453739395" calcext:value-type="float">
            <text:p>72.78453739395</text:p>
          </table:table-cell>
          <table:table-cell table:formula="of:=(SUM([.EC$4:.EC$26])+12*SUMPRODUCT([.$E$4:.$E$26];[.CL$4:.CL$26]))/[.S$69]*100" office:value-type="float" office:value="73.2005588050817" calcext:value-type="float">
            <text:p>73.2005588050817</text:p>
          </table:table-cell>
          <table:table-cell table:formula="of:=(SUM([.ED$4:.ED$26])+12*SUMPRODUCT([.$E$4:.$E$26];[.CM$4:.CM$26]))/[.T$69]*100" office:value-type="float" office:value="73.5255369302891" calcext:value-type="float">
            <text:p>73.5255369302891</text:p>
          </table:table-cell>
          <table:table-cell table:formula="of:=(SUM([.EE$4:.EE$26])+12*SUMPRODUCT([.$E$4:.$E$26];[.CN$4:.CN$26]))/[.U$69]*100" office:value-type="float" office:value="73.7750304899241" calcext:value-type="float">
            <text:p>73.7750304899241</text:p>
          </table:table-cell>
          <table:table-cell table:formula="of:=(SUM([.EF$4:.EF$26])+12*SUMPRODUCT([.$E$4:.$E$26];[.CO$4:.CO$26]))/[.V$69]*100" office:value-type="float" office:value="73.9604024138255" calcext:value-type="float">
            <text:p>73.9604024138255</text:p>
          </table:table-cell>
          <table:table-cell table:formula="of:=(SUM([.EG$4:.EG$26])+12*SUMPRODUCT([.$E$4:.$E$26];[.CP$4:.CP$26]))/[.W$69]*100" office:value-type="float" office:value="74.0901110244458" calcext:value-type="float">
            <text:p>74.0901110244458</text:p>
          </table:table-cell>
          <table:table-cell table:formula="of:=(SUM([.EH$4:.EH$26])+12*SUMPRODUCT([.$E$4:.$E$26];[.CQ$4:.CQ$26]))/[.X$69]*100" office:value-type="float" office:value="74.1705555206005" calcext:value-type="float">
            <text:p>74.1705555206005</text:p>
          </table:table-cell>
          <table:table-cell table:formula="of:=(SUM([.EI$4:.EI$26])+12*SUMPRODUCT([.$E$4:.$E$26];[.CR$4:.CR$26]))/[.Y$69]*100" office:value-type="float" office:value="74.2066458914874" calcext:value-type="float">
            <text:p>74.2066458914874</text:p>
          </table:table-cell>
          <table:table-cell table:formula="of:=(SUM([.EJ$4:.EJ$26])+12*SUMPRODUCT([.$E$4:.$E$26];[.CS$4:.CS$26]))/[.Z$69]*100" office:value-type="float" office:value="74.2021969953916" calcext:value-type="float">
            <text:p>74.2021969953916</text:p>
          </table:table-cell>
          <table:table-cell table:formula="of:=(SUM([.EK$4:.EK$26])+12*SUMPRODUCT([.$E$4:.$E$26];[.CT$4:.CT$26]))/[.AA$69]*100" office:value-type="float" office:value="74.1602072938906" calcext:value-type="float">
            <text:p>74.1602072938906</text:p>
          </table:table-cell>
          <table:table-cell table:formula="of:=(SUM([.EL$4:.EL$26])+12*SUMPRODUCT([.$E$4:.$E$26];[.CU$4:.CU$26]))/[.AB$69]*100" office:value-type="float" office:value="74.0830600411698" calcext:value-type="float">
            <text:p>74.0830600411698</text:p>
          </table:table-cell>
          <table:table-cell table:formula="of:=(SUM([.EM$4:.EM$26])+12*SUMPRODUCT([.$E$4:.$E$26];[.CV$4:.CV$26]))/[.AC$69]*100" office:value-type="float" office:value="73.9726711793382" calcext:value-type="float">
            <text:p>73.9726711793382</text:p>
          </table:table-cell>
          <table:table-cell table:formula="of:=(SUM([.EN$4:.EN$26])+12*SUMPRODUCT([.$E$4:.$E$26];[.CW$4:.CW$26]))/[.AD$69]*100" office:value-type="float" office:value="73.8305998670938" calcext:value-type="float">
            <text:p>73.8305998670938</text:p>
          </table:table-cell>
          <table:table-cell table:formula="of:=(SUM([.EO$4:.EO$26])+12*SUMPRODUCT([.$E$4:.$E$26];[.CX$4:.CX$26]))/[.AE$69]*100" office:value-type="float" office:value="73.6581323239639" calcext:value-type="float">
            <text:p>73.6581323239639</text:p>
          </table:table-cell>
          <table:table-cell table:formula="of:=(SUM([.EP$4:.EP$26])+12*SUMPRODUCT([.$E$4:.$E$26];[.CY$4:.CY$26]))/[.AF$69]*100" office:value-type="float" office:value="73.4563462908545" calcext:value-type="float">
            <text:p>73.4563462908545</text:p>
          </table:table-cell>
          <table:table-cell table:formula="of:=(SUM([.EQ$4:.EQ$26])+12*SUMPRODUCT([.$E$4:.$E$26];[.CZ$4:.CZ$26]))/[.AG$69]*100" office:value-type="float" office:value="73.2261611823695" calcext:value-type="float">
            <text:p>73.2261611823695</text:p>
          </table:table-cell>
          <table:table-cell table:formula="of:=(SUM([.ER$4:.ER$26])+12*SUMPRODUCT([.$E$4:.$E$26];[.DA$4:.DA$26]))/[.AH$69]*100" office:value-type="float" office:value="72.968377514515" calcext:value-type="float">
            <text:p>72.968377514515</text:p>
          </table:table-cell>
          <table:table-cell table:formula="of:=(SUM([.ES$4:.ES$26])+12*SUMPRODUCT([.$E$4:.$E$26];[.DB$4:.DB$26]))/[.AI$69]*100" office:value-type="float" office:value="72.6837081743141" calcext:value-type="float">
            <text:p>72.6837081743141</text:p>
          </table:table-cell>
          <table:table-cell table:formula="of:=(SUM([.ET$4:.ET$26])+12*SUMPRODUCT([.$E$4:.$E$26];[.DC$4:.DC$26]))/[.AJ$69]*100" office:value-type="float" office:value="72.3728033938125" calcext:value-type="float">
            <text:p>72.3728033938125</text:p>
          </table:table-cell>
          <table:table-cell table:formula="of:=(SUM([.EU$4:.EU$26])+12*SUMPRODUCT([.$E$4:.$E$26];[.DD$4:.DD$26]))/[.AK$69]*100" office:value-type="float" office:value="72.0362707968684" calcext:value-type="float">
            <text:p>72.0362707968684</text:p>
          </table:table-cell>
          <table:table-cell table:formula="of:=(SUM([.EV$4:.EV$26])+12*SUMPRODUCT([.$E$4:.$E$26];[.DE$4:.DE$26]))/[.AL$69]*100" office:value-type="float" office:value="71.674691536064" calcext:value-type="float">
            <text:p>71.674691536064</text:p>
          </table:table-cell>
          <table:table-cell table:formula="of:=(SUM([.EW$4:.EW$26])+12*SUMPRODUCT([.$E$4:.$E$26];[.DF$4:.DF$26]))/[.AM$69]*100" office:value-type="float" office:value="71.2886332848675" calcext:value-type="float">
            <text:p>71.2886332848675</text:p>
          </table:table-cell>
          <table:table-cell table:formula="of:=(SUM([.EX$4:.EX$26])+12*SUMPRODUCT([.$E$4:.$E$26];[.DG$4:.DG$26]))/[.AN$69]*100" office:value-type="float" office:value="70.8786606671898" calcext:value-type="float">
            <text:p>70.8786606671898</text:p>
          </table:table-cell>
          <table:table-cell table:formula="of:=(SUM([.EY$4:.EY$26])+12*SUMPRODUCT([.$E$4:.$E$26];[.DH$4:.DH$26]))/[.AO$69]*100" office:value-type="float" office:value="70.4453435725559" calcext:value-type="float">
            <text:p>70.4453435725559</text:p>
          </table:table-cell>
          <table:table-cell table:formula="of:=(SUM([.EZ$4:.EZ$26])+12*SUMPRODUCT([.$E$4:.$E$26];[.DI$4:.DI$26]))/[.AP$69]*100" office:value-type="float" office:value="69.9892637063451" calcext:value-type="float">
            <text:p>69.9892637063451</text:p>
          </table:table-cell>
          <table:table-cell table:formula="of:=(SUM([.FA$4:.FA$26])+12*SUMPRODUCT([.$E$4:.$E$26];[.DJ$4:.DJ$26]))/[.AQ$69]*100" office:value-type="float" office:value="69.5110196512194" calcext:value-type="float">
            <text:p>69.5110196512194</text:p>
          </table:table-cell>
          <table:table-cell table:formula="of:=(SUM([.FB$4:.FB$26])+12*SUMPRODUCT([.$E$4:.$E$26];[.DK$4:.DK$26]))/[.AR$69]*100" office:value-type="float" office:value="69.0112306610952" calcext:value-type="float">
            <text:p>69.0112306610952</text:p>
          </table:table-cell>
          <table:table-cell table:formula="of:=(SUM([.FC$4:.FC$26])+12*SUMPRODUCT([.$E$4:.$E$26];[.DL$4:.DL$26]))/[.AS$69]*100" office:value-type="float" office:value="68.4905393678799" calcext:value-type="float">
            <text:p>68.4905393678799</text:p>
          </table:table-cell>
          <table:table-cell table:formula="of:=(SUM([.FD$4:.FD$26])+12*SUMPRODUCT([.$E$4:.$E$26];[.DM$4:.DM$26]))/[.AT$69]*100" office:value-type="float" office:value="67.9496135501521" calcext:value-type="float">
            <text:p>67.9496135501521</text:p>
          </table:table-cell>
          <table:table-cell table:formula="of:=(SUM([.FE$4:.FE$26])+12*SUMPRODUCT([.$E$4:.$E$26];[.DN$4:.DN$26]))/[.AU$69]*100" office:value-type="float" office:value="67.3891470893932" calcext:value-type="float">
            <text:p>67.3891470893932</text:p>
          </table:table-cell>
          <table:table-cell table:formula="of:=(SUM([.FF$4:.FF$26])+12*SUMPRODUCT([.$E$4:.$E$26];[.DO$4:.DO$26]))/[.AV$69]*100" office:value-type="float" office:value="66.8098602213755" calcext:value-type="float">
            <text:p>66.8098602213755</text:p>
          </table:table-cell>
          <table:table-cell office:value-type="string" calcext:value-type="string">
            <text:p>Stocks 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Bonds (%)</text:p>
          </table:table-cell>
          <table:table-cell table:formula="of:=(SUM([.DR$28:.DR$38])+12*SUMPRODUCT([.$E$28:.$E$38];[.CA$28:.CA$38]))/[.H$69]*100" office:value-type="float" office:value="2.62945663776372" calcext:value-type="float">
            <text:p>2.62945663776372</text:p>
          </table:table-cell>
          <table:table-cell table:formula="of:=(SUM([.DS$28:.DS$38])+12*SUMPRODUCT([.$E$28:.$E$38];[.CB$28:.CB$38]))/[.I$69]*100" office:value-type="float" office:value="7.61491266091255" calcext:value-type="float">
            <text:p>7.61491266091255</text:p>
          </table:table-cell>
          <table:table-cell table:formula="of:=(SUM([.DT$28:.DT$38])+12*SUMPRODUCT([.$E$28:.$E$38];[.CC$28:.CC$38]))/[.J$69]*100" office:value-type="float" office:value="9.47787103241106" calcext:value-type="float">
            <text:p>9.47787103241106</text:p>
          </table:table-cell>
          <table:table-cell table:formula="of:=(SUM([.DU$28:.DU$38])+12*SUMPRODUCT([.$E$28:.$E$38];[.CD$28:.CD$38]))/[.K$69]*100" office:value-type="float" office:value="10.3753596040124" calcext:value-type="float">
            <text:p>10.3753596040124</text:p>
          </table:table-cell>
          <table:table-cell table:formula="of:=(SUM([.DV$28:.DV$38])+12*SUMPRODUCT([.$E$28:.$E$38];[.CE$28:.CE$38]))/[.L$69]*100" office:value-type="float" office:value="10.8480312004679" calcext:value-type="float">
            <text:p>10.8480312004679</text:p>
          </table:table-cell>
          <table:table-cell table:formula="of:=(SUM([.DW$28:.DW$38])+12*SUMPRODUCT([.$E$28:.$E$38];[.CF$28:.CF$38]))/[.M$69]*100" office:value-type="float" office:value="11.0954024997943" calcext:value-type="float">
            <text:p>11.0954024997943</text:p>
          </table:table-cell>
          <table:table-cell table:formula="of:=(SUM([.DX$28:.DX$38])+12*SUMPRODUCT([.$E$28:.$E$38];[.CG$28:.CG$38]))/[.N$69]*100" office:value-type="float" office:value="11.2083206827954" calcext:value-type="float">
            <text:p>11.2083206827954</text:p>
          </table:table-cell>
          <table:table-cell table:formula="of:=(SUM([.DY$28:.DY$38])+12*SUMPRODUCT([.$E$28:.$E$38];[.CH$28:.CH$38]))/[.O$69]*100" office:value-type="float" office:value="11.2341393917693" calcext:value-type="float">
            <text:p>11.2341393917693</text:p>
          </table:table-cell>
          <table:table-cell table:formula="of:=(SUM([.DZ$28:.DZ$38])+12*SUMPRODUCT([.$E$28:.$E$38];[.CI$28:.CI$38]))/[.P$69]*100" office:value-type="float" office:value="11.2000147748113" calcext:value-type="float">
            <text:p>11.2000147748113</text:p>
          </table:table-cell>
          <table:table-cell table:formula="of:=(SUM([.EA$28:.EA$38])+12*SUMPRODUCT([.$E$28:.$E$38];[.CJ$28:.CJ$38]))/[.Q$69]*100" office:value-type="float" office:value="11.1226801442412" calcext:value-type="float">
            <text:p>11.1226801442412</text:p>
          </table:table-cell>
          <table:table-cell table:formula="of:=(SUM([.EB$28:.EB$38])+12*SUMPRODUCT([.$E$28:.$E$38];[.CK$28:.CK$38]))/[.R$69]*100" office:value-type="float" office:value="11.013047505409" calcext:value-type="float">
            <text:p>11.013047505409</text:p>
          </table:table-cell>
          <table:table-cell table:formula="of:=(SUM([.EC$28:.EC$38])+12*SUMPRODUCT([.$E$28:.$E$38];[.CL$28:.CL$38]))/[.S$69]*100" office:value-type="float" office:value="10.8785709945638" calcext:value-type="float">
            <text:p>10.8785709945638</text:p>
          </table:table-cell>
          <table:table-cell table:formula="of:=(SUM([.ED$28:.ED$38])+12*SUMPRODUCT([.$E$28:.$E$38];[.CM$28:.CM$38]))/[.T$69]*100" office:value-type="float" office:value="10.7245468035757" calcext:value-type="float">
            <text:p>10.7245468035757</text:p>
          </table:table-cell>
          <table:table-cell table:formula="of:=(SUM([.EE$28:.EE$38])+12*SUMPRODUCT([.$E$28:.$E$38];[.CN$28:.CN$38]))/[.U$69]*100" office:value-type="float" office:value="10.5548687866127" calcext:value-type="float">
            <text:p>10.5548687866127</text:p>
          </table:table-cell>
          <table:table-cell table:formula="of:=(SUM([.EF$28:.EF$38])+12*SUMPRODUCT([.$E$28:.$E$38];[.CO$28:.CO$38]))/[.V$69]*100" office:value-type="float" office:value="10.3724881361905" calcext:value-type="float">
            <text:p>10.3724881361905</text:p>
          </table:table-cell>
          <table:table-cell table:formula="of:=(SUM([.EG$28:.EG$38])+12*SUMPRODUCT([.$E$28:.$E$38];[.CP$28:.CP$38]))/[.W$69]*100" office:value-type="float" office:value="10.1797038905915" calcext:value-type="float">
            <text:p>10.1797038905915</text:p>
          </table:table-cell>
          <table:table-cell table:formula="of:=(SUM([.EH$28:.EH$38])+12*SUMPRODUCT([.$E$28:.$E$38];[.CQ$28:.CQ$38]))/[.X$69]*100" office:value-type="float" office:value="9.9783525459135" calcext:value-type="float">
            <text:p>9.9783525459135</text:p>
          </table:table-cell>
          <table:table-cell table:formula="of:=(SUM([.EI$28:.EI$38])+12*SUMPRODUCT([.$E$28:.$E$38];[.CR$28:.CR$38]))/[.Y$69]*100" office:value-type="float" office:value="9.76993526375351" calcext:value-type="float">
            <text:p>9.76993526375351</text:p>
          </table:table-cell>
          <table:table-cell table:formula="of:=(SUM([.EJ$28:.EJ$38])+12*SUMPRODUCT([.$E$28:.$E$38];[.CS$28:.CS$38]))/[.Z$69]*100" office:value-type="float" office:value="9.55570524481354" calcext:value-type="float">
            <text:p>9.55570524481354</text:p>
          </table:table-cell>
          <table:table-cell table:formula="of:=(SUM([.EK$28:.EK$38])+12*SUMPRODUCT([.$E$28:.$E$38];[.CT$28:.CT$38]))/[.AA$69]*100" office:value-type="float" office:value="9.33672896378334" calcext:value-type="float">
            <text:p>9.33672896378334</text:p>
          </table:table-cell>
          <table:table-cell table:formula="of:=(SUM([.EL$28:.EL$38])+12*SUMPRODUCT([.$E$28:.$E$38];[.CU$28:.CU$38]))/[.AB$69]*100" office:value-type="float" office:value="9.11392982961258" calcext:value-type="float">
            <text:p>9.11392982961258</text:p>
          </table:table-cell>
          <table:table-cell table:formula="of:=(SUM([.EM$28:.EM$38])+12*SUMPRODUCT([.$E$28:.$E$38];[.CV$28:.CV$38]))/[.AC$69]*100" office:value-type="float" office:value="8.88811977172641" calcext:value-type="float">
            <text:p>8.88811977172641</text:p>
          </table:table-cell>
          <table:table-cell table:formula="of:=(SUM([.EN$28:.EN$38])+12*SUMPRODUCT([.$E$28:.$E$38];[.CW$28:.CW$38]))/[.AD$69]*100" office:value-type="float" office:value="8.66002237082181" calcext:value-type="float">
            <text:p>8.66002237082181</text:p>
          </table:table-cell>
          <table:table-cell table:formula="of:=(SUM([.EO$28:.EO$38])+12*SUMPRODUCT([.$E$28:.$E$38];[.CX$28:.CX$38]))/[.AE$69]*100" office:value-type="float" office:value="8.43028996703058" calcext:value-type="float">
            <text:p>8.43028996703058</text:p>
          </table:table-cell>
          <table:table-cell table:formula="of:=(SUM([.EP$28:.EP$38])+12*SUMPRODUCT([.$E$28:.$E$38];[.CY$28:.CY$38]))/[.AF$69]*100" office:value-type="float" office:value="8.19951641367254" calcext:value-type="float">
            <text:p>8.19951641367254</text:p>
          </table:table-cell>
          <table:table-cell table:formula="of:=(SUM([.EQ$28:.EQ$38])+12*SUMPRODUCT([.$E$28:.$E$38];[.CZ$28:.CZ$38]))/[.AG$69]*100" office:value-type="float" office:value="7.96824664153325" calcext:value-type="float">
            <text:p>7.96824664153325</text:p>
          </table:table-cell>
          <table:table-cell table:formula="of:=(SUM([.ER$28:.ER$38])+12*SUMPRODUCT([.$E$28:.$E$38];[.DA$28:.DA$38]))/[.AH$69]*100" office:value-type="float" office:value="7.7369838609512" calcext:value-type="float">
            <text:p>7.7369838609512</text:p>
          </table:table-cell>
          <table:table-cell table:formula="of:=(SUM([.ES$28:.ES$38])+12*SUMPRODUCT([.$E$28:.$E$38];[.DB$28:.DB$38]))/[.AI$69]*100" office:value-type="float" office:value="7.50619499848207" calcext:value-type="float">
            <text:p>7.50619499848207</text:p>
          </table:table-cell>
          <table:table-cell table:formula="of:=(SUM([.ET$28:.ET$38])+12*SUMPRODUCT([.$E$28:.$E$38];[.DC$28:.DC$38]))/[.AJ$69]*100" office:value-type="float" office:value="7.27631480494983" calcext:value-type="float">
            <text:p>7.27631480494983</text:p>
          </table:table-cell>
          <table:table-cell table:formula="of:=(SUM([.EU$28:.EU$38])+12*SUMPRODUCT([.$E$28:.$E$38];[.DD$28:.DD$38]))/[.AK$69]*100" office:value-type="float" office:value="7.04774895898937" calcext:value-type="float">
            <text:p>7.04774895898937</text:p>
          </table:table-cell>
          <table:table-cell table:formula="of:=(SUM([.EV$28:.EV$38])+12*SUMPRODUCT([.$E$28:.$E$38];[.DE$28:.DE$38]))/[.AL$69]*100" office:value-type="float" office:value="6.82087640961" calcext:value-type="float">
            <text:p>6.82087640961</text:p>
          </table:table-cell>
          <table:table-cell table:formula="of:=(SUM([.EW$28:.EW$38])+12*SUMPRODUCT([.$E$28:.$E$38];[.DF$28:.DF$38]))/[.AM$69]*100" office:value-type="float" office:value="6.59605114288947" calcext:value-type="float">
            <text:p>6.59605114288947</text:p>
          </table:table-cell>
          <table:table-cell table:formula="of:=(SUM([.EX$28:.EX$38])+12*SUMPRODUCT([.$E$28:.$E$38];[.DG$28:.DG$38]))/[.AN$69]*100" office:value-type="float" office:value="6.37360351496699" calcext:value-type="float">
            <text:p>6.37360351496699</text:p>
          </table:table-cell>
          <table:table-cell table:formula="of:=(SUM([.EY$28:.EY$38])+12*SUMPRODUCT([.$E$28:.$E$38];[.DH$28:.DH$38]))/[.AO$69]*100" office:value-type="float" office:value="6.15384126150915" calcext:value-type="float">
            <text:p>6.15384126150915</text:p>
          </table:table-cell>
          <table:table-cell table:formula="of:=(SUM([.EZ$28:.EZ$38])+12*SUMPRODUCT([.$E$28:.$E$38];[.DI$28:.DI$38]))/[.AP$69]*100" office:value-type="float" office:value="5.93705026965982" calcext:value-type="float">
            <text:p>5.93705026965982</text:p>
          </table:table-cell>
          <table:table-cell table:formula="of:=(SUM([.FA$28:.FA$38])+12*SUMPRODUCT([.$E$28:.$E$38];[.DJ$28:.DJ$38]))/[.AQ$69]*100" office:value-type="float" office:value="5.72349517998895" calcext:value-type="float">
            <text:p>5.72349517998895</text:p>
          </table:table-cell>
          <table:table-cell table:formula="of:=(SUM([.FB$28:.FB$38])+12*SUMPRODUCT([.$E$28:.$E$38];[.DK$28:.DK$38]))/[.AR$69]*100" office:value-type="float" office:value="5.51341987160543" calcext:value-type="float">
            <text:p>5.51341987160543</text:p>
          </table:table-cell>
          <table:table-cell table:formula="of:=(SUM([.FC$28:.FC$38])+12*SUMPRODUCT([.$E$28:.$E$38];[.DL$28:.DL$38]))/[.AS$69]*100" office:value-type="float" office:value="5.30704787231753" calcext:value-type="float">
            <text:p>5.30704787231753</text:p>
          </table:table-cell>
          <table:table-cell table:formula="of:=(SUM([.FD$28:.FD$38])+12*SUMPRODUCT([.$E$28:.$E$38];[.DM$28:.DM$38]))/[.AT$69]*100" office:value-type="float" office:value="5.10458272674175" calcext:value-type="float">
            <text:p>5.10458272674175</text:p>
          </table:table-cell>
          <table:table-cell table:formula="of:=(SUM([.FE$28:.FE$38])+12*SUMPRODUCT([.$E$28:.$E$38];[.DN$28:.DN$38]))/[.AU$69]*100" office:value-type="float" office:value="4.90620834802127" calcext:value-type="float">
            <text:p>4.90620834802127</text:p>
          </table:table-cell>
          <table:table-cell table:formula="of:=(SUM([.FF$28:.FF$38])+12*SUMPRODUCT([.$E$28:.$E$38];[.DO$28:.DO$38]))/[.AV$69]*100" office:value-type="float" office:value="4.71208937291723" calcext:value-type="float">
            <text:p>4.71208937291723</text:p>
          </table:table-cell>
          <table:table-cell office:value-type="string" calcext:value-type="string">
            <text:p>Bonds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rypto (%)</text:p>
          </table:table-cell>
          <table:table-cell table:formula="of:=(SUM([.DR$40:.DR$48])+12*SUMPRODUCT([.$E$40:.$E$48];[.CA$40:.CA$48]))/[.H$69]*100" office:value-type="float" office:value="6.39300790867331" calcext:value-type="float">
            <text:p>6.39300790867331</text:p>
          </table:table-cell>
          <table:table-cell table:formula="of:=(SUM([.DS$40:.DS$48])+12*SUMPRODUCT([.$E$40:.$E$48];[.CB$40:.CB$48]))/[.I$69]*100" office:value-type="float" office:value="7.3247371204107" calcext:value-type="float">
            <text:p>7.3247371204107</text:p>
          </table:table-cell>
          <table:table-cell table:formula="of:=(SUM([.DT$40:.DT$48])+12*SUMPRODUCT([.$E$40:.$E$48];[.CC$40:.CC$48]))/[.J$69]*100" office:value-type="float" office:value="7.83653853600243" calcext:value-type="float">
            <text:p>7.83653853600243</text:p>
          </table:table-cell>
          <table:table-cell table:formula="of:=(SUM([.DU$40:.DU$48])+12*SUMPRODUCT([.$E$40:.$E$48];[.CD$40:.CD$48]))/[.K$69]*100" office:value-type="float" office:value="8.22694386985008" calcext:value-type="float">
            <text:p>8.22694386985008</text:p>
          </table:table-cell>
          <table:table-cell table:formula="of:=(SUM([.DV$40:.DV$48])+12*SUMPRODUCT([.$E$40:.$E$48];[.CE$40:.CE$48]))/[.L$69]*100" office:value-type="float" office:value="8.57108493010283" calcext:value-type="float">
            <text:p>8.57108493010283</text:p>
          </table:table-cell>
          <table:table-cell table:formula="of:=(SUM([.DW$40:.DW$48])+12*SUMPRODUCT([.$E$40:.$E$48];[.CF$40:.CF$48]))/[.M$69]*100" office:value-type="float" office:value="8.89694232837679" calcext:value-type="float">
            <text:p>8.89694232837679</text:p>
          </table:table-cell>
          <table:table-cell table:formula="of:=(SUM([.DX$40:.DX$48])+12*SUMPRODUCT([.$E$40:.$E$48];[.CG$40:.CG$48]))/[.N$69]*100" office:value-type="float" office:value="9.2174728642483" calcext:value-type="float">
            <text:p>9.2174728642483</text:p>
          </table:table-cell>
          <table:table-cell table:formula="of:=(SUM([.DY$40:.DY$48])+12*SUMPRODUCT([.$E$40:.$E$48];[.CH$40:.CH$48]))/[.O$69]*100" office:value-type="float" office:value="9.53961561768808" calcext:value-type="float">
            <text:p>9.53961561768808</text:p>
          </table:table-cell>
          <table:table-cell table:formula="of:=(SUM([.DZ$40:.DZ$48])+12*SUMPRODUCT([.$E$40:.$E$48];[.CI$40:.CI$48]))/[.P$69]*100" office:value-type="float" office:value="9.86750974085448" calcext:value-type="float">
            <text:p>9.86750974085448</text:p>
          </table:table-cell>
          <table:table-cell table:formula="of:=(SUM([.EA$40:.EA$48])+12*SUMPRODUCT([.$E$40:.$E$48];[.CJ$40:.CJ$48]))/[.Q$69]*100" office:value-type="float" office:value="10.2038433817369" calcext:value-type="float">
            <text:p>10.2038433817369</text:p>
          </table:table-cell>
          <table:table-cell table:formula="of:=(SUM([.EB$40:.EB$48])+12*SUMPRODUCT([.$E$40:.$E$48];[.CK$40:.CK$48]))/[.R$69]*100" office:value-type="float" office:value="10.5504875603382" calcext:value-type="float">
            <text:p>10.5504875603382</text:p>
          </table:table-cell>
          <table:table-cell table:formula="of:=(SUM([.EC$40:.EC$48])+12*SUMPRODUCT([.$E$40:.$E$48];[.CL$40:.CL$48]))/[.S$69]*100" office:value-type="float" office:value="10.9088206605861" calcext:value-type="float">
            <text:p>10.9088206605861</text:p>
          </table:table-cell>
          <table:table-cell table:formula="of:=(SUM([.ED$40:.ED$48])+12*SUMPRODUCT([.$E$40:.$E$48];[.CM$40:.CM$48]))/[.T$69]*100" office:value-type="float" office:value="11.2799058899636" calcext:value-type="float">
            <text:p>11.2799058899636</text:p>
          </table:table-cell>
          <table:table-cell table:formula="of:=(SUM([.EE$40:.EE$48])+12*SUMPRODUCT([.$E$40:.$E$48];[.CN$40:.CN$48]))/[.U$69]*100" office:value-type="float" office:value="11.6645934800832" calcext:value-type="float">
            <text:p>11.6645934800832</text:p>
          </table:table-cell>
          <table:table-cell table:formula="of:=(SUM([.EF$40:.EF$48])+12*SUMPRODUCT([.$E$40:.$E$48];[.CO$40:.CO$48]))/[.V$69]*100" office:value-type="float" office:value="12.0635819745484" calcext:value-type="float">
            <text:p>12.0635819745484</text:p>
          </table:table-cell>
          <table:table-cell table:formula="of:=(SUM([.EG$40:.EG$48])+12*SUMPRODUCT([.$E$40:.$E$48];[.CP$40:.CP$48]))/[.W$69]*100" office:value-type="float" office:value="12.477456141853" calcext:value-type="float">
            <text:p>12.477456141853</text:p>
          </table:table-cell>
          <table:table-cell table:formula="of:=(SUM([.EH$40:.EH$48])+12*SUMPRODUCT([.$E$40:.$E$48];[.CQ$40:.CQ$48]))/[.X$69]*100" office:value-type="float" office:value="12.9067109684137" calcext:value-type="float">
            <text:p>12.9067109684137</text:p>
          </table:table-cell>
          <table:table-cell table:formula="of:=(SUM([.EI$40:.EI$48])+12*SUMPRODUCT([.$E$40:.$E$48];[.CR$40:.CR$48]))/[.Y$69]*100" office:value-type="float" office:value="13.3517670714809" calcext:value-type="float">
            <text:p>13.3517670714809</text:p>
          </table:table-cell>
          <table:table-cell table:formula="of:=(SUM([.EJ$40:.EJ$48])+12*SUMPRODUCT([.$E$40:.$E$48];[.CS$40:.CS$48]))/[.Z$69]*100" office:value-type="float" office:value="13.8129806719022" calcext:value-type="float">
            <text:p>13.8129806719022</text:p>
          </table:table-cell>
          <table:table-cell table:formula="of:=(SUM([.EK$40:.EK$48])+12*SUMPRODUCT([.$E$40:.$E$48];[.CT$40:.CT$48]))/[.AA$69]*100" office:value-type="float" office:value="14.2906500404705" calcext:value-type="float">
            <text:p>14.2906500404705</text:p>
          </table:table-cell>
          <table:table-cell table:formula="of:=(SUM([.EL$40:.EL$48])+12*SUMPRODUCT([.$E$40:.$E$48];[.CU$40:.CU$48]))/[.AB$69]*100" office:value-type="float" office:value="14.7850196225015" calcext:value-type="float">
            <text:p>14.7850196225015</text:p>
          </table:table-cell>
          <table:table-cell table:formula="of:=(SUM([.EM$40:.EM$48])+12*SUMPRODUCT([.$E$40:.$E$48];[.CV$40:.CV$48]))/[.AC$69]*100" office:value-type="float" office:value="15.2962826216645" calcext:value-type="float">
            <text:p>15.2962826216645</text:p>
          </table:table-cell>
          <table:table-cell table:formula="of:=(SUM([.EN$40:.EN$48])+12*SUMPRODUCT([.$E$40:.$E$48];[.CW$40:.CW$48]))/[.AD$69]*100" office:value-type="float" office:value="15.8245825634927" calcext:value-type="float">
            <text:p>15.8245825634927</text:p>
          </table:table-cell>
          <table:table-cell table:formula="of:=(SUM([.EO$40:.EO$48])+12*SUMPRODUCT([.$E$40:.$E$48];[.CX$40:.CX$48]))/[.AE$69]*100" office:value-type="float" office:value="16.3700141942871" calcext:value-type="float">
            <text:p>16.3700141942871</text:p>
          </table:table-cell>
          <table:table-cell table:formula="of:=(SUM([.EP$40:.EP$48])+12*SUMPRODUCT([.$E$40:.$E$48];[.CY$40:.CY$48]))/[.AF$69]*100" office:value-type="float" office:value="16.9326239643408" calcext:value-type="float">
            <text:p>16.9326239643408</text:p>
          </table:table-cell>
          <table:table-cell table:formula="of:=(SUM([.EQ$40:.EQ$48])+12*SUMPRODUCT([.$E$40:.$E$48];[.CZ$40:.CZ$48]))/[.AG$69]*100" office:value-type="float" office:value="17.5124102734255" calcext:value-type="float">
            <text:p>17.5124102734255</text:p>
          </table:table-cell>
          <table:table-cell table:formula="of:=(SUM([.ER$40:.ER$48])+12*SUMPRODUCT([.$E$40:.$E$48];[.DA$40:.DA$48]))/[.AH$69]*100" office:value-type="float" office:value="18.1093236081094" calcext:value-type="float">
            <text:p>18.1093236081094</text:p>
          </table:table-cell>
          <table:table-cell table:formula="of:=(SUM([.ES$40:.ES$48])+12*SUMPRODUCT([.$E$40:.$E$48];[.DB$40:.DB$48]))/[.AI$69]*100" office:value-type="float" office:value="18.7232666666382" calcext:value-type="float">
            <text:p>18.7232666666382</text:p>
          </table:table-cell>
          <table:table-cell table:formula="of:=(SUM([.ET$40:.ET$48])+12*SUMPRODUCT([.$E$40:.$E$48];[.DC$40:.DC$48]))/[.AJ$69]*100" office:value-type="float" office:value="19.3540945427888" calcext:value-type="float">
            <text:p>19.3540945427888</text:p>
          </table:table-cell>
          <table:table-cell table:formula="of:=(SUM([.EU$40:.EU$48])+12*SUMPRODUCT([.$E$40:.$E$48];[.DD$40:.DD$48]))/[.AK$69]*100" office:value-type="float" office:value="20.0016150221025" calcext:value-type="float">
            <text:p>20.0016150221025</text:p>
          </table:table-cell>
          <table:table-cell table:formula="of:=(SUM([.EV$40:.EV$48])+12*SUMPRODUCT([.$E$40:.$E$48];[.DE$40:.DE$48]))/[.AL$69]*100" office:value-type="float" office:value="20.665589030177" calcext:value-type="float">
            <text:p>20.665589030177</text:p>
          </table:table-cell>
          <table:table-cell table:formula="of:=(SUM([.EW$40:.EW$48])+12*SUMPRODUCT([.$E$40:.$E$48];[.DF$40:.DF$48]))/[.AM$69]*100" office:value-type="float" office:value="21.345731261896" calcext:value-type="float">
            <text:p>21.345731261896</text:p>
          </table:table-cell>
          <table:table-cell table:formula="of:=(SUM([.EX$40:.EX$48])+12*SUMPRODUCT([.$E$40:.$E$48];[.DG$40:.DG$48]))/[.AN$69]*100" office:value-type="float" office:value="22.0417110117397" calcext:value-type="float">
            <text:p>22.0417110117397</text:p>
          </table:table-cell>
          <table:table-cell table:formula="of:=(SUM([.EY$40:.EY$48])+12*SUMPRODUCT([.$E$40:.$E$48];[.DH$40:.DH$48]))/[.AO$69]*100" office:value-type="float" office:value="22.7531532180509" calcext:value-type="float">
            <text:p>22.7531532180509</text:p>
          </table:table-cell>
          <table:table-cell table:formula="of:=(SUM([.EZ$40:.EZ$48])+12*SUMPRODUCT([.$E$40:.$E$48];[.DI$40:.DI$48]))/[.AP$69]*100" office:value-type="float" office:value="23.4796397279657" calcext:value-type="float">
            <text:p>23.4796397279657</text:p>
          </table:table-cell>
          <table:table-cell table:formula="of:=(SUM([.FA$40:.FA$48])+12*SUMPRODUCT([.$E$40:.$E$48];[.DJ$40:.DJ$48]))/[.AQ$69]*100" office:value-type="float" office:value="24.2207107843906" calcext:value-type="float">
            <text:p>24.2207107843906</text:p>
          </table:table-cell>
          <table:table-cell table:formula="of:=(SUM([.FB$40:.FB$48])+12*SUMPRODUCT([.$E$40:.$E$48];[.DK$40:.DK$48]))/[.AR$69]*100" office:value-type="float" office:value="24.9758667317659" calcext:value-type="float">
            <text:p>24.9758667317659</text:p>
          </table:table-cell>
          <table:table-cell table:formula="of:=(SUM([.FC$40:.FC$48])+12*SUMPRODUCT([.$E$40:.$E$48];[.DL$40:.DL$48]))/[.AS$69]*100" office:value-type="float" office:value="25.7445699332821" calcext:value-type="float">
            <text:p>25.7445699332821</text:p>
          </table:table-cell>
          <table:table-cell table:formula="of:=(SUM([.FD$40:.FD$48])+12*SUMPRODUCT([.$E$40:.$E$48];[.DM$40:.DM$48]))/[.AT$69]*100" office:value-type="float" office:value="26.5262468886638" calcext:value-type="float">
            <text:p>26.5262468886638</text:p>
          </table:table-cell>
          <table:table-cell table:formula="of:=(SUM([.FE$40:.FE$48])+12*SUMPRODUCT([.$E$40:.$E$48];[.DN$40:.DN$48]))/[.AU$69]*100" office:value-type="float" office:value="27.3202905385442" calcext:value-type="float">
            <text:p>27.3202905385442</text:p>
          </table:table-cell>
          <table:table-cell table:formula="of:=(SUM([.FF$40:.FF$48])+12*SUMPRODUCT([.$E$40:.$E$48];[.DO$40:.DO$48]))/[.AV$69]*100" office:value-type="float" office:value="28.1260627388147" calcext:value-type="float">
            <text:p>28.1260627388147</text:p>
          </table:table-cell>
          <table:table-cell office:value-type="string" calcext:value-type="string">
            <text:p>Crypto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ash (%)</text:p>
          </table:table-cell>
          <table:table-cell table:formula="of:=(SUM([.DR$50:.DR$59])+12*SUMPRODUCT([.$E$50:.$E$59];[.CA$50:.CA$59]))/[.H$69]*100" office:value-type="float" office:value="65.2854142043248" calcext:value-type="float">
            <text:p>65.2854142043248</text:p>
          </table:table-cell>
          <table:table-cell table:formula="of:=(SUM([.DS$50:.DS$59])+12*SUMPRODUCT([.$E$50:.$E$59];[.CB$50:.CB$59]))/[.I$69]*100" office:value-type="float" office:value="36.3506167112122" calcext:value-type="float">
            <text:p>36.3506167112122</text:p>
          </table:table-cell>
          <table:table-cell table:formula="of:=(SUM([.DT$50:.DT$59])+12*SUMPRODUCT([.$E$50:.$E$59];[.CC$50:.CC$59]))/[.J$69]*100" office:value-type="float" office:value="24.7543042903326" calcext:value-type="float">
            <text:p>24.7543042903326</text:p>
          </table:table-cell>
          <table:table-cell table:formula="of:=(SUM([.DU$50:.DU$59])+12*SUMPRODUCT([.$E$50:.$E$59];[.CD$50:.CD$59]))/[.K$69]*100" office:value-type="float" office:value="18.505286837428" calcext:value-type="float">
            <text:p>18.505286837428</text:p>
          </table:table-cell>
          <table:table-cell table:formula="of:=(SUM([.DV$50:.DV$59])+12*SUMPRODUCT([.$E$50:.$E$59];[.CE$50:.CE$59]))/[.L$69]*100" office:value-type="float" office:value="14.598601469417" calcext:value-type="float">
            <text:p>14.598601469417</text:p>
          </table:table-cell>
          <table:table-cell table:formula="of:=(SUM([.DW$50:.DW$59])+12*SUMPRODUCT([.$E$50:.$E$59];[.CF$50:.CF$59]))/[.M$69]*100" office:value-type="float" office:value="11.9258848248626" calcext:value-type="float">
            <text:p>11.9258848248626</text:p>
          </table:table-cell>
          <table:table-cell table:formula="of:=(SUM([.DX$50:.DX$59])+12*SUMPRODUCT([.$E$50:.$E$59];[.CG$50:.CG$59]))/[.N$69]*100" office:value-type="float" office:value="9.98298572523311" calcext:value-type="float">
            <text:p>9.98298572523311</text:p>
          </table:table-cell>
          <table:table-cell table:formula="of:=(SUM([.DY$50:.DY$59])+12*SUMPRODUCT([.$E$50:.$E$59];[.CH$50:.CH$59]))/[.O$69]*100" office:value-type="float" office:value="8.50762174953096" calcext:value-type="float">
            <text:p>8.50762174953096</text:p>
          </table:table-cell>
          <table:table-cell table:formula="of:=(SUM([.DZ$50:.DZ$59])+12*SUMPRODUCT([.$E$50:.$E$59];[.CI$50:.CI$59]))/[.P$69]*100" office:value-type="float" office:value="7.34986468208583" calcext:value-type="float">
            <text:p>7.34986468208583</text:p>
          </table:table-cell>
          <table:table-cell table:formula="of:=(SUM([.EA$50:.EA$59])+12*SUMPRODUCT([.$E$50:.$E$59];[.CJ$50:.CJ$59]))/[.Q$69]*100" office:value-type="float" office:value="6.41779698098987" calcext:value-type="float">
            <text:p>6.41779698098987</text:p>
          </table:table-cell>
          <table:table-cell table:formula="of:=(SUM([.EB$50:.EB$59])+12*SUMPRODUCT([.$E$50:.$E$59];[.CK$50:.CK$59]))/[.R$69]*100" office:value-type="float" office:value="5.65192754030284" calcext:value-type="float">
            <text:p>5.65192754030284</text:p>
          </table:table-cell>
          <table:table-cell table:formula="of:=(SUM([.EC$50:.EC$59])+12*SUMPRODUCT([.$E$50:.$E$59];[.CL$50:.CL$59]))/[.S$69]*100" office:value-type="float" office:value="5.01204953976836" calcext:value-type="float">
            <text:p>5.01204953976836</text:p>
          </table:table-cell>
          <table:table-cell table:formula="of:=(SUM([.ED$50:.ED$59])+12*SUMPRODUCT([.$E$50:.$E$59];[.CM$50:.CM$59]))/[.T$69]*100" office:value-type="float" office:value="4.47001037617161" calcext:value-type="float">
            <text:p>4.47001037617161</text:p>
          </table:table-cell>
          <table:table-cell table:formula="of:=(SUM([.EE$50:.EE$59])+12*SUMPRODUCT([.$E$50:.$E$59];[.CN$50:.CN$59]))/[.U$69]*100" office:value-type="float" office:value="4.00550724337999" calcext:value-type="float">
            <text:p>4.00550724337999</text:p>
          </table:table-cell>
          <table:table-cell table:formula="of:=(SUM([.EF$50:.EF$59])+12*SUMPRODUCT([.$E$50:.$E$59];[.CO$50:.CO$59]))/[.V$69]*100" office:value-type="float" office:value="3.6035274754356" calcext:value-type="float">
            <text:p>3.6035274754356</text:p>
          </table:table-cell>
          <table:table-cell table:formula="of:=(SUM([.EG$50:.EG$59])+12*SUMPRODUCT([.$E$50:.$E$59];[.CP$50:.CP$59]))/[.W$69]*100" office:value-type="float" office:value="3.2527289431097" calcext:value-type="float">
            <text:p>3.2527289431097</text:p>
          </table:table-cell>
          <table:table-cell table:formula="of:=(SUM([.EH$50:.EH$59])+12*SUMPRODUCT([.$E$50:.$E$59];[.CQ$50:.CQ$59]))/[.X$69]*100" office:value-type="float" office:value="2.94438096507237" calcext:value-type="float">
            <text:p>2.94438096507237</text:p>
          </table:table-cell>
          <table:table-cell table:formula="of:=(SUM([.EI$50:.EI$59])+12*SUMPRODUCT([.$E$50:.$E$59];[.CR$50:.CR$59]))/[.Y$69]*100" office:value-type="float" office:value="2.67165177327816" calcext:value-type="float">
            <text:p>2.67165177327816</text:p>
          </table:table-cell>
          <table:table-cell table:formula="of:=(SUM([.EJ$50:.EJ$59])+12*SUMPRODUCT([.$E$50:.$E$59];[.CS$50:.CS$59]))/[.Z$69]*100" office:value-type="float" office:value="2.42911708789266" calcext:value-type="float">
            <text:p>2.42911708789266</text:p>
          </table:table-cell>
          <table:table-cell table:formula="of:=(SUM([.EK$50:.EK$59])+12*SUMPRODUCT([.$E$50:.$E$59];[.CT$50:.CT$59]))/[.AA$69]*100" office:value-type="float" office:value="2.21241370185558" calcext:value-type="float">
            <text:p>2.21241370185558</text:p>
          </table:table-cell>
          <table:table-cell table:formula="of:=(SUM([.EL$50:.EL$59])+12*SUMPRODUCT([.$E$50:.$E$59];[.CU$50:.CU$59]))/[.AB$69]*100" office:value-type="float" office:value="2.01799050671612" calcext:value-type="float">
            <text:p>2.01799050671612</text:p>
          </table:table-cell>
          <table:table-cell table:formula="of:=(SUM([.EM$50:.EM$59])+12*SUMPRODUCT([.$E$50:.$E$59];[.CV$50:.CV$59]))/[.AC$69]*100" office:value-type="float" office:value="1.84292642727086" calcext:value-type="float">
            <text:p>1.84292642727086</text:p>
          </table:table-cell>
          <table:table-cell table:formula="of:=(SUM([.EN$50:.EN$59])+12*SUMPRODUCT([.$E$50:.$E$59];[.CW$50:.CW$59]))/[.AD$69]*100" office:value-type="float" office:value="1.6847951985917" calcext:value-type="float">
            <text:p>1.6847951985917</text:p>
          </table:table-cell>
          <table:table-cell table:formula="of:=(SUM([.EO$50:.EO$59])+12*SUMPRODUCT([.$E$50:.$E$59];[.CX$50:.CX$59]))/[.AE$69]*100" office:value-type="float" office:value="1.54156351471844" calcext:value-type="float">
            <text:p>1.54156351471844</text:p>
          </table:table-cell>
          <table:table-cell table:formula="of:=(SUM([.EP$50:.EP$59])+12*SUMPRODUCT([.$E$50:.$E$59];[.CY$50:.CY$59]))/[.AF$69]*100" office:value-type="float" office:value="1.41151333113213" calcext:value-type="float">
            <text:p>1.41151333113213</text:p>
          </table:table-cell>
          <table:table-cell table:formula="of:=(SUM([.EQ$50:.EQ$59])+12*SUMPRODUCT([.$E$50:.$E$59];[.CZ$50:.CZ$59]))/[.AG$69]*100" office:value-type="float" office:value="1.29318190267168" calcext:value-type="float">
            <text:p>1.29318190267168</text:p>
          </table:table-cell>
          <table:table-cell table:formula="of:=(SUM([.ER$50:.ER$59])+12*SUMPRODUCT([.$E$50:.$E$59];[.DA$50:.DA$59]))/[.AH$69]*100" office:value-type="float" office:value="1.18531501642436" calcext:value-type="float">
            <text:p>1.18531501642436</text:p>
          </table:table-cell>
          <table:table-cell table:formula="of:=(SUM([.ES$50:.ES$59])+12*SUMPRODUCT([.$E$50:.$E$59];[.DB$50:.DB$59]))/[.AI$69]*100" office:value-type="float" office:value="1.0868301605656" calcext:value-type="float">
            <text:p>1.0868301605656</text:p>
          </table:table-cell>
          <table:table-cell table:formula="of:=(SUM([.ET$50:.ET$59])+12*SUMPRODUCT([.$E$50:.$E$59];[.DC$50:.DC$59]))/[.AJ$69]*100" office:value-type="float" office:value="0.996787258448929" calcext:value-type="float">
            <text:p>0.996787258448929</text:p>
          </table:table-cell>
          <table:table-cell table:formula="of:=(SUM([.EU$50:.EU$59])+12*SUMPRODUCT([.$E$50:.$E$59];[.DD$50:.DD$59]))/[.AK$69]*100" office:value-type="float" office:value="0.914365222039709" calcext:value-type="float">
            <text:p>0.914365222039709</text:p>
          </table:table-cell>
          <table:table-cell table:formula="of:=(SUM([.EV$50:.EV$59])+12*SUMPRODUCT([.$E$50:.$E$59];[.DE$50:.DE$59]))/[.AL$69]*100" office:value-type="float" office:value="0.83884302414898" calcext:value-type="float">
            <text:p>0.83884302414898</text:p>
          </table:table-cell>
          <table:table-cell table:formula="of:=(SUM([.EW$50:.EW$59])+12*SUMPRODUCT([.$E$50:.$E$59];[.DF$50:.DF$59]))/[.AM$69]*100" office:value-type="float" office:value="0.76958431034697" calcext:value-type="float">
            <text:p>0.76958431034697</text:p>
          </table:table-cell>
          <table:table-cell table:formula="of:=(SUM([.EX$50:.EX$59])+12*SUMPRODUCT([.$E$50:.$E$59];[.DG$50:.DG$59]))/[.AN$69]*100" office:value-type="float" office:value="0.706024806103492" calcext:value-type="float">
            <text:p>0.706024806103492</text:p>
          </table:table-cell>
          <table:table-cell table:formula="of:=(SUM([.EY$50:.EY$59])+12*SUMPRODUCT([.$E$50:.$E$59];[.DH$50:.DH$59]))/[.AO$69]*100" office:value-type="float" office:value="0.647661947883971" calcext:value-type="float">
            <text:p>0.647661947883971</text:p>
          </table:table-cell>
          <table:table-cell table:formula="of:=(SUM([.EZ$50:.EZ$59])+12*SUMPRODUCT([.$E$50:.$E$59];[.DI$50:.DI$59]))/[.AP$69]*100" office:value-type="float" office:value="0.594046296029435" calcext:value-type="float">
            <text:p>0.594046296029435</text:p>
          </table:table-cell>
          <table:table-cell table:formula="of:=(SUM([.FA$50:.FA$59])+12*SUMPRODUCT([.$E$50:.$E$59];[.DJ$50:.DJ$59]))/[.AQ$69]*100" office:value-type="float" office:value="0.544774384401014" calcext:value-type="float">
            <text:p>0.544774384401014</text:p>
          </table:table-cell>
          <table:table-cell table:formula="of:=(SUM([.FB$50:.FB$59])+12*SUMPRODUCT([.$E$50:.$E$59];[.DK$50:.DK$59]))/[.AR$69]*100" office:value-type="float" office:value="0.499482735533459" calcext:value-type="float">
            <text:p>0.499482735533459</text:p>
          </table:table-cell>
          <table:table-cell table:formula="of:=(SUM([.FC$50:.FC$59])+12*SUMPRODUCT([.$E$50:.$E$59];[.DL$50:.DL$59]))/[.AS$69]*100" office:value-type="float" office:value="0.457842826520431" calcext:value-type="float">
            <text:p>0.457842826520431</text:p>
          </table:table-cell>
          <table:table-cell table:formula="of:=(SUM([.FD$50:.FD$59])+12*SUMPRODUCT([.$E$50:.$E$59];[.DM$50:.DM$59]))/[.AT$69]*100" office:value-type="float" office:value="0.419556834442347" calcext:value-type="float">
            <text:p>0.419556834442347</text:p>
          </table:table-cell>
          <table:table-cell table:formula="of:=(SUM([.FE$50:.FE$59])+12*SUMPRODUCT([.$E$50:.$E$59];[.DN$50:.DN$59]))/[.AU$69]*100" office:value-type="float" office:value="0.384354024041335" calcext:value-type="float">
            <text:p>0.384354024041335</text:p>
          </table:table-cell>
          <table:table-cell table:formula="of:=(SUM([.FF$50:.FF$59])+12*SUMPRODUCT([.$E$50:.$E$59];[.DO$50:.DO$59]))/[.AV$69]*100" office:value-type="float" office:value="0.351987666892525" calcext:value-type="float">
            <text:p>0.351987666892525</text:p>
          </table:table-cell>
          <table:table-cell office:value-type="string" calcext:value-type="string">
            <text:p>Cash <text:s text:c="3"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)</text:p>
          </table:table-cell>
          <table:table-cell table:formula="of:=(SUMPRODUCT([.$C$4:.$C$59];[.DR$4:.DR$59])+12*SUMPRODUCT([.$C$4:.$C$59];[.$E$4:.$E$59];[.CA$4:.CA$59]))/(SUM([.H$70:.H$73])/100*[.H$69])" office:value-type="float" office:value="0.0344696802014896" calcext:value-type="float">
            <text:p>0.0344696802014896</text:p>
          </table:table-cell>
          <table:table-cell table:formula="of:=(SUMPRODUCT([.$C$4:.$C$59];[.DS$4:.DS$59])+12*SUMPRODUCT([.$C$4:.$C$59];[.$E$4:.$E$59];[.CB$4:.CB$59]))/(SUM([.I$70:.I$73])/100*[.I$69])" office:value-type="float" office:value="0.0637989937411944" calcext:value-type="float">
            <text:p>0.0637989937411944</text:p>
          </table:table-cell>
          <table:table-cell table:formula="of:=(SUMPRODUCT([.$C$4:.$C$59];[.DT$4:.DT$59])+12*SUMPRODUCT([.$C$4:.$C$59];[.$E$4:.$E$59];[.CC$4:.CC$59]))/(SUM([.J$70:.J$73])/100*[.J$69])" office:value-type="float" office:value="0.0754143463682334" calcext:value-type="float">
            <text:p>0.0754143463682334</text:p>
          </table:table-cell>
          <table:table-cell table:formula="of:=(SUMPRODUCT([.$C$4:.$C$59];[.DU$4:.DU$59])+12*SUMPRODUCT([.$C$4:.$C$59];[.$E$4:.$E$59];[.CD$4:.CD$59]))/(SUM([.K$70:.K$73])/100*[.K$69])" office:value-type="float" office:value="0.0815568064441466" calcext:value-type="float">
            <text:p>0.0815568064441466</text:p>
          </table:table-cell>
          <table:table-cell table:formula="of:=(SUMPRODUCT([.$C$4:.$C$59];[.DV$4:.DV$59])+12*SUMPRODUCT([.$C$4:.$C$59];[.$E$4:.$E$59];[.CE$4:.CE$59]))/(SUM([.L$70:.L$73])/100*[.L$69])" office:value-type="float" office:value="0.085293504403642" calcext:value-type="float">
            <text:p>0.085293504403642</text:p>
          </table:table-cell>
          <table:table-cell table:formula="of:=(SUMPRODUCT([.$C$4:.$C$59];[.DW$4:.DW$59])+12*SUMPRODUCT([.$C$4:.$C$59];[.$E$4:.$E$59];[.CF$4:.CF$59]))/(SUM([.M$70:.M$73])/100*[.M$69])" office:value-type="float" office:value="0.087755352482251" calcext:value-type="float">
            <text:p>0.087755352482251</text:p>
          </table:table-cell>
          <table:table-cell table:formula="of:=(SUMPRODUCT([.$C$4:.$C$59];[.DX$4:.DX$59])+12*SUMPRODUCT([.$C$4:.$C$59];[.$E$4:.$E$59];[.CG$4:.CG$59]))/(SUM([.N$70:.N$73])/100*[.N$69])" office:value-type="float" office:value="0.0894564301779831" calcext:value-type="float">
            <text:p>0.0894564301779831</text:p>
          </table:table-cell>
          <table:table-cell table:formula="of:=(SUMPRODUCT([.$C$4:.$C$59];[.DY$4:.DY$59])+12*SUMPRODUCT([.$C$4:.$C$59];[.$E$4:.$E$59];[.CH$4:.CH$59]))/(SUM([.O$70:.O$73])/100*[.O$69])" office:value-type="float" office:value="0.0906638990034395" calcext:value-type="float">
            <text:p>0.0906638990034395</text:p>
          </table:table-cell>
          <table:table-cell table:formula="of:=(SUMPRODUCT([.$C$4:.$C$59];[.DZ$4:.DZ$59])+12*SUMPRODUCT([.$C$4:.$C$59];[.$E$4:.$E$59];[.CI$4:.CI$59]))/(SUM([.P$70:.P$73])/100*[.P$69])" office:value-type="float" office:value="0.0915302251470692" calcext:value-type="float">
            <text:p>0.0915302251470692</text:p>
          </table:table-cell>
          <table:table-cell table:formula="of:=(SUMPRODUCT([.$C$4:.$C$59];[.EA$4:.EA$59])+12*SUMPRODUCT([.$C$4:.$C$59];[.$E$4:.$E$59];[.CJ$4:.CJ$59]))/(SUM([.Q$70:.Q$73])/100*[.Q$69])" office:value-type="float" office:value="0.09214866107769" calcext:value-type="float">
            <text:p>0.09214866107769</text:p>
          </table:table-cell>
          <table:table-cell table:formula="of:=(SUMPRODUCT([.$C$4:.$C$59];[.EB$4:.EB$59])+12*SUMPRODUCT([.$C$4:.$C$59];[.$E$4:.$E$59];[.CK$4:.CK$59]))/(SUM([.R$70:.R$73])/100*[.R$69])" office:value-type="float" office:value="0.0925793672635133" calcext:value-type="float">
            <text:p>0.0925793672635133</text:p>
          </table:table-cell>
          <table:table-cell table:formula="of:=(SUMPRODUCT([.$C$4:.$C$59];[.EC$4:.EC$59])+12*SUMPRODUCT([.$C$4:.$C$59];[.$E$4:.$E$59];[.CL$4:.CL$59]))/(SUM([.S$70:.S$73])/100*[.S$69])" office:value-type="float" office:value="0.0928628320323988" calcext:value-type="float">
            <text:p>0.0928628320323988</text:p>
          </table:table-cell>
          <table:table-cell table:formula="of:=(SUMPRODUCT([.$C$4:.$C$59];[.ED$4:.ED$59])+12*SUMPRODUCT([.$C$4:.$C$59];[.$E$4:.$E$59];[.CM$4:.CM$59]))/(SUM([.T$70:.T$73])/100*[.T$69])" office:value-type="float" office:value="0.0930272559597678" calcext:value-type="float">
            <text:p>0.0930272559597678</text:p>
          </table:table-cell>
          <table:table-cell table:formula="of:=(SUMPRODUCT([.$C$4:.$C$59];[.EE$4:.EE$59])+12*SUMPRODUCT([.$C$4:.$C$59];[.$E$4:.$E$59];[.CN$4:.CN$59]))/(SUM([.U$70:.U$73])/100*[.U$69])" office:value-type="float" office:value="0.0930928474873773" calcext:value-type="float">
            <text:p>0.0930928474873773</text:p>
          </table:table-cell>
          <table:table-cell table:formula="of:=(SUMPRODUCT([.$C$4:.$C$59];[.EF$4:.EF$59])+12*SUMPRODUCT([.$C$4:.$C$59];[.$E$4:.$E$59];[.CO$4:.CO$59]))/(SUM([.V$70:.V$73])/100*[.V$69])" office:value-type="float" office:value="0.0930744394782129" calcext:value-type="float">
            <text:p>0.0930744394782129</text:p>
          </table:table-cell>
          <table:table-cell table:formula="of:=(SUMPRODUCT([.$C$4:.$C$59];[.EG$4:.EG$59])+12*SUMPRODUCT([.$C$4:.$C$59];[.$E$4:.$E$59];[.CP$4:.CP$59]))/(SUM([.W$70:.W$73])/100*[.W$69])" office:value-type="float" office:value="0.0929831461103918" calcext:value-type="float">
            <text:p>0.0929831461103918</text:p>
          </table:table-cell>
          <table:table-cell table:formula="of:=(SUMPRODUCT([.$C$4:.$C$59];[.EH$4:.EH$59])+12*SUMPRODUCT([.$C$4:.$C$59];[.$E$4:.$E$59];[.CQ$4:.CQ$59]))/(SUM([.X$70:.X$73])/100*[.X$69])" office:value-type="float" office:value="0.0928274475480177" calcext:value-type="float">
            <text:p>0.0928274475480177</text:p>
          </table:table-cell>
          <table:table-cell table:formula="of:=(SUMPRODUCT([.$C$4:.$C$59];[.EI$4:.EI$59])+12*SUMPRODUCT([.$C$4:.$C$59];[.$E$4:.$E$59];[.CR$4:.CR$59]))/(SUM([.Y$70:.Y$73])/100*[.Y$69])" office:value-type="float" office:value="0.0926139207881675" calcext:value-type="float">
            <text:p>0.0926139207881675</text:p>
          </table:table-cell>
          <table:table-cell table:formula="of:=(SUMPRODUCT([.$C$4:.$C$59];[.EJ$4:.EJ$59])+12*SUMPRODUCT([.$C$4:.$C$59];[.$E$4:.$E$59];[.CS$4:.CS$59]))/(SUM([.Z$70:.Z$73])/100*[.Z$69])" office:value-type="float" office:value="0.0923477447172014" calcext:value-type="float">
            <text:p>0.0923477447172014</text:p>
          </table:table-cell>
          <table:table-cell table:formula="of:=(SUMPRODUCT([.$C$4:.$C$59];[.EK$4:.EK$59])+12*SUMPRODUCT([.$C$4:.$C$59];[.$E$4:.$E$59];[.CT$4:.CT$59]))/(SUM([.AA$70:.AA$73])/100*[.AA$69])" office:value-type="float" office:value="0.0920330570331454" calcext:value-type="float">
            <text:p>0.0920330570331454</text:p>
          </table:table-cell>
          <table:table-cell table:formula="of:=(SUMPRODUCT([.$C$4:.$C$59];[.EL$4:.EL$59])+12*SUMPRODUCT([.$C$4:.$C$59];[.$E$4:.$E$59];[.CU$4:.CU$59]))/(SUM([.AB$70:.AB$73])/100*[.AB$69])" office:value-type="float" office:value="0.0916732115628667" calcext:value-type="float">
            <text:p>0.0916732115628667</text:p>
          </table:table-cell>
          <table:table-cell table:formula="of:=(SUMPRODUCT([.$C$4:.$C$59];[.EM$4:.EM$59])+12*SUMPRODUCT([.$C$4:.$C$59];[.$E$4:.$E$59];[.CV$4:.CV$59]))/(SUM([.AC$70:.AC$73])/100*[.AC$69])" office:value-type="float" office:value="0.0912709671109526" calcext:value-type="float">
            <text:p>0.0912709671109526</text:p>
          </table:table-cell>
          <table:table-cell table:formula="of:=(SUMPRODUCT([.$C$4:.$C$59];[.EN$4:.EN$59])+12*SUMPRODUCT([.$C$4:.$C$59];[.$E$4:.$E$59];[.CW$4:.CW$59]))/(SUM([.AD$70:.AD$73])/100*[.AD$69])" office:value-type="float" office:value="0.0908286282929535" calcext:value-type="float">
            <text:p>0.0908286282929535</text:p>
          </table:table-cell>
          <table:table-cell table:formula="of:=(SUMPRODUCT([.$C$4:.$C$59];[.EO$4:.EO$59])+12*SUMPRODUCT([.$C$4:.$C$59];[.$E$4:.$E$59];[.CX$4:.CX$59]))/(SUM([.AE$70:.AE$73])/100*[.AE$69])" office:value-type="float" office:value="0.0903481520731045" calcext:value-type="float">
            <text:p>0.0903481520731045</text:p>
          </table:table-cell>
          <table:table-cell table:formula="of:=(SUMPRODUCT([.$C$4:.$C$59];[.EP$4:.EP$59])+12*SUMPRODUCT([.$C$4:.$C$59];[.$E$4:.$E$59];[.CY$4:.CY$59]))/(SUM([.AF$70:.AF$73])/100*[.AF$69])" office:value-type="float" office:value="0.0898312293863827" calcext:value-type="float">
            <text:p>0.0898312293863827</text:p>
          </table:table-cell>
          <table:table-cell table:formula="of:=(SUMPRODUCT([.$C$4:.$C$59];[.EQ$4:.EQ$59])+12*SUMPRODUCT([.$C$4:.$C$59];[.$E$4:.$E$59];[.CZ$4:.CZ$59]))/(SUM([.AG$70:.AG$73])/100*[.AG$69])" office:value-type="float" office:value="0.0892793483686456" calcext:value-type="float">
            <text:p>0.0892793483686456</text:p>
          </table:table-cell>
          <table:table-cell table:formula="of:=(SUMPRODUCT([.$C$4:.$C$59];[.ER$4:.ER$59])+12*SUMPRODUCT([.$C$4:.$C$59];[.$E$4:.$E$59];[.DA$4:.DA$59]))/(SUM([.AH$70:.AH$73])/100*[.AH$69])" office:value-type="float" office:value="0.0886938438038926" calcext:value-type="float">
            <text:p>0.0886938438038926</text:p>
          </table:table-cell>
          <table:table-cell table:formula="of:=(SUMPRODUCT([.$C$4:.$C$59];[.ES$4:.ES$59])+12*SUMPRODUCT([.$C$4:.$C$59];[.$E$4:.$E$59];[.DB$4:.DB$59]))/(SUM([.AI$70:.AI$73])/100*[.AI$69])" office:value-type="float" office:value="0.0880759360923228" calcext:value-type="float">
            <text:p>0.0880759360923228</text:p>
          </table:table-cell>
          <table:table-cell table:formula="of:=(SUMPRODUCT([.$C$4:.$C$59];[.ET$4:.ET$59])+12*SUMPRODUCT([.$C$4:.$C$59];[.$E$4:.$E$59];[.DC$4:.DC$59]))/(SUM([.AJ$70:.AJ$73])/100*[.AJ$69])" office:value-type="float" office:value="0.0874267621392346" calcext:value-type="float">
            <text:p>0.0874267621392346</text:p>
          </table:table-cell>
          <table:table-cell table:formula="of:=(SUMPRODUCT([.$C$4:.$C$59];[.EU$4:.EU$59])+12*SUMPRODUCT([.$C$4:.$C$59];[.$E$4:.$E$59];[.DD$4:.DD$59]))/(SUM([.AK$70:.AK$73])/100*[.AK$69])" office:value-type="float" office:value="0.0867473999305894" calcext:value-type="float">
            <text:p>0.0867473999305894</text:p>
          </table:table-cell>
          <table:table-cell table:formula="of:=(SUMPRODUCT([.$C$4:.$C$59];[.EV$4:.EV$59])+12*SUMPRODUCT([.$C$4:.$C$59];[.$E$4:.$E$59];[.DE$4:.DE$59]))/(SUM([.AL$70:.AL$73])/100*[.AL$69])" office:value-type="float" office:value="0.0860388881103245" calcext:value-type="float">
            <text:p>0.0860388881103245</text:p>
          </table:table-cell>
          <table:table-cell table:formula="of:=(SUMPRODUCT([.$C$4:.$C$59];[.EW$4:.EW$59])+12*SUMPRODUCT([.$C$4:.$C$59];[.$E$4:.$E$59];[.DF$4:.DF$59]))/(SUM([.AM$70:.AM$73])/100*[.AM$69])" office:value-type="float" office:value="0.0853022415505346" calcext:value-type="float">
            <text:p>0.0853022415505346</text:p>
          </table:table-cell>
          <table:table-cell table:formula="of:=(SUMPRODUCT([.$C$4:.$C$59];[.EX$4:.EX$59])+12*SUMPRODUCT([.$C$4:.$C$59];[.$E$4:.$E$59];[.DG$4:.DG$59]))/(SUM([.AN$70:.AN$73])/100*[.AN$69])" office:value-type="float" office:value="0.0845384636704195" calcext:value-type="float">
            <text:p>0.0845384636704195</text:p>
          </table:table-cell>
          <table:table-cell table:formula="of:=(SUMPRODUCT([.$C$4:.$C$59];[.EY$4:.EY$59])+12*SUMPRODUCT([.$C$4:.$C$59];[.$E$4:.$E$59];[.DH$4:.DH$59]))/(SUM([.AO$70:.AO$73])/100*[.AO$69])" office:value-type="float" office:value="0.083748556087541" calcext:value-type="float">
            <text:p>0.083748556087541</text:p>
          </table:table-cell>
          <table:table-cell table:formula="of:=(SUMPRODUCT([.$C$4:.$C$59];[.EZ$4:.EZ$59])+12*SUMPRODUCT([.$C$4:.$C$59];[.$E$4:.$E$59];[.DI$4:.DI$59]))/(SUM([.AP$70:.AP$73])/100*[.AP$69])" office:value-type="float" office:value="0.0829335260576031" calcext:value-type="float">
            <text:p>0.0829335260576031</text:p>
          </table:table-cell>
          <table:table-cell table:formula="of:=(SUMPRODUCT([.$C$4:.$C$59];[.FA$4:.FA$59])+12*SUMPRODUCT([.$C$4:.$C$59];[.$E$4:.$E$59];[.DJ$4:.DJ$59]))/(SUM([.AQ$70:.AQ$73])/100*[.AQ$69])" office:value-type="float" office:value="0.0820943920642011" calcext:value-type="float">
            <text:p>0.0820943920642011</text:p>
          </table:table-cell>
          <table:table-cell table:formula="of:=(SUMPRODUCT([.$C$4:.$C$59];[.FB$4:.FB$59])+12*SUMPRODUCT([.$C$4:.$C$59];[.$E$4:.$E$59];[.DK$4:.DK$59]))/(SUM([.AR$70:.AR$73])/100*[.AR$69])" office:value-type="float" office:value="0.0812321878489576" calcext:value-type="float">
            <text:p>0.0812321878489576</text:p>
          </table:table-cell>
          <table:table-cell table:formula="of:=(SUMPRODUCT([.$C$4:.$C$59];[.FC$4:.FC$59])+12*SUMPRODUCT([.$C$4:.$C$59];[.$E$4:.$E$59];[.DL$4:.DL$59]))/(SUM([.AS$70:.AS$73])/100*[.AS$69])" office:value-type="float" office:value="0.0803479651188837" calcext:value-type="float">
            <text:p>0.0803479651188837</text:p>
          </table:table-cell>
          <table:table-cell table:formula="of:=(SUMPRODUCT([.$C$4:.$C$59];[.FD$4:.FD$59])+12*SUMPRODUCT([.$C$4:.$C$59];[.$E$4:.$E$59];[.DM$4:.DM$59]))/(SUM([.AT$70:.AT$73])/100*[.AT$69])" office:value-type="float" office:value="0.0794427951270998" calcext:value-type="float">
            <text:p>0.0794427951270998</text:p>
          </table:table-cell>
          <table:table-cell table:formula="of:=(SUMPRODUCT([.$C$4:.$C$59];[.FE$4:.FE$59])+12*SUMPRODUCT([.$C$4:.$C$59];[.$E$4:.$E$59];[.DN$4:.DN$59]))/(SUM([.AU$70:.AU$73])/100*[.AU$69])" office:value-type="float" office:value="0.0785177692919202" calcext:value-type="float">
            <text:p>0.0785177692919202</text:p>
          </table:table-cell>
          <table:table-cell table:formula="of:=(SUMPRODUCT([.$C$4:.$C$59];[.FF$4:.FF$59])+12*SUMPRODUCT([.$C$4:.$C$59];[.$E$4:.$E$59];[.DO$4:.DO$59]))/(SUM([.AV$70:.AV$73])/100*[.AV$69])" office:value-type="float" office:value="0.077573998995278" calcext:value-type="float">
            <text:p>0.077573998995278</text:p>
          </table:table-cell>
          <table:table-cell office:value-type="string" calcext:value-type="string">
            <text:p>Fee (%/yr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cash excluded)</text:p>
          </table:table-cell>
          <table:table-cell table:formula="of:=(SUMPRODUCT([.$C$4:.$C$48];[.DR$4:.DR$48])+12*SUMPRODUCT([.$C$4:.$C$48];[.$E$4:.$E$48];[.CA$4:.CA$48]))/(SUM([.H$70:.H$72])/100*[.H$69])" office:value-type="float" office:value="0.0992945167324562" calcext:value-type="float">
            <text:p>0.0992945167324562</text:p>
          </table:table-cell>
          <table:table-cell table:formula="of:=(SUMPRODUCT([.$C$4:.$C$48];[.DS$4:.DS$48])+12*SUMPRODUCT([.$C$4:.$C$48];[.$E$4:.$E$48];[.CB$4:.CB$48]))/(SUM([.I$70:.I$72])/100*[.I$69])" office:value-type="float" office:value="0.100235054048722" calcext:value-type="float">
            <text:p>0.100235054048722</text:p>
          </table:table-cell>
          <table:table-cell table:formula="of:=(SUMPRODUCT([.$C$4:.$C$48];[.DT$4:.DT$48])+12*SUMPRODUCT([.$C$4:.$C$48];[.$E$4:.$E$48];[.CC$4:.CC$48]))/(SUM([.J$70:.J$72])/100*[.J$69])" office:value-type="float" office:value="0.100224133296896" calcext:value-type="float">
            <text:p>0.100224133296896</text:p>
          </table:table-cell>
          <table:table-cell table:formula="of:=(SUMPRODUCT([.$C$4:.$C$48];[.DU$4:.DU$48])+12*SUMPRODUCT([.$C$4:.$C$48];[.$E$4:.$E$48];[.CD$4:.CD$48]))/(SUM([.K$70:.K$72])/100*[.K$69])" office:value-type="float" office:value="0.10007619301813" calcext:value-type="float">
            <text:p>0.10007619301813</text:p>
          </table:table-cell>
          <table:table-cell table:formula="of:=(SUMPRODUCT([.$C$4:.$C$48];[.DV$4:.DV$48])+12*SUMPRODUCT([.$C$4:.$C$48];[.$E$4:.$E$48];[.CE$4:.CE$48]))/(SUM([.L$70:.L$72])/100*[.L$69])" office:value-type="float" office:value="0.0998736623418381" calcext:value-type="float">
            <text:p>0.0998736623418381</text:p>
          </table:table-cell>
          <table:table-cell table:formula="of:=(SUMPRODUCT([.$C$4:.$C$48];[.DW$4:.DW$48])+12*SUMPRODUCT([.$C$4:.$C$48];[.$E$4:.$E$48];[.CF$4:.CF$48]))/(SUM([.M$70:.M$72])/100*[.M$69])" office:value-type="float" office:value="0.0996380744873195" calcext:value-type="float">
            <text:p>0.0996380744873195</text:p>
          </table:table-cell>
          <table:table-cell table:formula="of:=(SUMPRODUCT([.$C$4:.$C$48];[.DX$4:.DX$48])+12*SUMPRODUCT([.$C$4:.$C$48];[.$E$4:.$E$48];[.CG$4:.CG$48]))/(SUM([.N$70:.N$72])/100*[.N$69])" office:value-type="float" office:value="0.0993772465113399" calcext:value-type="float">
            <text:p>0.0993772465113399</text:p>
          </table:table-cell>
          <table:table-cell table:formula="of:=(SUMPRODUCT([.$C$4:.$C$48];[.DY$4:.DY$48])+12*SUMPRODUCT([.$C$4:.$C$48];[.$E$4:.$E$48];[.CH$4:.CH$48]))/(SUM([.O$70:.O$72])/100*[.O$69])" office:value-type="float" office:value="0.0990944827723665" calcext:value-type="float">
            <text:p>0.0990944827723665</text:p>
          </table:table-cell>
          <table:table-cell table:formula="of:=(SUMPRODUCT([.$C$4:.$C$48];[.DZ$4:.DZ$48])+12*SUMPRODUCT([.$C$4:.$C$48];[.$E$4:.$E$48];[.CI$4:.CI$48]))/(SUM([.P$70:.P$72])/100*[.P$69])" office:value-type="float" office:value="0.0987912482081088" calcext:value-type="float">
            <text:p>0.0987912482081088</text:p>
          </table:table-cell>
          <table:table-cell table:formula="of:=(SUMPRODUCT([.$C$4:.$C$48];[.EA$4:.EA$48])+12*SUMPRODUCT([.$C$4:.$C$48];[.$E$4:.$E$48];[.CJ$4:.CJ$48]))/(SUM([.Q$70:.Q$72])/100*[.Q$69])" office:value-type="float" office:value="0.098468146832332" calcext:value-type="float">
            <text:p>0.098468146832332</text:p>
          </table:table-cell>
          <table:table-cell table:formula="of:=(SUMPRODUCT([.$C$4:.$C$48];[.EB$4:.EB$48])+12*SUMPRODUCT([.$C$4:.$C$48];[.$E$4:.$E$48];[.CK$4:.CK$48]))/(SUM([.R$70:.R$72])/100*[.R$69])" office:value-type="float" office:value="0.0981253404016924" calcext:value-type="float">
            <text:p>0.0981253404016924</text:p>
          </table:table-cell>
          <table:table-cell table:formula="of:=(SUMPRODUCT([.$C$4:.$C$48];[.EC$4:.EC$48])+12*SUMPRODUCT([.$C$4:.$C$48];[.$E$4:.$E$48];[.CL$4:.CL$48]))/(SUM([.S$70:.S$72])/100*[.S$69])" office:value-type="float" office:value="0.097762749467131" calcext:value-type="float">
            <text:p>0.097762749467131</text:p>
          </table:table-cell>
          <table:table-cell table:formula="of:=(SUMPRODUCT([.$C$4:.$C$48];[.ED$4:.ED$48])+12*SUMPRODUCT([.$C$4:.$C$48];[.$E$4:.$E$48];[.CM$4:.CM$48]))/(SUM([.T$70:.T$72])/100*[.T$69])" office:value-type="float" office:value="0.0973801591794203" calcext:value-type="float">
            <text:p>0.0973801591794203</text:p>
          </table:table-cell>
          <table:table-cell table:formula="of:=(SUMPRODUCT([.$C$4:.$C$48];[.EE$4:.EE$48])+12*SUMPRODUCT([.$C$4:.$C$48];[.$E$4:.$E$48];[.CN$4:.CN$48]))/(SUM([.U$70:.U$72])/100*[.U$69])" office:value-type="float" office:value="0.0969772794397702" calcext:value-type="float">
            <text:p>0.0969772794397702</text:p>
          </table:table-cell>
          <table:table-cell table:formula="of:=(SUMPRODUCT([.$C$4:.$C$48];[.EF$4:.EF$48])+12*SUMPRODUCT([.$C$4:.$C$48];[.$E$4:.$E$48];[.CO$4:.CO$48]))/(SUM([.V$70:.V$72])/100*[.V$69])" office:value-type="float" office:value="0.0965537815240024" calcext:value-type="float">
            <text:p>0.0965537815240024</text:p>
          </table:table-cell>
          <table:table-cell table:formula="of:=(SUMPRODUCT([.$C$4:.$C$48];[.EG$4:.EG$48])+12*SUMPRODUCT([.$C$4:.$C$48];[.$E$4:.$E$48];[.CP$4:.CP$48]))/(SUM([.W$70:.W$72])/100*[.W$69])" office:value-type="float" office:value="0.0961093218388712" calcext:value-type="float">
            <text:p>0.0961093218388712</text:p>
          </table:table-cell>
          <table:table-cell table:formula="of:=(SUMPRODUCT([.$C$4:.$C$48];[.EH$4:.EH$48])+12*SUMPRODUCT([.$C$4:.$C$48];[.$E$4:.$E$48];[.CQ$4:.CQ$48]))/(SUM([.X$70:.X$72])/100*[.X$69])" office:value-type="float" office:value="0.0956435582720993" calcext:value-type="float">
            <text:p>0.0956435582720993</text:p>
          </table:table-cell>
          <table:table-cell table:formula="of:=(SUMPRODUCT([.$C$4:.$C$48];[.EI$4:.EI$48])+12*SUMPRODUCT([.$C$4:.$C$48];[.$E$4:.$E$48];[.CR$4:.CR$48]))/(SUM([.Y$70:.Y$72])/100*[.Y$69])" office:value-type="float" office:value="0.0951561620797547" calcext:value-type="float">
            <text:p>0.0951561620797547</text:p>
          </table:table-cell>
          <table:table-cell table:formula="of:=(SUMPRODUCT([.$C$4:.$C$48];[.EJ$4:.EJ$48])+12*SUMPRODUCT([.$C$4:.$C$48];[.$E$4:.$E$48];[.CS$4:.CS$48]))/(SUM([.Z$70:.Z$72])/100*[.Z$69])" office:value-type="float" office:value="0.0946468269641354" calcext:value-type="float">
            <text:p>0.0946468269641354</text:p>
          </table:table-cell>
          <table:table-cell table:formula="of:=(SUMPRODUCT([.$C$4:.$C$48];[.EK$4:.EK$48])+12*SUMPRODUCT([.$C$4:.$C$48];[.$E$4:.$E$48];[.CT$4:.CT$48]))/(SUM([.AA$70:.AA$72])/100*[.AA$69])" office:value-type="float" office:value="0.0941152763015808" calcext:value-type="float">
            <text:p>0.0941152763015808</text:p>
          </table:table-cell>
          <table:table-cell table:formula="of:=(SUMPRODUCT([.$C$4:.$C$48];[.EL$4:.EL$48])+12*SUMPRODUCT([.$C$4:.$C$48];[.$E$4:.$E$48];[.CU$4:.CU$48]))/(SUM([.AB$70:.AB$72])/100*[.AB$69])" office:value-type="float" office:value="0.093561269091088" calcext:value-type="float">
            <text:p>0.093561269091088</text:p>
          </table:table-cell>
          <table:table-cell table:formula="of:=(SUMPRODUCT([.$C$4:.$C$48];[.EM$4:.EM$48])+12*SUMPRODUCT([.$C$4:.$C$48];[.$E$4:.$E$48];[.CV$4:.CV$48]))/(SUM([.AC$70:.AC$72])/100*[.AC$69])" office:value-type="float" office:value="0.0929846049692239" calcext:value-type="float">
            <text:p>0.0929846049692239</text:p>
          </table:table-cell>
          <table:table-cell table:formula="of:=(SUMPRODUCT([.$C$4:.$C$48];[.EN$4:.EN$48])+12*SUMPRODUCT([.$C$4:.$C$48];[.$E$4:.$E$48];[.CW$4:.CW$48]))/(SUM([.AD$70:.AD$72])/100*[.AD$69])" office:value-type="float" office:value="0.0923851285021709" calcext:value-type="float">
            <text:p>0.0923851285021709</text:p>
          </table:table-cell>
          <table:table-cell table:formula="of:=(SUMPRODUCT([.$C$4:.$C$48];[.EO$4:.EO$48])+12*SUMPRODUCT([.$C$4:.$C$48];[.$E$4:.$E$48];[.CX$4:.CX$48]))/(SUM([.AE$70:.AE$72])/100*[.AE$69])" office:value-type="float" office:value="0.0917627328833427" calcext:value-type="float">
            <text:p>0.0917627328833427</text:p>
          </table:table-cell>
          <table:table-cell table:formula="of:=(SUMPRODUCT([.$C$4:.$C$48];[.EP$4:.EP$48])+12*SUMPRODUCT([.$C$4:.$C$48];[.$E$4:.$E$48];[.CY$4:.CY$48]))/(SUM([.AF$70:.AF$72])/100*[.AF$69])" office:value-type="float" office:value="0.0911173631137088" calcext:value-type="float">
            <text:p>0.0911173631137088</text:p>
          </table:table-cell>
          <table:table-cell table:formula="of:=(SUMPRODUCT([.$C$4:.$C$48];[.EQ$4:.EQ$48])+12*SUMPRODUCT([.$C$4:.$C$48];[.$E$4:.$E$48];[.CZ$4:.CZ$48]))/(SUM([.AG$70:.AG$72])/100*[.AG$69])" office:value-type="float" office:value="0.0904490187097441" calcext:value-type="float">
            <text:p>0.0904490187097441</text:p>
          </table:table-cell>
          <table:table-cell table:formula="of:=(SUMPRODUCT([.$C$4:.$C$48];[.ER$4:.ER$48])+12*SUMPRODUCT([.$C$4:.$C$48];[.$E$4:.$E$48];[.DA$4:.DA$48]))/(SUM([.AH$70:.AH$72])/100*[.AH$69])" office:value-type="float" office:value="0.0897577559637363" calcext:value-type="float">
            <text:p>0.0897577559637363</text:p>
          </table:table-cell>
          <table:table-cell table:formula="of:=(SUMPRODUCT([.$C$4:.$C$48];[.ES$4:.ES$48])+12*SUMPRODUCT([.$C$4:.$C$48];[.$E$4:.$E$48];[.DB$4:.DB$48]))/(SUM([.AI$70:.AI$72])/100*[.AI$69])" office:value-type="float" office:value="0.0890436897688107" calcext:value-type="float">
            <text:p>0.0890436897688107</text:p>
          </table:table-cell>
          <table:table-cell table:formula="of:=(SUMPRODUCT([.$C$4:.$C$48];[.ET$4:.ET$48])+12*SUMPRODUCT([.$C$4:.$C$48];[.$E$4:.$E$48];[.DC$4:.DC$48]))/(SUM([.AJ$70:.AJ$72])/100*[.AJ$69])" office:value-type="float" office:value="0.0883069950138518" calcext:value-type="float">
            <text:p>0.0883069950138518</text:p>
          </table:table-cell>
          <table:table-cell table:formula="of:=(SUMPRODUCT([.$C$4:.$C$48];[.EU$4:.EU$48])+12*SUMPRODUCT([.$C$4:.$C$48];[.$E$4:.$E$48];[.DD$4:.DD$48]))/(SUM([.AK$70:.AK$72])/100*[.AK$69])" office:value-type="float" office:value="0.0875479075498487" calcext:value-type="float">
            <text:p>0.0875479075498487</text:p>
          </table:table-cell>
          <table:table-cell table:formula="of:=(SUMPRODUCT([.$C$4:.$C$48];[.EV$4:.EV$48])+12*SUMPRODUCT([.$C$4:.$C$48];[.$E$4:.$E$48];[.DE$4:.DE$48]))/(SUM([.AL$70:.AL$72])/100*[.AL$69])" office:value-type="float" office:value="0.0867667247279878" calcext:value-type="float">
            <text:p>0.0867667247279878</text:p>
          </table:table-cell>
          <table:table-cell table:formula="of:=(SUMPRODUCT([.$C$4:.$C$48];[.EW$4:.EW$48])+12*SUMPRODUCT([.$C$4:.$C$48];[.$E$4:.$E$48];[.DF$4:.DF$48]))/(SUM([.AM$70:.AM$72])/100*[.AM$69])" office:value-type="float" office:value="0.0859638055103191" calcext:value-type="float">
            <text:p>0.0859638055103191</text:p>
          </table:table-cell>
          <table:table-cell table:formula="of:=(SUMPRODUCT([.$C$4:.$C$48];[.EX$4:.EX$48])+12*SUMPRODUCT([.$C$4:.$C$48];[.$E$4:.$E$48];[.DG$4:.DG$48]))/(SUM([.AN$70:.AN$72])/100*[.AN$69])" office:value-type="float" office:value="0.0851395701555273" calcext:value-type="float">
            <text:p>0.0851395701555273</text:p>
          </table:table-cell>
          <table:table-cell table:formula="of:=(SUMPRODUCT([.$C$4:.$C$48];[.EY$4:.EY$48])+12*SUMPRODUCT([.$C$4:.$C$48];[.$E$4:.$E$48];[.DH$4:.DH$48]))/(SUM([.AO$70:.AO$72])/100*[.AO$69])" office:value-type="float" office:value="0.0842944994848637" calcext:value-type="float">
            <text:p>0.0842944994848637</text:p>
          </table:table-cell>
          <table:table-cell table:formula="of:=(SUMPRODUCT([.$C$4:.$C$48];[.EZ$4:.EZ$48])+12*SUMPRODUCT([.$C$4:.$C$48];[.$E$4:.$E$48];[.DI$4:.DI$48]))/(SUM([.AP$70:.AP$72])/100*[.AP$69])" office:value-type="float" office:value="0.0834291337363735" calcext:value-type="float">
            <text:p>0.0834291337363735</text:p>
          </table:table-cell>
          <table:table-cell table:formula="of:=(SUMPRODUCT([.$C$4:.$C$48];[.FA$4:.FA$48])+12*SUMPRODUCT([.$C$4:.$C$48];[.$E$4:.$E$48];[.DJ$4:.DJ$48]))/(SUM([.AQ$70:.AQ$72])/100*[.AQ$69])" office:value-type="float" office:value="0.0825440710189541" calcext:value-type="float">
            <text:p>0.0825440710189541</text:p>
          </table:table-cell>
          <table:table-cell table:formula="of:=(SUMPRODUCT([.$C$4:.$C$48];[.FB$4:.FB$48])+12*SUMPRODUCT([.$C$4:.$C$48];[.$E$4:.$E$48];[.DK$4:.DK$48]))/(SUM([.AR$70:.AR$72])/100*[.AR$69])" office:value-type="float" office:value="0.0816399653813329" calcext:value-type="float">
            <text:p>0.0816399653813329</text:p>
          </table:table-cell>
          <table:table-cell table:formula="of:=(SUMPRODUCT([.$C$4:.$C$48];[.FC$4:.FC$48])+12*SUMPRODUCT([.$C$4:.$C$48];[.$E$4:.$E$48];[.DL$4:.DL$48]))/(SUM([.AS$70:.AS$72])/100*[.AS$69])" office:value-type="float" office:value="0.0807175245146188" calcext:value-type="float">
            <text:p>0.0807175245146188</text:p>
          </table:table-cell>
          <table:table-cell table:formula="of:=(SUMPRODUCT([.$C$4:.$C$48];[.FD$4:.FD$48])+12*SUMPRODUCT([.$C$4:.$C$48];[.$E$4:.$E$48];[.DM$4:.DM$48]))/(SUM([.AT$70:.AT$72])/100*[.AT$69])" office:value-type="float" office:value="0.0797775071105298" calcext:value-type="float">
            <text:p>0.0797775071105298</text:p>
          </table:table-cell>
          <table:table-cell table:formula="of:=(SUMPRODUCT([.$C$4:.$C$48];[.FE$4:.FE$48])+12*SUMPRODUCT([.$C$4:.$C$48];[.$E$4:.$E$48];[.DN$4:.DN$48]))/(SUM([.AU$70:.AU$72])/100*[.AU$69])" office:value-type="float" office:value="0.0788207199006367" calcext:value-type="float">
            <text:p>0.0788207199006367</text:p>
          </table:table-cell>
          <table:table-cell table:formula="of:=(SUMPRODUCT([.$C$4:.$C$48];[.FF$4:.FF$48])+12*SUMPRODUCT([.$C$4:.$C$48];[.$E$4:.$E$48];[.DO$4:.DO$48]))/(SUM([.AV$70:.AV$72])/100*[.AV$69])" office:value-type="float" office:value="0.0778480144049039" calcext:value-type="float">
            <text:p>0.0778480144049039</text:p>
          </table:table-cell>
          <table:table-cell office:value-type="string" calcext:value-type="string">
            <text:p>Fee (%/yr, cash excluded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stocks and bonds only)</text:p>
          </table:table-cell>
          <table:table-cell table:formula="of:=(SUMPRODUCT([.$C$4:.$C$38];[.DR$4:.DR$38])+12*SUMPRODUCT([.$C$4:.$C$38];[.$E$4:.$E$38];[.CA$4:.CA$38]))/(SUM([.H$70:.H$71])/100*[.H$69])" office:value-type="float" office:value="0.12170819132683" calcext:value-type="float">
            <text:p>0.12170819132683</text:p>
          </table:table-cell>
          <table:table-cell table:formula="of:=(SUMPRODUCT([.$C$4:.$C$38];[.DS$4:.DS$38])+12*SUMPRODUCT([.$C$4:.$C$38];[.$E$4:.$E$38];[.CB$4:.CB$38]))/(SUM([.I$70:.I$71])/100*[.I$69])" office:value-type="float" office:value="0.113270118999902" calcext:value-type="float">
            <text:p>0.113270118999902</text:p>
          </table:table-cell>
          <table:table-cell table:formula="of:=(SUMPRODUCT([.$C$4:.$C$38];[.DT$4:.DT$38])+12*SUMPRODUCT([.$C$4:.$C$38];[.$E$4:.$E$38];[.CC$4:.CC$38]))/(SUM([.J$70:.J$71])/100*[.J$69])" office:value-type="float" office:value="0.111875521858173" calcext:value-type="float">
            <text:p>0.111875521858173</text:p>
          </table:table-cell>
          <table:table-cell table:formula="of:=(SUMPRODUCT([.$C$4:.$C$38];[.DU$4:.DU$38])+12*SUMPRODUCT([.$C$4:.$C$38];[.$E$4:.$E$38];[.CD$4:.CD$38]))/(SUM([.K$70:.K$71])/100*[.K$69])" office:value-type="float" office:value="0.111313347235" calcext:value-type="float">
            <text:p>0.111313347235</text:p>
          </table:table-cell>
          <table:table-cell table:formula="of:=(SUMPRODUCT([.$C$4:.$C$38];[.DV$4:.DV$38])+12*SUMPRODUCT([.$C$4:.$C$38];[.$E$4:.$E$38];[.CE$4:.CE$38]))/(SUM([.L$70:.L$71])/100*[.L$69])" office:value-type="float" office:value="0.111015431808818" calcext:value-type="float">
            <text:p>0.111015431808818</text:p>
          </table:table-cell>
          <table:table-cell table:formula="of:=(SUMPRODUCT([.$C$4:.$C$38];[.DW$4:.DW$38])+12*SUMPRODUCT([.$C$4:.$C$38];[.$E$4:.$E$38];[.CF$4:.CF$38]))/(SUM([.M$70:.M$71])/100*[.M$69])" office:value-type="float" office:value="0.110834157531859" calcext:value-type="float">
            <text:p>0.110834157531859</text:p>
          </table:table-cell>
          <table:table-cell table:formula="of:=(SUMPRODUCT([.$C$4:.$C$38];[.DX$4:.DX$38])+12*SUMPRODUCT([.$C$4:.$C$38];[.$E$4:.$E$38];[.CG$4:.CG$38]))/(SUM([.N$70:.N$71])/100*[.N$69])" office:value-type="float" office:value="0.110714032055555" calcext:value-type="float">
            <text:p>0.110714032055555</text:p>
          </table:table-cell>
          <table:table-cell table:formula="of:=(SUMPRODUCT([.$C$4:.$C$38];[.DY$4:.DY$38])+12*SUMPRODUCT([.$C$4:.$C$38];[.$E$4:.$E$38];[.CH$4:.CH$38]))/(SUM([.O$70:.O$71])/100*[.O$69])" office:value-type="float" office:value="0.110629460302262" calcext:value-type="float">
            <text:p>0.110629460302262</text:p>
          </table:table-cell>
          <table:table-cell table:formula="of:=(SUMPRODUCT([.$C$4:.$C$38];[.DZ$4:.DZ$38])+12*SUMPRODUCT([.$C$4:.$C$38];[.$E$4:.$E$38];[.CI$4:.CI$38]))/(SUM([.P$70:.P$71])/100*[.P$69])" office:value-type="float" office:value="0.11056695110723" calcext:value-type="float">
            <text:p>0.11056695110723</text:p>
          </table:table-cell>
          <table:table-cell table:formula="of:=(SUMPRODUCT([.$C$4:.$C$38];[.EA$4:.EA$38])+12*SUMPRODUCT([.$C$4:.$C$38];[.$E$4:.$E$38];[.CJ$4:.CJ$38]))/(SUM([.Q$70:.Q$71])/100*[.Q$69])" office:value-type="float" office:value="0.110518678322014" calcext:value-type="float">
            <text:p>0.110518678322014</text:p>
          </table:table-cell>
          <table:table-cell table:formula="of:=(SUMPRODUCT([.$C$4:.$C$38];[.EB$4:.EB$38])+12*SUMPRODUCT([.$C$4:.$C$38];[.$E$4:.$E$38];[.CK$4:.CK$38]))/(SUM([.R$70:.R$71])/100*[.R$69])" office:value-type="float" office:value="0.110479755919817" calcext:value-type="float">
            <text:p>0.110479755919817</text:p>
          </table:table-cell>
          <table:table-cell table:formula="of:=(SUMPRODUCT([.$C$4:.$C$38];[.EC$4:.EC$38])+12*SUMPRODUCT([.$C$4:.$C$38];[.$E$4:.$E$38];[.CL$4:.CL$38]))/(SUM([.S$70:.S$71])/100*[.S$69])" office:value-type="float" office:value="0.110446947124315" calcext:value-type="float">
            <text:p>0.110446947124315</text:p>
          </table:table-cell>
          <table:table-cell table:formula="of:=(SUMPRODUCT([.$C$4:.$C$38];[.ED$4:.ED$38])+12*SUMPRODUCT([.$C$4:.$C$38];[.$E$4:.$E$38];[.CM$4:.CM$38]))/(SUM([.T$70:.T$71])/100*[.T$69])" office:value-type="float" office:value="0.110417998222564" calcext:value-type="float">
            <text:p>0.110417998222564</text:p>
          </table:table-cell>
          <table:table-cell table:formula="of:=(SUMPRODUCT([.$C$4:.$C$38];[.EE$4:.EE$38])+12*SUMPRODUCT([.$C$4:.$C$38];[.$E$4:.$E$38];[.CN$4:.CN$38]))/(SUM([.U$70:.U$71])/100*[.U$69])" office:value-type="float" office:value="0.110391270813813" calcext:value-type="float">
            <text:p>0.110391270813813</text:p>
          </table:table-cell>
          <table:table-cell table:formula="of:=(SUMPRODUCT([.$C$4:.$C$38];[.EF$4:.EF$38])+12*SUMPRODUCT([.$C$4:.$C$38];[.$E$4:.$E$38];[.CO$4:.CO$38]))/(SUM([.V$70:.V$71])/100*[.V$69])" office:value-type="float" office:value="0.110365527460502" calcext:value-type="float">
            <text:p>0.110365527460502</text:p>
          </table:table-cell>
          <table:table-cell table:formula="of:=(SUMPRODUCT([.$C$4:.$C$38];[.EG$4:.EG$38])+12*SUMPRODUCT([.$C$4:.$C$38];[.$E$4:.$E$38];[.CP$4:.CP$38]))/(SUM([.W$70:.W$71])/100*[.W$69])" office:value-type="float" office:value="0.110339801035685" calcext:value-type="float">
            <text:p>0.110339801035685</text:p>
          </table:table-cell>
          <table:table-cell table:formula="of:=(SUMPRODUCT([.$C$4:.$C$38];[.EH$4:.EH$38])+12*SUMPRODUCT([.$C$4:.$C$38];[.$E$4:.$E$38];[.CQ$4:.CQ$38]))/(SUM([.X$70:.X$71])/100*[.X$69])" office:value-type="float" office:value="0.110313312057055" calcext:value-type="float">
            <text:p>0.110313312057055</text:p>
          </table:table-cell>
          <table:table-cell table:formula="of:=(SUMPRODUCT([.$C$4:.$C$38];[.EI$4:.EI$38])+12*SUMPRODUCT([.$C$4:.$C$38];[.$E$4:.$E$38];[.CR$4:.CR$38]))/(SUM([.Y$70:.Y$71])/100*[.Y$69])" office:value-type="float" office:value="0.11028541471218" calcext:value-type="float">
            <text:p>0.11028541471218</text:p>
          </table:table-cell>
          <table:table-cell table:formula="of:=(SUMPRODUCT([.$C$4:.$C$38];[.EJ$4:.EJ$38])+12*SUMPRODUCT([.$C$4:.$C$38];[.$E$4:.$E$38];[.CS$4:.CS$38]))/(SUM([.Z$70:.Z$71])/100*[.Z$69])" office:value-type="float" office:value="0.110255560666218" calcext:value-type="float">
            <text:p>0.110255560666218</text:p>
          </table:table-cell>
          <table:table-cell table:formula="of:=(SUMPRODUCT([.$C$4:.$C$38];[.EK$4:.EK$38])+12*SUMPRODUCT([.$C$4:.$C$38];[.$E$4:.$E$38];[.CT$4:.CT$38]))/(SUM([.AA$70:.AA$71])/100*[.AA$69])" office:value-type="float" office:value="0.110223274239822" calcext:value-type="float">
            <text:p>0.110223274239822</text:p>
          </table:table-cell>
          <table:table-cell table:formula="of:=(SUMPRODUCT([.$C$4:.$C$38];[.EL$4:.EL$38])+12*SUMPRODUCT([.$C$4:.$C$38];[.$E$4:.$E$38];[.CU$4:.CU$38]))/(SUM([.AB$70:.AB$71])/100*[.AB$69])" office:value-type="float" office:value="0.11018813505783" calcext:value-type="float">
            <text:p>0.11018813505783</text:p>
          </table:table-cell>
          <table:table-cell table:formula="of:=(SUMPRODUCT([.$C$4:.$C$38];[.EM$4:.EM$38])+12*SUMPRODUCT([.$C$4:.$C$38];[.$E$4:.$E$38];[.CV$4:.CV$38]))/(SUM([.AC$70:.AC$71])/100*[.AC$69])" office:value-type="float" office:value="0.110149765725571" calcext:value-type="float">
            <text:p>0.110149765725571</text:p>
          </table:table-cell>
          <table:table-cell table:formula="of:=(SUMPRODUCT([.$C$4:.$C$38];[.EN$4:.EN$38])+12*SUMPRODUCT([.$C$4:.$C$38];[.$E$4:.$E$38];[.CW$4:.CW$38]))/(SUM([.AD$70:.AD$71])/100*[.AD$69])" office:value-type="float" office:value="0.11010782296076" calcext:value-type="float">
            <text:p>0.11010782296076</text:p>
          </table:table-cell>
          <table:table-cell table:formula="of:=(SUMPRODUCT([.$C$4:.$C$38];[.EO$4:.EO$38])+12*SUMPRODUCT([.$C$4:.$C$38];[.$E$4:.$E$38];[.CX$4:.CX$38]))/(SUM([.AE$70:.AE$71])/100*[.AE$69])" office:value-type="float" office:value="0.110061991145146" calcext:value-type="float">
            <text:p>0.110061991145146</text:p>
          </table:table-cell>
          <table:table-cell table:formula="of:=(SUMPRODUCT([.$C$4:.$C$38];[.EP$4:.EP$38])+12*SUMPRODUCT([.$C$4:.$C$38];[.$E$4:.$E$38];[.CY$4:.CY$38]))/(SUM([.AF$70:.AF$71])/100*[.AF$69])" office:value-type="float" office:value="0.11001197759852" calcext:value-type="float">
            <text:p>0.11001197759852</text:p>
          </table:table-cell>
          <table:table-cell table:formula="of:=(SUMPRODUCT([.$C$4:.$C$38];[.EQ$4:.EQ$38])+12*SUMPRODUCT([.$C$4:.$C$38];[.$E$4:.$E$38];[.CZ$4:.CZ$38]))/(SUM([.AG$70:.AG$71])/100*[.AG$69])" office:value-type="float" office:value="0.109957509096289" calcext:value-type="float">
            <text:p>0.109957509096289</text:p>
          </table:table-cell>
          <table:table-cell table:formula="of:=(SUMPRODUCT([.$C$4:.$C$38];[.ER$4:.ER$38])+12*SUMPRODUCT([.$C$4:.$C$38];[.$E$4:.$E$38];[.DA$4:.DA$38]))/(SUM([.AH$70:.AH$71])/100*[.AH$69])" office:value-type="float" office:value="0.109898329295945" calcext:value-type="float">
            <text:p>0.109898329295945</text:p>
          </table:table-cell>
          <table:table-cell table:formula="of:=(SUMPRODUCT([.$C$4:.$C$38];[.ES$4:.ES$38])+12*SUMPRODUCT([.$C$4:.$C$38];[.$E$4:.$E$38];[.DB$4:.DB$38]))/(SUM([.AI$70:.AI$71])/100*[.AI$69])" office:value-type="float" office:value="0.109834196834648" calcext:value-type="float">
            <text:p>0.109834196834648</text:p>
          </table:table-cell>
          <table:table-cell table:formula="of:=(SUMPRODUCT([.$C$4:.$C$38];[.ET$4:.ET$38])+12*SUMPRODUCT([.$C$4:.$C$38];[.$E$4:.$E$38];[.DC$4:.DC$38]))/(SUM([.AJ$70:.AJ$71])/100*[.AJ$69])" office:value-type="float" office:value="0.109764883926352" calcext:value-type="float">
            <text:p>0.109764883926352</text:p>
          </table:table-cell>
          <table:table-cell table:formula="of:=(SUMPRODUCT([.$C$4:.$C$38];[.EU$4:.EU$38])+12*SUMPRODUCT([.$C$4:.$C$38];[.$E$4:.$E$38];[.DD$4:.DD$38]))/(SUM([.AK$70:.AK$71])/100*[.AK$69])" office:value-type="float" office:value="0.109690175333006" calcext:value-type="float">
            <text:p>0.109690175333006</text:p>
          </table:table-cell>
          <table:table-cell table:formula="of:=(SUMPRODUCT([.$C$4:.$C$38];[.EV$4:.EV$38])+12*SUMPRODUCT([.$C$4:.$C$38];[.$E$4:.$E$38];[.DE$4:.DE$38]))/(SUM([.AL$70:.AL$71])/100*[.AL$69])" office:value-type="float" office:value="0.10960986761682" calcext:value-type="float">
            <text:p>0.10960986761682</text:p>
          </table:table-cell>
          <table:table-cell table:formula="of:=(SUMPRODUCT([.$C$4:.$C$38];[.EW$4:.EW$38])+12*SUMPRODUCT([.$C$4:.$C$38];[.$E$4:.$E$38];[.DF$4:.DF$38]))/(SUM([.AM$70:.AM$71])/100*[.AM$69])" office:value-type="float" office:value="0.1095237686039" calcext:value-type="float">
            <text:p>0.1095237686039</text:p>
          </table:table-cell>
          <table:table-cell table:formula="of:=(SUMPRODUCT([.$C$4:.$C$38];[.EX$4:.EX$38])+12*SUMPRODUCT([.$C$4:.$C$38];[.$E$4:.$E$38];[.DG$4:.DG$38]))/(SUM([.AN$70:.AN$71])/100*[.AN$69])" office:value-type="float" office:value="0.109431697006423" calcext:value-type="float">
            <text:p>0.109431697006423</text:p>
          </table:table-cell>
          <table:table-cell table:formula="of:=(SUMPRODUCT([.$C$4:.$C$38];[.EY$4:.EY$38])+12*SUMPRODUCT([.$C$4:.$C$38];[.$E$4:.$E$38];[.DH$4:.DH$38]))/(SUM([.AO$70:.AO$71])/100*[.AO$69])" office:value-type="float" office:value="0.10933348216298" calcext:value-type="float">
            <text:p>0.10933348216298</text:p>
          </table:table-cell>
          <table:table-cell table:formula="of:=(SUMPRODUCT([.$C$4:.$C$38];[.EZ$4:.EZ$38])+12*SUMPRODUCT([.$C$4:.$C$38];[.$E$4:.$E$38];[.DI$4:.DI$38]))/(SUM([.AP$70:.AP$71])/100*[.AP$69])" office:value-type="float" office:value="0.109228963865957" calcext:value-type="float">
            <text:p>0.109228963865957</text:p>
          </table:table-cell>
          <table:table-cell table:formula="of:=(SUMPRODUCT([.$C$4:.$C$38];[.FA$4:.FA$38])+12*SUMPRODUCT([.$C$4:.$C$38];[.$E$4:.$E$38];[.DJ$4:.DJ$38]))/(SUM([.AQ$70:.AQ$71])/100*[.AQ$69])" office:value-type="float" office:value="0.109117992251805" calcext:value-type="float">
            <text:p>0.109117992251805</text:p>
          </table:table-cell>
          <table:table-cell table:formula="of:=(SUMPRODUCT([.$C$4:.$C$38];[.FB$4:.FB$38])+12*SUMPRODUCT([.$C$4:.$C$38];[.$E$4:.$E$38];[.DK$4:.DK$38]))/(SUM([.AR$70:.AR$71])/100*[.AR$69])" office:value-type="float" office:value="0.109000427735403" calcext:value-type="float">
            <text:p>0.109000427735403</text:p>
          </table:table-cell>
          <table:table-cell table:formula="of:=(SUMPRODUCT([.$C$4:.$C$38];[.FC$4:.FC$38])+12*SUMPRODUCT([.$C$4:.$C$38];[.$E$4:.$E$38];[.DL$4:.DL$38]))/(SUM([.AS$70:.AS$71])/100*[.AS$69])" office:value-type="float" office:value="0.108876140973777" calcext:value-type="float">
            <text:p>0.108876140973777</text:p>
          </table:table-cell>
          <table:table-cell table:formula="of:=(SUMPRODUCT([.$C$4:.$C$38];[.FD$4:.FD$38])+12*SUMPRODUCT([.$C$4:.$C$38];[.$E$4:.$E$38];[.DM$4:.DM$38]))/(SUM([.AT$70:.AT$71])/100*[.AT$69])" office:value-type="float" office:value="0.10874501284771" calcext:value-type="float">
            <text:p>0.10874501284771</text:p>
          </table:table-cell>
          <table:table-cell table:formula="of:=(SUMPRODUCT([.$C$4:.$C$38];[.FE$4:.FE$38])+12*SUMPRODUCT([.$C$4:.$C$38];[.$E$4:.$E$38];[.DN$4:.DN$38]))/(SUM([.AU$70:.AU$71])/100*[.AU$69])" office:value-type="float" office:value="0.108606934452231" calcext:value-type="float">
            <text:p>0.108606934452231</text:p>
          </table:table-cell>
          <table:table-cell table:formula="of:=(SUMPRODUCT([.$C$4:.$C$38];[.FF$4:.FF$38])+12*SUMPRODUCT([.$C$4:.$C$38];[.$E$4:.$E$38];[.DO$4:.DO$38]))/(SUM([.AV$70:.AV$71])/100*[.AV$69])" office:value-type="float" office:value="0.108461807089034" calcext:value-type="float">
            <text:p>0.108461807089034</text:p>
          </table:table-cell>
          <table:table-cell office:value-type="string" calcext:value-type="string">
            <text:p>Fee (%/yr, stocks and bonds only)</text:p>
          </table:table-cell>
          <table:table-cell table:number-columns-repeated="501"/>
        </table:table-row>
        <table:table-row table:style-name="ro1" table:number-rows-repeated="1192">
          <table:table-cell table:number-columns-repeated="550"/>
        </table:table-row>
        <table:table-row table:style-name="ro1">
          <table:table-cell table:number-columns-repeated="550"/>
        </table:table-row>
      </table:table>
      <table:named-expressions/>
      <table:database-ranges>
        <table:database-range table:name="__Anonymous_Sheet_DB__0" table:target-range-address="Sheet1.I63:Sheet1.K63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2">00/00/0000</text:date>, <text:time style:data-style-name="N2" text:time-value="04:55:56.3374117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0:01:39.959516143</meta:creation-date>
    <dc:date>2024-03-12T05:43:01.232014871</dc:date>
    <meta:editing-duration>P1DT8H53M7S</meta:editing-duration>
    <meta:editing-cycles>58</meta:editing-cycles>
    <meta:generator>LibreOffice/7.6.4.1$Linux_X86_64 LibreOffice_project/60$Build-1</meta:generator>
    <meta:document-statistic meta:table-count="1" meta:cell-count="5726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2.67cm" svg:height="56.606cm" xlink:href=".." xlink:type="simple" chart:class="chart:ring" chart:style-name="ch1">
        <chart:title svg:x="17.209cm" svg:y="1.268cm" chart:style-name="ch2">
          <text:p>Weight (%) after one year of investment</text:p>
        </chart:title>
        <chart:legend chart:legend-position="top" svg:x="4.673cm" svg:y="2.258cm" style:legend-expansion="wide" chart:style-name="ch3"/>
        <chart:plot-area chart:style-name="ch4" table:cell-range-address="Sheet1.H60:Sheet1.BR61" chart:data-source-has-labels="row" svg:x="0.35cm" svg:y="5.732cm" svg:width="41.97cm" svg:height="50.524cm">
          <chart:coordinate-region svg:x="0.35cm" svg:y="10.009cm" svg:width="41.97cm" svg:height="41.97cm"/>
          <chart:axis chart:dimension="x" chart:name="primary-x" chart:style-name="ch5" chartooo:axis-type="auto">
            <chartooo:date-scale/>
            <chart:categories table:cell-range-address="Sheet1.H60:Sheet1.BR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1:Sheet1.BR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</text:p>
                <draw:g>
                  <svg:desc>Sheet1.H60:Sheet1.BR60</svg:desc>
                </draw:g>
              </table:table-cell>
              <table:table-cell office:value-type="string">
                <text:p>UK</text:p>
              </table:table-cell>
              <table:table-cell office:value-type="string">
                <text:p>UAE</text:p>
              </table:table-cell>
              <table:table-cell office:value-type="string">
                <text:p>TURKEY</text:p>
              </table:table-cell>
              <table:table-cell office:value-type="string">
                <text:p>THAILAND</text:p>
              </table:table-cell>
              <table:table-cell office:value-type="string">
                <text:p>TAIWAN</text:p>
              </table:table-cell>
              <table:table-cell office:value-type="string">
                <text:p>SWITZERLAND</text:p>
              </table:table-cell>
              <table:table-cell office:value-type="string">
                <text:p>SWEDEN</text:p>
              </table:table-cell>
              <table:table-cell office:value-type="string">
                <text:p>SPAIN</text:p>
              </table:table-cell>
              <table:table-cell office:value-type="string">
                <text:p>SOUTH KOREA</text:p>
              </table:table-cell>
              <table:table-cell office:value-type="string">
                <text:p>SOUTH AFRICA</text:p>
              </table:table-cell>
              <table:table-cell office:value-type="string">
                <text:p>SLOVENIA</text:p>
              </table:table-cell>
              <table:table-cell office:value-type="string">
                <text:p>SLOVAKIA</text:p>
              </table:table-cell>
              <table:table-cell office:value-type="string">
                <text:p>SINGAPORE</text:p>
              </table:table-cell>
              <table:table-cell office:value-type="string">
                <text:p>SAUDI ARABIA</text:p>
              </table:table-cell>
              <table:table-cell office:value-type="string">
                <text:p>QATAR</text:p>
              </table:table-cell>
              <table:table-cell office:value-type="string">
                <text:p>PUERTO RICO</text:p>
              </table:table-cell>
              <table:table-cell office:value-type="string">
                <text:p>PORTUGAL</text:p>
              </table:table-cell>
              <table:table-cell office:value-type="string">
                <text:p>POLAND</text:p>
              </table:table-cell>
              <table:table-cell office:value-type="string">
                <text:p>PHILIPPINES</text:p>
              </table:table-cell>
              <table:table-cell office:value-type="string">
                <text:p>PERU</text:p>
              </table:table-cell>
              <table:table-cell office:value-type="string">
                <text:p>PANAMA</text:p>
              </table:table-cell>
              <table:table-cell office:value-type="string">
                <text:p>NORWAY</text:p>
              </table:table-cell>
              <table:table-cell office:value-type="string">
                <text:p>NEW ZEALAND</text:p>
              </table:table-cell>
              <table:table-cell office:value-type="string">
                <text:p>NETHERLANDS</text:p>
              </table:table-cell>
              <table:table-cell office:value-type="string">
                <text:p>MONACO</text:p>
              </table:table-cell>
              <table:table-cell office:value-type="string">
                <text:p>MEXICO</text:p>
              </table:table-cell>
              <table:table-cell office:value-type="string">
                <text:p>MALAYSIA</text:p>
              </table:table-cell>
              <table:table-cell office:value-type="string">
                <text:p>MACAO</text:p>
              </table:table-cell>
              <table:table-cell office:value-type="string">
                <text:p>LUXEMBOURG</text:p>
              </table:table-cell>
              <table:table-cell office:value-type="string">
                <text:p>LATVIA</text:p>
              </table:table-cell>
              <table:table-cell office:value-type="string">
                <text:p>KUWAIT</text:p>
              </table:table-cell>
              <table:table-cell office:value-type="string">
                <text:p>JERSEY</text:p>
              </table:table-cell>
              <table:table-cell office:value-type="string">
                <text:p>JAPAN</text:p>
              </table:table-cell>
              <table:table-cell office:value-type="string">
                <text:p>ITALY</text:p>
              </table:table-cell>
              <table:table-cell office:value-type="string">
                <text:p>ISRAEL</text:p>
              </table:table-cell>
              <table:table-cell office:value-type="string">
                <text:p>ISLE OF MAN</text:p>
              </table:table-cell>
              <table:table-cell office:value-type="string">
                <text:p>IRELAND</text:p>
              </table:table-cell>
              <table:table-cell office:value-type="string">
                <text:p>INDONESIA</text:p>
              </table:table-cell>
              <table:table-cell office:value-type="string">
                <text:p>INDIA</text:p>
              </table:table-cell>
              <table:table-cell office:value-type="string">
                <text:p>HUNGARY</text:p>
              </table:table-cell>
              <table:table-cell office:value-type="string">
                <text:p>HONG KONG</text:p>
              </table:table-cell>
              <table:table-cell office:value-type="string">
                <text:p>GUERNSEY</text:p>
              </table:table-cell>
              <table:table-cell office:value-type="string">
                <text:p>GREECE</text:p>
              </table:table-cell>
              <table:table-cell office:value-type="string">
                <text:p>GOLD</text:p>
              </table:table-cell>
              <table:table-cell office:value-type="string">
                <text:p>GERMANY</text:p>
              </table:table-cell>
              <table:table-cell office:value-type="string">
                <text:p>FRANCE</text:p>
              </table:table-cell>
              <table:table-cell office:value-type="string">
                <text:p>FINLAND</text:p>
              </table:table-cell>
              <table:table-cell office:value-type="string">
                <text:p>EGYPT</text:p>
              </table:table-cell>
              <table:table-cell office:value-type="string">
                <text:p>DENMARK</text:p>
              </table:table-cell>
              <table:table-cell office:value-type="string">
                <text:p>CZECHIA</text:p>
              </table:table-cell>
              <table:table-cell office:value-type="string">
                <text:p>CYPRUS</text:p>
              </table:table-cell>
              <table:table-cell office:value-type="string">
                <text:p>CROATIA</text:p>
              </table:table-cell>
              <table:table-cell office:value-type="string">
                <text:p>CHINA</text:p>
              </table:table-cell>
              <table:table-cell office:value-type="string">
                <text:p>CHILE</text:p>
              </table:table-cell>
              <table:table-cell office:value-type="string">
                <text:p>CAYMAN ISLANDS</text:p>
              </table:table-cell>
              <table:table-cell office:value-type="string">
                <text:p>CANADA</text:p>
              </table:table-cell>
              <table:table-cell office:value-type="string">
                <text:p>BRAZIL</text:p>
              </table:table-cell>
              <table:table-cell office:value-type="string">
                <text:p>BERMUDA</text:p>
              </table:table-cell>
              <table:table-cell office:value-type="string">
                <text:p>BELGIUM</text:p>
              </table:table-cell>
              <table:table-cell office:value-type="string">
                <text:p>BAHAMAS</text:p>
              </table:table-cell>
              <table:table-cell office:value-type="string">
                <text:p>AUSTRIA</text:p>
              </table:table-cell>
              <table:table-cell office:value-type="string">
                <text:p>AUSTRALIA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54.098131521652">
                <text:p>54.098131521652</text:p>
                <draw:g>
                  <svg:desc>Sheet1.H61:Sheet1.BR61</svg:desc>
                </draw:g>
              </table:table-cell>
              <table:table-cell office:value-type="float" office:value="3.39203165908152">
                <text:p>3.39203165908152</text:p>
              </table:table-cell>
              <table:table-cell office:value-type="float" office:value="0.0876612417650562">
                <text:p>0.0876612417650562</text:p>
              </table:table-cell>
              <table:table-cell office:value-type="float" office:value="0.0600514018390542">
                <text:p>0.0600514018390542</text:p>
              </table:table-cell>
              <table:table-cell office:value-type="float" office:value="0.225607629187637">
                <text:p>0.225607629187637</text:p>
              </table:table-cell>
              <table:table-cell office:value-type="float" office:value="1.98300336614839">
                <text:p>1.98300336614839</text:p>
              </table:table-cell>
              <table:table-cell office:value-type="float" office:value="2.42228953551739">
                <text:p>2.42228953551739</text:p>
              </table:table-cell>
              <table:table-cell office:value-type="float" office:value="0.770905561391771">
                <text:p>0.770905561391771</text:p>
              </table:table-cell>
              <table:table-cell office:value-type="float" office:value="1.30663278506896">
                <text:p>1.30663278506896</text:p>
              </table:table-cell>
              <table:table-cell office:value-type="float" office:value="1.57374677243645">
                <text:p>1.57374677243645</text:p>
              </table:table-cell>
              <table:table-cell office:value-type="float" office:value="0.196720109472764">
                <text:p>0.196720109472764</text:p>
              </table:table-cell>
              <table:table-cell office:value-type="float" office:value="0.0134863144767468">
                <text:p>0.0134863144767468</text:p>
              </table:table-cell>
              <table:table-cell office:value-type="float" office:value="0.0202294717151203">
                <text:p>0.0202294717151203</text:p>
              </table:table-cell>
              <table:table-cell office:value-type="float" office:value="0.182200918814448">
                <text:p>0.182200918814448</text:p>
              </table:table-cell>
              <table:table-cell office:value-type="float" office:value="0.271956923271119">
                <text:p>0.271956923271119</text:p>
              </table:table-cell>
              <table:table-cell office:value-type="float" office:value="0.0579806638446041">
                <text:p>0.0579806638446041</text:p>
              </table:table-cell>
              <table:table-cell office:value-type="float" office:value="0.00422613420157107">
                <text:p>0.00422613420157107</text:p>
              </table:table-cell>
              <table:table-cell office:value-type="float" office:value="0.129200159200586">
                <text:p>0.129200159200586</text:p>
              </table:table-cell>
              <table:table-cell office:value-type="float" office:value="0.111745736993106">
                <text:p>0.111745736993106</text:p>
              </table:table-cell>
              <table:table-cell office:value-type="float" office:value="0.077693451513161">
                <text:p>0.077693451513161</text:p>
              </table:table-cell>
              <table:table-cell office:value-type="float" office:value="0.00897319797595063">
                <text:p>0.00897319797595063</text:p>
              </table:table-cell>
              <table:table-cell office:value-type="float" office:value="0.000422613420157107">
                <text:p>0.000422613420157107</text:p>
              </table:table-cell>
              <table:table-cell office:value-type="float" office:value="0.153268377046636">
                <text:p>0.153268377046636</text:p>
              </table:table-cell>
              <table:table-cell office:value-type="float" office:value="0.0309542784081556">
                <text:p>0.0309542784081556</text:p>
              </table:table-cell>
              <table:table-cell office:value-type="float" office:value="2.12118278987741">
                <text:p>2.12118278987741</text:p>
              </table:table-cell>
              <table:table-cell office:value-type="float" office:value="0.00979618874688649">
                <text:p>0.00979618874688649</text:p>
              </table:table-cell>
              <table:table-cell office:value-type="float" office:value="0.13666870763371">
                <text:p>0.13666870763371</text:p>
              </table:table-cell>
              <table:table-cell office:value-type="float" office:value="0.173488026859539">
                <text:p>0.173488026859539</text:p>
              </table:table-cell>
              <table:table-cell office:value-type="float" office:value="0.00241902470675583">
                <text:p>0.00241902470675583</text:p>
              </table:table-cell>
              <table:table-cell office:value-type="float" office:value="0.10150404816084">
                <text:p>0.10150404816084</text:p>
              </table:table-cell>
              <table:table-cell office:value-type="float" office:value="0.00674315723837342">
                <text:p>0.00674315723837342</text:p>
              </table:table-cell>
              <table:table-cell office:value-type="float" office:value="0.055909925850154">
                <text:p>0.055909925850154</text:p>
              </table:table-cell>
              <table:table-cell office:value-type="float" office:value="0.000248410277680588">
                <text:p>0.000248410277680588</text:p>
              </table:table-cell>
              <table:table-cell office:value-type="float" office:value="6.88658489137528">
                <text:p>6.88658489137528</text:p>
              </table:table-cell>
              <table:table-cell office:value-type="float" office:value="1.49111496805778">
                <text:p>1.49111496805778</text:p>
              </table:table-cell>
              <table:table-cell office:value-type="float" office:value="0.056889239874589">
                <text:p>0.056889239874589</text:p>
              </table:table-cell>
              <table:table-cell office:value-type="float" office:value="0.0103445012342811">
                <text:p>0.0103445012342811</text:p>
              </table:table-cell>
              <table:table-cell office:value-type="float" office:value="1.27674234609671">
                <text:p>1.27674234609671</text:p>
              </table:table-cell>
              <table:table-cell office:value-type="float" office:value="0.231016565995735">
                <text:p>0.231016565995735</text:p>
              </table:table-cell>
              <table:table-cell office:value-type="float" office:value="2.15525670034791">
                <text:p>2.15525670034791</text:p>
              </table:table-cell>
              <table:table-cell office:value-type="float" office:value="0.0151854119593011">
                <text:p>0.0151854119593011</text:p>
              </table:table-cell>
              <table:table-cell office:value-type="float" office:value="0.400829061279981">
                <text:p>0.400829061279981</text:p>
              </table:table-cell>
              <table:table-cell office:value-type="float" office:value="0.00450471700067474">
                <text:p>0.00450471700067474</text:p>
              </table:table-cell>
              <table:table-cell office:value-type="float" office:value="0.0331318079112023">
                <text:p>0.0331318079112023</text:p>
              </table:table-cell>
              <table:table-cell office:value-type="float" office:value="2.65492496781515">
                <text:p>2.65492496781515</text:p>
              </table:table-cell>
              <table:table-cell office:value-type="float" office:value="3.33771305884907">
                <text:p>3.33771305884907</text:p>
              </table:table-cell>
              <table:table-cell office:value-type="float" office:value="4.64834696023426">
                <text:p>4.64834696023426</text:p>
              </table:table-cell>
              <table:table-cell office:value-type="float" office:value="0.426314820433074">
                <text:p>0.426314820433074</text:p>
              </table:table-cell>
              <table:table-cell office:value-type="float" office:value="0.00897319797595063">
                <text:p>0.00897319797595063</text:p>
              </table:table-cell>
              <table:table-cell office:value-type="float" office:value="0.717327262794019">
                <text:p>0.717327262794019</text:p>
              </table:table-cell>
              <table:table-cell office:value-type="float" office:value="0.00966344397410068">
                <text:p>0.00966344397410068</text:p>
              </table:table-cell>
              <table:table-cell office:value-type="float" office:value="0.00297205369782198">
                <text:p>0.00297205369782198</text:p>
              </table:table-cell>
              <table:table-cell office:value-type="float" office:value="0.00674315723837342">
                <text:p>0.00674315723837342</text:p>
              </table:table-cell>
              <table:table-cell office:value-type="float" office:value="2.79769660094059">
                <text:p>2.79769660094059</text:p>
              </table:table-cell>
              <table:table-cell office:value-type="float" office:value="0.0379635298982527">
                <text:p>0.0379635298982527</text:p>
              </table:table-cell>
              <table:table-cell office:value-type="float" office:value="0.033744333147959">
                <text:p>0.033744333147959</text:p>
              </table:table-cell>
              <table:table-cell office:value-type="float" office:value="0.913106603086817">
                <text:p>0.913106603086817</text:p>
              </table:table-cell>
              <table:table-cell office:value-type="float" office:value="0.365140133021376">
                <text:p>0.365140133021376</text:p>
              </table:table-cell>
              <table:table-cell office:value-type="float" office:value="0.0830990407476519">
                <text:p>0.0830990407476519</text:p>
              </table:table-cell>
              <table:table-cell office:value-type="float" office:value="0.476160359911917">
                <text:p>0.476160359911917</text:p>
              </table:table-cell>
              <table:table-cell office:value-type="float" office:value="0.000563484560209476">
                <text:p>0.000563484560209476</text:p>
              </table:table-cell>
              <table:table-cell office:value-type="float" office:value="0.202600708420424">
                <text:p>0.202600708420424</text:p>
              </table:table-cell>
              <table:table-cell office:value-type="float" office:value="0.50142456682437">
                <text:p>0.50142456682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2cm" svg:height="13.541cm" xlink:href=".." xlink:type="simple" chart:class="chart:circle" chart:style-name="ch1">
        <chart:title svg:x="5.793cm" svg:y="0.406cm" chart:style-name="ch2">
          <text:p>Portfolio composition after 1 year</text:p>
        </chart:title>
        <chart:legend chart:legend-position="top" svg:x="4.796cm" svg:y="1.396cm" style:legend-expansion="wide" chart:style-name="ch3"/>
        <chart:plot-area chart:style-name="ch4" table:cell-range-address="Sheet1.G70:Sheet1.G73 Sheet1.I70:Sheet1.I73" chart:data-source-has-labels="column" svg:x="0.35cm" svg:y="2.35cm" svg:width="17.762cm" svg:height="10.841cm">
          <chart:coordinate-region svg:x="3.811cm" svg:y="2.351cm" svg:width="10.84cm" svg:height="10.84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70:Sheet1.I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48.7097335074646">
                <text:p>48.7097335074646</text:p>
                <draw:g>
                  <svg:desc>Sheet1.I70:Sheet1.I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7.61491266091255">
                <text:p>7.61491266091255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7.3247371204107">
                <text:p>7.3247371204107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36.3506167112122">
                <text:p>36.35061671121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39cm" svg:height="13.543cm" xlink:href=".." xlink:type="simple" chart:class="chart:circle" chart:style-name="ch1">
        <chart:title svg:x="5.537cm" svg:y="0.406cm" chart:style-name="ch2">
          <text:p>Portfolio composition after 20 years</text:p>
        </chart:title>
        <chart:legend chart:legend-position="top" svg:x="4.784cm" svg:y="1.396cm" style:legend-expansion="wide" chart:style-name="ch3"/>
        <chart:plot-area chart:style-name="ch4" table:cell-range-address="Sheet1.G70:Sheet1.G73 Sheet1.AB70:Sheet1.AB73" chart:data-source-has-labels="column" svg:x="0.35cm" svg:y="2.35cm" svg:width="17.739cm" svg:height="10.843cm">
          <chart:coordinate-region svg:x="3.798cm" svg:y="2.351cm" svg:width="10.842cm" svg:height="10.842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B70:Sheet1.AB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4.0830600411698">
                <text:p>74.0830600411698</text:p>
                <draw:g>
                  <svg:desc>Sheet1.AB70:Sheet1.AB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9.11392982961258">
                <text:p>9.11392982961258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4.7850196225015">
                <text:p>14.7850196225015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2.01799050671612">
                <text:p>2.017990506716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6cm" svg:height="14.068cm" xlink:href=".." xlink:type="simple" chart:class="chart:circle" chart:style-name="ch1">
        <chart:title svg:x="5.551cm" svg:y="0.417cm" chart:style-name="ch2">
          <text:p>Portfolio composition after 30 years</text:p>
        </chart:title>
        <chart:legend chart:legend-position="top" svg:x="4.798cm" svg:y="1.407cm" style:legend-expansion="wide" chart:style-name="ch3"/>
        <chart:plot-area chart:style-name="ch4" table:cell-range-address="Sheet1.G70:Sheet1.G73 Sheet1.AL70:Sheet1.AL73" chart:data-source-has-labels="column" svg:x="0.35cm" svg:y="2.361cm" svg:width="17.766cm" svg:height="11.357cm">
          <chart:coordinate-region svg:x="3.555cm" svg:y="2.362cm" svg:width="11.356cm" svg:height="11.356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L70:Sheet1.AL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1.674691536064">
                <text:p>71.674691536064</text:p>
                <draw:g>
                  <svg:desc>Sheet1.AL70:Sheet1.AL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6.82087640961">
                <text:p>6.82087640961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20.665589030177">
                <text:p>20.665589030177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0.83884302414898">
                <text:p>0.838843024148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18cm" svg:height="14.377cm" xlink:href=".." xlink:type="simple" chart:class="chart:circle" chart:style-name="ch1">
        <chart:title svg:x="5.577cm" svg:y="0.423cm" chart:style-name="ch2">
          <text:p>Portfolio composition after 40 years</text:p>
        </chart:title>
        <chart:legend chart:legend-position="top" svg:x="4.824cm" svg:y="1.412cm" style:legend-expansion="wide" chart:style-name="ch3"/>
        <chart:plot-area chart:style-name="ch4" table:cell-range-address="Sheet1.G70:Sheet1.G73 Sheet1.AV70:Sheet1.AV73" chart:data-source-has-labels="column" svg:x="0.35cm" svg:y="2.367cm" svg:width="17.818cm" svg:height="11.66cm">
          <chart:coordinate-region svg:x="3.429cm" svg:y="2.368cm" svg:width="11.659cm" svg:height="11.659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V70:Sheet1.AV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66.8098602213755">
                <text:p>66.8098602213755</text:p>
                <draw:g>
                  <svg:desc>Sheet1.AV70:Sheet1.AV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4.71208937291723">
                <text:p>4.71208937291723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28.1260627388147">
                <text:p>28.1260627388147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0.351987666892525">
                <text:p>0.3519876668925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22cm" svg:height="27.393cm" xlink:href=".." xlink:type="simple" chart:class="chart:scatter" chart:style-name="ch1">
        <chart:title svg:x="17.885cm" svg:y="0.683cm" chart:style-name="ch2">
          <text:p>Expected investment (k€)</text:p>
        </chart:title>
        <chart:plot-area chart:style-name="ch3" table:cell-range-address="Sheet1.H67:Sheet1.AV67 Sheet1.H69:Sheet1.AV69" svg:x="1.823cm" svg:y="2.035cm" svg:width="38.477cm" svg:height="23.84cm">
          <chart:coordinate-region svg:x="3.217cm" svg:y="2.237cm" svg:width="36.891cm" svg:height="22.985cm"/>
          <chart:axis chart:dimension="x" chart:name="primary-x" chart:style-name="ch4">
            <chart:title svg:x="20.591cm" svg:y="26.422cm" chart:style-name="ch5">
              <text:p>Years</text:p>
            </chart:title>
            <chart:grid chart:style-name="ch6" chart:class="major"/>
          </chart:axis>
          <chart:axis chart:dimension="y" chart:name="primary-y" chart:style-name="ch7">
            <chart:title svg:x="0.451cm" svg:y="14.182cm" chart:style-name="ch8">
              <text:p>k€</text:p>
            </chart:title>
            <chart:grid chart:style-name="ch6" chart:class="major"/>
          </chart:axis>
          <chart:series chart:style-name="ch9" chart:values-cell-range-address="Sheet1.H69:Sheet1.AV69" chart:class="chart:scatter">
            <chart:domain table:cell-range-address="Sheet1.H67:Sheet1.AV67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60.08846">
                <text:p>60.08846</text:p>
                <draw:g>
                  <svg:desc>Sheet1.H69:Sheet1.AV69</svg:desc>
                </draw:g>
              </table:table-cell>
              <table:table-cell office:value-type="float" office:value="109.489586700012">
                <text:p>109.489586700012</text:p>
              </table:table-cell>
              <table:table-cell office:value-type="float" office:value="163.122528617347">
                <text:p>163.122528617347</text:p>
              </table:table-cell>
              <table:table-cell office:value-type="float" office:value="221.38673216172">
                <text:p>221.38673216172</text:p>
              </table:table-cell>
              <table:table-cell office:value-type="float" office:value="284.722332072153">
                <text:p>284.722332072153</text:p>
              </table:table-cell>
              <table:table-cell office:value-type="float" office:value="353.614564883617">
                <text:p>353.614564883617</text:p>
              </table:table-cell>
              <table:table-cell office:value-type="float" office:value="428.59868676162">
                <text:p>428.59868676162</text:p>
              </table:table-cell>
              <table:table-cell office:value-type="float" office:value="510.265455867525">
                <text:p>510.265455867525</text:p>
              </table:table-cell>
              <table:table-cell office:value-type="float" office:value="599.267246846719">
                <text:p>599.267246846719</text:p>
              </table:table-cell>
              <table:table-cell office:value-type="float" office:value="696.324873404176">
                <text:p>696.324873404176</text:p>
              </table:table-cell>
              <table:table-cell office:value-type="float" office:value="802.235204369647">
                <text:p>802.235204369647</text:p>
              </table:table-cell>
              <table:table-cell office:value-type="float" office:value="917.879669296235">
                <text:p>917.879669296235</text:p>
              </table:table-cell>
              <table:table-cell office:value-type="float" office:value="1044.23376163805">
                <text:p>1044.23376163805</text:p>
              </table:table-cell>
              <table:table-cell office:value-type="float" office:value="1182.37766109252">
                <text:p>1182.37766109252</text:p>
              </table:table-cell>
              <table:table-cell office:value-type="float" office:value="1333.50811197175">
                <text:p>1333.50811197175</text:p>
              </table:table-cell>
              <table:table-cell office:value-type="float" office:value="1498.95171171231">
                <text:p>1498.95171171231</text:p>
              </table:table-cell>
              <table:table-cell office:value-type="float" office:value="1680.17978310253">
                <text:p>1680.17978310253</text:p>
              </table:table-cell>
              <table:table-cell office:value-type="float" office:value="1878.82502579193">
                <text:p>1878.82502579193</text:p>
              </table:table-cell>
              <table:table-cell office:value-type="float" office:value="2096.70016748071">
                <text:p>2096.70016748071</text:p>
              </table:table-cell>
              <table:table-cell office:value-type="float" office:value="2335.8188632427">
                <text:p>2335.8188632427</text:p>
              </table:table-cell>
              <table:table-cell office:value-type="float" office:value="2598.41912313846">
                <text:p>2598.41912313846</text:p>
              </table:table-cell>
              <table:table-cell office:value-type="float" office:value="2886.98958410797">
                <text:p>2886.98958410797</text:p>
              </table:table-cell>
              <table:table-cell office:value-type="float" office:value="3204.29898264122">
                <text:p>3204.29898264122</text:p>
              </table:table-cell>
              <table:table-cell office:value-type="float" office:value="3553.42923052999">
                <text:p>3553.42923052999</text:p>
              </table:table-cell>
              <table:table-cell office:value-type="float" office:value="3937.81254780675">
                <text:p>3937.81254780675</text:p>
              </table:table-cell>
              <table:table-cell office:value-type="float" office:value="4361.27316557581">
                <text:p>4361.27316557581</text:p>
              </table:table-cell>
              <table:table-cell office:value-type="float" office:value="4828.07417774005">
                <text:p>4828.07417774005</text:p>
              </table:table-cell>
              <table:table-cell office:value-type="float" office:value="5342.97019565039">
                <text:p>5342.97019565039</text:p>
              </table:table-cell>
              <table:table-cell office:value-type="float" office:value="5911.26654461853">
                <text:p>5911.26654461853</text:p>
              </table:table-cell>
              <table:table-cell office:value-type="float" office:value="6538.88583735609">
                <text:p>6538.88583735609</text:p>
              </table:table-cell>
              <table:table-cell office:value-type="float" office:value="7232.4428682357">
                <text:p>7232.4428682357</text:p>
              </table:table-cell>
              <table:table-cell office:value-type="float" office:value="7999.32889551022">
                <text:p>7999.32889551022</text:p>
              </table:table-cell>
              <table:table-cell office:value-type="float" office:value="8847.80651820909">
                <text:p>8847.80651820909</text:p>
              </table:table-cell>
              <table:table-cell office:value-type="float" office:value="9787.11651254502">
                <text:p>9787.11651254502</text:p>
              </table:table-cell>
              <table:table-cell office:value-type="float" office:value="10827.5981718004">
                <text:p>10827.5981718004</text:p>
              </table:table-cell>
              <table:table-cell office:value-type="float" office:value="11980.8248966456">
                <text:p>11980.8248966456</text:p>
              </table:table-cell>
              <table:table-cell office:value-type="float" office:value="13259.7570128801">
                <text:p>13259.7570128801</text:p>
              </table:table-cell>
              <table:table-cell office:value-type="float" office:value="14678.9140543244">
                <text:p>14678.9140543244</text:p>
              </table:table-cell>
              <table:table-cell office:value-type="float" office:value="16254.569044169">
                <text:p>16254.569044169</text:p>
              </table:table-cell>
              <table:table-cell office:value-type="float" office:value="18004.967643199">
                <text:p>18004.967643199</text:p>
              </table:table-cell>
              <table:table-cell office:value-type="float" office:value="19950.575413309">
                <text:p>19950.5754133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063cm" svg:height="28.682cm" xlink:href=".." xlink:type="simple" chart:class="chart:scatter" chart:style-name="ch1">
        <chart:title svg:x="18.141cm" svg:y="0.709cm" chart:style-name="ch2">
          <text:p>Fee evolution (%/year)</text:p>
        </chart:title>
        <chart:legend chart:legend-position="top" svg:x="15.782cm" svg:y="1.699cm" style:legend-expansion="wide" chart:style-name="ch3"/>
        <chart:plot-area chart:style-name="ch4" table:cell-range-address="Sheet1.H67:Sheet1.AV67 Sheet1.H74:Sheet1.AV76" chart:data-source-has-labels="row" svg:x="1.822cm" svg:y="2.876cm" svg:width="38.42cm" svg:height="24.262cm">
          <chart:coordinate-region svg:x="2.75cm" svg:y="3.078cm" svg:width="37.3cm" svg:height="23.407cm"/>
          <chart:axis chart:dimension="x" chart:name="primary-x" chart:style-name="ch5">
            <chart:title svg:x="20.562cm" svg:y="27.711cm" chart:style-name="ch6">
              <text:p>Years</text:p>
            </chart:title>
            <chart:grid chart:style-name="ch7" chart:class="major"/>
          </chart:axis>
          <chart:axis chart:dimension="y" chart:name="primary-y" chart:style-name="ch8">
            <chart:title svg:x="0.451cm" svg:y="15.382cm" chart:style-name="ch9">
              <text:p>%/yr</text:p>
            </chart:title>
            <chart:grid chart:style-name="ch7" chart:class="major"/>
          </chart:axis>
          <chart:series chart:style-name="ch10" chart:values-cell-range-address="Sheet1.H74:Sheet1.AV74" loext:label-string="total" chart:class="chart:scatter">
            <chart:domain table:cell-range-address="Sheet1.H67:Sheet1.AV67"/>
            <chart:data-point chart:repeated="41"/>
          </chart:series>
          <chart:series chart:style-name="ch11" chart:values-cell-range-address="Sheet1.H75:Sheet1.AV75" loext:label-string="cash_excluded" chart:class="chart:scatter">
            <chart:data-point chart:repeated="41"/>
          </chart:series>
          <chart:series chart:style-name="ch12" chart:values-cell-range-address="Sheet1.H76:Sheet1.AV76" loext:label-string="stocks_bonds_only" chart:class="chart:scatter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7</text:p>
              </table:table-cell>
              <table:table-cell office:value-type="string">
                <text:p>total</text:p>
              </table:table-cell>
              <table:table-cell office:value-type="string">
                <text:p>cash_excluded</text:p>
              </table:table-cell>
              <table:table-cell office:value-type="string">
                <text:p>stocks_bonds_on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0.0344696802014896">
                <text:p>0.0344696802014896</text:p>
                <draw:g>
                  <svg:desc>Sheet1.H74:Sheet1.AV74</svg:desc>
                </draw:g>
              </table:table-cell>
              <table:table-cell office:value-type="float" office:value="0.0992945167324562">
                <text:p>0.0992945167324562</text:p>
                <draw:g>
                  <svg:desc>Sheet1.H75:Sheet1.AV75</svg:desc>
                </draw:g>
              </table:table-cell>
              <table:table-cell office:value-type="float" office:value="0.12170819132683">
                <text:p>0.12170819132683</text:p>
                <draw:g>
                  <svg:desc>Sheet1.H76:Sheet1.AV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637989937411944">
                <text:p>0.0637989937411944</text:p>
              </table:table-cell>
              <table:table-cell office:value-type="float" office:value="0.100235054048722">
                <text:p>0.100235054048722</text:p>
              </table:table-cell>
              <table:table-cell office:value-type="float" office:value="0.113270118999902">
                <text:p>0.1132701189999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54143463682334">
                <text:p>0.0754143463682334</text:p>
              </table:table-cell>
              <table:table-cell office:value-type="float" office:value="0.100224133296896">
                <text:p>0.100224133296896</text:p>
              </table:table-cell>
              <table:table-cell office:value-type="float" office:value="0.111875521858173">
                <text:p>0.111875521858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815568064441466">
                <text:p>0.0815568064441466</text:p>
              </table:table-cell>
              <table:table-cell office:value-type="float" office:value="0.10007619301813">
                <text:p>0.10007619301813</text:p>
              </table:table-cell>
              <table:table-cell office:value-type="float" office:value="0.111313347235">
                <text:p>0.111313347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5293504403642">
                <text:p>0.085293504403642</text:p>
              </table:table-cell>
              <table:table-cell office:value-type="float" office:value="0.0998736623418381">
                <text:p>0.0998736623418381</text:p>
              </table:table-cell>
              <table:table-cell office:value-type="float" office:value="0.111015431808818">
                <text:p>0.111015431808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87755352482251">
                <text:p>0.087755352482251</text:p>
              </table:table-cell>
              <table:table-cell office:value-type="float" office:value="0.0996380744873195">
                <text:p>0.0996380744873195</text:p>
              </table:table-cell>
              <table:table-cell office:value-type="float" office:value="0.110834157531859">
                <text:p>0.110834157531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894564301779831">
                <text:p>0.0894564301779831</text:p>
              </table:table-cell>
              <table:table-cell office:value-type="float" office:value="0.0993772465113399">
                <text:p>0.0993772465113399</text:p>
              </table:table-cell>
              <table:table-cell office:value-type="float" office:value="0.110714032055555">
                <text:p>0.110714032055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906638990034395">
                <text:p>0.0906638990034395</text:p>
              </table:table-cell>
              <table:table-cell office:value-type="float" office:value="0.0990944827723665">
                <text:p>0.0990944827723665</text:p>
              </table:table-cell>
              <table:table-cell office:value-type="float" office:value="0.110629460302262">
                <text:p>0.110629460302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915302251470692">
                <text:p>0.0915302251470692</text:p>
              </table:table-cell>
              <table:table-cell office:value-type="float" office:value="0.0987912482081088">
                <text:p>0.0987912482081088</text:p>
              </table:table-cell>
              <table:table-cell office:value-type="float" office:value="0.11056695110723">
                <text:p>0.110566951107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214866107769">
                <text:p>0.09214866107769</text:p>
              </table:table-cell>
              <table:table-cell office:value-type="float" office:value="0.098468146832332">
                <text:p>0.098468146832332</text:p>
              </table:table-cell>
              <table:table-cell office:value-type="float" office:value="0.110518678322014">
                <text:p>0.110518678322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925793672635133">
                <text:p>0.0925793672635133</text:p>
              </table:table-cell>
              <table:table-cell office:value-type="float" office:value="0.0981253404016924">
                <text:p>0.0981253404016924</text:p>
              </table:table-cell>
              <table:table-cell office:value-type="float" office:value="0.110479755919817">
                <text:p>0.110479755919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928628320323988">
                <text:p>0.0928628320323988</text:p>
              </table:table-cell>
              <table:table-cell office:value-type="float" office:value="0.097762749467131">
                <text:p>0.097762749467131</text:p>
              </table:table-cell>
              <table:table-cell office:value-type="float" office:value="0.110446947124315">
                <text:p>0.110446947124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930272559597678">
                <text:p>0.0930272559597678</text:p>
              </table:table-cell>
              <table:table-cell office:value-type="float" office:value="0.0973801591794203">
                <text:p>0.0973801591794203</text:p>
              </table:table-cell>
              <table:table-cell office:value-type="float" office:value="0.110417998222564">
                <text:p>0.110417998222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930928474873773">
                <text:p>0.0930928474873773</text:p>
              </table:table-cell>
              <table:table-cell office:value-type="float" office:value="0.0969772794397702">
                <text:p>0.0969772794397702</text:p>
              </table:table-cell>
              <table:table-cell office:value-type="float" office:value="0.110391270813813">
                <text:p>0.110391270813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930744394782129">
                <text:p>0.0930744394782129</text:p>
              </table:table-cell>
              <table:table-cell office:value-type="float" office:value="0.0965537815240024">
                <text:p>0.0965537815240024</text:p>
              </table:table-cell>
              <table:table-cell office:value-type="float" office:value="0.110365527460502">
                <text:p>0.110365527460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929831461103918">
                <text:p>0.0929831461103918</text:p>
              </table:table-cell>
              <table:table-cell office:value-type="float" office:value="0.0961093218388712">
                <text:p>0.0961093218388712</text:p>
              </table:table-cell>
              <table:table-cell office:value-type="float" office:value="0.110339801035685">
                <text:p>0.110339801035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928274475480177">
                <text:p>0.0928274475480177</text:p>
              </table:table-cell>
              <table:table-cell office:value-type="float" office:value="0.0956435582720993">
                <text:p>0.0956435582720993</text:p>
              </table:table-cell>
              <table:table-cell office:value-type="float" office:value="0.110313312057055">
                <text:p>0.110313312057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926139207881675">
                <text:p>0.0926139207881675</text:p>
              </table:table-cell>
              <table:table-cell office:value-type="float" office:value="0.0951561620797547">
                <text:p>0.0951561620797547</text:p>
              </table:table-cell>
              <table:table-cell office:value-type="float" office:value="0.11028541471218">
                <text:p>0.11028541471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923477447172014">
                <text:p>0.0923477447172014</text:p>
              </table:table-cell>
              <table:table-cell office:value-type="float" office:value="0.0946468269641354">
                <text:p>0.0946468269641354</text:p>
              </table:table-cell>
              <table:table-cell office:value-type="float" office:value="0.110255560666218">
                <text:p>0.110255560666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920330570331454">
                <text:p>0.0920330570331454</text:p>
              </table:table-cell>
              <table:table-cell office:value-type="float" office:value="0.0941152763015808">
                <text:p>0.0941152763015808</text:p>
              </table:table-cell>
              <table:table-cell office:value-type="float" office:value="0.110223274239822">
                <text:p>0.110223274239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916732115628667">
                <text:p>0.0916732115628667</text:p>
              </table:table-cell>
              <table:table-cell office:value-type="float" office:value="0.093561269091088">
                <text:p>0.093561269091088</text:p>
              </table:table-cell>
              <table:table-cell office:value-type="float" office:value="0.11018813505783">
                <text:p>0.110188135057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912709671109526">
                <text:p>0.0912709671109526</text:p>
              </table:table-cell>
              <table:table-cell office:value-type="float" office:value="0.0929846049692239">
                <text:p>0.0929846049692239</text:p>
              </table:table-cell>
              <table:table-cell office:value-type="float" office:value="0.110149765725571">
                <text:p>0.110149765725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0908286282929535">
                <text:p>0.0908286282929535</text:p>
              </table:table-cell>
              <table:table-cell office:value-type="float" office:value="0.0923851285021709">
                <text:p>0.0923851285021709</text:p>
              </table:table-cell>
              <table:table-cell office:value-type="float" office:value="0.11010782296076">
                <text:p>0.11010782296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0903481520731045">
                <text:p>0.0903481520731045</text:p>
              </table:table-cell>
              <table:table-cell office:value-type="float" office:value="0.0917627328833427">
                <text:p>0.0917627328833427</text:p>
              </table:table-cell>
              <table:table-cell office:value-type="float" office:value="0.110061991145146">
                <text:p>0.110061991145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898312293863827">
                <text:p>0.0898312293863827</text:p>
              </table:table-cell>
              <table:table-cell office:value-type="float" office:value="0.0911173631137088">
                <text:p>0.0911173631137088</text:p>
              </table:table-cell>
              <table:table-cell office:value-type="float" office:value="0.11001197759852">
                <text:p>0.11001197759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92793483686456">
                <text:p>0.0892793483686456</text:p>
              </table:table-cell>
              <table:table-cell office:value-type="float" office:value="0.0904490187097441">
                <text:p>0.0904490187097441</text:p>
              </table:table-cell>
              <table:table-cell office:value-type="float" office:value="0.109957509096289">
                <text:p>0.1099575090962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886938438038926">
                <text:p>0.0886938438038926</text:p>
              </table:table-cell>
              <table:table-cell office:value-type="float" office:value="0.0897577559637363">
                <text:p>0.0897577559637363</text:p>
              </table:table-cell>
              <table:table-cell office:value-type="float" office:value="0.109898329295945">
                <text:p>0.109898329295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880759360923228">
                <text:p>0.0880759360923228</text:p>
              </table:table-cell>
              <table:table-cell office:value-type="float" office:value="0.0890436897688107">
                <text:p>0.0890436897688107</text:p>
              </table:table-cell>
              <table:table-cell office:value-type="float" office:value="0.109834196834648">
                <text:p>0.1098341968346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874267621392346">
                <text:p>0.0874267621392346</text:p>
              </table:table-cell>
              <table:table-cell office:value-type="float" office:value="0.0883069950138518">
                <text:p>0.0883069950138518</text:p>
              </table:table-cell>
              <table:table-cell office:value-type="float" office:value="0.109764883926352">
                <text:p>0.1097648839263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867473999305894">
                <text:p>0.0867473999305894</text:p>
              </table:table-cell>
              <table:table-cell office:value-type="float" office:value="0.0875479075498487">
                <text:p>0.0875479075498487</text:p>
              </table:table-cell>
              <table:table-cell office:value-type="float" office:value="0.109690175333006">
                <text:p>0.109690175333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860388881103245">
                <text:p>0.0860388881103245</text:p>
              </table:table-cell>
              <table:table-cell office:value-type="float" office:value="0.0867667247279878">
                <text:p>0.0867667247279878</text:p>
              </table:table-cell>
              <table:table-cell office:value-type="float" office:value="0.10960986761682">
                <text:p>0.109609867616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853022415505346">
                <text:p>0.0853022415505346</text:p>
              </table:table-cell>
              <table:table-cell office:value-type="float" office:value="0.0859638055103191">
                <text:p>0.0859638055103191</text:p>
              </table:table-cell>
              <table:table-cell office:value-type="float" office:value="0.1095237686039">
                <text:p>0.10952376860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845384636704195">
                <text:p>0.0845384636704195</text:p>
              </table:table-cell>
              <table:table-cell office:value-type="float" office:value="0.0851395701555273">
                <text:p>0.0851395701555273</text:p>
              </table:table-cell>
              <table:table-cell office:value-type="float" office:value="0.109431697006423">
                <text:p>0.1094316970064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83748556087541">
                <text:p>0.083748556087541</text:p>
              </table:table-cell>
              <table:table-cell office:value-type="float" office:value="0.0842944994848637">
                <text:p>0.0842944994848637</text:p>
              </table:table-cell>
              <table:table-cell office:value-type="float" office:value="0.10933348216298">
                <text:p>0.10933348216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829335260576031">
                <text:p>0.0829335260576031</text:p>
              </table:table-cell>
              <table:table-cell office:value-type="float" office:value="0.0834291337363735">
                <text:p>0.0834291337363735</text:p>
              </table:table-cell>
              <table:table-cell office:value-type="float" office:value="0.109228963865957">
                <text:p>0.109228963865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820943920642011">
                <text:p>0.0820943920642011</text:p>
              </table:table-cell>
              <table:table-cell office:value-type="float" office:value="0.0825440710189541">
                <text:p>0.0825440710189541</text:p>
              </table:table-cell>
              <table:table-cell office:value-type="float" office:value="0.109117992251805">
                <text:p>0.109117992251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812321878489576">
                <text:p>0.0812321878489576</text:p>
              </table:table-cell>
              <table:table-cell office:value-type="float" office:value="0.0816399653813329">
                <text:p>0.0816399653813329</text:p>
              </table:table-cell>
              <table:table-cell office:value-type="float" office:value="0.109000427735403">
                <text:p>0.1090004277354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803479651188837">
                <text:p>0.0803479651188837</text:p>
              </table:table-cell>
              <table:table-cell office:value-type="float" office:value="0.0807175245146188">
                <text:p>0.0807175245146188</text:p>
              </table:table-cell>
              <table:table-cell office:value-type="float" office:value="0.108876140973777">
                <text:p>0.1088761409737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794427951270998">
                <text:p>0.0794427951270998</text:p>
              </table:table-cell>
              <table:table-cell office:value-type="float" office:value="0.0797775071105298">
                <text:p>0.0797775071105298</text:p>
              </table:table-cell>
              <table:table-cell office:value-type="float" office:value="0.10874501284771">
                <text:p>0.108745012847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85177692919202">
                <text:p>0.0785177692919202</text:p>
              </table:table-cell>
              <table:table-cell office:value-type="float" office:value="0.0788207199006367">
                <text:p>0.0788207199006367</text:p>
              </table:table-cell>
              <table:table-cell office:value-type="float" office:value="0.108606934452231">
                <text:p>0.108606934452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77573998995278">
                <text:p>0.077573998995278</text:p>
              </table:table-cell>
              <table:table-cell office:value-type="float" office:value="0.0778480144049039">
                <text:p>0.0778480144049039</text:p>
              </table:table-cell>
              <table:table-cell office:value-type="float" office:value="0.108461807089034">
                <text:p>0.1084618070890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